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fo:font-variant="normal" fo:text-transform="none" style:use-window-font-color="true" loext:opacity="0%" style:text-underline-style="none"/>
    </style:style>
    <style:style style:name="P3" style:family="paragraph" style:parent-style-name="Heading_20_1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2">
      <style:text-properties fo:font-variant="normal" fo:text-transform="none" style:use-window-font-color="true" loext:opacity="0%" style:text-underline-style="none"/>
    </style:style>
    <style:style style:name="P6" style:family="paragraph" style:parent-style-name="Standard">
      <style:paragraph-properties fo:margin-left="0cm" fo:margin-right="0cm" fo:text-indent="0.635cm" style:auto-text-indent="false"/>
    </style:style>
    <style:style style:name="P7" style:family="paragraph" style:parent-style-name="Standard">
      <style:paragraph-properties fo:margin-left="0cm" fo:margin-right="0cm" fo:text-indent="0.635cm" style:auto-text-indent="false" fo:break-before="page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margin-left="0cm" fo:margin-right="0cm" fo:text-indent="0.635cm" style:auto-text-indent="false">
        <style:tab-stops>
          <style:tab-stop style:position="1.494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043b34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.635cm" style:auto-text-indent="fals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.635cm" style:auto-text-indent="false" fo:break-before="pag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break-before="pag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" style:family="paragraph" style:parent-style-name="Standard"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margin-left="0.635cm" fo:margin-right="0cm" fo:text-indent="-0.635cm" style:auto-text-indent="fals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margin-left="0.635cm" fo:margin-right="0cm" fo:text-indent="-0.635cm" style:auto-text-indent="false" fo:break-before="pag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indent="0.635cm" style:auto-text-indent="false">
        <style:tab-stops>
          <style:tab-stop style:position="2.25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margin-left="0.635cm" fo:margin-right="0cm" fo:text-indent="-0.635cm" style:auto-text-indent="false">
        <style:tab-stops>
          <style:tab-stop style:position="5.565cm"/>
          <style:tab-stop style:position="6.79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indent="0.635cm" style:auto-text-indent="false">
        <style:tab-stops>
          <style:tab-stop style:position="4.69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break-before="page">
        <style:tab-stops>
          <style:tab-stop style:position="3.302cm"/>
          <style:tab-stop style:position="4.142cm" style:leader-style="solid" style:leader-text="_"/>
          <style:tab-stop style:position="4.995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margin-left="0.635cm" fo:margin-right="0cm" fo:text-indent="-0.635cm" style:auto-text-indent="false">
        <style:tab-stops>
          <style:tab-stop style:position="5.373cm"/>
          <style:tab-stop style:position="7.40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" style:family="paragraph" style:parent-style-name="Standard">
      <style:paragraph-properties fo:margin-left="0.635cm" fo:margin-right="0cm" fo:text-indent="-0.635cm" style:auto-text-indent="false">
        <style:tab-stops>
          <style:tab-stop style:position="3.99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" style:family="paragraph" style:parent-style-name="Standard">
      <style:paragraph-properties fo:margin-left="0.635cm" fo:margin-right="0cm" fo:text-indent="-0.635cm" style:auto-text-indent="false">
        <style:tab-stops>
          <style:tab-stop style:position="5.8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" style:family="paragraph" style:parent-style-name="Standard">
      <style:paragraph-properties>
        <style:tab-stops>
          <style:tab-stop style:position="3.357cm"/>
          <style:tab-stop style:position="3.888cm"/>
          <style:tab-stop style:position="4.18cm"/>
          <style:tab-stop style:position="4.60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margin-left="0.635cm" fo:margin-right="0cm" fo:text-indent="-0.635cm" style:auto-text-indent="false">
        <style:tab-stops>
          <style:tab-stop style:position="3.4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" style:family="paragraph" style:parent-style-name="Standard">
      <style:paragraph-properties>
        <style:tab-stops>
          <style:tab-stop style:position="0.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" style:family="paragraph" style:parent-style-name="Standard">
      <style:paragraph-properties fo:break-before="page">
        <style:tab-stops>
          <style:tab-stop style:position="6.851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" style:family="paragraph" style:parent-style-name="Standard">
      <style:paragraph-properties fo:margin-left="0.635cm" fo:margin-right="0cm" fo:text-indent="-0.635cm" style:auto-text-indent="false">
        <style:tab-stops>
          <style:tab-stop style:position="4.36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8" style:family="paragraph" style:parent-style-name="Standard">
      <style:paragraph-properties>
        <style:tab-stops>
          <style:tab-stop style:position="0.93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.635cm" style:auto-text-indent="false">
        <style:tab-stops>
          <style:tab-stop style:position="3.794cm"/>
          <style:tab-stop style:position="4.796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0" style:family="paragraph" style:parent-style-name="Standard">
      <style:paragraph-properties fo:margin-left="0.635cm" fo:margin-right="0cm" fo:text-indent="-0.635cm" style:auto-text-indent="false">
        <style:tab-stops>
          <style:tab-stop style:position="3.43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3.741cm"/>
          <style:tab-stop style:position="7.7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2" style:family="paragraph" style:parent-style-name="Standard">
      <style:paragraph-properties fo:break-before="page">
        <style:tab-stops>
          <style:tab-stop style:position="3.295cm"/>
          <style:tab-stop style:position="4.895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3" style:family="paragraph" style:parent-style-name="Standard">
      <style:paragraph-properties fo:margin-left="0.635cm" fo:margin-right="0cm" fo:text-indent="-0.635cm" style:auto-text-indent="false">
        <style:tab-stops>
          <style:tab-stop style:position="3.14cm"/>
          <style:tab-stop style:position="4.33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4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4.787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5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6.888cm"/>
          <style:tab-stop style:position="7.79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6" style:family="paragraph" style:parent-style-name="Standard">
      <style:paragraph-properties>
        <style:tab-stops>
          <style:tab-stop style:position="0.501cm" style:leader-style="solid" style:leader-text="-"/>
          <style:tab-stop style:position="1.062cm" style:leader-style="solid" style:leader-text="-"/>
          <style:tab-stop style:position="4.34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0.8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8" style:family="paragraph" style:parent-style-name="Standard">
      <style:paragraph-properties fo:break-before="page">
        <style:tab-stops>
          <style:tab-stop style:position="6.3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9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4.34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0" style:family="paragraph" style:parent-style-name="Standard">
      <style:paragraph-properties fo:margin-left="0cm" fo:margin-right="0cm" fo:text-indent="0.635cm" style:auto-text-indent="false">
        <style:tab-stops>
          <style:tab-stop style:position="5.06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1" style:family="paragraph" style:parent-style-name="Standard">
      <style:paragraph-properties fo:margin-left="0.635cm" fo:margin-right="0cm" fo:text-indent="-0.635cm" style:auto-text-indent="false">
        <style:tab-stops>
          <style:tab-stop style:position="5.5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2" style:family="paragraph" style:parent-style-name="Standard">
      <style:paragraph-properties fo:margin-left="0cm" fo:margin-right="0cm" fo:text-indent="0.635cm" style:auto-text-indent="false">
        <style:tab-stops>
          <style:tab-stop style:position="4.815cm" style:leader-style="solid" style:leader-text="-"/>
          <style:tab-stop style:position="5.043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0b7dba" style:font-weight-asian="normal" style:font-weight-complex="normal"/>
    </style:style>
    <style:style style:name="P43" style:family="paragraph" style:parent-style-name="Standard">
      <style:paragraph-properties fo:break-before="page">
        <style:tab-stops>
          <style:tab-stop style:position="1.155cm"/>
          <style:tab-stop style:position="1.517cm"/>
          <style:tab-stop style:position="2.24cm"/>
          <style:tab-stop style:position="4.51cm"/>
          <style:tab-stop style:position="5.05cm"/>
          <style:tab-stop style:position="5.65cm"/>
          <style:tab-stop style:position="6.32cm"/>
          <style:tab-stop style:position="6.643cm"/>
          <style:tab-stop style:position="7.151cm"/>
          <style:tab-stop style:position="7.54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4" style:family="paragraph" style:parent-style-name="Standard">
      <style:paragraph-properties fo:break-before="page">
        <style:tab-stops>
          <style:tab-stop style:position="3.732cm"/>
          <style:tab-stop style:position="5.3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5" style:family="paragraph" style:parent-style-name="Standard">
      <style:paragraph-properties fo:break-before="page">
        <style:tab-stops>
          <style:tab-stop style:position="7.258cm"/>
          <style:tab-stop style:position="7.82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3.443cm"/>
          <style:tab-stop style:position="4.59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7" style:family="paragraph" style:parent-style-name="Standard">
      <style:paragraph-properties fo:break-before="page">
        <style:tab-stops>
          <style:tab-stop style:position="6.84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8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6.025cm"/>
          <style:tab-stop style:position="6.856cm"/>
          <style:tab-stop style:position="7.69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9" style:family="paragraph" style:parent-style-name="Standard">
      <style:paragraph-properties fo:margin-left="0cm" fo:margin-right="0cm" fo:text-indent="0.635cm" style:auto-text-indent="false">
        <style:tab-stops>
          <style:tab-stop style:position="0.309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0" style:family="paragraph" style:parent-style-name="Standard">
      <style:paragraph-properties fo:break-before="page">
        <style:tab-stops>
          <style:tab-stop style:position="0.6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1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1.748cm"/>
          <style:tab-stop style:position="6.92cm"/>
          <style:tab-stop style:position="7.80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2" style:family="paragraph" style:parent-style-name="Standard">
      <style:paragraph-properties fo:break-before="page">
        <style:tab-stops>
          <style:tab-stop style:position="4.24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3" style:family="paragraph" style:parent-style-name="Standard">
      <style:paragraph-properties fo:margin-left="0cm" fo:margin-right="0cm" fo:text-indent="0.635cm" style:auto-text-indent="false">
        <style:tab-stops>
          <style:tab-stop style:position="2.45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4" style:family="paragraph" style:parent-style-name="Standard">
      <style:paragraph-properties fo:margin-left="0cm" fo:margin-right="0cm" fo:text-indent="0.635cm" style:auto-text-indent="false">
        <style:tab-stops>
          <style:tab-stop style:position="3.70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5" style:family="paragraph" style:parent-style-name="Standard">
      <style:paragraph-properties fo:break-before="page">
        <style:tab-stops>
          <style:tab-stop style:position="5.24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6" style:family="paragraph" style:parent-style-name="Standard">
      <style:paragraph-properties fo:margin-left="0cm" fo:margin-right="0cm" fo:text-indent="0.635cm" style:auto-text-indent="false">
        <style:tab-stops>
          <style:tab-stop style:position="3.3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7" style:family="paragraph" style:parent-style-name="Standard">
      <style:paragraph-properties>
        <style:tab-stops>
          <style:tab-stop style:position="7.06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8" style:family="paragraph" style:parent-style-name="Standard">
      <style:paragraph-properties fo:margin-left="0cm" fo:margin-right="0cm" fo:text-indent="0.635cm" style:auto-text-indent="false">
        <style:tab-stops>
          <style:tab-stop style:position="7.066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09d1d3" style:font-weight-asian="normal" style:font-weight-complex="normal"/>
    </style:style>
    <style:style style:name="P59" style:family="paragraph" style:parent-style-name="Standard">
      <style:paragraph-properties fo:margin-left="0.635cm" fo:margin-right="0cm" fo:text-indent="-0.635cm" style:auto-text-indent="false">
        <style:tab-stops>
          <style:tab-stop style:position="4.71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0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5.65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1" style:family="paragraph" style:parent-style-name="Standard">
      <style:paragraph-properties fo:margin-left="0cm" fo:margin-right="0cm" fo:text-indent="0.635cm" style:auto-text-indent="false">
        <style:tab-stops>
          <style:tab-stop style:position="3.517cm"/>
          <style:tab-stop style:position="4.119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2" style:family="paragraph" style:parent-style-name="Standard">
      <style:paragraph-properties>
        <style:tab-stops>
          <style:tab-stop style:position="4.567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3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7.21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4" style:family="paragraph" style:parent-style-name="Standard">
      <style:paragraph-properties fo:margin-left="0.635cm" fo:margin-right="0cm" fo:text-indent="-0.635cm" style:auto-text-indent="false">
        <style:tab-stops>
          <style:tab-stop style:position="5.95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5" style:family="paragraph" style:parent-style-name="Standard">
      <style:paragraph-properties fo:break-before="page">
        <style:tab-stops>
          <style:tab-stop style:position="3.87cm"/>
          <style:tab-stop style:position="4.554cm"/>
          <style:tab-stop style:position="6.849cm"/>
          <style:tab-stop style:position="7.15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6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4.15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7" style:family="paragraph" style:parent-style-name="Standard">
      <style:paragraph-properties>
        <style:tab-stops>
          <style:tab-stop style:position="0.623cm"/>
          <style:tab-stop style:position="3.103cm"/>
          <style:tab-stop style:position="4.84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8" style:family="paragraph" style:parent-style-name="Standard">
      <style:paragraph-properties>
        <style:tab-stops>
          <style:tab-stop style:position="1.032cm"/>
          <style:tab-stop style:position="2.455cm"/>
          <style:tab-stop style:position="3.201cm"/>
          <style:tab-stop style:position="4.45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9" style:family="paragraph" style:parent-style-name="Standard">
      <style:paragraph-properties fo:margin-left="0cm" fo:margin-right="0cm" fo:text-indent="0.635cm" style:auto-text-indent="false">
        <style:tab-stops>
          <style:tab-stop style:position="3.394cm"/>
          <style:tab-stop style:position="5.188cm"/>
          <style:tab-stop style:position="8.15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0" style:family="paragraph" style:parent-style-name="Standard">
      <style:paragraph-properties>
        <style:tab-stops>
          <style:tab-stop style:position="0.647cm"/>
          <style:tab-stop style:position="1.416cm"/>
          <style:tab-stop style:position="5.46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1" style:family="paragraph" style:parent-style-name="Standard">
      <style:paragraph-properties fo:break-before="page">
        <style:tab-stops>
          <style:tab-stop style:position="3.487cm"/>
          <style:tab-stop style:position="7.16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2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3.233cm"/>
          <style:tab-stop style:position="4.08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3" style:family="paragraph" style:parent-style-name="Standard">
      <style:paragraph-properties fo:break-before="page">
        <style:tab-stops>
          <style:tab-stop style:position="3.67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4" style:family="paragraph" style:parent-style-name="Standard">
      <style:paragraph-properties>
        <style:tab-stops>
          <style:tab-stop style:position="3.78cm" style:leader-style="solid" style:leader-text="_"/>
          <style:tab-stop style:position="4.819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5" style:family="paragraph" style:parent-style-name="Standard">
      <style:paragraph-properties fo:margin-left="0.635cm" fo:margin-right="0cm" fo:text-indent="-0.635cm" style:auto-text-indent="false">
        <style:tab-stops>
          <style:tab-stop style:position="4.52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6" style:family="paragraph" style:parent-style-name="Standard">
      <style:paragraph-properties fo:margin-left="0.635cm" fo:margin-right="0cm" fo:text-indent="-0.635cm" style:auto-text-indent="false">
        <style:tab-stops>
          <style:tab-stop style:position="7.38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7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4.54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8" style:family="paragraph" style:parent-style-name="Standard">
      <style:paragraph-properties>
        <style:tab-stops>
          <style:tab-stop style:position="3.856cm"/>
          <style:tab-stop style:position="6.9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9" style:family="paragraph" style:parent-style-name="Standard">
      <style:paragraph-properties fo:margin-left="0.635cm" fo:margin-right="0cm" fo:text-indent="-0.635cm" style:auto-text-indent="false">
        <style:tab-stops>
          <style:tab-stop style:position="2.30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0" style:family="paragraph" style:parent-style-name="Standard">
      <style:text-properties fo:font-variant="normal" fo:text-transform="none" style:use-window-font-color="true" loext:opacity="0%" style:text-underline-style="none" fo:font-weight="normal" officeooo:paragraph-rsid="0006a054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.635cm" style:auto-text-indent="false"/>
      <style:text-properties fo:font-variant="normal" fo:text-transform="none" style:use-window-font-color="true" loext:opacity="0%" style:text-underline-style="none" fo:font-weight="normal" officeooo:paragraph-rsid="0006a054" style:font-weight-asian="normal" style:font-weight-complex="normal"/>
    </style:style>
    <style:style style:name="P82" style:family="paragraph" style:parent-style-name="Standard">
      <style:paragraph-properties fo:break-before="page">
        <style:tab-stops>
          <style:tab-stop style:position="6.4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break-before="page">
        <style:tab-stops>
          <style:tab-stop style:position="5.7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4" style:family="paragraph" style:parent-style-name="Standard">
      <style:paragraph-properties>
        <style:tab-stops>
          <style:tab-stop style:position="2.801cm"/>
          <style:tab-stop style:position="3.694cm"/>
          <style:tab-stop style:position="4.286cm"/>
          <style:tab-stop style:position="5.757cm"/>
          <style:tab-stop style:position="7.243cm"/>
          <style:tab-stop style:position="7.6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5" style:family="paragraph" style:parent-style-name="Standard">
      <style:paragraph-properties fo:margin-left="0.635cm" fo:margin-right="0cm" fo:text-indent="-0.635cm" style:auto-text-indent="false">
        <style:tab-stops>
          <style:tab-stop style:position="3.471cm"/>
          <style:tab-stop style:position="4.149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6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1.171cm"/>
          <style:tab-stop style:position="4.5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7" style:family="paragraph" style:parent-style-name="Standard">
      <style:paragraph-properties fo:break-before="page">
        <style:tab-stops>
          <style:tab-stop style:position="6.7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8" style:family="paragraph" style:parent-style-name="Standard">
      <style:paragraph-properties fo:margin-left="0cm" fo:margin-right="0cm" fo:text-indent="0.635cm" style:auto-text-indent="false">
        <style:tab-stops>
          <style:tab-stop style:position="3.478cm"/>
          <style:tab-stop style:position="4.78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9" style:family="paragraph" style:parent-style-name="Standard">
      <style:paragraph-properties fo:margin-left="0.635cm" fo:margin-right="0cm" fo:text-indent="-0.635cm" style:auto-text-indent="false">
        <style:tab-stops>
          <style:tab-stop style:position="4.334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0" style:family="paragraph" style:parent-style-name="Standard">
      <style:paragraph-properties>
        <style:tab-stops>
          <style:tab-stop style:position="3.149cm"/>
          <style:tab-stop style:position="3.641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1" style:family="paragraph" style:parent-style-name="Standard">
      <style:paragraph-properties fo:margin-left="0cm" fo:margin-right="0cm" fo:text-indent="0.635cm" style:auto-text-indent="false">
        <style:tab-stops>
          <style:tab-stop style:position="4.156cm"/>
          <style:tab-stop style:position="5.11cm"/>
          <style:tab-stop style:position="5.719cm"/>
          <style:tab-stop style:position="7.3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2" style:family="paragraph" style:parent-style-name="Standard">
      <style:paragraph-properties fo:break-before="page">
        <style:tab-stops>
          <style:tab-stop style:position="4.203cm"/>
          <style:tab-stop style:position="6.69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3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7.2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4" style:family="paragraph" style:parent-style-name="Standard">
      <style:paragraph-properties fo:break-before="page">
        <style:tab-stops>
          <style:tab-stop style:position="8.01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5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8.17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6" style:family="paragraph" style:parent-style-name="Standard">
      <style:paragraph-properties fo:break-before="page">
        <style:tab-stops>
          <style:tab-stop style:position="6.4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7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6.54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8" style:family="paragraph" style:parent-style-name="Standard">
      <style:paragraph-properties>
        <style:tab-stops>
          <style:tab-stop style:position="1.67cm"/>
          <style:tab-stop style:position="3.66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9" style:family="paragraph" style:parent-style-name="Standard">
      <style:paragraph-properties fo:break-before="page">
        <style:tab-stops>
          <style:tab-stop style:position="4.7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0" style:family="paragraph" style:parent-style-name="Standard">
      <style:paragraph-properties fo:margin-left="0.635cm" fo:margin-right="0cm" fo:text-indent="-0.635cm" style:auto-text-indent="false">
        <style:tab-stops>
          <style:tab-stop style:position="4.27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1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3.909cm"/>
          <style:tab-stop style:position="4.713cm"/>
          <style:tab-stop style:position="7.03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2" style:family="paragraph" style:parent-style-name="Standard">
      <style:paragraph-properties>
        <style:tab-stops>
          <style:tab-stop style:position="3.909cm" style:leader-style="solid" style:leader-text="_"/>
          <style:tab-stop style:position="4.713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3" style:family="paragraph" style:parent-style-name="Standard">
      <style:paragraph-properties fo:break-before="page">
        <style:tab-stops>
          <style:tab-stop style:position="3.97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4" style:family="paragraph" style:parent-style-name="Standard">
      <style:paragraph-properties fo:margin-left="0cm" fo:margin-right="0cm" fo:text-indent="0.635cm" style:auto-text-indent="false">
        <style:tab-stops>
          <style:tab-stop style:position="3.378cm"/>
          <style:tab-stop style:position="4.217cm" style:leader-style="dotted" style:leader-text="."/>
          <style:tab-stop style:position="4.817cm" style:leader-style="dotted" style:leader-text="."/>
          <style:tab-stop style:position="8.0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5" style:family="paragraph" style:parent-style-name="Standard">
      <style:paragraph-properties>
        <style:tab-stops>
          <style:tab-stop style:position="1.293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6" style:family="paragraph" style:parent-style-name="Standard">
      <style:paragraph-properties>
        <style:tab-stops>
          <style:tab-stop style:position="4.49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7" style:family="paragraph" style:parent-style-name="Standard">
      <style:paragraph-properties fo:margin-left="0.635cm" fo:margin-right="0cm" fo:text-indent="-0.635cm" style:auto-text-indent="false">
        <style:tab-stops>
          <style:tab-stop style:position="5.89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8" style:family="paragraph" style:parent-style-name="Standard">
      <style:paragraph-properties fo:break-before="page">
        <style:tab-stops>
          <style:tab-stop style:position="8.27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9" style:family="paragraph" style:parent-style-name="Standard">
      <style:paragraph-properties fo:margin-left="0cm" fo:margin-right="0cm" fo:text-indent="0.635cm" style:auto-text-indent="false">
        <style:tab-stops>
          <style:tab-stop style:position="3.156cm"/>
          <style:tab-stop style:position="5.181cm"/>
          <style:tab-stop style:position="5.934cm"/>
          <style:tab-stop style:position="7.5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0" style:family="paragraph" style:parent-style-name="Standard">
      <style:paragraph-properties fo:break-before="page">
        <style:tab-stops>
          <style:tab-stop style:position="7.5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1" style:family="paragraph" style:parent-style-name="Standard">
      <style:paragraph-properties fo:margin-left="0cm" fo:margin-right="0cm" fo:text-indent="0.635cm" style:auto-text-indent="false">
        <style:tab-stops>
          <style:tab-stop style:position="0.393cm"/>
          <style:tab-stop style:position="4.002cm"/>
          <style:tab-stop style:position="5.773cm"/>
          <style:tab-stop style:position="6.216cm"/>
          <style:tab-stop style:position="6.398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09d1d3" style:font-weight-asian="normal" style:font-weight-complex="normal"/>
    </style:style>
    <style:style style:name="P112" style:family="paragraph" style:parent-style-name="Standard">
      <style:paragraph-properties>
        <style:tab-stops>
          <style:tab-stop style:position="3.556cm"/>
          <style:tab-stop style:position="6.7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3" style:family="paragraph" style:parent-style-name="Standard">
      <style:paragraph-properties fo:margin-left="0cm" fo:margin-right="0cm" fo:text-indent="0.635cm" style:auto-text-indent="false">
        <style:tab-stops>
          <style:tab-stop style:position="1.199cm"/>
          <style:tab-stop style:position="2.177cm"/>
          <style:tab-stop style:position="3.91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4" style:family="paragraph" style:parent-style-name="Standard">
      <style:paragraph-properties fo:margin-left="0cm" fo:margin-right="0cm" fo:text-indent="0.635cm" style:auto-text-indent="false">
        <style:tab-stops>
          <style:tab-stop style:position="4.59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5" style:family="paragraph" style:parent-style-name="Standard">
      <style:paragraph-properties fo:break-before="page">
        <style:tab-stops>
          <style:tab-stop style:position="4.295cm"/>
          <style:tab-stop style:position="5.327cm"/>
          <style:tab-stop style:position="8.05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6" style:family="paragraph" style:parent-style-name="Standard">
      <style:paragraph-properties fo:margin-left="0cm" fo:margin-right="0cm" fo:text-indent="0.635cm" style:auto-text-indent="false">
        <style:tab-stops>
          <style:tab-stop style:position="5.403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09d1d3" style:font-weight-asian="normal" style:font-weight-complex="normal"/>
    </style:style>
    <style:style style:name="P117" style:family="paragraph" style:parent-style-name="Standard">
      <style:paragraph-properties fo:margin-left="0cm" fo:margin-right="0cm" fo:text-indent="0.635cm" style:auto-text-indent="false">
        <style:tab-stops>
          <style:tab-stop style:position="7.089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09d1d3" style:font-weight-asian="normal" style:font-weight-complex="normal"/>
    </style:style>
    <style:style style:name="P118" style:family="paragraph" style:parent-style-name="Standard">
      <style:paragraph-properties fo:margin-left="0cm" fo:margin-right="0cm" fo:text-indent="0.635cm" style:auto-text-indent="false">
        <style:tab-stops>
          <style:tab-stop style:position="7.474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09d1d3" style:font-weight-asian="normal" style:font-weight-complex="normal"/>
    </style:style>
    <style:style style:name="P119" style:family="paragraph" style:parent-style-name="Standard">
      <style:paragraph-properties fo:margin-left="0cm" fo:margin-right="0cm" fo:text-indent="0.635cm" style:auto-text-indent="false">
        <style:tab-stops>
          <style:tab-stop style:position="3.103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09d1d3" style:font-weight-asian="normal" style:font-weight-complex="normal"/>
    </style:style>
    <style:style style:name="P120" style:family="paragraph" style:parent-style-name="Standard">
      <style:paragraph-properties fo:margin-left="0cm" fo:margin-right="0cm" fo:text-indent="0.635cm" style:auto-text-indent="false">
        <style:tab-stops>
          <style:tab-stop style:position="6.592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09d1d3" style:font-weight-asian="normal" style:font-weight-complex="normal"/>
    </style:style>
    <style:style style:name="P121" style:family="paragraph" style:parent-style-name="Standard">
      <style:paragraph-properties fo:margin-left="0cm" fo:margin-right="0cm" fo:text-indent="0.635cm" style:auto-text-indent="false"/>
      <style:text-properties fo:font-variant="normal" fo:text-transform="none" style:use-window-font-color="true" loext:opacity="0%" style:text-underline-style="none" fo:font-weight="normal" officeooo:paragraph-rsid="000842fe" style:font-weight-asian="normal" style:font-weight-complex="normal"/>
    </style:style>
    <style:style style:name="P122" style:family="paragraph" style:parent-style-name="Standard">
      <style:text-properties fo:font-variant="normal" fo:text-transform="none" style:use-window-font-color="true" loext:opacity="0%" style:text-underline-style="none" fo:font-weight="normal" officeooo:paragraph-rsid="000842fe" style:font-weight-asian="normal" style:font-weight-complex="normal"/>
    </style:style>
    <style:style style:name="P123" style:family="paragraph" style:parent-style-name="Standard">
      <style:text-properties fo:font-variant="normal" fo:text-transform="none" style:use-window-font-color="true" loext:opacity="0%" style:text-underline-style="none" fo:font-weight="normal" officeooo:paragraph-rsid="0009d1d3" style:font-weight-asian="normal" style:font-weight-complex="normal"/>
    </style:style>
    <style:style style:name="P124" style:family="paragraph" style:parent-style-name="Standard">
      <style:paragraph-properties fo:margin-left="0cm" fo:margin-right="0cm" fo:text-indent="0.635cm" style:auto-text-indent="false"/>
      <style:text-properties fo:font-variant="normal" fo:text-transform="none" style:use-window-font-color="true" loext:opacity="0%" style:text-underline-style="none" fo:font-weight="normal" officeooo:paragraph-rsid="0009d1d3" style:font-weight-asian="normal" style:font-weight-complex="normal"/>
    </style:style>
    <style:style style:name="P125" style:family="paragraph" style:parent-style-name="Standard">
      <style:paragraph-properties fo:margin-left="0cm" fo:margin-right="0cm" fo:text-indent="0.635cm" style:auto-text-indent="false"/>
      <style:text-properties fo:font-variant="normal" fo:text-transform="none" style:use-window-font-color="true" loext:opacity="0%" style:text-underline-style="none" fo:font-weight="normal" officeooo:paragraph-rsid="000a8127" style:font-weight-asian="normal" style:font-weight-complex="normal"/>
    </style:style>
    <style:style style:name="P126" style:family="paragraph" style:parent-style-name="Standard">
      <style:paragraph-properties fo:break-before="page"/>
      <style:text-properties fo:font-variant="normal" fo:text-transform="none" style:use-window-font-color="true" loext:opacity="0%" style:text-underline-style="none" fo:font-weight="normal" officeooo:paragraph-rsid="000c8064" style:font-weight-asian="normal" style:font-weight-complex="normal"/>
    </style:style>
    <style:style style:name="P127" style:family="paragraph" style:parent-style-name="Standard">
      <style:paragraph-properties fo:margin-left="0cm" fo:margin-right="0cm" fo:text-indent="0.635cm" style:auto-text-indent="false"/>
      <style:text-properties fo:font-variant="normal" fo:text-transform="none" style:use-window-font-color="true" loext:opacity="0%" style:text-underline-style="none" fo:font-weight="normal" officeooo:paragraph-rsid="000c8064" style:font-weight-asian="normal" style:font-weight-complex="normal"/>
    </style:style>
    <style:style style:name="P128" style:family="paragraph" style:parent-style-name="Standard">
      <style:text-properties fo:font-variant="normal" fo:text-transform="none" style:use-window-font-color="true" loext:opacity="0%" style:text-underline-style="none" fo:font-weight="normal" officeooo:paragraph-rsid="000e8539" style:font-weight-asian="normal" style:font-weight-complex="normal"/>
    </style:style>
    <style:style style:name="P129" style:family="paragraph" style:parent-style-name="Standard">
      <style:text-properties fo:font-variant="normal" fo:text-transform="none" style:use-window-font-color="true" loext:opacity="0%" style:text-underline-style="none"/>
    </style:style>
    <style:style style:name="P130" style:family="paragraph" style:parent-style-name="Standard">
      <style:text-properties fo:font-variant="normal" fo:text-transform="none" style:use-window-font-color="true" loext:opacity="0%" fo:font-style="italic" style:text-underline-style="none" style:font-style-asian="italic" style:font-style-complex="italic"/>
    </style:style>
    <style:style style:name="P131" style:family="paragraph">
      <style:paragraph-properties fo:break-before="page"/>
      <style:text-properties fo:font-variant="normal" fo:text-transform="none" style:use-window-font-color="true" loext:opacity="0%" fo:font-style="italic" style:text-underline-style="none" style:font-style-asian="italic" style:font-style-complex="italic"/>
    </style:style>
    <style:style style:name="P132" style:family="paragraph" style:parent-style-name="Standard">
      <style:paragraph-properties fo:margin-left="0cm" fo:margin-right="0cm" fo:text-indent="0.635cm" style:auto-text-indent="false" fo:break-before="page"/>
      <style:text-properties officeooo:paragraph-rsid="000b7db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a054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c8064" style:font-style-asian="italic" style:font-style-complex="italic"/>
    </style:style>
    <style:style style:name="T10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11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12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language-asian="en" style:country-asian="US" style:font-style-asian="italic" style:language-complex="en" style:country-complex="US" style:font-style-complex="italic"/>
    </style:style>
    <style:style style:name="T16" style:family="text">
      <style:text-properties style:text-position="super 58%"/>
    </style:style>
    <style:style style:name="T17" style:family="text">
      <style:text-properties style:text-position="super 58%" fo:font-style="italic" style:font-style-asian="italic" style:font-style-complex="italic"/>
    </style:style>
    <style:style style:name="T18" style:family="text">
      <style:text-properties style:text-position="super 58%" fo:font-style="italic" style:font-style-asian="italic" style:font-style-complex="italic"/>
    </style:style>
    <style:style style:name="T19" style:family="text">
      <style:text-properties style:text-position="super 58%" fo:font-style="italic" style:font-style-asian="italic" style:font-style-complex="italic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style:text-position="super 58%" style:language-asian="el" style:country-asian="GR" style:language-complex="el" style:country-complex="GR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 style:language-asian="en" style:country-asian="US" style:language-complex="en" style:country-complex="US"/>
    </style:style>
    <style:style style:name="T27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28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29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30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31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32" style:family="text">
      <style:text-properties fo:language="el" fo:country="GR" style:language-asian="el" style:country-asian="GR" style:language-complex="el" style:country-complex="GR"/>
    </style:style>
    <style:style style:name="T33" style:family="text">
      <style:text-properties fo:language="el" fo:country="GR" style:language-asian="el" style:country-asian="GR" style:language-complex="el" style:country-complex="GR"/>
    </style:style>
    <style:style style:name="T34" style:family="text">
      <style:text-properties fo:language="el" fo:country="GR" style:language-asian="el" style:country-asian="GR" style:language-complex="el" style:country-complex="GR"/>
    </style:style>
    <style:style style:name="T35" style:family="text">
      <style:text-properties fo:language="el" fo:country="GR" style:language-asian="el" style:country-asian="GR" style:language-complex="el" style:country-complex="GR"/>
    </style:style>
    <style:style style:name="T36" style:family="text">
      <style:text-properties fo:language="el" fo:country="GR" style:language-asian="el" style:country-asian="GR" style:language-complex="el" style:country-complex="GR"/>
    </style:style>
    <style:style style:name="T37" style:family="text">
      <style:text-properties fo:language="el" fo:country="GR" style:language-asian="el" style:country-asian="GR" style:language-complex="el" style:country-complex="GR"/>
    </style:style>
    <style:style style:name="T38" style:family="text">
      <style:text-properties fo:language="el" fo:country="GR" officeooo:rsid="000842fe" style:language-asian="el" style:country-asian="GR" style:language-complex="el" style:country-complex="GR"/>
    </style:style>
    <style:style style:name="T39" style:family="text">
      <style:text-properties fo:language="el" fo:country="GR" officeooo:rsid="000c8064" style:language-asian="el" style:country-asian="GR" style:language-complex="el" style:country-complex="GR"/>
    </style:style>
    <style:style style:name="T40" style:family="text">
      <style:text-properties fo:language="fr" fo:country="FR" fo:font-style="italic" style:language-asian="el" style:country-asian="GR" style:font-style-asian="italic" style:language-complex="el" style:country-complex="GR" style:font-style-complex="italic"/>
    </style:style>
    <style:style style:name="T41" style:family="text">
      <style:text-properties fo:language="fr" fo:country="FR" fo:font-style="italic" style:language-asian="el" style:country-asian="GR" style:font-style-asian="italic" style:language-complex="el" style:country-complex="GR" style:font-style-complex="italic"/>
    </style:style>
    <style:style style:name="T42" style:family="text">
      <style:text-properties fo:language="fr" fo:country="FR" fo:font-style="italic" style:language-asian="el" style:country-asian="GR" style:font-style-asian="italic" style:language-complex="el" style:country-complex="GR" style:font-style-complex="italic"/>
    </style:style>
    <style:style style:name="T43" style:family="text">
      <style:text-properties fo:language="fr" fo:country="FR" fo:font-style="italic" style:language-asian="el" style:country-asian="GR" style:font-style-asian="italic" style:language-complex="el" style:country-complex="GR" style:font-style-complex="italic"/>
    </style:style>
    <style:style style:name="T44" style:family="text">
      <style:text-properties fo:language="fr" fo:country="FR" style:language-asian="el" style:country-asian="GR" style:language-complex="el" style:country-complex="GR"/>
    </style:style>
    <style:style style:name="T45" style:family="text">
      <style:text-properties fo:language="fr" fo:country="FR" style:language-asian="el" style:country-asian="GR" style:language-complex="el" style:country-complex="GR"/>
    </style:style>
    <style:style style:name="T46" style:family="text">
      <style:text-properties fo:language="fr" fo:country="FR" style:language-asian="el" style:country-asian="GR" style:language-complex="el" style:country-complex="GR"/>
    </style:style>
    <style:style style:name="T47" style:family="text">
      <style:text-properties fo:language="fr" fo:country="FR" officeooo:rsid="000842fe" style:language-asian="el" style:country-asian="GR" style:language-complex="el" style:country-complex="GR"/>
    </style:style>
    <style:style style:name="T48" style:family="text">
      <style:text-properties fo:language="en" fo:country="GB" fo:font-style="italic" style:language-asian="el" style:country-asian="GR" style:font-style-asian="italic" style:language-complex="el" style:country-complex="GR" style:font-style-complex="italic"/>
    </style:style>
    <style:style style:name="T49" style:family="text">
      <style:text-properties fo:language="en" fo:country="GB" fo:font-style="italic" style:language-asian="el" style:country-asian="GR" style:font-style-asian="italic" style:language-complex="el" style:country-complex="GR" style:font-style-complex="italic"/>
    </style:style>
    <style:style style:name="T50" style:family="text">
      <style:text-properties fo:language="en" fo:country="GB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51" style:family="text">
      <style:text-properties fo:language="en" fo:country="GB" style:language-asian="el" style:country-asian="GR" style:language-complex="el" style:country-complex="GR"/>
    </style:style>
    <style:style style:name="T52" style:family="text">
      <style:text-properties fo:language="en" fo:country="GB" style:language-asian="el" style:country-asian="GR" style:language-complex="el" style:country-complex="GR"/>
    </style:style>
    <style:style style:name="T53" style:family="text">
      <style:text-properties style:text-position="sub 58%"/>
    </style:style>
    <style:style style:name="T54" style:family="text">
      <style:text-properties style:text-position="sub 58%" fo:font-style="italic" style:font-style-asian="italic" style:font-style-complex="italic"/>
    </style:style>
    <style:style style:name="T55" style:family="text">
      <style:text-properties style:text-position="sub 58%" fo:font-style="italic" style:font-style-asian="italic" style:font-style-complex="italic"/>
    </style:style>
    <style:style style:name="T56" style:family="text">
      <style:text-properties style:text-position="sub 58%" fo:font-style="italic" style:font-style-asian="italic" style:font-style-complex="italic"/>
    </style:style>
    <style:style style:name="T57" style:family="text">
      <style:text-properties style:text-position="sub 58%" fo:font-style="italic" style:font-style-asian="italic" style:font-style-complex="italic"/>
    </style:style>
    <style:style style:name="T58" style:family="text">
      <style:text-properties style:text-position="sub 58%" fo:language="el" fo:country="GR" style:language-asian="el" style:country-asian="GR" style:language-complex="el" style:country-complex="GR"/>
    </style:style>
    <style:style style:name="T59" style:family="text">
      <style:text-properties style:text-position="sub 58%" fo:language="el" fo:country="GR" style:language-asian="el" style:country-asian="GR" style:language-complex="el" style:country-complex="GR"/>
    </style:style>
    <style:style style:name="T60" style:family="text">
      <style:text-properties style:text-position="sub 58%"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61" style:family="text">
      <style:text-properties style:text-position="sub 58%"/>
    </style:style>
    <style:style style:name="T62" style:family="text">
      <style:text-properties style:text-position="sub 58%"/>
    </style:style>
    <style:style style:name="T63" style:family="text">
      <style:text-properties style:text-position="sub 58%"/>
    </style:style>
    <style:style style:name="T64" style:family="text">
      <style:text-properties style:text-position="sub 58%"/>
    </style:style>
    <style:style style:name="T65" style:family="text">
      <style:text-properties style:text-position="sub 58%"/>
    </style:style>
    <style:style style:name="T66" style:family="text">
      <style:text-properties style:language-asian="el" style:country-asian="GR" style:language-complex="el" style:country-complex="GR"/>
    </style:style>
    <style:style style:name="T67" style:family="text">
      <style:text-properties style:language-asian="el" style:country-asian="GR" style:language-complex="el" style:country-complex="GR"/>
    </style:style>
    <style:style style:name="T68" style:family="text">
      <style:text-properties style:language-asian="el" style:country-asian="GR" style:language-complex="el" style:country-complex="GR"/>
    </style:style>
    <style:style style:name="T69" style:family="text">
      <style:text-properties style:language-asian="el" style:country-asian="GR" style:language-complex="el" style:country-complex="GR"/>
    </style:style>
    <style:style style:name="T70" style:family="text">
      <style:text-properties style:language-asian="el" style:country-asian="GR" style:language-complex="el" style:country-complex="GR"/>
    </style:style>
    <style:style style:name="T71" style:family="text">
      <style:text-properties style:language-asian="el" style:country-asian="GR" style:language-complex="el" style:country-complex="GR"/>
    </style:style>
    <style:style style:name="T72" style:family="text">
      <style:text-properties style:language-asian="el" style:country-asian="GR" style:language-complex="el" style:country-complex="GR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officeooo:rsid="0006a054"/>
    </style:style>
    <style:style style:name="T76" style:family="text">
      <style:text-properties officeooo:rsid="0006a054"/>
    </style:style>
    <style:style style:name="T77" style:family="text">
      <style:text-properties fo:color="#000000" loext:opacity="100%" style:font-name="Liberation Sans" fo:font-size="16.1000003814697pt" fo:font-weight="bold" officeooo:rsid="000b6c15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78" style:family="text">
      <style:text-properties fo:color="#000000" loext:opacity="100%" style:font-name="Liberation Sans" fo:font-size="16.1000003814697pt" fo:font-weight="bold" officeooo:rsid="000b7dba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79" style:family="text">
      <style:text-properties fo:color="#000000" loext:opacity="100%" style:font-name="Liberation Sans" fo:font-size="16.1000003814697pt" fo:font-weight="bold" officeooo:rsid="000c8064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80" style:family="text">
      <style:text-properties fo:color="#000000" loext:opacity="100%" style:font-name="Liberation Sans" fo:font-size="16.1000003814697pt" fo:font-weight="bold" officeooo:rsid="000e853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81" style:family="text">
      <style:text-properties fo:color="#000000" loext:opacity="100%" style:font-name="Liberation Sans" fo:font-size="16.1000003814697pt" fo:font-weight="bold" officeooo:rsid="000e90ad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82" style:family="text">
      <style:text-properties fo:color="#000000" loext:opacity="100%" style:font-name="Liberation Sans" fo:font-size="16.1000003814697pt" fo:font-weight="bold" officeooo:rsid="000f6393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83" style:family="text">
      <style:text-properties style:language-asian="en" style:country-asian="US" style:language-complex="en" style:country-complex="US"/>
    </style:style>
    <style:style style:name="T84" style:family="text">
      <style:text-properties officeooo:rsid="000842fe"/>
    </style:style>
    <style:style style:name="T85" style:family="text">
      <style:text-properties officeooo:rsid="000842fe"/>
    </style:style>
    <style:style style:name="T86" style:family="text">
      <style:text-properties officeooo:rsid="000842fe"/>
    </style:style>
    <style:style style:name="T87" style:family="text"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T88" style:family="text"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T89" style:family="text"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T90" style:family="text">
      <style:text-properties fo:font-variant="normal" fo:text-transform="none" style:use-window-font-color="true" loext:opacity="0%" style:text-underline-style="none" fo:font-weight="normal" style:language-asian="el" style:country-asian="GR" style:font-weight-asian="normal" style:language-complex="el" style:country-complex="GR" style:font-weight-complex="normal"/>
    </style:style>
    <style:style style:name="T91" style:family="text">
      <style:text-properties fo:font-variant="normal" fo:text-transform="none" style:use-window-font-color="true" loext:opacity="0%" style:text-underline-style="none" fo:font-weight="normal" style:language-asian="el" style:country-asian="GR" style:font-weight-asian="normal" style:language-complex="el" style:country-complex="GR" style:font-weight-complex="normal"/>
    </style:style>
    <style:style style:name="T92" style:family="text">
      <style:text-properties fo:font-variant="normal" fo:text-transform="none" style:use-window-font-color="true" loext:opacity="0%" fo:language="el" fo:country="GR" style:text-underline-style="none" fo:font-weight="normal" style:language-asian="el" style:country-asian="GR" style:font-weight-asian="normal" style:language-complex="el" style:country-complex="GR" style:font-weight-complex="normal"/>
    </style:style>
    <style:style style:name="T93" style:family="text">
      <style:text-properties fo:font-variant="normal" fo:text-transform="none" style:use-window-font-color="true" loext:opacity="0%" fo:language="el" fo:country="GR" style:text-underline-style="none" fo:font-weight="normal" style:language-asian="el" style:country-asian="GR" style:font-weight-asian="normal" style:language-complex="el" style:country-complex="GR" style:font-weight-complex="normal"/>
    </style:style>
    <style:style style:name="T94" style:family="text"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95" style:family="text"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96" style:family="text">
      <style:text-properties fo:font-variant="normal" fo:text-transform="none" style:use-window-font-color="true" loext:opacity="0%" style:text-position="super 58%" style:text-underline-style="none" fo:font-weight="normal" style:font-weight-asian="normal" style:font-weight-complex="normal"/>
    </style:style>
    <style:style style:name="T97" style:family="text">
      <style:text-properties officeooo:rsid="0009d1d3"/>
    </style:style>
    <style:style style:name="T98" style:family="text">
      <style:text-properties officeooo:rsid="0009d1d3"/>
    </style:style>
    <style:style style:name="T99" style:family="text">
      <style:text-properties officeooo:rsid="000a8127"/>
    </style:style>
    <style:style style:name="T100" style:family="text">
      <style:text-properties officeooo:rsid="000a8127"/>
    </style:style>
    <style:style style:name="T101" style:family="text">
      <style:text-properties officeooo:rsid="000b6c15"/>
    </style:style>
    <style:style style:name="T102" style:family="text">
      <style:text-properties officeooo:rsid="000b7dba"/>
    </style:style>
    <style:style style:name="T103" style:family="text">
      <style:text-properties officeooo:rsid="000b7dba"/>
    </style:style>
    <style:style style:name="T104" style:family="text">
      <style:text-properties officeooo:rsid="000b7dba"/>
    </style:style>
    <style:style style:name="T105" style:family="text">
      <style:text-properties officeooo:rsid="000c8064"/>
    </style:style>
    <style:style style:name="T106" style:family="text">
      <style:text-properties officeooo:rsid="000c8064"/>
    </style:style>
    <style:style style:name="T107" style:family="text">
      <style:text-properties officeooo:rsid="000e8539"/>
    </style:style>
    <style:style style:name="T108" style:family="text">
      <style:text-properties officeooo:rsid="000e8539"/>
    </style:style>
    <style:style style:name="T109" style:family="text">
      <style:text-properties officeooo:rsid="000e90ad"/>
    </style:style>
    <style:style style:name="T110" style:family="text">
      <style:text-properties officeooo:rsid="000f6393"/>
    </style:style>
    <style:style style:name="T111" style:family="text">
      <style:text-properties officeooo:rsid="000f63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bookmark94"/>HIPPOCRATIS APHORISMI ET<text:line-break/>GALENI IN EOS COMMEN-<text:line-break/>TARII.<text:bookmark-end text:name="bookmark94"/></text:h>
      <text:h text:style-name="Heading_20_2" text:outline-level="2">I.</text:h>
      <text:p text:style-name="P9"><text:line-break/><text:span text:style-name="T2">I</text:span><text:span text:style-name="T1">n </text:span><text:span text:style-name="T1">diuturnis lienteriis st ructus acidus qui prius non exti-<text:line-break/>tit oboriatur, signum bonum esu</text:span></text:p>
      <text:p text:style-name="P10">Lienteria celer est per ventrem et intestina tum escu-<text:line-break/>lentorum tum potulentorum transitus, qua talia dejiciun-<text:line-break/>tur, qualia devorata fuere. Quod si quis ipsam brevius</text:p>
      <text:p text:style-name="P12">definire velit, diceret coctionis privationem esse, nulla<text:line-break/>neque secundum consistentium neque fecundum colorem<text:line-break/>aut odorem aut nullam aliam omnino qualitatem in ven-<text:line-break/>triculo ciborum mutatione facta. lta vero morbus hic<text:line-break/>appellatus est existimantibus illis qui primum ipsi talem<text:line-break/>appellationem imposuerunt, propter interioris intestinorum<text:line-break/>superficiei laeyitatem fieri, ob quam non amplius ipfa<text:line-break/>retineant, in fe contenta cibaria, fed celerrime praeter-<text:line-break/>labi sinant; quasi vero fua, quum fecundum naturam se<text:line-break/>habebant, asperitate ipfa retinerent. Quum itaque in<text:line-break/>multis aliis eos laudandos aequum fit qui primum rebus<text:line-break/>impofuerunt nomina , in lienteria tamen eos viros minime<text:line-break/>probare possum, quum ipsius ventriculi munus esse igno-<text:line-break/>raverint, cibos circumplecti aut ipsus constringendo quo-<text:line-break/>dam tempore retinere rurfusque deorsum propellere. Et<text:line-break/>rursus quemadmodum in vesica sit urinae stillicidium pa-<text:line-break/>tienter non ferente urinam colligi, sed statim ut rnorden-<text:line-break/>tem aut gravantem expellente, sic et lu ventriculo cele-</text:p>
      <text:p text:style-name="P11">res cibariarum transitus. Hi enim sunt omnium excre-<text:line-break/>tionum commpnes causae; quas si illi scivissent qui primi<text:line-break/>huic affectui lienteriae nomen indiderunt, talem de ea<text:line-break/>intestinorum saevitate opinionem improbassent, ac ejus<text:line-break/>vice totius ventriculi et intestinorum imbecillitatem cau-<text:line-break/>sam statuissent, ob quam hae corporis partes cibis assum-<text:line-break/>ptis gravatae ipsos citissime propellunt. Potest etiam in-<text:line-break/>terdum quorundam humorum mordacitate et acrimonia, in<text:line-break/>superficie exulceratis intestinis haec affectio accidere,<text:line-break/>etiamsi vires ipsorum non magnopere laborent.' Tum enim<text:line-break/>necessarium fuerit, ut permeantibus cibis partes exulce-<text:line-break/>ratae dolorem inferant, atque ideo deorsum illos propel-<text:line-break/>lant et a se ipsis quam citissime omittant, quo per omnes<text:line-break/>partes facto tanta sequetur transitus celeritas, ut nullum<text:line-break/>fiet coctionis rudimentum. Verum tali lienteriae morsus<text:line-break/>cujusdam fensus inerit. In ea vero quae propter ventri-<text:line-break/>culi et intestinorum imbecillitatem accidit, citra omnem<text:line-break/>. doloris fensum fient dejectiones. Ceterum hoc non par-</text:p>
      <text:p text:style-name="P12">vum quoddam est utrique lienteriarum discrimen. Nam<text:line-break/>quae ab humorum fit acrimonia totius ventriculi et inte-<text:line-break/>stinorum abrasa superficie, siquidem humorum pravitas<text:line-break/>cessaverit, adstringentlbus tum eduliis tum potibus citis-<text:line-break/>sime curatur. Si vero longiore tempore perseveret, in<text:line-break/>dysenteriam transit mutaturque. At quae propter reten-<text:line-break/>tricis facultatis imbecillitatem fit ab intemperie plane<text:line-break/>conciliatur, quae vel ipsorum corporum dispositio est ali-<text:line-break/>quem jam habitum solutu difficilem non scquuta vel quae<text:line-break/>propter humorem aliquem in ventriculo atque intestinis<text:line-break/>contentum evenit, ex quibus humoribus unus est pituita,<text:line-break/>qua aegrotantibus acidi ructus eveniunt, quas oxyregmias<text:line-break/>appellitant, etiam citra pituitae cujusdam consortium<text:line-break/>ventriculo frigidiore obortas. Et sane cum quibusdam<text:line-break/>lienteriis ex frigiditate ortum ducentibus una invadunt<text:line-break/>acidi ructus, fed temporis progressu cessant. Nam per<text:line-break/>initia exiguo quodam tempore cibi in ventriculo retinen-<text:line-break/>tur; procedente autem atque aucto morbo, ne hoc qui-</text:p>
      <text:p text:style-name="P11"><text:span text:style-name="T66">• </text:span><text:span text:style-name="T66">- </text:span>\</text:p>
      <text:p text:style-name="P10">dem accidit. Ubi igitur in ventriculo brevis est cibi<text:line-break/>t mora, tum quaedam fit coctionis inchoatio, proindeque</text:p>
      <text:p text:style-name="P10">ejusdem frustratio. Nos autem a frigida causa profectas<text:line-break/>coctionis frustrationes ructus acidos gignere didicimus. In<text:line-break/>quibus autem per initia cibi nullum subeunt coctionis ni-<text:line-break/>dimentum, nulla quoque fit ipsorum secundum qualita-<text:line-break/>tem mutatio, ac proinde neque ructus acidus, nisi'pituita<text:line-break/>eaque potissimum in ventriculo exuberet, Propterea<text:line-break/>Hippocrates in lienteriis acidum ructum bonum signum<text:line-break/>esse non absolute pronunciavit, verum primum in diutur-<text:line-break/>nis addidit: nam quum incipientibus, ut dictum est, saepe<text:line-break/>simul acidi ructus oboriuntur, deinde qui prius, inquit,<text:line-break/>non extiteruut. Quae namque a pituita ventriculum re-<text:line-break/>frigerante fiunt lienteriae, scmper cum ipsis tanquam sym-<text:line-break/>ptoma quoddam oxyregmla esu Cum illis igitur quae<text:line-break/>neque etiamnum incipiunt, neque a pituita procreantur,<text:line-break/>non sunt acidi ructus. Si quando vero'' fiant, tantum<text:line-break/>jam temporia cibum in ventriculo permanere, quoad mu-<text:line-break/>tationis principium consequantur et naturam suorum ope-</text:p>
      <text:p text:style-name="P12">rum reminisci significabit. Atque mihi videor quae ad.<text:line-break/>textus explicationem spectant, ea satis explevisse. Si<text:line-break/>quis antem eorum quae dicta sunt capita scienter discere<text:line-break/>velit, is in opere de naturalibus facultatibus et in libris<text:line-break/>de symptomatum causis omnium quae celeriter excernun-<text:line-break/>tur explicatas causas habet. Quoniam vero Erafistratus<text:line-break/>secundo de ventriculo superiorum medicorum auctorita-<text:line-break/>tem ementitus est ac de lienteria notionem turbavit con-<text:line-break/>fuditque, melius esse mihi visum est haec etiam superad-<text:line-break/>dere, <text:span text:style-name="T1">ac</text:span> primum ipsius Erasistrati textum ita se habentem<text:line-break/>subscribere: de lienteria <text:span text:style-name="T1">vocata dicendum est, superiores<text:line-break/>enim medici intestinorum affectum in tres partes divise-<text:line-break/>runt, lienteriam, dysenteriam et tenefmum. Atque ex his<text:line-break/>nonnulli in ipsts excretis morbis differentias spectantes di-<text:line-break/>cunt. Quum enim ex alvo et cruenta et mucosu prodeunt,<text:line-break/>tum hunc affectum dysenteriam vocabant; st vero quae<text:line-break/>excernuntur, cruda suerint, fed cruentis et mucosts per-<text:line-break/>mixta lienteriam, quum vero biliofa fanguinolentis atque</text:span></text:p>
      <text:p text:style-name="P12"><text:span text:style-name="T1">mucosis permixta subeunt, tenesunum affectum appellabant.<text:line-break/></text:span>Haec igitur Erasistratus protulit, nescio qua ductus opi-<text:line-break/>nione crudis dejectionibus mucosa et cruenta addiderit;<text:line-break/>Hoc enim nullus apposuit, neque eorum qui iisdem tem-<text:line-break/>poribus-claruerunt medici, quales Philotimus, Heropliilus<text:line-break/>et Eudemus, neque eorum qui posteri adusque recentiores<text:line-break/>istos Archigenis sectatores extiterunt, sed nec quod ipfe<text:line-break/>dicit medicorum superiorum, hoc est eorum, qui ante Era-<text:line-break/>sistrati seculum fuerunt, ullus affirmavit. Diocles siqui-<text:line-break/>dem in libro de causae morbi curatione haec 'scribit:<text:line-break/>tertium <text:span text:style-name="T1">morbi genus plerumque dysenteriam excipit, vo~<text:line-break/>catur autem lienteria,, quam sequitur humida, spumans,<text:line-break/>cruda, multa et cita ab adsumpto cibo ac potu dejectior-<text:line-break/></text:span>Praxagoras autem secundo de signis adsidentibus inquit:<text:line-break/>lientericis <text:span text:style-name="T1">quia lubrica sunt intestina,' inprimisque jeju~<text:line-break/>num; cito ferri necejsurio ciborum dejectiones.</text:span> Praeterea</text:p>
      <text:p text:style-name="P12">Praxagoras deinceps scribit: <text:span text:style-name="T1">cibaria quae cito permeant,<text:line-break/>omnino cruda este oporteret</text:span> qui maximam affectionis pro-<text:line-break/>prietatem in celeri dejectionum transitu, statuit et quod<text:line-break/>cibi coctionis expertes permaneant, quiddam eorum efficit<text:line-break/>quae necessario consequatur. Non enim certe quia omnino<text:line-break/>crudi permanent, propterea cito dejiciuntur, sed quia<text:line-break/>confestim excernuntur, nullam propterea coctionem sub-<text:line-break/>eunt. Quamobrem tum nos, tum alii medici plerique<text:line-break/>lienteriam definimus citam esse ciborum nullam prorsus<text:line-break/>coctionem habentium pervasionem. Sic de ipfa veteres<text:line-break/>quoque medici sentire videntur: nam in libro Hippocratis<text:line-break/>de morbis, sive ipsius sit Hippocratis liber sive Polybi<text:line-break/>ejus discipuli, haec de lienteria scripta sunt: cibaria <text:span text:style-name="T1">deji-<text:line-break/>ciuntur imputrida, humida, dolorem non concitantia, cor-<text:line-break/>pus autem extenuatur.</text:span> Nimirum hisce viris fuit consue-<text:line-break/>tudo jam olim recepta appellandi imputrida quae nos<text:line-break/>ernda et coctionis expertia vocamus. In libro quoque de<text:line-break/>victu salubri, qui et ipse Hippocrati adfcribitur, licet qui</text:p>
      <text:p text:style-name="P12"><text:span text:style-name="T66">&lt;</text:span></text:p>
      <text:p text:style-name="P13">adulterinum cenfent, nonnulli ad Aristonem; nonnulli ad<text:line-break/>Philistionem, quidam ad Pherecydem referant, haec scri-<text:line-break/>ptis patent-: <text:span text:style-name="T1">Haec nonnulli patiuntur; cibus eis dejicitur<text:line-break/>humidus, non coctus, non propter morbum, verbi gratia,<text:line-break/>lienteriam, neque aliquem dolorem ajsert.</text:span> Hi quidem viri<text:line-break/>omnes Erasistrato sunt seniores, milleque alii, ut dixi,<text:line-break/>tum qui Erasistrati aetate floruerunt, tum qui post eum<text:line-break/>fuerunt, in eandem omnes sententiam de lienteria scri-<text:line-break/>pscrunt. Quare quod Erasistrato in mentem venerit ne-<text:line-break/><text:span text:style-name="T1">fcio,</text:span> ut de majoribus mentiretur, dum in levitate inte-<text:line-break/>stinorum cruenta et mucosa cibis non coctis permisceri<text:line-break/>sententiam eorum esse praedicat.</text:p>
      <text:h text:style-name="Heading_20_2" text:outline-level="2">II.</text:h>
      <text:p text:style-name="P14"><text:span text:style-name="T1">Quibus nares humidiores natura sunt et humidior genitura,<text:line-break/>ii morbosiore sunt valetudine; at quibus contraria sunt,<text:line-break/>salubriora.</text:span></text:p>
      <text:p text:style-name="P11">Siccioribus natura temperamentis nullum e cerebro<text:line-break/>per nares manifestum aut sensibile excrementum effluit,<text:line-break/>quemadmodum neque per cutem sudor, sed quae abdita<text:line-break/>medicis cutis perspiratis vocata extenuata excrementa va-<text:line-break/>poris instar evacuat, llumidioribus vero naturis sensibilia<text:line-break/>fiunt excrementa praesertimque cerebri, quod natura sit<text:line-break/>frigidius, his ipsis genituram, hoc est semen ipsum, hu-<text:line-break/>ruidiorem esse pronunciat, ut siccioribus aquosa humidi-<text:line-break/>tate exhausta tum crassius tum siccius semen esu Qui<text:line-break/>igitur sive solo cerebro sive universo corpore sunt bumi-<text:line-break/>diores, hi salubrem vitae statum ac illaesum habere ne-<text:line-break/>queunt; verum continuo catarrhis leves ob causas corri-<text:line-break/>piuntur. Quod si per palatum ipsis deorsum redundans<text:line-break/>humor feratur, subjectas partes male affici necesse est,<text:line-break/>fauces, guttur, asperam arteriam, pulmonem, stomachum<text:line-break/>et ventrem, tussies etiam ipsis oboriri, dyspnoeas, anginas.</text:p>
      <text:p text:style-name="P12">cruditates, diarrhoeas, interdum etiam dysenterias ,- quum<text:line-break/>destillans humor salsior quodammodo fuerit. Porro de<text:line-break/>his ipsis egit libro de aere, docis et aquis, quernadmo-<text:line-break/>dum et libris de morbis et affectibus.</text:p>
      <text:h text:style-name="Heading_20_2" text:outline-level="2">III.</text:h>
      <text:p text:style-name="P14"><text:span text:style-name="T1">In longis dysenteriis cibi fastidia malum et cum subre pe-<text:line-break/>jus denunciant.</text:span></text:p>
      <text:p text:style-name="P10">Dysenteriae exulcerationes funt intestinorum ab acu-<text:line-break/>tis humoribus factae. Nam initio abraditur extima eo-<text:line-break/>rum superficies; deinde temporis fpatio profundiora et<text:line-break/>putria habent ulcera, quo maxime tempore ventriculi per<text:line-break/>consensum affecti coctione laeduntur, qua noxa magis ac<text:line-break/>magis scmper sudum evecta simul ventriculi os est asse-<text:line-break/>ctum, cibos fastidiunt, hoc est non appetunt. Nam per<text:line-break/>initia etiam interdum cibum aversantur propter defluentes<text:line-break/>ab hepate ichoras, a quibus intestina abradi dicebamus.</text:p>
      <text:p text:style-name="P12">si praesertim hi picrocholi fuerint :• nam eorum pars su-<text:line-break/>pernatans ad os ventriculi effertur. Longis vero dyscn- '<text:line-break/>teriis quum hoc symptoma supervenerit, quandam jam per<text:line-break/>confensum ventriculo mortificationem advenisse indicat,<text:line-break/>qua appetentiam aboleri prorsus necesse est opus ad vi-<text:line-break/>tam necessarium. Si vero una cum inappetentia dysen-<text:line-break/>teriae febris accesserit, ex duabus altera, vel aliqua ulce-<text:line-break/>rum putredo vel ingens inflammatio adest, atque ita, ut<text:line-break/>dictum est, toto per consensum ventre affecto, perniciose<text:line-break/>habent aegroti.</text:p>
      <text:h text:style-name="Heading_20_2" text:outline-level="2">IV.</text:h>
      <text:p text:style-name="P13"><text:span text:style-name="T1">Ctrcumglabra ulcera maligna suntr</text:span></text:p>
      <text:p text:style-name="P10">Quum vel pilos a circumjectis ulceri regionibus de-<text:line-break/>fluere vel culem squamulas e summa parte amittere ri-<text:line-break/>deris, scito qui ita se habent, iis pravos humores in par-<text:line-break/>tem affluere; qui vehementer ulcus erodunt. Non enim</text:p>
      <text:p text:style-name="P12">certe pilorum radices corrumpere queunt et ulceratum<text:line-break/>locum non prohibere cicatrice obduci.</text:p>
      <text:h text:style-name="Heading_20_2" text:outline-level="2">V.</text:h>
      <text:p text:style-name="P14"><text:span text:style-name="T1">Dolores tum laterum tum pectoris ceterarumque partium<text:line-break/></text:span><text:span text:style-name="T1">an </text:span><text:span text:style-name="T1">multum differant perdiscendum.</text:span></text:p>
      <text:p text:style-name="P10">Perdiscere non modo oportet locum dolentem qualis<text:line-break/>sit, sed et in eo doloris magnitudinem quanta sit. Haec<text:line-break/>autem tum ad loci affecti dignotionem, tum ad praeno-<text:line-break/>tionem eorum quae laboranti eventura sunt tum prae- ,<text:line-break/>terea ad curationis inventionem confert. Quum ergo in<text:line-break/>latere magnus dolor fuerit, primum is esse non potest,<text:line-break/>quin membrana costas fuceingens vocata patiatur; secundo<text:line-break/>non vacat periculo; deinde majore etiam indiget curatione.<text:line-break/>Nam si ad claviculam dolor porrigatur, venae sectione<text:line-break/>utendum erit; si vero ad hypochondrium, purgatione,<text:line-break/>quemadmodum in libro de nictu acutorum ipse' docuit.</text:p>
      <text:p text:style-name="P12">Si vero mediocris dolor exti terit et praeterea minime<text:line-break/>punctorius, qualis in membrana erat succingente, neque<text:line-break/>ad claviculam aut hypochondrium pertingat, tum ipsum<text:line-break/>carnosis costarum partibus affectis fieri contingit, atque<text:line-break/>ideo neque esse periculosum, neque magno auxilio'indi-<text:line-break/>gere. Sic et in singulis aliis partibus doloris magnitudo<text:line-break/>consideranda est, veluti in renibus, si forte carnosa eo-<text:line-break/>rum pars inflammationem subeat, dolor gravis erit, quem-<text:line-break/>admodum ipfe in epidemiis tradidit, ita eum dolorem<text:line-break/>appellans, qui veluti ponderis cujusdam affecto loco in-<text:line-break/>cumbentis fensum invehit. Altis vero renum partibus af-<text:line-break/>fectis acutus dolor cruciabit. Alias dico partes tunicam<text:line-break/>renes obtegentem, internum ventriculum et in hunc desi-<text:line-break/>nentes tum arterias tum venas, ac praeterea ureterum<text:line-break/>exortus. Sic etiam in jecore sc res habet, parte siqui-<text:line-break/>dem ejus carnosa inflammata dolor gravis oritur, obte-<text:line-break/>gente vero tunica aut vasis inflammatis acutus. Atque<text:line-break/>ipsius doloris acuti indicium affert major minorve essicien-</text:p>
      <text:p text:style-name="P12">tis causae magnitudo. Biliosus siquidem et acris humor<text:line-break/>dolorem intendit, sicut et spiritus flatulentus exitum non<text:line-break/>habens, remittit pituitosus. Non solum autem qualitatis<text:line-break/>cujusdam magnitudo nobis aliquam dat doloris significatio-<text:line-break/>nem; sed etiam' quantitatis: intenditur enim cujusvis cau-<text:line-break/>sae efficientis actio aucta ejus substantia. Si itaque Hip-<text:line-break/>pocrates quia doloris magnitudinem considerandam esse<text:line-break/>vellet, huncaphorismum scripsit, satis ipsius usum expo-<text:line-break/>suimus: si vero non ratione magnitudinis dumtaxat do-<text:line-break/>lorum differentias spectandas esse pronunclat, sed genera-<text:line-break/>lius etiamnum quiddam ac veluti universalius indicat, qui<text:line-break/>omnes effatu dignas dolorum differentias animadvertendas<text:line-break/>esse consulit, mullo etiam'majorem ex ipso utilitatis fru-<text:line-break/>ctum , percepturi sumus. Erit enim oratio hujusmodi i<text:line-break/>non simpliciter partium dolorem considerare oportet, ne-<text:line-break/>que eandem esse in omnibus affectionem arbitrari opor-<text:line-break/>tere, ut si exempli gratia antea quidem Dioni, postea vero<text:line-break/>Theoni latus doluerit, non eodem modo utrnmque fe ha-</text:p>
      <text:p text:style-name="P12">here existimandum; fed num multum inter se dolore dis-<text:line-break/>serant an quodammodo exissent similes cognoscendum.<text:line-break/>Id vero ex duobus fit perspicuum,. doloris tum specie<text:line-break/>tum vehementia. Ex specie quidem, . si punctorius, si<text:line-break/>tensivus aut torpidus aut phantasia gravis aut tanquam<text:line-break/>lancinans aut erodens aut pertundens aut continuus aut<text:line-break/>cum intermissione aut aequabilis aut inaequabilis. Ex ve-<text:line-break/>hementla etiam qui vehe mentior remissiorve sit spectare<text:line-break/>oportet, quae paulo supra secundum magnitudinem lu<text:line-break/>doloribus dicebatur differentia. Consuetum enim erat me-<text:line-break/>dicis vocabulo abutentibus quidquid vehementius est ma-<text:line-break/>jus nominare, etiam si id non quantum, fed quale exi-<text:line-break/>stat. Febrem enim quae suam habet in calore essentiam,<text:line-break/>magnam aut parvam aut mediocrem omnes nominare non<text:line-break/>cessant. Quare mirum non est si dolorem etiam vehe-<text:line-break/>mentiorem majorem vocitent. Imo vero magis admira-<text:line-break/>tione dignum non est, si quae fpeclebus separata sunt,<text:line-break/>ea inter se multum differre dicantur; veluti si dolorem<text:line-break/>qui ponderis cujusdam phantasiam refert, ab eo qui lan-</text:p>
      <text:p text:style-name="P12">cinare et pertundere partem, qui aliud quidpiam ex iis<text:line-break/>quae supra dicta sunt facere videtur, diverfum esse dixeris.</text:p>
      <text:h text:style-name="Heading_20_2" text:outline-level="2">VI.</text:h>
      <text:p text:style-name="P14"><text:span text:style-name="T1">Renum et vestcae affectiones ac dolores senibus operosu<text:line-break/>fanantur.</text:span></text:p>
      <text:p text:style-name="P10">Affectus renum et vesicae fenibus vix fanari pronun-<text:line-break/>ciat, hoc est multo negotio ac longo tempore. Quod certe<text:line-break/>earum partium actio irrequieta sit; quiete autem opus est,<text:line-break/>quodcunque sanari debeat, quodque excrementum, quod<text:line-break/>per eos vacuatur, acre sit, quod irritandi sive ulceris,<text:line-break/>sive inflammationis, sive alterius cujuspiam affectionis in<text:line-break/>ipsis consistentis vim habet. Multo vero difficilius sanan-<text:line-break/>tur in senibus vesicae affectus, quoniam alii etiam morbi<text:line-break/>omnes, praecipue longi in ipsis vix medelam admittunt:<text:line-break/>tales enim senes usque ad mortem comitari supra dixit.</text:p>
      <text:h text:style-name="P4" text:outline-level="2">VII.</text:h>
      <text:p text:style-name="P14">(lui <text:span text:style-name="T1">dolores in ventre concitantur, sublimes quidem le-<text:line-break/>viores , non sublimes vero</text:span> • vehementiores.</text:p>
      <text:p text:style-name="P10">Sublimes nunc fecundum corporis longitudinem, fed<text:line-break/>profunditatem intelligendi sunt. Hos autem circumscribit<text:line-break/>in ventris regione peritonaeum, ita ut qui in partibus<text:line-break/>hoc elatioribus fiunt, sublimes vocentur, qui vero parti-<text:line-break/>bus huic subjacentibus, hoc est intestinis ipsis atque ven-<text:line-break/>triculo et alto corpore consistunt, non sublimes dicantur.<text:line-break/>Porro liquet ejusmodi dolores vehementiores .Hippocratem<text:line-break/>merito vocasse.</text:p>
      <text:h text:style-name="Heading_20_2" text:outline-level="2">VllI.</text:h>
      <text:p text:style-name="P13"><text:span text:style-name="T1">Orta hydropicis in corpore ulcera non facile sanantur.</text:span></text:p>
      <text:p text:style-name="P10">Docuit ipse libro de ulceribus non prius ad cicatri-<text:line-break/>cem ulcera perduci quam plane exsiccata sint. Hoc au-</text:p>
      <text:p text:style-name="P12">tem lu hydropicis ob hurniditatis immoderationem non<text:line-break/>facile fieri.</text:p>
      <text:h text:style-name="Heading_20_2" text:outline-level="2">IX.</text:h>
      <text:p text:style-name="P13"><text:span text:style-name="T1">Latae pustulae raro pruriginosae.</text:span></text:p>
      <text:p text:style-name="P10">Quemadmodum tuberculorum omnium duplex est dif-<text:line-break/>ferentia •. quaedam enim in acutum fastigiantur et fubli-<text:line-break/>mia extenduntur, non tamen in altum attolluntur: sic et<text:line-break/>pustularum nonnullae sublimes acuminantur, nonnullae<text:line-break/>humiles latae fiunt. Elatiora autem tubercula sublimiores-<text:line-break/>que pustulas calidior humor procreat, humiliora vero fri-<text:line-break/>gidior. Quare ob duplicem causam latae pustulae non<text:line-break/>admodum pruriunt;' cutis lenim perspiratu in latitudinem<text:line-break/>exhalant extensae et efficientem ipsas humorem minus<text:line-break/>acrem obtinent.</text:p>
      <text:h text:style-name="P4" text:outline-level="2">X.</text:h>
      <text:p text:style-name="P14"><text:span text:style-name="T1">Capite dolenti ae vehementer laboranti</text:span> pus <text:span text:style-name="T1">aut aqua aut<text:line-break/>sanguis per nares vel </text:span><text:span text:style-name="T1">os </text:span><text:span text:style-name="T1">vel aures efstuens morbum<text:line-break/>folvit.</text:span></text:p>
      <text:p text:style-name="P10">Plura et alia sic Hippocratem pronunciare demonstra-<text:line-break/>vimus, quibus nisi quis animum advertat, videatur quod<text:line-break/>ah ipso dicitur solum et unicum esse affectionis proposi-<text:line-break/>tae remedium, aliud vero nullum. Verum ipfe non hoc<text:line-break/>duntaxat esse dicit, sed simpliciter, quod pus vel aqua<text:line-break/>per aures aut nares effluens morbum solvit. Quod si in-<text:line-break/>verso ordine dixisset, quemadmodum ego nunc faci, ora-<text:line-break/>tio reprehensione vacasset. Quum vel propter instamma-<text:line-break/>tionern vel humorum crudorum multitudinem in capite<text:line-break/>acervatam fieri dolorem contigerit, tunc inflammatione<text:line-break/>suppurata aut excreto humore morbi fiet solutis. Si<text:line-break/>vero propter flatulentum spiritum aut sanguinis copiam</text:p>
      <text:p text:style-name="P12">aut bilem mordacem aut denique oh intemperiem dolor<text:line-break/>acciderit, per alia remedia fanabitur.</text:p>
      <text:p text:style-name="P16">r<text:tab/>-</text:p>
      <text:h text:style-name="Heading_20_2" text:outline-level="2">XI.</text:h>
      <text:p text:style-name="P14"><text:span text:style-name="T1">Melancholicis et nephriticis succedentes haemorrhoides<text:line-break/>bonum.</text:span></text:p>
      <text:p text:style-name="P10">Non vacuationis ratione'solum, sed ipsa <text:span text:style-name="T1">etiam</text:span> hu-<text:line-break/>moris vacuandi qualitate ejusmodi affectus haemorrhoides<text:line-break/>sananti Hae namque, crassum sanguinem profundere so-<text:line-break/>lent humoris melancholici plenum, talem in sanguine<text:line-break/>vim obtinentis, qualem in venis faex habet. Quare nihil<text:line-break/>mirum et melancholiam et nephritin per haemorrhoides<text:line-break/>curari, utpote quae sanguinis veluti faecem vacuare foleant.</text:p>
      <text:h text:style-name="Heading_20_2" text:outline-level="2"><text:span text:style-name="T32">ΧΙΙ</text:span><text:span text:style-name="T66">.</text:span></text:h>
      <text:p text:style-name="P14"><text:span text:style-name="T1">Diuturnas haemorrhoides curanti, nist una servata fit,<text:line-break/>hydropem aut tabem succedere.</text:span></text:p>
      <text:p text:style-name="P11">Haemorrhoides citari est impossibile; quin propter<text:line-break/>sanguinis multitudinem et crassitudinem venarum ora quae-<text:line-break/>dam aperiantur, jecore in ipsas faeculentum et melancho-<text:line-break/>licum sanguinem deponente. Si quis igitur ipsi viam<text:line-break/>praecluserit, tum scirrhosum ipsum effecerit, tum multi-<text:line-break/>tudine et crassitle gravatum calorem in ipso extinxerit;<text:line-break/>quum quid simile acciderit, quale flammis externis in<text:line-break/>quibus multa ligna ignem suffocant atque exfinguunt.<text:line-break/>Itaque si a nativo calore generetur sanguis, constat ipso<text:line-break/>extincto non amplius procreatum iri At vero hyderus<text:line-break/>procreationis sanguinis frustratione oboritur. Quodsi quan-<text:line-break/>doque jecur plenitudinem lu pulmonis venas protendere<text:line-break/>queat, vase hic rupto tabidi fiunt. Ratione igitur unam<text:line-break/>saltem haemorrhoidem servandam esse consulit, ut per<text:line-break/>hanc faeculenta jecoris cacochyma vacuetur, praesertim<text:line-break/>quibus longo tempore per hujusmodi venas excerni con-<text:line-break/>fuevit,</text:p>
      <text:h text:style-name="P4" text:outline-level="2">XII<text:span text:style-name="T101">I</text:span>.</text:h>
      <text:p text:style-name="P14">«Singultu <text:span text:style-name="T1">laboranti sternutamenta succedentia singultum<text:line-break/>folvunt.</text:span></text:p>
      <text:p text:style-name="P10">Quemadmodum auctor, convulsionem tum a plenitu-<text:line-break/>dine, tum vacuatione fieri docebat, ita quoque singultum<text:line-break/>accidere. Quum igitur a plenitudine, nam plerumque ita<text:line-break/>creatur, violento opus est motu, ut tanquam'recte quae-<text:line-break/>dam remotae 'humiditates ipsum efficientes perflentur va-<text:line-break/>cuenturque. Hoc autem sternutatio efficit. Qui vero ob<text:line-break/>inanitionem raro fiunt singultus, eos non sanat sternuta-<text:line-break/>mentum. Quod autem ob .plenitudinem singultus frequen-<text:line-break/>tes oboriatur, in pueris etiam conspicitur',-qui.quum fe<text:line-break/>fupra modum repleverint, crebro singultiant. Frigus et<text:line-break/>perfrigeratis nervosa corpora omnia aegre perspicabilia<text:line-break/>reddunt, quorum repletionem efficiunt proludeque singul-<text:line-break/>tus ipsis accidit.</text:p>
      <text:h text:style-name="P4" text:outline-level="2">XIV.</text:h>
      <text:p text:style-name="P14"><text:span text:style-name="T1">Hydrope laboranti st aqua ex venis in ventrem stitxerit,<text:line-break/>morbi stt solutio.</text:span></text:p>
      <text:p text:style-name="P10">Hoc etiam unum est exemplum vaouationum quae<text:line-break/>sponte et utiliter oboriuntur. Spontaneas autem dicimus<text:line-break/>non quae sine causa, scd sine opera nostra fiunt. Si nam-<text:line-break/>que dato medicamento aquas ducente talis facta suerit<text:line-break/>vacuatio, non amplius fponteneam appellamus.</text:p>
      <text:h text:style-name="Heading_20_2" text:outline-level="2">XV.</text:h>
      <text:p text:style-name="P17"><text:span text:style-name="T1">Longo alvi profluvio laboranti spontanea succedens vomi-<text:line-break/></text:span>tio alvi prosiuvium <text:span text:style-name="T1">solvit.</text:span></text:p>
      <text:p text:style-name="P10">Hoc quoque similiter exemplum est eorum quae prae-<text:line-break/>clare a natura geruntur, quod medicum imitari oportet.<text:line-break/>Ejus aulem utilitas revulsionis ratione aestimatur.</text:p>
      <text:h text:style-name="P4" text:outline-level="2">XVI.</text:h>
      <text:p text:style-name="P14"><text:span text:style-name="T1">Pleuritide aut peripneumonia ajsccto diarrhoea succedens<text:line-break/>malum.</text:span></text:p>
      <text:p text:style-name="P13">Partibus affectis aliae non simpliciter consentire con-<text:line-break/>fueverunvj.sed quum vehementi . affectu .detinentur. Hac<text:line-break/>itaque ratione et,.jecore graviter patiente singultus quidem<text:line-break/>supervenit per. conscissum affecto-stomacho, tussis autem<text:line-break/>et spirandi difficultas per consensum affectis spirabilibus<text:line-break/>instrumentis; Sic fane et spirabilibus organis magnopere<text:line-break/>affectis hepar compatitur, hocque ipsum manifeste osten-<text:line-break/>dit ipse Hippocrates, quum non simpliciter dixit: in <text:span text:style-name="T1">pleu-<text:line-break/>ritide aut peripneumonia turbatam et sulutam, alvum ma-<text:line-break/>lum este signum}</text:span> sed adjecit, <text:span text:style-name="T1">affecto.,</text:span> ac si detento et<text:line-break/>talibus morbis vexato laboranti diceret diarrhoeam super-<text:line-break/>venientem fignUm esse malum, quoniam his ita affectis<text:line-break/>alvi profluvium oboritur, quum jecur non amplius ad fe</text:p>
      <text:p text:style-name="P12">attrahere alimentum, neque probe in sanguinem conver-<text:line-break/>tere valeat et ventriculus etiam interdum spfum corrum-<text:line-break/>pat. Moderatae tamen pleuritidi et peripneumoniae su-<text:line-break/>perveniens alvi solutio potest aliquando vacuationis ratio<text:line-break/>prodesse multoque magis postquam coctionis signa morbis<text:line-break/>inesse apparuerint, neque metus adest, sed morbus peri-<text:line-break/>culo vacat. Communiter autem in bis et aliis omnibus<text:line-break/>quae eodem modo efferuntur, exceptionis hujus meminisse<text:line-break/>decet, dum modo nulla alia extemporali et manifesta <text:span text:style-name="T1">oc-<text:line-break/></text:span>casto ne acciderit ejusmodi symptoma, veluti si nunc<text:line-break/>diarrhoea ex albo aut potu aliquo sit orta, sed morbi<text:line-break/>ratione intervenerit. Nam quae alia ex ecusa et non vi<text:line-break/>morbi eveniunt, ipsius mortem significare nequeunt, si-<text:line-break/>gnum siquidem in aliquo cum re significata conjunctum<text:line-break/>esse oportet.</text:p>
      <text:h text:style-name="Heading_20_2" text:outline-level="2">XVII.</text:h>
      <text:p text:style-name="P13"><text:span text:style-name="T1">Ophthalmia laborantem diarrhoea corripi bonum.</text:span></text:p>
      <text:p text:style-name="P11">Hoc non tanquam bonum ophthalmia laborantibus<text:line-break/>signum.,.sed ut causa ab eo pronunciatur, quod humorum<text:line-break/>redundantia simul vacuetur et ad inferiora refellatur.<text:line-break/>Quod unum ipsi quoque exemplum est 'eorum quae sponte<text:line-break/>et utiliter vacuantur et quae medicum imitari oportet;<text:line-break/>nimirum ita omnes faciunt qui in ophthalmiis alvum tum<text:line-break/>clysteribus tum. purgationibus subducunt.</text:p>
      <text:h text:style-name="Heading_20_2" text:outline-level="2">XVIII.</text:h>
      <text:p text:style-name="P14">Cui <text:span text:style-name="T1">praecisu vestca fuerit aut cerebrum aut cor aut se-<text:line-break/>ptum transversum aut tenue quoddam intestinum mut<text:line-break/>ventriculus aut jecur, letale esu</text:span></text:p>
      <text:p text:style-name="P18"><text:span text:style-name="T1">'f<text:tab/></text:span><text:span text:style-name="T1">—</text:span></text:p>
      <text:p text:style-name="P10">Nomen letale tum aliis in libris tum hoc ipso saepe<text:line-break/>de iis qui ex necessitate interituri sunt, saepe etiam de<text:line-break/>iis qui plerumque, protulit. Quare nunc abditum est,<text:line-break/>utrum dictarum partium praecisiones omnino mortem se-<text:line-break/>qui velit innuere, an lu quibusdam raro hominem servari</text:p>
      <text:p text:style-name="P12">contingat. Quod itaque cordis vulnus mortem necessario<text:line-break/>afferat ex iis quae, ab omnibus conceduntur unum est;<text:line-break/>non tamen ab aliis concessum- est quodeunque vulnus<text:line-break/>mortem invehere; sed quod magnum atque prosunduin est,<text:line-break/>quod confentaneurn. est per dictionem praerifa significari: -<text:line-break/>ut tota vesicae tunica .divisa ad internam usque eapacita-<text:line-break/>tem pertusa atque aliorum unumquodque similiter divisum<text:line-break/>intelligatur. In vesica siquidem concessum est tale vulnus<text:line-break/>non coalescere, ,ut nec.lu parte.aliam fepti transversi<text:line-break/>nervnsa.ac tenuibus intestinis. De ventriculo vero dubi-<text:line-break/>tatur. Quosdam enim lu eo vulneratus dicunt, aliquando,<text:line-break/>fed raro fuisse sanatos. —At vero non vulnus solum in<text:line-break/>jecoris fibris acceptum, sed fibram <text:span text:style-name="T1">etiam</text:span> abscissam sana-<text:line-break/>tam fuisse proferunt.;. Scimus autem libro de vulneribus<text:line-break/>exitiosis inscripto , ex his quaedam ejus, libri auctorem<text:line-break/>curare aggredi. Quod vero earum partium diacope inglu-<text:line-break/>tinata maneat, in corde quidem ac septo transverso fit</text:p>
      <text:p text:style-name="P12">ob perpetuum eorum motum; in vesica vero quia nervofa,<text:line-break/>tenuis et exsanguis existit. Nam ipsam cervicem, quod<text:line-break/>carnosa sit, in calculorum extractione quotidie sanari<text:line-break/>conspicimus. Hepar vero fauciatum vulnerationes habet<text:line-break/>haemorrhoicas atque idcirco prius moriuntur qui ita vul-<text:line-break/>nerati sunt quam vulnera conglutinari queann Hoc au-<text:line-break/>tem ita dixi ut perfectam venam etiam esse, ini alligatur.<text:line-break/>Ea re igitur nec qui minime superficiaria jecoris vulnera<text:line-break/>fe curasse, nec qui ejus lobos abstulisse proferunt, veri-<text:line-break/>tatem proferre ridentur. Vulneratum autem cerebrum<text:line-break/>saepe sanatum vidimus scmelque Smyrnae Joniae, vivente<text:line-break/>adhuc praeceptore Pelope, ex insigni vulnere. At id ex<text:line-break/>iis est quae rarissime eveniunt, verum autem est magnas<text:line-break/>vulnerationes, quales Hippocrates diacopas appellare vi-<text:line-break/>detur, mortem afferre; quae tamen:adusque aliquem ven-<text:line-break/>triculum cerebri vulnera penetrant, interitum invehere<text:line-break/>concedunt omnes. Tenuium autem intestinorum et ven-<text:line-break/>triculi magis natura carnosae substantiae non’ parum par-</text:p>
      <text:p text:style-name="P12">ticipat, atque ideo summa parte vulnerata saepius agglu-<text:line-break/>tinantur; tota vero persecta ad eorum cavitatem usque<text:line-break/>rarissime. • Hoc' autem mea quidem sententia propter eo-<text:line-break/>rum substantiam accidere non videtur, sed quia medica-<text:line-break/>mentum ipsis internis, ut- externis vulneribus imponere<text:line-break/>non possumus. Quapropter per assumpta vulneratum ven-<text:line-break/>triculum auctor llbri de vulneribus exitiosis inscripti, sive<text:line-break/>Hippocrates is fuerit sive alius quispiam, curare aggreditur.</text:p>
      <text:h text:style-name="Heading_20_2" text:outline-level="2">XIX.</text:h>
      <text:p text:style-name="P14"><text:span text:style-name="T1">Quum os persectum suerit aut cartilago aut nervus aut<text:line-break/>tenuis genae particula </text:span><text:span text:style-name="T1">aut </text:span><text:span text:style-name="T1">.praeputium, neque augescit,<text:line-break/>neque coalescit.</text:span></text:p>
      <text:p text:style-name="P10">Augeri vocat aliquam hujusmodi alteram procreari<text:line-break/>substantiam, qualis est persectae partis , quemadmodum in<text:line-break/>canis ulceribus caro succrescere conspicitur; coalescere<text:line-break/>autem quum discissi corporis labra conglutinantur. Jam<text:line-break/>vero quod neque cartilago' neque os generentur concessa</text:p>
      <text:p text:style-name="P12">res est; an vero conglutinentur, nonnulli dubitant: nam<text:line-break/>perspicue conspici proferunt ossa perfracta conglutinari;<text:line-break/>fed hi aberrant idque doceri possunt in brutis animalibus,<text:line-break/>quorum pars quaedam fracta callum contraxit. Haec enim<text:line-break/>si quis viva aut mortua dissectione velit inspicere, mani-<text:line-break/>festq partes ossium feparatas callo tanquam vinculo cir-<text:line-break/>cumscripto constrictas esse comperiet; quas si abraferit,<text:line-break/>fracturae profundum non conglutinatum conspicietur Sic<text:line-break/>autem et commemoratis sententiis ambigunt, nonnulli au-<text:line-break/>geri affirmantes, non tamen coalescere; quidam vero coa-<text:line-break/>lescere, fed raro. Quae itaque per erosionem ulcerata<text:line-break/>funt, augeri postulant, etiam nullum vidi ita affectorum,<text:line-break/>cui raro non regenerata sit; conglutinari autem deside-<text:line-break/>rant quae divisa et non perfecta sunt. Haec enim inter<text:line-break/>se disserunt, quia persecta divisionem sortiuntur ad extre-<text:line-break/>mum usque pervadentem, quae nunc Hippocrates coale-<text:line-break/>scere non profert; non ob id tantum quod nervosa sint</text:p>
      <text:p text:style-name="P19">et tenuia, sed vulneris labra a se invicem non parum<text:line-break/>distent. *<text:tab/><text:tab/>,<text:tab/></text:p>
      <text:h text:style-name="Heading_20_2" text:outline-level="2">XX.</text:h>
      <text:p text:style-name="P14">«Si <text:span text:style-name="T1">fanguis in uterum praeter naturam effusus suerit, eum<text:line-break/>suppurari 'neceste est.</text:span></text:p>
      <text:p text:style-name="P10">Quidam sine articulo:- si in <text:span text:style-name="T1">ventrem effusus suerit<text:line-break/>sanguis-,</text:span> scribunt, omnem volentes cavitatem significari<text:line-break/>ipsisque testimonio est, <text:span text:style-name="T1">praeter naturam</text:span> additum, per<text:line-break/>quam adjectionem tale quid ostendit Hippocrates. Si<text:line-break/>quando sanguis a proprio conceptaculo lu aliam quarncun-<text:line-break/>que cavitatem pervenerit, ut hic sanguis permaneat, omnino<text:line-break/>perarduum esu Sic igitur et in phlegmonis et in suggil-<text:line-break/>lationibus appellatis fieri conspicitur: in phlegmonis qui-<text:line-break/>dem per minimas partes disperso sanguine in eas musculo-<text:line-break/>rum cavitates quas sola ratione speculamur; fuggillationi-<text:line-break/>bus vero affuso in fpatia et vasta circumjacentia sanguine.</text:p>
      <text:p text:style-name="P12">Porro suppurari dictum est, quum nomen sit unius in<text:line-break/>sanguine factae mutationis; quare nonnulli ipsum ad ge-<text:line-break/>neralius, hoc est ad omnem sanguinis corruptelam trans-<text:line-break/>ferunt idque ab ipso dicunt significari. Sic etenim fieri<text:line-break/>videtur sanguinem non permanere, quum e suo naturali<text:line-break/>loco exciderit, sed aliquando suppurari, aliquando nigre-<text:line-break/>scere, aliquando in grumos concrescere, ac praesertim<text:line-break/>quum in magnam capacitatem praeter naturam exciderit.</text:p>
      <text:h text:style-name="Heading_20_2" text:outline-level="2">XX<text:span text:style-name="T77">I</text:span>.</text:h>
      <text:p text:style-name="P14"><text:span text:style-name="T1">Insunientibus st varices aut haemorrhoides accejjerint, in-,<text:line-break/>suniae folutio.</text:span></text:p>
      <text:p text:style-name="P10">Hic insaniam proprie melancholiam vocat, non a<text:line-break/>bile furorem. Varix autem est venarum quae in femori-<text:line-break/>bus et cruribus habentur, a crasso et melancholico fan-<text:line-break/>guine facta dilatatio.. Natura namque humores insaniam<text:line-break/>efficientes maxitneque melancholicos et crassos ad partes</text:p>
      <text:p text:style-name="P12">ignobiliores protrudente, dictorum affectuum tum genera-<text:line-break/>tio' tum insaniae solutio sequitur.</text:p>
      <text:h text:style-name="Heading_20_2" text:outline-level="2">XXII.</text:h>
      <text:p text:style-name="P14"><text:span text:style-name="T1">Ruptiones quae ex dorsa ad cubiti articulum descendunt,<text:line-break/>venae sectio saluit.</text:span></text:p>
      <text:p text:style-name="P10">Melius quidam scribunt, <text:span text:style-name="T1">dolores quit</text:span> nam ruptionem<text:line-break/>ipsam descendere unum est impossibilium, siquidem di-<text:line-break/>vulsa ac rupta musculi parte carnosa ruptio. Videtur<text:line-break/>itaque nonnuuquam admodum manifeste collectus in loco<text:line-break/>ruptionis sanguis huicque curatio in discussione statuitur.<text:line-break/>Reliquos vero dorsi dolores translatitios defluens humor<text:line-break/>procreat, iuterdum solus, sed magna ex parte cum fla-<text:line-break/>tulento; et crasso spiritu conjunctus, quem secta in cubito<text:line-break/>excipere et yacuare oportet, quum eo fluere apparet.<text:line-break/>Ipse namque imperavit pro inclinationum impetu humo-</text:p>
      <text:p text:style-name="P12">rum yacuationes faciendas esse. Idem vero hic textus<text:line-break/>significati <text:span text:style-name="T1">eo ducendum, quo vergunt per loca conferentia.<text:line-break/></text:span>Quod si de ruptis ab ipso scripta sit oratio, dolores per<text:line-break/>consensum et sympathiam factos exaudiendum est dici ab<text:line-break/>eo in cubitos descendere, non ipsam carnosae partis divi-<text:line-break/>sionern. Et certe talibus utilis esse potest venae lectio<text:line-break/>communi vacuationis ratione.</text:p>
      <text:h text:style-name="Heading_20_2" text:outline-level="2">XX<text:span text:style-name="T77">II</text:span>I.</text:h>
      <text:p text:style-name="P14"><text:span text:style-name="T1">Si metus et moestitia longo tempore perseverent, ejusmodi<text:line-break/>sumptoma melancholicum est.</text:span></text:p>
      <text:p text:style-name="P10">Si quis non manifestam ob causam metuat ant moe-<text:line-break/>stus sit, liquido constat melancholica esse ejusmodi sym-<text:line-break/>ptomata, et magis si longum tempus perseverarint. Si ta-<text:line-break/>men propter causam manifestam oria sint diuque postea<text:line-break/>perseverent, non te lateat melancholiam significare. Et-</text:p>
      <text:p text:style-name="P12">enim jam'multos in maniam'incidisse constat, quae ab<text:line-break/>excandescentia aut ira aut moestitia - principium habuit,<text:line-break/>ipso scilicet corpore id temporis idoneo ad tales susci-<text:line-break/>piendas affectiones existente.</text:p>
      <text:h text:style-name="Heading_20_2" text:outline-level="2">XXIV.</text:h>
      <text:p text:style-name="P14"><text:span text:style-name="T1">Si quod intestinorum tenuium persectum suerit, </text:span>id non<text:line-break/><text:span text:style-name="T1">coalescit..</text:span></text:p>
      <text:p text:style-name="P10">Hoc etiam paulo ante pronunciato aphorisino decla-<text:line-break/>ravit, cujus initium: <text:span text:style-name="T1">st cui persecta, vesica vel cerebrum<text:line-break/>suerit,</text:span> non novi quo pacto scriptus siti Idem quoque in<text:line-break/>aliis quibusdam aphorismis factum este certo scimus quos<text:line-break/>expungere suerit melius.</text:p>
      <text:h text:style-name="Heading_20_2" text:outline-level="2">XXV.</text:h>
      <text:p text:style-name="P14"><text:span text:style-name="T1">Erysipelas suris intro verti minime bonum; intus vero<text:line-break/>foras, bonum.</text:span></text:p>
      <text:p text:style-name="P7"><text:span text:style-name="T87">Non erysipelas solum</text:span><text:span text:style-name="T87">, </text:span><text:span text:style-name="T87">sed et alium quemcunque </text:span><text:span text:style-name="T94">af-<text:line-break/>fectam</text:span><text:span text:style-name="T87"> ex profundis ac principibus partibus ad cutem<text:line-break/>traduci et bonum signum et bonam causam esse existiman-,<text:line-break/>dum est; contra </text:span><text:span text:style-name="T94">vero</text:span><text:span text:style-name="T87"> ad internas et profundas partes re-<text:line-break/>nugrare malum. ' Sed alia atque alia multa hoc libro<text:line-break/>similiter protulit Hippocrates, quaedam veluti univerfa-<text:line-break/>lium sententiarum et praeceptorum exempla, a quibus<text:line-break/>evidentiorem rei eventus experientiam habere possimus.<text:line-break/>Ejusmodi enim esse exempla oportet.</text:span></text:p>
      <text:h text:style-name="Heading_20_2" text:outline-level="2">XXVI.</text:h>
      <text:p text:style-name="P14"><text:span text:style-name="T1">Quibus in febribus ardentibus tremores oboriuntur, eas<text:line-break/>delirium solvit.</text:span></text:p>
      <text:p text:style-name="P10">Sive Hippocrates ipse tales aphorismos scripsit, veluti<text:line-break/>quaedam generaliorum et universaliorum documentorum<text:line-break/>exempla, sive alii addiderunt, ceteris id exquirendum re-<text:line-break/>linquentes, illud dumtaxat in ipsis observabimus quod et</text:p>
      <text:p text:style-name="P12">antea dictum est et nunc in febre ardente repetetur. Quae<text:line-break/>enim hanc febrem efficiunt causae in venoso genere con-<text:line-break/>sistentes , quum ad nervos translatae fuerint, primario<text:line-break/>tremores faciunt, per conscnfum vero ardente translatio<text:line-break/>fit; sic et in omni alia febre fieri potest; denique tum ex<text:line-break/>arteriis tum venis in nervos et contra ex nervis in ar-<text:line-break/>terias et venas noxiorum bumorum fit transfluxus. Porro<text:line-break/>non plane pronunclavit febrem ardentem <text:span text:style-name="T1">a</text:span> delirio folvi:<text:line-break/>ea namque Hippocrates dicere consuevit constitutionem<text:line-break/>eorum quibus supervenerint folvere, quaecunque homi-<text:line-break/>nem prorsus persanant, non quae aliam affectionem gene-<text:line-break/>rant priore non minus periculosam,</text:p>
      <text:h text:style-name="Heading_20_2" text:outline-level="2">XXVII.</text:h>
      <text:p text:style-name="P14">Qui <text:span text:style-name="T1">empyi aut hydropici uruntur aut secantur, pure</text:span> <text:span text:style-name="T32">αιιί</text:span><text:span text:style-name="T44"><text:line-break/></text:span><text:span text:style-name="T1">aqua confertirn effluente omnino intereunt.</text:span></text:p>
      <text:p text:style-name="P12">Empyos maxime nominare consuevit qui thoracis et<text:line-break/>pulmonis intermedio spatio collectum pus continent: quos<text:line-break/>quomodo oporteat urere tradidit in magno de morbis’<text:line-break/>libro, cujus initium, <text:span text:style-name="T1">pulmonis arteriae;</text:span> quidam hunc li-"<text:line-break/>brum <text:span text:style-name="T1">de suppuratis</text:span> inscribunt. Egent igitur ustione qui<text:line-break/>tantam puris copiam habent, ut id per sputa expurgari<text:line-break/>posse desperent, atque his ipsis vehemens spirandi diffi-<text:line-break/>cultas oboritur propter loci angustiam, ita ut hujus ra-'<text:line-break/>tione cogamur nos eos urere. In hydropicis autem p.un-’<text:line-break/>ctioues feu paracentescs appellatae quam ustiones medicis<text:line-break/>usitationes existunt. Verum in praesenti Hippocrates<text:line-break/>quod ustioni et paracentesi commune est, universam scili-<text:line-break/>cet et consertam vacuationem vitandam esse consulit: ita<text:line-break/>enim ut ipse pronunciat, evenire apparet. Ab Erasistrato<text:line-break/>etiam scriptum est de hydropicis tum subtilius tum co-<text:line-break/>piosius; atque is experientia compertum et comprobatum<text:line-break/>habere se dicit, universim factam vacuationem febres ac<text:line-break/>mortem afferre. Sed et in aliis partibus, ut thorace.</text:p>
      <text:p text:style-name="P12">quum magnus tumor aliquis suppuravit, confertim factam<text:line-break/>vacuationem periculosam esse conspicimus, nimirum ipsis<text:line-break/>animo defectis et viribus prostratis, quae virium debilita-<text:line-break/>tio postea non facile sarciri aut refocillari queat. In <text:span text:style-name="T1">ta-<text:line-break/>libus</text:span> itaque ob magnam corporum a fe invicem separa--<text:line-break/>tionem et puris acrimoniam, vasa quaedam arteriosa re-<text:line-break/>cludi ridentur, quae prius operculi vice pus habebant;<text:line-break/>quo derepente et confertim vacuato, multus spiritus una<text:line-break/>cum <text:span text:style-name="T1">eo</text:span> excernitur, unde detrimentum aegrotantibus ac-<text:line-break/>cidit. In hyderis non ob id dumtaxat laborantes oblae-<text:line-break/>duntur, sed etiam visceris scirrhus utpote non amplius<text:line-break/>sustentatus ab aquofa substantia, deorsum tum diaphragma<text:line-break/>tum viscera thorace contenta retrahit.</text:p>
      <text:h text:style-name="Heading_20_2" text:outline-level="2">XXVIll.</text:h>
      <text:p text:style-name="P13"><text:span text:style-name="T1">Eunuchi neque podagra laborant neque calvi stunt.</text:span></text:p>
      <text:p text:style-name="P11">Exsectio testiculorum eunuchos feminis efficit simi-<text:line-break/>les. Quemadmodum ergo seminis calvitium non accidit,<text:line-break/>sic nec eunuchis propter frigidum temperamentum. Ce-<text:line-break/>terurn eunuchos podagra laborare Hippocratis quidem<text:line-break/>temporibus verum erat, nunc vero non amplius tum pro-<text:line-break/>pter nimium otium 'tum simul victus intemperantiam.<text:line-break/>Res autem universa ita fe habet: si quis podagra corripi<text:line-break/>debeat, ei pedes imbecilliores esse necesse est, quemad-<text:line-break/>rnodum cerebrum, si quis futurus sit epilepticus. Neutrum<text:line-break/>tamen his affectibus omnino corripi necessarium est, si<text:line-break/>nihil in vietus instituto deliquerit. Quod autem partis<text:line-break/>imbecillitas ad morbi generationem idonea non sit, ex<text:line-break/>intermedio accessionum tempore manifesto didiceris, quo<text:line-break/>prorsus non infestantur, etiam si naturalis imbecillitas<text:line-break/>ipsis scmper insit. Hoc autem manifestum esse etiam in<text:line-break/>podagricis et aperte constat humore quodam supervacaneo<text:line-break/>in pedes defluente hunc ipsis affectum constitui. Si ergo<text:line-break/>hic humor nunquam affluat, liquet quoque nunquam mor-</text:p>
      <text:p text:style-name="P12">bjnn futurum esse; non affluet autem si corpus perpetuo<text:line-break/>excrementis vacet. Vacat autem excrementis, si moderato<text:line-break/>utatur exercitio probeque cibum concoxerit: unde tum<text:line-break/>segnities tum edacitas, ipsus laedit, laedunt etiam mul-<text:line-break/>torum ac vehementium vinorum potiones, ac maxime<text:line-break/>quum quis ante praesumptum cibum ipsis utatur. Haec<text:line-break/>enim quemadmodum, et. coitus prompte nervosum genus<text:line-break/>opplent. Hippocratis quidem temporibus pauci omnino<text:line-break/>podagra laborabant propter honestam vitae temperantiam,<text:line-break/>nostra vero, aetate aucto huc usque . epularum luxu, ut<text:line-break/>nihil supra addi posse-, videatur, infinita est podagra labo-<text:line-break/>rantium multitudo; quum nonnulli nunquam sese exer-<text:line-break/>ceant, sed et prave concoquant seque inebrient et ante<text:line-break/>cibum vina fortia potent, ac immoderata venere utantur;'<text:line-break/>nonnulli vero etiam si in omnibus, in uno tamen aiit<text:line-break/>altero ex enarratis, delinquant. Et vero saepe quum pec-<text:line-break/>catum magnum est,; in uno eorum quae diximus deli-'<text:line-break/>quisse fat est. Ob has igitur causas etiam eunuchi po-</text:p>
      <text:p text:style-name="P12">dagra corripiuntur, etiamsi quam maxime sibi a rebus ve-<text:line-break/>nereis temperent. Talis enim 'est eorum desidia, tanta<text:line-break/>ingluvies et crapula, ut etiam absque podagra corripi<text:line-break/>possint. Haec eadem et de arthriticis, siquidem sere<text:line-break/>omnes prius podagrici fiunt. Accedit ad has causas qui- ’<text:line-break/>hus plerique" nunc in podagras incidunt, quod multi et<text:line-break/>parentes et avos podagricos habuere, in quibus semen<text:line-break/>nimirum vitiatum erat; quod ideo vehementiorem par-<text:line-break/>tium imbecillitatem conciliavit,</text:p>
      <text:h text:style-name="Heading_20_2" text:outline-level="2">XXIX.</text:h>
      <text:p text:style-name="P20"><text:span text:style-name="T1">Mulier podagra non laborat, nist ipsum menstrua de-<text:line-break/>jecerint.<text:tab/></text:span><text:span text:style-name="T1">. - </text:span><text:span text:style-name="T1">.<text:tab/></text:span><text:span text:style-name="T1">\</text:span></text:p>
      <text:p text:style-name="P10">Mulieres non menstruarum vacuationum ratione po-<text:line-break/>dagricae fiunt. In superiore siquidem commentario osten-<text:line-break/>sum est sine humorum redundantia, ex solo partium con-<text:line-break/>sensu facili podagram oboriri non posse. At vero hoc loco</text:p>
      <text:p text:style-name="P12">rursum olim verum erat, antequam menstrua omnino de-<text:line-break/>fecissent, <text:span text:style-name="T1">mulieres podagra non corripi, propter</text:span> errorum<text:line-break/>quos superiore aetate mulieres admittebant parvitatem.<text:line-break/>Nunc vero ob eorum magnitudinem nonnullae podagra<text:line-break/>laborant, priusquam eas menstrua deficiunt, quampluri-<text:line-break/>mis ipsarum parcius, paucis vero etiam commoderate<text:line-break/>fluentibus.</text:p>
      <text:h text:style-name="Heading_20_2" text:outline-level="2">XXX.</text:h>
      <text:p text:style-name="P13"><text:span text:style-name="T1">Puer ante Venereorum usum podagra non laborat.</text:span></text:p>
      <text:p text:style-name="P10">Quod magnam vim ad podagrae generationem vene-<text:line-break/>ris usus habeat manifestum est etiam in pueris, quemad-<text:line-break/>modum paulo antea de eunuchis quoque dicebat. Eunu-<text:line-break/>chos certe podagra cruciari vidimus, pueros non vidimus.<text:line-break/>Verum si quis tali affectu correptus sit, una cum genuum<text:line-break/>et articulorum qui in manibus habentur magno tumore<text:line-break/>id mali passus est arthritidi cuipiam derepente ortae non<text:line-break/>dissimiliter propter plethoram multis cruditatibus acervatam.</text:p>
      <text:h text:style-name="P4" text:outline-level="2">XXXI.</text:h>
      <text:p text:style-name="P14"><text:span text:style-name="T1">Oculorum dolores meri potio aut balneum aut fomentum<text:line-break/>aut venae sectio aut purgatio sulvit.</text:span></text:p>
      <text:p text:style-name="P10">Hippocrates pronunclatorum quodque experientia'ma-<text:line-break/>gis quam ratione aliqua cognovisse mihi videtur.’ Nihil<text:line-break/>enim mirum, si quis horno dolens oculis ad balneum pro-<text:line-break/>fectus dolore liberatus fuerit - aut interdictu <text:span text:style-name="T1">vini pota,<text:line-break/></text:span>deinde nnlla hinc percepta utilitate ad vini potionem sc<text:line-break/>contulerit,- ipse alloqui vino et crapulae deditus postea<text:line-break/>melius habuerit.. Quemadmodum igitur et pleraque alia<text:line-break/>quSe sievidisset, medicis citra ullam distinctionem scri-<text:line-break/>psit i ita haec 'quoque mihi tradidisse videtur, quum neque<text:line-break/>ut. rationalis affectiones, neque ut empiricus symptoma-<text:line-break/>tum concurfus explicet., Ceterum ex aphorifmis hoc modo<text:line-break/>scriptis utilitatem capiemus, si affectus in quibus meraca<text:line-break/>potio aut balneum, atque deinceps enumeratorum quod-<text:line-break/>que conveniat exquisiverimus; quod et mihi contigit:</text:p>
      <text:p text:style-name="P12">nam quosdam omnino esse oculorum doloribus affectos,<text:line-break/>quorum honnulli'meri potionibus, nonnulli balneis juva-<text:line-break/>rentur, fidem Hippocrati .adhibens eram persuasus, non<text:line-break/>enim istud 'nisi intuitus ipsc scripsisset, quum tamen a<text:line-break/>nemine praeceptorum unquam hujusmodi .remedium ocu-<text:line-break/>lorum doloribus laborantiadhibitum fuisse fpectassem. In-<text:line-break/>dagatis itaque cunctis affectibus, quibus non lu oculis<text:line-break/>dumtaxat, verum etiam ceteris in partibus dolores oboriri<text:line-break/>necessarium est; deinde ratus me ipsos invenisse, hinc let<text:line-break/>propria -.ipsorum signa speculatus sum, quibus adductus<text:line-break/>tum demum auxilia dolentibus afferre, non dubitavi. At-<text:line-break/>que inprirnis adolescentem lavi, cui medicus curationi<text:line-break/>incumbens, ratione duce, fecundo ab* initio morbi die<text:line-break/>venam secuit, ac deinceps curavit medicamentis quae per<text:line-break/>experientiam noverat , sola inflammatione oculos obsidente.<text:line-break/>Cruciabatur autem vehementissimis doloribus per quosdam<text:line-break/>insultus, quibus ipse acres humores confertim affluentes<text:line-break/>in oculos-sc sentire dicebat; ipsis deinde excretis doloris-</text:p>
      <text:p text:style-name="P12">vehementia, non tamen prorsus doloris erat expers, et hoc<text:line-break/>ipsi quinto quoque die universo accidebat semperque ma-<text:line-break/>gis ac magis-invalescebat. Quum igitur dolorem diutius<text:line-break/>ferre non posset et-me et quendarn ex ocqlariis medicis,<text:line-break/>qui- tum Romae erant, celeberrimum accersivit. Huici<text:line-break/>itaque videbatur collyrio quodam emplastico simuIque ano-<text:line-break/>dyno utendum esse, cujusmodi sunt collyria quae ex ce-,<text:line-break/>russa lota, ainylo et papavere componuntur. • Nam sic<text:line-break/>maxime posse reprimi per’ emplastica id quod influebat<text:line-break/>simulque sensum stupefieri per narcotica sperabat. Ego<text:line-break/>vero ab initio suspecta habui talia medicamenta: neque<text:line-break/>enim vehementes fluxiones reprimunt, sed eas excerni<text:line-break/>prohibent, ideoque si acres ipsi humores extiterint , cor-<text:line-break/>neam ulcerari accidit; si vero multi extendi ac vehemen-<text:line-break/>ter irritari, quia si rumpantur; evenit. Quibus nisi me-<text:line-break/>dicamentum sit vehementer narcoticum,- dolores intolera-<text:line-break/>biles excitantur. Si vero adeo ipsos stupefaciat, ut oculi<text:line-break/>maximam inflammationem non sentiant, tum vlsoriam fa-</text:p>
      <text:p text:style-name="P11">cultatem adeo laedi necesse est, ut postquam inflammatio<text:line-break/>cessarit aut omnino subobscure aut nihil plane cernat;<text:line-break/>tum etiam quandam praeduram affectionem curatu diffini-<text:line-break/>lem in oculorum tunicis relinqui., Quum igitur ista no-<text:line-break/>vissem <text:span text:style-name="T1">et</text:span> affluentem humorem animadverterem, non pau-<text:line-break/>cum valdeque acrem et calidum primum fomento uten-<text:line-break/>dum censui experientiae gratia, ut qui certius ex ea qua-<text:line-break/>lisnam foret affectio intellecturus essem. Solet enim' fo-<text:line-break/>rnen.tum in his aliquantisper dolorem mitigare, sed aliam<text:line-break/>flexionem evocare. Qua enim ratione consuevit conten-<text:line-break/>tum oculis humorem discutere, eadem ratione alterum<text:line-break/>quoque ex vicinis partibus attrahere. Verum simul atque<text:line-break/>aquam et sponglam afferri jussi, aeger ipse dixit se mul-<text:line-break/>to t i es jam idem remedium toto die expertum esse, quod<text:line-break/>primum dolorem imminuit, sed paulo post dolorem ma-<text:line-break/>jorem invehit.. Quare quum ego audivissem, ocularium<text:line-break/>medicum abire permisi, pollicitus, ipse me apud aegrum</text:p>
      <text:p text:style-name="P12">commorari eumque absque frigido medicamento dolore va-<text:line-break/>cantem redditurum. . Quam primum itaque solo balneo<text:line-break/>usus sic aegrotum dolore vacuum reddidi, ut tota nocte<text:line-break/>dormierit, nec assidentium qui juxta dormiebant quem-<text:line-break/>quam semeI appellaverit. Ab hujus curatione in posterum<text:line-break/>in quibus acres humores in oculos influere, nec dum ta-<text:line-break/>men plethoricum corpus esse signis deprehendi, balnei<text:line-break/>usu eorum dolorem sanavi. Sed alterum quoque quen—<text:line-break/>dam adolescentem qui ruri non prope urbem profectum<text:line-break/>conspicatus squalidos quidem oculos habere et plenas san-<text:line-break/>guine ipsorum venas admodum tumere, jussi,' ubi lavisset,<text:line-break/>vino uti meraciore atque ita quo suavem somnum iniret<text:line-break/>contendere. Ceterum somnus profundus ipsum invasit et<text:line-break/>mane dolore vacuus surrexit, mihique fiduciam praebuit,<text:line-break/>in quibus sanguis crassus •. oculorum . venulas distenderet,<text:line-break/>nulla toto corpore affectione plethorica, utendi vini po-<text:line-break/>tione, quod quidem sanguinem et attenuare et vacuare</text:p>
      <text:p text:style-name="P11">suique motus vehementia obstructiones liberare possit. At-<text:line-break/>que haec sunt doloris oculorum remedia agonistica. Se-<text:line-break/>curissimum autem est fomentum quod aliquam omnino<text:line-break/>utilitatem affert vel ut 'signum ad dignotionem vel ut<text:line-break/><text:span text:style-name="T1">. causa sanitatis</text:span> oculorum effectrix. Quum enim nihil<text:line-break/>omnino influit amplius in oculos, admotum fomentum<text:line-break/>contentum ipsis supervacaneum humorem discutit atque<text:line-break/>ita ipsis sanitatem restituit. Quum vero adhuc influit ad<text:line-break/>primam admotionem ipso solo calefactu quaridam mitiga-<text:line-break/>tionem affert, sed paulo post dolorem amplificat, ac luno<text:line-break/>diagnosticum fit signum, unde nos affectu intellecto ad<text:line-break/>aliquam totius corporis vacuationem pervenimus. Si nam-<text:line-break/>que plethoricum corpus fuerit venae sectione, si caco-<text:line-break/>chymiarn purgatione vacuabimus. Non enim prosecto tibi<text:line-break/>a sanguinis plenitudine cacochymiarn distinguere perar-<text:line-break/>duum est.</text:p>
      <text:h text:style-name="Heading_20_2" text:outline-level="2">XXXI<text:span text:style-name="T101">I</text:span>.</text:h>
      <text:p text:style-name="P129"><text:bookmark-start text:name="bookmark96"/><text:span text:style-name="T13">iBnlbi longa diarrkoea maxime corripiuntur.</text:span><text:bookmark-end text:name="bookmark96"/></text:p>
      <text:p text:style-name="P11">Quemadmodum balbutire linguae, <text:span text:style-name="T32">ηόη</text:span><text:span text:style-name="T44"> </text:span>vocis vitium<text:line-break/>est, sic etiam traulizare, quum lingua eas voces articulate<text:line-break/>pronunciare non potest, quae per <text:span text:style-name="T1">t</text:span> et r proseruntur,<text:line-break/>qualis haec ipsa est traulosis et hae similes, trepidat, tre-<text:line-break/>mit, tragula, trochus, triticum et quae ceterae sunt his<text:line-break/>consimiles; Omnes siquidem hujusmodi linguam et quae<text:line-break/>dilatetur et quae primoribus innitatur dentibus, deside-<text:line-break/>rant. Quum igitur quibusdam lingua imbecillior existat,<text:line-break/>deterius innititur et quem sonum t et r edunt, articulate<text:line-break/>efferre nequit, sed ad t et 1 pronunciandum labitur. Id<text:line-break/>autem ipsi accidere potest, quod lingua quodammodo bre-<text:line-break/>vior sit quam deceat: quod rarissimum existit; sedet mol-<text:line-break/>liori et hurnidiori sit temperamento, accidit balbuties;<text:line-break/>quam ob causam pueri balbutiunt consimili in ipsis eventu<text:line-break/>atque ambulando fit. Etenim ex his nonnulli nequaquam<text:line-break/>prorsus incedunt, alia vero incestu sunt parum firmo,<text:line-break/>cruribus prae mollitudine titubantibus et vocillantibus.</text:p>
      <text:p text:style-name="P12">Nonnullis etiam aetate integra interloquendo defessis bal-<text:line-break/>butire contingit; quemadmodum ex iis qui plurimum tibia<text:line-break/>cecinerunt et quibus vires morbo vehementer prostratae<text:line-break/>funt; et quibus demum lingua vehementius exaruit. <text:span text:style-name="T1">Ve-<text:line-break/>rum</text:span> tanta siccitas nemini fecundum, naturam sc habenti<text:line-break/>adesse potest. Atque ideo solius humiditatis immoderatae<text:line-break/>natura balbis symptoma, est loquutionis laesio , quum lin—<text:line-break/>guae musculi valide stabiliri nequeant. Hoc autem ipsi<text:line-break/>vel propter ''propriam imbecillitatem accidere potest et<text:line-break/>propter nervorum quos videlicet e cerebro suscipit infir-<text:line-break/>mitatem. Quare et ebrii nonnunquam balbutiunt, tum<text:line-break/>quia multa humiditate cerebrum perfunditur, tum quia<text:line-break/>ipsius copis praegravatur. Sic itaque continget natura<text:line-break/>balbis ut vel cerebrum humidum habeant vel linguam<text:line-break/>veI utrumque. Atque cerebro quidem tale temperamentum<text:line-break/>adepto, humidorum excrementorum copiam ex eo defluere<text:line-break/>par est, eaque fluentia ventriculum suscipere indeque Ion-</text:p>
      <text:p text:style-name="P12">gis alvi profluviis hominem corripi. Quum vero ipfa<text:line-break/>lingua praebumidior existat natura, ventriculum quoque<text:line-break/>talem esse consentaneum est, utpote qui alteram sui tuni-<text:line-break/>cam habeat cum lingua communem quae propter humidi-<text:line-break/>tatem imbecillis redditur; ventriculi vero familiaris^ afie-<text:line-break/>ctio diuturna diarrhoea esu</text:p>
      <text:h text:style-name="Heading_20_2" text:outline-level="2">XXX<text:span text:style-name="T101">II</text:span>I.</text:h>
      <text:p text:style-name="P13">(lui <text:span text:style-name="T1">acidum eructant, non admodum pleuritici stunt.</text:span></text:p>
      <text:p text:style-name="P10">Oxyregmiodes acidum ructum habentes raro pleuri-<text:line-break/>tide corripi tradit. Nam illud <text:span text:style-name="T1">non admodum</text:span> id quod raro,<text:line-break/>non quod nullo modo usu venit declarat, ut quidam li-<text:line-break/>bri interpretes scripserunt. In sermonibus autem de pleu-<text:line-break/>ritide a nobis dictum est, pleuritidem quae cum pallidis<text:line-break/>et flavis sputis esset, ex bilioiis humoribus ortum habere;<text:line-break/>quae vero cum spumosis, ex pituitosis: quemadmodum et<text:line-break/>quae cum nigrioribus, ex melancholicis; quae denique</text:p>
      <text:p text:style-name="P12">cum rubris ex sanguine fieri ostendimus. Etenim in-<text:line-break/>flammatio membranae costas succingentis appellatae pleu-<text:line-break/>riticorum affectus. Quum vero omnis inflammatio ex<text:line-break/>alicujus humoris redundantia gignatur pro ejus natura,<text:line-break/>tum fputi species pleuriticis supervenit, tum salutis aut<text:line-break/>mortis exspectatio. Non' peraeque autem membranae ac<text:line-break/>pulmo humoribus suscipiendis nati sunt; densa siquidem<text:line-break/>est membranarum natura, pulmo vero omnem in partem<text:line-break/>rarus et laxus; quare huic quidem promptum est omnes<text:line-break/>humores suscipere, membranae vero succingenti biliosis<text:line-break/>magis. Oh hanc igitur causam quibus natura pituita ex-<text:line-break/>uberat, ii raro pleuritide corripiuntur <text:span text:style-name="T32">γ</text:span><text:span text:style-name="T66"> </text:span>praescrtimque si<text:line-break/>salsedinem aliquam atque acrimoniam adsumpferit. Talis<text:line-break/>enim pituita mordens intestina ad dejectionem proritat,<text:line-break/>tninque non solam pituitam vacuari, sed una cum ea alia<text:line-break/>etiam multa excrementa dejici contingit. Sed ipse in li-<text:line-break/>bro etiam de aquis, locis et aere minime pleuritidi aliis-.</text:p>
      <text:p text:style-name="P12">que morbis obnoxios esse dicebat eos qui alvum natura<text:line-break/>humidam haberent.</text:p>
      <text:h text:style-name="Heading_20_2" text:outline-level="2">XXXIV.</text:h>
      <text:p text:style-name="P21"><text:span text:style-name="T1">Qui calvi sunt, iis varices magni non oboriuntur,• quibus<text:line-break/>vero calvis existentibus varices succedunt, ii rursum ca-<text:line-break/>pillati </text:span><text:span text:style-name="T1">stunt.<text:tab/>.</text:span></text:p>
      <text:p text:style-name="P10">Quum in viri prudentis opere oratio comperitur evi-<text:line-break/>denter falsa, merito lectores ipsum dubitare accidit, ac<text:line-break/>primum quidem sibi ipsis dissidere, tanquam ea non af-<text:line-break/>sequantur, quae etiam sint manifesta; deinde vero suspi-<text:line-break/>cari ne quid ex iis quae proposita sunt falsum fuerit.<text:line-break/>Quis enim non novit calvitium quendam affectum esse<text:line-break/>insanabilem? Sed neque illud verum est, magnos varices<text:line-break/>calvis nunquam supervenire, sicuti neque varicibus ortis<text:line-break/>calvitium cessare, nisi forte, ut nonnulli ajunt, vocatum<text:line-break/>a medicis capillorum defluvium calvitium nominat. Illud</text:p>
      <text:p text:style-name="P12">enim quum a vitiosis humoribus ortum habeat, ut et quae<text:line-break/>ophiasis et alopecia nominatur, iisdem pravis humoribus<text:line-break/>in crura translatis varices facere et capillos restituere<text:line-break/>potest. Si namque prius a vitiosis humoribus corruptis<text:line-break/>capillorum radicibus eorum fiat jactura, merito nunc iis-<text:line-break/>dem alio migrantibus, ad naturalem statum revertentur.</text:p>
      <text:h text:style-name="Heading_20_2" text:outline-level="2">XXXV.</text:h>
      <text:p text:style-name="P129"><text:bookmark-start text:name="bookmark98"/><text:span text:style-name="T13">Hydropicis tufsts succedens malum.</text:span><text:bookmark-end text:name="bookmark98"/></text:p>
      <text:p text:style-name="P10">Morbis alios morbos et symptomata supervenire me-<text:line-break/>dicis moris fuit dicere, quae ipsius morbi augescentis<text:line-break/>ratione accidere consueverunt. Talis enim est Praxagorae<text:line-break/>liber de supervenientibus. Sic etiam nunc de tussi dictum<text:line-break/>est; non enim quum ex alia occasione fit hydropico tussis,<text:line-break/>signum est exitiosum, sed quum ipsius morbi ratione..</text:p>
      <text:p text:style-name="P12">Quum'enim in hydropicis affectibus aquosa tumiditas<text:line-break/>tanta copia creverit, ut jam asperas arterias occupet,<text:line-break/>deinde tussis superveniat, tunc ne haud id ita multo post,<text:line-break/>homo suffocetur periculum imminet.</text:p>
      <text:h text:style-name="Heading_20_2" text:outline-level="2">XXXVI.</text:h>
      <text:p text:style-name="P14">Urinae <text:span text:style-name="T1">difstcultatem venae sectio sulvit, secundae autem<text:line-break/>sunt interiores.</text:span></text:p>
      <text:p text:style-name="P10">Sed neque sana est haec oratio, nisi <text:span text:style-name="T1">etiam</text:span> conjun-<text:line-break/>ctionem assumpserit, ut ejusmodi sit aphorismus: dijsi-<text:line-break/>cultatem urinae etiam <text:span text:style-name="T1">venae sectio saluit.</text:span> Revera enim<text:line-break/>etiam venae sectio dysuriam solvit, illam videlicet quae<text:line-break/>propter inflammationem et plenitudinem facta esu lllud<text:line-break/>autem, <text:span text:style-name="T1">fecundas este interiores,</text:span> si de manuum venis di-<text:line-break/>catur, neque verum est, neque ab Hippocrate concessum.<text:line-break/>In omnibus siquidem suis operibus, partibus supra jecur<text:line-break/>affectis, ex manibus fanguinem mittere, inferioribus vero</text:p>
      <text:p text:style-name="P12">poplitis et malleoli venas secare, jubet. De quibus si quis<text:line-break/>ipsum illud dixisse arbitretur: <text:span text:style-name="T1">secandas autem esae inte-<text:line-break/>riores,</text:span> parvi id est momenti. Ab una namque et eadem<text:line-break/>vena utraque tam interior quam exterior nascitur in po-<text:line-break/>plite trifariam divisa, non quemadmodum in manum<text:line-break/>duae. Quare melius est hunc etiam aplrorifmum unum<text:line-break/>esse inter adscititlos opinari.</text:p>
      <text:h text:style-name="Heading_20_2" text:outline-level="2">XXXV<text:span text:style-name="T101">II</text:span>.</text:h>
      <text:p text:style-name="P14"><text:span text:style-name="T1">Anglna correpto cervicis tumorem oboriri bonum: foras<text:line-break/>enim morbus vertitur.</text:span></text:p>
      <text:p text:style-name="P10">Vera est oratio et causa .manifesta. Ex profundis si-<text:line-break/>quidem et principibus partibus morbos ad cutem trans-<text:line-break/>ferri confert.</text:p>
      <text:h text:style-name="P4" text:outline-level="2">XXXVIll.</text:h>
      <text:p text:style-name="P14"><text:span text:style-name="T1">Quibus occulti cancri oriuntur, eos non curare praestat.<text:line-break/>Curati namque cito intereunt, non curati vero diutur-<text:line-break/>niori tempore perdurant.</text:span></text:p>
      <text:p text:style-name="P10">Occultos cancros dixit vel qui sunt sine ulceratione<text:line-break/>vel abditos, hoc est non apparentes, quod rursus idem<text:line-break/>significat, <text:span text:style-name="T1">ac</text:span> si dicatur, qui lu alto sunt corpore. Sed<text:line-break/>et curatio duplex est: una quidem omnia agere quo pars<text:line-break/>affecta ad sanitatem perducatur; altera vero eam adhibere<text:line-break/>providentiam quae affectui congruat, hoc est ipsum miti-<text:line-break/>get ac demulceat, praefertim si conjunctam habeat ulce-<text:line-break/>rationem. Tunc enim si non aliud quidquam agatur, sa-<text:line-break/>niem humido quodam usurpato abluere necessum est, non<text:line-break/>quocunque, sed quod per experientiam aut indicationem,<text:line-break/>nec putrescere nec irritare partem affectam compertum<text:line-break/>habeatur. Ab hac igitur curatione abstinere <text:span text:style-name="T1">non</text:span> decet,<text:line-break/>neque qui sine ulceratione cancri sunt, eam postulant.</text:p>
      <text:p text:style-name="P12">Altera vero quae secando et urendo fit, quae soli qui fit<text:line-break/>cancro sunt remedia, ne in cancris occultis adhibeamus<text:line-break/>consulit. Quod igitur qui in profundo latent ejusmodi<text:line-break/>praesidiis non curentur docet etiam experientia. Omnes<text:line-break/>enim novi qui hujusmodi cancros curare sunt aggressi,<text:line-break/>magis irritasse brevique homines enecasse. Nam et qui<text:line-break/>cancrum in palato ortum et qui in sede et qui in sinu<text:line-break/>muliebri secuerunt aut usserunt, ulcera ad cicatricem<text:line-break/>perducere non potuerunt, sed homines curationis cruciatu<text:line-break/>adusque mortem excarnificarunt; qui citra curationem lon-<text:line-break/>giori tempore cum minore molestia vitam exegissent. Hifce<text:line-break/>igitur cancris medendi provincia suscipienda non est. Ex<text:line-break/>iis vero qui furnma corporis parte consistunt, eos solum<text:line-break/>curare tentandnm est, quos una cum ipsis, ut sic loquar,<text:line-break/>radicibus exscindere et exstirpare licet. Nihil enim de-<text:line-break/>terius fit similitudine quasdam'cancri venas radices nomi-<text:line-break/>nare, quae sanguine melancholico impletae adusque par-<text:line-break/>tium ambitum distenduntur. Multi siquidem insignes me-</text:p>
      <text:p text:style-name="P12">dici ne hos quidem chirurgia curari concedunt, sed illos<text:line-break/>solos qui exulcerati tum laborantibus itu saevi sunt, ut<text:line-break/>ipsi ultro manum admovere desiderent, tum in iis sunt<text:line-break/>partibus quas una cum radiclbus exscindere-et urere pos-<text:line-break/>sumus. Nonnulli vero neque has exstirpare permittunt,<text:line-break/>sed in omni cancro remediis agonisticis omnino abstinen-<text:line-break/>dum esse consulunt. Hippocrates certe quod cancros in alto<text:line-break/>corpore delitescentes non scmper agonistice curandos esse<text:line-break/>suaserit, ex ipsa affectionis natura conjectare licet. An<text:line-break/>vero eos etiam qui summa corporis parte sine ulceratione<text:line-break/>consistunt, quantum ex aphorismi textu conjici potest, in-<text:line-break/>certum est: quem quidem aphorismum Artemidorus et<text:line-break/>Diofcorides scripserunt usque ad ea verba, non <text:span text:style-name="T1">curare<text:line-break/>praestat.</text:span></text:p>
      <text:h text:style-name="Heading_20_2" text:outline-level="2">XXXIX.</text:h>
      <text:p text:style-name="P14"><text:span text:style-name="T1">Couvulsto aut a repletione aut vacuatione oboritur, ita<text:line-break/>vero etiam singultus.</text:span></text:p>
      <text:p text:style-name="P11">Convulsio, ut et ipsum nomen indicat, convulsis fit<text:line-break/>ad propria capita mufculis vel ut quis apertius definiat,<text:line-break/>revulsis, qualis etiam ipsis secundum naturam motus esu<text:line-break/>Verum hic quidem non fine nativo animalis fit impetu;<text:line-break/>convulsio yero affectus est involuntarius nervosis partibus<text:line-break/>ad consimilem affectum accedentibus, quem etiam in <text:span text:style-name="T1">mo-<text:line-break/>tibus pro</text:span> animi impetu editis assumebant. Nam idem in<text:line-break/>spasmo <text:span text:style-name="T1">a</text:span> repletione ipsis fit, quod ambientis aeris statu<text:line-break/>supra modum bumido fidibus accidit, quo inebriatae saepe<text:line-break/>rumpuntur. Sic etiam siccioribus coeli constitutionibus<text:line-break/>idem oboritur. Nam in sese coguntur et convelluntur<text:line-break/>omnia corpora nervofa violentius exsiccata, quemadmo-<text:line-break/>dum quae ad ignem diutius excalesacta sunt lora et quae<text:line-break/>his similia patiuntur quaeque solis aestus exsiccavit. Con-<text:line-break/>vulsio igitur merito <text:span text:style-name="T1">a</text:span> contrariis fit causis; singultus vero<text:line-break/>concedatur stomachi convulsio dici, dum erit alterum<text:line-break/>orationis propositum. Quum vero hoc ipsum sulum stu-</text:p>
      <text:p text:style-name="P12">dium exstet, ut affectionis hujus substantiam dignoscamus,<text:line-break/>praestat fortassis non convulsionem- appellare, sed quan-<text:line-break/>dam motionem quae sit in eodem cum vomitu genere,<text:line-break/>sed eo porrectior ac vehementior. Nam qnum quid in se<text:line-break/>contentum stomachus expellere appetit, ad duo sympto-<text:line-break/>mata incitatur, unum quidem vehementius in singultibus,<text:line-break/>alterum moderatius in vomitionibus; quandoquidem per<text:line-break/>vomitus quae- in ventriculi capacitate continentur ea tan-<text:line-break/>tum appetit propellere; per singultus vero etiam ea quae<text:line-break/>ipso ventriculi ore penitiora comprehenduntur. Stoma-<text:line-break/>chum nunc a me non suium ipsum quem proprie appel-<text:line-break/>lant, sed etiam ventriculum intellige. Quae namque in<text:line-break/>hoc continentur, appetente ventriculo excernere fit sin-<text:line-break/>gultus. Jam vero quod eorum quae difficulter excernun-<text:line-break/>tur et quae veluti absorpserit ventriculi os, fiat per sin-<text:line-break/>gultus excretio , ex iis difcendnm quae quotidie prope<text:line-break/>omnibus plus minusve usu veniunt. Sive enim solum quid<text:line-break/>acre veluti piper devoraverint, sive cum melle aut alio</text:p>
      <text:p text:style-name="P12">quopiam, posteaque vinum superblberint calida aqua tempe-<text:line-break/>ratum, protinus singultiunt: potionis quidem calore piperi<text:line-break/>viam in profundum praeeunte, fua vero acrimonia pipere<text:line-break/>ventriculum molestia afficiente, unde ipse violentiore<text:line-break/>motu quod molestum est exigere expurgare conatur. Ce-<text:line-break/>terum in libris de symptomatum causis et tussim et ster-<text:line-break/>nutationem et rigorem ex talium motionum esse genere a<text:line-break/>nobis demonstratum esu</text:p>
      <text:h text:style-name="Heading_20_2" text:outline-level="2">XL.</text:h>
      <text:p text:style-name="P14"><text:span text:style-name="T1">Quibus ad hypochondrium dolores citra inflammationem<text:line-break/>oriuntur, iis succedens febris dolorem saluit.</text:span></text:p>
      <text:p text:style-name="P10">Sequitur et morsus dolor. Verum consueti sunt mor-<text:line-break/>sus nomine non talia doloris symptomata appellare. Fit<text:line-break/>etiam dolor propter quandam phlegmonodern affectionem.<text:line-break/>Sic autem appellata est, quod erysipelata etiam dolor co-<text:line-break/>mitetur. Quum igitur neque ob hujusmodi aliquam af-</text:p>
      <text:p text:style-name="P12">fectionem hypochondrio dolor incubuerit et morius ipse<text:line-break/>sensus abfuerit, relinquitur dolor vel propter obstructio-<text:line-break/>nem vel propter flatulentunr spiritum vel ob aliquam in-<text:line-break/>aequalem intemperiem; quibus omnibus febrilis calor sua<text:line-break/>natura mederi potest, quum incidat, attenuet ac discutiat;<text:line-break/>hanc vero ad temperamenti aequalitatem adducat.</text:p>
      <text:h text:style-name="Heading_20_2" text:outline-level="2">XLI.</text:h>
      <text:p text:style-name="P22"><text:span text:style-name="T1">Quibus suppuratum quoddam in corpore- existens signis<text:line-break/>non proditur, iis ob puris aut soci crafsttudinem sui<text:line-break/>stgna non edit.<text:tab/></text:span><text:span text:style-name="T1">’</text:span></text:p>
      <text:p text:style-name="P10">Bifariam scripta est aphorisini oratio et bifariam ipsam<text:line-break/>explicant interpretes et' utraque rationem habet tum ora-<text:line-break/>tio tum interpretatio. Nam et propter puris et loci<text:line-break/>erassitudinem saepe occultatur puris quodam loco contenti<text:line-break/>dignotio. Recte ergo nonnulli feripferunt: his ob <text:span text:style-name="T1">loei</text:span></text:p>
      <text:p text:style-name="P11"><text:span text:style-name="T10">! </text:span><text:span text:style-name="T54">f</text:span></text:p>
      <text:p text:style-name="P13"><text:span text:style-name="T1">crafsttudinem sui</text:span> signa non <text:span text:style-name="T1">edit;</text:span> quidam vero: his <text:span text:style-name="T1">pro-<text:line-break/>pter puris crafsttudinem,</text:span></text:p>
      <text:h text:style-name="Heading_20_2" text:outline-level="2">XLII.</text:h>
      <text:p text:style-name="P13"><text:span text:style-name="T1">Ictericis jecur duntrn steri malum.</text:span></text:p>
      <text:p text:style-name="P10">Icterum hic dicit ex hepatis ortum inflammatione.<text:line-break/>Tunc, enim durities phlegmonem aut scirrbnm viscus ob-<text:line-break/>sidere prodit: quemadmodum et sine hac potest etiam pro-<text:line-break/>pter ejusdem obstructionem icterus oboriri; potest et cri-<text:line-break/>tico modo natura redundantem in venis humorem ad cu-<text:line-break/>tem protrudente.</text:p>
      <text:h text:style-name="Heading_20_2" text:outline-level="2">XL<text:span text:style-name="T101">II</text:span>I.</text:h>
      <text:p text:style-name="P14"><text:span text:style-name="T1">Qui lienosi dysenteria corripiuntur, iis oborta longa dys-<text:line-break/>enteria hydrops aut lienteria succedit ac .intereunt.</text:span></text:p>
      <text:p text:style-name="P11">Oportebat huic aphorismo illum praeponi, in quo<text:line-break/>ait, lienosis dysenteria superveniens thonum. , Verum'-is '<text:line-break/>in sequentibus post alios quatuor intermedios scribitur,<text:line-break/>sed nobis nunc ipsius meminisse necesse esu Quicunque<text:line-break/>enim lienosi ‘sunt, hoc est quibus jamdiu: lien obduruit,<text:line-break/>iis dysenteria superveniens affectionem solvit quantum <text:span text:style-name="T1">ra-<text:line-break/>tione tum</text:span> translationis tum vacuationis humorum crasso-<text:line-break/>rum et melancholicorum lieni infarctorum effectum siti<text:line-break/>Sed quoniam saepe hujusmodi vacuationes supra modum<text:line-break/>extenduntur et noxiae sunt laborantibus, decenter Hippo-<text:line-break/>crates quem exitum immoderata dysenteria quae talibus<text:line-break/>successit affectionibus habere loleat declaravit. Male si-<text:line-break/>quidem affectis intestinis vitiosorum humorum transitu<text:line-break/>tnm ipsorum vires laborant tum caloris innati symmetria •<text:line-break/>deperditur. Quarnobrem lienteria et hyderus superveniunt:'<text:line-break/>lienteria quidem solo intestinorum vitio; hyderus vero pro-<text:line-break/>pter jecoris aut lienis et totius generis venosi consensum.</text:p>
      <text:h text:style-name="P4" text:outline-level="2">XLIV.</text:h>
      <text:p text:style-name="P14"><text:span text:style-name="T1">Quibus ex stranguria volvulus succedit, intra septem dies<text:line-break/>intereunt, nisi oborta febre copiosa urina esistuat.</text:span></text:p>
      <text:p text:style-name="P10">Iu. ileo nihil. deorsum dejicitur, ne si quis etiam<text:line-break/>acriori utatur clystere. Stercoris autem vomitus iis acci-<text:line-break/>drt qui exitialiter laborant. Quod igitur intercluso infe-<text:line-break/>riore transitu rn tenuibus intestinis et non crassis hic<text:line-break/>morbus fiat prope ab omnibus concessum esu Quin etiam<text:line-break/>propter inflammationem et obstructionem vel duri sterco-<text:line-break/>ris vel crassorum et viscidorum humorum fieri dixerunt •<text:line-break/>nonnulli.. Mihi vero videtur etiam inflammatio vel scir-<text:line-break/>rhus vel abscessus tantam posse coarctationem facere, ut<text:line-break/>nihil inferne pervadat. Quod autem humores crassi et<text:line-break/>lenti in causa este possunt, non admodum mihi probabile<text:line-break/>ridetur. Verum hoc etiam-, -si placet, ponito et si quid<text:line-break/>aliud praeterea dixerint, lllud vero, quod aphoristno-</text:p>
      <text:p text:style-name="P12">rum interpretibus fere omnibus visum est, nullam pror-'<text:line-break/>Ius mihi verisimilitudinem habere videtur. Ajunt enim<text:line-break/>inflammata vesica viae angustiam facta in quibusdam in-<text:line-break/>testinis compressione, ileum morbum afferre. Ego vero<text:line-break/>plurimos per totam meam vitam me vidisse videor , alios<text:line-break/>quidem periclitari tantum, Uon paucos vero emori etiam<text:line-break/>ex urinae suppressione, omnibus tunc luculenter fecun-<text:line-break/>dum propriam circumscriptionem maxima apparente ve-<text:line-break/>sica, adeo ut extreme distenderetur et ob eam, ut par<text:line-break/>est, tensionem doleret, quorum tamen nullus ileofus fa-<text:line-break/>ctus esu Quomodo igitur aliquis unquam crediderit oli<text:line-break/>vesicae inflammationem angustiore facto intestino ileum<text:line-break/>aliquando fleri potius, quam uteri tumore praegnationis<text:line-break/>tempore? Atqui usque ad hypochondria illius tumor ex-<text:line-break/>tenditur, atque magis premere tenuia intestina et coarctare<text:line-break/>polest; vesica vero in tumorem sublata solumpotest<text:line-break/>rectum intestinum premere. Absurdius • etiam nonnulli<text:line-break/>dicunt oborta febre ileum juvari. Ea namque febris ob</text:p>
      <text:p text:style-name="P12">vesicae inflammationem merito accenderetur, quae quanto<text:line-break/>phlegmone major et gravior fuerit, tanto illam quoque<text:line-break/>augeri par est, quum sit inflammationis symptoma. Ileus<text:line-break/>vero, ut ipsi ajunt, ex inflammatione ortum habuit et<text:line-break/>unicam solutionis spem habet inflammationis cessationem,<text:line-break/>cum qua etiam febrem fecundari necessarium est. Bonum<text:line-break/>igitur solutionis cruciatuum et affectuum quos ileus affert<text:line-break/>febris vel remissa vel foluta. Quae, vero supervenit fe-,<text:line-break/>bris aut augetur, neque bonum signum est neque bona<text:line-break/>causa. Eos enim folos morbos a febribus juvari novimus<text:line-break/>qui refrigeratione constant, interdum quidem fola, inter-<text:line-break/>durn vero cum humoribus crudis et pituitosis vel flatulen-<text:line-break/>tis spiritibus. Satius est itaque fateri nos ignorare quo-<text:line-break/>modo accipienda sint quae hoc in aphorifmo ab Hippo-<text:line-break/>crate pronnnciata funt. Neque enim ratio eorum <text:span text:style-name="T1">veri-<text:line-break/>tatem</text:span> demonstrat neque docet experientia; tertium autem<text:line-break/>nullum aliud habemus ad fidem faciendam. An talis<text:line-break/>nunquam aegrotus Hippocrati aut alteri cuipiam visus est?</text:p>
      <text:p text:style-name="P12">Neque enim an legitimus sit hic aphorilmns profiteri pos-<text:line-break/>Ium. Quare crudorum humorum multitudinem una cum<text:line-break/>vehementi perfrigeratione commemoratorum symptomatum<text:line-break/>esse causam praestat supponere. Sic enim et sola febris<text:line-break/>suerit affectionis remedium et retentarum urinarum va-<text:line-break/>cuatio. Sic enim hae copiosae et confertae vacuari con—<text:line-break/>furverunt ipsis concoctis humoribus.</text:p>
      <text:h text:style-name="Heading_20_2" text:outline-level="2">XLV.</text:h>
      <text:p text:style-name="P129"><text:bookmark-start text:name="bookmark100"/><text:span text:style-name="T13">Ulcera annua quaecunque suerint aut longius tempus ha-<text:line-break/>buerint, os abscedere et cicatrices cavas steri necestse esu</text:span><text:bookmark-end text:name="bookmark100"/></text:p>
      <text:p text:style-name="P10">Quae diuturna manent ulcera aut ipsis nullo modo<text:line-break/>cicatrix obducitur aut si obducta sit, Jurium resolvatur,<text:line-break/>nihil videlicet medicis in curatione peccantibus vel pro-<text:line-break/>pter aliquam pravorum humorum affluentiam vel propter<text:line-break/>affectionem in ipfa parte ex affluentibus humoribus diu-</text:p>
      <text:p text:style-name="P12">turnitate partam vel ob aliquod ossis eo in loco corrupti<text:line-break/>vitium, curatu difficilia evadere necesse esu Cetera vero<text:line-break/>ulcera scmper majora et deteriora fiunt; atque haec<text:line-break/>omnia phagedaenas exedentia prisci vacabant. Nonnulli<text:line-break/>vero posteriores ea distinguere aggressi sunt et proprias<text:line-break/>singulis appellationes indiderunt, ac ipforum nonnulla<text:line-break/>chironia, quaedam telephia, alia phagedaenas nuncuparunt<text:line-break/>et quasdam etiamnum alias nimis curiosas appellationes<text:line-break/>attulerunt. Verum nobis satis fuerit ex his quae aliquam<text:line-break/>circumstantis loci partem occupant, alia herpetas nomi-<text:line-break/>nare, quum in superficie et cute ipsa consistunt; alia pha-<text:line-break/>gedaenas quae carnem etiam subjectam corrumpunt. Quod<text:line-break/>enim putridum atque depascens a nonnullis nominatur,<text:line-break/>non est propria quaedam ulceris disserentia, fed affectus<text:line-break/>ex ulcere et putredine implicitus. Scimus autem et abs-<text:line-break/>que ulcere putredinem ipsam per sc multis corporis par-<text:line-break/>tibus consistere. Quoddam etiam vocatur carbunculus ul-</text:p>
      <text:p text:style-name="P12">cus cruslosum cum magna vicinarum partium inflamma-<text:line-break/>tione. Haec igitur propriam appellationem sortita funt,<text:line-break/>carbunculus, phagedaena et herpes. Quae vero ulcera<text:line-break/>sine dictis symptomatibus ipsa per sc fiunt., haec ulcera<text:line-break/>tantum appellare veteribus 'consuetum erat, de quibus<text:line-break/>Hippocrati nunc est ferino, qui donet quae ejusmodi sunt<text:line-break/>ulcera in longius tempus excidere. Atque experientia<text:line-break/>rationi suffragari videtur multaque saepius hujusmodi ul-<text:line-break/>cera ad cicatricem perducta non multo post tempore rur-<text:line-break/>sum inflammantur et cicatrice soluta rumpuntur. Hoc au-<text:line-break/>tem aliquam ob causam oboritur. Quum admotis medi-<text:line-break/>camentis caro ossi affecto superposita siccata duxit cicatri-<text:line-break/>cem, sanitas quam primum restituta esse videtur; sed rur-<text:line-break/>sus ex osse altius corrupto ichore quopiam paulatim<text:line-break/>affluente, iterum oboritur inflammatio et puris subsequi-<text:line-break/>tur generatio, a quo cicatrix eroditur et caro exulceratur.<text:line-break/>Quaenam igitur est talium ulcerum curatio? Alia pro-<text:line-break/>fecto nulla praeter eam quam libro de ulceribus tradidit</text:p>
      <text:p text:style-name="P12">et nos tertio therapeuticae methodi explicavimus. Exsic-<text:line-break/>cari namque postulant omnia ulcera, praecipue vero ea<text:line-break/>in quibus os affectum est. Terminus autem siccitatis est<text:line-break/>affectam ipsius ossis partem abscedere; Et vero merito<text:line-break/>tantum cavas fieri cicatrices contingit, quantam abscessus<text:line-break/>crassitudinem habuerit.<text:line-break/><text:span text:style-name="T1">r</text:span></text:p>
      <text:p text:style-name="P23">;<text:tab/>. I .<text:tab/>.<text:tab/>.1<text:tab/>..a.</text:p>
      <text:h text:style-name="Heading_20_2" text:outline-level="2">XLVI.</text:h>
      <text:p text:style-name="P14">Pui gibbi ex <text:span text:style-name="T1">asthmate aut tujst stunt ante pubertatem,<text:line-break/>intereunt.</text:span></text:p>
      <text:p text:style-name="P10">Hybos et cypbos nominare consuevit Hippocrates<text:line-break/>quos nunc omnes homines gibbosos appellitant. Etenim<text:line-break/>revera ipsis spina a tergo extuberat. Gibbo igitur ca-<text:line-break/>vum opponitur extuberanti et gibbofo repandum. Verum<text:line-break/>haec nomina de sola spina, illa vero de omnibus Graeci<text:line-break/>efferunt. Quomodo autem cyphosis seu <text:span text:style-name="T1">gibbosttas</text:span> fiat,</text:p>
      <text:p text:style-name="P12">ipse libro de articulis disseruit, ut etiam quomodo lordo-<text:line-break/>sis, scoliosis et scisis fiant, hoc est curvatio, obliquatio<text:line-break/>et concussio. Hae namque sunt propriae ac praecipuae<text:line-break/>spinae affectiones, quarum affectionum peritus esse qui<text:line-break/>velit, iis quae eo in libro scripta sunt plenius ipsum in-<text:line-break/>cumbere oportet. Nos autem nunc quae ad propositum<text:line-break/>aphorismum utilia videntur explicaturi sumus. Gibba<text:line-break/>spina fit interdum propter ictum aut casum; gibba etiam<text:line-break/>fit propter dura quaedam tubercula quae parte anteriore<text:line-break/>consistunt: a quibus si quando una vertebra prorsum tra-<text:line-break/>liatur, ea parte spinae lordosis curvatio editur', ita etiam<text:line-break/>si plures fuerint se ordine consequentes. Quum vero teu-<text:line-break/>fae vertebrae non fuerint inter se continuae, tum cypho-<text:line-break/>sis seu gibbositas formatur tantum partibus pone ceden-'<text:line-break/>tibus, quantum tensae vertebrae introrsum retorquentur.<text:line-break/>Hoc enim in omnibus duris mediocriter residitis cernitur,<text:line-break/>veluti calamis, viminibus, virgis et hujusmodi ceteris.<text:line-break/>Atque de his copiosius in expositionibus libri de articulis</text:p>
      <text:p text:style-name="P12">disseritur. Nunc vero qui ante pubertatem ex .asthmate<text:line-break/>et tussi gibbi facti suut cito interire pronunciat. Neque<text:line-break/>enim vult in his thoracem, ut ipse ait, una cum aliis<text:line-break/>augeri, atque ideo magna angustia premuntur instrumenta<text:line-break/>spirabilia. , Omnibus porro qui sponte gibbi facti sunt,<text:line-break/>hoc est quibus sine ictu vel- casu -spina affecta est com-<text:line-break/>mune existit, quod tales propter tubercula dura et coctu<text:line-break/>difficilia evaserint. Sed quum multa fit inter tubercula<text:line-break/>pro tumore, duritie et loco in quo consistunt differentia;<text:line-break/>quae dura sirnulac magna funt, protinus spiratu difficilio-<text:line-break/>res homines efficiunt. Quae vero de sua humiditate ali-<text:line-break/>quid in asperas arterias transmittunt, homines tussiculo-<text:line-break/>sos reddunt. Verum quae de sua humiditate aliquid<text:line-break/>transmittunt, plane dura non sunt, atque ideo ut suppu-<text:line-break/>rent tandemque hominem suffocent necessarium esu Quae<text:line-break/>vero nihil transmittunt, ex crassis humoribus ortum ha-<text:line-break/>bent, atque ob id .dura sunt et cruda longoque tempore<text:line-break/>citra suppurationem manentia hominem vivere sinunt.</text:p>
      <text:p text:style-name="P12">Quae vero , ut dixi, una cum tussi ortum habuerunt, ad<text:line-break/>suppurationem properant ideoque perniciosa sunt. Sic et<text:line-break/>quae cum difficili anhelitu fiunt, iis qui adhuc crescunt<text:line-break/>exitiosa existunt. Aut enim haec magna funt aut in loco<text:line-break/>thoracis vitae praeopportuno. Quum igitur pulmo una<text:line-break/>cum corde in talibus augeatur et spatium continens mi-<text:line-break/>nuatur, costis nimirum non crescentibus, fed propter glb-<text:line-break/>bum arctatis, totum pectus angustius efficientibus, tantam<text:line-break/>brevi spiritus difficultatem fieri necesse est ut homo suf-<text:line-break/>focetur et pereat. Quandoquidem fi gibbositate nondum<text:line-break/>superveniente propter solos praeter naturam tumores dys-<text:line-break/>pnoea laborabant, quid fore • putandum auctis temporis<text:line-break/>spatio tuberculis, thorace vero angustiore reddito? Porro'<text:line-break/>autem quum multae sint spirandi difficultates, constat<text:line-break/>Hippocratem solam eam asthma pro consuetudine appellare,<text:line-break/>in qua frequentiorem et crebriorem respirationem fieri<text:line-break/>contingit, lta vero nunc et in cursibus et vehementiori-<text:line-break/>bus exercitationibus homines anhelare dicunt. Qui vero</text:p>
      <text:p text:style-name="P12">post Hippocratis aetatem fuere, affectum etiam quendam<text:line-break/>diuturnum nonnulli simpliciter asthma, nonnulli ortho-<text:line-break/>pnoeam appellarunt, quum continenter citra febrem ae-<text:line-break/>groti difficile spiritum ducunt.</text:p>
      <text:h text:style-name="Heading_20_2" text:outline-level="2">LXV<text:span text:style-name="T77">I</text:span>I.</text:h>
      <text:p text:style-name="P14"><text:span text:style-name="T1">Quibus venae sectio aut purgatio confert, his vere venam<text:line-break/>sucare aut purgans medicamentum exhibere convenit.</text:span></text:p>
      <text:p text:style-name="P10">Liquet de iis qui adhuc sani, sed aegrotaturi sunt,<text:line-break/>nisi vacuentur, ipsi nunc orationem esse. Horum enim<text:line-break/>vere ineunte, anticipanda est vacuatio vel per phleboto-<text:line-break/>miam, si phlethoriris morbis corripiantur vel per purga-<text:line-break/>tionem, si morbis' sint ab humorum corruptione penden-<text:line-break/>tibus obnoxii. Nos equidem multos a morbis ita conser-<text:line-break/>vamus et incolumes tuemur, qui multos jam annos antea<text:line-break/>scmper aegrotabant; imo et podagram et arthritim adhuc<text:line-break/>incipientem nondum in articulis culto genito, per vacua-</text:p>
      <text:p text:style-name="P12">tionem multos jam annos fieri prohibuimus. Eodem modo<text:line-break/>sanguinis exscreationem, epilepsiam, melancholiam, apo-<text:line-break/>plexiam et alios ejusmodi diuturnos morbos et multis ho-<text:line-break/>minibus dictu vacuatione sustulimus. Phlebotomia igitur<text:line-break/>commune est ad plethoricos morbos auxilium; purgatio<text:line-break/>vero si generarim quidem exaudiatur unum quoddam est<text:line-break/>contra morbos remedium, non tamen si speciatim acci-<text:line-break/>piatur. Nonnullis siquidem pituitosorum humorum, qui-<text:line-break/>busdam biliosorum, aliis melancholicorum et quibusdam<text:line-break/>serosi excrementi vacuatio conducit, pro morborum qui-<text:line-break/>bus tentari consueverunt natura. Exempli gratia quidam<text:line-break/>quotannis nisi purgetur laborat melancholia, et mira<text:line-break/>nisu res est, quomodo jam ipse etiam incipientis morbi<text:line-break/>primam praesentiscat generationem, meque protinus accer-<text:line-break/>'siri jubeat, quo melancholicis humoribus expurgato, e<text:line-break/>vestigio cessat melancholia, atque huic quidem ex purga-<text:line-break/>tione haec duo commoda eveniunt, unum qnod expurgen-<text:line-break/>tur supervacanea, alterum quia excretorum acrimonia re-</text:p>
      <text:p text:style-name="P12">clusa, paululum haemorrhois pravi sanguinis aliquid ipsa<text:line-break/>etiam profundat. Nam quum solemnis ipsi et consueta sit<text:line-break/>ejusmodi excretio haemorrhoica, ejus postea suppressione<text:line-break/>melancholia orta esu , Ipsum itaque non vere solum , sed<text:line-break/>auctumno etiam purgo, quia si per haec tempora pro-<text:line-break/>priae aliquando purgationis anticipationem neglexerit, non-<text:line-break/>nulla sentiat superioris morbi symptomata. Sic mulierem<text:line-break/>etiam quandam quae cancrosum in mamma tumorem ha-<text:line-break/>bebat, quotannis vere ineunte vacuans sanavi, subinde<text:line-break/>vehementi medicamento melanagogo usus, quam quidem<text:line-break/>purgationem si quando praetermiserat, dolor ipsi profun-<text:line-break/>dus sentiebatur, atque illico accersitum me purgare se<text:line-break/>jubebat. Elephantiam quoque in allero incipientem, pri-<text:line-break/>mum phlebotomia et purgatione curavi, atque huic quot-<text:line-break/>annis purgatio unica satis erat, quae si quando neglige-<text:line-break/>retur, quam primum morbus indicationem sui edebat.<text:line-break/>Hujuscemodi igitur morbi humorum melancholicorum egent<text:line-break/>purgatione, ut epileptici et asthmatici et apoplectici pi-</text:p>
      <text:p text:style-name="P12">tuitosorum purgatione gaudent. Quidam etiam alius ae-<text:line-break/>stivo tempore femper tertiana corripi solitus jam annos<text:line-break/>multos febrem non est expertus, bile pallida per nos sub<text:line-break/>veris finem perpurgata. Tum enim tales vacuari multo<text:line-break/>praestat, quemadmodum epilepticos, apoplecticos, arthri-<text:line-break/>ticos et melancholicos et quotquot denique propter hu-<text:line-break/>morum crassitiem aegrotant, vacuari ineunte vere melius<text:line-break/>est, de quibus omnibus privatius scripsimus rn tractatu de<text:line-break/>iis qui verna vacuatione; qui quidem tractatus pars est<text:line-break/>totius operis quod de sanitate tuenda inscribitur.</text:p>
      <text:h text:style-name="Heading_20_2" text:outline-level="2">XLV<text:span text:style-name="T77">III</text:span>.</text:h>
      <text:p text:style-name="P13"><text:span text:style-name="T1">Lienosis dysenteria succedens bonum.</text:span></text:p>
      <text:p text:style-name="P10">Paulo ante hunc aphorismum explanavi, quum de eo<text:line-break/>verba facerem hunc in modum scripta: qui <text:span text:style-name="T1">lienosi dysen-</text:span></text:p>
      <text:p text:style-name="P12">teria <text:span text:style-name="T1">corripiuntur, iis oborta longa dysenteria, hydropi<text:line-break/>lienteriae succedit ac intereunt.</text:span> Quare huic nunc exposito<text:line-break/>nova iterum explanatione opus non esu</text:p>
      <text:h text:style-name="Heading_20_2" text:outline-level="2">XLIX.</text:h>
      <text:p text:style-name="P14"><text:span text:style-name="T1">Qui podagrici morbi stunt, sedata tnstarnmatione intra<text:line-break/>dies quadraginta desinunt.</text:span></text:p>
      <text:p text:style-name="P10">Podagricorum inflammationes fluxione fiunt in pedum<text:line-break/>articulos decumbente. Hanc antem fluxionem primum<text:line-break/>quidem articulationum spatia suscipiunt; deinde quae cir-.<text:line-break/>cumstant adusque cutem omnia. Quum vero articulatio-<text:line-break/>nes impleri dicimus, liquet ligamenta in orbem ipsis cir-<text:line-break/>cumposita necessario tendi. Nervos tamen et tendines<text:line-break/>iusiammarr podagricis non est verisimile, sed dolere solum<text:line-break/>quia simul cum articulationibus tenduntur: quod ex eo fit<text:line-break/>manifestum, quia podagricus convelli nunquam visus sit,</text:p>
      <text:p text:style-name="P12">id quod frequentissime nervorum et tendinum inflamma-<text:line-break/>tiones sequi consuevit. Alias curationis indicatio ipsis<text:line-break/>communis est' cum omnibus inflammatione laborantibus.<text:line-break/>Nam diicuti oportet quod in pedes destuxit, breviore<text:line-break/>quidem tempore, si tenuiori fuerit substantia, longiore<text:line-break/>vero, si crassa vel lenta; multoque longiore egebit tem-<text:line-break/>pore, si simul viscidum et crassum fuerit quod defluxit;<text:line-break/>ultra dies tamen quadraginta non prorogabitur inflamma-<text:line-break/>tionis curatio, si medicus pro suo munere ' rite omnia<text:line-break/>peragat et facilis aeger obtemperet. At carnosis partibus<text:line-break/>insidens inflammatio morborum acutorum subjicitur ter-<text:line-break/>mino, qui quartus decimus dies est, quandoquidem rarior<text:line-break/>et mollior est carnis substantia quam ligamentorum et<text:line-break/>nervorum natura. Quamobrern tardius etiam ligamento-<text:line-break/>rum’, tendinum et nervorum quum vulnerantur natura<text:line-break/>inflammari incipit et longiori ad inflammationis vigorem<text:line-break/>tempore pervenit tardiusque curatus. Qua enim ratione</text:p>
      <text:p text:style-name="P12">vix aliquid in se humoris alieni fusiipiunt, quum densae<text:line-break/>sint ac durae hujuscemodi partes ac ipsa ratione aegre<text:line-break/>quoque dimittunt. Quapropter Hippocrates podagricis in-<text:line-break/>flammationibus terminum integrae solutionis non diem<text:line-break/>quartum decimum, fed quadragesimum statuit, quia tum<text:line-break/>qui articulationibus insunt humores per ligamenta ipsus<text:line-break/>continentis vaporis in speciem vacuari oportet, tum qui<text:line-break/>in ipfa ligamen ta inciderunt. Meminit autem et in pro-<text:line-break/>gnostico quadragesimi diei, ut in quo morbi judicantur<text:line-break/>qui non sunt plane diuturni, acutorum tamen terminum<text:line-break/>excesserunt. Sed de his omnibus in opere de diebus ju-<text:line-break/>dicatoriis quam amplissime dictum esu<text:bookmark-start text:name="bookmark102"/><text:bookmark-end text:name="bookmark102"/></text:p>
      <text:h text:style-name="Heading_20_2" text:outline-level="2"><text:span text:style-name="T77">L</text:span>.</text:h>
      <text:p text:style-name="P129"><text:bookmark-start text:name="bookmark104"/><text:span text:style-name="T13">Quibus perfectum suerit cerebrum, siis f ebrem et bilis vo-<text:line-break/>mitum succedere neceffe esu</text:span><text:bookmark-end text:name="bookmark104"/></text:p>
      <text:p text:style-name="P11">Jure febricitant cerebro persecto, ratione communi, qua<text:line-break/>quacunque parte principe inflammata febris sequitur. Bi-<text:line-break/>lis vero vomitus fit ventriculo propter'societatem quam<text:line-break/>cum cerebro habet per consensum affecto, ore praesertim<text:line-break/>ipsius in quo ex cerebro conjugatio quaedam nervorum<text:line-break/>majusculorum inseritur. Sed alias etiam propter magnos<text:line-break/>dolores et vehementem moerorem excrementum biliosum<text:line-break/>consuevit in ventriculum confluere, multoque magis si<text:line-break/>ipse imbecillitate laboret. Ad ea enim quae infirma sunt<text:line-break/>partium vicinarum feruntur excrementa, praesertim si te-<text:line-break/>nui substantia constent, qualis humor biliosus est et cum<text:line-break/>eo qnidquid est serosi excrementi, quod per vomitiones<text:line-break/>hili saepe permiscetur, raroque admodum bilem sinceram<text:line-break/>sine seroso excremento evomi cernere esu Apparet autem<text:line-break/>etiam in bene valentibus," biliosiore praesertim natura<text:line-break/>praeditis ubi diutius cibo abstinuerunt tales ventriculum<text:line-break/>humores recipere. Id vero ipsis produnt tum vellicatio-<text:line-break/>nes tum vomitus. At non folum cerebro vulnerato bi-</text:p>
      <text:p text:style-name="P11">lem vomunt, sed dura etiam membrana ipsi circumposita<text:line-break/>quae- multis partibus cuni cerebro cohaerens quam citissi-<text:line-break/>me sua ipsi mala impertit. Quia vero Erasistrati sectato-<text:line-break/>res meningas nervorum principia statuunt, solam vulnera-<text:line-break/>tam crassiorem meninga.talia propter suam ipsius naturam<text:line-break/>inquiunt afferre symptomata. Quod si quando in cere-<text:line-break/>brum vulnus penetraverit, ita etiam quod utraque meninx<text:line-break/>illud prius exceperit, enumeraturum affectionum genera-<text:line-break/>' tionem sequi contendent. Dixi autem sectatores Erasi-<text:line-break/>strati isthaec dicturos esse et non ipsum Erasistratum, quia<text:line-break/>jam senex erat et quo tempore ipsi de divisionibus libros<text:line-break/>scriptos esse ajunt, cerebrum pronunciavit nervorum esse<text:line-break/>principium. De his etiam fusius in Hippocratis librum<text:line-break/>de anatome commentariis dictum esu</text:p>
      <text:h text:style-name="P4" text:outline-level="2">LI.</text:h>
      <text:p text:style-name="P14"><text:span text:style-name="T1">Quibus sanitate fruentibus derepente capitis dolores ob-<text:line-break/>oriuntur et illico muti stant ac stertunt, intra dies se-<text:line-break/>ptem, nist febris succejsurit, intereunt.</text:span></text:p>
      <text:p text:style-name="P10">Mutos Hippocrates appellere consuevit non quibus<text:line-break/>fola vox oblaefa fit, verum per excellentiam quandam una<text:line-break/>cum hujus, laesione omnes voluntarias actiones nobis in-<text:line-break/>telligendas deserti quibus utique sensus interdum non de-<text:line-break/>perditur. Ipse siquidem dicebat mutos interdum esse sen-<text:line-break/>tientes contingere; fed saepenumero utrumque et motum<text:line-break/>et fensum laesionem pati, quem affectum apoplexiam no-<text:line-break/>minant. Est autem haee duplex: una quidem debilis,<text:line-break/>illa vero fortis; proinde dixit; <text:span text:style-name="T1">salvere apoplexiam fortem<text:line-break/>est impofstbile, debilem nero non sucile.</text:span> Videtur autem<text:line-break/>nunc fortis apoplexiae indicium apposuisse, quod est ster-<text:line-break/>tere, qnod etiam profunde dormientibus accidit, fecun-</text:p>
      <text:p text:style-name="P12">dum affectionis similitudinem. Quamquam enim diverso<text:line-break/>modo uterque fit somnus et apoplexia , nihilominus ali-<text:line-break/>quid commune, ad quod stertor consequitur. Id autem<text:line-break/>utrique commune, actionis et nervorum imbecillitas. At-<text:line-break/>que de his uberius in opere de locis affectis dictum <text:span text:style-name="T1">esu<text:line-break/></text:span>Nunc vero quantum ad aphorisrni explicationem necessa-<text:line-break/>rium est dicetur. Quibus famis derepente capitis dolor<text:line-break/>quidam oboritur, ejus rei causa ad flatulentum spiritum<text:line-break/>praesertim referenda est, sed jam quoque ad materiae<text:line-break/>confertim effluentis multitudinem, quam etiam nunc in-<text:line-break/>cerebrum delatum fuisse symptomata indicant quae post<text:line-break/>dolorem accesserunt, quibus et materiam aliquam pituito-<text:line-break/>sam simul esse innotescit, proindeqne superveniens febris<text:line-break/>eam solvit affectionem, ut quae tum flatulentum fpiritum,<text:line-break/>tum pituitosos humores excalefaciat, attenuet, discutiat.<text:line-break/>Id autem fit tribus noununquam diebus aut quatuor, in-<text:line-break/>terdum etiam pluribus, nou tamen ultra septimum proce-<text:line-break/>dit diem; quia quae pars laborat est princeps; ejusmodi</text:p>
      <text:p text:style-name="P12">vero partes diuturnos simul et vehementes morbos non<text:line-break/>ferunt, ut saepe a nobis ostensum esu</text:p>
      <text:h text:style-name="Heading_20_2" text:outline-level="2">LII.</text:h>
      <text:p text:style-name="P14">(leae <text:span text:style-name="T1">per somnos in oculis subapparent, etiam spectanda<text:line-break/>sunt. Si quid enim albi non commifsts palpebris sub-<text:line-break/>appareat, neque id ex diarrhoea aut medicamenti po-<text:line-break/>tione contingat, pravum stgnum est et admodum letale.</text:span></text:p>
      <text:p text:style-name="P10">Aut ob palpebrarum siccitatem aut propter facultatis<text:line-break/>ipsas moventis imbecillitatem aliquid subapparet in oculis<text:line-break/>integre claudi non valentibus. Ob hanc enim causam<text:line-break/>alvi etiam profluviis et medicamentorum purgantium po-<text:line-break/>tionibus de oculorum albo aliquid conspicitur, quum dor-<text:line-break/>miunt. Totum enim corpus exsiccatur ac talibus vacua-<text:line-break/>tionibus vires imbecilles redduntur. Amplius autem sicci-<text:line-break/>tas palpebris sub sidet quod hae natura siccae. Quemad-</text:p>
      <text:p text:style-name="P12">modum enim exsiccata coria vix extenduntur, eodem quo-<text:line-break/>que modo ejusmodi partes. Quin etiam quod laborante<text:line-break/>facultate non solum oculos, fed os etiam exacte claudere<text:line-break/>nequeunt, unde hiante ore dormiunt, liquet unicuique rei<text:line-break/>naturam diligentius animadvertere volenti.</text:p>
      <text:h text:style-name="Heading_20_2" text:outline-level="2">LllI.</text:h>
      <text:p text:style-name="P24"><text:span text:style-name="T1">Quae deliria cum visu stunt, tutiora, quae cum studio,<text:line-break/>periculosiora.<text:tab/>______</text:span></text:p>
      <text:p text:style-name="P10">Nulla deliria tuta sunt, minue periculosa quae cum<text:line-break/>risu concitantur, velut audacia, quemadmodum ipse ap-<text:line-break/>pellitat, omnium periculosissima. In amborum medio sunt<text:line-break/>quae cum studio existunt. Porro fiunt omnia affecto ce-<text:line-break/>rebro, sive primario et per se, sive secundario et per<text:line-break/>consensum; differunt autem ab invicem causis ipsis essi-</text:p>
      <text:p text:style-name="P12">cientibus. Quae namque a solo calore citra pravum hu-<text:line-break/>morem oboriuntur desipientis quodammodo similes sunt<text:line-break/>quae vini potiones sequuntur. ’ Quae vero' ob flavam bi-<text:line-break/>lem cum studio perficiuntur, quae bilis flava, si multum<text:line-break/>exuratur, ut jam ad atrae naturam magis accedat, furio-<text:line-break/>sae admodum et immanes fiunt delirationes. Nam quae<text:line-break/>aliis in libris de atra bile definita funt, ea in memoriam<text:line-break/>revocanda funt, quod quaedam ex flava bile superassata<text:line-break/>gignatur, quae omnium est teterrima, alia- vero ex san-<text:line-break/>guinis, ut quispiam dixerit, coeno et faece: quae quidem<text:line-break/>crassiore quam altera constet fubstantia, fed multum a<text:line-break/>qualitatis malignitate recedat. Dictum est praeterea bilem<text:line-break/>quae veluti faex est sanguinis, si sincere et proprie loqua-<text:line-break/>mur, nondum nos atram bilem, sed humorem melancho-<text:line-break/>licum''appellare, nominibus vero abusos atram bilem in-<text:line-break/>terdum quoque vocare; quandoquidem nisi prius vacuetur,<text:line-break/>atra paulo post evasura est.</text:p>
      <text:h text:style-name="P4" text:outline-level="2">LlV.</text:h>
      <text:p text:style-name="P13"><text:span text:style-name="T1">In morbis acutis cum febra gemebundae spirationes malum.</text:span></text:p>
      <text:p text:style-name="P10">Saepe pueri quo tempore plorant interrupto spiritu<text:line-break/>inspirare conspiciuntur, exsurgente medio thorace, deinde<text:line-break/>rursum integrae respirationi quod deest adjiciente, quod<text:line-break/>ipse in epidemiis in hunc modum edixit: <text:span text:style-name="T1">gemina intro<text:line-break/>spiritus revocatio, quasi super inspirantibus.</text:span> Hoc autem<text:line-break/>fit interdum ob facultatis laborem., interdum ob instru-<text:line-break/>mentorum duritiem, interdum vero ambabus causis con-<text:line-break/>currentibus, fed et nonnunquam propter convulsivum ali-<text:line-break/>quem musculorum thoracis affectum oboritur. Etenim<text:line-break/>imbecilla facultas quum semel thoracem tantum attollere<text:line-break/>non potuerit, quantum ad usum animal requirit medio<text:line-break/>primum subsistit opere et aliquantisper quiescit; deinde<text:line-break/>rursum se effert impetu- Ac durum organum quum prom-<text:line-break/>pte dilatantem facultatem non sequatur, ab ipsa violen-<text:line-break/>tius concussum dilatatur. Sed quid de con vulsivo^astectu,</text:p>
      <text:p text:style-name="P12">quod talem respirationem efficiat dicendum est? : Nam si<text:line-break/>frigus thoracis musculos vel etiam nervos invaserit, duri-<text:line-break/>ties quaedam instrumentis oborietur et motus convulsivns<text:line-break/>quem tum febris tum calida auxilia sanare consueverunt.<text:line-break/>At si his febris conjuncta sit, musculorum thoracis aut<text:line-break/>nervorum perfrigerationem causari non sinit, fed vel du-<text:line-break/>ritiem obortam vel facultatis imbecillitatem vel convulsi-<text:line-break/>vum affectum. Quidquid vero horum in causa fuerit, bo-<text:line-break/>num' non est in morbo acuto accidere. Si igitur de sola<text:line-break/>enunciata spirabilium instrumentorum motione gemebunda<text:line-break/>respiratio ab ipso pronunciata sit, ea jam explicationis<text:line-break/>finem habet; si vero etiam cum tali quodam sonitu, qua-<text:line-break/>lis plorantibus editur, ab ipso proditam respirationem<text:line-break/>fieri velit, praeter dictas causas quandam etiam dolorifi-<text:line-break/>cam affectionem indicabit, qua tamquam flentes aut ge-<text:line-break/>mentes aut aliquem mixtum ex ambobus Ionum edentes<text:line-break/>ita respicant.</text:p>
      <text:h text:style-name="P4" text:outline-level="2">LV.</text:h>
      <text:p text:style-name="P129"><text:bookmark-start text:name="bookmark106"/><text:span text:style-name="T13">Podagrici aspectus vere et auctumno </text:span><text:span text:style-name="T13">plerumque </text:span><text:span text:style-name="T13">moventur.</text:span><text:bookmark-end text:name="bookmark106"/></text:p>
      <text:p text:style-name="P10">Podagrici affectus, quemadmodum et omnes alii arti-<text:line-break/>culares vere augentur, ideoque ipse superius in morbo-<text:line-break/>rum vernalium enumeratione articulatim meminit, in qui-<text:line-break/>bus videlicet podagrici continentur. Concitantur tamen<text:line-break/>interdum etiam autumno, quibus per oporarn cacochymia<text:line-break/>quaedam <text:span text:style-name="T1">coacervata</text:span> fuerit A nobis enim commentariis<text:line-break/>de facultatibus naturalibus demonstratum est singulis par-<text:line-break/>tibus, quemadmodum alias quasdam facultates, ita facul-<text:line-break/>tatum eorum expultricem esse quae molesta sunt. Molesta<text:line-break/>vero sunt alia quaedam multitudine, alsa vero aliena qua-<text:line-break/>litate. Secundum utrumque igitur tum iis qui hiberno<text:line-break/>tempore pravo victu usi sint, per oporarn diuturni affectus<text:line-break/>concitantur, fusis humoribus et mox a fortioribus ad lo-</text:p>
      <text:p text:style-name="P12">cos imbecilliores protasis. Secundum alterum vero, au-<text:line-break/>tumnali tantum tempestate.</text:p>
      <text:h text:style-name="Heading_20_2" text:outline-level="2">LVI.</text:h>
      <text:p text:style-name="P14"><text:span text:style-name="T1">Morbis melancholicis per has tempestates</text:span> periculosi <text:span text:style-name="T1">decu-<text:line-break/>bitus aut apoplexiam corporis aut convulsionem aut<text:line-break/>maniam aut caecitatem denunciant.</text:span></text:p>
      <text:p text:style-name="P10">Fiunt etiam propter pituitosum humorem apoplexiae,<text:line-break/>convulsiones et caecitates; fiunt quoque propter melan-<text:line-break/>cholicum, quoniam utrisque communis est affectus, non<text:line-break/>tamen maniae affectus est communis. Nunquam enim hic<text:line-break/>affectus oh pituitosum humorem conflatur, quum ad sui<text:line-break/>generationem humore proritante ac mordente opus habeat.<text:line-break/>Talis autem scmper quidem est flava bilis; non semper<text:line-break/>vero humor melancholicus, sed quum supra modum aut<text:line-break/>exustus aut putrefactus malignam qualitatem induerit.</text:p>
      <text:h text:style-name="P4" text:outline-level="2">LVII.</text:h>
      <text:p text:style-name="P14"><text:span text:style-name="T1">Apoplectici vero maxime fiunt aetate a quadragesimo<text:line-break/>anno adusuue sexagesimum.</text:span></text:p>
      <text:p text:style-name="P10">Non omnem apoplexiam, sed solam praedictam, quae<text:line-break/>ex sola fit atra bile, pronunciatam aetatem agentibus or-<text:line-break/>tum habere contingit, quia per eam potissimum scatet<text:line-break/>atrae bilis humor, quemadmodum etiam per autumnum.<text:line-break/>Sed ut simpliciter dicanr, plures senes apoplexia percel-<text:line-break/>luntur. Si igitur vera futura sit oratio, ea cum prae-<text:line-break/>cedenti aphoristno conneclenda est, ac si ita diceretur:<text:line-break/><text:span text:style-name="T1">morbis melancholicis per. has tempestates periculosi humo-<text:line-break/>rum decubitus corporis apoplexiam, quae homines a qua-'<text:line-break/>dragestmo anno adusuue sexagesimum invadit.</text:span></text:p>
      <text:h text:style-name="Heading_20_2" text:outline-level="2">LVIll.</text:h>
      <text:p text:style-name="P13"><text:span text:style-name="T1">Si omentum excidat, necestsumo putrescit.</text:span></text:p>
      <text:p text:style-name="P11">Propter sermonis brevitatem falsus is esse videbitur<text:line-break/>aphorismus, qui non recte ipsum perceperint. Quod enim<text:line-break/>dicitur est hujusmodi: <text:span text:style-name="T1">quum omentum exciderit,</text:span> hoc est<text:line-break/>quum nudatum fuerit et extra peritonaeum promicuerit,<text:line-break/>illud reductum' sanum ac salvum permanere probabile non<text:line-break/>estf, quemadmodum si quid aliud velut intestinum aut vi-<text:line-break/>sceris lobus foras promineat. Haec namque nisi longo<text:line-break/>tempore perfrixerint; pristinum statum recuperant, abdo-<text:line-break/>minis ruptura ad cicatricem perducta. Omentum vero si<text:line-break/>vel minimo tempore nudetur, repositum putrescit. Quam<text:line-break/>ob causam medici partem ipsius nudatam praecidunt. Hanc<text:line-break/>igitur, sententiam habet aphorismus minus distincte hoc<text:line-break/>textu pronunclatus. Si quis vero proferat fe nonnunquam<text:line-break/>omentum pauco tempore prolapsum vidisse, deinde repo-'<text:line-break/>situm non computruisse, enunciationis quidem Hippocra-<text:line-break/>tis 'perpetuitatem sustulerit; verum tamen observaveris,<text:line-break/>illud plerumque contingere: <text:span text:style-name="T1">ut prolapsum suras omentum<text:line-break/>putrescat-,</text:span> idque huic aphorismo cum ceteris ab Hippocrate</text:p>
      <text:p text:style-name="P12">proditis commune est, ut ex dictionis forma perpetuitas<text:line-break/>ostendatur, etiamsi ree ipsae non scmper eodem modo;<text:line-break/>sed interdum etiam aliter licet raro eveniant.</text:p>
      <text:h text:style-name="Heading_20_2" text:outline-level="2">LIX.</text:h>
      <text:p text:style-name="P129"><text:bookmark-start text:name="bookmark108"/><text:span text:style-name="T13">Quibus ab ischiade diuturna vexatis ischium e proprio<text:line-break/>loco excidit atque rursus incidit, iis muci innascuntur^</text:span><text:bookmark-end text:name="bookmark108"/></text:p>
      <text:p text:style-name="P10">Saepe in articulis humor pituitosus coacervatur, quem<text:line-break/>mucum appellat, quo inebriata articulationis ligamenla<text:line-break/>laxiora redduntur proindeque facile cavitate sua articulus<text:line-break/>excidit ac incidit rursus non difficile; quae sane nunc<text:line-break/>ischiadicis ita affectis ait accidere. Quum vero ischium<text:line-break/>ait excidere, articulus ifchii lutelligendus est, quo etiam<text:line-break/>mbdo libro de articulis dicebat; humeri autem articulum<text:line-break/>uno modo elabi scio, quod perinde est ac si articulum<text:line-break/>qui in humero habetur dixisset.</text:p>
      <text:h text:style-name="P4" text:outline-level="2">LX.</text:h>
      <text:p text:style-name="P14"><text:span text:style-name="T1">Quibus ischiade diuturna vexatis ischium excidit, iis crus<text:line-break/>tabescit et claudicant, nist urantur.</text:span></text:p>
      <text:p text:style-name="P25"><text:span text:style-name="T17">1</text:span><text:span text:style-name="T1"><text:tab/>" —r " —</text:span></text:p>
      <text:p text:style-name="P10">Hunc aphorismum a superiore sejungere non decet,''<text:line-break/>sed ipsos simul in unam orationem conjunctos ita acci-<text:line-break/>pere. Vult enim enunciare, quibus ischiadicis propter<text:line-break/>muci copiam articulus excidit rursurnque incidit, processu<text:line-break/>temporis crus tabescere necesse est, nisi antevertentes<text:line-break/>ustione mucum exsiccemus, quod et libro de articulis in<text:line-break/>brachio jugiter excidente effici consulebat Etenim etiam<text:line-break/>utrobique eadem vis est orationis, qua ipse super ischium<text:line-break/>ustionem fieri consulit, ut libro de articulis docebat;<text:line-break/>tum ut mucosa illuvies absumatur, tum ut cutis laxitas<text:line-break/>in quam articulus elabebatur per adustionem ad conten-<text:line-break/>fionem ducta articulum arctet et loco moveri prohibeat.</text:p>
      <text:p text:style-name="P12">Quod fi ob muci copiam ischium eluxatum diutius man-<text:line-break/>serit, id profecto cruris claudicatio fuerit, quam necessa-<text:line-break/>rio ejusdem atrophia sequetur, quomodo aliis etiam om-<text:line-break/>nibus accidit, quae naturalibus motibus privata fuerint.</text:p>
      <text:h text:style-name="P3" text:outline-level="1"><text:bookmark-start text:name="bookmark110"/>HIPPOCRATIS APHORISMI ET<text:line-break/>GALENI IN EOS COMMEN-<text:line-break/>TARII.<text:bookmark-end text:name="bookmark110"/></text:h>
      <text:p text:style-name="P13">Qui prope omnes aphorismorum enarrationes ante nos<text:line-break/>scripIerunt, initio quidem longius quam utilitatis ferat<text:line-break/>ratio, commentarios protrahunt; in progressu vero fatiscen-<text:line-break/>tes ita remittunt, ut primo quidem ad utilitatem usque<text:line-break/>solum procedant; deinde scrie id imperfectius moliantur;<text:line-break/>postremo denique expositiones ita concidunt, ut ex apho-<text:line-break/>rifmis nonnullos adulterinos esse palamque falsos, ne-<text:line-break/>quaquam animo percipiant. Verum quemadmodum dispu-</text:p>
      <text:p text:style-name="P12">tationibus fessi prompte ad omnia adnuunt, sic etiam<text:line-break/>quoscnnque scriptos aphorismos invenerint, omnes admit-<text:line-break/>tunt et ad ultimam propriarum interpretationum brevi-<text:line-break/>loquentiam deveniunt, prioris loquacitatis obliti. At<text:line-break/>vero nos quum alias ipsorum ineptias vitare conati su-<text:line-break/>mus, tum omnes explanationes aequabiliter efficere studui-<text:line-break/>mus, , quae tum vera tum simul arti perutilia spectarent<text:line-break/>et interpretatione in sammam orationis brevitatem mi-<text:line-break/>nime cogerentur, haec enim concisa brevitas libro, non<text:line-break/>commentario convenit, neque in tantam verborum proli-<text:line-break/>xitatem proferrent, quantam illi per explanationum ini-<text:line-break/>tia instituerunt. Sed quod in omnibus commentariis<text:line-break/>optime laudatur, quodque unicuique tractatui symmetriam<text:line-break/>servat, illud a principio ad finem usque servare studuimus.</text:p>
      <text:h text:style-name="Heading_20_2" text:outline-level="2">I.</text:h>
      <text:p text:style-name="P130"><text:bookmark-start text:name="bookmark112"/>In acutis m<text:bookmark-start text:name="__DdeLink__71393_1769799422"/>orbis extremarum <text:bookmark-end text:name="__DdeLink__71393_1769799422"/>partium frigus malum.<text:bookmark-end text:name="bookmark112"/></text:p>
      <text:p text:style-name="P11">In morbis diuturnis, qui praesertim sine febre funt,<text:line-break/>et per hiemem et aetatem senilem extremam corporis<text:line-break/>partes, veluti nares, auriculas, pedes et summas manus<text:line-break/>frigidas fieri nihil absurdum. Non tamen in acutis me-<text:line-break/>diocre malum est, fed admodum perniciosum symptoma,<text:line-break/>quod vehementissimis vifcerurn inflammationibus oboritur.<text:line-break/>Acutos autem morbos vocari pronunciat ipse, quorum fe-<text:line-break/>bres maximam partem sunt continuae; in quibus quum<text:line-break/>citra magnam inflammationem suerint, non modo non<text:line-break/>refrigerari extrema, verum etiam peruri accidit. Quum<text:line-break/>vero inflammationis calor adeo vehemens sit, ut, ad sc<text:line-break/>curcurbitulae inster ex toto corpore fanguinern attrahat,,<text:line-break/>iis ita affectis viscera peruruntur,, extrema vero frigefcunt<text:line-break/>propter sanguinis intro ad viscera se recipientis inopiam,<text:line-break/>atque eorum plurimi ne operimenta quidem ferunt propter<text:line-break/>incendium luflammationis viscera obsidentis.</text:p>
      <text:h text:style-name="P4" text:outline-level="2">II.</text:h>
      <text:p text:style-name="P129"><text:bookmark-start text:name="bookmark114"/><text:span text:style-name="T13">Propter os aegrotans caro livida malum.</text:span><text:bookmark-end text:name="bookmark114"/></text:p>
      <text:p text:style-name="P10"><text:span text:style-name="T1">Non</text:span> enim ob mediocrem ossium laesionem, sed ob<text:line-break/>magnam cariem talis coloris species circumstantibus car-<text:line-break/>nibus oboritur, exstincto videlicet calore nativo.</text:p>
      <text:h text:style-name="Heading_20_2" text:outline-level="2">III.</text:h>
      <text:p text:style-name="P13">A vomitu singultus et oculorum <text:span text:style-name="T1">rubor malum.</text:span></text:p>
      <text:p text:style-name="P10">Qualis affectio musculis est convulsio, talis est stoma-<text:line-break/>cho singultus, qui humoribus nonnunquam totum ventri-<text:line-break/>culum infestantibus oboritur, saepius vero os ipsius et sto-<text:line-break/>machum; quibus per' vomitiones ejectis statim singultu<text:line-break/>liberatur; qui si neque per isses cesset, ex duobus alte-<text:line-break/>rum denunciat aut cerebrum nervorum principium aut</text:p>
      <text:p text:style-name="P12">ventriculum non mediocrem pati inflammationem. Ocu-<text:line-break/>lorum vero rubor utriusqne sequitur affectiones, sed illam<text:line-break/>magis cerebri phlegmonodem.</text:p>
      <text:h text:style-name="Heading_20_2" text:outline-level="2">IV.</text:h>
      <text:p text:style-name="P129"><text:bookmark-start text:name="bookmark116"/><text:span text:style-name="T13">Horror post sudorem non utilis.</text:span><text:bookmark-end text:name="bookmark116"/></text:p>
      <text:p text:style-name="P10">Decretoria quae non decernunt partim- letalia esse<text:line-break/>partim difficilis judicii ab ipso pronunciatum est, quod<text:line-break/>natura in ejusmodi affectionibus vi morbi evicta succumbat.</text:p>
      <text:h text:style-name="Heading_20_2" text:outline-level="2">V.</text:h>
      <text:p text:style-name="P129"><text:bookmark-start text:name="bookmark118"/><text:span text:style-name="T13">A mania dysenteria aut hydrops aut ecstasis bonum.</text:span><text:bookmark-end text:name="bookmark118"/></text:p>
      <text:p text:style-name="P10">Dysenteriam quidem hydropem translationis materiae<text:line-break/>ratione, maniae remedium esse rationi non reluctatur,<text:line-break/>quum a capite .deorsum <text:span text:style-name="T1">noxii</text:span> humores transferantur.<text:line-break/>Mentis autem emotionem feu ecstasin nullo modo, maniae</text:p>
      <text:p text:style-name="P26">solutionem esse, imo magis quivis dixerit incrementum<text:line-break/>esse. At profectos si revera Hippocrates vehementem ma-<text:line-break/>niam ecstasin appellaverit, qnendam moderata mania, qua<text:line-break/>prius detinebatur, ita liberatum fuisse novimus, ratiocr-<text:line-break/>nationeque collegimus ex vehementi causarum maniam<text:line-break/>efficientium motu solutionem subsequutam suisse, quem-<text:line-break/>admodum lu morbis acutis vehementissima symptomata<text:line-break/>bonas interdum crises efficere solent. <text:span text:style-name="T16">1</text:span> r -<text:tab/> r-</text:p>
      <text:h text:style-name="Heading_20_2" text:outline-level="2">VI.</text:h>
      <text:p text:style-name="P27"><text:span text:style-name="T1">In morbo diuturno ciborum fastidium et stncerae dejectio-<text:line-break/>nes malum.<text:tab/></text:span><text:span text:style-name="T1">....</text:span></text:p>
      <text:p text:style-name="P10">Ipsum per fe cibi fastidium in morbis diuturnis pra-<text:line-break/>vum signum est. Jis siquidem qui ab hujusmodi morbis<text:line-break/>evasuri funt, contrarius affectus, vehementior scilicet ci-<text:line-break/>borum appetentia solet accidere. Quare haud bonum est<text:line-break/>ciborum fastidium, multo certe minus quum etiam pravae</text:p>
      <text:p text:style-name="P11">sunt dejectiones. Sinceras autem dejectiones nominavit<text:line-break/>nulli aquosae humilitati permixtas, eo solo qui vacuatur<text:line-break/>humore, sive bilioso sive melancholico sive porraceo<text:line-break/>sive bile aeruginosa dicta, intestina pervadente.- Nam<text:line-break/>ejusmodi dejectiones omnem nativam humiditatenr a fe-<text:line-break/>brili calore exusiam er-consumptam esse indicant.</text:p>
      <text:h text:style-name="Heading_20_2" text:outline-level="2">Vll.</text:h>
      <text:p text:style-name="P10">Ex <text:span text:style-name="T1">multo potu rigor et delirium malum.</text:span></text:p>
      <text:p text:style-name="P10">Quod polyposia non copiosam aquae, sed vini potio-<text:line-break/>nem significet, patet omnibus. Delirant autem nonnulli<text:line-break/>hujusmodi potionibus tum sanguine tum spiritu calido<text:line-break/>oppleto capite. Ob hanc ipsam causam calidiores etiam<text:line-break/>- redduntur praecipue quidem capite, sed- jam universo,<text:line-break/>etiam corpore. Ex his rari sunt qui cum delirio rigeant,<text:line-break/>in quibus calor nativus non incenditur, fed copia exstin-</text:p>
      <text:p text:style-name="P12">guitur, quemadmodum ignem lignorum multitudine con-<text:line-break/>jecta obrui et lucernae flammulam oleo affatim et repente<text:line-break/>offuso opprimi cernimus.</text:p>
      <text:h text:style-name="Heading_20_2" text:outline-level="2">V<text:span text:style-name="T101">II</text:span>I.</text:h>
      <text:p text:style-name="P14">Ex tuberculi <text:span text:style-name="T1">introrsum ruptione exsolutio, vomitio et animi<text:line-break/>defectio oboritur..</text:span></text:p>
      <text:p text:style-name="P10">Tuberculum nominavit quod in aliis textibus ipse<text:line-break/>empyema, hoc est suppurationem appellare consuevit.<text:line-break/>Ipsius vero introruptionem in ventriculum effusionem in-<text:line-break/>telligit. Hauc enim sequitur vomitio. Quemadmodum<text:line-break/>quae in thoracem et pulmonem fiunt tuberculorum ru-<text:line-break/>ptiones, non vomitiones, sed tussim necessario concitant,<text:line-break/>saepe vero suffocationem invehunt: sic etiam quae in in-<text:line-break/>testina fiunt empyematum ruptiones puris dejectionem effi-<text:line-break/>ciunt. Porro omnium ruptionum communis est tum vi-<text:line-break/>rium exfolutio tum animi defectus propter vitalis spiri-<text:line-break/>tus excretionem, ut alibi demonstratum est.</text:p>
      <text:h text:style-name="P4" text:outline-level="2">IX.</text:h>
      <text:p text:style-name="P13"><text:span text:style-name="T1">Ex sanguinis profluvio deliratio aut etiam</text:span> convulsio malum.</text:p>
      <text:p text:style-name="P10">Hic aphorismus nobis ad fidem faciendam magnopere<text:line-break/>confert, delirationem nonnunquam ob defectum fieri con-<text:line-break/>simili modo quo artuum tremores. Hi namque nitus<text:line-break/>propter facultatis ipsus moventis imbecillitatem infirmas<text:line-break/>habent motiones, cerebrum vero errabundas. Quapropter<text:line-break/>neque vehemens est hoc desipientiae genus, sed modera-<text:line-break/>tum , atque, ut quispiam diceret, delirium. Ipse siquidem<text:line-break/>moderatam desipientiam delirationem appellare consuevit.<text:line-break/>Si quando igitur tali desipientiae convulsio accesserit, om-<text:line-break/>nino desperata res esu Quaedam igitur exemplaria per<text:line-break/>et conjunctionem copulativam scripta sunt, quaedam vero<text:line-break/>per <text:span text:style-name="T1">vel</text:span> disjunctivam nominatam habent, qua desipientia<text:line-break/>post sanguinis fluxum symptoma minime bonum est, etiam<text:line-break/>si sola contigerit. Multo sane magis convulsio, etiam si<text:line-break/>absque desipientia facta fuerit. Maximum denique malum</text:p>
      <text:p text:style-name="P12">est, si utriusque conventus oboriatur. Quandoquidem<text:line-break/>sola etiam convulsio ob immoderatam vacuationem facta<text:line-break/>symptoma est pernielosissimum; nam desipientia mluus<text:line-break/>malum est.</text:p>
      <text:h text:style-name="Heading_20_2" text:outline-level="2">X.</text:h>
      <text:p text:style-name="P14"><text:span text:style-name="T1">Ab </text:span><text:span text:style-name="T1">ileo </text:span><text:span text:style-name="T1">vomitio aut </text:span><text:span text:style-name="T1">singultus aut </text:span><text:span text:style-name="T1">convulsio aut </text:span><text:span text:style-name="T1">desipientia<text:line-break/>malum.</text:span></text:p>
      <text:p text:style-name="P10">In ileis nihil subit deorsum idque hujus affectionis<text:line-break/>proprium est inseparabile. Vomitus autem non semper<text:line-break/>adest, sed quum perniciofe aegrotant. Quod fi vehemen-<text:line-break/>tius nausea ac morsu distorqueantur, stercus ipsis tum<text:line-break/>remeat tum singultiunt. Nonnulli vero etiam desipiunt<text:line-break/>et convelluntur, principio nervorum, propter stomachi<text:line-break/>vitium affecto. Haec vero symptomata fieri videntur in-<text:line-break/>festinis, quibus insidet talis affectus, a <text:span text:style-name="T1">fele</text:span> stercus depel-<text:line-break/>lere appetentibus, temporis longitudine molestum, neque<text:line-break/>propter factam in partibus inferioribus viae coarctationem,<text:line-break/>illuc transmittere nequeuntibus, fed coactis inverfo na-</text:p>
      <text:p text:style-name="P12">turae ordine violenter moveri et ad, loca superiora no-<text:line-break/>xiam materiam extrudere.</text:p>
      <text:h text:style-name="Heading_20_2" text:outline-level="2">X<text:span text:style-name="T77">I</text:span>.</text:h>
      <text:p text:style-name="P13">A <text:span text:style-name="T1">pleuritide peripneumonia malum.</text:span></text:p>
      <text:p text:style-name="P10">In plurimis quidem exemplaribus ad aphorifmi finem<text:line-break/>adjectum est malum; in quibusdam vero ita simpliciter<text:line-break/>scribitur; volentibus qui sic scribunt non esse bonum vel<text:line-break/>malum peripneumonlam pleuritidi supervenientem nunc<text:line-break/>Hippocratem docere, fed simpliciter hoc ipse unum tantum<text:line-break/>pleuritin scilicet in peripneumoniam transmutari solere<text:line-break/>aut pleuritidi peripneumoniam supervenire. Degenerat<text:line-break/>igitur morbus, quum priore, cessante succedit alter; suc--<text:line-break/>cedit autem quum priore permanente alter accedit. Ve-<text:line-break/>rum hoc loco videtur Hippocrates- de supervenientibus<text:line-break/>agere, quibus statim ab initio malis esse accidit. Quare</text:p>
      <text:p text:style-name="P12">etiam si hoc nomen malum non adjiciatur, sit tamen vel<text:line-break/>subaudiendum, quomodo vulgo enunciatur, vel potestate<text:line-break/>significari existimandum. Omnis enim ejusmodi superve-<text:line-break/>nientium ortus non parvos nec faciles, fed magnos et<text:line-break/>malignos morbos loquitur. Exempli gratia ne a proposi-<text:line-break/>tis hoc apborifmo affectibus recedam, quum is humor qui<text:line-break/>pleuritin procreat pleuris contineri nequeat, pars ejus<text:line-break/>aliqua ad pulmonem etiam pervenit, unde sequitur peri-<text:line-break/>pneumonia, quam tamen non admodum pleuritis fequi<text:line-break/>solet; facili quidem et miti peripneumonia totus humor<text:line-break/>noxius tussi rejectus expurgatur; exitiali vero ac perni-<text:line-break/>ciosa prius aeger fuffocatur, quam membranae costas fuc-<text:line-break/>cingentes afficiantur.</text:p>
      <text:h text:style-name="Heading_20_2" text:outline-level="2">XII.</text:h>
      <text:p text:style-name="P129"><text:bookmark-start text:name="bookmark120"/><text:span text:style-name="T73">A </text:span><text:span text:style-name="T13">peripneumonia phrenitis malumr</text:span><text:bookmark-end text:name="bookmark120"/></text:p>
      <text:p text:style-name="P10">Quum a calido humore fit peripneumonia, ea multis<text:line-break/>vaporibus in caput sublatis replet cerebrum et phrenitis:</text:p>
      <text:p text:style-name="P12">dem efficit. Quae vero cetera ad prius pronunciatum<text:line-break/>aphorismum non huic solum, sed et sequentibus commu-<text:line-break/>nia sunt.</text:p>
      <text:h text:style-name="Heading_20_2" text:outline-level="2">XIII.</text:h>
      <text:p text:style-name="P13">A <text:span text:style-name="T1">vehementibus ardoribus</text:span> convulsio <text:span text:style-name="T1">aut tetanus malum.</text:span></text:p>
      <text:p text:style-name="P10">Plurimi interpretes hunc aphorismum ita scriptum<text:line-break/>esse noverunt; Marinus vero propter vulnera scribit. Et-<text:line-break/>enim sequentem aphorifmum sibi ait adstipulari. Sane<text:line-break/>quidem verum est propter magna vulnera tum inflamma-<text:line-break/>tiones tum convulsiones oboriri. Sed quum omnes fere<text:line-break/>enarratores ac maxime vetustissimi. hunc textum agnoscunt:<text:line-break/>a <text:span text:style-name="T1">vehementibus ardoribus}</text:span> nos quoque eundem praestat<text:line-break/>exponere. Quidam igitur ardores peraeque ac febres in-<text:line-break/>tellexerunt; nonnulli vero aeris ambientis aestum ita dici<text:line-break/>autumant; nonnulli denique pro cauteriis et escharis, at-<text:line-break/>que omnes verum proferunt, • His enim omnibus non boni</text:p>
      <text:p text:style-name="P12">cujusdam gratia superveniunt tetauv’ et convulsiones pro-<text:line-break/>pter nervorum siccitatem, quas perarduas esse demon-<text:line-break/>strabamus.</text:p>
      <text:h text:style-name="Heading_20_2" text:outline-level="2">XIV.</text:h>
      <text:p text:style-name="P14"><text:span text:style-name="T1">Ob. plagam in capite acceptam stupor</text:span> aut <text:span text:style-name="T1">desipientia<text:line-break/>malum.</text:span></text:p>
      <text:p text:style-name="P10">Desipientia quidem agnoscitur dissentanea et rationis<text:line-break/>nihil habentia, tum loquentibus tum agentibus. Stupor<text:line-break/>vero est, quum aegri quidquam neque loquuntur neque<text:line-break/>agunt; sed apertis oculis quieti manent timore perculsis<text:line-break/>et attonitis similes. Quod vero haec cmnra affecto cere-<text:line-break/>hro oboriantur manifestum est; in eo enim animae prin-<text:line-break/>cipatum esse demonstratum esu Si igitur in aphorismi<text:line-break/>fine scriptum sit,- <text:span text:style-name="T1">malum,</text:span> constat recte dictum fuisse.<text:line-break/>Initio namque in ipsum cerebrum- penetrare plagam indi-<text:line-break/>cat. Si vero non adfcribatur, nos nihilo minus de com-</text:p>
      <text:p text:style-name="P12">muni ipsum subaudire commonstrant etiam laesionis mag-<text:line-break/>nitudinem animadvertere possumus.</text:p>
      <text:p text:style-name="P28">XV.<text:tab/>vj.</text:p>
      <text:p text:style-name="P13">A <text:span text:style-name="T1">sanguinis fputo purii spulum malam.</text:span></text:p>
      <text:p text:style-name="P10">Quod universa haec ipsi enumeratio sit eorum quae<text:line-break/>proprie supervenientia vocantur, de quibus Praxagoras<text:line-break/>unum integrum non parvum librum conscripsit vel etiam<text:line-break/>ex ipso aphorifmo manifestum esse auguror-. Nofi ertini<text:line-break/>omne sputum sanguinis sequentem habet puris exspuitio^<text:line-break/>nem, sed quod folum malignum existit, cujusmodi omnino<text:line-break/>est quod letale ex pulmone editur.</text:p>
      <text:h text:style-name="Heading_20_2" text:outline-level="2">XVI.</text:h>
      <text:p text:style-name="P14">A <text:span text:style-name="T1">puris sputo tabes et stuxus. Quum vero sputum sisti-<text:line-break/>tur, </text:span><text:span text:style-name="T1">intereunt.</text:span></text:p>
      <text:p text:style-name="P11">Quam proprie Graeci maximeque Athenienses phthoen<text:line-break/>nominant, eam nunc Hippocrates phthisiu appellavit,<text:line-break/>quum propter insanabilia pulmonis ulcera totius corporis<text:line-break/>attenuatio fit et macies cum debili febre conjuncta.’ Flu-<text:line-break/>xum autem vel de capillorum defluvio vel de humida de-<text:line-break/>jectione protulit. Utrumque enim tabidis ad extrema re-<text:line-break/>dactis evenire consuevit, illud quidem ob siccitatem, liaec<text:line-break/>vero ob facultatis infirmitatem. Ceterum quod in apho-<text:line-break/>risini fine scriptum est: <text:span text:style-name="T1">quum vero sputum sistitur inter-<text:line-break/>eunt,</text:span> interitus phthoe pereuntium modum explicat. Tam-<text:line-break/>diu namque extenuati vivunt, quarndiu extussire et per<text:line-break/>sputa pulmonem expurgare possunt. Quum vero intus<text:line-break/>ipsa manent, respirationis obstruuntur viae et aegroti<text:line-break/>suffocantur.</text:p>
      <text:h text:style-name="Heading_20_2" text:outline-level="2">XVll.</text:h>
      <text:p text:style-name="P13"><text:span text:style-name="T1">Ob jecoris tnstamrnationem singultus malum.</text:span></text:p>
      <text:p text:style-name="P11">Jam-superius etiam protuli hos omnes serie conscri-<text:line-break/>ptos aphorismos ea docere symptomata quae morbis au-<text:line-break/>gescentibus' et ingravescentibus superveniunt. Ita sane<text:line-break/>nunc singulius quoque jecori inflammatione laboranti di-<text:line-break/>citur supervenire, non quidem scmper, neque quomodo-<text:line-break/>cunque affecto, sed quum fervente inflammatione in mag-<text:line-break/>nitudinem attollitur, quo fervore stomachus in sympathiam<text:line-break/>et mali consensum venit, communium nonnunquam ner-<text:line-break/>vorum ratione qui, ut ipse secundo epidemiorum docuit,<text:line-break/>funt perexigui. Quare tunc solum jecoris fit cum stoma-<text:line-break/>cho affectionis communicatio, quum phlegmone tum ma-<text:line-break/>xima tum pessima evaserit. Quin etiam quia per ejus-<text:line-break/>modi visceris inflammationes bilis admodum calida et co-<text:line-break/>piosa generatur et in intestinorum principium confluit,<text:line-break/>inde ipsa in ventriculum evadente et innatante, ut sto-<text:line-break/>machus vellicetur et singultiat accidit. Nonnulli vero<text:line-break/>inflammationis magnitudinem quod ventriculum premat.</text:p>
      <text:p text:style-name="P12">singultum facere arbitrantur, fpiritu, quemadmodum in-<text:line-break/>quiunt, exitum non habente. ,</text:p>
      <text:h text:style-name="Heading_20_2" text:outline-level="2">XVIII.</text:h>
      <text:p text:style-name="P129"><text:bookmark-start text:name="bookmark122"/><text:span text:style-name="T13">Ob vigiliam convulsio aut delirium malum.</text:span><text:bookmark-end text:name="bookmark122"/></text:p>
      <text:p text:style-name="P10">Nonnulli quoque hic malum addunt; nos vero supe-<text:line-break/>rius diximus, etiamsi nen subjungatur, potestate tamen<text:line-break/>contineri. Cur autem immoderatas .vigilias sequatur con-<text:line-break/>vulsio aut desipientia, superiora recordanti manifestum esu<text:line-break/>Nam quemadmodum ab ipso Hippocrate convulsionem a<text:line-break/>repletione, sic etiam a vacuatione oboriri pronuntiatum<text:line-break/>esu Maximam autem vacuandi et exsiccandi vim habent<text:line-break/>vigiliae proptereaque ob siccitatem convulsionem et desi-<text:line-break/>pientiam invehunt, tum ipsa immoderatae siccitatis ra-<text:line-break/>tione trnn praeterea quia per longas vigilias biliosior san-<text:line-break/>guis redditur'. In quibusdam tamen exemplaribus iisque</text:p>
      <text:p text:style-name="P12">accuratissime scriptis sine desipientia scribitur hoc modo:<text:line-break/><text:span text:style-name="T1">ob vigilias convulsio,</text:span> ut arbitror pessima supervenientia<text:line-break/>hoc loco scribente Hippocrate.</text:p>
      <text:h text:style-name="Heading_20_2" text:outline-level="2">XlX.</text:h>
      <text:p text:style-name="P13"><text:span text:style-name="T1">Ab ofsts nudatione erysipelas.</text:span></text:p>
      <text:p text:style-name="P10">Hoc maxime aphorismo <text:span text:style-name="T1">malum</text:span> subaudiendum esu<text:line-break/>Non enim hoc dicit scmper aut plerumque nudatis ossibus<text:line-break/>erysipelas supervenire; 'contrarium enim omnino 'verum<text:line-break/>est; ita scilicet affectis ossibus erysipelas raro supervenire,<text:line-break/>sed pravum esse symptoma, osse nudato carnem circum-<text:line-break/>stantem obsessam erysipelate- conspici.</text:p>
      <text:h text:style-name="Heading_20_2" text:outline-level="2">XX.</text:h>
      <text:p text:style-name="P13">Ab erysipelate <text:span text:style-name="T1">putredo aut suppuratio-malum.</text:span></text:p>
      <text:p text:style-name="P11">Hac profecto etiam oratione constat malignis erysi-<text:line-break/>pelatis ista supervenire.</text:p>
      <text:h text:style-name="Heading_20_2" text:outline-level="2">XX<text:span text:style-name="T101">I</text:span>.</text:h>
      <text:p text:style-name="P129"><text:bookmark-start text:name="bookmark124"/><text:span text:style-name="T73">A </text:span><text:span text:style-name="T13">vehementi in </text:span><text:span text:style-name="T13">ulceribus </text:span><text:span text:style-name="T13">pulsu</text:span><text:span text:style-name="T73"> haemorrhagia malum.</text:span><text:bookmark-end text:name="bookmark124"/></text:p>
      <text:p text:style-name="P10">In ulceribus inflammatis: pulsus fit carne arteriis in-<text:line-break/>cnmbente ipsarum motum non ferente, sed dolante, quum<text:line-break/>dilatasae concidunt. Est enim hujusmodi pulsus molestus<text:line-break/>quidam sensus et dolor arteriarum motione factus, quas<text:line-break/>ab initio quum partes secundum naturam habebant, non<text:line-break/>sentiebamus, tum propter earum viciniam dolore vacantem,<text:line-break/>angustia et affectus dolorificus molestum laborantibus sen-<text:line-break/>sum eri arteriarum motu invehunt, quem non solum me-<text:line-break/>dici, verum etiam omnes homines vocitant. Porro is<text:line-break/>spse arteriarum motus per tales affectus augeri ridetur.</text:p>
      <text:p text:style-name="P12">Nam in commentariis de naturalibus facultatibus demon-<text:line-break/>stratum est quandam ipsis etiam inesse alienorum expul-<text:line-break/>tricem facultatem, quae et sudores criticos et sanguinis<text:line-break/>eruptiones et alvi dejectiones et ejusmodi cetera promovet.<text:line-break/>Hac itaque facultate nonnunquam vehementius agens na-<text:line-break/>tura et magnum simul et violentum arteriarum motum<text:line-break/>efficit, appetens quae molesta funt depellere, atque (ita<text:line-break/>haemorrhagiae invehit.</text:p>
      <text:h text:style-name="Heading_20_2" text:outline-level="2">XXII.</text:h>
      <text:p text:style-name="P13">A <text:span text:style-name="T1">diuturno partium alvinarum dolore suppuratio.</text:span></text:p>
      <text:p text:style-name="P10">Sive enim perfrigeratis sive omnino inaequalis quae-<text:line-break/>dam intemperies circa ventrem suerit sive flatulentus<text:line-break/>spiritus sive quaedam mordax acrimonia, quo in longum<text:line-break/>protrahatur tempus fieri non potest, omnibus ad aegri<text:line-break/>curationem opportune gestis. Hoc enim omnibus ejus-<text:line-break/>modi orationibus subaudiri debet. Restat igitur adhuc</text:p>
      <text:p text:style-name="P12">propter inflammationem dolorem manere, quae nimirum<text:line-break/>inflammatio suppurabit temporis spatio, nisi hominem<text:line-break/>mors praeripiat. Etenim hoc quoque lu omnibus talibus<text:line-break/>orationibus supplere oportet.</text:p>
      <text:h text:style-name="Heading_20_2" text:outline-level="2">XX<text:span text:style-name="T101">II</text:span>I.</text:h>
      <text:p text:style-name="P13">A sincera <text:span text:style-name="T1">dejectione dysenteria.</text:span></text:p>
      <text:p text:style-name="P29"><text:bookmark-start text:name="__DdeLink__71395_1769799422"/>Sinceras dejectiones nominare<text:bookmark-end text:name="__DdeLink__71395_1769799422"/> consuevit Hippocrates<text:line-break/>nulli aquosae humiditati permixtas, quae folum eum pu-<text:line-break/>rum et simplicem humorem sortiuntur qui per inferiora<text:line-break/>dejicitur, sive is sit bilis flava sive atra. Itaque mirum<text:line-break/>non est, si per tales dejectiones aliqua pars intestinorum<text:line-break/>erodatur.</text:p>
      <text:h text:style-name="Heading_20_2" text:outline-level="2">XXIV.</text:h>
      <text:p text:style-name="P30"><text:span text:style-name="T1">Ab ofsts perfectione delirium,</text:span> si ad <text:span text:style-name="T1">vacuum ufque per-<text:line-break/>vaserit.</text:span></text:p>
      <text:p text:style-name="P11">Desipientia fit osse capitis nimirum perfecto non. sim-<text:line-break/>pliciter neque ut fors tulerit est interiorem usque super-<text:line-break/>ficiem, quam vacuus excipit locus, cerebrum continens.<text:line-break/>Jam enim affectio membranis et cerebro adjacet. At vero<text:line-break/>Marinus nescio quo modo seorsum illud legendum esse<text:line-break/>censet: <text:span text:style-name="T1">ab ofsts perfectione </text:span><text:span text:style-name="T1">desipientia.</text:span> Deinde alterius<text:line-break/>aphorifmi seorium sacitprincipium: si <text:span text:style-name="T1">adusuue vacuum per-<text:line-break/>vaserit,</text:span> boc ipsi addito: a <text:span text:style-name="T1">medicamenti potione convulsto:<text:line-break/></text:span>ut totus aphorismus sit hujusmodi,si ad <text:span text:style-name="T1">vacuum prehenderit<text:line-break/>a medicamenti potione convulsto, letale.</text:span> Hanc etenim lectio-<text:line-break/>nem inquit rationi consentaneam esse. A vacuatione siqui-<text:line-break/>dem partam convulsionem scmper damnat Hippocrates. Ve-<text:line-break/>rum hoc ipsum recte quidem Marinus, factam ab immoderata<text:line-break/>vacuatione convulsionem perniciofam esse protulit. Sicpt<text:line-break/>oborta ex pharmaci potione convulsio fuerit exitialis. At<text:line-break/>non animadvertit, aphorismum priorem falsum efficere. Ab<text:line-break/>ossis enim perfectione desipientiam fieri manifesto falsum<text:line-break/>est. Neque enim alio quodam osse neque cerebrum cranio</text:p>
      <text:p text:style-name="P12">tegente persecto, deliratio prius sequitur quam ad menin-<text:line-break/>gas affectio pervenerit.</text:p>
      <text:h text:style-name="Heading_20_2" text:outline-level="2">XXV.</text:h>
      <text:p text:style-name="P129"><text:bookmark-start text:name="bookmark126"/><text:span text:style-name="T73">A medicamenti </text:span><text:span text:style-name="T13">potione convulsto letale.</text:span><text:bookmark-end text:name="bookmark126"/></text:p>
      <text:p text:style-name="P10">Pharrnacoposias et pharmacias peculiaris Hippocratis<text:line-break/>mos appellandi eas duntaxat potiones, quae purgantibus<text:line-break/>constant medicamentis. Quod autem istis quum immode-<text:line-break/>ratius vacuaverint, superveniens convulsio sit perniciosa,<text:line-break/>si quis eorum multoties a nobis promulgatorum memine-<text:line-break/>rit, non ignorat.</text:p>
      <text:h text:style-name="Heading_20_2" text:outline-level="2">XXVI.</text:h>
      <text:p text:style-name="P129"><text:bookmark-start text:name="bookmark128"/><text:span text:style-name="T73">A vehementi </text:span><text:span text:style-name="T13">partium alvinarum dolore extremorum refri-<text:line-break/>geratio malum.</text:span><text:bookmark-end text:name="bookmark128"/></text:p>
      <text:p text:style-name="P10">Extremarum corporis partium refrigeratio fit, quem-<text:line-break/>admodum et supra dictum est, tum propter inflammationis</text:p>
      <text:p text:style-name="P12">viscerum magnitudinem tum ob animi defectum tum quod<text:line-break/>calor nativus exstinguatur aut multitudine, praesertim si<text:line-break/>frigida suerit, suffocetur. Eit etiam propter vehementem<text:line-break/>dolorem et medias corporis partes occupantem, ob quem<text:line-break/>natura in fe ipsam contrahitur atque intro fe recipit, eam-<text:line-break/>que sequitur sanguis, non solum extremas corporis partes<text:line-break/>deferens, veluti pedes, manus et caput, fed etiam cutem<text:line-break/>universam. Particularem igitur quandam hoc aphorifmo<text:line-break/>Hippocrates causam attrahit frigoris partium summarum,<text:line-break/>quemadmodum in aliis quoque multis placitis hoc ipsum<text:line-break/>fecisse ostendimus. Nequaquam vero mirum est, qui pri-<text:line-break/>mus multa adinvenit, eum non omnium simul, sed cujus-<text:line-break/>que sigillatim inventionem fecisse.</text:p>
      <text:h text:style-name="Heading_20_2" text:outline-level="2">XXVII.</text:h>
      <text:p text:style-name="P13">lWulieri utero gerenti si <text:span text:style-name="T1">tenestnus oboriatur, abortum efficit.</text:span></text:p>
      <text:p text:style-name="P132"><text:span text:style-name="T87">Tenesmus fit in recto intestino vocato, eandem et<text:line-break/>causam et affectionem habens,-quam per dysenterias sus-<text:line-break/>cipit aliorum quoddam superiorum intestinorum. Hunc<text:line-break/>autem affectum </text:span><text:span text:style-name="T92">ἀπὸ</text:span><text:span text:style-name="T90"> </text:span><text:span text:style-name="T92">τῆς</text:span><text:span text:style-name="T90"> </text:span><text:span text:style-name="T92">τάσεως</text:span><text:span text:style-name="T90">, </text:span><text:span text:style-name="T87">hoc est a contentione ah<text:line-break/>ea quae ipso fit contentione nominari proferunt, qua<text:line-break/>quum alvum folvere vehementer nituntur, crebro expur-<text:line-break/>gant. Tali igitur contentione ac molesta sollicitatione<text:line-break/>quum totum corpus tum prae ceteris uterus recto inte-<text:line-break/>stino coalescens laborat. Niliil autem mirum est per ve-<text:line-break/>hementes ac frequentes exsurrectiones et contentiones con-<text:line-break/>ceptum aboriri, quum et propter alias vehementes sive<text:line-break/>motiones sive partus dolores gravidae soleant abortire.</text:span></text:p>
      <text:h text:style-name="Heading_20_2" text:outline-level="2">XXVII<text:span text:style-name="T102">I</text:span>.</text:h>
      <text:p text:style-name="P14"><text:span text:style-name="T1">Os quodcunque perfectum suerit aut cartilago aut nervus,<text:line-break/>neque augetur neque coalescit.</text:span></text:p>
      <text:p text:style-name="P31">Atque hic aphorismus supra jam scriptus est his ver-<text:line-break/>bis: . quum os. persectum fuerit aut cartilago aut nervus<text:line-break/>aut tenuis genae particula aut praeputium, neque augescit<text:line-break/>neque coalescit, atque spfurn explicare sexto commentario<text:line-break/>praecidimus. '<text:tab/>'<text:tab/>''</text:p>
      <text:p text:style-name="P10"><text:span text:style-name="T54">f</text:span><text:span text:style-name="T1"> </text:span><text:span text:style-name="T1">\</text:span></text:p>
      <text:h text:style-name="Heading_20_2" text:outline-level="2">XXIX.</text:h>
      <text:p text:style-name="P14"><text:span text:style-name="T1">Si alba pituita detento vehemens diarrhoea succedat, mor-<text:line-break/>bum folvit.</text:span></text:p>
      <text:p text:style-name="P10">Aliis quoque medicis consuetum est qnendam hyderum<text:line-break/>leucophlegmatiam seu albam pituitam appellare aut certe<text:line-break/>quod existat etiam livido quaedam pituita aut sui quidem<text:line-break/>ratione perpetuo' sit alba, sed propter quorundam aliorum<text:line-break/>humorum mixtionem verum sincerumque colorem mutat.<text:line-break/>Potest etiam, quemadmodum libro de articulis scripsit,<text:line-break/>quae <text:span text:style-name="T1">in spina sunt vertebrae,</text:span> non qui tanquam sint alibi,<text:line-break/>vertebrae distinguat, sed simplici adjectione utatur, sic hoc</text:p>
      <text:p text:style-name="P32">quoque loco absque rei distinctione albi adjectionem fe-<text:line-break/>cisse- Jam vero <text:span text:style-name="T1">a</text:span> forti vel diuturna diarrhoea, utroque<text:line-break/>enim modo scribitur, albae pituitae solvi redundantiam<text:line-break/>commune est cum aliis etiam multis quae similiter ab ipso<text:line-break/>dicta sunt.<text:tab/><text:tab/>•</text:p>
      <text:h text:style-name="Heading_20_2" text:outline-level="2">XXX.</text:h>
      <text:p text:style-name="P14"><text:span text:style-name="T1">Quibus per alvi pdostuvia spumosuc sunt dejectiones, iis a<text:line-break/>capite pituita defluit.</text:span></text:p>
      <text:p text:style-name="P10">Fiunt enim aliquando alvi excrementa spumosa, fla—<text:line-break/>tulento humore ex capite ad ventrem defluente. Hoc in-<text:line-break/>distincte dictum esu Fiunt interdum et vasis ad ipsum<text:line-break/>porrectis illum effundentibus.* Oboriuntur etiam interdum<text:line-break/>lu ipso ventre unicam,. prout quispiam dixerit, causam<text:line-break/>continens, quomodocunque excernantur aut fiant, ante-<text:line-break/>cedentes vero plures. Est autem hujus spumosae pituitae<text:line-break/>causa, continens flatulentus spiritus, qui, dum humori</text:p>
      <text:p text:style-name="P12">commiscetur, vehementi et inaequabili motione ita utitur,<text:line-break/>ut et ipse dirumpatur et pituitosum refringatur et in mul-<text:line-break/>tas ac parvas partes commluuat. Ejusmodi vero motus<text:line-break/>ipsa causa est tum propria natura tum nonnunquam etiam<text:line-break/>caloris copia. Sic enim et in iis quae elixantur, ac ma-<text:line-break/>xime si lenta ac viscida natura fuerint et in mari per vio-<text:line-break/>lentos ventorum impetus spuma confpicitur. Porro- qui<text:line-break/>pituitae viam et transitum in ventrem per pulmonem fieri<text:line-break/>arbitrantur, atque ideo ipsam apparere spumosam, quid<text:line-break/>de iis qui in capite in pulmonem rheumatismo aperte<text:line-break/>laborant dicturi 'sint non rideo. Oportebat siquidem in<text:line-break/>ipsis alvi excrementa spumosa esse. Verum hi neque spu-<text:line-break/>mosa dejiciunt neque extussiunt, etiam si saepe manifesto<text:line-break/>asperae pulmonis arteriae eo qui a capite defluxit humore<text:line-break/>oppletae sint, qui concoctus puri quidem similis exspuitur,<text:line-break/>spumosus autem nequaquam evadit. Quin ne sanguinem<text:line-break/>quidem spumosum ex pulmone scmper exspuunt. Videtur<text:line-break/>sane quum de ipsa propria visceris substantia quidquam</text:p>
      <text:p text:style-name="P12">pna. effertur<text:span text:style-name="T44">, </text:span>sanguis-osse, fpumusus. Pleuritici tamen in-,<text:line-break/>turdum etiam spumosum exfpuunt, atque his ipsis; multo<text:line-break/>rarius peripneumonici, calore scilicet,,; . ut mihi videtur;<text:line-break/>intemperato atque igneo in partibus affectis collecto. Porrp<text:line-break/>si. quod e capite defluit lut asperas pulmonis arterias deorv<text:line-break/>sum,-, ut nonnulli volunt,.-ad sedem, permeat;, primum in<text:line-break/>ventriculos cordis ipsum devenire. oportebit; deinde <text:span text:style-name="T1">ex<text:line-break/></text:span>duabus alterum viam pergere aut primum per venam, ca-<text:line-break/>varn ad jecoris gibba; indeque ad sima deferri atque ita<text:line-break/>per portas in intestinorum spiras pervenire; aut primum<text:line-break/>quidem in magnam arteriam,' deinde sic 'lui eam quae me-<text:line-break/>senterium perreptat. Verum quomodo ubi et sanguine sit<text:line-break/>permixtum et una-cum eo tot venas» pervaserit, spumo-<text:line-break/>sum etiamnum. maneat.</text:p>
      <text:h text:style-name="Heading_20_2" text:outline-level="2">XXX<text:span text:style-name="T102">I</text:span>.</text:h>
      <text:p text:style-name="P14"><text:span text:style-name="T1">Quibus febricitantibus in. urinis sedimenta crajstorem suri-'<text:line-break/>nam 'resuentia oboriuntur</text:span><text:span text:style-name="T1">, </text:span><text:span text:style-name="T1">longum morbum significant.</text:span></text:p>
      <text:p text:style-name="P11">Haec quoque oratio adhibita distinctione vera fit,quae<text:line-break/>ab experientia comprobatur. Crimnodes siquidem, urinas<text:line-break/>in prognostico perniciosas esse pronunciatum est; atque<text:line-break/>plurimi priusquam morbus diutius producatur, intereunt;<text:line-break/>qui vero ex ipsis servati sunt, hi omnes diuturno naorbo<text:line-break/>laborarunt, affectu nimirum in quo talis urina redditur<text:line-break/>multam coctionem efflagitante. Verum in libris de crisi-<text:line-break/>bus de omnibus urinis plenius dictumr.esu Ex epidemlis<text:line-break/>autem, satis enim mihi fuerit de duobus aegris tantum-<text:line-break/>modo fecisse mentionem, primo quidem libro de Sileno<text:line-break/>post tres aeris tempestates secundo loco scripto, de quo<text:line-break/>inter ea quae de ipso refert Hippocrates sic inquit <text:span text:style-name="T1">t .min-<text:line-break/>xit affatim sub </text:span><text:span text:style-name="T15">craffum.su </text:span><text:span text:style-name="T1">matella deposttum, fedimentqm<text:line-break/>crimnodes, extremn rursum scigida; </text:span>undecimo <text:span text:style-name="T1">die morte<text:line-break/>peremptus esa</text:span> , Tertio vero libro de aegroto qui ordine<text:line-break/>tertius est, de quo historiam initio ita scripsit: <text:span text:style-name="T1">qui in<text:line-break/>horto Dealcis decumbebat •</text:span> delude paulo ulterius •- uris<text:line-break/>nae tenues, <text:span text:style-name="T1">variae, suspensae, parva, crafstori farinae</text:span></text:p>
      <text:p text:style-name="P12"><text:span text:style-name="T1">constmilia continentes.</text:span> Hunc autem dicit quadragesimo<text:line-break/>die judicatum fuisse. Liquet igitur et his exemplis qui-<text:line-break/>cunque farinacea mejant, si salvi quidem evasuri sint, eos<text:line-break/>'perdiu detinens; si vero exitialiter aegrotent, etiam posse<text:line-break/>celeriter perimi.</text:p>
      <text:h text:style-name="Heading_20_2" text:outline-level="2">XXXI<text:span text:style-name="T102">I</text:span>.</text:h>
      <text:p text:style-name="P33"><text:span text:style-name="T1">Quibus biliosu fedimenta supra tenuia, acutum morbum<text:line-break/>stgnistcant.<text:tab/></text:span><text:span text:style-name="T1">,<text:tab/>" , </text:span><text:span text:style-name="T1">'</text:span></text:p>
      <text:p text:style-name="P10">Biliosus quidem humor acutos morbos scmper efficit.<text:line-break/>Sic enim veteres medicos pro" consuetudine picrocholum<text:line-break/>humorem appellare diximus, quemadmodum njelancholr’-<text:line-break/>cum scmper cum adjectione, non simpliciter bilem veluti<text:line-break/>flavam, sed atram<text:span text:style-name="T16">;</text:span> bilem pronunciant. Illud vero <text:span text:style-name="T1">supra<text:line-break/>tenuia,</text:span> hoc est aquosas sic enim tenuis appellatione uti<text:line-break/>consuevit Hippocrates, non recte dictum videretur. Aquosa<text:line-break/>siquidem urina cruda est diuturnumque morbum portendit.</text:p>
      <text:p text:style-name="P12">Equidem nurnquarn spectavi urinam, cujus sedimentum<text:line-break/>esset biliosum et quod supernatat aquosum. Non citra<text:line-break/>rationem igitur interpretes nonnulli non locum, sed tem-<text:line-break/>pus hoc apborismo per adverbium <text:span text:style-name="T1">supra</text:span> significari arbi-<text:line-break/>trantur, quasi dictum sit: si urinarum sedimenta ab initio<text:line-break/>teuuia, postea biliosa fiant, acutum morbum significant.</text:p>
      <text:h text:style-name="Heading_20_2" text:outline-level="2">XXXIll.</text:h>
      <text:p text:style-name="P14"><text:span text:style-name="T1">Quibus disparatae</text:span> siunt <text:span text:style-name="T1">urinae, </text:span><text:span text:style-name="T1">iis </text:span><text:span text:style-name="T1">in corpore vehemens<text:line-break/>est</text:span> perturbatio.</text:p>
      <text:p text:style-name="P6"><text:span text:style-name="T87">Si diductae urinae proprie accipiantur, quae fieri<text:line-break/>nequeat, res declarabitur. Continua siquidem est sibique<text:line-break/>ipsi perpetuo cohaerens urina </text:span><text:span text:style-name="T87">quae </text:span><text:span text:style-name="T87">nullum intermedium<text:line-break/>spatium vacuum sortitur. Si vero per urinae concretio-<text:line-break/>nem inaequalitatem dici concesserimus, merito ipsam pro-<text:line-break/>nunciavit vehementem perturbationem significare. Nam<text:line-break/>dominante ac vincente natura aequabiliter unita sunt</text:span></text:p>
      <text:p text:style-name="P12">omnia. Morbificis vero causis in ipsam tumultuantibus<text:line-break/>quod subigitur et coquitur, alteram in urina prae sc fert<text:line-break/>ideam; quod vero reluctatur ac tumultuatur, alteram,<text:line-break/>quumqne plures sunt ejusmodi causae, magis variam uri-<text:line-break/>harum inaequalitatem ejusque causam perturbationem re-<text:line-break/>praesentant,</text:p>
      <text:h text:style-name="Heading_20_2" text:outline-level="2">XXXIV.</text:h>
      <text:p text:style-name="P129"><text:bookmark-start text:name="bookmark130"/><text:span text:style-name="T13">Quibus </text:span><text:span text:style-name="T13">in</text:span><text:span text:style-name="T73"> </text:span><text:span text:style-name="T73">urinis </text:span><text:span text:style-name="T13">bullae superstant, </text:span><text:span text:style-name="T13">iis </text:span><text:span text:style-name="T31">ηερίιήύη</text:span><text:span text:style-name="T50"> </text:span><text:span text:style-name="T13">ac lon-<text:line-break/>gum fore morbum significant.</text:span><text:bookmark-end text:name="bookmark130"/></text:p>
      <text:p text:style-name="P10">Procreantur bullae quum flatulentus humor spiritu<text:line-break/>circmnextenditur. Id autem magis accidere confuevit,<text:line-break/>si quid lentoris humor sortiatur. Tunc etiam bullae ipfae<text:line-break/>manent diutius ac difficile solvuntur. Quum igitur flatu-<text:line-break/>lentus spiritus una cum urinis excernitur, frigidae renum<text:line-break/>invaletudinis signum esu Haec enim flatulentum spiritum<text:line-break/>colligit, ob idque longum fore iuorburn praenunciat. Eri-</text:p>
      <text:p text:style-name="P12">gidum enim omne aegre tum folvitnr tum coquitur pro-<text:line-break/>ludeque perdurat. Nonnulli porro narrant aperta ab uri-<text:line-break/>narum acrimonia quae renibus insunt arteriarum ora spi-<text:line-break/>ritum aliquem emittere qui cum urinis illapsus bullas efficit.</text:p>
      <text:h text:style-name="Heading_20_2" text:outline-level="2">XXXV.</text:h>
      <text:p text:style-name="P14"><text:span text:style-name="T1">Quibus urinarum summum pingue et confertum est, iis re-<text:line-break/>nalem et acutum morbum significant.</text:span></text:p>
      <text:p text:style-name="P13">ec Sive dejectio sive urina sit pinguis, adipis fit collis<text:line-break/>quatione non magis in renibus quam toto animalis cor-<text:line-break/>pore commorantis; unde neque proprium morbi renalis<text:line-break/>id signum est, fed .omnis adipis ab igneo .calore collique-<text:line-break/>facti commune. Aut igitur ita intelligendus aphorismus,<text:line-break/>quo in iis quae renum esse conceduntur affectionibus, hic<text:line-break/>non affectionis genus, fed acumen .tum dignoscat tum<text:line-break/>praedicat Hippocrates aut ut interpretes nonnulli fecerunt</text:p>
      <text:p text:style-name="P12">verbum nephritica scriptum in phrenetica mutandum est:<text:line-break/>quamquam hoc neque solius phrenitidis, neque simplicis,<text:line-break/>neque incendentis, sed omnis colliquesacientis febris<text:line-break/>signum est. Porro nomen <text:span text:style-name="T1">consertum</text:span> additum -orationi<text:line-break/>potest tum brevitatem temporis significare, tum etiam<text:line-break/>potest loci nihilominus. Quod enim in sc coactum est et<text:line-break/>continens, id consertum universumque dicimus, distracto<text:line-break/>atque disperso contrarium. Atque hactenus ista a nostris<text:line-break/>etiam praeceptoribus explicata sunt. Jam vero quod mihi<text:line-break/>videtur dicam. Conserta vox orationi praesenti addita<text:line-break/>mihi de temporis brevitate dici videtur, atque ideo ad-<text:line-break/>ipis renum indicare colliquatlonem. In aliis siquidem<text:line-break/>corporis partibus liquefacti adipes paulatim non universim<text:line-break/>cum urina manant, traducta colliquatione in primas sibi<text:line-break/>vicinas venas, deinde in continuas, postremo rursum in<text:line-break/>alias atque alias, donec tandem lu renes ipsa perveniat.<text:line-break/>Colliquefacti vero renum adipis in urinas traductio celer-<text:line-break/>rima est; neque paulatim, sed confertim fit, atque ideo</text:p>
      <text:p text:style-name="P12">renibus affectionem inesse indicat. Cui rei experientiam<text:line-break/>quoque adstipulari comperies, si diligenter observaveris.<text:line-break/>Ceterum quum gemina exstet lectio, in quibusdam enim<text:line-break/>exemplaribus urinarum summum, in aliis sedimentum<text:line-break/>scribitur, priorem veriorem esse dicimus. Supernatat<text:line-break/>enim scmper quod pingue est, non subsidet. Ad haec<text:line-break/>praecedentis aphorismi dictioni talis lectio congruit, lu<text:line-break/>illa enim dixit Hippocrates: <text:span text:style-name="T1">quibus in urinis bullae super-<text:line-break/>stant, iis nephritin ac longum fore morbum significant.<text:line-break/></text:span>Superstant igitur verbum subsequentibue pronunciandis<text:line-break/>consentaneum est. Quibus urinarum summum pingue et<text:line-break/>confertum est, iis renalem et acutum morbum significanti</text:p>
      <text:h text:style-name="Heading_20_2" text:outline-level="2">XXXVI.</text:h>
      <text:p text:style-name="P14"><text:span text:style-name="T1">Quibus renum aspectu laborantibus praedicta contingunt<text:line-break/>signa doloresque spinae musculis oboriuntur , si exter io</text:span></text:p>
      <text:p text:style-name="P34"><text:span text:style-name="T1">res quidem locos obsideant, absuescsus quoque suturos ex-<text:line-break/>teriores exspecta. Si vero dolores interioribus locis ma-<text:line-break/>gis insideant, abseestsus etiam interiores magis suturos<text:line-break/>metue. <text:tab/></text:span></text:p>
      <text:p text:style-name="P10">Superioribus quidem aphorismis quibus signis affectus<text:line-break/>dignoscuntur ea scriptis tradidit, in praesenti vero de<text:line-break/>iis agit quae renum affectibus diuturno tempore 'laboran-<text:line-break/>tium esse conceduntur, futurum praedicans ipsis abfcessum,<text:line-break/>si ad prius scripta signa labor accesserit, hoc est dolor in<text:line-break/>iis spinae musculis, quos rachiae os et racbitas appellant<text:line-break/>medici. Duplex autem est horum musculorum genus,<text:line-break/>unum quidem exteriorum pone sub cute totam Ipinam<text:line-break/>utrimque complectentium, alterum vero interiorum par-<text:line-break/>tibus anterioribus non in totam spinam, fed folas lumbo-<text:line-break/>rum partes porrectorum. Utrascunque partes dolor firmus<text:line-break/>obsideat, illic abscessum quoque futurum metue. Utrum<text:line-break/>vero renibus ipsis suppurantibus id fiat an solis mufculig,</text:p>
      <text:p text:style-name="P12">an utrisque, non explicavit Hippocrates. ..Ceterum haec<text:line-break/>omnia fieri ostendit experientia. Musculi namque soli<text:line-break/>nonnunquam hoc patiuntur vel interiores qui iidern sunt<text:line-break/>anteriores; vel posteriores qui et exteriores habentur, et<text:line-break/>sine mnsculis quoque renes afficiuntur, alias introrsum,<text:line-break/>alias extrosurn inclinante in ipsis abscessu.</text:p>
      <text:h text:style-name="Heading_20_2" text:outline-level="2">XXXVII.</text:h>
      <text:p text:style-name="P14"><text:span text:style-name="T1">Qui sanguinem vomunto st citra febrem, salutare; st cum<text:line-break/>febre malum. Hic aspectus refrigerantibus et distrin-<text:line-break/>gentibus curandus esu</text:span></text:p>
      <text:p text:style-name="P10">Vomitus ex stomacho et ventre, extussiuntur quae ex<text:line-break/>a!pera alteria et pulmone efferuntur. Nonnulli tamen<text:line-break/>hujus libri enarratores verbum <text:span text:style-name="T1">vomunt</text:span> etiam de iis dici<text:line-break/>autumant, qui ex aspera arteria et pulmone sanguinem<text:line-break/>rejectant. Atqui salutarem esse hunc affectum, hoc est<text:line-break/>aegros curari posse, quum minime febricitant, nequaquam</text:p>
      <text:p text:style-name="P8"><text:span text:style-name="T87">verum est, Si quis enim et quam maxime citra febrem<text:line-break/>ex pulmone sanguinem extussiat, non fieri huic curatio-<text:line-break/>nem periculum impendet. Quod si haec sanguinis reje-<text:line-break/>ctio diuturna perseveret, omnino postea febres fuccedent.<text:line-break/>Quamobrem satius est hoc verbum </text:span><text:span text:style-name="T94">vomunt</text:span><text:span text:style-name="T87"> proprie usur-<text:line-break/>patum accipere, ac deinceps tum animadvertere ' tum<text:line-break/>praefinire quid in ipso citra febrem vacet periculo et<text:line-break/>quid periculi ex febre prodeat aut non prodeat. Nam<text:line-break/>febre vacantibus liquet nullam loco inflammationem in-<text:line-break/>esse, unde sanguis effertur. Quare vel vesis alicujus ore<text:line-break/>recluso fit sanguinis vomitus vel cum ulcere, fed citra<text:line-break/>inflammationem. At quae citra inflammationem sunt ul-<text:line-break/>cera, adstringentibus facile curantur, quae vero et cum<text:line-break/>inflammatione simul et febribus existunt, non solum cn-<text:line-break/>rationern non fortiuntur, imo in eadem magnitudine per-<text:line-break/>manere nequeunt; nam majora et maligniora scmper<text:line-break/>evadunt.</text:span></text:p>
      <text:h text:style-name="P4" text:outline-level="2">XXXVllI.</text:h>
      <text:p text:style-name="P14"><text:span text:style-name="T1">Destuxiones in ventrem superiorem viginti diebus sup-<text:line-break/>purantur-.</text:span></text:p>
      <text:p text:style-name="P10">Superiorem ventrem nunc -appellat cavitatem thorace<text:line-break/>circumscriptam,<text:span text:style-name="T16">1</text:span> quam pulmo occupat, atque propterea in<text:line-break/>hunc per asperam arteriam fertur defluxio. Suppurat<text:line-break/>autem plerumque' intra dies viginti, non ut multi scribunt<text:line-break/>intra unum et vicesimum, Semper enim Hippocrates diem<text:line-break/>vicesimum judicatorium statuit, non vicesimum primum,<text:line-break/>quemadmodum in libris de diebus judicatoriis demmr-<text:line-break/>stravimus.</text:p>
      <text:h text:style-name="Heading_20_2" text:outline-level="2">XXXIX.</text:h>
      <text:p text:style-name="P14"><text:span text:style-name="T1">Si quis sanguinem et grumos mejat et stranguria laboret<text:line-break/>dolorque ad interfemineum, imum venirem et pectinem<text:line-break/>concidat, vesicae partes aegrotare stgnistcat.</text:span></text:p>
      <text:p text:style-name="P35">In omnibus fere exemplaribus <text:span text:style-name="T1">hic</text:span> aphorismus scri-<text:line-break/>ptus est; ipsum autem eximere oportet propter alterum<text:line-break/>supra prouunciatum. Ipsum autem quarto horum com-'<text:line-break/>mentariorum his verbis scriptum explanavimus: si quis<text:line-break/><text:span text:style-name="T1">sanguinem .et grumos mejat et. stranguria laboret dolorque<text:line-break/>in imum ventrem et. pectinem incidat</text:span>, vesicae partes la-<text:line-break/>borent. Porro praesentis aphor-ssiui finis geminam habet<text:line-break/>lectionem: unam quomodo supra.scriptus est<text:span text:style-name="T53">#</text:span> alteram in<text:line-break/>hunc modum: <text:span text:style-name="T1">vesicae partes significat,/. </text:span><text:span text:style-name="T1">.<text:tab/>-<text:tab/>- :</text:span></text:p>
      <text:h text:style-name="Heading_20_2" text:outline-level="2">XL.</text:h>
      <text:p text:style-name="P14"><text:span text:style-name="T1">Si lingua derepente incontinens aut aliqua pars corporis<text:line-break/></text:span><text:span text:style-name="T1">siderata </text:span><text:span text:style-name="T1">evadat, </text:span><text:span text:style-name="T1">id</text:span> signum <text:span text:style-name="T1">est melancholicum.</text:span></text:p>
      <text:p text:style-name="P10">Incontinentem,quidem linguam nominat, quae ita<text:line-break/>debilis ac instabilis est, ut inexplanatam prorsus voecm<text:line-break/>edat aut immobilis et o.tanluo rescluta. Sideralem vero<text:line-break/>corporis partem vocat quae resoluta est. Cur autem haec</text:p>
      <text:p text:style-name="P12">derepente oborta melancholica esse pronunciet, ignoro.<text:line-break/>Enimvero melancholiae r quam certe etiam pro consuetu.,<text:line-break/>dlue 'Graeci concedunt omnes, recte' ab ipso talia indicia<text:line-break/>funt- prodita : si-metus <text:span text:style-name="T1">et moestitiit longo tempore hominem<text:line-break/>obsideant ac perseverent, ejusmodi spmptorna melanckirli-t<text:line-break/>cum.</text:span> Alloqui melancholicas affectiones esse dicimus can-<text:line-break/>cros, elephantas et praeterea lepras et ploras et alphos<text:line-break/>nigros. Verum neque talium affectionum aliquam, neque<text:line-break/>ab omnibus appellatam melancholiam linguae incontinen-<text:line-break/>tia praecedere videtur, ut neque partis alicujus sideratio,<text:line-break/>Quare superest, quemadmodum in quartana febre humo-<text:line-break/>rem melancholicum ipsius circuitus causam esse dicimus,<text:line-break/>sic etiam dictarum affectionum et linguae incontinentiae<text:line-break/>et partis paralyfeos, fierique posse ut propter humoris<text:line-break/>crassitudinem tales affectus consequantur, quales ex crassa<text:line-break/>et lenta et pituita ortum habent. Neutrum igitur com-<text:line-break/>memoratorum dicemus simpliciter esse melancholicum, <text:span text:style-name="T1">fle-<text:line-break/>nti</text:span> neque pituitosum simpliciter, fed pituitosum simul et</text:p>
      <text:p text:style-name="P12">melancholicum. At orationi additum est <text:span text:style-name="T1">derepente</text:span> ad-<text:line-break/>verbium propter noxas quae paulatim tum ob scirrhosam<text:line-break/>inflammationem tum intemperiem solutu difficilem con-<text:line-break/>traliuntur.</text:p>
      <text:h text:style-name="Heading_20_2" text:outline-level="2">XLI.</text:h>
      <text:p text:style-name="P13"><text:span text:style-name="T1">Si superpurgittts senioribus singultus oboriatur non bonum,</text:span></text:p>
      <text:p text:style-name="P10"><text:span text:style-name="T1">f</text:span></text:p>
      <text:p text:style-name="P10">Haec oratio duas ob causas exposita est, tum quate-<text:line-break/>nus superpurgatis omnibus singultus non bonus est tum<text:line-break/>quatenus senibus mala omnia propter aetatis imbecillita-<text:line-break/><text:span text:style-name="T1">tetn.</text:span> deteriora -ruunt</text:p>
      <text:h text:style-name="Heading_20_2" text:outline-level="2">XLI<text:span text:style-name="T102">I</text:span>.</text:h>
      <text:p text:style-name="P14"><text:span text:style-name="T1">Si febris a bile ortum non habeat, aquosa copiosa et</text:span> ca-<text:line-break/><text:span text:style-name="T1">lida capiti affusu, stt febris folutio.</text:span></text:p>
      <text:p text:style-name="P11">Hoc aphorismo conspicue declarat omnes febres a<text:line-break/>bile ortum, ducere,, declarat quoque ceteras omnes febres,<text:line-break/>iis exceptis quae ex bile procreantur, aqua tepente co-<text:line-break/>piofa supra caput: affusa :solvi. Hac igitur ratione primo<text:line-break/>etiam epidemiorum de Melitone scripsit: <text:span text:style-name="T1">lavationibus su-<text:line-break/>pra caput usus erat..</text:span> Eebres enim, ab aestu et frigore<text:line-break/>concitatae talibus lavationibus curantur; nec minus quae<text:line-break/>ex lassitudinibus' et quae ex meatuum exilium angustia<text:line-break/>sive propter obstructionem sive conniventiam et praeclu-<text:line-break/>sionem coarctatorum obortae funt., Transpirare siquidem<text:line-break/>per ipsas oportet lavationes' febrilemque calorem discuti<text:line-break/>dissiparique. Non tamen quum quaedam inflammatio aut<text:line-break/>citra inflammationem humorum putredo igneum calorem<text:line-break/>accendit, balneae sunt utiles, nisi vacuatis prius aut. con-<text:line-break/>coctis humoribus noxiis. Verum hujusmodi morbi pleu-<text:line-break/>ritides, peripneumonias, hepatitides et splenitidas appella-<text:line-break/>bant veteres, qui febrem ipsam pro symptomate, non<text:line-break/>pro morbo ipso constituebant. In quibus vero fine partis</text:p>
      <text:p text:style-name="P12">inflammatione putrescentes lu venis humores febrem ac—<text:line-break/>cendunt, in his solis hominem febre vexari ipfumqiue sua<text:line-break/>brem habere dicebant. In his ipsis etiam febrium diffe-<text:line-break/>rentias scripserunt-, epialam, lipyriam, heloden, typlio-<text:line-break/>den, pestilentiam et causum appellantes. Hepaticam vefo<text:line-break/>febrem aut lienosam aut peripneumonicam aut pleuriticam<text:line-break/>nemo protulit. Quare nunc Hippocrati habetur sermo tle<text:line-break/>ipsis febribus quae citra partium inflammationem exissent.<text:line-break/>Porro in plurimis exemplaribus non aqua, fed sudor scri-<text:line-break/>bitur, lectione aliquam ejusmodi lententium indicante. Si<text:line-break/>febris non ex bile ortum habeat, copiosus sudor <text:span text:style-name="T1">e</text:span> capite<text:line-break/>defluens sudorem effundi dicente Hippocrate, sed ei ea<text:line-break/>parte quae prima oculis subjicitur, idem de univerio cor-<text:line-break/>pore significante. Hac igitur lectione qui ex bile febri-<text:line-break/>citant eos ab hujusmodi fudoribus uilrilo juvari accidet.<text:line-break/>At profecto saepe cum aliae mulsae febres tum in quibus<text:line-break/>plurima est flava bilis, tertianae ac ardentes, fudoribus</text:p>
      <text:p text:style-name="P12">aperte solvuntur. Quare prior lectio praeferenda est, quae<text:line-break/>veram earum febrium generarim curationem docet, quae<text:line-break/>lassitudinibus, foliis ardoribus, frigoribus aut denique cutis<text:line-break/>constipationibus oboriuntur. Is <text:span text:style-name="T1">vero</text:span> textus <text:span text:style-name="T1">non</text:span> a <text:span text:style-name="T1">bile,<text:line-break/></text:span>tum pallidam .tum atram bilem demonstrare potest; non<text:line-break/>tamen propter has solas, sed etiam et pituitam putrescen-<text:line-break/>tem excitari febrem ostendimus, atque hoc folo verus<text:line-break/>aphorifrnus esse non videbitur; nisi quis putrefactione pii.<text:line-break/>tuitam in biliosum humorem transire ac degenerare<text:line-break/>censuerit.</text:p>
      <text:h text:style-name="Heading_20_2" text:outline-level="2">XLIll.</text:h>
      <text:p text:style-name="P129"><text:bookmark-start text:name="bookmark132"/><text:span text:style-name="T13">Multer ambidextra non stt.</text:span><text:bookmark-end text:name="bookmark132"/></text:p>
      <text:p text:style-name="P10">Euripides ancipitem <text:span text:style-name="T1">ei</text:span> utrimque scindentem gladium<text:line-break/>amphidexium appellavit, peridexium vero' Asteropaeum<text:line-break/>Homerus, qnod ambabus manibus similiter uteretur, quasi<text:line-break/>ampboterodexium dixisset. Eodem modo Aristophanes in</text:p>
      <text:p text:style-name="P12">Tagenitis hominem ampharisterum nuncupavit utrimque<text:line-break/>sinistrum. Et Hipponax amphidexium dixit hoc jambor</text:p>
      <text:p text:style-name="P10"><text:span text:style-name="T1">Ego ambidexter sum nec aberro namque.</text:span></text:p>
      <text:p text:style-name="P13">Viri itaque qui ambabus manibus ut dextris utuntur saepe<text:line-break/>visi sunt, mulier vero ob naturae imbecillitatem hucusque<text:line-break/>nulla. Si namque propter nervorum et musculorum ro-<text:line-break/>bur perrari quidem viri ambabus manlbus utantur, par<text:line-break/>certe fuerit mulierem non. uti, cui fatis est, si sola dex-<text:line-break/>tra mediocriter utatur. Amazonidas siquidem ipse dixit<text:line-break/>mammam sibi dextram adurere, ut copiosiore alimento<text:line-break/>ad propinquam mamam perveniente, major ipsi firmitas<text:line-break/>accedat tanquam naturae infirmae ac i debili. Nonnulli<text:line-break/>tamen amphidexiam mulierem dictam esse contendunt quae<text:line-break/>dextra uteri parte procreata sit. Atque his rursum absur-<text:line-break/>dius alii qui de hermaphroditis appellatis Hippocrati hunc</text:p>
      <text:p text:style-name="P12">aphorismum esse proferunt, lu quo doceat mari quidem<text:line-break/>pudendum' adnasci muliebre, mulieri vero virile nequaquam.</text:p>
      <text:h text:style-name="Heading_20_2" text:outline-level="2">XL<text:span text:style-name="T78">I</text:span>V.</text:h>
      <text:p text:style-name="P14"><text:span text:style-name="T1">Qui.suppurati </text:span><text:span text:style-name="T1">uruntur aut secantur, </text:span><text:span text:style-name="T1">st pus purum et al-<text:line-break/>bum eststuat, evadunt, st subcruentum et coenosum et<text:line-break/>graveolens, pereunt.</text:span></text:p>
      <text:p text:style-name="P10">Empyemata consuevit nominare non quae in thorace<text:line-break/>dumtaxat, sed etiam quavis in alia parte in pus mutata<text:line-break/>sunt, tubercula. Prae ceteris vero empyos aut suppura-<text:line-break/>tos vocitat plerumque solos, quibus luter pectus et puI-<text:line-break/>monem pus collectum est, quos urere consuevisse veteres,<text:line-break/>ex-iis licet discere quae Plato comicus in Cinesia his<text:line-break/>verbis dixit. Postea vero Euagorae filius Cinesias e pleu-<text:line-break/>ritide sceletus et aridus pure vacans, arundinacea gerens<text:line-break/>crura, tabis praenuncius, plurimis escharis corpus inustus<text:line-break/>ab Euriphonte in concionem prodiit. Quod autem pus</text:p>
      <text:p text:style-name="P12">album bonum sit, suculentum vero et foetidum malum<text:line-break/>nemo ignorat.</text:p>
      <text:h text:style-name="Heading_20_2" text:outline-level="2">XLV.</text:h>
      <text:p text:style-name="P14"><text:span text:style-name="T1">Qui </text:span><text:span text:style-name="T1">suppurato </text:span><text:span text:style-name="T1">jecore </text:span><text:span text:style-name="T1">aduruntur, </text:span><text:span text:style-name="T1">st pus purum albumque<text:line-break/></text:span><text:span text:style-name="T1">fluat, </text:span><text:span text:style-name="T1">saspites evadunt, in tunica namque </text:span><text:span text:style-name="T1">his </text:span><text:span text:style-name="T1">pus inest,<text:line-break/>st vero qualis amurca fluat, </text:span><text:span text:style-name="T1">pereunt.</text:span></text:p>
      <text:p text:style-name="P10">Ipsc causam pronuneiavit ob quam qui ita affecti sunt,<text:line-break/>eorum quidam intereunt, quidam evadunt. Etenim qni-<text:line-break/>bus est ia tunica pus, illaesa visceris substantia servantur<text:line-break/>omnes; quibus vero in carnem usque jecoris corruptio<text:line-break/>penetrat, ii ratione moriuntur. Quod autem amorgen<text:line-break/>amurcam dei faecem Graeci nominent, quodque ipsi simi-<text:line-break/>Iem par sit esse jecoris crudam putredinem omnibus ma-<text:line-break/>nifestum sit.</text:p>
      <text:h text:style-name="P4" text:outline-level="2">XLVI.</text:h>
      <text:p text:style-name="P14"><text:span text:style-name="T1">In oculorum doloribus epoto mero et coptofa calida toto<text:line-break/>corpore venam secato.</text:span></text:p>
      <text:p text:style-name="P13"><text:span text:style-name="T83">--vc.i-ii.jr</text:span></text:p>
      <text:p text:style-name="P10">Hic aphorismus mihi quoque videtur ex adfcriptitiis<text:line-break/>esse, quum uni ex supra commemoratis minime congruat<text:line-break/>docenti i oculorum <text:span text:style-name="T1">doloras</text:span> meri <text:span text:style-name="T1">potionem </text:span><text:span text:style-name="T1">aut balneum aut<text:line-break/>famentum aut venae sectionem </text:span><text:span text:style-name="T1">aut </text:span><text:span text:style-name="T1">purgationem salvere.<text:line-break/></text:span>Atque hunc sane aphorifmum sexto commentario expia-<text:line-break/>navimus, ostensis iis affectibus, in quibus singula remedia<text:line-break/>ad usum ducenda sinti Propositus vero aphorismus in<text:line-break/>uno affectu tribus praesidiis utendum esse jubet. Quam-<text:line-break/>diu vero hunc aphorssmum tanquam legitimum explicue-<text:line-break/>rint , 'ueque nos quisnam'is sit affectus docuerint, eorum<text:line-break/>explanationibus nequaquam fidem adhibebimus. At quae<text:line-break/>dicunt ii qui omnibus modis aliquid etsi purum probabile<text:line-break/>dicere contendunt, funt hujusmodi. In quibus crassus san-</text:p>
      <text:p text:style-name="P12">guis redundat atque idcirco vacuatione eget, in his me-<text:line-break/>lius esse putant fanguinem prius fundere, deinde uti pble-<text:line-break/>botomia; fusilem autem fore et renuatum iri, si. meracum<text:line-break/>aegri bibant et fe balneis laverint. . Verum in artis ope-<text:line-break/>ribus exercitati plane norunt talia proloquutos proloquio-<text:line-break/>rum suorum periculum nunquam fecisse. Neque enim<text:line-break/>vinum neque balneum citra maximum detrimentum ple-<text:line-break/>thorica fert affectio. Sed haec funt crassi fanguinis parti<text:line-break/>cuidam impacti citra universi corporis plenitudinem prae-<text:line-break/>sidia. Sic enim Asclepiades vino utitur post totius cor-<text:line-break/>poris vacuationem. enstaseo.v curandarum gratia. Quod si<text:line-break/>totius sit, corporis plenitudo,, 'prius inter bibendum et la-<text:line-break/>vandum dirumpentur tunicae quam earum expediatur ob-<text:line-break/>structio.- Quare si citra plenitudinem dolor oboriatur<text:line-break/>propter obstructionem et cuneationem crassi sanguinis, recte<text:line-break/>quidem laverint illi et vinum dederint,,non etiam venam<text:line-break/>secuerint.. Si. vero plenitudo" fuerit, tum Tecte venam<text:line-break/>fecabunt, male vero lavationibus et alno utentur.</text:p>
      <text:h text:style-name="P4" text:outline-level="2">XLVII.</text:h>
      <text:p text:style-name="P13"><text:span text:style-name="T1">Hydrope laborantem st tuststs detinent, desperatus ese.</text:span></text:p>
      <text:p text:style-name="P10">Haec sententia supra jam pronunciata esu Hydropi-<text:line-break/>cis tussis succedens malum.</text:p>
      <text:h text:style-name="Heading_20_2" text:outline-level="2">XLVlII.</text:h>
      <text:p text:style-name="P14"><text:span text:style-name="T1">Stranguriam et dysuriam tkorexis et venae sectio folvit.<text:line-break/>Interiores autem venae fecundae sunt.</text:span></text:p>
      <text:p text:style-name="P10">Quod stranguria urinae guttatim stillantis excretionem<text:line-break/>significet, nomen ipsum docet. Dysuria vero dici potest<text:line-break/>tum quae cum dolore fit mixtio, tum quae cum quadam<text:line-break/>difficultate, adeo ut vix functionem suam obeat vesica.<text:line-break/>Porro stranguriam tum urinae ipsius efficit acrimonia tum<text:line-break/>retentricis facultatis vesicae imbecillitas quae ob intempe-<text:line-break/>riem fit potissimurnque frigidam. Dysuriam quidem si cum<text:line-break/>dolore fuerit inflammatio et abscessus et ulceratio et in-</text:p>
      <text:p text:style-name="P12">aequalis intemperies et siatnlentus spiritus faciunt; si vero<text:line-break/>difficilis quaedam vesicae motio exstiterit tum vel faculta-<text:line-break/>tis imbecillitas vel tumor contra naturam causa est. In-<text:line-break/>ter hos omnes vesicae affectus frigidum morbum folvit<text:line-break/>thorexis, hoc est vini simpliciter potio vel meracioris<text:line-break/>eamque praeterea inflammationem quae propter obstructio-<text:line-break/>nem sanguinis crassioris citra plenitudinem facta sit; quae<text:line-break/>vero cum plenitudine orta est inflammatio,: imo etiam<text:line-break/>quae sine defectu sit et cum virium robore, utramque fa-<text:line-break/>nat venae sectio. Ceterum de venis interioribus secandis<text:line-break/>superiore libro a me dictum est, lu quo mihi explicatus<text:line-break/>est aphorismus ille, dysuriam phlebotomia solvit. Vena<text:line-break/>autem interior incidenda esu</text:p>
      <text:h text:style-name="Heading_20_2" text:outline-level="2">XLIX.</text:h>
      <text:p text:style-name="P129"><text:bookmark-start text:name="bookmark134"/><text:span text:style-name="T73">Ab angina </text:span><text:span text:style-name="T13">detento st tumor et</text:span><text:span text:style-name="T73"> rubor in </text:span><text:span text:style-name="T13">pectore oboriantur,<text:line-break/>bonum; suras namque vertitur morbus.</text:span><text:bookmark-end text:name="bookmark134"/></text:p>
      <text:p text:style-name="P11">Hic aphorisinus antea his verbis scriptus est: <text:span text:style-name="T1">angina<text:line-break/></text:span><text:span text:style-name="T1">correpto cervicis tumorem oboriri bonum;</text:span> quem quidem<text:line-break/>explicavi quarto horum commentariorum. Hic igitur ad-<text:line-break/>scriptus esse videtur, volente quopiam illud adjungere,<text:line-break/><text:span text:style-name="T1">foras </text:span><text:span text:style-name="T1">enim morbus </text:span><text:span text:style-name="T1">vertitur.</text:span></text:p>
      <text:h text:style-name="Heading_20_2" text:outline-level="2">L.</text:h>
      <text:p text:style-name="P14"><text:span text:style-name="T1">Quibus cerebrum sideratum est, U intra tres dies inter,-,<text:line-break/>eunti st vero hos effugerint, fani evadunt.</text:span></text:p>
      <text:p text:style-name="P36"><text:tab/> <text:tab/>—<text:tab/>' o</text:p>
      <text:p text:style-name="P10">Siderati quidem, ut plerumque libro de fracturis et<text:line-break/>articulis pronnnciavit, pro corrumpi usurpat vocabulum.<text:line-break/>Hic vero cerebri corruptionem intelligere non possumus<text:line-break/>hoc textu addito': si <text:span text:style-name="T1">vero has csisugerint, sani evadunt.<text:line-break/></text:span>Si namque sphacelus tutius substantiae sit corruptio partis<text:line-break/>cujusque sideratae, qui ita laborat curationem non admit-<text:line-break/>tit. Num igitur interdum hujus verbi abusu, quum qui</text:p>
      <text:p text:style-name="P11">hanc lu affectionem incidere incipiunt, eos nondum plane<text:line-break/>ipsam completam habere significent. Ejusmodi enim non-<text:line-break/>nulla carnosis etiam partibus per gangraenas accidunt,<text:line-break/>- quum affectus ob inflammationis magnitudinem parti labo-</text:p>
      <text:p text:style-name="P10">ranti et anaesthesiam (tensus vacuitatem) et nigritiem aut<text:line-break/>omnino cadaverosum quendam calorem conciliati Eum<text:line-break/>autem etiam gangraena laborare dicimus, qui hunc in<text:line-break/>affectum incidere incipit. ' Quemadmodum igitur jam com-<text:line-break/>pletam eoque progressam gangraenam ut pars emoriatur,<text:line-break/>sanare non licet, dum vero adhuc generatur licet: sic<text:line-break/>etiam fphacelum. Quamquam carnosarum etiam partium<text:line-break/>necrosin quae inflammationis sequitur magnitudinem et<text:line-break/>quam medici gangraenam proprie nominant, etiam, sphace-<text:line-break/>lum Graeci appellabant. Ita sane Herodotus Cambysis fe-<text:line-break/>mur siderari dixisse mihi videtur; cerebrum quoque side-<text:line-break/>rari solum ita quispiam diceret. Atque etiam quamobrem<text:line-break/>cita mors siderato cerebro oboriatur , manifestum est, tum<text:line-break/>quia gravissimus tum quia pars maxime princeps. Quod</text:p>
      <text:p text:style-name="P11"><text:span text:style-name="T1">fi</text:span> tribus primis diebus aeger prius non interierit, fed ad<text:line-break/>quartum diem perveniat, morbum declinare et vires ita<text:line-break/>roborari sperandum est, ut morbum omnino evicerint. -;</text:p>
      <text:h text:style-name="Heading_20_2" text:outline-level="2">LI.</text:h>
      <text:p text:style-name="P14">«Sternutatio cietur <text:span text:style-name="T1">ex capite,/ calesucto cerebro aut per-<text:line-break/>humectato quod in capite est vacud. Aer enim intus<text:line-break/>contentus foras erumpit. Strepit autem quod ipst per<text:line-break/>angustum stt exitus.</text:span></text:p>
      <text:p text:style-name="P10">Tales sententiae duo significant; unum quod univer-<text:line-break/>saliter de omni re proposita dicitur, veluti hoc textu de<text:line-break/>sternutationibus; alterum quod particulariter, ut hic de<text:line-break/>sternutationibus ex capite factis. Prima itaque sententia<text:line-break/>talis erit, omnis sternutatio cietur ex capite percalefacto<text:line-break/>cerebro aut perhumectato quod in capite est vacuo. Se-<text:line-break/>cunda vero sternutamentum ex capite sumens impetum<text:line-break/>oboritur, cerebro excalefacto aut perhumectata cerebri</text:p>
      <text:p text:style-name="P11">vacuitate; quae sententia verior existit. Non enim om-<text:line-break/>'nis sternutatio fit ex calefacto cerebro "aut perhumectato<text:line-break/>capitis vacuo. Quidam enim nares -pennis proritantes<text:line-break/>sternutant, atque cum tussi quidam spiritus inferne elatus<text:line-break/>ad naris meatus sternutationis causa fit. Praeterea augu-<text:line-break/>rari solum qui ex capial excernitur aer eum esse qui soni-<text:line-break/>tum edat, est manifesto falsum. Evidenter enim apparet,<text:line-break/>qui ex- pulmone inferne fursum effertur aer sefe nniver-<text:line-break/>.sim et repente contrahente thorace.si Sed et praecedente<text:line-break/>inspiratione fieri sternutationem natura copiam aeris ad<text:line-break/>sternutamenti generationem colligente praedictis congruit.<text:line-break/>Sola itaque sternutatio quae suae generationis principium<text:line-break/>habet, appetitionem naturae flatulentum ex capite fpiri-<text:line-break/>tum excernendi hoc modo fit, quem docere vult hoc<text:line-break/>uphorismo Hippocrates, neque scrtassis hunc omnem. Nam<text:line-break/>qnod ait perhumectato, ad sternutamenti generationem<text:line-break/>supervacaneum essi Etenim si quis in capite redundet<text:line-break/>humor, non tamen is sternutamentum efficit, nisi flatu-</text:p>
      <text:p text:style-name="P11">'lentus reddatur. Atque hoc aperte proditur in multis,<text:line-break/>qui licet copidum per nares humorem excernant, Yiou<text:line-break/>Tamen necessario plerumque sternuunt. Illi namque feli<text:line-break/>ex fis ita affectis sternutant, -quibus 'mordax est qui a<text:line-break/>capite scmper defluit, ac si quid mordax naribus imponas.<text:line-break/>Queinadmoduin enim tussis quoddam naturale fymptoina<text:line-break/>est, ad expurgandas pulmonis asperas'arterias, 'sic etiam<text:line-break/>sternutamentum narium meatus manifesto expurgare vide-<text:line-break/>tur. Quum autem gemina sit perforatio-, lata quidem<text:line-break/>ad os, per exiles vero meatus ad cerebrum, quod ad os<text:line-break/>pervenit foramen a spiritu inferne sursum expeditur; qui<text:line-break/>vero in cerebrum ferunt meatus, ab eo quod inde defer-<text:line-break/>tur spiritu expurgantur. Atque tibi accurate observanti<text:line-break/>sternutamenta ex cerebro motus initium habentia capitis<text:line-break/>gravitatem levare videbuntur. Fiunt enim tum rarefactis<text:line-break/>qui sunt in capite humoribus tum naturae impetu excre-<text:line-break/>tio. Rarefiunt autem ipsi concalefacti. Calefiunt autem</text:p>
      <text:p text:style-name="P11">nativo calore scfe exsuscitante, cujus propter imbecillita-<text:line-break/>tem prius coacervata suerat supervacanea humiditas. Quum<text:line-break/>itaque ait perhumectato quod in capite est vacuo, praeci-<text:line-break/>pue quidem intelligenda venit, ventriculorum cerebri vacua<text:line-break/>cavitas, imo etiam vacuum quod cerebrum ambit exterius.<text:line-break/>Transit enim illud per cerebrum primum quidem in par-<text:line-break/>tes ventris; deinde ad nares adscendit. Quia vero con-<text:line-break/>fertim erumpit spiritus, sonum elidi ipse pronunclat Hip-<text:line-break/>pocrates. Is autem strepitus communis est, undecumque<text:line-break/>venerit, sive ex pulmone efferatur sive ex capite deferatur.</text:p>
      <text:h text:style-name="Heading_20_2" text:outline-level="2">LI<text:span text:style-name="T78">I</text:span>.</text:h>
      <text:p text:style-name="P14"><text:span text:style-name="T1">Quibus jecur veliementer dolet, iis succedens febris</text:span> dolo-<text:line-break/>rem <text:span text:style-name="T1">folvit.</text:span></text:p>
      <text:p text:style-name="P10">Vocabulum succedens indicat antea quum vehementer<text:line-break/>cruciabantur, eos non febricitasse. Si itaque jecur vehe-</text:p>
      <text:p text:style-name="P12">menter doleat, id fit vel propter fortem inflammationem<text:line-break/>vel ob inflammatum spiritum, sed ipsis uon aderat inflam-<text:line-break/>matio , alioqui omnino, febricitassent. Par est igitur a'<text:line-break/>flatulento spiritu viscus ipsis dolorem contraxisse. Dolet<text:line-break/>sane jecur etiam propter obstructionem, fed moderate et<text:line-break/>cum quodam ponderis potius quam vehementis doloris<text:line-break/>sensu. At vehemens dolor propter flatulentum spiritum<text:line-break/>aut inflammationem maximam aut suppurantem concitantur,</text:p>
      <text:h text:style-name="Heading_20_2" text:outline-level="2">L<text:span text:style-name="T78">II</text:span>I.</text:h>
      <text:p text:style-name="P14"><text:span text:style-name="T1">Quibus e venis</text:span> fanguinem <text:span text:style-name="T1">detrahere confert, iis vere vena<text:line-break/>secanda est.</text:span></text:p>
      <text:p text:style-name="P10">Hic aphorismus pars est ejus qui supra hoc modo<text:line-break/>enunciatus est: <text:span text:style-name="T1">quibus purgatio aut venae sectio consurt,<text:line-break/>iis vere vena secanda aut purgatio imperanda est.</text:span> Unde<text:line-break/>quibusdam in exemplaribus non omnino scriptus est. Id<text:line-break/>sciunt -libri interpretes nonnulli et his scripserunt, non-</text:p>
      <text:p text:style-name="P12">nulli ipfum nequaquam prorsus meminerunt. Mirari licet<text:line-break/>quosdam qui non solum eosdem aphorlsmos bis scribunt,<text:line-break/>verum etiam in iisdem commentariis explicationes addunt,-<text:line-break/>nulla data significatione aut mentione facta, jam antea<text:line-break/>scriptos esse integros quosdam, alios parte altera defectos,<text:line-break/>cujusmodi praesens est. Qaid igitur isti censuerint aut<text:line-break/>qui tales ad calcem libri aphorismos addiderint aut ipfe<text:line-break/>Hippocrates ut de iisdem bis faceret mentionem aut qui—<text:line-break/>darn interpretes qui unum aphorismum bis exposuerunt,<text:line-break/>per deos, conjicere non possum. Neque enim credibile<text:line-break/>est ipfum auctorem in tantis rebus tam obliviofum suisse,<text:line-break/>ac praesertim quum talis fuerit, qualem Hippocratem,in<text:line-break/>omnibus extitisse novimus; neque rurfum tantam eorum<text:line-break/>qui addiderint oblivionem vel quandam aliam vafritiam<text:line-break/>cogitatione comprehendere • possumus, propter quam- bis<text:line-break/>de eisdem scribere voluerint. Praeterea vero etiam ma-<text:line-break/>gis eos enarratores mirari decet, qui quum eosdem apho-<text:line-break/>rifmos bis exponant, ne hoc quidem ipsum meminerunt,</text:p>
      <text:p text:style-name="P12">quod secundo id facerent. Eos denique efiamnum magis<text:line-break/>miramur, qui diversis locis et hic prope libri finem di-<text:line-break/>versas et pugnantes expositiones scriptis mandarunt. •</text:p>
      <text:h text:style-name="Heading_20_2" text:outline-level="2">LlV.</text:h>
      <text:p text:style-name="P14"><text:span text:style-name="T1">Quibus inter ventriculum </text:span><text:span text:style-name="T1">et </text:span><text:span text:style-name="T1">septum transversum pituita<text:line-break/>moratur et dolorem </text:span><text:span text:style-name="T1">exhibet, </text:span><text:span text:style-name="T1">neque in alterutrum ven-<text:line-break/>trem viam non habet, iis </text:span><text:span text:style-name="T1">per </text:span><text:span text:style-name="T1">venas</text:span> in <text:span text:style-name="T1">vesicam pituita<text:line-break/>versu morbi stt sulutio.</text:span></text:p>
      <text:p text:style-name="P37">i<text:tab/>—<text:span text:style-name="T16">1</text:span>-.—-</text:p>
      <text:p text:style-name="P10">Merito' Marinus animi pendere mihi videtur, fieri<text:line-break/>non posse ratus inter ventriculum et scptum transversum<text:line-break/>pituitam consistere. Ipfa namque deorsum adusque pubis<text:line-break/>ossa defluxura esu Non tamen hanc etiam in venas tra-<text:line-break/>duci ac remeare posse propunciat, quemadmodum in hy-<text:line-break/>dropicis, quae tenuis et aquosa humiditas resumpta per<text:line-break/>urinas excernitur, ltaque hic textus, inter septum trans-<text:line-break/>versum et ventriculum, accipiendus est pro inter proprium</text:p>
      <text:p text:style-name="P38">septi transversi corpus, quod carnosum est et peritonaei<text:line-break/>summum. Verum etiam si, ut vis, ita intellexerimus, o<text:line-break/>Marine, eam tamen pituitae in venas resumptionem ac<text:line-break/>meatum similiter facilem esse dubium esu • Non enim<text:line-break/>inde potest per venas in renes pervenire, quod fieri ex<text:line-break/>ea capacitate potest, quae sub peritonaeo est. posita. Huc<text:line-break/>adde impropriam prorsus esse appellationis ventriculi ab-<text:line-break/>usionem. Nihil enim peritonaeo et ventriculo est simile,<text:line-break/>cujus gratia ejusdem nominis communionem fortiantur.<text:line-break/>Praestat igitur accipere, quemadmodum omnes intellexe-<text:line-break/>runt, illud spatium ab eo dini quod intra septum trans-<text:line-break/>versum est, neque intra interioris peritonaei partem con-<text:line-break/>tinetur epigastrio respondentem, simulque expendere an<text:line-break/>quod ab ipso dicitur fieri possit. In quo nos scire opor-<text:line-break/>tet, arbitrari Hippocratem naturam scmper, si sit robusta,<text:line-break/>materiae viam moliri et invenire, etiam si quam maxime<text:line-break/>crassa sit et per exiles transitura meatus, quando per ossa<text:line-break/>etiam abscessus fieri dicat. Et vero in suppuratis inter<text:line-break/><text:span text:style-name="T1">t<text:tab/>i</text:span></text:p>
      <text:p text:style-name="P12">thoracem et pulmonem collectum humorem cum tussi ex-<text:line-break/>spui conspicimus. Nonnunquam vero et per cutim in-<text:line-break/>tegram existentem sanguinem excidere in ossibus quae<text:line-break/>fracta coalescunt. Neque igitur nunc pituitam, de qua<text:line-break/>Hippocrati sermo est, arbitrari oportet ad urinas traduci<text:line-break/>omnino non posse. Verum hoc etiam aliquando a natura<text:line-break/>multo ante pituitam ejusmodi, ut in empyis paulatim<text:line-break/>extenuante fieri arbitrandum est.</text:p>
      <text:h text:style-name="Heading_20_2" text:outline-level="2">LV.</text:h>
      <text:p text:style-name="P14"><text:span text:style-name="T1">Quibus jecur aqua repletum in omentum eruperit, iis ven-<text:line-break/>ter aqua impletur ac intereunt.</text:span></text:p>
      <text:p text:style-name="P10">Jecur hydatidibus in ea quae foris ipsum ambit tu-<text:line-break/>nica procreandi maxime idoneum esu Jugulatisalquidem<text:line-break/>animalibus apparet interdum hepar hisce vesiculis aqua<text:line-break/>plenis refertum. Si quando igitur contigerit hydatidas</text:p>
      <text:p text:style-name="P12">rumpi, aqua sane lu peritonaei regionem per epigastrium<text:line-break/>effunditur, in qua etiam per hydropas colligitur. In<text:line-break/>omentum autem aqua erumpere non potest, nisi ipsum<text:line-break/>aliquatenus erodatur. Deusum enim ac undique ita soli-<text:line-break/>dum est ut nihil in se ex parte alia intercidat, praeter-<text:line-break/>quam ex ventriculo, colo et liene illisque partibus, unde<text:line-break/>ipsum enascitur. Aut igitur excedi vult peritonaeum<text:line-break/>parte nimirum ejus dextra, qua jecori vicinum est, aut<text:line-break/>in illud omentum eruperit pro in omenti regionem acci-<text:line-break/>piendum esu Ventrem autem a quo impleri non de eo<text:line-break/>qui cibaria recipit a ventre dictum est, scd de tota quae<text:line-break/>infra est thoracem, cavitate, qsic significatu et ventricosi<text:line-break/>et ventrem gestare mulieres dicuntur. Au vero quibus<text:line-break/>eo loci aqua coacervatur moriuntur considerandum. Nam<text:line-break/>aut scmper aut plerumque ita fieri intelligere oportet.<text:line-break/>Sofpifes enim evadunt nonnulli hydropici, etiam si ipsis<text:line-break/>talis regio aqua impleatur. Quemadmodum in his curatio<text:line-break/>potest perfici tum medicamentis hydragogis tum praeterea</text:p>
      <text:p text:style-name="P12">diureticis tum denique epithematis ejusmodi humorem<text:line-break/>discutientibus et halitum facultate elicientibus, ita in iliis<text:line-break/>etiam fieri curationem posse videtur.</text:p>
      <text:h text:style-name="Heading_20_2" text:outline-level="2">LVI.</text:h>
      <text:p text:style-name="P14"><text:span text:style-name="T1">Anxietudo, oscitatio, horror, vinum par part aquae po-<text:line-break/>tum morbum scivit.</text:span></text:p>
      <text:p text:style-name="P10">Haec orationis forma merito nonnullis soloecismi spe-<text:line-break/>cies vifa est, ideoque nonnulli accusandi casu scripserunt:<text:line-break/><text:span text:style-name="T1">anxietudinem, </text:span><text:span text:style-name="T1">oscitationem</text:span><text:span text:style-name="T1">, horrorem, vinum par pari<text:line-break/>aquae epotum morbum solvit.</text:span> Utram autem in praesentia<text:line-break/>sequaris lectionem nihil refert ad aphorismi explicatio-<text:line-break/>nem. In primis etiam scire nos oportet, <text:span text:style-name="T32">ἀλύκην</text:span><text:span text:style-name="T66"> </text:span><text:span text:style-name="T1">anxietu-<text:line-break/>dinem</text:span> appellasse Hippocratem, quam multi Graecorum<text:line-break/><text:span text:style-name="T32">ἄλην</text:span><text:span text:style-name="T66"> </text:span><text:span text:style-name="T1">anxietatem</text:span> nominant; deinde quae sit affectio hujus<text:line-break/>symptomatis effectrix. <text:span text:style-name="T32">Αλύειν</text:span><text:span text:style-name="T44"> </text:span>itaque <text:span text:style-name="T1">jactari</text:span> secunda vale-<text:line-break/>tudine eos dicunt qui scmper praesentia fastidiunt atque</text:p>
      <text:p text:style-name="P12">ad alias subinde aliasque tum res tum affectiones trans-<text:line-break/>eunt. Eodem modo adversa valetudine eos anxietate ja-<text:line-break/>ctari proserunt; qui decubitum non ferentes decumbendi<text:line-break/>formam immutant, quod praescns scmper gravis ac molesta<text:line-break/>sit. Hoc autem iis potissimum evenire novimus, quibus<text:line-break/>in ore ventriculi, quod interdum abusi vocabulo stoma-<text:line-break/>chum nominant, propria quaedam humoris molesti quali-<text:line-break/>tas continetur, neque multi, neque innatantis in ventri-<text:line-break/>culi capacitate, sed altius in ipsius tunicis imhibiti. Quin<text:line-break/>etiam oscitationem et pandiculationem fieri demonstravi-<text:line-break/>mus contenta in musculis', per quos voluntarii quoque<text:line-break/>motus peraguntur, vel flatulenta humiditate vel spiritu<text:line-break/>rapido. Horror quoque pravis humoribus per cutem<text:line-break/>sparsis ac discurrentibus oboritur. Constat autem eo hor-<text:line-break/>rore qui ex aegro corpore concitatur, nobis nunc oratio-<text:line-break/>nem esse , non autem de eo qui ab aliqua causa, externa<text:line-break/>proficiscitur. Singula igitur haec praedicta curat vini<text:line-break/>meracioris potus cujus temperationis commoderationem</text:p>
      <text:p text:style-name="P12">his ipse verbis declaravit: vinum <text:span text:style-name="T1">par pati aquae potum.<text:line-break/></text:span>Vult enim prosecto aqua vinum aequa portione tempe-<text:line-break/>rari, ut tantum materiae molestae propellatur vacueturque,<text:line-break/>quantum violentae vini delationi cessurum est; reliquum<text:line-break/>vero temperetur epicrasu Calefacit enim vinum , ut ex-<text:line-break/>perimur, totum corpus et celeriter in omnes fertur par-<text:line-break/>tes, cum eo optimos humores efficit.</text:p>
      <text:h text:style-name="Heading_20_2" text:outline-level="2">LV<text:span text:style-name="T102">I</text:span>I.</text:h>
      <text:p text:style-name="P14"><text:span text:style-name="T1">Quibus in urethra tubercula procreantur</text:span>, iis <text:span text:style-name="T1">suppuratis et<text:line-break/>ruptis dolor solvitur.</text:span></text:p>
      <text:p text:style-name="P10">Hunc quoque aphorismum in praecedentibus feripsit<text:line-break/>Hippocrates, nosque ipsi explicavimus in ea oratione quae<text:line-break/>sic habebat; <text:span text:style-name="T1">quibus in urethra tuberculum nascitur, eo<text:line-break/>suppurato et rupto sulutio.</text:span></text:p>
      <text:h text:style-name="P4" text:outline-level="2">LVIII.</text:h>
      <text:p text:style-name="P14"><text:span text:style-name="T1">Quibus cerebrum occasione aliqua concujsum suerit, eos<text:line-break/>quam primum voce privari necejse esu</text:span></text:p>
      <text:p text:style-name="P10">Hoc etiam aphorifmo in nonnullis exemplaribus vo-<text:line-break/>cabulum mutos scriptum multitudinis numero per accusa-<text:line-break/>tivum casum invenire datur; lu quibusdam vero mutum<text:line-break/>per singularem sub soloecismi figura. Sed id nihil quid-<text:line-break/>quarn ad praesentia refert, quum nos Hippocrati consue-<text:line-break/>tudinem esse noscimus saepe ab uno notissimo symptomate,<text:line-break/>exempli gratia aphoniam <text:span text:style-name="T1">vocis ademptionem</text:span> illos ita ap-<text:line-break/>pellare ac significare, qui nullum alium voluntarium mo-<text:line-break/>tum superstitem servant, neque quidquam omnino sentiunt<text:line-break/>et apoplecticis peraeque similes sine sensu simulqne motu<text:line-break/>prostrati jacent. Id vero et ob alias causas oboritur.<text:line-break/>Nunc vero concussionis cerebri meminit Hippocrates, cujus<text:line-break/>occasione talem fore corporis totius affectionem pronun-<text:line-break/>ciat. Ita vero concuti cerebrum accidit cb aliquem vio-</text:p>
      <text:p text:style-name="P12">lentum totius corporis casum ab altis locis obortum.<text:line-break/>Ejusmodi namque casus vertebrarum etiam spinae con-<text:line-break/>cussionem efficere consueverunt, quum.ipsarum harmoniae<text:line-break/>concussionem subierint et contenta ipsarum cavo dorsalis<text:line-break/>medulla laborarit, quae vehementius concussa quibusdam<text:line-break/>nervis a sc propagatis ruptionum creat 'periculum. Quae<text:line-break/>res cerebro maxime accidit, eoque magis quanto in ejus<text:line-break/>ambitu vacuum spatium est amplius, multoque magis in<text:line-break/>senibus, quemadmodum in libris anatomicis a nobis, di-<text:line-break/>ctum est. Contrahitur siquidem in scfe animalis facultas<text:line-break/>per tales affectiones periculosa commotione vexata et pro-<text:line-break/>pterea quiescit feriaturque. Porro nonnulli nervorum<text:line-break/>processus valde tenduntur et quidem aliqua ex parte di-<text:line-break/>velluntur. Quibus fit ut donec animalis facultas fefe -<text:line-break/>rursum receperit, mutum et immobile jaceat totum ani-<text:line-break/>mal ita affectum. Quod si abrumpi occupaverint aut ce-<text:line-break/>rebrum parte fui quapiam avulsum abstractumque fuerit,<text:line-break/>non jam ad fe redeunt sibique ipsis restituuntur.</text:p>
      <text:h text:style-name="P4" text:outline-level="2">L<text:span text:style-name="T78">I</text:span>X.</text:h>
      <text:p text:style-name="P14"><text:span text:style-name="T1">Corporibus carnes habentibus humidas inducere</text:span> famem<text:line-break/><text:span text:style-name="T1">oportet: sumes enim exsiccat corpus.</text:span></text:p>
      <text:p text:style-name="P13">' Quae siccant auxilia fane humidis affectibus mederi<text:line-break/>manifestum esu Contraria namque contrariorum sunt re-<text:line-break/>media. Famem quoque exsiccare per accidens nulli abdi-<text:line-break/>tum est. Si quid enim eorum ex corpore continenter<text:line-break/>effiuat dissipeturque, ut antea docui, nec' amplius quod<text:line-break/>vacuatur alimento, suppleatur instaureturque, siccius ipfum<text:line-break/>evadere necesse • est. Certum est ex singulis animantis<text:line-break/>partibus quidquid est humidius abire prius et evanescere.<text:line-break/>Effluvium siquidem ipfum fit, quod extenuetur corpus et<text:line-break/>in vaporem solvatur, duabus ex causis: externa una aere<text:line-break/>ambiente, interna altera calore nativo. Sane vexo de-<text:line-break/>litescentium in cavernis animantium, quod nec externo<text:line-break/>calore amplius nec interno incalescant aut nihil prorsus<text:line-break/>aut paucissimum effluit, proptereaque nonnullae quidem</text:p>
      <text:p text:style-name="P12">alimento prorsus non egent; nonnullae vero usquequaque<text:line-break/>paucissimo. Post antea fcriptos aphorismos alii duo fere<text:line-break/>in omnibus exemplaribus inveniuntur et quorum libri<text:line-break/>enarratores fere omnes meminere. Quidam etiam ipsos<text:line-break/>interpretantur, sed pugnantibus' et hic et supra explicatio-<text:line-break/>nibus usi nec hoc ipfum monentes lectorem antea fuisse<text:line-break/>scriptos. Nos vero ipsorum explicationem fecimus quarto<text:line-break/>commentario textu nonnihil disserentium. Alter enim eo-<text:line-break/>rum hic scriptorum supervacaneam habet hanc adjectionem<text:line-break/><text:span text:style-name="T1">nec devorare potest</text:span> nisi <text:span text:style-name="T1">vix.</text:span> Alter vero adverbium <text:span text:style-name="T1">vix<text:line-break/></text:span>inverso ordine positum habet, ut prior quidem sit hujus-<text:line-break/>modi: <text:span text:style-name="T1">st subre detento, tumore nullo in suucibus existente,<text:line-break/>suffocatio derepente supervenerit, ac nist vix deglutire<text:line-break/>nequeat, mortiferum.</text:span> Secundus vero: <text:span text:style-name="T1">st subre correpto'<text:line-break/>derepente cervix intorqueatur ac devorare nequeat, tumore<text:line-break/>nullo in</text:span> faucibus <text:span text:style-name="T1">existente letale.</text:span> Superiores vero quos<text:line-break/>quarto horum commentariorum exposuisse me dixi, ita se</text:p>
      <text:p text:style-name="P12">habebant: si <text:span text:style-name="T1">febre detento, tumore nullo in suucibus </text:span><text:span text:style-name="T1">exi-<text:line-break/>stente, suffocatio </text:span><text:span text:style-name="T1">derepente supervenerit, mortiferum.</text:span> Deinde<text:line-break/>qui hunc sequitur; si <text:span text:style-name="T1">subre capto </text:span><text:span text:style-name="T1">derepente cervix </text:span><text:span text:style-name="T1">intor-<text:line-break/></text:span><text:span text:style-name="T1">queatur ac </text:span><text:span text:style-name="T1">vix </text:span><text:span text:style-name="T1">deglutire </text:span><text:span text:style-name="T1">queat, tumore </text:span><text:span text:style-name="T1">in cervice </text:span><text:span text:style-name="T1">non </text:span><text:span text:style-name="T1">exi-<text:line-break/>stente mortiferum.</text:span> Quod igitur in priore aphorismo ex abun-<text:line-break/>danti pronunciatum est, nunc perpendamus. Etenim id etiam<text:line-break/>accidere vidimus aegrotis omnino perniciose laborantibus.<text:line-break/>Quare sive nullo plane modo devorare queant sive vix, nullo<text:line-break/>tumore in faucibus existente, hoc enim apertu discernere<text:line-break/>licet ore quam plurimum hiante et aperto et lingua ad in-<text:line-break/>feriorem maxillam appulsa et firmata.. In tali statu vix ac<text:line-break/>difficulter devorandi causa suspicanda est communlo tuni-<text:line-break/>cae gulae et gutturi esse ab internis subuita partibus.<text:line-break/>Hanc enim cibariorum per os commeatu ipsam quidem<text:line-break/>deorsum a ventriculo attrahi, totum vero guttur sursum<text:line-break/>trahere demonstrarimus. Tumescente igitur in gutture<text:line-break/>inflammatione fit ut alias aegre obsequatur attrahenti ven-</text:p>
      <text:p text:style-name="P12">triculo et deorsiim revellenti, eamque ob causam vel<text:line-break/>nullo pacto vel aegre difficullerque deglutiant.</text:p>
      <text:h text:style-name="Heading_20_2" text:outline-level="2">LX.</text:h>
      <text:p text:style-name="P14"><text:span text:style-name="T1">Si febre detento tumore</text:span> nullo in faucibus <text:span text:style-name="T1">existente suffo-<text:line-break/>catio derepente supervenerit ac vix deglutire queat,<text:line-break/>mortiferum. •</text:span></text:p>
      <text:h text:style-name="Heading_20_2" text:outline-level="2">LX<text:span text:style-name="T78">I</text:span>.</text:h>
      <text:p text:style-name="P14"><text:span text:style-name="T1">Si subre capto derepente cervix intorqueatur ac </text:span><text:span text:style-name="T27">νϊχ</text:span><text:span text:style-name="T40"> </text:span><text:span text:style-name="T1">de-<text:line-break/>glutire queat tumore non existente, mortiferum,</text:span></text:p>
      <text:h text:style-name="Heading_20_2" text:outline-level="2">LXII.</text:h>
      <text:p text:style-name="P14"><text:span text:style-name="T1">Ubi universa corpore mutato et corpus perfrigeratur ac<text:line-break/>rursum indalefcit aut colorem ex altero alterum commu-<text:line-break/>tat, morbi longitudinem stgnistcat.</text:span></text:p>
      <text:p text:style-name="P11">Hunc quoque aphorismum quarto horum commenta-<text:line-break/>riorum exposuimus, eundem fere textum qualis praesens<text:line-break/>promrnciatur habentem. Sic enim scriptus est; <text:span text:style-name="T1">atque ubi<text:line-break/>toto in corpore mutationes contingunt, ut st corpus fri-<text:line-break/>geat aut rursus caleat aut alter ex altero colar oboria-<text:line-break/>tur, morbi longitudinem stgnistcat.</text:span></text:p>
      <text:h text:style-name="Heading_20_2" text:outline-level="2">LX<text:span text:style-name="T78">I</text:span>II.</text:h>
      <text:p text:style-name="P14"><text:span text:style-name="T1">Sudor copiosus calidus aut frigidus scmper stuens humoris<text:line-break/>plenitudinem ineffe stgnistcat. Haec igitur in robusto<text:line-break/>quidem superne, debili vero inferne deducenda.</text:span></text:p>
      <text:p text:style-name="P10">Antea alium aphorismum quarto horum commenta-<text:line-break/>riorum explicavimus hoc modo scriptum: <text:span text:style-name="T1">sudor copiosus<text:line-break/>frigidus aut calidus nempe stuens; frigidus quidem majo-<text:line-break/>rem, calidus vero minorem morbum stgnistcat.</text:span> Ac talium<text:line-break/>sudorum affectum causam ve humoris plenitudinem esse<text:line-break/>diximus qui aegrotantis corpore continetur. Propterea</text:p>
      <text:p text:style-name="P12">qui nunc nobis proponitur aphorismus ad supervacaneum<text:line-break/>iiijmqrem edupendurn esse jubet, robustis quidem superne,<text:line-break/>hoc est per vomitiones, imbecillis vero inferne, id est<text:line-break/>per alvi subductionem. Quod itaque ..supervacaneos <text:span text:style-name="T1">cor-<text:line-break/>poris</text:span> humores scmper vacuare ..oporteat plane manifestum<text:line-break/>est. An vero robustis scmper per superiora, infirmis vero<text:line-break/>per inferiora solum redundans humor vacuandus fit ani-<text:line-break/>madversione mihi dignum esse videtur,.- ni Praestat enim<text:line-break/>fortassis non eatenus auxiliorum usum distinguere, fed ut<text:line-break/>in medendi methodo de ejusmodi omnibus a nobis expli-<text:line-break/>catum ac definitum est. Quare et hunc aphorismum ex<text:line-break/>adfcriptitiis este censeo. Post superius adscriptitius apho-<text:line-break/>risuros tres alii deinceps comperiuntur lu plurimis exem-<text:line-break/>plaribus ab interpretibus etlam eodem fere modo conscri-<text:line-break/>pti paulo diversa lectione quam qui quarto commentario<text:line-break/>comprehenduntur. Eos autem ita scribunt.</text:p>
      <text:h text:style-name="P4" text:outline-level="2">LXIV.</text:h>
      <text:p text:style-name="P14"><text:span text:style-name="T1">Qui febres non intermittentei tertio- quoque die'vefimnaniio-,<text:line-break/>res stunt, periculosiores-. Quocuntjdedutem modo fnidia-<text:line-break/>miserint',, citra periculum</text:span> eise <text:span text:style-name="T1">stgnistcdnt.</text:span></text:p>
      <text:h text:style-name="Heading_20_2" text:outline-level="2"><text:span text:style-name="T78">L</text:span>XV.</text:h>
      <text:p text:style-name="P13"><text:span text:style-name="T1">Quibus febres longae sunt, his -ad articulos tubercula visi<text:line-break/></text:span><text:span text:style-name="T1">it. </text:span><text:span text:style-name="T1">dolores oberiuntivr,</text:span></text:p>
      <text:h text:style-name="Heading_20_2" text:outline-level="2">L<text:span text:style-name="T102">XVI.</text:span></text:h>
      <text:p text:style-name="P14"><text:span text:style-name="T1">Quibus ad articulos tubercula aut dolores a longis subri-<text:line-break/></text:span><text:span text:style-name="T1">bus </text:span><text:span text:style-name="T1">oriuntur, </text:span><text:span text:style-name="T1">bi </text:span><text:span text:style-name="T1">cibis copiosioribus utuntur.</text:span></text:p>
      <text:p text:style-name="P10">Liquido constat hosce interjectos fuisse nihil aut pa-<text:line-break/>rum a superioribus distinctione discrepantes; ipsus autem<text:line-break/>quarto commentariorum explanavimus.</text:p>
      <text:h text:style-name="P4" text:outline-level="2">LXVI<text:span text:style-name="T102">I.</text:span></text:h>
      <text:p text:style-name="P14"><text:span text:style-name="T1">Si quis febricitanti cibum praebeat quem sano exhibet,<text:line-break/>fano quidem, robur, .aegroto vero morbus est.</text:span></text:p>
      <text:p text:style-name="P10">Sic etiam apborisnins scribitur: si quis <text:span text:style-name="T1">febricitanti<text:line-break/>det cibum bene valenti jrobur laboranti morbus esa</text:span> Ve-<text:line-break/>rum utraque. lectio a naturali loquutione ad pravam,<text:line-break/>quam cacozelum vocitant, recessit, ,Neque enim quid sibi<text:line-break/>voluerint qui , libri finem tam variis <text:span text:style-name="T1">et</text:span> alienis rebus<text:line-break/>ornarunt non video. Quaedam<text:span text:style-name="T16">7</text:span>enim eadem dictione fcri-<text:line-break/>bunt, qua supra ab Hippocrate sunt scripta; quaedam<text:line-break/>parum immutant, alia male interserunt, ut hunc ipsum<text:line-break/>aphorismum ab Hippocratis ratione dicendi longe alienum,<text:line-break/>llle siquidem supra dicebat t <text:span text:style-name="T1">impura corpora quo .Libera-<text:line-break/>lius alueris, eo magis Laeseris.</text:span> Et si <text:span text:style-name="T1">quis a morbo elbum<text:line-break/>capiens non roboretur, copiosiore corpus uti .alimento<text:line-break/>stgnistcat. ' Si vero alimentum copiosius non adsumenti id<text:line-break/>obtingat, evacuatione </text:span><text:span text:style-name="T1">indigere </text:span><text:span text:style-name="T1">sciendum esu</text:span> Et alia</text:p>
      <text:p text:style-name="P12">quaedam hujusmodi secundum naturam enunciata. Qui<text:line-break/>vero praefentem aphorismum appofuit, affectare de cibo<text:line-break/>protulit, si ipse bene valenti exhibeatur, robur aegrotanti<text:line-break/>morbus esu Vult enim dicere cibum sanis robur efficere,<text:line-break/><text:span text:style-name="T16">S</text:span>aegrotantibus vero noxam aut per Jovem, sanis virium<text:line-break/>‘robur augere/morbum vero laborantibus. Absurde'autem<text:line-break/>id interpretatus est, qui cibum ipsum robur quidem sanis,<text:line-break/>morbum vero laborantibus esse affirmaverit, quum neque<text:line-break/>robur 'sit, sed roboris propagator, neque morbus, sed<text:line-break/>morbi opifex aut ut iectius dicam, auctor.</text:p>
      <text:h text:style-name="Heading_20_2" text:outline-level="2">LXVIII.</text:h>
      <text:p text:style-name="P14"><text:span text:style-name="T1">Quae vestcam permeant, spectare oportet, an talia qualia<text:line-break/>sanitate spuentibus subeunt;</text:span> nam <text:span text:style-name="T1">quac his minime simi-<text:line-break/>lia sunt,' ea morbosiorat quae vero bene valentibus<text:line-break/>similiora, minime morbosu funt. </text:span><text:span text:style-name="T1">-</text:span><text:span text:style-name="T17">4V</text:span><text:span text:style-name="T1">-</text:span></text:p>
      <text:p text:style-name="P11">Quaecunqne toto corpore sanis similia sunt, ea ab'<text:line-break/>Hippocrate tum in prognostico tum aliis in libris enun-<text:line-break/>tiantur bonum quoddam portendere, dissimilia vero con-<text:line-break/>trarium. Hocce nunc is enarrare conatur qui hunc apho-<text:line-break/>risrnurn composuit, Suspicor enim hunc etiam Hippocratis<text:line-break/>ideam, neque iisdem peraeque pronunciatis ipsius accurate<text:line-break/>respondet. Quum enim illud protulit, <text:span text:style-name="T1">quaa his minime<text:line-break/>senilia sunt, ea morbosiora,</text:span> quia ipsum morbosiora dicen-<text:line-break/>tem non argueret, pro morbosissima aut fumme morbosa?<text:line-break/>Adverbium namque minime cum quadam significationis<text:line-break/>extensione dicitur et magna praeter naturam mutatione.<text:line-break/>At enim quae praeter naturam sunt singula, quantum a<text:line-break/>naturali statu recesserunt, tanto sunt deteriora- Quare<text:line-break/>minime naturalibus similia fecundum naturam sc babenti--<text:line-break/>bus maxime sunt contraria proindeque morbosissima.</text:p>
      <text:h text:style-name="P4" text:outline-level="2">LXIX.</text:h>
      <text:p text:style-name="P14"><text:span text:style-name="T1">Et quibus dejectiones st residere permiseris, neque moveri<text:line-break/>veluti strigmenta substdent. Quod st paucae stnt, par-<text:line-break/>vus est morsui; sui multae, magnus; iis alvum insurne<text:line-break/>purgari conducit, Quod fi alvo non purgata surbitio~<text:line-break/>nes exhibueris, quo plures dederis, eo magis laeseris.</text:span></text:p>
      <text:p text:style-name="P10">Quae per alvum subeunt consuevit ipfe hypochore-<text:line-break/>mata et diachoremata nominare. Atque idcirco nunc<text:line-break/>etiam quidam concesserunt de iis quae per alvum vacuan-<text:line-break/>tur haberi sermonem. Verum quod additum est in textu<text:line-break/>illudi si <text:span text:style-name="T1">residere permiseris, neque moveris,,</text:span> repugnat; lior<text:line-break/>•enim humidorum est proprium atque ideo alii rursum de<text:line-break/>urinis ipsum agere censuerunt. Utrique iterum inter se<text:line-break/>dissentiunt, hi namque per <text:span text:style-name="T32">ε</text:span><text:span text:style-name="T66"> </text:span>primam syllabam scribttut<text:line-break/><text:span text:style-name="T32">ἐφἰστα</text:span><text:span text:style-name="T66">,</text:span><text:span text:style-name="T32">νται</text:span><text:span text:style-name="T66">, </text:span><text:span text:style-name="T1">insistunt t</text:span> illi vero per <text:span text:style-name="T27">υ</text:span><text:span text:style-name="T10"> </text:span><text:span text:style-name="T27">ύφίστανται</text:span><text:span text:style-name="T10">, </text:span><text:span text:style-name="T1">subst-<text:line-break/></text:span><text:span text:style-name="T1">dent.</text:span> At neutrum horum verborum urinis adverfatur:</text:p>
      <text:p text:style-name="P12">etenim et per ea quae sublident et per ea quae insistunt<text:line-break/>aut innatant in urinis tum praesentium aliquid dignoscere<text:line-break/>tum futnrorum quiddam praesagire consuevimus; in alvi<text:line-break/>autem excrementis insidere quodam modo magis competiti<text:line-break/>Non enim quemadmodum lu urinis, sic in dejectionibus<text:line-break/>facilis ac prompta est subsidentinm dignotio. ' In urinis<text:line-break/>siquidem et ipsum vas ex vitio factum fubsidentium natu-<text:line-break/><text:span text:style-name="T1">Tatti</text:span> ostendit, Quodsi alio quodam vase contineatur, pos-<text:line-break/>sumus eflusa quae supernatat parte ipsum solum sedimen-<text:line-break/>tum in -sundo relinquere. In alvi autem excrementis neu-<text:line-break/>trum probabile est. Rursus quod textus -serie dicitur il-<text:line-break/>lud, veluti strigmenta, excrementis alvum permeantibus<text:line-break/>congruit, iis vero quae cum urinis quoquo modo sive su-<text:line-break/>perne sive inferne educuntur non congruit: strigmentosu<text:line-break/>namque saepius per alvum dejiciuntur atque consueto<text:line-break/>more non ab Hippocrate solum, verum etiam ab aliis<text:line-break/>medicis nominantur, non tamen in urium, Is igitur no-<text:line-break/>minum et verborum usus improprius hunc quoque apho-</text:p>
      <text:p text:style-name="P12">rismum interjectum esse prodit. Sane vero etiamnum<text:line-break/>magis, quum his inferne alvum purgari conducere pro-<text:line-break/>tulit. Non enim simpliciter, neque ut sors tulerit, cui<text:line-break/>per alvum strigmentosa subducuntur, huic ipfum purgari<text:line-break/>conducit, quemadmodum neque ulla laesio eos necessario<text:line-break/>sequutura est, qui sic affecti cibum adsumunt. Videmus<text:line-break/>enim biliosis dejectionibus evacuatis strigmenta per alvum<text:line-break/>excerni; quibus neque qui sorbitiones accipiunt omnes<text:line-break/>oblaeduntur, neque eos perpurgare necesse est, si jam<text:line-break/>quidquid biliosum inerat, vacuatum sit, fed etiamnum<text:line-break/>magiis si quid per urinas feratur veluti ramenta, purgare<text:line-break/>non convenit. Huc adde etiam esse perarduum digno-<text:line-break/>scere qualem formam esse velit eorum quae veluti ra-<text:line-break/>menta cum urinis feruntur. Verum qui hos aphorismos<text:line-break/>interseruerunt ob eam mihi causam composuisse videntur,<text:line-break/>ut oratio confunderetur tanquam aenigma et multa indi--<text:line-break/>geret inquisitione,, lu qua sc ipsos constituentes interpre-<text:line-break/>tes' eorum quae his aphorifmis dicuntur, apud pueros</text:p>
      <text:p text:style-name="P12">gloriam aucupentur. Quod autem obscurae orationes om-<text:line-break/>nes sophistis loquacitatis argumenta praebeant hocce apho-<text:line-break/>rifmo tibi fiet manifestum. Nonnulli siquidem eorum qui<text:line-break/>ipfum interpretantur negant Hippocratem sic affectis ex-<text:line-break/>hibendas prohibere sorbitiones,, fed ne copiosiores dentur<text:line-break/>vetuisse proferunt, quum, diceret: et quo plures dederis,<text:line-break/>eo magis laeseris; ac si etiam ceteri qui sorbitionibus<text:line-break/>egeant copiosioribus non’ laedantur aut consequens non sit<text:line-break/>eum qui dixerit: <text:span text:style-name="T1">quo plures dederis, eo magis laesuris,<text:line-break/></text:span>paucioribus etiam putare minorem fore laesionem. Verum-<text:line-break/>tamen interpretationis pravitatem fophistis datur facultas<text:line-break/>rationibus solutiones suppeditandi, praesertim quum quid-<text:line-break/>dam et addere et adimere et scribendo transponere licuerit:<text:line-break/>quod in sibscuris sermonibus facere consueverunt. Veluti hoc<text:line-break/>statim aphorismo nonnulli conjunctione ' et addita, quod<text:line-break/>alii sequentis aphorisrni principium statuunt, hujus finem<text:line-break/>faciunt, ut itafe habeat oratio.- Si vero non purgata<text:line-break/>alvo sorbitionem dederis, magis laeseris; et quibus cruda</text:p>
      <text:p text:style-name="P39">dejiciuntur; quasi hos quoque magis laeseris, quo plures<text:line-break/>dederis sorbitiones. Deinde altero facto orationis princi-<text:line-break/>pio sic, scribunt. Uni atra bilis inest, si plus adsit, major<text:line-break/>morbus; si minus, minor morbus. Major tamen enarran-<text:line-break/>tiurn pars aliter interpretantur et scribunt, ut subscripta<text:line-break/>habet dictio.<text:tab/>,</text:p>
      <text:h text:style-name="Heading_20_2" text:outline-level="2">LXX.</text:h>
      <text:p text:style-name="P14"><text:span text:style-name="T1">Quaecunque deorsum cruda secedunt, ab atra bile sunt; st<text:line-break/>plura, major, st pauciora, minar est morbus.</text:span></text:p>
      <text:p text:style-name="P10">Atque supra quosdam textus aliter scriptos esse di-<text:line-break/>ctum est. Licet enim in obscuris cuique prout voluerit<text:line-break/>scribere, quum nulla sit lex transscribentibus imposita.<text:line-break/>Saepe vero non propter, obscuritatem, sed quod fassa sit<text:line-break/>oratio; propterea quiddam ali initio inventis addere aut<text:line-break/>adimere aut scriptionem mutare .coguntur ; quemadmodum<text:line-break/>. exempli gratia hoc quoque aphorisino, cujus 'dictionem</text:p>
      <text:p text:style-name="P12">primi aphorifmorum interpretes, e quibus numerantur<text:line-break/>Herophiles, Bacchius, Heraclides et Zeuxis empirici, in<text:line-break/>hanc fere sententiam scribunt:, quibuscunque cruda deor-<text:line-break/>fum secedunt, atrae .sunt bilis; si plura, copiosiora; si<text:line-break/>pauciora, paucioris. Verum quia haec oratio rei cujus-<text:line-break/>darn particularis interpres est, ut de universali tamen<text:line-break/>enunciatur, propterea dubitationem attulit, quia pronun-<text:line-break/>ciatum ipsius quoad dictionem, nullam sortitur dubitatio-<text:line-break/>nem quaestionemve, scriptore ejus pronunciante. Quibus-<text:line-break/>cunque cruda secedunt, eorum organis follicet coneoquen-<text:line-break/>tihus atram inesse bilem , per quam refrigerata deterius<text:line-break/>concoquunt et apepsiae speciem a "cruditate ortam efficiunt;<text:line-break/>flava nile alteram eamque contrariam' faciente , per quam<text:line-break/>male coctam nidorulenta evadunt. Quidam denique, hnno<text:line-break/>quoque aphorismum' de urinis dici arbitrautur.</text:p>
      <text:h text:style-name="P4" text:outline-level="2">LXXI.</text:h>
      <text:p text:style-name="P14"><text:span text:style-name="T1">Excretiones in febribus non intermittentibus lividae, cruen-<text:line-break/>tae, graveolentes et biliosae, omnes malae. Quum vero<text:line-break/>probe secedunt, bonae. Per alvum etiam et vesicam et<text:line-break/>ubicunque quod secedit substiterit, minime purgatum<text:line-break/>malum.</text:span></text:p>
      <text:p text:style-name="P10">Hic quoque aphorifmus supra hoc modo scriptus est;<text:line-break/>in <text:span text:style-name="T1">febribus non intermittentibus exscreationes lividae,<text:line-break/>cruentae , omnes malae. Helle tamen </text:span><text:span text:style-name="T27">β</text:span><text:span text:style-name="T48"> </text:span><text:span text:style-name="T1">prodeant, bonae<text:line-break/>tum per alvi excretiones tum per urinas. At st quid eo-<text:line-break/>rum quae non juvant per haec loca excernatur, malunt.<text:line-break/></text:span>Atque ipsum quarto horum commentariorum explicavimus.</text:p>
      <text:h text:style-name="Heading_20_2" text:outline-level="2">LXX<text:span text:style-name="T78">I</text:span>I.</text:h>
      <text:p text:style-name="P14">Quum quis <text:span text:style-name="T1">corpora purgare velit, ea meabilia faciat<text:line-break/>oportet. Si sursum quidem velit, alvus sistenda; st vero<text:line-break/>deorsum, laxanda.</text:span></text:p>
      <text:p text:style-name="P11">Prima quoque hujus aphorifmi pars lu praecedenti-<text:line-break/>bus scripta est,-..non additis verbis, si, sursum quidem<text:line-break/>velit meabilia facere et sequentibus quae aliquis hoc in<text:line-break/>loco adjicere volens rursus apborifmtfm scripsit cum in-<text:line-break/>terpretatione per . quam verus esset. '. Quod autem altera<text:line-break/>sit quaedam interpretatio hac verior quam nos longa ex-<text:line-break/>perientia comprobavimus, superius secundo commentario-<text:line-break/>rum proditum est. .... ...A</text:p>
      <text:h text:style-name="Heading_20_2" text:outline-level="2">LXXI<text:span text:style-name="T78">II</text:span>.</text:h>
      <text:p text:style-name="P13"><text:span text:style-name="T1">Somnus vigiliae modum, utraque modum excedentia morbus.</text:span></text:p>
      <text:p text:style-name="P40"><text:span text:style-name="T1">Atque</text:span> hic aphorismus in quibusdam exemplaribus<text:line-break/>interjectus est supra pronunciato per omnia similis, prae-<text:line-break/>terquam in fine. Hic enim morbus, illic multo rectius<text:line-break/>scribitur malum.<text:tab/>...</text:p>
      <text:h text:style-name="P4" text:outline-level="2">LXX<text:span text:style-name="T78">I</text:span>V.</text:h>
      <text:p text:style-name="P14"><text:span text:style-name="T1">In febribus nan intermittentibus st</text:span> portet internae <text:span text:style-name="T1">frigeant,<text:line-break/>internae urantur</text:span> et-fabris obsideat, mortfaam.</text:p>
      <text:p text:style-name="P10">Hic quoque aphorifmus temere scriptus est, melius<text:line-break/>fupra pronunciatus intra hanc additionem li et febrirebsii.<text:line-break/>deat. Nunc vero ex abimdaiiti additum est et febris ob-<text:line-break/>sideat. Quum enim rpsc al) initio fupra dixerit; lu <text:span text:style-name="T1">subri-<text:line-break/>bus non intermittentibus,</text:span> irrita rursum ia peroratione haee<text:line-break/>appendix: et febris obsideat.</text:p>
      <text:h text:style-name="Heading_20_2" text:outline-level="2">LXXV.</text:h>
      <text:p text:style-name="P41"><text:span text:style-name="T1">In subte non ifiierniittenjte st lairum aut ftetsus nui ocu-<text:line-break/>lui aut super-ciliilrn pervertaturj st ndn videat,st non<text:line-break/>audiat, imbecilio sum corpore, quidquid seornm accide-<text:line-break/>rit , </text:span><text:span text:style-name="T1">mors proxima.<text:tab/>- - -</text:span></text:p>
      <text:p text:style-name="P11">Hic etiam aphorismus in praecedentibus hifce verbis<text:line-break/>prbnurciatus esse ssn febre nonintermittente fi labrum<text:line-break/>aut' nasus' aut' oculus aut fuperci liutn pervertatur - - si noii<text:line-break/>videat; si <text:span text:style-name="T32">ηοη</text:span><text:span text:style-name="T66"> </text:span>audiat, imbecillo jam aegroto, quidquid<text:line-break/>herniis''acciderit, propinquaomors.u</text:p>
      <text:h text:style-name="Heading_20_2" text:outline-level="2">LXXVI.</text:h>
      <text:p text:style-name="P13"><text:span text:style-name="T1">Albae pituitae hydrops succedit.</text:span>a</text:p>
      <text:p text:style-name="P6"><text:span text:style-name="T87">Quod pronuneiatttr est hujusmodi: quibus plurima in<text:line-break/>vasis tetuque corporum' siallitu -yalba' pituita acervatu -esi,<text:line-break/>his' leucophlegmatias hydrops supervenit.</text:span></text:p>
      <text:h text:style-name="Heading_20_2" text:outline-level="2">LXXVI<text:span text:style-name="T102">I.</text:span></text:h>
      <text:p text:style-name="P42">A diarrhoea, <text:span text:style-name="T1">dysenteria.</text:span></text:p>
      <text:p text:style-name="P10">Ex communi videlicet loquendi, consuetudine subau-<text:line-break/>dieudum est <text:span text:style-name="T1">supervenit primum</text:span> abrasis paulatim intestinis,</text:p>
      <text:p text:style-name="P12">deinde malo profundum subeunte ita demum ulceratis.<text:line-break/>Supra vero praeclarius. • in aphorisino' hunc in modum<text:line-break/>scriptum est: <text:span text:style-name="T1">a sincero desectione dysenteria,</text:span> nosque hunc<text:line-break/>aphorismum horum commentariorum Iexto, explicavimus.</text:p>
      <text:h text:style-name="Heading_20_2" text:outline-level="2">LXXVlll.</text:h>
      <text:p text:style-name="P13"><text:span text:style-name="T1">Dysenteriae lienteria succedit.</text:span></text:p>
      <text:p text:style-name="P10">Hic etiam aphorifmns pars est aphoristni superius<text:line-break/>hoc modo pronunciati. Qui lienosi dysenteria corripiun-<text:line-break/>tur, his supervenientem longam dysenteriam hydrops ex-<text:line-break/>cipit aut lienteria et intereunt. At nos quoque ipsum<text:line-break/>sexto commentariorum explanavimus.</text:p>
      <text:h text:style-name="Heading_20_2" text:outline-level="2">LXXIX.</text:h>
      <text:p text:style-name="P13"><text:span text:style-name="T1">A sideratione ojsts abscescus.</text:span></text:p>
      <text:p text:style-name="P11">Hic quoque ex communi loquutione subaudiendum<text:line-break/>est, <text:span text:style-name="T1">superveniet.</text:span> Utrum vero ossis sphacelismum ipsius ossis<text:line-break/>sequatur abscessus aut circumstantis carnis non maniscsta-<text:line-break/>vit. Utrumque tamen vere enunciari potest.</text:p>
      <text:h text:style-name="Heading_20_2" text:outline-level="2">LXXX.</text:h>
      <text:p text:style-name="P13">A <text:span text:style-name="T1">sanguinis vomitione tabes et puris per superiora purgatio.</text:span></text:p>
      <text:p text:style-name="P10"><text:span text:style-name="T32">Α</text:span><text:span text:style-name="T44"> </text:span>phthoe fluxio e capite, a fluxu diarrhoea fuper-.<text:line-break/>nae purgationis retentio, a retentione mors. In complu-<text:line-break/>rlbus exemplaribus et apud plurimos interpretes scriptum<text:line-break/>est: a. sanguinis vomitu corruptio. In nonnullis tamen<text:line-break/>codicibus legitur, a sanguinis vomitu phthoe, hoc est<text:line-break/>tabes. 'Quare, videntur haec quoque male collecta esse<text:line-break/>atque ex Hippocratis quum multis enunciationlbus perpe-<text:line-break/>rarn composita tum maxime ex illis aphorifrnis : a fan-<text:line-break/>guinis <text:span text:style-name="T1">sputo puris sputum et stuxus.</text:span> Quum autem spu-<text:line-break/>tum retinetur, intereunti</text:p>
      <text:h text:style-name="P4" text:outline-level="2">LXXXI.</text:h>
      <text:p text:style-name="P14"><text:span text:style-name="T1">Qualia etiam per vesicam et alvum et carnes excernuntur<text:line-break/>et stcubi alias corpus a natura recedat , inspicere opor-<text:line-break/>tet; st parum parvus, st multum malignus; st admodum<text:line-break/>multum, id hujusmodi letale.</text:span></text:p>
      <text:p text:style-name="P10">Hic postremus, aphorismus in' plurimis exemplaribus<text:line-break/>scriptus est; in quibusdam tamen alii etiam adduntur iis-<text:line-break/>dem ordinibus distincti, quibus et illi, quos ex legitimis<text:line-break/>Hippocratis apborifmis ita esse percensuimus, ut nonnulli<text:line-break/>ipfa dictione, nonnulli praeter pauxillum quiddam et nop-<text:line-break/>nulli cum brevi additione iis sint similes, _qui ab Hippo-<text:line-break/>crate scripti sunt. Unde neque nos etiamnum ipsos ad-<text:line-break/>dere necessarium duximus. Nam neque is ipse nunc pro-<text:line-break/>positus quidquam habet amplius, quam quod saepenurnero<text:line-break/>demonstravit Hippocrales; et alioquin elocutionis ratio in<text:line-break/>eo est manifesta. Sed illud: <text:span text:style-name="T1">qualia'etiam, quae per vesi-<text:line-break/>cam et alvum excernuntur,</text:span> explicationem desiderat. Summa</text:p>
      <text:p text:style-name="P43"><text:span text:style-name="T40">' — — — —<text:tab/></text:span><text:span text:style-name="T1">•<text:tab/></text:span><text:span text:style-name="T1">-<text:tab/>’ </text:span><text:span text:style-name="T1">r</text:span><text:tab/>.<text:tab/>&gt;<text:tab/>ji-<text:tab/>.<text:tab/>--<text:tab/>..<text:tab/>- ....</text:p>
      <text:p text:style-name="P13">tamen, ut dixi, vera est. Si namque parvus a naturali<text:line-break/>statu cujuscuuque partis fuerit decessus,, mluorern mor-<text:line-break/>bum, si multus, majorem morbum, si denique admodum<text:line-break/>magnus a natura decessus fiat, letalem ejusmodi morbum<text:line-break/>esse augurandum est.</text:p>
      <text:h text:style-name="P3" text:outline-level="1"><text:bookmark-start text:name="bookmark136"/>GALENI ADVERSUS LYCUM<text:line-break/>LIBELLUS.<text:bookmark-end text:name="bookmark136"/></text:h>
      <text:h text:style-name="Heading_20_2" text:outline-level="2">I.</text:h>
      <text:p text:style-name="P13">Lyco sane ac omnibus qui adversus Hippocratem scribere<text:line-break/>voluerint vitio dandum non esu Minus etiamnum cen-<text:line-break/>sura dignos esse auguror qui quum male [ productas in<text:line-break/>ipsum controversiae diluere queant, utrorumque libroe<text:line-break/>tanquam in judicio lecturi defensionem suscipiunt, ac ma-<text:line-break/>xime quum qui priusquam ab eo pronunciata didicerint<text:line-break/>ea arguere ferociunt. Qui vero patrocinatur, in senis<text:line-break/>placitis eruditus sit oportet. Itaque commentarios scripsit</text:p>
      <text:p text:style-name="P12">Lycus, quibus Hippocratis aphorismos, explicat, fed et<text:line-break/>utrimque viri decreta depravat tum quatenus ea improbat,<text:line-break/>tum quatenus quaedam eorum quae ah ipso edicuntur<text:line-break/>laudare censet, in quibus etiam contradicere conatur Et-<text:line-break/>enim quae ab eo laudantur, Lyci spectra, non Hippocra-<text:line-break/>tis decreta sunt, et per quae contradicit se prodit artis<text:line-break/>IIippocraticae elementa ignorare. Cui vero non sit ele-<text:line-break/>mentorum scientia, is multo minus artis illius aut eo-<text:line-break/>rurn quae ab ipsa prodeunt syllabas noverit. Itaque si<text:line-break/>primus ego aut sulus dixissem Hippocratem censere ani-<text:line-break/>mantium corpora ex calido, frigido, bumido et sicco con-<text:line-break/>stitui, quam primum fortassis verecundius Lycum accusa-<text:line-break/>rem, quod priusquam artis Hippocratis elementa perdiscat,<text:line-break/>librorum ipsius conscribere enarrationes aggrederetur. Ne-<text:line-break/>que enim eos qui contrariis decretis addicti' sunt, neque<text:line-break/>qui: haud prima artis praecepta utilia cognoscunt, apho-<text:line-break/>rifmos explicare consentaneum esu . Verum quemadmodum.<text:line-break/><text:span text:style-name="T1">a</text:span> puerili aetate didicimus ita: rursum ,ipsius decreta lau-</text:p>
      <text:p text:style-name="P12">dant aut damnant. Lycus autem artis Hippocraticae adeo<text:line-break/>imperitus est, 'ut ego deos omnes testes, primis perlectis<text:line-break/>ejus in aphorismos commentariorum explanationibus, ne-<text:line-break/>quaquam me reliqui libri Ieeturam ferre potuisse, tantum<text:line-break/>mihi a senis 'sententia aberrare nisus esu At vero quum<text:line-break/>amicorum quidam' rogasset me <text:span text:style-name="T1">,ea</text:span> percipere quae hunc in<text:line-break/>aphorismum ab ipfo fcriptafunt, in quo pronunciat: <text:span text:style-name="T1">qui<text:line-break/>crescant calidum inriatitrn copiostfstmum habent.</text:span> Delude<text:line-break/>aliis etiam multis, quo illius objectionibus responderem<text:line-break/>provocantibus, in habe disputationem coactus me contuli.</text:p>
      <text:h text:style-name="Heading_20_2" text:outline-level="2">II.</text:h>
      <text:p text:style-name="P10">Quo vero facilius quae a Lyco dicuntur, quae a me,<text:line-break/>adversus ea dicenda funt percipiant nobis futuri judices<text:line-break/>pauca praefari nobis necessum erit. Calorem quidem no-<text:line-break/>bis inesse patet omuibtis. Utram autem is ex cordis et ar-<text:line-break/>teriarum motu ortum habeat, au quemadmodum ipse mo-</text:p>
      <text:p text:style-name="P12">tus cordi innatus est; eodem' quoque modo calor fit, dis-<text:line-break/>sentiunt inter fe medici. Porro quisquis scite perdiscere<text:line-break/>desiderat, cunctis animalibus ortus esse principia calidum,<text:line-break/>frigidum, siccum et humidum, is unum a me librum ha-<text:line-break/>bet conscriptum, quo Hippocratis sententiam explicamus<text:line-break/>ac demonstramus- Hic autem liber de elementis' fecun-<text:line-break/>dum Hippocratem inscribitur; alii vero qui ipsum sequun-<text:line-break/>tur de temperamentis in quibus q&amp;aenam corpora libera-<text:line-break/>liorem calidi elementi portionem et quae, pauciorem sur-<text:line-break/>tita sint, ostendimus, quodque ob ipsum haec natura qui-<text:line-break/>dem calidiora, illa vero frigidloia facta sint. Nobis siqui-<text:line-break/>dem universis calidum innatum inest elementum <text:span text:style-name="T1">a primo<text:line-break/>ortu,</text:span> quem tum ex semine tum ex menstruo sanguine<text:line-break/>eonsequuti sumus. Hoc tamen ab invicem dissidemus,<text:line-break/>quod .aliis alii plus minus simus calidi. Enimvero hujus<text:line-break/>latitudinis quidam 'sunt.,termini, ultra quos temperamento<text:line-break/>progrediente aut aegrotare nes aut' interire necesse est.<text:line-break/>Etenim magis refrigerati :®* rbis frigidis afficimur, iat exfila</text:p>
      <text:p text:style-name="P12">sanitatis planum calefacti lu febrem ducimur. Quin etiam<text:line-break/>febrium ipsarum no.nnullae plane siccae sunt, quemadrno-<text:line-break/>durn sincere ardentes; quaedam vero summae humidae ut<text:line-break/>quae typhodes vel 'eludes nominantur. Quod si quis hisce<text:line-break/>vocabulis non oblectetur- aut ad rem alteram enunciatas<text:line-break/>appellationes afferre consueverit, hac ego oratione sum<text:line-break/>explicaturus, quas febres humidas esse dico. Quum a<text:line-break/>primo quidem <text:span text:style-name="T1">die</text:span> aegri sudant ipsisque sudoribus aut ali-<text:line-break/>quantulum aut nullo modo levantur, has ego febres hu-<text:line-break/>midas appello; siccas vero contra illas voco febres, in<text:line-break/>quibus vehemens urget sitis et lingua arida et cutis tan-<text:line-break/>quam dura ac ingens in universo corpore squalor est.<text:line-break/>Sunt et sane aliae quaedam febres quae universi corporis<text:line-break/>transpirationem ita molestam reddunt tangentibus, ut<text:line-break/>pungi morilerique videantur',' hoc'que duobus fit modis.<text:line-break/>Interdum siquidem quiddam aereum nobis siccum occursat,<text:line-break/>interdum vero humidum; veluti vapor quidam-apparet;<text:line-break/>llifce ideis inter sc etiam disserunt sanorum ipsorum tem-</text:p>
      <text:p text:style-name="P12">peramenta, quae profecto intemperata esse dicimus et<text:line-break/>naturalem ipsorum intemperiem, quantum fieri possit,<text:line-break/>emendamus. Id enim pars est hygienes artis non exigua.<text:line-break/>Quae vero temperata sunt natura corpora, nihil hujus-<text:line-break/>modi produnt tangentibus. Nam adeo exquisite commode-<text:line-break/>rata sunt ut neque calor ipsis deficiat, qualia sunt seni--<text:line-break/>bus ac refrigeratis, neque excedat, ut iis qui immodera-<text:line-break/>tius laborarunt vel diutius in aestivo fole versati funt.<text:line-break/>At multo'sane minus mordacitatis aut molestiae horum<text:line-break/>calor est particeps. Verum perspicuitatis enunciatorum<text:line-break/>gratia nihil quidquam deterius fuerit te balneorum memi-<text:line-break/>nisse, in quibus unica quidem est nimirum temperamen-<text:line-break/>torum species, intemperies vero multae. Una namque<text:line-break/>est balnei intemperies quum pro usu sit frigidius. Altera<text:line-break/>si adusque illatam molestiam jam incaluerit. Tertia vero<text:line-break/>alia qua neque quod frigidius neque quod, calidius exi-<text:line-break/>stat, id damnantes, vapore repletum esse dicimus ob id-<text:line-break/>que illud improbamus. Quis enim, modo homo sit, non</text:p>
      <text:p text:style-name="P12">noverit temperatam esse aquam multo lies ipsi quoque simi-<text:line-break/>liter tum aerem tum vaporem esse? Sic vero et in ipsis<text:line-break/>balneis lapis temperatus redditur, in quibus volutari,<text:line-break/>possumus, neque caloris neque frigoris exsuperantia ne-<text:line-break/>que ariditate neque hninoris copia culpata. Quemadmo-<text:line-break/>dum. igitur in aqua et lapide et aere commederatus com-<text:line-break/>peritur calor, sic et in vapore qui quum temperatus exi-.<text:line-break/>stetis balneum impleverit qui lavantur, balneum quidem<text:line-break/>hujusmodi moleste ferunt ae de eo conqueruntur, non <text:span text:style-name="T1">ta-<text:line-break/>men id frigidius</text:span> aut calidius appellant. Quod si quid<text:line-break/>hujusmodi praeterea accesserit, duplici balneum reprehen-<text:line-break/>sione notant qui frigidum ipsum vaporeque plenum esse<text:line-break/>pronunciant, quemadmodum rursus etiam cum copioso<text:line-break/>vapore immoderate calidum. Horum itaque ne simus im-<text:line-break/>rnemores, neque ab extuberante, quam nonnulli osten-<text:line-break/>tunt sapientia, quae vulgo, cunctis hominibus funt'cognita<text:line-break/>depravemus; imo quum aliquam de animali proferentem<text:line-break/>audivimus hujus quidem calorem temperatum esse,' illius</text:p>
      <text:p text:style-name="P11">T ‘</text:p>
      <text:p text:style-name="P13">vero intemperatum, balneorum recordati non ad aliud<text:line-break/>quidquam cogitationem transferemus praeterquam ad id<text:line-break/>quod omnes mortales qui communes notiones fervant in-<text:line-break/>tegras quotidie, quum in aliis multis tum certe in balo<text:line-break/>neis quorum mentionem ferimus. Balneum itaque caii-<text:line-break/>dum et frigidum esse, rurfusque vapore plenum aut sic-<text:line-break/>cum et aridum singulis his nominibus rem aliquam pro-<text:line-break/>priam significantes. Porro ad haec commemorata alterum<text:line-break/>quoddam balneum est fumo plenum eoque nae per Jovem<text:line-break/>permultarum specierum. Alter siquidem ex lignis quer-<text:line-break/>cinis , alter vero ex ficulneis aut oleagineis ortum habet<text:line-break/>et pro unaquaque arbore alius atque .alius. Veram ne<text:line-break/>hactenus bis particulatim differentiis agemus. Milii nam-<text:line-break/>que fat est, hoc universum genus unice tum appellatione<text:line-break/>tum intelligentia comprehendere, si balnei aerem sumidum<text:line-break/>esse dixerimus nec in eo aut calorem aut frigus damne-<text:line-break/>mus aut quemadmodum etiamnum, si ita fors tulerit;<text:line-break/>utrumqne accusemus, quod et calidum existat et quod</text:p>
      <text:p text:style-name="P12">fumidum. Verum missis jam balneis quae quotidie nostris<text:line-break/>in aedibus nobis accidunt, eorum quaedam ad memoriam<text:line-break/>revocanda funt. Alias quidem aedium 'in quibus degimus<text:line-break/>humiditatem accusamus, alias vero immoderatum frigus<text:line-break/>aut calorem. Utrum igitur eodem modo aedium aerem<text:line-break/>in magnis sub cane ardoribus damnamus atque quum fumo<text:line-break/>repletae fuerint ? An hic quoque quemadmodum in bal-<text:line-break/>neis nonnunquam calore quidem nihil inter fe discrepant?<text:line-break/>Est autem eorum alter quidem idem sane hocce tantum<text:line-break/>aer ealidus, alter vero qui adjungitur fumidus. Sub haec<text:line-break/>calidus quidem aer lacrymas nunquam evocat, fumo vero<text:line-break/>infectus etiam si modice calidus sit, eas scmper excitat.<text:line-break/>Quamobrem hic liquido constat calidum mordax non quod<text:line-break/>magis calefaciat, fed re quadam alia differre. Quocirca<text:line-break/>quum flammae maximae fumo vacuae proximi stamus,<text:line-break/>faepenumero ita incalescimus, ut prope aduri provehamur.<text:line-break/>Nullus tamen mordetur nec excitatur, ut a fumo lacry-<text:line-break/>mas fundant oculi. Miremur igitur si quis in fumo et</text:p>
      <text:p text:style-name="P12">flamma differentiam percipiat, in nostris vero corporibus<text:line-break/>interdum vehementissimum calorem, ' qualis est flammae,<text:line-break/>interdum qualis est fumi, molestum ac mordacem persen-<text:line-break/>tiat. Nihil urinus etiam miror, si has caloris animalium<text:line-break/>intemperaturas iis' quae in balneis aut aedibus, reperiun-<text:line-break/>tur, proportione respondere non concedat. Ut ergo in<text:line-break/>aedibus alius quidem aer domus fumidae, alius vero sim-<text:line-break/>pliciter calidae, eodem modo arbitror calorem ab his di-<text:line-break/>versum esse, in quo accensarum lucernarum multitudo<text:line-break/>sit aut facis cum fuligine. Proindeque ut fumidum alterum<text:line-break/>aerem vocamus, sic et hunc fuliginofum qui ex materit<text:line-break/>plene perusta fit. Fuligo namque ea ratione a fumo dif-<text:line-break/>fert, etiamsi utrumque flammae fit excrementum, quod<text:line-break/>fuligo quidem terreae, sit perustae, materiae exhalatio-; fu-<text:line-break/>mus vero neque plane perustae;neque terreae, fedeferni-<text:line-break/>ustae et ex humida ac terrea subflantia commixtae suboles.<text:line-break/>Quisquis igitur in Hippocratis placitis legitime fuerit eru-<text:line-break/>ditus, is etiam didicit eam jam pro consuetudine ab om-</text:p>
      <text:p text:style-name="P44">nibns medicis appellatam insensibilem transpirationem qua<text:line-break/>difllantur corpora , aliam quidem talem esse qualis vapor<text:line-break/>est; aliam vero aeri siero similem,, aliam denique cum<text:line-break/>fensibilibus humidrtatibus . excidentem, Quaedam desi-<text:line-break/>derantur.</text:p>
      <text:h text:style-name="Heading_20_2" text:outline-level="2">II<text:span text:style-name="T102">I</text:span>.</text:h>
      <text:p text:style-name="P10">Haec oratip quidem est ex his qnae <text:span text:style-name="T1">a</text:span> Lyco scripta<text:line-break/>funt ad adstrnendum nihil alterum ab altero calorem dif-<text:line-break/>ferre, quaeque extern,am reprehensionem non exspectant,<text:line-break/>sed fe ipsa destruunt. Quid enim jam etiam ait? calidum,<text:line-break/>qua calidum lutelligijtur, , nullam laaaljet cum allero calido<text:line-break/>differentiam. Si igitur nihil in pratioqe significet, qua<text:line-break/>calidum lutelligitnr, id prorsus detrahatur; si quid prae-<text:line-break/>terea significet, hoc <text:span text:style-name="T1">aperte</text:span> demonstrat hac qualem ratione<text:line-break/>nihil calidum a ealidn disserre ac sccumhum quid aliud<text:line-break/>differre. Si namque palla ratione differat, superflue qua<text:line-break/><text:span text:style-name="T1">calidum</text:span> additur. Quod si alia ratione differat, haec au-</text:p>
      <text:p text:style-name="P12">tem non differat, qua in re differt, in ea differentiae per-<text:line-break/>cipiendae sunt. Quod si certe' quo’ modo appellatur, eo<text:line-break/>unumquodque duntaxat consideretur, rerum omnium dis-<text:line-break/>ferentias evertes. Animal quatenus animal lutelligitur,<text:line-break/>nihilo ab altero animali differt. ’ Planta quatenus planta<text:line-break/>percipitur, ab altera planta nihilo disseri. Arbor quate-<text:line-break/>nus arbor mente deprehenditur, nihil ab altura dissidet<text:line-break/>arbore. Num ergo minimae sunt . animalis differentiae<text:line-break/>volatile, pedestre, natatile, aquatile,, terrestre et aereum,<text:line-break/>aut mortale et immortale aut rationale et irrationale aut<text:line-break/>domesticum et silvestre aut timidum et audax aut aliaje<text:line-break/>qttas scimus singulae? Quid longiori oratione opus est?<text:line-break/>Sic plantarum ,alia- quidem arbor est, alia frutex, alia<text:line-break/>fpius, alia herba, alia subfrutex? An potius quum orn-<text:line-break/>nia animalia quatenus animalia deprehenduntur, nullam<text:line-break/>habeant differentiam,- attamen has universas quas recen-<text:line-break/>sui ac praeter eas non paucas esse animalis differentias<text:line-break/>vere quis affirmaverit ? Isa vero et de plantis; non enim<text:line-break/>plauta a planta differt, quod haec quidem inter alias sit</text:p>
      <text:p text:style-name="P12">rationalis, illa vero irrationalis; neque quod volatilis sit<text:line-break/>aut pedestris, neque ulla demum aliarum pronunclalarum<text:line-break/>disserentia, quemadmodum neque, animal ab animali dissi-<text:line-break/>det, quod hoc quidem frutex sit, illud vero spina, aliud<text:line-break/>vero arbor, aliud herba, hoc sussrutex, illud cedrus.<text:line-break/>Verum hoc in plantarum genere hujusmodi sectio est.<text:line-break/>Quin etiam Lycus permultas scribit' morborum differen-<text:line-break/>tias, etiamsi morbus, qua morbus est, a morbo nihilo<text:line-break/>disserat; quemadmodum neque symptoma a symptomate,<text:line-break/>quatenus symptoma est, ' Horum tamen differentias scri-<text:line-break/>bere contendit Lycus, sicuti pleuritidis .singulorumque<text:line-break/>aliorum morborum. At vero pleuritis a pleuritide, qua-<text:line-break/>tenus pleuritis est, nulla re differt, yerurntamen .quae-<text:line-break/>dam adusque claviculam permeantem dolorem habet, quae- .<text:line-break/>dam vero ad hypochondrium. Sic et inter pleuritides<text:line-break/>cum colorato sputo est altera, altera vero huic contraria,<text:line-break/>quae a nonnullis sputo vacua vocatur, aliaeque multae<text:line-break/>sunt differentiae, quibus etiam curationem immutari con-</text:p>
      <text:p text:style-name="P12">tingit. Quin immo: et has et febrium ipsarum differentias<text:line-break/>nos edocere Lycus nititur. Quamquam vero sive illis ob<text:line-break/>caloris exsuperantiam sive ob qualitatis mordacitatem or- '<text:line-break/>tus est, febris tamen cum febre, qua febris est, nulla<text:line-break/>constituitur disserentia. Quapropter ineruditam adeo ra-<text:line-break/>sionem perquirit Lycus, ut non sentiat se artes universas<text:line-break/>evertere. In differentiarum siquidem rei cujuscunque<text:line-break/>cognitione artes cousiituuntur, idque Plato in Philebo<text:line-break/>statim initio libris copiose- disseruit spsiusque sententiam<text:line-break/>Aristoteles, Theophrastus, Chrysippus et Mnesitheus<text:span text:style-name="T1">'servae.<text:line-break/></text:span>runt; ac nullus est qui in opere de arte eandem non ha-<text:line-break/>buerit orationem. At verba prima Platonis de- artium<text:line-break/>constitutione prodita sunt hujusmodi. <text:span text:style-name="T1">Socrates.</text:span> Nox pro--<text:line-break/>secto, nobis una est quae- ore prodit ac infinita rursus<text:line-break/>multitudine tum omnium tum unius cujusque. <text:span text:style-name="T1">Protdrchus.<text:line-break/></text:span>Quidni ? <text:span text:style-name="T1">Socrates.</text:span> Atque horum neutro sapientes sumus,,<text:line-break/>neque, quod, infinitum illius sciamus, neque quod unum;<text:line-break/>fed et quot et qualia ea sint noverimus, hoc est quod</text:p>
      <text:p text:style-name="P12">nostrum unumquemque grammaticum efficiat. <text:span text:style-name="T1">Protarchus.<text:line-break/></text:span>Verissima. <text:span text:style-name="T1">Socrates.</text:span> Atque jam etiam quod musicum effi-<text:line-break/>cere contingat, hoc ipsum est; .Protarchus. Quomodo?<text:line-break/><text:span text:style-name="T1">Socrates.</text:span> Vox quidem et quoad illam artem "spectat, in<text:line-break/>ca una est. <text:span text:style-name="T1">Protarchus.</text:span> Quidni? <text:span text:style-name="T1">Socrates.</text:span> Ponamus au-<text:line-break/>tem duo, grave et acutum, ac tertium aequisonum aut.<text:line-break/>quomodo? <text:span text:style-name="T1">Protarchus.</text:span> Ita. <text:span text:style-name="T1">Socrates.</text:span> Nondum tamen<text:line-break/>musicae peritus fueris, si haec stila noveris. Nisi noveris,<text:line-break/>ut certo verbo dicam , ad haec nullius pretii futurus es,<text:line-break/><text:span text:style-name="T1">Protarchus.</text:span> Non sane, <text:span text:style-name="T1">Socrates.</text:span> Verum, o amice, quum<text:line-break/>vocum intervalla perceperis, quot sint numero, quod ad<text:line-break/>acuti et gravis toni rationes spectat et qualia necnon in-<text:line-break/>tervallorurn terminos et quaecunque coagmentationes ex<text:line-break/>his factae fuerint, quae qui anle nos fuere quum perspe-<text:line-break/>xissent, nobis posteris suis illos sequutis tradiderunt ipsa-<text:line-break/>que harmonias appellari voluerunt. At rursum in corpo-<text:line-break/>ris motionibus alias hujusmodi inesse ac fieri affectiones<text:line-break/>docuerunt, quas numeris demensas ipsas rythmos ac metra</text:p>
      <text:p text:style-name="P12">nominari voluerunt simillime instituerunt ut de quocun-<text:line-break/>que uno et mnltjs eandem.- rabonem iniremus. Quum<text:line-break/>enim ita haec ipsa,perceperis, tunc sapiens evasisti, quum-<text:line-break/>que, aliud qnidquam e.ornm quaqiad ires hujusmodi perti-<text:line-break/>nent, boc inodo ponsidecaveris, . ita in illis prudens quo-<text:line-break/>que evadis. At sane quidem meutis auditoribus sutis haec<text:line-break/>fuerat ex Platone audisse pro artium universarum con-<text:line-break/>sti tu tinnis, indicatione. <text:span text:style-name="T53">:</text:span> Non enim statur aliquem rei unius<text:line-break/>artificem evadere, njsi jpfins differentias calluerit. Verum<text:line-break/>non abs re fuerit,<text:span text:style-name="T53">:</text:span> quemadmodum ipsc Plato non sula orae<text:line-break/>tionis summa contentus, perspicuitatis gratia grammaticae<text:line-break/>ac musices exempla addidit,, <text:span text:style-name="T1">fle nos quaque unum rursus<text:line-break/></text:span>exemplum artis pictoriae; adjicere oportet; fed cui subjecta<text:line-break/>colorum materia sit. Jusenim hic est dicendi eolorem a<text:line-break/>colore qua color est nihilo differre,, proindeque universas<text:line-break/>eorum differentias tollendas esse:; quod sane etiam Plato<text:line-break/>ipse lu Philebo per initia declaravit. Socrati siquidem<text:line-break/>Voluptates distinguenti, qui eum alloquebatur, quum ipfas</text:p>
      <text:p text:style-name="P12">voluptates omnes inter fe dlscrepare non concederet, qua-<text:line-break/>tenus voluptates sunt, illasque simillimas esse diceie-t; at.<text:line-break/>illi hisce verbis occurrit Socrates. Etenim color, o 'di-<text:line-break/>vine, a colore nihil hac ipfa ratione differt, quatenus<text:line-break/>color' omnino' est; at nigrum colorem omnes novimus,<text:line-break/>praeterquam quod ab albo disserat , esse quoque illi ma-<text:line-break/>xime contrarium. Quin etiam figura quidem 'cum- alia<text:line-break/>figura secundum idem genere plane unum est;- ipsius ta-<text:line-break/>men partes cum partibus costatae, partim aliae aliis ina-<text:line-break/>xirnis sunt contrariae, partim infinita'quadam disterentia<text:line-break/>inter se dissident et res plerasque-hoc-inodo comparatas<text:line-break/>comperiemus. Quare noli fidem adhibere huic<text:span text:style-name="T16">?</text:span> rationi<text:line-break/>quae efficit res inter se contrarias unum esse. Ipfa qui-<text:line-break/>dem sit de .coloribus ac figuris oratio; quae vero de <text:span text:style-name="T32">νσ</text:span><text:span text:style-name="T44">-<text:line-break/></text:span>luptatibus haec est. Voluptate quidem affici dicimus in-<text:line-break/>temperantem, temperantem quoque voluptate affici hoc<text:line-break/>ipso quod temperanter agat. Et vero etiamnum voluptate<text:line-break/>oblectari dicimus insanientem;ac insanis opinionibus spe-<text:line-break/>que scatentem. Sed et prudenter agentem eo ipfo quod<text:line-break/>prudenter agat voluptatem percipere. Atque si quis has</text:p>
      <text:p text:style-name="P12">utrasque voluptates inter fe esse similes affirmaris,. num<text:line-break/>merito insanus declarabitur? Quemadmodum autem <text:span text:style-name="T1">vo-<text:line-break/>luptatum</text:span> differentias hac quidem in oratione paucis Plato<text:line-break/>demonstravit, plenius vero eas per universum librum ex-<text:line-break/>pofuit, sic artium duobus in libris. Sophista et Politico,<text:line-break/>differentias explicuit.. Num igitur<text:span text:style-name="T53">;</text:span> scientiarum et volupta-<text:line-break/>tum differentiae nullae sunt, ut et .colorum et figurarum<text:line-break/>quique yocibus insunt tonorum. Eodem vero modo et<text:line-break/>aetatum, .tempestatum anni, regionum, morborum cetero-<text:line-break/>rumque omnium. An vero solis calidis nullae omnino<text:line-break/>sunt aut haec ab hominibus cognosci nequeunt,? Attamen<text:line-break/>haec Lyci ratio, ut ipse quidem arbitratur; sed revera<text:line-break/>etiam rerum aliarum omnium differentias; tollit; si ipsius<text:line-break/>rationis vires eodem inodo portendi queant. Etenim <text:span text:style-name="T1">ea-<text:line-break/>dem</text:span> sane de bumidis ipsis deinceps dicam, haec nimirum<text:line-break/>inter se, quatenus humida sunt, non differre. At vero<text:line-break/>errorum ipsius maximus est, quod artes etiam universas in</text:p>
      <text:p text:style-name="P12">specierum disieiehtiis' suamibconstitutionem 9 consequntas<text:line-break/>evertat. Ac certe Platir'quum .fummatiru prius de artium<text:line-break/>constitutione disseruisset; lexeinplo rationem operum dum<text:line-break/>demonstravit spiomodb cognitis votum differentiis ara gram-<text:line-break/>matica constituta, sit. • <text:span text:style-name="T1">At</text:span> Lyci .ratio' tum- hanc nimirum<text:line-break/>artem tum peraeque musicainilet eetetas omnes tollit, dum<text:line-break/>vocis hujus, qUatettus hoc aliquid intelligitur, unicam<text:line-break/>censet esse differentiam, i Intuere igitur; quomodo Lyci<text:line-break/>rallo primum eam quae lu literis versatur 'artent, deinde<text:line-break/>etiam ceteras omnes evertat. ' Eleri non posse ’aut per-<text:line-break/>arduum esse mihi'videtur, vocem hant, quatenus intelli-<text:line-break/>gitur, consideranti eum altera voce secundum ipsam 'pro-<text:line-break/>nuneiationem dico, differentiam habere proprietate qua-<text:line-break/>dam immutantem , qualitate videlicet quae' ifi pronuncih-<text:line-break/>tion.e ponitur. Haec ratio prorsus’ipsa’est' qnae per initia<text:line-break/>orationis scripta legitur r iisque ipsis illius verbis omnibus<text:line-break/>absolvitur, unico sclo nomine calidi in vocis vocabulum</text:p>
      <text:p text:style-name="P45">mutato. Quare si illa ratio valeat, haec quoque valeat.<text:line-break/>Sed haec prosecto valida non est, illa proinde invalida.<text:line-break/>Nisi forte qui Lyci sententiis annuunt arbitrentur <text:span text:style-name="T32">ε</text:span><text:span text:style-name="T44"> </text:span>vo-<text:line-break/>cern ab o alteram neque esse, neque o ab <text:span text:style-name="T32">ω</text:span><text:span text:style-name="T44"> </text:span>differre.<text:line-break/>Quod si has quoque inter se diversas esse concesserimus et<text:line-break/>praeterea tum <text:span text:style-name="T32">α</text:span><text:span text:style-name="T44"> </text:span>tum <text:span text:style-name="T32">ι</text:span><text:span text:style-name="T44"> </text:span>.tum v ac ceteras omnes literas,<text:line-break/>hae quidem erunt , viginti quatuor. Quae vero ars ipsa-<text:line-break/>rum novit differentias, grammatica est, quemadmodum et<text:line-break/>musica 'eas novit quae inter voces acutas et graves sunt<text:line-break/>differentias, etiamsi has nisiilo minus Lyci tollat ratio.<text:line-break/>Vox enim a voce, qua vox est, nihil differt; quum tamen<text:line-break/>mediae chordae sonus lichani chordae mediarum tono<text:line-break/>acutior sit, gravior vero parameses tono. At rursum in-<text:line-break/>ter istas lichani tonus peri pati tono mediarum acutior est;<text:line-break/>parameses vero tonus semitonio tertiae divisarum gravior.<text:line-break/>His etiam tum acutiores tum graviores, atque his alii<text:line-break/>deinceps, quousque ad acutissimum omnium gravissimum-</text:p>
      <text:p text:style-name="P126">que sonum perveniamus. Verum maxime admirabilis Ly-<text:line-break/>cus non animadvertit fe haec omnia hisce verbis evertere:<text:line-break/><text:span text:style-name="T1">imposubile </text:span><text:span text:style-name="T1">ac </text:span><text:span text:style-name="T1">perarduum estse </text:span><text:span text:style-name="T1">mihi videtur </text:span><text:span text:style-name="T1">calidum hac<text:line-break/></text:span><text:span text:style-name="T1">ratione </text:span><text:span text:style-name="T1">consideranti qup intelligifur </text:span><text:span text:style-name="T1">ipsu </text:span><text:span text:style-name="T1">etiam </text:span><text:span text:style-name="T1">calefactione<text:line-break/>cum altero etiamnum diversitatem habere.</text:span> Praeclarum est,<text:line-break/>si quis colorem a colore, qua color est, non differre di-<text:line-break/>cens, pictoriam artem e medio, tollat, quae rubrum, al-<text:line-break/>hum, nigrum, flavum et hujusmodi qnoscunque .ecteros<text:line-break/>colores subjecit oculis. Enimvero quae ipsius est de colo-<text:line-break/>rlbns ratio, quam quae de calido enunciatur, longe pro-r<text:line-break/>habilior est. Calidum siquidem <text:span text:style-name="T1">a</text:span> calido discrepare dici-<text:line-break/>mus, non tamen alterum alteri prorsus contrarium esse.<text:line-break/>Colorem vero a colore non differre' dumtaxat, verum<text:line-break/>etiam natura albo nigrum, maxime contrarium esse pro-<text:line-break/>nunciamus.'</text:p>
      <text:h text:style-name="P4" text:outline-level="2">IV.</text:h>
      <text:p text:style-name="P10">Qua etiam ratione, dicet Lycus,. fieri potest ni. color,<text:line-break/>qua color intelligitur, colori sit contrarius? At veritatem<text:line-break/>quidem per deos professurus est arbitratus colorem, quan-<text:line-break/>tum ad colorem spectat, alterum ab altero nihilo differre.<text:line-break/>'Verum quemadmodum id verum est, sic et illud album<text:line-break/>'videlicet a nigro, non solum diversum esse, fed etiam<text:line-break/>tantopere dissidere, ..ut illi sit. contrarium. , Quo pacto,<text:line-break/>etiam fieri potest, dicent fortassis qui Lyeo primas tri-<text:line-break/>buunt, ni simul res eadem sit, simul quoque maxime<text:line-break/>contraria. Qua ratione nigro album et contrarium et idem<text:line-break/>dabitur? . Quibus quiddam, tanti momenti respondemus,<text:line-break/>ut,; si non detur glbum nigro simul et contrarium et<text:line-break/>simul idem esse, eorum alterutrumaligant. Nam Plato,<text:line-break/>quemadmodum Jsape et Aristoteles<text:span text:style-name="T53">:</text:span>et Theophrastus,^fieri<text:line-break/>posse existimat, quum alterum aIteri idem sit genere, tan-<text:line-break/>tam tamen-in specie differentiam habere,, ut .ei, maxime<text:line-break/>contrarium existat. . Quod al ulramque rationem yeram</text:p>
      <text:p text:style-name="P12">esse non censeant, manifestiorem eligant. At tanto ma-<text:line-break/>nifestius est album nigro contrarium esse, quanto a cun-<text:line-break/>ctis hominibus conceditur. Ae fane ss hoc verum sit, illi<text:line-break/>vero utramqne rationem fierinon posse censeant, tum<text:line-break/>hanc quae album nigro'contrarium tum illam quae idem<text:line-break/>esse profert, nequaquam recte sentiunt, quum album, qua-<text:line-break/>tenus color est, a nigui nihil' differre praedicant. Enim-<text:line-break/>vero-qui in Platonis libro cum Soerate dssputat, fortassis<text:line-break/>erat venia dignus,<text:span text:style-name="T16">;</text:span> quum Socratem per voluptatis differed-<text:line-break/>iias 'voluptatem di ridere prohiberet. ' Nondum enim liber<text:line-break/>talis habebatur, qui 'fieri posse doceret; quum multis<text:line-break/>multa sint eadem genere, ea tamen 'eo usque differre;<text:line-break/>qUo maxime contrariam inter se et ideam et naturam for-<text:line-break/>tianturs” At qhuin-in Platone<text:span text:style-name="T16">1</text:span> PKlebus veritatem docens<text:line-break/>editus-suerit, si librum hunc non omnino legerit, Lycus,<text:line-break/>Lyci eruditionem admiror; fed si legerit nee‘ intellexerit;<text:line-break/>ingenii demiror sullertiamsi vero intellexerit nec con-<text:line-break/>cesserit;felix'praedico qmlinium." Proh Jupiter'! quispri-</text:p>
      <text:p text:style-name="P12">inis dialectices rudimentis ineruditus" rationem quaerit?<text:line-break/>Quis homo Graecus est medicus,, grammaticus, rhetor,<text:line-break/>philosophus aut denique quivis alius rationes scrutaturus<text:line-break/>Platonis Philebum hori legerit?- Sed quid Philebum pro.-<text:line-break/>fero?' Non enim in hoe. stolo libro propositam rationem<text:line-break/>docuit Plato, veruin etiam aliis in mullis meminit, quo-<text:line-break/>rum unum saltem oportebat admirabilem Lycuiu legisse;<text:line-break/>qui scientificas rationes'serutabatur. 'rTUrpe siquidem est<text:line-break/>eum qui Hippocratem arguere contendit rationesque con-’<text:line-break/>cludentes disquirit, prout*censet, illa minime rideri didi-<text:line-break/>cisse quae prima inter philosophos tractantur. <text:span text:style-name="T16">v</text:span>erum per<text:line-break/>Jovem, admirandum ipsius de hnmidis exemplum essi<text:line-break/>Etenim hoc vult- ea nihil inter fe differre, qua omnia<text:line-break/>sunt humida, qua tamen haec acida, alia acerba, alii<text:line-break/>ralfa, alsa dulcia, hac ratione differre. In his vero ipfie<text:line-break/>se ipsum non obaudit. Quum enim qua humida differunt<text:line-break/>profert, arbitratur nullam ipsis inesse differentiam oom-<text:line-break/>probasse, imo frustra Hippocratem differentiam attulisse,</text:p>
      <text:p text:style-name="P12">frustra quoque Theophrastum (integrum de succo opus<text:line-break/>conscripsisse. Quamquam vero id ipsum, nomen <text:span text:style-name="T1">succus<text:line-break/></text:span>aliquam humidi: differentiam’ praq,,se fert, nihilo minus<text:line-break/>etiam quaedam est liumidi differentia, quae, rursus in alias<text:line-break/>differentias secari .consuevit. Num admirationis est Lycum<text:line-break/>ad tantam imperitiam appulisse,: ut auguretur adstringen-<text:line-break/>tem aceto inesse qualitatem talemque adversius Hippocra-<text:line-break/>tem aufum este controversiam scriptis objicere? Haec<text:line-break/>enim ita dilucida luin Dioscorides Anazarbeus novit, tum<text:line-break/>ceteri omnes qui de materia medica commentarios scri-<text:line-break/>psere, in quibus alia quidem salsa nominant, alia falsu-<text:line-break/>ginosa, alia amara, alia dulcia, alia austera, alia acerba,<text:line-break/>alia adstringentia, alia acria,’alia acida. Atetninentissi—<text:line-break/>mus Lycus aut acidam qualitatem ab adstringente discre-<text:line-break/>pantem plane non agnoscit .aut depravato <text:span text:style-name="T16">e</text:span>st gustu, qui<text:line-break/>nullas prorsus .saporum differentias percipit. Videtur enim<text:line-break/>in pyri, mespili, mali et cydonii , ita et aceti sapor de-<text:line-break/>prehendi, quum tamen cuncti homines poma nonnulla</text:p>
      <text:p text:style-name="P12">acida vocitent, nonnulla styptica, alia dulcia, quemadmo-<text:line-break/>dum arbitror et mala punica tum acida tum styptica tum<text:line-break/>dulcia. At vinorum-- quidem; quatenus virtus a vitio et<text:line-break/>adstrictio ab'acore secernitur, generosa certe sunt styptica.<text:line-break/>Acidum secundum naturam nullum est. Imo si<text:span text:style-name="T16">!</text:span>paucmn<text:line-break/>ipsis etiam hujusmodi qualitatis acidae accesserit, in ace-<text:line-break/>tum eorum mutatio nem fore quam primum Inspicamur;- Ita-<text:line-break/>que fortassis Lycus neque oxylapathum, neque oxalidem<text:line-break/>a lapatho et lactuca novit discernere;- quibus adstringen--’<text:line-break/>tis quidem facultatis <text:span text:style-name="T1">ne</text:span> minimum quidem est, acidae vero<text:line-break/>ambo plurimum participant.. Mirum profecto, si haec ab<text:line-break/>acida qualitate denominata sint nec ejus quidquam acetum<text:line-break/>ipfum participet. -Jam vero qui ne communes quidem<text:line-break/>fensus integros servat Lycus Hippocratem audet accusare.<text:line-break/>Praeterea de saporum numero quaestionem novit. Ad hoc<text:line-break/>enim, ut videtur, sapor physicorum a sapore, quatenus<text:line-break/>sapor <text:span text:style-name="T1">est,</text:span> nihil differt. Quare ex eo libenter audirem,<text:line-break/>cujusnam rei sint hujusmodi differentiae, dulcis, acidus,</text:p>
      <text:p text:style-name="P12">acris, amarus,• salsugipeus, salsus, acerbus , austerus, ad-<text:line-break/>stringens, pinguis. Nisi enim;h.ae sapcfum sint differen-<text:line-break/>tiae,. fortassis erunt aut vocum aut ecsprnur aut odorum<text:line-break/>aut tactu in cognitionem yeniupt. Nuo praeter ec.salium<text:line-break/>fensum non habemus, fM.ninivprsi fluinqpe funt inaequa-<text:line-break/>les gustus, auditus, risor, odoratus at taclus. Quemad-<text:line-break/>niodum autem sensilium, alia aliis dignnicjmur, sic et gustu<text:line-break/>sapores. At' vero ni iq hutnidis mullae funt differentiae,<text:line-break/>sic et in sensibus,, etiam si quqtenus funi scitsus non diffe-<text:line-break/>rant. Vernm in dialecticis maxime verfatus Lycps dicere<text:line-break/>nos uon permittit, neque praedictas esse, in. saporibus<text:line-break/>disserentia,s, neque in, fensibus, quas ninnea agnofcimus,<text:line-break/>neque in coloribus, album<text:span text:style-name="T53">?</text:span> nigrum, fuscum, rlavnm, ful-<text:line-break/>vum, ecbrum, puniceum., caeruleum,, Neque enim culor<text:line-break/>a colore, qua cnlor est, differt, insaniunt ergo medici<text:line-break/>omnes et philosophi, qui praedictas colorum differentias<text:line-break/>esse arbitrantur, saporum vero acidum, amarum, acrem<text:line-break/>et quoscunque alio§ paulq ante commemoratos, quemad-</text:p>
      <text:p text:style-name="P46"><text:span text:style-name="T32">Ψ</text:span><text:span text:style-name="T44"> </text:span>ni<text:tab/><text:span text:style-name="T44">'<text:tab/></text:span>t</text:p>
      <text:p text:style-name="P13">modum et ipsorum sensuum. Neque-enim color a colone,<text:line-break/>qua'color est discrepat, ut neque a sensu sensus, neque<text:line-break/>sapor a sapore; quemadmodum neque febris a sebre dif-<text:line-break/>fert, quod a calido calidum non dissideat.;,, Itaque medici<text:line-break/>desipiunt, qui multas sebrjum differentias scripserunt, qrq<text:line-break/>dentem, lipyriam, epialam, typhodem, pestilentem, he-<text:line-break/>mitritaeam, quotidianam, tertianam, quartanam. Imo et,<text:line-break/>ipse Lycus alibi febrium, ut et aliarum rerum prope<text:line-break/>omnium, differentias scriptis mandavit.</text:p>
      <text:h text:style-name="Heading_20_2" text:outline-level="2">V.</text:h>
      <text:p text:style-name="P10">Quid igitur ipsi mentem obvolvit, qui nunc res alias<text:line-break/>singulas in proprias secare differentias oblitus est, quique<text:line-break/>etiam in igne ex paleis succenso, prout iis uti consuetum<text:line-break/>est, qui aurum elaborant, nullam esse, differentiam existi-<text:line-break/>mat ab eo qui ex alia materia accenditur? Neque enim<text:line-break/>ignis ab igne, quatenus ignis est, sed majoris minorisque</text:p>
      <text:p text:style-name="P12">ratione differt: vehementem enim ignem aliquem et im-<text:line-break/>becillum esseconceditur; igneum vero ex paleis succen-<text:line-break/>sum imbecillum esse ratus eum -ad aurum elaborandum<text:line-break/>ait maxime idoneum<text:span text:style-name="T16">1</text:span> esse. Ipfum namque liquefieri ac<text:line-break/>diffluere oportet;-si- vehementiori flammae admoveatur.<text:line-break/>Sed o praeclarissime Eyce quisquam auguror, ipsum inter-<text:line-break/>pellaverit, si physicosphilosophos, quomodo flammae pro-<text:line-break/>creentur, disserentes audivisses, eorum mea quidem fen-<text:line-break/>tentia differentias intellexisses. -' Quare ego verbis quam<text:line-break/>potero brevissimis concidere • <text:span text:style-name="T32">ηόη</text:span><text:span text:style-name="T66"> </text:span>parvam de iis quaestio-<text:line-break/>nem tini sum explicaturus. Cernis, opinor, dum uritur<text:line-break/>materia, quandam evaporationem in separatis ab invicem<text:line-break/>partibus excitatam,-inter quas medius quidam aer inter-<text:line-break/>eipitur, qui sane necessario calefit, maximam tamen pro<text:line-break/>majoris et minoris ratione differentiam consequitur. Sed<text:line-break/>et corporum" quae efferuntur interstitia flammis omnibus<text:line-break/>aequalia non sunt, quemadmodum' neque ipsius exhalatio-<text:line-break/>nis natura, fed tum magnitudine tum pravitate inter fe</text:p>
      <text:p text:style-name="P12">disserunt, quae ex accensa materia evehuntur particulae,<text:line-break/>tum etiam densitate tum raritate; quodque' hae quidem<text:line-break/>semiustae sint, illae vero prorsus adustae, aut denique quod<text:line-break/>hae magis, illae minus accendantur. Quum igitur hae<text:line-break/>tantam differentiam obtinere conspiciuntur tum vero qui<text:line-break/>eas excepit aer, interdum magis, interdum etiam minus<text:line-break/>ab ipsis excalefiat, arbitror quam plurimam diversitatem,<text:line-break/>neque paucas flammarum necessario esse differentias. Mix-<text:line-break/>tionie enim inaequalitas differentiarum multitudinem efficit.</text:p>
      <text:h text:style-name="Heading_20_2" text:outline-level="2">VI.</text:h>
      <text:p text:style-name="P10">Quemadmodum autem quae de igne imperite a Lyco<text:line-break/>pronunciata sunt, ad eundem quoque modum opinor, po-<text:line-break/>steaquam trifariam protulit copiosum calidum accipi, unum-<text:line-break/>quodque . significatum enarrat. Aliud enim copiosum cali-<text:line-break/>dum secundum substantiam dicit intelligi; aliud vero se-<text:line-break/>cundum qualitatis intensionem, aliud denique secundum</text:p>
      <text:p text:style-name="P12">propriae' actionis robur. Verum neque secundum substan-<text:line-break/>tiam iis qui crescunt copiosum calorem esse, in exigua<text:line-break/>scilicet corporis mole, neque secundum qualitatis incre-<text:line-break/>mentum: non enim in vigentibus calidior apparet; calo-<text:line-break/>rem tamen in propriarum functionum robore iis qui cre-<text:line-break/>Icunt excedere concedit, sed non proprie dici. Porro<text:line-break/>ipsius oratio qua haec explicat amplissima esu. Verum ego<text:line-break/>ut in superioribus scriptis egi, sic et nunc acturus videor.<text:line-break/>Quum enim longissima esset illius oratio, non universam<text:line-break/>descripsi; sed eam folum illius partem elegi quae esset<text:line-break/>opportunissima. Sic igitur in hac agatur et quae pars<text:line-break/>ipsius ad propositum maxime conferat, ea fcriptis proda-<text:line-break/>tur. Enimvero altera quidem mihi oratio finem, habet,<text:line-break/>ad reliquam vero accedamus.; Meminisse siquidem oportet<text:line-break/>duas statim ah luitio quaestiones a me suisse propositas;<text:line-break/>alteram quidem an recte Hippocrates <text:span text:style-name="T1">innatum</text:span> appofuerit,<text:line-break/>alteram an recte pronunciaverit <text:span text:style-name="T1">plurimum iis qui crescunt<text:line-break/>effe calidum.</text:span> Jam ergo prima quaestione absoluta ad re-</text:p>
      <text:p text:style-name="P12">siduam veniamus atque contemplari aggrediamur, rectene<text:line-break/>dictutu sit; <text:span text:style-name="T1">crescentibus plurimum caloris esu?</text:span> Porro ad<text:line-break/>alterum calidum cum altero explorandum tria emergunt,<text:line-break/>quae disquisitionem desiderant, etiam plurimum inter sc<text:line-break/>distantia. Primum est quid sit copiosius aliud alio cali-<text:line-break/>dum esse; alterum quid sit aliud alio calidius esse; ter-<text:line-break/>tium quid sit calidum aliud alio validius. Si quis igitur<text:line-break/>forte nos roget, quale quid sit copiosius aliud alio cali-<text:line-break/>dum esse, simili analogia respondere debemus, ut etiam<text:line-break/>alteri interroganti, qualenam sit quod alterum altero est<text:line-break/>exuberantius respondebimus. Quemadmodum enim . pri-<text:line-break/>mum huc interrogatio ad id qnod enunciatum est tendit, '<text:line-break/>nihil quidquam reIpondendum est aliud, praeterquam hoc<text:line-break/>folum nimirum ipsa substantia exuberare copiosius, plus<text:line-break/>siquidem humoris amphoram dimidio continere quisquam<text:line-break/>dixerit. Sic vero et in calido, si quis hac eadem in ter-<text:line-break/>rogatlene perquirat, qualenam sit calidum quod altero am-<text:line-break/>plius est, nihil quidquam aliud rectu respondebimus, quam</text:p>
      <text:p text:style-name="P12">quod substantia sit amplius, quod nimirum plus in eo <text:span text:style-name="T1">sit<text:line-break/></text:span>substantiae et ampliorem locum occupet. Atque etiam<text:line-break/>nihil prohibebit in eodem et plus esse calidi et minus<text:line-break/>tamen caloris; quemadmodum etiam humidum, quod plus<text:line-break/>substantia, minus tamen fusum esse potest. Ergo ad hanc<text:line-break/>interrogationem 'quivis recte respondebit Illi rursum ubi<text:line-break/>quaeritur, qualenam sit quod alterum altero est calidius;<text:line-break/>recte responderi potest, quod etiamsi minus habeat sub-<text:line-break/>stantiae, intensiori tamen calore constat. Quemadmodum<text:line-break/>enim interroganti, qualenarn sit quod alterum altero can-<text:line-break/>didius est, recte respondere licet quod sit ad albam qua-<text:line-break/>litatem adauctius, proindeque uix, etiamsi exigua sit mole,<text:line-break/>eam tamen ipsam quivis quocunque alio albo candidiorem<text:line-break/>esse affirmaverit. Quemadmodum etiam quaerenti quale-<text:line-break/>nam quod alterum altero sit hurnidius, suite respondebi-<text:line-break/>tur, quod fusum magis sit, veluti aqua, melle ac <text:span text:style-name="T1">pice,<text:line-break/>quamquam aqua quidem in pauca substantia</text:span> conspicitur,<text:line-break/>mel vero et nix in exuberantia. Sic etiam de calido</text:p>
      <text:p text:style-name="P12">interroganti quale sit quod alterum altero sit calidius<text:line-break/>jure respondebitur quod in colore maxime sit adauctum,<text:line-break/>qualis ignis non in pauca substantia conspicitur, illique<text:line-break/>alterum quoddam calidum opponitur quod sit tepidum, sed<text:line-break/>ampliorem quam hoc sortitum substantiam. Ergo ad in-<text:line-break/>terrogata hae sunt responsiones. Sciscitanti vero quale-<text:line-break/>nam sit alterum altero validius calidum, non eaedem ac<text:line-break/>fuperiores sunt responsiones. Neque enim quod in calore<text:line-break/>intensiore sit respondemus, neque quod lu substantia ma-<text:line-break/>jori confpiciatur, sed quod in operis perfectione excedat.<text:line-break/>Ceterum quod dico ita statuitur. Coloris sane opera multa<text:line-break/>sunt. Quaedam enim eo funduntur, alia coguntur, plurima<text:line-break/>quoque ille transmutat, atque ut sigillarim dicam in no-<text:line-break/>stris corporibus, in ventriculo et intestinis alimentum<text:line-break/>concoquit operamque in corpus deducit, ad corpus immit-<text:line-break/>tat ipsam que nostris partibuc magis tum ad nntritionem</text:p>
      <text:p text:style-name="P12">tum ad incrementum inserit. Ergo validius est alterum<text:line-break/>altero calidum, qnod ista praestare valeat opera. Id ne-<text:line-break/>quaquam scmper consequitur, quod aut qualitate intensius<text:line-break/>sit aut substantia copiosius. Nam plerumque quod pau-<text:line-break/>cioris est substantiae et paucioris caloris ad' opus obeun-<text:line-break/>dum esa essicacissimurn. Ut enim prius loquebamur ad<text:line-break/>propriorum operum consectionem calidum, non quod ma-<text:line-break/>xime adauctum, sed quod maxime commoderatum est, va-<text:line-break/>lidius existit. Quare calidum ipfo calore pratensius inter-<text:line-break/>dum etiam functiones laedit. • Quae vobis superius ego<text:line-break/>de calidi proprietate disserui, haec ad fidem faciendam<text:line-break/>maxime digna sufficiunt. Quum autem haec ita se ha-<text:line-break/>beant sintque tria, ut prius dixi, qtiae in alterius calidi<text:line-break/>cum altero comparatione disquiruntur; quum que Hippo-<text:line-break/>crates hic pronuntiaverit: <text:span text:style-name="T1">quae crescunt calidi innati plu-<text:line-break/>rimum habere,</text:span> ex tribus unum commisisse necesse est. Aut<text:line-break/>enim proprie hac Ioquutione usus falsum aliquid protulit<text:line-break/>aut plane hac loquutrone abutitur et aliquid falsi enun-</text:p>
      <text:p text:style-name="P12">ciavit aut ut verum aliquid attulisse videatur, ipsum ta-<text:line-break/>rnen hac sententia belle usum esse oportet. Si namque<text:line-break/>calidi plurimum crescentibus esse pronunciat secundum<text:line-break/>substantiam videlicet, veluti si quis in amphora humidi<text:line-break/>plurimum esse protulerit, quod duplo vas bumido sit<text:line-break/>amplius. Hac quidem loquulione recte usus esse videtur,<text:line-break/>falsi tamen quiddam ipfum pronunciasse maxime necesse<text:line-break/>est. Non enim crescentibus fecundum substantiam inest<text:line-break/>calidi plurimum, quum his non insit major corporis mo-<text:line-break/>les quam aetate florentibus ac lenibus. At calidum in-<text:line-break/>natum universo corpori expanditur. Quod si rursus pro-<text:line-break/>nunciet adolescentibus majorem eumque intensiorem inesse<text:line-break/>calorem , fortassis altero calidiorem, quemadmodum si quis<text:line-break/>protulerit, quum nivern re alia candidiorem affirmare ve-<text:line-break/>lit, non illam esse candidiorem, neque magis candidam,<text:line-break/>fed in ea esse plus candoris, in utroque aberrare appa-<text:line-break/>rnerit Hippocrates, tum quod loquutione non probe sit<text:line-break/>usus tum quod alias falsum quiddam enunciet. Quod lo-</text:p>
      <text:p text:style-name="P13">t</text:p>
      <text:p text:style-name="P12">quutione probe usus non fuerit, is aberrare conspicietur,<text:line-break/>quum in majore substantia explicanda positam hanc loquu-<text:line-break/>tionem statuerit, dum intensiorem caloris qualitatem osteu-<text:line-break/>dere nititur. Falsum autem quiddam pronunciasse vide-<text:line-break/>bitur, quum calidum erescentibus qualitate minime sit<text:line-break/>intensius, neque hac in aetate jure calidum quam in alia<text:line-break/>quapiam sit calidius. At ille crescentibus maxime inten-<text:line-break/>sum esse pronunciavit. Quod autem falsum sit crescenti-<text:line-break/>bus intensius esse calidum omnibus scire facile est. Nul-<text:line-break/>lum siquidem compertum est indicium in corpore eorum<text:line-break/>qui crescunt, praefertim ratione caloris, intensionis calidi.<text:line-break/>Nam quod ab eo in libro de natura humana pronuncia-<text:line-break/>tum est ad probandum crescentibus plurimum calidum esse<text:line-break/>plane irritum est, videlicet primo aetatis tempore horni-<text:line-break/>nem esse calidiorem affirmare ducta ab incremento, quod<text:line-break/>tunc plurimum peragitur, conjectura. Non enim vi, in-<text:line-break/>qnit, et praeter naturam ferretur alimentum contra fui</text:p>
      <text:p text:style-name="P12">ponderis propensionem, dum augetur corpus, nisi quid<text:line-break/>validum sit quod cogeret. Hoc enim hujusmodi non qnod<text:line-break/>ratione caloris magis intendatur, calidum indicium est,<text:line-break/>fed quod sit validius. At validius, ut paulo ante protuli,<text:line-break/>non id est quod sua ipsius qualitate maxime intensum,<text:line-break/>sed ad opus conficiendum, contemperatissimum esu Quando<text:line-break/>igiturlliunc in modum se habent, si ita loquatur Hippo-<text:line-break/>crates: quae crescunt calidum innatum habent plurimum,<text:line-break/>in utroque caespitat tum quod non probe vocabulis uta-<text:line-break/>tur tum quod aliquid falsum alias pronunciaveriti At si,<text:line-break/>ut in tertio dicebam, crescentibus plurimum esse calidum,<text:line-break/>peraeque ac validissimum sit ad operis perfectionem pro-<text:line-break/>ponat, quod ex eo potissimum oboritur, quia commode-<text:line-break/>ratum est, non quia ex substantia copiosiore constat aut<text:line-break/>ex calore protensiore procedit. Hac itaque loquutione<text:line-break/>non recte usus esse videtur, quia plurimum esse calidum<text:line-break/>protulit, quod validissimum, dixisse debuerat, id tamen ab<text:line-break/>eo recte pronunciatum esse videtur. Quemadmodum enim</text:p>
      <text:p text:style-name="P12">ab innato calido incrementa perficiuntur, sic ratio dictat<text:line-break/>fieri - minime posse, quin id adolescentibus validissimum<text:line-break/>Iit. Atque id mihi praeclare pronunciatum fuerit, quod<text:line-break/>in libro de natura humana scribitur. Quod enim crescit<text:line-break/>atque vi procedit corpus, id calidum ipsius validissimum<text:line-break/>habere necesse esu Qualiscunque fuerit Lyci oratio in<text:line-break/>prolixitatem protensa nihil amplius quam quae a me prius<text:line-break/>commemorata sunt explicat. Si namque substantiae molem<text:line-break/>metitus Hippocrates, copiosius crescentibus esse calidum<text:line-break/>pronunciavit, ipsum aberrare censet, quum perspicue pue-<text:line-break/>rulis minus corpus existat. Si vero intensioris caloris<text:line-break/>ratione etiamnum quae huic apparent id oppugnare de-<text:line-break/>nunciat. Si denique quod in opere perficiendo validius<text:line-break/>sit, veram quidem sententiam dixisse concedit, ipsum ta-<text:line-break/>men loquutione non prope usum fuisse asserit. Non enim<text:line-break/>copiosius calidum ; sed validius ad opus perficiendum in<text:line-break/>iis <text:span text:style-name="T1">qui crescunt</text:span> pronunciasse oportuerat.</text:p>
      <text:h text:style-name="P4" text:outline-level="2">Vll.</text:h>
      <text:p text:style-name="P10">Verum, o Lyce clarissime, protulerit mea quidem<text:line-break/>fententia quispiam illis ad hominem responsurus, quibus<text:line-break/>ipse Hippocratem calumniatur, haec non esse prava quae<text:line-break/>ab eo pronunciantur. Jam primum enim calidum copio-<text:line-break/>sius secundum substantiam non absolute universi corporis<text:line-break/>mole dijudicatur, imo ut ipfe Lycus alibi proferebat,<text:line-break/>maximum homini cerebrum esse non accepta absolute<text:line-break/>magnitudine, sed ex animalis tum animali analogia loquu-<text:line-break/>tus esu Quemadmodum igitur pusillum adeo puerulum<text:line-break/>maximo elephante majus habere cerebrum pronunciavit,<text:line-break/>non soli corporis moli mente adhibita, sed et addita ejus-<text:line-break/>dem rei analogia, sic etiam illum in calido corpore fe-<text:line-break/>cisse oportebat speculatum, quale sit quod nostris corpo-<text:line-break/>ribus innatum existit, hoc est primigenium. Ipfe namque<text:line-break/>scit hoc nomen Hippocraticis libris scriptum esse illudque<text:line-break/>corpus quod ab exordio procreandis insitum est coaluisse,<text:line-break/>hoc est ex quo illa primum ortum habuere. Utrum igi-</text:p>
      <text:p text:style-name="P12">tur quiddam hoc aliud existit praeterquam menstruum et<text:line-break/>semen? Equidem tertium nullum novi. Verum quoniam<text:line-break/>corporis substantia ex his constat principiis, plane prima<text:line-break/>constitutio non ex pluribus quam commemoratis iisque<text:line-break/>folis corporibus constare praedicabitur. Quid autem plane<text:line-break/>primum profero? Si namque qualem exposuerit scxtanum<text:line-break/>genituram Hippocrates in mentem revocaverimus, dilucide<text:line-break/>percipiemus etiamnum innatum in ipfa corpus permanere.<text:line-break/>Priusquam enim aliqua ossis ant venae aut arteriae aut<text:line-break/>nervi aut cartilaginis aut ligamenti in fetus natura appa-<text:line-break/>reat, solum ipsis corpus calidum innatum est. Informis<text:line-break/>enim quaedam caro mollis fanguinis grumo similis primam<text:line-break/>fetus formam quandam in le suscipit tanquam sugillationes<text:line-break/>haemalopas, ut Hippocrates nominavit, ex feminis sub-<text:line-break/>stantia quae ipsius candoris est effectrix, deinde vero per-<text:line-break/>multam quae assidue fit mutationem quaedam ossis deli-<text:line-break/>neatio, cartilaginis, ligamenti, nervi, arteriae et venae<text:line-break/>absolvitur, quo jam tempore adhuc innatum calidum cor-</text:p>
      <text:p text:style-name="P12">pus conceptis permanet, quod tamen dum crescunt fetus<text:line-break/>scmper copiosius ac majus redditur. Ceterum innatum<text:line-break/>ipforum calidum quod sanguis fuerat et femen imminuitur.<text:line-break/>Adscititiorum quoque corporum accedit varietas. Comme-<text:line-break/>moratorum enim nullum animalibus innatum est, fed ad-<text:line-break/>scititia omnia. Quod si posset universum animal osseum<text:line-break/>fieri aut nerveum, sic utique innatum calidum interiret.<text:line-break/>Verum id fieri non potest. Probabile tamen est ossium,<text:line-break/>cartilaginum, ligamentorum, nervorum et arteriarum sub-<text:line-break/>stantia exsuperare. Unde quae ad extremam senectutem<text:line-break/>animalia pervenerunt, quum sanguineae naturae minimum<text:line-break/>sortiantur ex folis propemodurn ossibus, nervis, membra-<text:line-break/>nis, ligamentis, arteriis, venis et cartilaginibus conflent.<text:line-break/>Ex omnibus siquidem animalis partibus sola caro sangui-<text:line-break/>nea est, quam quae consenuere corpora minimum habent<text:line-break/>quae et pauci sanguinis ac dura est. Aliarum vero par-<text:line-break/>tium commemoratarum Ianguinea nulla esu Non ergo ab-<text:line-break/>solute innati corporis quantitas substantiae mole metienda</text:p>
      <text:p text:style-name="P12">est, quod ab efficacissime quae in eo est qualitate, cali-<text:line-break/>dum innatum nominatum est, sed facta cum iis quae mi-<text:line-break/>nime innata sunt comparatione, analogia perpendenda esu<text:line-break/>Quemadmodum enim in baIneo vaporem aut etiam fumum<text:line-break/>aut hujusmodi alterum multum esse dicimus, non abfolute<text:line-break/>ad aedium magnitudinem referentes, sed ad pecullarem<text:line-break/>balnei aerem, sic et in homine aut plurimum aut pau-<text:line-break/>curn innati calidi substantiam esse dicemus, instituta cum<text:line-break/>minime innatis corporibus comparatione. Omnia namque<text:line-break/>infans habet quam maxime sanguinea, etiam adusque ossa<text:line-break/>quidpiam hujusmodi conspicitur. Contra vero senibus<text:line-break/>adusque carnem exsanguia sunt omnia. Etenim his car-<text:line-break/>nibus minimum subest sanguinis. At si calidum innatum'<text:line-break/>corpus sanguis est, colligetur sane ex his plurimum qui-<text:line-break/>dem inesse calidi innati corporis crefcentibus, senio vero<text:line-break/>confectis minimum. Sic etiam femen ex seroso humore<text:line-break/>et qui in eo est spiritu constitutum, in senium lapsis qui-<text:line-break/>dem paucissimum, crescentibus vero corporibus copiosissi-</text:p>
      <text:p text:style-name="P12">mum et inter haec potissimum natu minimis, ut in com-<text:line-break/>mentariis de femine demonstravimus. Num igitur ambiges,<text:line-break/>an eorum qui crescunt facile corpus absumatur ac dis-,<text:line-break/>fluat? Enimvero in aliis non ignoras aquam calidam aut<text:line-break/>oleum aut si quid aliud ita humidum paucissimo tempore<text:line-break/>totum iu habitus resolvi, non autem terram ,- neque lapi-<text:line-break/>dem, neque aliud natura frigidum et siccum. Duae nam-<text:line-break/>que rebus omnibus insunt qualitates ad resolutionem in<text:line-break/>halitus maxime idoneae, calor atque humor. Contra vero,<text:line-break/>duae ad mansionem, frigus et siccitas. Quare admirandum<text:line-break/>non est, si puerorum corpora ob humorem et calorem<text:line-break/>facile difflentur refolvanturque; fenum vero prae siccitate<text:line-break/>et frigore induratam substantiam consequum non facile.<text:line-break/>Quapropter, Lyce optime, de quibus te arguere oportebat,<text:line-break/>de his crimen intentas, proindeque unum quoddam idque<text:line-break/>primum documentum ignorare videris, quod eorum qui in<text:line-break/>disciplinas legitime introducti sint neminem latet. Copio-<text:line-break/>sam siquidem substantiam corporis moles simplicem indi-</text:p>
      <text:p text:style-name="P12">cat, compositam vero ex diversis mixtis constantem ana-<text:line-break/>logia; quemadmodum cerebrum aut aliarum partium ali-<text:line-break/>qnam , sic sane rqni bibendi gratia&gt;vinum^ aquae miscent<text:line-break/>aut plus vini aut aquae, aut neutrius esse dicunt, quum<text:line-break/>ad mixtionis commoderationem’veniant. At ita stupidus<text:line-break/>nullus-est, ut injecta in vini dolium aquae hemina, plus<text:line-break/>aquae dicat in dolio esse quam in exiguo sit poculo,<text:line-break/>quum verbi gratia ex--tribus qui in eo continentur cya-<text:line-break/>this, unus aquae et duo vini exstiterint. At Lycum ar-<text:line-break/>bitror medicamentum quoque, tetrapharmacum appellatum<text:line-break/>ex cera, adipe, pice et resina, aequis omnibus composi-<text:line-break/>tum non plus continere picis dicturum, - si quis picem<text:line-break/>ceterorum duplam injecerit. Verum hic animadvertat,<text:line-break/>utrum universum dolium tetrapharmaco, medicamento ple-<text:line-break/>num sit vel parvum aliquod vasculum, mox dolium quam<text:line-break/>vasculum plus continere picis dicturus est et etiamsi me-<text:line-break/>dicamentum in dolio ex aequis quatuor constet, vix au-<text:line-break/>tern lu vasculo aliorum dupla sit. Itaque, si hujusmodi</text:p>
      <text:p text:style-name="P12">omnia errata sunt aliorum qui per analogiam ac commix-<text:line-break/>tionem id multum ab eo quod communi mensura absolute<text:line-break/>ita appellatur discernere nequeant. Num eadem est ratio,,<text:line-break/>qua Lycus Hippocratem reprehendit? Nam et innati ca-<text:line-break/>lidi substantia crescentibus plurima est, aliorum videlicet<text:line-break/>comparatione et cum ipfa similiter qualitas. Quandoqui-<text:line-break/>dem propriae qualitates a substantiis minime sunt separa-<text:line-break/>biles, quemadmodum neque facultates. Sic igitur si in<text:line-break/>tetrapharmacum aliorum comparatione plus picis injeceris,<text:line-break/>non picis modo substantiam, fed et qualitatem et saculta-<text:line-break/>tem ampliorem detulisse dixeris, proindeque etiam quem-<text:line-break/>cunque picis humorem increvisse. Ergo patet tribus <text:span text:style-name="T1">multi<text:line-break/></text:span>significatis a Lyco scriptis tam picis in tetrapharmaco .<text:line-break/>quam innati calidi in animantibus plus esse dictum iri.<text:line-break/>Quin imo in quibus quae miscentur, ea tota inter fe per<text:line-break/>tota non contemperantur, alterum allero secundum tres<text:line-break/>modos a Lyco proditos liberalius dijudicari manifestum</text:p>
      <text:p text:style-name="P12">est, quemadmodum in hoc 'medicamento quod maxime<text:line-break/>ulu fertur quodque ex iride, aristolochia, ervi farina et<text:line-break/>thure aequali omnium pondere compositum est; poterit<text:line-break/>quis ceteris paribus ex his unum duplicatum factum im—<text:line-break/>miscere, ut exempli gratia aristolochiam. Itaque verum<text:line-break/>est in eorum commixtione affirmare aristolochiam et sub-<text:line-break/>stantia et qualitate , et facultate cetera exsuperare, quod<text:line-break/>copiosior ipsa siti Hoc 'idem fane in balneo quispiam af-<text:line-break/>seruerit, quod non solum contemperatum aerem sortiatur,<text:line-break/>sed et furni et vaporis aliquid admiserit. Fieri namque<text:line-break/>potest ex his interdum fumum, interdum vaporem , ut 'et<text:line-break/>naturalem balnei aerem copiosiorem esse. Id autein ab-<text:line-break/>solute non majori secundum substantiae exsuperantiam mole<text:line-break/>dicimus , qua et qualitatem et ipsam quae ex ea prodit<text:line-break/>facultatem simul adaugeri necesse est. Supponatur ergo<text:line-break/>fumi substantiam reliquis duulms copiosiorem esse, tunc<text:line-break/>recte et fumi qualitatem et facultatem quam allatum<text:line-break/>ampliorem elfe pronuncisturus es. Conceditur autem qua-</text:p>
      <text:p text:style-name="P12">Illateni qualitate majorem non effici, fed vehementiorem,<text:line-break/>quemadmodum et imbecilliorem, non minorem. Quum is<text:line-break/>vocabulorum usus lu "universa vita et in omnibus artibus<text:line-break/>sit frequentissimusi Ecquid opus est aliorum mentionem<text:line-break/>facere, qttum manifestum hujusce orationis testimonium<text:line-break/>in ipsis febribus habeamus, quas quotidie omnes inter-<text:line-break/>dum majores vel minores inter se factas esse, interdum<text:line-break/>etiam eadem ratione alium alio fieri quain hodie plus<text:line-break/>aut minus febricitare proferunt. Sic igitur supponatur<text:line-break/><text:span text:style-name="T1">plus</text:span> secundum qualitatem diri, nihil mirum, in quo bal-<text:line-break/>neo plus est substantiae sumi, plus quoque qualitatis esse<text:line-break/>pronunciari, etiam facultatis; quam, si proprie loquamur,<text:line-break/>et yalidam et vehementiorem, si vero ab usu; tum majo-<text:line-break/>rem tum copiosiorem nominabimus. Fumus enim quo<text:line-break/>plus augebitur, ipsius substantiae eo magis oculos morfu<text:line-break/>laedit. Quapropter quum scmper una cum sirbstautia pro-<text:line-break/>priae augeantur qualilates ac facultates; vere quivis affir-<text:line-break/>maverit in hujusmodi balueo fumum esse plurimum, fup-</text:p>
      <text:p text:style-name="P12">ponamus in balneo, ut dicebamus, aequas et vaporis et<text:line-break/>fumi partes esse, plurimum autem propriae aeris substan-<text:line-break/>tiae, quae proportione respondeat ac generetur. Etenim<text:line-break/>'dicetur etiam nunc in balneo proprium calidum esse plu-<text:line-break/>rimum. Utrum igitur ab hoc aliquatenus alienum est,<text:line-break/>quod in animalis humoribur perpenditur, ex quibus va-<text:line-break/>porautibus calor exterius tangentibus occurrit? Etenim<text:line-break/>alius quidem a sanguine calor exfuscitatur, alius vero ex<text:line-break/>pituita, alius ex bile tum flava tum atra. Ergo pueris<text:line-break/>substantia sanguinis inest plurima pro mixtionis analogis.<text:line-break/>Hoc enim eos meminisse scmper oportet, qui tanquam<text:line-break/>lethargo detenti talia vagantur, qualia Lycus scriptis tra-<text:line-break/>didit. Et quae simul increscit qualitas optima et amica<text:line-break/>est nec tam gentibus molesta nec mordax. Facultas quo-<text:line-break/>que qua coctiones neque indorulentae, neque etiam ut ex<text:line-break/>pituita acidae efficiuntur. Quamobrem modis universis,<text:line-break/>Lyce generosissime, plus est crescentibus calidum innatum,<text:line-break/>proindeque nequaquam aberraverit Hippocrates, scd tu</text:p>
      <text:p text:style-name="P12">potius calumniari deprehenderis. Nam quae scripsisti, ex<text:line-break/>his planum fecimus te a nullis omnino Hippocraticis<text:line-break/>praeceptoribus introductum fuisse, ut aliquod Hippocratis<text:line-break/>decretum percipere potueris et quae prorsus ignoras, ea<text:line-break/>etiam manifesto arguere et controversiam moliri imperitiae<text:line-break/>plenissimam declaratus es, qua universae artis statum ever-<text:line-break/>tere sis aggressus, neque noveris, quae de his saepius<text:line-break/>Plato literis mandavit, tibique ipsi pugnantia profers in<text:line-break/>juvenum detrimentum quicunque peraeque ac tu in logica<text:line-break/>fpeculatione exercitati non fuerint, veras a falsis rationes<text:line-break/>distinguere nesciunt. His autem in omnibus tum auda-<text:line-break/>cissimus tum simul nugacissimus nisus es, qui decretorum<text:line-break/>Hippocratis explanationes scribere aggressus es, priusquam<text:line-break/>ipfe didiceris.</text:p>
      <text:h text:style-name="P1" text:outline-level="1">GALENI ADVERSUS EA QUAE JU-<text:line-break/>LIANO IN HIPPOCRATIS APHO-<text:line-break/>RISMOS ENUNCIATA SUNT<text:line-break/>LIBELLUS.</text:h>
      <text:h text:style-name="Heading_20_2" text:outline-level="2">l.</text:h>
      <text:p text:style-name="P13">Praestantius quidem foret, quemadmodum legislatores eos<text:line-break/>qui fasso reos accnfaverint, iisdem poenis quibus accura-<text:line-break/>tos, si poenas luerint, afficiunt, sic etiam qui falfo con-<text:line-break/>tra dicunt quae nequaquam didicerint eos meritas pro in-<text:line-break/>eptis quos commiserunt erroribus poenas subire. Quo-<text:line-break/>niam vero non novi quo pacto liceat de illata quidem</text:p>
      <text:p text:style-name="P12">injuria in jus vocare, lex autem de fallo contradicentibus<text:line-break/>minime lata sit, jure mea quidem lententia imperitissimi<text:line-break/>quique audent in optimos viros invehi. Oportebat enim,<text:line-break/>quemadmorlum olim in Aegypto singula artium inventa a<text:line-break/>publico peritorum virorum confessu judicata columnis qui-<text:line-break/>busdam in .sacris locis repositis inscribebantur, sic apud<text:line-break/>mos aliquod constitui concilium justorum sirnulque erudi- .<text:line-break/>torum virorum, qui nova opera explorarent, in publicis<text:line-break/>locis utilia ac proba exponerent et prava quaeque perde-<text:line-break/>rent. Praestaret autem, si ne auctoris quidem nomen<text:line-break/>referrent, quemadmodum et in Aegypto observabat anti-<text:line-break/>quitas. Hac enim lege ambitiosornm immoderatum glo-<text:line-break/>riae studium non minime reprimeretur. Nunc autem quum<text:line-break/>omnibus feribere liceat etiam idiotis judicare, qui apud<text:line-break/>vulgus audaeissimi celebrantur, quemadmodum Thessalus,<text:line-break/>qui suis scriptis Hippocratem calumniatus est, etiam si li-<text:line-break/>brum unum composuerit, in quo, ut auguratur, aphorisu<text:line-break/>mos redarguit, perfpicue nobis <text:span text:style-name="T1">fe</text:span> ipsum prodit ne mini-</text:p>
      <text:p text:style-name="P12">mum quidem <text:span text:style-name="T1">artis</text:span> Hippocraticae percepisse. Atqui sane<text:line-break/>aequum erat, prius ipsam edoctum ita controversias mo-<text:line-break/>liri. An id fortassis a me.non recte enunciatum est?. Si<text:line-break/>namque ipsam didicisset, veris adversari nunquam ausus<text:line-break/>esset, nisi quidam prorsius impudens exstitisset, qualis et<text:line-break/>nunc in Alexandria Julianus repertus est, cujus octo et<text:line-break/>quadraginta libros adversus Hippocratis aphorismos exstare<text:line-break/>fama est, ex quibus.secundum nuper assumpsi; ubi censet<text:line-break/>hunc aphorismum falsum esse;.- <text:span text:style-name="T1">in alvi perturbationibus et<text:line-break/>quae sponte oboriuntur vomitionibus, si qualia purgari<text:line-break/>oporteat purgentur, confert et sucile serunt </text:span><text:span text:style-name="T1">{ </text:span><text:span text:style-name="T1">stn minus,<text:line-break/>contra. Sic </text:span><text:span text:style-name="T1">et </text:span><text:span text:style-name="T1">vasurum vacuatio , si qualem fieri oportet<text:line-break/>stat et confert et facile ferunt;</text:span> sin <text:span text:style-name="T1">minus, contra.</text:span> .Pro-<text:line-break/>fecto fortunae gratia habenda est quae nobis hunc librum<text:line-break/>primo prae manibus obtulit, ne frustra tempus longius<text:line-break/>conteratur in his legendis quae in primum aphorismum<text:line-break/>scripsit, qui deinceps ceterorum prooemium est. Nam<text:line-break/>contra illa scribere coactus nibil inde fortassis magni fe-</text:p>
      <text:p text:style-name="P12">cisse viderer, quod nondum medicam contemplationem at-<text:line-break/>tingat oratio. Verum aphorismus propositus non de mi-<text:line-break/>nimis artis praeceptis disserit, qui medico consulit, quum<text:line-break/>vacuationes spontaneae tum per' superiorem tum inferio-<text:line-break/>rem ventrem fiant, eas quae..juvant imitari et quae illae<text:line-break/>et quomodo ipfa, ut et-quae laedunt, propriis indiciis a--<text:line-break/>nobis dignoscenda sint edocet. - Qnodsi Trallianus artem<text:line-break/>ab Hippocraticis praeceptoribus didicisset, veritati relu-<text:line-break/>ctari non ausus suisset - At quiim neque ipfe) 'neque hu-<text:line-break/>jusmodi temeritatis ipsius princeps Thessalus Asclepiada-<text:line-break/>rum artem noverint, mirum non est ipsus ignorare quae<text:line-break/>hi non intellexerunt, qui citra rationem sc mederi profi-<text:line-break/>tentur. Licet enim illos audire,, quum dicunt artem ex<text:line-break/>imitatrice experientia maxime incrementum sumpsisse. Nam<text:line-break/>quaecunque fortuita occasione oborta aegris praefuerint,<text:line-break/>haec nos, inquiunt, imitantes saepenumero artem consti-<text:line-break/>tuimus, eaque partiti naturalia appellant, quorum ab ipso<text:line-break/>corpore causa prodit; quorum vero exterius, haec a for-</text:p>
      <text:p text:style-name="P12">tuna manare proscruut, pruinileque -uon folius natnrae,<text:line-break/>fed et fortunae imitatorem medicum esse. Alia sane mulla<text:line-break/>ab illis viris proferuntur eorum exempla quae fortuna<text:line-break/>profuere; ut illius cui quod decidisset vena frontis secta<text:line-break/>est; postea vero similiter eandem laborantis venam, lu-<text:line-break/>quiuut, fecare ausi funt, ejusdem auxilii spe ducti. Sed<text:line-break/>et alvus copiose fluens inflammatis oculis ut magnopere<text:line-break/>contulit, sic nos ad istius operationis imitationem impulit.<text:line-break/>Eodvm quoque modo repentinus et copiofas biliciorum<text:line-break/>excrementorum vomitus ictero laborantibus opem attulisse<text:line-break/>visos est, sic hydropicis aquosorum, sic elephante morbo<text:line-break/>nominato asseclis atrorum humorum vacuatio profuit. At-<text:line-break/>que inde perspicuum est, quod imitari medicos deceat.<text:line-break/>At cur spontaneae vacuationes referendae sunt, quum et<text:line-break/>praeceptorum effectus imitantes artem addiscimus? An si<text:line-break/>clystere quovis alvum subducente aegriim curaverit Tbes-<text:line-break/>faltis, a propriis discipulis ipfe imitandus est, si vero haec<text:line-break/>sponte subducta sit, non imitandus? An vero fi supnref—</text:p>
      <text:p text:style-name="P12">sis mulieri mensibus sanguinis vomitus fuboriatur ac deinde<text:line-break/>concitata purgatione aut secta vena morbum sanaverit<text:line-break/>'lhessalus, non aberrent discipuli praeceptorem imitati?<text:line-break/>Si cutem sponte menstruis erumpentibus aegra levetur,<text:line-break/>num hoc ipsis imitandum est? Atqui ad utramque imi-<text:line-break/>tationem nihil interest sive ab obstetrice, sive a Thessalo<text:line-break/>menstruis provocatis, etiam sine his (ponte excretis aegra<text:line-break/>liberetur. Nam propter vacuationem praesidium, non t»oe<text:line-break/>ob ipfarn efficientem oboritur, atque hoc docens Hippo-<text:line-break/>crates aphorismum illum scripsitr <text:span text:style-name="T1">mulieri sanguinem vo-<text:line-break/>menti, menstruis erumpentibus solutio contingit.</text:span> Quoino-<text:line-break/>docunque eruperint menstrua, morbi folutioiiem fore pro-<text:line-break/>nunciat, sive natura, sive nobis id efficientibus. Non<text:line-break/>enim canfa efficiens, fed quod efficitur, aegrotanti auxi-<text:line-break/>liatur. Unum dnntaxat detur menstruis confertim excerni,<text:line-break/>quod verbum erumpentibus Hippocrates notavit. Ipsi nam-</text:p>
      <text:p text:style-name="P12">que mos est copiosas vaciiationes sic appellare, ac si hisce<text:line-break/>verbis loqnutus fuerit; <text:span text:style-name="T1">mulieri sanguinem vomenti, men-<text:line-break/>struis confertim erumpentibus solutio.</text:span> Me dies deficiat,<text:line-break/>si quaecunqne sponte facla imitantur homines recensere<text:line-break/>velim nec sane alius quispiam hac de re dubitat; imo hoc<text:line-break/>omnes tanquam communem notionem recipiunt, improbis<text:line-break/>sophiitis exceptis, qui <text:span text:style-name="T1">in</text:span> artis operibus etiam idiotis sunt<text:line-break/>deteriores. Possunt autem impudenter attentare et proli-<text:line-break/>xas in optimos medicos nugas adstruere, qualis nunc Ju-<text:line-break/>lianus isse factus est, quem omnes norunt nunquam in<text:line-break/>artis operibus versatum esse, pudore tamen vacuum vete-<text:line-break/>res medicos injuriis oblaedere.</text:p>
      <text:h text:style-name="Heading_20_2" text:outline-level="2">II.</text:h>
      <text:p text:style-name="P10">Quae igitur adversus paulo ante commemoratum apho-<text:line-break/>rifmurn ausus est mandare literis ea quam ignorantiam<text:line-break/>aut impudentiam aut audaciam divulgent, imo si verita-</text:p>
      <text:p text:style-name="P12">tem enunciare oporteat, et haec omnia et his etiamnum<text:line-break/>plura verbis aperire non possumus. At praestitisset for-<text:line-break/>tassis illa neque opposita oratione digna scriptis censere,<text:line-break/>neque etiam in his tempus conterere. Verum quum ami-<text:line-break/>coritm meorum pleriqne me adsiduo obnixe rogassent, ut<text:line-break/>quae oblato mihi libro, quo praedictum aphorismum <text:span text:style-name="T1">ar-<text:line-break/>guere</text:span> Julianus conatur, disseruerim, ea commentariis pro-<text:line-break/>derem, atque hoc non exiguum munus pertuli, imo longe<text:line-break/>majus, si verum fatendum sit, extemporalibus commenta-<text:line-break/>riis, quos per sex aut plures dies composui,' quibus nu-<text:line-break/>garum in Juliani sermonibus suo in libro scriptis esse<text:line-break/>multitudinem demonstravi. Quod enim vulgo dici con-<text:line-break/>suetum est, id sane quisque ipsi accommodatissimum pro-<text:line-break/>nunciaverit, hoc homine loquacius esse nihil. At Ther-<text:line-break/>sites quidam solus locutulejus dicebatur, huic tamen ma-<text:line-break/>gis quam Thersitae hoc dicterium congruit, qui quotquot<text:line-break/>fuerint garruli, omnes garrulitate superat. Quapropter<text:line-break/>qui his sermonibus aderant quum ipsi legebantur, haec</text:p>
      <text:p text:style-name="P12">duo homini imposuerunt vocabula tum garrulitatem tnm<text:line-break/>loquacitatem. Quare non me sapientiam edocente, sed<text:line-break/>Ulysse quodam sceptro adfidenle opus habet. Hominem<text:line-break/>enim ita stupidum sapientem reddere ipse mularum cho-<text:line-break/>rus ueqiiaqiiaui potest. Quum igitur conIultus scribere<text:line-break/>coactus sim, haec' mihi"sutif instar praefationis, ne quae<text:line-break/>jam <text:span text:style-name="T1">a</text:span> me enarrata sunt, ah'ipsa lecturis arguantur. Quum<text:line-break/>enim' hominem stupidum y indoctum et fui opinione sa-<text:line-break/>pientem nugas inter ineruditus adolescentes tota vita balbu-<text:line-break/>tientem, apud quos ob eas injurias quibus veteres incessit,<text:line-break/>se aliquem esse credidit ;<text:span text:style-name="T16">E</text:span> reprehensurus fom. Propterea<text:line-break/>rogo mihi concedi; ut ipfiiis imperitiam asperioribus verbis<text:line-break/>erudiam, quibus uti non consuevi, litiqtfnnr siquidem fo-<text:line-break/>ret, si huic concederetur, veterum prSestantissimos convi-<text:line-break/>ciis infectari; nobis autem prohiberetur ejus ignorantiam<text:line-break/>laanifrstis demonstrationibus convincere. In tantam enim<text:line-break/>ea venit magnitudinem, ut unde quis exordiatur haud<text:line-break/>facile sit invenire.</text:p>
      <text:h text:style-name="P4" text:outline-level="2">III.</text:h>
      <text:p text:style-name="P10">lu libri quidem exordio pluribus verbis Hippocratem<text:line-break/>praetervectus in Sabinum invehitur, idque hoc <text:span text:style-name="T1">in</text:span> uni-<text:line-break/>verso opere agere videtur, etiamsi illud in Hippocratis<text:line-break/>apborisinos non in Sabini explanationes inscribat Deinde<text:line-break/>quemadmodum ipsi mos est multa nugatur quibusdam ob-<text:line-break/>scurorum verborum nugis compositis,, quas si quis arguere<text:line-break/>cenetur, maximum prius librum impleverit quam rem<text:line-break/>attigisse videatur et omnia exposita fuisse concedat. Unde<text:line-break/>nec facile sit fcribenti haec tractare, in.o summe perar-<text:line-break/>duum. Attamen in extemporalibus Imnonibus, quos apud<text:line-break/>eruditos viros faepenurnero fecimus, quaedam facilis fa-<text:line-break/>cultas a nobis declarata est per explanationem in veteres<text:line-break/>similitudinem inventa. Nam ut prepositos illorum libros<text:line-break/>in publicis disputationibus explicavimus. * * * *<text:line-break/><text:span text:style-name="T1">Quod </text:span><text:span text:style-name="T1">st </text:span><text:span text:style-name="T1">methodicas naturae explorator neque jactabundas<text:line-break/>neque </text:span><text:span text:style-name="T1">magniloquus </text:span><text:span text:style-name="T1">dicat </text:span><text:span text:style-name="T1">fe </text:span><text:span text:style-name="T1">non superiorem, abditi decreti<text:line-break/></text:span><text:span text:style-name="T1">radicem in </text:span><text:span text:style-name="T1">medium proferre, </text:span><text:span text:style-name="T1">duos nimirum esae </text:span><text:span text:style-name="T1">corporis</text:span></text:p>
      <text:p text:style-name="P12"><text:span text:style-name="T1">affectus.</text:span> Nam <text:span text:style-name="T1">secundum naturam constituto duae </text:span><text:span text:style-name="T1">subi in-<text:line-break/>vicem contrariae conversiones </text:span><text:span text:style-name="T1">mutationesque </text:span><text:span text:style-name="T1">insidiantur aut<text:line-break/>quum plenius coactum adstricturnve aut vehementer susum<text:line-break/>stuidumve est, quae sub intellectum cadunt proferre appa-<text:line-break/>ruerit, non sune philosophis </text:span><text:span text:style-name="T1">qui </text:span><text:span text:style-name="T1">res naturales scrutantur<text:line-break/>ac de universarum materia disterunt, sed physicis medicis.<text:line-break/></text:span>Haec quidem tibi una est admirabilium Juliani textuum<text:line-break/>series, quibus ab iis quae Asclepiades et Themison et<text:line-break/>Thessalus elementa Ilatuere discedens ad commemoratos fe<text:line-break/>confert philosophos, qni prorsus e mundo vacuum aufe-<text:line-break/>runt. Eam vero feriem subsequitur hujusmodi altera: <text:span text:style-name="T1">verum<text:line-break/>loqui concedetur, neque enim ab illa lingua residuum con-<text:line-break/>tinebo, quum dicam. Quid enim id mihi? An quod istius-<text:line-break/>modi conversiones 'quemadmodum elementorum generatio,<text:line-break/>stc et calidi natura, frigidi, humidi </text:span><text:span text:style-name="T1">et </text:span><text:span text:style-name="T1">sicci suquuta esu<text:line-break/>Ab his enim primis </text:span><text:span text:style-name="T1">suminibus haec </text:span><text:span text:style-name="T1">opera exoriuntur. Uide<text:line-break/>quomodo in altispimis </text:span><text:span text:style-name="T1">thronis </text:span><text:span text:style-name="T1">ac valde sublimibus sedens<text:line-break/>latuit methodus, quam ego volens prae modestia </text:span><text:span text:style-name="T1">et </text:span><text:span text:style-name="T1">mode-</text:span></text:p>
      <text:p text:style-name="P47"><text:span text:style-name="T1">ratione in coelo delitescere declaravi, sclusque ac primus<text:line-break/>difcujsu ac saluta obtenebrante nebula detexi.</text:span> Haec Ju-<text:line-break/>lianus profert et fubsequentia. Aliud nunc cum Epicuro<text:line-break/>non senserim rejectis illius elementis qui unam non co-<text:line-break/>pulet substantiam.<text:span text:style-name="T16">1</text:span> Haec itaque letalia multa in libro de<text:line-break/>methodo ab Juliano scripta sunt, totum librum Philonem<text:line-break/>inscribente. Rursus vero in alio in quo illi de animae<text:line-break/>et corporis affectibus est oratio haec scribit: <text:span text:style-name="T1">jam cammo-<text:line-break/>deratum comrnensuratumque tum concretionis tum fusionis<text:line-break/>statum in humanis compagibus constituentes nomen ipsi<text:line-break/>sanitatem imposuimus. At ubi medium illud a morbis<text:line-break/>obsejsum est, necejsurio patiuntur corpora quae coguntur,<text:line-break/>indurantur, stcciora redduntur aut funduntur, molliuntur<text:line-break/>aut humectantur.<text:tab/>• -</text:span></text:p>
      <text:h text:style-name="Heading_20_2" text:outline-level="2">IV.</text:h>
      <text:p text:style-name="P10">Hae sunt igitur clarissimi sophistae, methodicos me-<text:line-break/>dicos, Zenonem , Aristotelem et Platonem sequi praedican-</text:p>
      <text:p text:style-name="P12">tis sententiae. Nos vero contra eos reddemus memores<text:line-break/>hos singulos philosophos hisque multos posteriores sensisse<text:line-break/>Iaxitatem esse calidi, frigidi, humidi et sicci temperiem;<text:line-break/>morbos vero quum ex victu unumquodque commemorato-<text:line-break/>rum exspueret aut deficiat ortum habere. Humores au-<text:line-break/>tem corporis,, quorum alii quidem facultate humidi aut<text:line-break/>sicci, nonnulli vero calidi vel frigidi piorbis analogia re-<text:line-break/>spondent. Sic Plato cum omnibus suis sectatoribus ceu-<text:line-break/>fuit, sic Aristoteles cum peripateticis, sic Zeno et Chry-<text:line-break/>sippus una cum ceteris stoicis., At Julianus neque ullum<text:line-break/>unquam horum quos Recensuit virorum , legit, neque rei<text:line-break/>consequentis et. pugnantis habet intelligentiam; ea nam-<text:line-break/>que omnino novisset quae fectam vacuum tollentem con-<text:line-break/>sequuntur ; quae vero id existere affirmat, sanitatem quan-<text:line-break/>dam meatuum symmetriam esse statuit. In adstrictione<text:line-break/>vero et fluxu eorum quae per id feruntur morbos ex<text:line-break/>nictu consistere. Utrum igitur tum Aristotelis et Chry-<text:line-break/>sippi tum ceterorum omnium tam peripateticorum quam</text:p>
      <text:p text:style-name="P12">stoicorum deinceps subscribam sententias, quibns pituitam<text:line-break/>et bilem causas esse constituunt et primos morbos qua-<text:line-break/>tuor existere pronunciant, quemadmodum et elementa<text:line-break/>calidum, frigidum,, humidum et siccum? An hoc prae-<text:line-break/>termittere satius suerit, quod non unus ant duo dumta-<text:line-break/>xat, sed et tree et quatuor etiam plures libri compleri<text:line-break/>possint, hisque solum esse contentos quae a Platone refe-<text:line-break/>runtur , quibus praestat hoc agere, non cum garrulo fo-<text:line-break/>phista ufque quaqne nugari. Hoc tantummodo de peripa-<text:line-break/>teticis et stoicis praefatus, ab his discedam. At neque<text:line-break/>Aristotelis, neque Theophrasti ullum librum inveneris, in<text:line-break/>quo si de morbis disserere coacti sint, calidi, frigidi, hu-<text:line-break/>midi et sicci non memores facti orationem absolverint.<text:line-break/>Imo et horum scmper meminerunt et cnm ipsis faepius<text:line-break/>utrinsque bilis tnm atrae tum flavae nec raro pituitae,<text:line-break/>cujus differentiae explicant, quum hanc acidam, illam<text:line-break/>salsam vel salsuginosam, aliam denique dulcem appelli-<text:line-break/>tant. Neque sane aliter Chrysippus, imo ita femper et</text:p>
      <text:p text:style-name="P12">de morbis et de humoribus disserit. Si, quis velit solum-<text:line-break/>modo trium enunciatorum virorum sententias seligere, non<text:line-break/>paucos libros impleturus est, praesertim si ita det operam,<text:line-break/>quemadmodum Alexandriae Julianus otiabatur. Quod si<text:line-break/>etiam aliorum tam stoicorum quam peripateticorum cu-<text:line-break/>jusque sententias seligere velit; universam quoque biblio-<text:line-break/>thecam implebit. At his missis, quemadmodum dixi, so-<text:line-break/>lius Platonis textibus contentus ero, qui in omnibus<text:line-break/>Hippoeratis decreta sectatur; non tamen ex aliis qui<text:line-break/>multi sunt libris, sed ex uno solo Timaeo satis facturus<text:line-break/>haec collecta describam: <text:span text:style-name="T1">'porro unde morbi consistant pu-<text:line-break/>tet omnibus. Quum </text:span><text:span text:style-name="T1">enim </text:span><text:span text:style-name="T1">quatuor stnt genera, ex quibus<text:line-break/>corpus conformatur, terra, ignis, aqua, aer. Horum<text:line-break/>praeter naturam exsuperantia et penuria et </text:span><text:span text:style-name="T1">ex </text:span><text:span text:style-name="T1">propria in<text:line-break/>alienam sudem transmutatio</text:span>; ac <text:span text:style-name="T1">rursus ignis ac ceterorum,<text:line-break/>quum </text:span><text:span text:style-name="T1">in </text:span><text:span text:style-name="T1">una plura stnt genera, unumquodque, ubi quod<text:line-break/>stbi consentaneum non est suscipit, hujusmodi amnia sudi-</text:span></text:p>
      <text:p text:style-name="P12"><text:span text:style-name="T1">tiones morbosque consumunt. Quum </text:span><text:span text:style-name="T1">enim </text:span><text:span text:style-name="T1">unumquodque<text:line-break/>praeter naturam redditur ac </text:span><text:span text:style-name="T1">mutatur, </text:span><text:span text:style-name="T1">calescunt quaecun-<text:line-break/>que prius sugebant, quae stcca sunt in posterum</text:span> hume-<text:line-break/><text:span text:style-name="T1">suunt; levia quoque et gravia omnes omnino mutationes<text:line-break/>suscipiunt.</text:span> Hac itaque in oratione Plato quantum ad<text:line-break/>prima elementa eorumque qualitates spectat Hippocratem<text:line-break/>dilucide sectatur. At in sequentibus humores etiam mor-<text:line-break/>harum causas statuens hoc modo eloquitur: <text:span text:style-name="T1">alba autarn<text:line-break/>pituita ob bullarum spiritum intus detenta difficilis; extra<text:line-break/>vero corporis spiracula coercens mitior quidem est; varie<text:line-break/>tamen corpus inficit, albas utrasque vitiligines atque his<text:line-break/>congeneres morbos procreat, fed cum atra bile mixta, st<text:line-break/>in divinifstrnos qui in capite sunt meatus illabatur ipsus<text:line-break/>dijsalvit perturbatque. Quod st per sumnum contingat,<text:line-break/>mitior est; st vigilantes invadat, solutu difficilis; qui mor-<text:line-break/>bus quum sucrae naturae stt, sacer meritifstmo dicitur.<text:line-break/></text:span>Atque huic sententiae his verbis alteram affert: <text:span text:style-name="T1">acida<text:line-break/>vero et sulsu pituita omnium qui a destuxionibus oriuntur</text:span></text:p>
      <text:p text:style-name="P12"><text:span text:style-name="T1">morborum sans est, quae ob</text:span> locos in quos <text:span text:style-name="T1">stuit valde<text:line-break/>multiplices diversu nomina sortitur. Sic</text:span> igitur Plato de<text:line-break/>pituita cum atra bile pronunciaverat. Quae vero de flava<text:line-break/>deinceps proferat, ausculta: <text:span text:style-name="T1">quaecunque partes corporis<text:line-break/>quod ardeant uranturque, propterea instammationibus</text:span> ob-<text:line-break/>sideri <text:span text:style-name="T1">dicuntur, quae omnes a bile procreantur. Quare st<text:line-break/>bilis exteriora subeat spiracula, varia fervens exspirat<text:line-break/>phyfemata, intus vero occlusu multos urentes morbos gig-<text:line-break/>nit, maximum vero quum puro sanguini commixta stbra-<text:line-break/>rurn genus e proprio dimovet ordine, quae, in sanguinem<text:line-break/>dispersae sunt, ut is tenuitatis et crajsttiei .commoderatio-<text:line-break/>nam teneat nec' propter calorem, ut qui humidus est, ex<text:line-break/>raro corpore defluat i neque rursum densior redditus mo-<text:line-break/>tionis stt difficilis vixquc per venas fluat et resuat. Hos<text:line-break/>igitur tempestivos ustus naturae generationi praestant</text:span> tu-<text:line-break/><text:span text:style-name="T1">trices sebrae, quas quum quis et mortuo et perfrigerato<text:line-break/>sanguine invicem collegerit t</text:span><text:span text:style-name="T54">U</text:span><text:span text:style-name="T1">m sanguis universus diffluit;<text:line-break/>misuae vero ambiente ipfum frigore cito concrescunt. Quum</text:span></text:p>
      <text:p text:style-name="P12"><text:span text:style-name="T1">ergo stbrae</text:span> hane ira <text:span text:style-name="T1">sanguinem facultatem surdantur, bilis<text:line-break/>quae natura vetus est Janguis, ac rursum ex carnibus in<text:line-break/>hunc eliquata, calida et humida paulatim primum inci-<text:line-break/>dens fibrarum sucultate concrescit, concreta vero ac vi<text:line-break/>exstincta frigus tremoremque concitat. Quod st uberior<text:line-break/>affluat, suoque calore suras superet, consustoneot suree-<text:line-break/>suens suvet. &amp; etiam adufqut suem, victoriae par stt</text:span>, i»<text:line-break/>medullae <text:span text:style-name="T1">genus penetrat, ae exurens, animae vincula</text:span> tau-<text:line-break/>quam navis <text:span text:style-name="T1">rudentes sulvit ipsumque liberam promovete<text:line-break/>Quum autem inferior est corpusqua liquescens reluctatur,<text:line-break/>ipsu devicta </text:span><text:span text:style-name="T1">aut </text:span><text:span text:style-name="T1">per </text:span><text:span text:style-name="T1">universum </text:span><text:span text:style-name="T1">corpus elabitur aut per<text:line-break/></text:span><text:span text:style-name="T1">venas </text:span><text:span text:style-name="T1">in inferiorem </text:span><text:span text:style-name="T1">vel </text:span><text:span text:style-name="T1">superiorem ventrem compulsu ut<text:line-break/>exsul ex suditiosu </text:span><text:span text:style-name="T1">civitate, stc </text:span><text:span text:style-name="T1">e corpore ejicitur, ac tum<text:line-break/></text:span><text:span text:style-name="T1">diarrhoeas, dysenterias et </text:span><text:span text:style-name="T1">hujusmodi </text:span><text:span text:style-name="T1">morbos </text:span><text:span text:style-name="T1">excitat.</text:span> Haec<text:line-break/>sane Plato in folo Timaeo Hippocratem sectatus protulit.<text:line-break/>At fi quis in reliquis ejus libris quae reperiuntur omnia<text:line-break/>colligere velit, is videbitur prolixae orationis gratia Ju—<text:line-break/>lianum imitari. Quin etiamnum magis si quaecunque a</text:p>
      <text:p text:style-name="P12">Theophrasto, Aristotele, Chrysippo et omnibus peripateti-<text:line-break/>cis et stoicis de calido, frigido, bumido et sicco, etiam<text:line-break/>de bile et pituita, sanitate et morbo prodita sunt, de-<text:line-break/>scriberet universa. Etenim jam nunc arbitror quosdam<text:line-break/>me longitudinis sermonum in stupidi sophistae redargutio-<text:line-break/>nem compositorum arguere. Quem enim non piguit, o<text:line-break/>Jupiter diique, Platonem, Aristotelem, Zenonem et poste-<text:line-break/>ros ipsorum philosophos laudibus extollere, quae vero ab<text:line-break/>Hippocrate de corporis elementis pronunciata sunt repre-<text:line-break/>hendere, quid tandem in omnibus verecunde dicturus<text:line-break/>est? Sed haec missa sint.</text:p>
      <text:h text:style-name="Heading_20_2" text:outline-level="2">V.</text:h>
      <text:p text:style-name="P10">At quae deinceps fcribit ea perpendenda sunt, qui<text:line-break/>ne hoc naturae nomen considerandum esse concedat. Hoc<text:line-break/>autem exstat fui contextus initium: nunquam enim hi no-<text:line-break/>bis aut etiam sibi ipsis re vera persuaserint quod norint.</text:p>
      <text:p text:style-name="P12">Quid ipsa natura sit, quam et fursum et deorsum jactam<text:line-break/>ubique tragice decantantes aut calidum simplex aut ex<text:line-break/>mixtione temperamentum aut frigidi spiritusque substan-<text:line-break/>tiam esse. Deinde his deinceps multa infert, cognosci<text:line-break/>naturae substantiam minime ecncedens, ac si Hippocrates<text:line-break/>huic proposito aphorismo naturae nomen non adscripserit,<text:line-break/>neque de spontaneis potius vacuationibus verba fecerit.<text:line-break/>Unde illi nomen naturae in mentem venit? Nam aliunde'<text:line-break/>quidem ex consueta Juliani garrulitate, ut longae oratio-<text:line-break/>nis occasionem praestaret? Quam si quis explicaverit,<text:line-break/>ipsius nugas perspicue deprehendet. Quum igitur medici<text:line-break/>omnes vacuatiomrm alias quidem a naturae, alias vero a<text:line-break/>casu fieri praeferunt, qui demonstrant ipsarum causas non-<text:line-break/>nunquam ex ipso aegrotantium corpore concitari, uonnun-<text:line-break/>quam vero extrinsecus, hanc nugandi de naturae voca-<text:line-break/>bulo occasionem nactus esu Quod ipfe vult proferre com-<text:line-break/>prehendenti lu summa hujusmodi licet percipere. Quod sit<text:line-break/>natura qui ignorant, eos naturales vacuationes enunciare</text:p>
      <text:p text:style-name="P12">non decet. Verum o sophistarum generosissime haec tua<text:line-break/>ratio nos nosse, si animam habeamus aut sensum aut men-<text:line-break/>tem aut rationem aut memoriam prohibuerit, quod horum<text:line-break/>cujusque substantia cognitu sit difficilis.' Ecquid mirum,<text:line-break/>quandoquidem et ipsius folis, quem evidentissime rntue-<text:line-break/>mur, notionem qua sit substantia explorate nescimus? An<text:line-break/>de natura, de anima, de memoria aut quibusdam istius-<text:line-break/>medi eeteris facile sententiam statuimus?- Verum quem-<text:line-break/>admodum de istis haec recte diximus, sic etiam quum ho-<text:line-break/>rum singulorum notionem ' et dilucidam eorum existentiae<text:line-break/>dignotionem consequimur, haec orationi addenda sunt.<text:line-break/>Omnis quidem planta a natura regitur, omne vero ani-<text:line-break/>mal a natura simul et anima. Enimvero si tum nutritio-<text:line-break/>nis tum incrementi ac aliorum operum causam omnes'<text:line-break/>homines naturam appellamus, quemadmodum sensus ejns-<text:line-break/>que habitus et motus animam. Quare nemo nostrum de<text:line-break/>naturae operibus mentitur, neque etiam quum quis haec<text:line-break/>norit, etiam derepente ejus substantiam- nosse facile pote-</text:p>
      <text:p text:style-name="P12">rit, ut neque solis. Sed quemadmodum orientem quidem<text:line-break/>ipsum, sic et occidentem manifesto intuemur et univer-<text:line-break/>sum intermedium locum ordine ac tempore praefinito per-<text:line-break/>currentem; substantiam vero quae et qualis ipsa sit, ma-<text:line-break/>jori otio perquirimus. Itaque si naturales excretiones quo<text:line-break/>tempore fiunt minime citra praeviam naturae ipsas effi-<text:line-break/>cientis cognitionem nosse possimus, merito ille quum de-<text:line-break/>monstravit hanc ignotam esse, quam primum istarum<text:line-break/>etiam notitiam cum ipsa simul abstulit Quum autem<text:line-break/>concedat, etiam si quis illam ignoret, has tamen cogno-<text:line-break/>scere, cumulatissime haec omnia praeclarissimus Julianus<text:line-break/>nugatur. Nos autem quum absque medicamento purgante<text:line-break/>vomitus aut copiosa deorium oboriatur vacuatio, sive per.<text:line-break/>intestina, sive per uterum, hujusmodi omnia per naturam,<text:line-break/>vel a natura vel naturaliter facta esse pronunclanaua. Ni-<text:line-break/>hil siquidem refert, si has imitati vacuationes aegrotanti-<text:line-break/>bus opem plane tulerimus. At Julianus neque ridetur id<text:line-break/>scire qnod omnes homines quotidie profitentur et agno-<text:line-break/>Icunt eos secundum naturam se habere qui fanitate fruun-</text:p>
      <text:p text:style-name="P12">tur, praeter naturam vero eos qui aegrotant. Si namque<text:line-break/>minime liceat quidquam nos talium nominum usurpare,<text:line-break/>priusquam naturae substantiam noverimus, neque etiam<text:line-break/><text:span text:style-name="T32">βχ</text:span><text:span text:style-name="T66"> </text:span>ipsis sanos bene valere, quod fecundum naturam se<text:line-break/>habeant, neque aegros morbo laborare, quod praeter na-<text:line-break/>turam sint. Sed enim et hoc ipsi, si velit, cumulatissime<text:line-break/>demus et concedamus, nisi prius noverimus ex calido,<text:line-break/>frigido, humrdo et sicco nostra corpora constare, perar-<text:line-break/>dimm este nos quae bona a natura vel ,fortuna procedunt<text:line-break/>imitari. Quid igitur prohibet nos id accurate cognoscere,<text:line-break/>quum et verbis tenus decreti demonstrationem sortiamur<text:line-break/>et praestantissimi philosophi, quos tu ipse quoque admira-<text:line-break/>ris et inter se et cum Hippocrate consentiant? , Nisi quis<text:line-break/>dissensionem censeat idoneum esse testem ignorationis de-<text:line-break/>creti statim pro stoico quidam aporeticus dubiusve fue-<text:line-break/>rit Nam si sane liuic rationi credideris affirmanti nihil<text:line-break/>eorum de quibus omnes inter sc philosophi digladiantur<text:line-break/>in humanam cognitionem venire posse, cur non longe</text:p>
      <text:p text:style-name="P12">etiam magis primum omnium tuis pulchris communitati-<text:line-break/>bus quas in coelo habitans methodus genuit fidem non<text:line-break/>adhibes? At eas aliorum medicorum nullus obscure,- scd<text:line-break/>perspicne novit, ut arbitratur Thessalus, scd et id majus<text:line-break/>est, quod etiamsi.illas Thessalus et viderit et clarissimo<text:line-break/>eorum qui illum sectati sunt medicorum choro ossenderit;<text:line-break/>nullus tamen eorum alteri congruit, imo vehementiori ad<text:line-break/>hunc usque diem bello inter se dimicant, quam eo quo<text:line-break/>Thessalus cum suis discipulis concertaverat. Si itaque dissen-<text:line-break/>tio rerum ignorationis- signum sit, primum omnium nulla<text:line-break/>Thessali communitatibus fides erit adhibenda, qno plus<text:line-break/>de ipsis inest controversiae. Enimvero corporis nostri na-<text:line-break/>tura an ex aere, igne, aqua et terra aut ex humido,<text:line-break/>sicco, calido et frigido inter fe commoderate temperatis<text:line-break/>constituta; illud in controversiam adductum est, fed non<text:line-break/>in tantam quantam Thessali communitates subierunt, quan-<text:line-break/>doquidem Plato, Zeno, Aristoteles, Theophrastus, Eude-<text:line-break/>rnus, Cleanthes et Chrysippus ac plerique philosuphi, quo-</text:p>
      <text:p text:style-name="P12">rutu alii feste quidem stoicos, alii vero peripateticos, alii<text:line-break/>denique Platonicos nominaverunt, de ipsis simul consen-.<text:line-break/>tiunb Quas vero appellavit communitates Thessalus, tan-<text:line-break/>tum abest ut hae a ceteris medicis probentur, ut ne qui-<text:line-break/>dem ipsae ab his re vera ametliodis concedantur, sed<text:line-break/>gravi methodi nomine tanquam propugnaculo utuntur.<text:line-break/>Neque enim Hippocrates, neque Diocles, neque Plistoni-<text:line-break/>cus, neque Praxagoras, neque Mnesitheue, neque Philoti-<text:line-break/>mus, neque Erasistratus, neque Herophiles, neque alius<text:line-break/>quisquam medicus neque rationalis neque empiricus Thes-<text:line-break/>sali communitatibus annuerunt. ' Et sane si controver-<text:line-break/>siae inter sc comparandae sint, eam quae de Thessali corn-<text:line-break/>munitatibus est inveneris non re parva alias superare.<text:line-break/>Quum enim tres genere sint in arte medendi suctae, ut<text:line-break/>ipsi loquuntur, qnumque tum empirici tum dogmatici has<text:line-break/>Thessali communitates destruant, existimandum est hanc<text:line-break/>non exiguam esse hujusmodi, controversiam, scd in immen-<text:line-break/>fnm ejus magnitudinem increscere; quum neque Themilon</text:p>
      <text:p text:style-name="P12">ipfe communitatum parens, neque quisquam e suis sectatus<text:line-break/>ribus, imo neque istorum amethodoruin . Thessaliorurn<text:line-break/>ullus eas tuetur. Nullus enim est qui non illis quiddam<text:line-break/>aut addiderit aut detraxerit aut aliquo modo immutaverit;<text:line-break/>Atqui etiamsi omnes ipsi inter fe convenirent, neque ta-<text:line-break/>men ita parva esset cum reliquis discordia. Quum au-<text:line-break/>tem in illis omnibus ipsi non consentiunt, solus relinqui-<text:line-break/>tur Thessalus, neminem habens praeter hunc verbo tenus<text:line-break/>Julianum. Re' namque demonstratum est, eum quoque<text:line-break/>maxime sibi contraria protulisse. Qui vero de his fidem<text:line-break/>accipere velit, nostros de methodica Tecta commentarios<text:line-break/>adeat. Enimvero si solus Thessalus pro rei veritate con-<text:line-break/>certantihus dicat, demonstrationem este judicium, rerum-<text:line-break/>que aliis apparentium consensum nemo ipsum damnaverit.<text:line-break/>Deinde vero nonne inprimis quidem Thessalum a ceteris<text:line-break/>omnibus dissidentem, etiam ab ipso Hippocrate damnabi-<text:line-break/>mus? Qui praeter optimos medicos philosophorum quo-<text:line-break/>que praestantissimi attestantur, fidem dissidii unius gratia</text:p>
      <text:p text:style-name="P12">non adhibebimus? Quisnam hoc ferre possit? quis' hasce<text:line-break/>nugas toleret? quis non potius doleat tempus in hominis<text:line-break/>controversiam deperditum? Qui neque eorum quae ipse<text:line-break/>dixit memor sit neque ea quae scripferit intelligat? imo<text:line-break/>quod est lu proverbio quidquid in buccam venerit effutiat.</text:p>
      <text:h text:style-name="Heading_20_2" text:outline-level="2">VI.</text:h>
      <text:p text:style-name="P10">Sed enim his jam missis quae deinceps ab ipso nar-<text:line-break/>rantur auscultemus: primam nimirum sententiam in qua<text:line-break/>praesentem aphorismum eam continere morborum tum<text:line-break/>radicem tum frontem pronunciat, scilicet humorum pleni-<text:line-break/>tudinem continentem esse morborum causam. Praestiterit<text:line-break/>fortassis hic quoque textum ipsis vocabulis univerium ad-<text:line-break/>scribere. Sic autem statim ab eo scriptum est quod hoc<text:line-break/>modo enunciatur. Jam enim tempus est e directo ad con-<text:line-break/>tradictionem accedere: in alni <text:span text:style-name="T1">perturbationibus,.</text:span> quod ejus<text:line-break/>aphorifmi reliquum deest universum, eam continet radi-</text:p>
      <text:p text:style-name="P12">cem, eumque fontem quod humorum plenitudo continentis<text:line-break/>causae ratione morbis afficiat corpora. Unde id demon-<text:line-break/>stratum est, Rumoribus non insidere morborum causas;<text:line-break/>haec namque opinio falsa est; una quoque aphorismi pra-<text:line-break/>vitas demonstrata est, quod obscuram propositionem falso<text:line-break/>sequantur. , Haec sunt illius verba. Operae pretium sane<text:line-break/>foret, si daretur a quibusdam construi aliquod theatrum<text:line-break/>non tale quale Thessalus instituens suis in libris nugato-<text:line-break/>riis fe ipfum coronavit, sed eruditis viris plenum ac in<text:line-break/>eo Julianum interrogari qua demonstrativa methodo permo-<text:line-break/>tus arbitretur prolatam a fe rationem veram esse. Nam si<text:line-break/>quis eam prout decet interpretetur, talis futura esu Qui exi-<text:line-break/>stimant morbis laborantes vacnationibus juvari, eos conti-<text:line-break/>nentem morborum causam plenitudinem supponere necesse<text:line-break/>est; at si haec vera sit oratio, lubenter in medio erudito-<text:line-break/>rum virorum theatro illum interrogarem, ut ex eorum ple-<text:line-break/>nitudine suam stupiditatem nugatorius Julianns agnosceret.<text:line-break/>Ex iis enim quae dicuntur, quum talis sit, sapere non potest.</text:p>
      <text:p text:style-name="P11">Talis enim est, qualem se libris propriis prodit. At vero<text:line-break/>in theatro, prout haec probe tractaverit, etiam nunc<text:line-break/>explicaturus sum; permultis febricitantibus Thessaliorum<text:line-break/>asinorum grex, venam fecat. Qnod si ex vacuatione<text:line-break/>quidem ipsos laedi arbitrentur, non recte venam secant;<text:line-break/>. si vero juvari continentem causam, plenitudinem esse sup-<text:line-break/>ponunt, quod tamen nolunt. Fortassis eorum aliquis di-<text:line-break/>xerit et quae necessitas cogit, conserente vacuatione, con--<text:line-break/>linentem causam esse plenitudinem? Cui respondere mihi<text:line-break/>est facile, nullam quidem esse necessitatem, de grege ta-<text:line-break/>men vestro is est qui ista proferat, ac demonstraturus sum<text:line-break/>atque illum affirmaturus aequum esse ut quae nugatus est<text:line-break/>Julianus, eorum quaestionem tutetur. Sic in theatro<text:line-break/>quisquam cum eo egerit. Nunc vero, non enim theatrum<text:line-break/>habemus, ad ipsas excusationes pauci veniunt, omnes sive<text:line-break/>sint veraces, sive etiam aperte mendaces. Etenim Julia-<text:line-break/>nus, quod ipsi in mentem venit, scriptis mundat, veri-<text:line-break/>tatem non meditatus.Ego vero quum per meam totam</text:p>
      <text:p text:style-name="P12">vitam nulli rei unquam, magis studuerim, quam ut demon-<text:line-break/>strandi scientiam• primum addiscerem, deinde vero ipsam<text:line-break/>omni studio exercerem, frustra me laborare video. Nam qui<text:line-break/>demonstrationes assequuntur, mox etiam agnoscunt, <text:span text:style-name="T1">fe</text:span> Ju-<text:line-break/>llani nugis .nequaquam incumbere. Qui .tamen ex illius<text:line-break/>grege sunt,- eorum quae dicuntur initium minime perci-<text:line-break/>piunt. Propterea quae prius dicebam non leve mihiicer--<text:line-break/>tamen amici praefinierunt, quorum gratia .magis scieulffi-<text:line-break/>cas quaestiones tractaturus sum. Enim vero oportebat Iui<text:line-break/>lianum non modo:tcongruentia causarum, differentiae vo-<text:line-break/>cabula proferre, scd- etiam eorum significata observare.<text:line-break/>Nunc autem, etenim hoc. unum est temeritatis omnium<text:line-break/>methodicorum commune, ad continentium causarum ap-<text:line-break/>pellationem usque pervenit, non tamen consequitur,. quo-<text:line-break/>nrodo ab antecedentibus causis disserant aut ii omnino<text:line-break/>agnoscerent morborum incrementum ab antecedentibus cau-<text:line-break/>sis prodire. Nam quae omnino morbis ortum dederunt et<text:line-break/>quoad simile quiddam egerint easdem adaugere necesse esu</text:p>
      <text:p text:style-name="P12">Si medicamentum'exempli gratia adeo acre, ut exulce-<text:line-break/>rare queat, cuti per horam impositum ipsam solam cuti-<text:line-break/>culam epidermidem vocatam ulcerabit; si vero diutius<text:line-break/>admotum imrnoretur, opus insigne peraget, cute primum,<text:line-break/>deinde subjectis ipsi carnibus corruptis, quin et quae<text:line-break/>septica nominantur ad ossa usque subjecta interdum pro-<text:line-break/>grediuntur, superpositam ipsis <text:span text:style-name="T1">carnem</text:span> universam exurentia.<text:line-break/>Itaque quum antecedentes causae hujusmodi naturam sor-<text:line-break/>tiantur, fieri omnino non potest, ut his remanentibus<text:line-break/>procreatus jam morbus sanetur. Ubi namque monstratum<text:line-break/>est majorem morbum effici, nisi prius causa efficiens sub-<text:line-break/>lata sit, nequaquam sane sanitas integre revocatur. Sunt<text:line-break/>igitur causae antecedentes, cujusmodi quoque plenitudo<text:line-break/>est. Supponamus enim primum hac in ratione auteceden-<text:line-break/>tem causam, nisi quis prius exciderit, factum <text:span text:style-name="T1">jam</text:span> mor-<text:line-break/>bum fanari non posse. Quamobrem Asclepiades plenitu-<text:line-break/>dinem autumat morbos praecedere et ab illius vacuatione<text:line-break/>morbo laborantes juvari profitetur. Non qnod illa, quos</text:p>
      <text:p text:style-name="P12">jam fecerat, morbos solvat, fed quod eos augeri nequa-<text:line-break/>quam sinat, oh idque a medicis, ut curationem absolvant<text:line-break/>exigit. Sed enim supponatur plenitudinem interdum esse<text:line-break/>continentem morborum causam, necessarium est ipsius va-<text:line-break/>cuatione morborum sedari; atqui prosecto nequaquam in-'<text:line-break/>terdum, ut loquitur Asclepiades, causa est continens.<text:line-break/>Praestiterit hic garrulo Juliano dimisse, cum Asclepiade<text:line-break/>dilputationem instituere, qui etism si nisi aliud legitime<text:line-break/>moliatur agit tamen sophistam. Is namque vir rationes<text:line-break/>maxime probabiles proponere consuevit, vafre' tamen ela-<text:line-break/>horatas quod sophistae mea quidem sententia munus esu<text:line-break/>Porro hujuscemodi quaedam est ratio, quam deinceps suri-<text:line-break/>psit Julianus, quae per Jovem minime illius voces Lapit;<text:line-break/>cetera namque in hunc modum scripsisset, verum eorum<text:line-break/>meminit quae ab Asclepiade prodita funt; quod si ex pro-<text:line-break/>priis haec essent Juliani rationibus similiter ac in fuperio-<text:line-break/>ribus garrulus videretur. Ait itaque Asclepiades, quod si<text:line-break/>plenitudo esset causa morborum continens, factis per mor-<text:line-break/>borum initia 'copiosis vacuationibus statim ab omnibus</text:p>
      <text:p text:style-name="P12">molestiis aegrotus salveretur. Nunc autem purgata jam<text:line-break/>plenitudine faepenumero morbos augeri confpicimus. Haec<text:line-break/>ratio non est parum probabilis, proludeque propria eget<text:line-break/>solutione, non ea tamen attingit, quae in Hippocratis<text:line-break/>aphorismo pronunciata sunt. Non enim illa ex decreto<text:line-break/>fidem adepta est, sed ex communi omnium hominum <text:span text:style-name="T1">ra-<text:line-break/>tiocinatione,</text:span> qua etiam .empiricos uti diximus. Quare<text:line-break/>illam Asclepiadis rationem diluimus, non quod apborismi<text:line-break/>pronunciato consentanea sit, sed quoniam satius esse vi-<text:line-break/>detiir, ut nos qui hucusque Juliani nugas pertulimus,<text:line-break/>exerceamus tandem magis logice cum homine congredlen-<text:line-break/>tes qui sophista est. Quum igitur plenitudinem nominat<text:line-break/>Asclepiades, interrogetur ipfe utram intelligat an eam<text:line-break/>quae ad vires, an vero <text:span text:style-name="T1">eam</text:span> quae ad vasorum capacitatem,<text:line-break/>quae ad affusionem quoque vocare consueverunt. Atque<text:line-break/>utrum universalis quae in universo corpore an particula-<text:line-break/>ris quae in parte aut pluribus consistat? Enimvero quae<text:line-break/>ad vires fpectat, ea ab ipso enunciari non potest, qui</text:p>
      <text:p text:style-name="P12">vires feu facultates fere omnes quibus animal regitur fu-<text:line-break/>stulerit/ Quae vero ad vaforum capacitatem est, haec<text:line-break/>etiam utique duplex exstat, tum ea quae mensura fecun-<text:line-break/>dum naturam aestimatur tum ea quae hoc modo soloque<text:line-break/>quod perferri nequeat. Potest utraque plenitudo aut in<text:line-break/>universo animalis corpore aut in aliqua aut pluribus ejus<text:line-break/>partibus consistere; atque a nobis demonstratum est et his<text:line-break/>in commentariis 'quibus symptomatum caufas explicavimus<text:line-break/>et in libro de humoribus praeter naturam cemvulsionem<text:line-break/>interdum et tremorem, inflammationem vero perpetuo et<text:line-break/>erysipelas et quod a recentioribus medicis oedema voca-<text:line-break/>tur et alios praeterea affectus fundamentum habere ple-<text:line-break/>thoricum et si quis plenitudinem vacuaverit, quam pri-<text:line-break/>mum partem in eum qui secundum naturam est statum<text:line-break/>redire. Verum de continentibus causis alibi enunclatum<text:line-break/>est a nobis, ubi ostendimus tum nomen tum rem ipfam,<text:line-break/>cui id nomen est inditum, a secta stoica promanasse, ne-<text:line-break/>que recte juniores medicos universum hoc genus suscipere,</text:p>
      <text:p text:style-name="P12">neque nominare ac nos plerumque eos sequentes de no-<text:line-break/>minibus contendere videamur, nonnullas causas sic vocari<text:line-break/>concedere. Non mehercule quae abfolute entia sunt, sed<text:line-break/>quae in fieri suam fortiuntur essentiam in his posita est<text:line-break/>hujus sophismatis solutio. Ceterum omnes Juliani nugas<text:line-break/>huc transferre nostri non est muneris, sed ad alterum<text:line-break/>quoddam eorum quae objecta fuere procedamus, quod ad<text:line-break/>omnia commune sit. Quae causae in humoribus consi-<text:line-break/>stunt, earum duplex genus existit; alterum quidem in<text:line-break/>plenitudine, alterum vero in corruptela. Porro facilem<text:line-break/>ajunt utriusque fore curationem, quum momento temporis<text:line-break/>nos possimus quod redundantis humoris est supervacaneum<text:line-break/>effundere et quod corruptum est ita universum evacuare, ut<text:line-break/>nequaquam morbus perduraturus sit. Hanc sane rationem<text:line-break/>dilucidam simulque concisam Julianus obscure prolixeqne<text:line-break/>hisque verbis descripsit. In hoc statim aphorismo lemma<text:line-break/>extortum esse inde monstratum est, nimirum quod humo-<text:line-break/>rum plenitudo aut ex propria qualitate in alienam permu-</text:p>
      <text:p text:style-name="P8"><text:span text:style-name="T87">tatio morbos efficiat, cui universae fpeciei corruptelae<text:line-break/>nomen </text:span><text:span text:style-name="T87">medicorum </text:span><text:span text:style-name="T87">filii </text:span><text:span text:style-name="T87">imposuerunt. </text:span><text:span text:style-name="T87">Quare </text:span><text:span text:style-name="T87">quin efficiens<text:line-break/></text:span><text:span text:style-name="T87">morbi causa excernitur, ingens </text:span><text:span text:style-name="T87">fore </text:span><text:span text:style-name="T87">praesidium imaginan-<text:line-break/>tur, qunmque etiam augurentur, ex praecedentibus citra<text:line-break/>contentionem crisis apparere et conjiciant humoris alicu-<text:line-break/>jus in corpore plenitudinem morbi causam esse, aut non<text:line-break/>plenitudinem quidem, sed permutationem, vix sane id<text:line-break/>mente percipi potest, neque </text:span><text:span text:style-name="T87">ad </text:span><text:span text:style-name="T87">veritatem accedit conso-<text:line-break/>num. Putarem enim morbos omnes folutu faciles, nullurn-<text:line-break/>que fore diuturnum et omnem curationem uniusmodi, quae<text:line-break/>quodcunque operosum, negotium sortiatur. Simplex siqui-<text:line-break/>dem et in proreptu esset' evacuare quod morbum creat ac<text:line-break/>statim in principio ac primo morbi statu morbum ita sol-<text:line-break/>vere, ut unico solo evacuante praesidio et eo quocunque<text:line-break/>tempore se occasio obtulerit. Atque si sanguis exuberans<text:line-break/>causa sit, sola phlebotomia, si pituita, phlegmagogum, si<text:line-break/>bilis, cholagogum sit satis.</text:span></text:p>
      <text:h text:style-name="P4" text:outline-level="2">VII.</text:h>
      <text:p text:style-name="P10">Is ipfe est Juliani textus, ad quem, ut dixi, hujus-<text:line-break/>modi spectat ratio. Si in humoribus caufae consisterent,<text:line-break/>nos quam primum eos vacuare possumus, neque permittere<text:line-break/>morbum ullum fieri diuturniorem. At certe morbi etiamsi<text:line-break/>in principio corpus abunde vacuaverimus, diuturno nihil-<text:line-break/>ominus tempore morantur. Quare non in humoribus<text:line-break/>caulae sitae funtr Verum si haec de plenitudine ad vasc-<text:line-break/>rum capacitatem ratio sit quae in univerfo corpore con-<text:line-break/>sistat, vera est; ubi namque per initia morbi quod super-<text:line-break/>vacaneum est, vacuare consuluerimus, plethoricum affe-<text:line-break/>ctum universum etiam evacuabimus.. Si vero de particu-<text:line-break/>lari quadam plenitudine in qua exuberat humor, falsa.<text:line-break/>A nobis enim ostensum est hanc plenitudinem non sem-<text:line-break/>per derepente vacuari posse. Ita sane de corruptione<text:line-break/>quaesita ratio expeditam habet soIptionem. Non enim<text:line-break/>ipsa potest etiam ut ex utre quodam aut dolio propere<text:line-break/>vacuari. Etiam si ex his omnem pravum humorem eo</text:p>
      <text:p text:style-name="P12">modo vacuaverimus, non tamen illico bonum alterum, nisi<text:line-break/>deterso prius et accurate eloto vafe infundimus. Num igi-<text:line-break/>tur in hominis corpore corruptum quidem sanguinem rta <text:span text:style-name="T1">va-<text:line-break/>cuare</text:span> possumus, bonum vero pro eo corporis partibus quam-<text:line-break/>primum affundere ? hoc utique .expetendum esset. Quomodo<text:line-break/>igitur proferunt sanguinis corruptionem derepente vacuari<text:line-break/>posse? Sic ut et alia omnia facile proloquuntur, nulli<text:line-break/>rei mentem adhibent, neque cum accuratiore circumspectu<text:line-break/>rem universam colligunt. Enirnvero quum copiosa bilis<text:line-break/>in corpore continetur, citra febrem saepennmero facilis<text:line-break/>erit ejus vacuatio. Sed si prius hominem acutu febris<text:line-break/>invaserit, perardua. Non enim<text:span text:style-name="T53">(</text:span> purgante uti medicamento<text:line-break/>citra periculum conceditur. Eodem modo et de pituita et<text:line-break/>de serosis excrementis se res habet. Atque de bis omni-<text:line-break/>bus in aliis operibus dictum est et qui de istis aliquid<text:line-break/>accurate nosse velit, eum illinc ediscere oportet. Quod<text:line-break/>igitur phlegmone quidam morbus sit plethoricus a pleni-<text:line-break/>tudine non' in folis ipsis vasis coacta, verum etiam vacua</text:p>
      <text:p text:style-name="P12">omnia musculorum loca occupante illo praesertim libro di-<text:line-break/>diceris, in quo de humoribus praeter naturam nobis est ora-<text:line-break/>tio. Quod vero omnis phlegmone derepente curari nequeat,<text:line-break/>in libris methodi medendi demonstratum est; in illis po-<text:line-break/>tissimum libris quibus curationis tumorum praeter naturam<text:line-break/>methodus explicatur. Interdum enim ita vehementer ac<text:line-break/>tenaciter infarciuntur carnibus lenti crassique humores, ut<text:line-break/>periculum sit, ne si.diutius ipsi immorentur fcirrhus sub-<text:line-break/>sequatur. Verum qui nihil eorum norunt, quod maxime<text:line-break/>necessarias artis partes ignorent, Hippocratem damnant.<text:line-break/>Atque his obvertens aliquis sive aliquod solidum corpus<text:line-break/>refrixerit, sive incaluerit, facilem ipsi fore dicat in natu-<text:line-break/>ralem statum reditum, quemadmodum etiam si densius<text:line-break/>aut rarius evaserit. Etenim refrigeratum calefacere et<text:line-break/>calefactum refrigerare, etiam densatum rarefacere et rare-<text:line-break/>facturn densare, non arduum. At humorem lentum cras-<text:line-break/>sumque carnosis partibus infarctum vacuare perquam ar-</text:p>
      <text:p text:style-name="P12">duum esu Ubi enim ex his vasis etiam patentibus sordes<text:line-break/>expurgare facile non est, multo minus ex carnosis parti-<text:line-break/>bus prompte expurgabuntur. Quare admodum prava est<text:line-break/>ratio, quae ipsas in humoribus existentes causas, quae<text:line-break/>folidis insident partibus magis esse contrarias asseverat.<text:line-break/>Nam si plane per universum animalis habitum in vasis,<text:line-break/>plenitudo contineatur, quam proprie plelhos nominant;<text:line-break/>hanc quoque ex tempore vacuare expedit et ipfa vacuatio<text:line-break/>ne qui morbo laborat ab omnibus symptomatibus libera-<text:line-break/>bitur. Sed quum pravus adest humor aliquis aut corru-<text:line-break/>ptela, copiosa vacuatione aegrum hominem sanitati resti-<text:line-break/>tuere fieri non potest. Et haec sane ita contingere con-<text:line-break/>spiciuntur. Enimvero pleriqne tum grani corpore tum<text:line-break/>fensionis sensu affecti venarum sectionibus ab iis sympto-<text:line-break/>matibus quam primum liberati suut. Nonnulli vero qui<text:line-break/>corruptela per mensem integrum venari permanserunt,<text:line-break/>nequeuntibus nobis pravum sanguinem vacuare, neque in<text:line-break/>illius vicem alterum meliurem refundere. Nam ex cibis</text:p>
      <text:p text:style-name="P12">nimirum in animalis corpore probe consectis bonus pro-<text:line-break/>creari sanguis consuevit; periculum autem est tum idonea<text:line-break/>offerri alimenta tum bona cum praecedente pravo simul<text:line-break/>corrumpi. Unde neque omnem corruptelam curari autu-<text:line-break/>mant, sed illam solam, in qua validum etiam corpus et<text:line-break/>vires robustae sunt. Non eam certe in qua fangnis pror-<text:line-break/>sus aeruginosus factus est aut qui quod affluit alimentum<text:line-break/>simul corrumpit aut qui potius ab eo corrumperetur. Ne-<text:line-break/>que praeterea quum ad vices'plenitudo consistat, ipsa cito<text:line-break/>curari potest, quum interdum simul cum vacuatione vires<text:line-break/>dissolvantur. At delinjusmodi affectu a nobis in opere<text:line-break/>de methodo medendi dictum esu Raro itaque vacuatione'<text:line-break/>hominem derepente convalescere ostenderis. Attamen hoc<text:line-break/>interdum continget, quemadmodum et apparet et rationis<text:line-break/>veritatem dilucide demonstrat experientia. Nonnulli nam-<text:line-break/>que omnibus molestiis derepente liberantur, neque tamen<text:line-break/>omnes medici hos affectus agnoscunt, neque si agnoscunt,</text:p>
      <text:p text:style-name="P12">eos illico. dignoscere queunt- Hi sunt igitur qui maxime<text:line-break/>nugantur, quorum, .fi ,verum dicere oporteat, coryphaeus<text:line-break/>est Julianus, qui'nunquam in artis operibus versatus, ex<text:line-break/>his tamen quae ipfe novit audax redditur- Nos vero<text:line-break/>ipfis artis operibus plerumque^ ostendimus ab utriusqne<text:line-break/>plenitudinis vacuatione consestim homines sanitati restitu-<text:line-break/>tos fuisse. Utramque antem dicimus, et eam quae ad va-<text:line-break/>sorum capacitatem spectat, quam et plethoricam nominant,<text:line-break/>et eam quae ad vires, quum vacuatione non dissolvatur.<text:line-break/>Atque haec ubi quis incipiat una cum peritis ipsis in <text:span text:style-name="T1">ae-<text:line-break/>grotis</text:span> animadvertere, mederi perdiscat.</text:p>
      <text:h text:style-name="Heading_20_2" text:outline-level="2">VllI.</text:h>
      <text:p text:style-name="P10">Quae sequuntur peripiciamus, in quibus Asclepiadae<text:line-break/>rationem tractandam suscipit Julianus, hanc certe pervul-<text:line-break/>gatam, quod purgantium medicamentorum unumquodque<text:line-break/>familiarem sibi humorem attrahat, sed ipsum generetr At</text:p>
      <text:p text:style-name="P12">ea de re pauca quaedam a nobis prodita sunt in fine' li-<text:line-break/>bri de elementis secundum Hippocratem, ut et in primo<text:line-break/>de naturalibus facultatibus, posterius demum amicis ro-<text:line-break/>gantibus, integro uno libro qui de purgantium medica-<text:line-break/>mentorum facultatibus inscriptus esu Quare qui univer-<text:line-break/>sam doctrinam desiderat ex illis ediscat.' Hic autem re-<text:line-break/>bus a Thessalo propositis responsurus sum ipsis ad verbum<text:line-break/>adscriptis. Nam quem velint athletam accipiamus bono<text:line-break/>habitu praeditum, qui secundum naturam se habeat, huic<text:line-break/>quum bono firmoque in corpore materiam adeste supponi-<text:line-break/>mus, purgans medicamentum exhibemus et quae excernun-<text:line-break/>tur ea admodum este corrupta ostendimus; mox vero col-<text:line-break/>ligimus, quum his nemo repugnare queat adversus id<text:line-break/>qnod contrarie dicitur, quae nunc et accerrima et cor-<text:line-break/>rupta excernuntur; ea ante purgans medicamentum <text:span text:style-name="T1">ath-<text:line-break/></text:span><text:span text:style-name="T1">letae</text:span> minime talia subjici consuevisse, bono siquidem erat<text:line-break/>habitu. Relinquitur igitur nihil nos affirmare posse quam<text:line-break/>utraque a purgante medicamento gigni; primum enim</text:p>
      <text:p text:style-name="P12">materiam in corruptionem permutari, alterum etiam ipsam<text:line-break/>excerni sive sursum vomitu sive per alvum dejectionibus.<text:line-break/>Is quidem Thessali textus est. Verum a nobis sigilIatim<text:line-break/>audivistis prospere valenti omnes humores purgari id non<text:line-break/>magis quod tunc generentur declarare, quam quod antea<text:line-break/>continerentur. Etuftra igitur haec protulit, quibus neu-<text:line-break/>tram sectam necessario evertat aut adstruat. Quod si quid<text:line-break/>aIvum subducens dederit, <text:span text:style-name="T1">non</text:span> sane ipsis est medicamen-<text:line-break/>tosum. At non quemadmodum inverecundus Thersites<text:line-break/>exhibemus, inquit, ac demonstramus, quum ipse nun-<text:line-break/>quam dederit veI ostenderit, neque exhibentem alium aut<text:line-break/>ostendentem viderit. Nos autem profecto tales non su-<text:line-break/>mus, qui quae non facimus ea dicere aut scribere audea-<text:line-break/>mus. Imo ipsis operibus, ubi prius verum ossenderimus,<text:line-break/>tunc bis ipsis artem explicamus , quae licet ex iis audire'<text:line-break/>qui de Thessali.grege sunt. Quod enim hydropicos osten-<text:line-break/>dimus,- medicamento aquas educente' purgatos, quibus<text:line-break/>illico venter detinuit? Quot ictero laborantes, quibus</text:p>
      <text:p text:style-name="P12">datu cholagogo quam primum sanitatem restituimus. Ve-<text:line-break/>rum neque horum quidquam neque hujusmodi aliud un-<text:line-break/>quam inspexit Julianus. Athletis purgans, inquit, exhibeo<text:line-break/>medicamentum et ossendo. Consequens enim est videlicet<text:line-break/>eum tanta temeritate turgere, ut athletas probis donatos<text:line-break/>humoribus purget,non autem hydrope laborantes, neque<text:line-break/>atra bile vexatos, neque elephante morbo vocato aegro-<text:line-break/>tantes, neque cancro laborantes, neque phagedaena aut<text:line-break/>erysipelate aut alio a pravis humoribus orto affectu con-<text:line-break/>flictatos. Jam mihi de his ipsius nugis fatis. Nam si quis<text:line-break/>omnia quae audire meretur Julianus explicare velit, huic<text:line-break/>non uno aut altero, scd permultis libris opus est. <text:span text:style-name="T1">fle-<text:line-break/>ram</text:span> tamen ipsum audiamus qua de re deinceps hunc in<text:line-break/>modum scribat Aliud sane validissimum assero, quod qui<text:line-break/>conspiciunt, eos resipiscere oportebat, neque omnino ab<text:line-break/>atra bile agi. Quia quum subesse .bilis, creditur, cholago-.<text:line-break/>gum damus ac tnuc bilis non pituita excernitur aut quum<text:line-break/>pituita esse cqnjicitur, phlegmagogum exhibemus, neque</text:p>
      <text:p text:style-name="P12">pituita quidem excernitur, fed ex. utroque bilis dejicitur.^<text:line-break/>Hydropicis hydragogum damus, neque tamen quod educi-<text:line-break/>tur, id esse aquam apparuerit, quod praeter omnium<text:line-break/>opinionem maxime ducitur, quum decumbentis hydropi-<text:line-break/>corum aquae excretio fieret, sicut bilis cholagago et pi-<text:line-break/>tuitae phlegmagogo excernitur. Atque is textus esu Ve-<text:line-break/>rum admiratione dignum est quod primum per initia ab.<text:line-break/>eo pronunciatum est, non oportere ab atra bile agi.. Nos<text:line-break/>enim ab atra bile percitos videlicet appellat qui Hippo-<text:line-break/>cratem laudamus. At sales isti alios magis decebant qui<text:line-break/>insanientes ab atra bileiyexari statuunt. Porro Julianus<text:line-break/>asino ex Aesopi fabulis simillimus est, qui unum catellum<text:line-break/>intuitus Melitensem cum Aristosito domino accubantem cir-<text:line-break/>cumque ipsum saltantem ac lascivientem et caudam com-<text:line-break/>moventem ac etiam voculam quandam jucundam emitten-<text:line-break/>tem , quibus convivae oblectabantur, qui et ipsum omnes<text:line-break/>osculabantur, nihil moratus statim ipse in lectum prosi-<text:line-break/>luit et circa illum rudere ac mota cauda saltare coepit.</text:p>
      <text:p text:style-name="P12">Num huic consimilis est Julianus, qui insaniae nos jocosie<text:line-break/>insimulat, quam ipse ait ab atra bile concitari?/ Sine<text:line-break/>igitur nos tibi atram bilem exprobrare, qui quum neque<text:line-break/>medicorum pueris praestes, Hippocratis artem improbas.<text:line-break/>Quae hac major melancholia? Quae manifestior imperi-<text:line-break/>tia? Quae petnlantior audacia? His nos jocose incessis,<text:line-break/>Iuliane, et ea indoctis rationibus concilias, ut eorum<text:line-break/>absurditas ne puerum quidem lateat. Quum enim Hippo-<text:line-break/>crates pronnnciaverit nullam aetatem, nullam anni tem-<text:line-break/>pestatem nullumque omnino tempus inveniri posse, in quo<text:line-break/>ex nostro corpore humorum aliquis prorsus aboleatur,<text:line-break/>quos ipse ait femper existere, sanguinem scilicet, pitui-<text:line-break/>tam et bilem duplicem. Omnes siquidem omnibus inesse<text:line-break/>censet, sed alium in alio corporis temperamento ac na-<text:line-break/>tnra, in aliaque aetate et anni tempestate et regione et<text:line-break/>morbo, incrementum suscipere. Ipsius sententiam te de-<text:line-break/>moliri pntae, si bilioso medicamentum pituitam ducens<text:line-break/>dederis,, haecqne vacuari videatur, bilis vero non vacue-</text:p>
      <text:p text:style-name="P12">tur. Age vero hoc ita fieri 'etiam nobis rideatur, neque<text:line-break/>medicamentum familiarem sibi humorem scmper vacuare.<text:line-break/>Num igitur falsum esse videbitur Hippocratis decretum ?<text:line-break/>Si namque purgantium medicamentorum unumquodque<text:line-break/>omnes aequaliter humores attrahat atque lu unam quam<text:line-break/>habet ideam ipsus immutet, nihil differt venam potius<text:line-break/>secare quam purgare. At si hoc ita se habeat, jam <text:span text:style-name="T1">fa-<text:line-break/>cile</text:span> erit experientia id decretum dijudicare duobus homi-<text:line-break/>nibus propositis qui ascitem hyderum habeant .aequalem<text:line-break/>magnitudine, sintque corporis habitu et aetate similes,<text:line-break/>alteri quidem quod aquam educat medicamentum exhibea-<text:line-break/>tur, alteri vero secetur vena, deinde inspiciatur, quis eo-<text:line-break/>rum juvetur et quis laedatur. Aequum sane etiam fuit<text:line-break/>utrique parem- vacuationis copiam effici, tot nimirum effusi<text:line-break/>sanguinis, quot, ut ipsi existimant, aquae a purgante<text:line-break/>medicamento evacuatae heminas, Hocque etiam ipsis con-<text:line-break/>cedimus et in altero per purgationem, aquae heminas<text:line-break/>verbi gratia quindecim, in altero per phlebotomiam duas</text:p>
      <text:p text:style-name="P12">folas, rideamus quis eorum- jugulatus sit. Quid enim<text:line-break/>aliud de hydropico cui vena sucta sit aliquis dixerit?<text:line-break/>Quis vero maxime auxilium consequutus suerit? Heus tu<text:line-break/>quid dicis? Isne tibi est elenchus par aut huic similis<text:line-break/>nunc allatus, quum paulo ante tractabas? Eductoriurn,<text:line-break/>inquit, bilis medicamentum cuidam hydrope laboranti<text:line-break/>exhibeatur, hoc quidem, o bone vir, bilem vacuaverit,<text:line-break/>verum modicam nulloque emolumento. Purgans aquofum<text:line-break/>serum medicamentum bilioso detur, aquofum humorem<text:line-break/>vacuabit, sed et paucum et cum laesione. Rursum igitur<text:line-break/>hydragogurn exhibeatur ascite laboranti, cholagogum vero<text:line-break/>ictero jacenti aegrotus uterque copiose vacuabitur magna<text:line-break/>cum utilitate. Haec si apud quendam medicum fcripta<text:line-break/>nondum Julianus legerit, etiam admiror viri diligentiam.<text:line-break/>Si vero legerit et quae ille mandare literis ausus fuerit,<text:line-break/>par est ipsius prudentiam admiratione prosequi. Ego enim<text:line-break/>qui quae jam prolata sunt auscultarunt, eorum aures<text:line-break/>offendi arbitror. Julianus autem in quibus de ipsis scribit</text:p>
      <text:p text:style-name="P12">nos insanire putati Quapropter si eorum quos laudavit,<text:line-break/>philosophorum meminerit, respondeat, a quonam ipsorum<text:line-break/>hujusmodi demonstrationis legem didicerit, qua usus esse<text:line-break/>proditur. Si namque naturam purgandi bilem ex animali<text:line-break/>cholagogum medicamentum haberet, minime vero ipsam<text:line-break/>procrearet, non sane a pituitosis bilis vacuaretur. Haec<text:line-break/>miranda est consequentis cognitio. O praeclaram hujus<text:line-break/>sophistae dialecticam! Quid itaLcircumscriptum Chrysip-<text:line-break/>pus aut Aristotelee aut.Plato protulit? Qui si de his<text:line-break/>ipsis haec esset instituta dlsquisitio, nullam videlicet pror-<text:line-break/>sus bilem in corpore contineri, omnes utique dicerent a<text:line-break/>cholagogis nihil prorsus evacuari. Si vero pauca bilis<text:line-break/>contineatur, hanc quoque profiterentur paucam quae ah<text:line-break/>his attrahatur existere, - quemadmodum etiam si copiosa<text:line-break/>contineatur, copiosam quoque esse quae trahatur. Verum<text:line-break/>Julianus novae dialecticae sophista censet, bilem non om-<text:line-break/>nino cholagoga sequi, quum modica in animalis corpore<text:line-break/>exstiterit. Deinde nos quidem qui hydragogurn medica-</text:p>
      <text:p text:style-name="P12">mentum'hydrope laborantibus exhibemus, insanire prae-<text:line-break/>dicat, se ipfum vero sapere, cujus placitis in his venae<text:line-break/>sectio sequitur. His autem ipsius sermonibus simillimum<text:line-break/>est quod sequentibus hoc textu enarratum est: <text:span text:style-name="T1">quod etiam<text:line-break/>plerumque vicifstm et intensio et remijsio stat indestnita<text:line-break/>est sanitas; st quis afstmilet illi quod nostrum compara-<text:line-break/>tione in omni continuitate </text:span><text:span text:style-name="T1">non </text:span><text:span text:style-name="T1">suepe sud raro apparet.<text:line-break/></text:span>Per haec Julianus eorum opinionem refellit, qui corpo-t<text:line-break/>reas scmper esse affectuum constitutiones existimanti Haec<text:line-break/>scribentes tanquam intensionibus ac remissionibus morbo-<text:line-break/>rum attestantia; ipfe vero methodicorum sententiae con-<text:line-break/>sentire , senis vero plane adversari, etiam si rem maxime<text:line-break/>contrariam inveneris. Nam qui affectus solidis animantis<text:line-break/>partibus insunt, firmi ac stabiles manent. Humores vero<text:line-break/>praeterquam quod in alias animalis partes fluant, consen-<text:line-break/>taneum etiam est, eos attenuatos in halitus discuti ac per<text:line-break/>quosdam sensiles meatus excerni. Interdum etiam a gu-<text:line-break/>bernatrice animalium natura concoctos meliores reddi, in-</text:p>
      <text:p text:style-name="P48">terdum vero a febrili calore alteratos deteriores fieri: et<text:line-break/>hoc quidem a febrili calore perspirando evanescere, illos<text:line-break/>vero sc ipsis probis alimentis temperatos meliores evadere,<text:line-break/>istos denique a vitiosis fecum fluentibus corrumpi, sive<text:line-break/>statim cibi exterius pravi exstiterint, sive non probe etiam<text:line-break/>a ventriculo concoeti fuerint. *<text:tab/>*<text:tab/>*<text:tab/>*</text:p>
      <text:p text:style-name="P49">Febres autem ex humorum accensas putredine, minime<text:line-break/>sane mirum est quod illi per locos acerventur, putrescant<text:line-break/>et vacuentur tum ortus tum declinationes habere. Verum<text:line-break/>quispiam fortassis in istis eos patienter tulerit. Qnod vero<text:line-break/>Julianus scripsit, non etiamnum omnibus commnne, sed<text:line-break/>sibi proprium ac peculiare existit, hoc jam tibi refero.<text:line-break/>At praestat mea quidem sententia totum lextum, etiamsi<text:line-break/><text:tab/> quoquo modo prolixior sit, describere, qui ita se habet.</text:p>
      <text:p text:style-name="P10">Quia vero sub mentem non cadit, ad plenitudinem aut<text:line-break/>corruptionem, quod ad rem propositam spectat, efficien-<text:line-break/>tem morbi causam referre, quis accuratissime id digno-<text:line-break/>verit, affectu per totum corpus abeunte? Necesse est</text:p>
      <text:p text:style-name="P12">concedere omnia in omnibus tum partibus tum particulis<text:line-break/>exuberare. Continentem siquidem causam una cum af-<text:line-break/>fectu protendi oportet. Per totum autem eunt affectus,<text:line-break/>ut febres, imo et alii innumeri, unde et in toto esse<text:line-break/>plenitudinem oportet eamque aliis majorem, quum major<text:line-break/>morbus fuerit, atque ita dicere concessum esu Si vero<text:line-break/>in parte duntaxat esset humorum plenitudo, causam quo-<text:line-break/>que parti inesse continentem oporteret, reluctatur tamen<text:line-break/>humorum plenitudo. Atqui minime vult Julianus morbo-<text:line-break/>rum universum corpus occupantium causam continentem<text:line-break/>uno in loco consistere; scd si quis fluxionem supponat in<text:line-break/>bubone febris continentem esse caufam, haec oratio in<text:line-break/>tantam difficultatem adducetur. Soluto namque bubone<text:line-break/>neque eam permanere neque sedari possibile esu Quando-<text:line-break/>quidern ea manente febrem solvi necesse est; soluta vero<text:line-break/>continentem sui ipsius causam bubonem habere oportet.<text:line-break/>Proindeque praeclari hujus defensoris ratio subverti pot-<text:line-break/>est, dicentis fieri non posse ut morbi universum corpus<text:line-break/>occupantis causa in unico consistat loco; quum tamen</text:p>
      <text:p text:style-name="P12">nullam aliam certam proferendam habeat continentis cau-<text:line-break/>sae notionem, praeterquam quod ab ea aliquid oboriatur<text:line-break/>et cum ipsa cesset; nisi quoque hoc in loco iterum se<text:line-break/>derepente stoicum esse profiteatur, quemadmodum etiam'<text:line-break/>alias facere consuevit. Verum hoc facto non morbi dum-<text:line-break/>laxat, sed etiam sanitatis ipsius causam aliquam pronnn-<text:line-break/>elabit et, quae minime vult, cogetur aliquem morbum esse<text:line-break/>calidum et frigidum et bumidum et siccum fateri. Quas<text:line-break/>oh res ne vana nugetur, neque stupidorum more alia alias<text:line-break/>excogitet, dum stoicos extollit interdum et interdum ipso-<text:line-break/>rum decreta evertit.</text:p>
      <text:h text:style-name="P3" text:outline-level="1"><text:bookmark-start text:name="bookmark138"/>HIPPOCRATIS DE ARTICULIS LI-<text:line-break/>BER ET GALENI IN EUM COM-<text:line-break/>MENTARII QUATUOR.<text:bookmark-end text:name="bookmark138"/></text:h>
      <text:h text:style-name="Heading_20_2" text:outline-level="2">Galeni praefatio.</text:h>
      <text:p text:style-name="P127">Librum hunc illi proxime<text:line-break/>subjectum esse qui de fracturis est in commentariis in<text:line-break/>eum jam diximus, qnod nunc paucis etiam dicemus. Eam<text:line-break/>rem ante omnia plane demonstrat principium utriusque<text:line-break/>libri, in illo enim ita orditur: medicum oportet quae suo<text:line-break/>loco mota sunt et fracta recto admodum habitu intendere,<text:line-break/>ubi aperte de fractis ac luxatis tractaturum fe indicat.</text:p>
      <text:p text:style-name="P12">Sed in hoc rursus ab initio protinus <text:span text:style-name="T32">δὲ</text:span><text:span text:style-name="T51"> </text:span>conjunctionem,'<text:line-break/>quam <text:span text:style-name="T1">autem</text:span> vertimus,' adjungit. Quae ibi adjici solet,'<text:line-break/>ubi aliquid agitur, cujus ante mentio facta fuerit, nun- .<text:line-break/>quam tamen in principio sermonis adscribitur; quamquam-<text:line-break/>nonnulli ad id sapientiae devenerunt, ut Xenophontis li-<text:line-break/>brum qui oeconomicus dicitur afferant, inde putantes<text:line-break/>fidem facere veteres solitos esse <text:span text:style-name="T32">δὲ</text:span><text:span text:style-name="T66"> </text:span>conjunctionem inprin-<text:line-break/>cipio sermonis usurpare, ac propterea Xenophontis libri<text:line-break/>tale esse initium asserunt": <text:span text:style-name="T32">ῆκσυσἀ</text:span><text:span text:style-name="T66"> </text:span><text:span text:style-name="T32">δέ</text:span><text:span text:style-name="T66"> </text:span><text:span text:style-name="T32">ποτε</text:span><text:span text:style-name="T66"> </text:span><text:span text:style-name="T32">αύτον</text:span><text:span text:style-name="T66"> </text:span><text:span text:style-name="T32">καὶ</text:span><text:span text:style-name="T66"> </text:span><text:span text:style-name="T32">περὶ</text:span><text:span text:style-name="T66"><text:line-break/></text:span><text:span text:style-name="T32">οἰκονομίας</text:span><text:span text:style-name="T66"> </text:span><text:span text:style-name="T32">τοιάδέ</text:span><text:span text:style-name="T66"> </text:span><text:span text:style-name="T32">μοι</text:span><text:span text:style-name="T66"> </text:span><text:span text:style-name="T32">διαλεγομένου</text:span><text:span text:style-name="T66">, </text:span>non intelligentes eum<text:line-break/>librum postremum esse inter eos quos de Socratis dictis'<text:line-break/>ac factis memorabilibus fcripsit. Ad haec ipsa rerum<text:line-break/>doctrina testatur librum hunc ei qui sie fracturis est<text:line-break/>proxime subjici'; ibi enim pollicitus de fractis luxatisque<text:line-break/>tractare, quaecunque ibi explicanda reliquit, hic exsequi-<text:line-break/>tur, sic ut nihil in opere desideretur. Atque ea de causa<text:line-break/>dixi Hippocratem juxta quorundam sententiam universum<text:line-break/>hoc opus in duos libros non sccasse, fed uno colligasse</text:p>
      <text:p text:style-name="P12">eumque inscripsisse de officina medici, qui prae magnitu-<text:line-break/>dine .postea ab altero distinctus fuit lu duos. Nullum au-<text:line-break/>tern fracturae aut-luxati genus fuisse ab,Hippocrate prae-<text:line-break/>termissum exceptis quae ad caput pertinent, quum alio<text:line-break/>libro ab ipso tradantur, evidentissimurn est, si in merno-<text:line-break/>rlam,. revocentur et quae in libro de fracturis prodidit et<text:line-break/>quae in hoc ipso ostensurus esu In libro itaque de fra-<text:line-break/>cturis scripsit de brachio, cubito, crure ac femore com-<text:line-break/>minuto T tum de iis quae pedi incidunt et manui; postea<text:line-break/>da illis fracturis quibus .ulcus accedit et ossa nudantur;<text:line-break/>postremo de omnibus <text:span text:style-name="T1">vitiis genu</text:span> et cubiti. Restabant<text:line-break/>adhuc ex luxatis humeri caput, quod cum lato scapula-<text:line-break/>rum osse committitur; et femoris caput, qnod coxa reci-<text:line-break/>pitur, maxilla et spina; ex fractis costae, maxilla, nasus;<text:line-break/>auriculae, quae in hoc.libro persequitur. Sed et de ossi-<text:line-break/>bus quae dehiscunt, ac de iis quae circa articulos conte-<text:line-break/>rnintur lu utroque libro tractat vj. et.si quid eo qui de</text:p>
      <text:p text:style-name="P12">fracturis est praeteriit, in hoc adjecit, ita ut nullum su-<text:line-break/>perfit genus fracti, prolapsi aut diducti ossis. Scripsit<text:line-break/>etiam de musculis, venis ac nervis collisis et de aliis quae,<text:line-break/>ut retuli, fatis testantur hunc librum illi qui de fracturis<text:line-break/>est subjiciendum esse. Huc accedit quod in ipso exponit<text:line-break/>universam structuram machinamenti illius quod iu eo vo-<text:line-break/>luit peratum haberi medicis qui in magna civitate medi-<text:line-break/>cinam faciunt, simulque in memoriam reducit illius se<text:line-break/>ante mentionem fecisse. Id machinamentum a medicis<text:line-break/>qui post ipsum fuerunt scamnum Hippocratis appellatur;<text:line-break/>sed satis hactenus ostendimus librum hunc proxime sequi<text:line-break/>eum qui de fracturis est. Ad expositionem igitur ejus<text:line-break/>veniamus adhuc illud praefati, quod in- enodatione libri<text:line-break/>de fracturis proposuimus, nempe sermonem Hippocratis<text:line-break/>planum esse minimaque expositione indigere apud eum qui<text:line-break/>primis disciplinis institutus sit, quique fuerit in Hippo-<text:line-break/>eratis sermone versatus. Si quis enim ita peratus ossium</text:p>
      <text:p text:style-name="P12">hominis et certe simiae commissuras infpexerit, facilius<text:line-break/>adhuc comprehendet quae in hoc opere traduntur; si quis<text:line-break/>autem incidendis musculis operam dederit et prudens alio-<text:line-break/>quin natura suerit, huic, certum scio, supervacua vide-<text:line-break/>buntur complura eorum quae in iis commentariis posuimus,<text:line-break/>quandoquidem verba Hippocratis prius tenebit quam a me<text:line-break/>exponantur; sed quoniam non his commentaria scribimus,<text:line-break/>satis arbitror et aliorum habita ratione, si quid vel pa-<text:line-break/>rum videatur obscurum, id nullo modo praeterire.</text:p>
      <text:h text:style-name="Heading_20_2" text:outline-level="2">I.</text:h>
      <text:p text:style-name="P14"><text:span text:style-name="T1">Articulum autem lati scapularum ofsts novi wtt&gt; modo ex-<text:line-break/>cidere, nempe id alam.</text:span></text:p>
      <text:p text:style-name="P10">Ostensum jam in superiori libro Hippoeratem solitum<text:line-break/>esse mutuari nomen <text:span text:style-name="T32">ἄρθρου</text:span><text:span text:style-name="T66">, </text:span>quem articulum interpretamur,</text:p>
      <text:p text:style-name="P50"><text:span text:style-name="T66"><text:tab/> '4</text:span></text:p>
      <text:p text:style-name="P13">ad significandum ossium quae inter se committuntur non<text:line-break/>cavum, quo proximi ossis caput recipitur, sed ipsum car<text:line-break/>put,, Nunc vero meminisse etiam oportet humeri caput,<text:line-break/>quqd .grande, est, .inseri in extremitatem cervicis lati sca-<text:line-break/>pUlorum .ossis, quae leviter cava est, tum consuesse Hippo-<text:line-break/>cratem interdum ejusmodi res ita exprimere, ut . nunc<text:line-break/>quum inquit, articulum autem lati scapularum ossis; in-<text:line-break/>terdum non ita, sed ac. si diceret, articulum qui cum lato<text:line-break/>scapularum esse committitur; . quemadmodum in libro de<text:line-break/>fracturis, ubi saepenumero scribit, articulus qui ad genu.<text:line-break/>Uno modo, inquit,, hoc; est. in unam pariem scire se hunc<text:line-break/>articulum excidere,<text:span text:style-name="T53">:</text:span> quod an vere sic habeat, in his quae<text:line-break/>sequuntur considerabimus.</text:p>
      <text:h text:style-name="Heading_20_2" text:outline-level="2">II.</text:h>
      <text:p text:style-name="P130"><text:bookmark-start text:name="bookmark140"/>In superiorem vero locum aut in anteriorem nunquam'.<text:bookmark-end text:name="bookmark140"/></text:p>
      <text:p text:style-name="P51">Cavum id quod retuli in extrema cervice lati scapu-i<text:line-break/>larum ossis situm est in priorem partem, quare ubi hu-<text:line-break/>merus in superiorem partem porrigitur, illius caput ec<text:line-break/>cavo prorsus toto recipitur. At quum' commissurae nui-<text:span text:style-name="T16">1<text:line-break/></text:span>versae sex sint .partes circumstantes, superior et inferior',<text:span text:style-name="T16">1<text:line-break/></text:span>prior et posterior, exterior et interior, pars hujus com-<text:line-break/>missurae exquisitae superior tegitur carnosa parte illius<text:line-break/>musculi, qui quum literam <text:span text:style-name="T1">A</text:span> repraesentet, <text:span text:style-name="T32">δελτοειδὲς</text:span><text:span text:style-name="T66"> </text:span>a<text:line-break/>quibusdam nominatur; qua vero ad collum inclinat; 'su<text:span text:style-name="T66">-</text:span><text:span text:style-name="T32">ΐ</text:span><text:span text:style-name="T66"><text:line-break/></text:span>perjectum habet dorsum lati scapularum ossis, qua id<text:line-break/>summum cum jugulo conjungitur. Ab interiori parte <text:span text:style-name="T1">ob-<text:line-break/></text:span>jicitur processus lati scapularum ossis quem nonnulli ab<text:line-break/>ancorae similitudine vocant <text:span text:style-name="T32">ἀγκυρθειδῆ</text:span><text:span text:style-name="T66">, </text:span>alii a rostri figura<text:line-break/><text:span text:style-name="T32">κορακοειδῆ</text:span><text:span text:style-name="T66">. </text:span>Hic itaque prohibet quominus in eam par-<text:line-break/>tem articulus elabatur, in posteriorem quis nostrum pote-<text:line-break/>rit concipere, quum ibi latum scapularum os sit? Re-<text:line-break/>stant quatuor loca non septa, in quae putare licet articu-<text:line-break/><text:span text:style-name="T1">i<text:tab/>-<text:tab/>c ‘<text:tab/></text:span><text:span text:style-name="T1">’</text:span></text:p>
      <text:p text:style-name="P52">lum 'erumpere; quornni omnium meminit «inferioris- qui-<text:line-break/>dem initio libri; quum inquit artioulumf.; autem’ lati sca-<text:line-break/>pularum offis novi uno modo excidere, nempe in alam,<text:line-break/>reliquorum vero trium nominarim, primum superioris,<text:line-break/>deinde exterioris; tertio-prioris.Consideremus igitur quid<text:line-break/>de duobus modis dicat J quos aggressus est proximis verbis<text:span text:style-name="T1">.</text:span></text:p>
      <text:h text:style-name="Heading_20_2" text:outline-level="2"><text:span text:style-name="T79">III</text:span>.</text:h>
      <text:p text:style-name="P13"><text:span text:style-name="T1">Non est tamen qitod'contendere cupiam, excidatne an ndn-t<text:line-break/>' et st de ea n6n</text:span><text:span text:style-name="T17">:</text:span><text:span text:style-name="T1">'destt i^qtfod dicam; sud irt priorem par-<text:line-break/>tem 'elapsum nec vidi 'Unquam ' niee</text:span><text:span text:style-name="T17">:</text:span><text:span text:style-name="T1"> 'elabi pvjsc' existini ei<text:line-break/>Censent tamen' 'quidam medici </text:span><text:span text:style-name="T1">in </text:span><text:span text:style-name="T1">piibreni partem 'silui'<text:line-break/>rimurn excidere; Accipiuntur</text:span><text:span text:style-name="T54">t</text:span><text:span text:style-name="T1"> autem maxime its quoi'urn</text:span><text:span text:style-name="T17">&gt;<text:line-break/></text:span><text:span text:style-name="T1">caro circa articulum et humerum tabe 'consumpta 'ese?<text:line-break/>siquidem in his humeri caput </text:span><text:span text:style-name="T1">in </text:span><text:span text:style-name="T1">priori starte prominens<text:line-break/>se ostendit. Ego quum in eam partem strocidlsue artir-<text:line-break/>culum negarem, propterea et a medicis et a vulgo maie</text:span></text:p>
      <text:p text:style-name="Standard"><text:bookmark-start text:name="bookmark142"/>audivi; unus enim habitus sum ignarus, ceterique omnei<text:line-break/>periti, vixque persuadere illis potui rem ita se haberer, -<text:bookmark-end text:name="bookmark142"/></text:p>
      <text:p text:style-name="P10">Exsaquutus duas partes in quas excidit, superiorem<text:line-break/>fcilicet et exteriorem, testatusque ex utrisque in neutram,<text:line-break/>fe vidisse articulum luxatum, quasi de utraque pertractans<text:line-break/>adscripta punc verba proposuit. Quod autem postea po-<text:line-break/>nit quum inquit, et si de eo non desit'quod dicam, aperte<text:line-break/>ridetur ad alteram propositarum partium referri. Nam si<text:line-break/>referri ad utramque voluisset, non l.oquutus esset singulari<text:line-break/>numero de eo. An de solo exteriori loco intelligit, siqui-<text:line-break/>dem verba haec ab eo loco proxime fubjiciuntur et si de<text:line-break/>eo non sit quod dicam. Potest etiam , ut nonnulli acci-<text:line-break/>piunt, de utroque loco id scripsisse usus antiqua loquendi<text:line-break/>figura, quasi itu scripferit et si non desit de ea re quod,<text:line-break/>dicam. Ajunt nonnulli dare posse scripturam hanc cor-</text:p>
      <text:p text:style-name="P12">ruptam esse, quum a primo librario non recte fuerit de-<text:line-break/>scripta; et quum nemo deinde ausus fuerit ipsam corri-<text:line-break/>gere, hactenus corruptam perseverare. Nos autem in quo-<text:line-break/>dam exemplo ita scriptum invenimus, et si non desit de<text:line-break/>iis quod dicam, quum aliquis non dubitarit aliter scribere<text:line-break/>quam alibi, reperiretur, sed sive de utroque loco sive de<text:line-break/>altero tantum dicat, non est quod contendere cupiam,<text:line-break/>operae pretium nobis est utrumque contemplari quod attinet<text:line-break/>ad ejus verba, illo duntaxat adjecto quod verbo <text:span text:style-name="T32">ἰσχυριείά</text:span><text:span text:style-name="T66">»<text:line-break/></text:span>significavit contendere cupio: id enim nihil aliud notat,<text:line-break/>quemadmodum et verbum <text:span text:style-name="T32">ὸψεἰω</text:span><text:span text:style-name="T66"> </text:span>videre cupio, unde Ho-<text:line-break/>merus deduxit vocabulum <text:span text:style-name="T32">ὸψείοντες</text:span><text:span text:style-name="T66">, </text:span>significans cupientes<text:line-break/>ridere, quum.inquit:</text:p>
      <text:p text:style-name="P130"><text:bookmark-start text:name="bookmark144"/>, , Trp <text:span text:style-name="T32">ῥ</text:span><text:span text:style-name="T66">’ </text:span><text:span text:style-name="T32">οι</text:span><text:span text:style-name="T66"> </text:span><text:span text:style-name="T32">γ</text:span><text:span text:style-name="T66">’ </text:span><text:span text:style-name="T32">ύψιίονιις</text:span><text:span text:style-name="T66"> </text:span><text:span text:style-name="T32">άνιής</text:span><text:span text:style-name="T66"> </text:span><text:span text:style-name="T32">καί</text:span><text:span text:style-name="T66"> </text:span>nolepoto.<text:bookmark-end text:name="bookmark144"/></text:p>
      <text:p text:style-name="P13">Consideremus igitur causam quamobrem ait nolle fe ali-<text:line-break/>quid, dicere, et si non desit quod dicat, primo intelli-<text:line-break/>gentes quaenam sint quae dicere posset. Constat autem</text:p>
      <text:p text:style-name="P12">si quid dicenduminmnino sibi statuisset, ex partium na-<text:line-break/>tura inveniendum fuisse. .. Partium autem naturam demqn-l<text:line-break/>stravimus ad unguem, in libro de .ossibus, in eo qui est<text:line-break/>de musculis incidendis et in eo qui de ratione incidendi<text:line-break/>corporis; natura, enirn arteriarum, venarum nervorumque:<text:line-break/>nihil ad. hunc Jocum facit, quia cafus omnes, ubi arti.,<text:line-break/>culi, excidunt, fiunt ac prohibentur .et. ob ossium come,<text:line-break/>missuram et ob musculos quibus illa comprehenditur,, ad<text:line-break/>quam rem conferunt aut .prohibent venae,j nervi et arte-<text:line-break/>riae. Ac ne longius .a proposito discedamus, • lati scapu-<text:line-break/>laram ossis .articulus luter<text:span text:style-name="T53">t</text:span>ceteros..omnes facillime prola-:<text:line-break/>bitnr, quoniam,: unius formae, est: et .simplex, non duplex,<text:line-break/>quemadmodum qui in genu est; neque varius et. nullo<text:line-break/>modo simplex, quemadmodum qui in cu.bito et quoniam<text:line-break/>humeri caput grande est et sine oblonga' cervice in sinum<text:line-break/>parum desidentem conjicitur; femur veror caput 'parvum<text:line-break/>habet et cervicem oblongam, id vero cavum.quo recipi-<text:line-break/>tur valde sinuatum est et altis labris cingitur, adde quod</text:p>
      <text:p text:style-name="P12">in summo capite per validissimum ligamentum ad suum<text:line-break/>cavum, qua maxime altum est,- destinetur. Jure itaque<text:line-break/>femur raro procidit, faepe humerus, ut qui neque liga-<text:line-break/>mentum habeatneque in altiori cavo se insinuet. Ne-<text:line-break/>cesse autem est, quum profabitur, principio in eam par-<text:line-break/>tem moveri, in quam compellitur' vi illius habitus quo<text:line-break/>figuratur; ubi manere necessario non potest et quod simple<text:line-break/>nutu deorsum seratur et quod interdum prohibeatur an-<text:line-break/>gustia loci, sive ob ossium processus, live ob musculoruui<text:line-break/>vires, lgitur lati scapularum ossis commissura superjectum<text:line-break/>habet a superiori parte summum lati scapularum ossis, qua<text:line-break/>cum jugulo conjungitur, et rdeo quamvis in eam aliquando<text:line-break/>articulus moveatur , qniim ab ossibus quae ibi sunt non<text:line-break/>admittatur, statim pondere inclinatum deorsum seretur;<text:line-break/>ab exteriori vero magis musculis continetur, praeterquam<text:line-break/>quod articulus deorsum naturaliter inclinatur. Interdum<text:line-break/>tamen violentus habitus qui musculos possit inter se didu-t</text:p>
      <text:p text:style-name="P13">x</text:p>
      <text:p text:style-name="P12">cere, potest in spatium quod inter eos est articulum com-<text:line-break/>pellere, quo deinde adstrictus mufculis contineatur; atque<text:line-break/>hac sie causa dixit.Hippocrates, nolle se contendere exci-,<text:line-break/>datne articulus humeri nec ne. Quatenus enim deorfum<text:line-break/>fertuf, manere in priori parte non potest;. diductis autem-<text:line-break/>musculis, ut dictum est, nihil alienum videtur adstrictum.<text:line-break/>ibi contineri. Haec adducere potuit de humeri capite lu-..<text:line-break/>xato in alium locum quam in alam. • Sed quum id nun-<text:line-break/>quam viderit, commentitias causas scribendas esse minime<text:line-break/>credidit, ubique magis fide dignum existimans, quod evi-<text:line-break/>denter apparet quam quod a ratione ducitur. Sic et<text:line-break/>quaecunque ipse ad curationem excogitavit, priusquam<text:line-break/>nos doceat,. experimento comprobat; uon sicut nonnulli<text:line-break/>ex junioribus medicis qui in scriptis de ratione medendi<text:line-break/>nobis ea imperarunt quae ipsi nunquam ante sunt experti.<text:line-break/>Sed et ipfe Hippocrates in hoc libro quum-<text:span text:style-name="T83">tractasset.de<text:line-break/></text:span>iis quae spinae incidunt;, suhdidissetque. posse experimento<text:line-break/>redargui quaetipfie axccgitasset ,. lirquit: pulchra enim, hu-i</text:p>
      <text:p text:style-name="P12">jusmodi monhnenta funt eorum, quae quum experti sit-<text:line-break/>mus, sine affectu inveniemus et causarum propter quas<text:line-break/>purum processerint.</text:p>
      <text:h text:style-name="Heading_20_2" text:outline-level="2">IV.</text:h>
      <text:p text:style-name="P14"><text:span text:style-name="T1">Si quis carnem detraxerit </text:span><text:span text:style-name="T1">ab </text:span><text:span text:style-name="T1">eat parte quae superjecte<text:line-break/></text:span><text:span text:style-name="T1">commisurae </text:span><text:span text:style-name="T1">humeri cum lato scapularum </text:span><text:span text:style-name="T1">offe ad </text:span><text:span text:style-name="T1">cer-<text:line-break/>vicem ostendit et </text:span><text:span text:style-name="T1">ab </text:span><text:span text:style-name="T1">en </text:span><text:span text:style-name="T1">qua </text:span><text:span text:style-name="T1">sttus est musculus </text:span><text:span text:style-name="T1">qui </text:span><text:span text:style-name="T1">ver-<text:line-break/>sus superiorem partem extendit et a chorda juxta alam<text:line-break/>et ab </text:span><text:span text:style-name="T1">jugulo </text:span><text:span text:style-name="T1">ad </text:span><text:span text:style-name="T1">pectus, humeri </text:span><text:span text:style-name="T1">caput, quamvis prola-<text:line-break/>psum </text:span><text:span text:style-name="T1">non</text:span> sit, in priori <text:span text:style-name="T1">parte </text:span><text:span text:style-name="T1">admodum </text:span><text:span text:style-name="T1">se ostendat,<text:line-break/>Naturaliter enim humeri caput in priorem partem pro-<text:line-break/>minet t </text:span><text:span text:style-name="T1">reliquum vero offis </text:span><text:span text:style-name="T1">humeri, in </text:span><text:span text:style-name="T1">exteriorem </text:span><text:span text:style-name="T1">con-<text:line-break/>vertitur., •</text:span></text:p>
      <text:p text:style-name="P10"><text:span text:style-name="T44">.</text:span><text:span text:style-name="T32">βραχι</text:span><text:span text:style-name="T44">'</text:span><text:span text:style-name="T32">ων</text:span><text:span text:style-name="T44">, </text:span>quem humerum vertimus, dicitur ea totius<text:line-break/>brachii pars quae in.ter duos articulos-sita est,, duos autem<text:line-break/>articulos lutelligi. volo et eum qui ad latum scapularum</text:p>
      <text:p text:style-name="P11">os et eum qui ad cubitum est; <text:span text:style-name="T32">ἐπωμὶς</text:span><text:span text:style-name="T66"> </text:span>vero illa quae su-<text:line-break/>perjecta commissurae humeri cum lato scapularum osse ad<text:line-break/>cervices intendit, <text:span text:style-name="T66">’-</text:span><text:span text:style-name="T32">βμος</text:span><text:span text:style-name="T66"> </text:span>enim Graece nominatur ex tota<text:line-break/>, commissura id quod oculis subjicitur, nam quod lati sca—<text:line-break/>pularum ossis minime se ostendit a posteriori parte situm<text:line-break/>est; ab inseriore omne id quod apparet, quum totum<text:line-break/>brachium sursum porrigitur, ala, <text:span text:style-name="T32">μασχάλη</text:span><text:span text:style-name="T66"> </text:span>Graece nuncu-<text:line-break/>patur.. Praefatus igitur Hippocrates ubi in carne quae<text:line-break/>humeri commissuram'contegit macies summa oritur, ca-<text:line-break/>put humeri ita exstans conspici, ut quibusdam excidisse<text:line-break/>videatur, docet universam ejus naturam ex arte corporis<text:line-break/>incidendi, praecipiens ut si quis aperte intueri ipsam-velit<text:line-break/>ab ea parte quae superjecta commissurae humeri cum lato'<text:line-break/>scapularum osse, est cervicem intendit carnem detrahat,<text:line-break/>hoc est scalpello circumcidat, donec quae in commissura<text:line-break/>sunt ossa nudentur: detrahat similiter ab ea chorda quae<text:line-break/>juxta alam est; terni enim hic musculi sunt, primus a<text:line-break/>lato scapularum osse' ac jugulo-' oritur, quem a similitudine<text:line-break/>lilerae <text:span text:style-name="T1">A</text:span> vocant <text:span text:style-name="T32">δελτοειδῆέ</text:span><text:span text:style-name="T66"> </text:span>Hujus musculi-quod carnosum<text:line-break/>est tegit, universam commissuram ; chorda lu longitudinem</text:p>
      <text:p text:style-name="P11">tendit per os liumeri, <text:span text:style-name="T1">.cui</text:span> alligatur altera chorda grandio-<text:line-break/>ris musculi, quem a pectore incipiens cum superlori con-<text:line-break/>nectit, qua sita vena,est quae sub ala .ad cubitum procedit.<text:line-break/>Meminit etiam hujus ipsius, quum inquit et a chorda, juxta<text:line-break/>alam; sed quum ait. et ab ea,qua situs, est musculus qui<text:line-break/>versus superiorem partem, extendit, potuit lequi <text:span text:style-name="T1">do</text:span> mu-<text:line-break/>sculo qui A li teram 'repraesentat, jcujus quod carnosum<text:line-break/>est operit.universam commissuram.,,.Potuit".etiam- muscu-<text:line-break/>lum illum intelligere qui fertur ad priorem partem hu--<text:line-break/>meri et a duobus, .capitibus, ligamenta .valida habet, qim-<text:line-break/>rum alterum a lati scapularum ossis processu ancorae simili,<text:line-break/>alterum a sublimiori labro cervicis ejusdem ossis: dependet.</text:p>
      <text:h text:style-name="Heading_20_2" text:outline-level="2">V.</text:h>
      <text:p text:style-name="P14"><text:span text:style-name="T1">stersutttr humerus in. cavo lati scapularum oststs a latere,,<text:line-break/>ubi braekwm juxta latus extenditur; at ubi totum in,<text:line-break/>priorem partem porrigitur, humeri, caput</text:span><text:span text:style-name="T1">. </text:span>e <text:span text:style-name="T1">regione<text:line-break/></text:span><text:span text:style-name="T1">cavi </text:span><text:span text:style-name="T1">lati scapularum offis collocatur, neque amplius</text:span></text:p>
      <text:p text:style-name="P15"><text:span text:style-name="T48">* </text:span><text:span text:style-name="T1">videtur in priorem partem excedere. Lrgc quod siro-',<text:line-break/>positum esi nunquam vidi humeri caput in priorem parr<text:line-break/></text:span>tem <text:span text:style-name="T1">promoveri, non tamen contendere velim eo necne<text:line-break/>promoveatur,</text:span> t <text:span text:style-name="T1">Quum humerus igitur in alam excidat,'<text:line-break/>complures restituendi peritiam habent, quippe quum mul-<text:line-break/>tis excidat} callere autem omnes modos, quibus medici<text:line-break/>luxatum reponant et qua ratione ipsa utendum stt, eru-<text:line-break/>diti ese. ‘‘Titnd' autem adhibere /modum vaUdiffirnurn</text:span></text:p>
      <text:p text:style-name="P14"><text:span text:style-name="T1">- </text:span><text:span text:style-name="T1">debes, quum maxime opus</text:span> esie <text:span text:style-name="T1">inteUigis; validifstmus<text:line-break/>autem est qui omnium, postremus adsarihitur, </text:span><text:span text:style-name="T1">,</text:span></text:p>
      <text:p text:style-name="P53">Versari dixi <text:span text:style-name="T32">ὸμιλειν</text:span><text:span text:style-name="T66">, </text:span>quod vocabulum Graece .fere<text:line-break/>mutuantur antiqui non ad significandum <text:span text:style-name="T1">colloqui,</text:span> quem-<text:line-break/>admodum nunc pleriqne, sed hac voce intelligunt <text:span text:style-name="T1">inter<text:line-break/>se convenire et quast una versuri,</text:span> quoddpou <text:span text:style-name="T32">είλέῖσθαι</text:span><text:span text:style-name="T66"> </text:span>di-<text:line-break/>cebant, quin et Homerus eodem modo id usurpat in. .iis<text:line-break/>quae scribit in -clypeo appicta fuisse a Vulcano, quum<text:line-break/>inquit:<text:tab/>,</text:p>
      <text:p text:style-name="P11"><text:span text:style-name="T32">ώμίλεον</text:span><text:span text:style-name="T66"> </text:span><text:span text:style-name="T32">δ</text:span><text:span text:style-name="T66">’ </text:span><text:span text:style-name="T32">ῶστε</text:span><text:span text:style-name="T66"> </text:span><text:span text:style-name="T32">ζωοὶ</text:span><text:span text:style-name="T66"> </text:span><text:span text:style-name="T32">βροτοί</text:span><text:span text:style-name="T66">.</text:span></text:p>
      <text:p text:style-name="P13">Homerum <text:span text:style-name="T66">. </text:span>itaque a latere ait versari in. cavo lati scapu-<text:span text:style-name="T16">1<text:line-break/></text:span>larum ossis, ubi brachium juxta latus extenditur, <text:span text:style-name="T32">όμιλεΐν</text:span><text:span text:style-name="T66"><text:line-break/></text:span>dicens <text:span text:style-name="T1">versuri,</text:span> ut eo verbo, significaret.simul esse et ipfum<text:line-break/>contingere. At ubi inquit: brachium totum in priorem<text:line-break/>partem porrigitur, humeri caput e regione sinus lati sta-<text:line-break/>pusarum ossis <text:span text:style-name="T53">;</text:span> collocatur,; neque quum erectum maneat,<text:line-break/>videtur amplius .in priorem partem excedere.</text:p>
      <text:h text:style-name="Heading_20_2" text:outline-level="2">VI.</text:h>
      <text:p text:style-name="P13"><text:span text:style-name="T1">Quibus humeri caput suepenumero excidit, ipst.per se re-</text:span></text:p>
      <text:p text:style-name="P54"><text:span text:style-name="T1">stltuere po</text:span><text:span text:style-name="T9">s</text:span><text:span text:style-name="T1">sunt.</text:span></text:p>
      <text:p text:style-name="P10">In commentariis quoque<text:span text:style-name="T53">;</text:span> de fracturis ostendi articu-<text:line-break/>Ios duabus de causis frequenter vel levi occasione erum-<text:line-break/>pere; aut enim ob ipfos sinus parum desidentes, atque<text:line-break/>ipsis, labris resupinatos, aut ob humorem earum partium</text:p>
      <text:p text:style-name="P55">quae commissuram comprehendunt, ob quem laxantur et<text:line-break/>facile extenduntur. Adjeci etiam articulos iisdem de causis<text:line-break/>prompte restitui,<text:span text:style-name="T16">1</text:span> quamobrem ab aegrotantibus per; su'<text:line-break/>citra operam medici reponuntur.</text:p>
      <text:h text:style-name="Heading_20_2" text:outline-level="2">VII.</text:h>
      <text:p text:style-name="P13"><text:span text:style-name="T1">In alam enim conjicientes' tubercula digitorum alteriuisma~<text:line-break/></text:span><text:span text:style-name="T1">. </text:span><text:span text:style-name="T1">nus, articulum</text:span> ad <text:span text:style-name="T1">supariorem par-teni adurgent, cubi-<text:line-break/>tum </text:span><text:span text:style-name="T1">vero ad </text:span><text:span text:style-name="T1">pectus </text:span><text:span text:style-name="T1">adducunt.</text:span></text:p>
      <text:p text:style-name="P10">Primus restituendi modus hic est, quum feu aeger<text:line-break/>ipfe, feu medicas aliquis humeri capiti digitorum tuber--<text:line-break/>cula subjicit; non quovis modo, sed a parte interiori ut<text:line-break/>primo ad priorem partem humeri compellat, deinde.ad su-<text:line-break/>periorem ipsumque e regione' collocet sui cavi, ubi, ut<text:line-break/>arbitror, musculi qui commissuram complectuntur ipsi sub-<text:line-break/>servient-et efficiendi 'sucii erunt; ipse enim’ ait in opere<text:line-break/>de fracturis, quod et nos in libro de motu musculorum,</text:p>
      <text:p text:style-name="P12">id proprium esse atque innatum musculis, 'ut lu se ipsus<text:line-break/>contrahantur; non enim <text:span text:style-name="T1">a</text:span> se'ipsis, fed quiescentes atqiie<text:line-break/>otiosi ab iis qui in contraria parte siti funt' temluiitiir.<text:line-break/>Hic musculotuni<text:span text:style-name="T16">;</text:span> motris humeri caput in alam luxatum<text:line-break/>non patitur-in eodem loco manere, fed ipfum attrahit ad<text:line-break/>latus, dum expellatur subjiciaturqne cervici lati 'scaptila--'<text:line-break/>rum ossis. Quocirca 'tria in restituendo sunt agenda, pri-<text:line-break/>mo quidem in priorem partemimpellendum est, deinde lu<text:line-break/>superiorem, postremo in posteriorem; hoc-siquidem necesse<text:line-break/>est quocunque modo quis reponere id tentaverit. • Igitur<text:line-break/>ubi partes , quae commissuram comprehendunt naturaliter<text:line-break/>madent et laxae funt, humeri caput vel leviter intento<text:line-break/>brachio'in priorem partem adducitur; at ubi validae<text:line-break/>sunt, valentius intendi-debet. Quamobrem plures'inventi'<text:line-break/>funt restituendi modi, quorum- omnium caput unum est<text:line-break/>quod ego retuli. Spectat autem ad ea tria quae proposui</text:p>
      <text:p text:style-name="P12">agenda; inveniuntur haec ex eo quod maxime commune<text:line-break/>est et generale, positum quidem ab Hippocrate,; deinon-<text:line-break/>stratum vero a nobis in, :libris de ratione curandi, quod<text:line-break/>et nunc etiam docebimus quantum po,terit, brevissime,<text:line-break/>nempe ex iis quae naturaliter habent nihil osse corrigen-<text:line-break/>dum; &gt; siquidern<text:span text:style-name="T53">:</text:span> ea, nobis est consulum non tollere, sed<text:line-break/>tueri; qtiae vero praeter naturam sunt • propositum est in<text:line-break/>naturalem statum restituere. Necesse mutem est id quod<text:line-break/>in antiquam sedem unde excessit reversurum est, rursus,<text:line-break/>idem iter facere, quod, proinde est ac.si dicas contrarium<text:line-break/>iter facere. Nam iis qui Athenis Eleusinem proficiscuntur,<text:line-break/>iter contrarium non aliud, appellari potest quam Eleusine<text:line-break/>Athenas, quamquam primum iter quod fecerunt Athenis<text:line-break/>abeuntes postremum est ubi redeunt. Considerato igitur<text:line-break/>in singulis luxatis unde coeperit articulus expelli, qua<text:line-break/>processerit, et ubi constiterit; oportebit enim excidendi<text:line-break/>finem principium esse revertendi, atque inde rursus ad.</text:p>
      <text:p text:style-name="P12">excidendi principium procedere. Ac ne longius disceda-<text:line-break/>mus in proposito casu,, quum humeri caput suo loco mo-<text:line-break/>tum in priorem partem venit, ob pondus deorsum fertur;<text:line-break/>deinde an posteriorem partem ad latus vi musculorum ad<text:line-break/>se recurrentium contrahitur.’ Quum ergo reverti ad suam<text:line-break/>sedem debet, inchoari a posteriori regione necesse est,<text:line-break/>tuncque primo in priorem partem impelli, 'postea sursum<text:line-break/>adduci; delude quum .situm est e regione sui cavi,duo-<text:line-break/>rurn alterum faciendum est, vel res tota musculis commit-<text:line-break/>tenda .vel una cum ipsis, attrahentibus adurgendum est;<text:line-break/>at.nbi rem musculis commiseris, inferiorem locum sine<text:line-break/>fultura ne relinquito. Sustineri enim hic re aliqua hu-<text:line-break/>merum oportet, ne quum musculi nondum sic confirmati<text:line-break/>sint ut ipsum attrahant, deorsum feratur, priusquam ah<text:line-break/>illis in suam sedem adducatur. Ergo quum haec tria iti-<text:line-break/>nera sint,; optimum est unumquodque ad rectam lineam<text:line-break/>fieri, primo quidem lu priorem partem, deinde in supe-</text:p>
      <text:p text:style-name="P12">riorem., tertio in posteriorem. Saepe autem non sic, sed<text:line-break/>circa cervicem; lati .scapularum ossis circumducentes hu-’<text:line-break/>meri caput, restituimus, &lt;5ujus&gt; sane generis est primus re-&gt;<text:line-break/>ponendi modus per digitos vel ipsius hominis vel medicii<text:line-break/>Eum • modum apellat Hippocrates <text:span text:style-name="T32">κατὰ</text:span><text:span text:style-name="T66"> </text:span><text:span text:style-name="T32">περίσφαλὸιν</text:span><text:span text:style-name="T66">,: </text:span>qui<text:line-break/>citra noxam proficit in commissura humeri cum lato sca-.<text:line-break/>pularum osse, quippe quae nullum oblongum processum:<text:line-break/>habeat, neque in capite humeri, ex tuto, enim rotundum<text:line-break/>est, neque in labris ipsius cavi quo recipitur. Quibus<text:line-break/>itaque saepe promovetur necesse est commissuram esse da-"<text:line-break/>xarn et cavum exiguis labris contineri;' atque ea de causa-<text:line-break/>ipsi per fe inios articulum restituunt, quibus ita habet,<text:line-break/>integrae manus digitorum tubercula in alam conjicientes,<text:line-break/>sicut inter latus et humeri caput demittantur. In quo<text:line-break/>casti digiti vicem vectis praestant, quum tubercula in acu-<text:line-break/>tum desinant ad effigiem summi cunei; hac igitur summi-</text:p>
      <text:p text:style-name="P12">tate facile inter humeri caput et latus inseruntur, qnodfi<text:line-break/>ibi semel admittantur, quum facile restitui possit ob hu-<text:line-break/>morem partium quae commissuram comprehendunt, diditi<text:line-break/>quidem ex parte protinus admissi articulum a latere lu<text:line-break/>priorem partem reducunt; at cubitus quum ad pectus ad-<text:line-break/>ducitur humerum attollit, quumque digiti simul luterim .<text:line-break/>impellant et circumducant juxta inferiorem et priorem<text:line-break/>partem commissurae, 'humeri caput ad sui cavi oram ad-<text:line-break/>frendit, Quodsi semel eo suerit compulsum, levi momento<text:line-break/>in ipsum cavum revertitur; hic autem restituendi finis fuif.</text:p>
      <text:h text:style-name="Heading_20_2" text:outline-level="2">VIII.</text:h>
      <text:p text:style-name="P13"><text:span text:style-name="T1">Eundem restituendi modum adhibere medicus poterit, st<text:line-break/>sub ala ab interiori parte articuli prolapsi ‘digitos</text:span> de-<text:line-break/><text:span text:style-name="T1">mittens a latere ipsum reducat, suum vero caput ad<text:line-break/>renitendum objiciat, qua</text:span> jugulum cum lato <text:span text:style-name="T1">scapularum</text:span></text:p>
      <text:p text:style-name="P11"><text:span text:style-name="T1">osce committitur, genibus juxta cubiti juncturam ad<text:line-break/>humerum </text:span><text:span text:style-name="T1">datis </text:span><text:span text:style-name="T1">ad latus </text:span><text:span text:style-name="T1">repellat. </text:span><text:span text:style-name="T1">Expedite autem eum<text:line-break/>qui' restituet' manu </text:span><text:span text:style-name="T1">strenua </text:span><text:span text:style-name="T1">effe vel 'ipfe. manibus et<text:line-break/>capite </text:span><text:span text:style-name="T1">quod </text:span><text:span text:style-name="T1">dictum est praestet, alter </text:span><text:span text:style-name="T1">cubitum ad </text:span><text:span text:style-name="T1">pe-<text:line-break/>ctus </text:span><text:span text:style-name="T1">adducat.</text:span></text:p>
      <text:p text:style-name="P10">Medici in restituendis luxatis quaedam agunt idiotis<text:line-break/>quoque communia, id qudfl nunc faciunt lu proposito<text:line-break/>restituendi modo, quaedam proprie adjiciunt iis quae com-<text:line-break/>munia funt. Commune est medicorum pariter et idiota-<text:line-break/>rum per digitos impellere et humerum attollere, sed pro-<text:line-break/>prium medicorum caput objicere homini, <text:span text:style-name="T53">k</text:span>qua jugulum<text:line-break/>cum lato fcapul'arum osse committitur et humerum adur-<text:line-break/>gere-genibus ad imum ejus datis. Objicitur autem caput<text:line-break/>ne homo sequatur, quum humerus digitorum impulsu in<text:line-break/>priorem partem adducitur; quae primo fieri debent, tum</text:p>
      <text:p text:style-name="P12">tertio genibus adurgendum, quod 'in-eo tempore totius<text:line-break/>curationis quae per manum admovetur opportunissime sit,<text:line-break/>quum humeri caput a latere penitus reductum non proti-<text:line-break/>nus occurrit cervici lati scapularum ossis; tunc enim ne-<text:line-break/>qne oportet articulum lu priorem partem adducere, scd<text:line-break/>in superiorem compellere; quod optime continget, si quis<text:line-break/>imum humerum ad latus trudat. Quatenus enim in in-<text:line-break/>teriorem atque inferiorem partem fertur, eatenus quod<text:line-break/>ipsi apponitur in contrarias partes ducitur. At ubi hu-<text:line-break/>meri caput in priorem simul et superiorem <text:span text:style-name="T1">venit,</text:span> facile<text:line-break/>reconditur. Sed si nolit medicus genibus imum humerum<text:line-break/>attingere, imperet alteri ut ipfum ad pectus adducat.<text:line-break/>Hoc supra ostensum est fieri ab idiota, quod faepe arti-<text:line-break/>culus excidat, edocto.:qua'ratione agendum sit. Sed cui<text:line-break/>nunc primum excidit, non licet id efficere, nisi si gene-<text:line-break/>rofus est atque adversis rebus non perturbatur; hic siqui-<text:line-break/>dem jussus a medico per se,.humerum excitabit.</text:p>
      <text:h text:style-name="P4" text:outline-level="2">IX.</text:h>
      <text:p text:style-name="P14">Reponitur idem <text:span text:style-name="T1">humeri caput, quum retrudatur ad do,—<text:line-break/>sum </text:span><text:span text:style-name="T1">tum </text:span><text:span text:style-name="T1">altera </text:span><text:span text:style-name="T1">manu </text:span><text:span text:style-name="T1">eminentia cubiti sursam compelli-<text:line-break/>tur, altera a posteriori </text:span><text:span text:style-name="T1">parte </text:span><text:span text:style-name="T1">urgetur articulus.</text:span></text:p>
      <text:p text:style-name="P10">Hoc restituendi modo , magis circumducimus quam<text:line-break/>superiori, sed sub ipso etiam necesse est in tres partes<text:line-break/>articulum agi, quae tamen singulae propriis finibus non<text:line-break/>circumscribuntur, neque angulum efficit, quum ex una<text:line-break/>parte ad aliam transfertur, fed in orbem flectitur perinde<text:line-break/>ac si anguli <text:span text:style-name="T1">a</text:span> quadrato retundantur. Quid autem accidat,<text:line-break/>quum articulus in orbem agitur circumduciturque, plane<text:line-break/>intelliges ex descriptione hujus figurae;</text:p>
      <text:p text:style-name="P13">A. B. C. D.</text:p>
      <text:p text:style-name="P13">Concipito caput humeri, quem articulum lati foapularum<text:line-break/>ossis vocat, quum primo agitur, ferri a latere ad partem<text:line-break/>priorem per lineam CD, inde sursum per lineam D B,</text:p>
      <text:p text:style-name="P12">postea in suum cavum conjici, ubi.A,<text:span text:style-name="T16">x</text:span>quodsi ita feratur,<text:line-break/>non circumducitur, sed fi anguli D B quasi infringantur,<text:line-break/>non amplius per tres lineas rectas" feretur, fed per unam<text:line-break/>curvam. Sic itaque circumactus humerus ad oram addu-<text:line-break/>citur fui cavi, ad quam ubi venit, modico .impnifu. in<text:line-break/>suam sedem revertitur. . Atque hoc commune est omnium<text:line-break/>quae circumducendo reponuntur, id quod etiam evenit ei<text:line-break/>restituendi modo quem nunc exprimit. Siquidem brachio<text:line-break/>in posteriorem partem dqcto ad spinam, quum necessario<text:line-break/>humerus sequatur, caput hujus lu priorem ac superiorem<text:line-break/>partem translatum,.circumducetur, primo, circa inferiorem<text:line-break/>partem commisturae; deinde circa priorem, donec adscen-<text:line-break/>dat ad oram sui cavi, lu quod ubi conjectum fuerit, <text:span text:style-name="T1">con-<text:line-break/></text:span>tinebitur, tuncque restituendi finis esu Quemadmodum<text:line-break/>autem lu superiori modo restituendi, <text:span text:style-name="T1">ne</text:span> homo sequens in<text:line-break/>priorem partem converteretur,' praecepit medico ut capite</text:p>
      <text:p text:style-name="P12">objecto summum lati scapularum ossis, qua cum jugulo<text:line-break/>committitur, retro repelleret, ita nunc ne in posteriorem<text:line-break/>partem convertatur, contrarium imperat, ut scilicet manu<text:line-break/>objecta a posteriori parte totius commissurae hominem in<text:line-break/>priorem repellat.</text:p>
      <text:h text:style-name="Heading_20_2" text:outline-level="2">X.</text:h>
      <text:p text:style-name="P14"><text:span text:style-name="T1">Hic reponendi modus atque is </text:span><text:span text:style-name="T1">qui </text:span><text:span text:style-name="T1">superius positus est se-<text:line-break/>cundum naturam non sunt, </text:span><text:span text:style-name="T1">circum agentes tamen </text:span><text:span text:style-name="T1">in<text:line-break/>suam sudem articulum cogant.</text:span></text:p>
      <text:p text:style-name="P10">Dixit non secundum naturam esse eo quod articulus<text:line-break/>ad rectam lineam non feratur, fed in orbem magis, ut<text:line-break/>ostensum esu Qua in re periculum est ne abscindatur pro-<text:line-break/>cessus aliqui. Propterea autem adjecit, cogunt, ut vim<text:line-break/>eorum indicaret.</text:p>
      <text:h text:style-name="P4" text:outline-level="2">XI.</text:h>
      <text:p text:style-name="P14"><text:span text:style-name="T1">Sed qui per calcem reponere nituntur, prope fecundum<text:line-break/>naturam cogunt.</text:span></text:p>
      <text:p text:style-name="P56">Qua de causa hunc reponendi modum asserat prope<text:line-break/>secundum naturam esse aperte intelliges, quum ipsum<text:line-break/>universum cognoveris; quod fiet ubi quae subjiciuntur<text:line-break/>animadvertas.<text:tab/>~</text:p>
      <text:h text:style-name="Heading_20_2" text:outline-level="2">XII.</text:h>
      <text:p text:style-name="P14"><text:span text:style-name="T1">Hominem oportet humi resupinare, medicum vero ab ea<text:line-break/>parte, abd qua articulus eruperit, humi sedere; deinde<text:line-break/>suis manibus hominis brachium 'affectum' prehendere ac<text:line-break/>deorsum versus extendere at </text:span><text:span text:style-name="T1">‘ </text:span><text:span text:style-name="T1">calce in alam demisuo dex-<text:line-break/>tro quidem in dextram,.sinistro, in sinistram, in contra-<text:line-break/>riam partem urgere. Necejsc autem est in stnum alae<text:line-break/>rotundum aliquid demittere quod ibi aptetur, Maxime</text:span></text:p>
      <text:p text:style-name="P12"><text:span text:style-name="T1">idoneae sunt pilae parvae admodum ac durae, quae e<text:line-break/>Corio fere suuntur: </text:span><text:span text:style-name="T1">nam </text:span><text:span text:style-name="T1">nist tale aliquid indatur, non<text:line-break/>potest </text:span><text:span text:style-name="T1">calx </text:span><text:span text:style-name="T1">ad humeri- caput pervenire. Brachio enim<text:line-break/>ab inferiori parte extenta sinuatur ala, quoniam chor-<text:line-break/>dae ab .utraque parte adam constringunt inter se adver-<text:line-break/>sae. . Oportet a ut em-'Aliquem ab altera parte ejus qui<text:line-break/>extenditur sedentem continere hominem ab integri, hu-<text:line-break/>mari cum lato scripulorum oste commistura, ne corpus<text:line-break/>ducatur asuecto brachio ab altera parte extento,; post<text:line-break/>loro molli abunde lato pilam 'in alam conjectam exci-<text:line-break/>pere, cujus lori utrumque caput alter extendat, qui a<text:line-break/>capite hominis- sudeat pedeque eam-partem repellat, ubi<text:line-break/>jugulum cum-summitate lati scapularum ofsts conjungi-<text:line-break/>tur. Pila vero quantum maxime potest intus conjicia-<text:line-break/>tur atque ad latus et a capite humeri</text:span> recedet.</text:p>
      <text:p text:style-name="P11">Si quis quae sic traduntur, non intelligat,. huic opus<text:line-break/>est non verbo exponere, sed agendo rem monstrare. At-<text:line-break/>qne idcirco mihi placet, quemadmodum supra retuli, li-<text:line-break/>brum ipfum Hippocratis saepius legi verbis diligenter con-<text:line-break/>sideratis atque adhibito omnino .studio, ut quod proponi-<text:line-break/>tur intelligatur. Equidem tibi ut quae ab Hippocrate scri-<text:line-break/>pta funt tenenti causam adjiciam , quam ob rem hunc<text:line-break/>reponendi modum prope secundum naturam esse affirmet,<text:line-break/>quosque superius posuit tanquam non secundum naturam<text:line-break/>reprehendat. Primo quidem hic reponendi modus hurne-<text:line-break/>rum extendit, quod neuter ex superioribus praestitit,<text:line-break/>quam ob rem a quovis merito laudatur. Nos enim ad<text:line-break/>quem usum intensio adbiberetur extendendumque perpe-<text:line-break/>tuo esse, antequam restituere aut componere, tenternus, in<text:line-break/>opere quoque de fracturis ostendimus.. Deinde in hac<text:line-break/>curatione calce homo retro repellitur, ne sequatur,. quum<text:line-break/>brachium attrahitur. Haec itaque duo agentes in diversa</text:p>
      <text:p text:style-name="P12">contendimus; loro quidem circa alam injecto hominem in<text:line-break/>posteriorem partem ducimus, pede in priorem repellimus.<text:line-break/>Patet autem eundem esse qui utrumque efficiens in di-<text:line-break/>versa contendit. Haec in proposito reponendi modo se-<text:line-break/>cundum naturam adhibentur. Sed quum impulsus absit a<text:line-break/>convenienti modo recedit, .eo quod nequeat exigua pila<text:line-break/>inter latus et humeri caput penetrare ac multo minus<text:line-break/>etiam calx. At ubi eo nihil indatur, quomodo impelle-<text:line-break/>mus? ubi non impellamus, neque reponere secundum<text:line-break/>naturam poterimus.</text:p>
      <text:h text:style-name="Heading_20_2" text:outline-level="2"><text:span text:style-name="T32">ΧΙ</text:span><text:span text:style-name="T39">II</text:span><text:span text:style-name="T66">.</text:span></text:h>
      <text:p text:style-name="P14">Esi <text:span text:style-name="T1">et alius reponendi modus, quo super summum hume-<text:line-break/>rum alterius hominem collocant. Alajor autem este<text:line-break/>neceffario is debet, super quem collocatur. Hic autem<text:line-break/>apprehensu brachio laborantis summam humerum suum<text:line-break/>excitatum alae hominis subjiciat.</text:span></text:p>
      <text:p text:style-name="P11">Primus reponendi modus quem posuit per digitos fuit,<text:line-break/>sive aegrotantis-sive medici, alter per calcem, tertius'<text:line-break/>est quem vocant <text:span text:style-name="T32">διὰ</text:span><text:span text:style-name="T66"> </text:span><text:span text:style-name="T32">τοΰ</text:span><text:span text:style-name="T66"> </text:span><text:span text:style-name="T32">κατωμισμοΰ</text:span>, eo quod Hippocra-<text:line-break/>tes dixit, <text:span text:style-name="T32">ω</text:span><text:span text:style-name="T66"> </text:span><text:span text:style-name="T32">κατωμίζουσιν</text:span><text:span text:style-name="T66"> </text:span><text:span text:style-name="T32">ἐς</text:span><text:span text:style-name="T66"> </text:span><text:span text:style-name="T32">ἄνθρωπον</text:span><text:span text:style-name="T66">, </text:span>quum significare<text:line-break/>voluit eum modum;.'quo super summum humenimalte-<text:line-break/>rius.hominem collocant. Quomodo autem hoc fiat, ipfe<text:line-break/>aperte docuit, <text:span text:style-name="T53">s</text:span>quum praecepit ut qui super summum siu-<text:line-break/>rnerum collocatuius hominem esset, suis manibus prola-<text:line-break/>psurn ipsius brachium prehenderet, atque ita summum hu-<text:line-break/>merum suum attollensnin hominis alam conjiceret, ut <text:span text:style-name="T1">ca-<text:line-break/></text:span>vtim quod in ea est ejusmodi eminentiae lucum praestaret?</text:p>
      <text:h text:style-name="Heading_20_2" text:outline-level="2">XIV.</text:h>
      <text:p text:style-name="P14"><text:span text:style-name="T1">Postea convertatur, quasi, sedili velit infidere, eo spectans<text:line-break/>ut summo suo humero aeger dla-suspendatur; ipse verd<text:line-break/>se. ipsum ab eo humero magis excitat quam ab altero<text:line-break/>suspenstque humerum ad suum pectas quam celerrime<text:line-break/>adducat. Ita vero stgaratus concutiatur, quum hami-</text:span></text:p>
      <text:p text:style-name="P13"><text:span text:style-name="T1">J</text:span></text:p>
      <text:p text:style-name="P11"><text:span text:style-name="T1">diam suspenderit.ut reliquum corpus tn contrariam par-<text:line-break/>tem inclinetur </text:span><text:span text:style-name="T1">atque </text:span><text:span text:style-name="T1">humerus contentus. Quodsi homo<text:line-break/>-suvis admodum suerit,</text:span> appendatur eia <text:span text:style-name="T1">posteriori pane<text:line-break/>levis aliquis puer, . 'Hi restituendi .modi omnes, ad pa-<text:line-break/>laestram sunt aptifstmi, quoniam, luxata 'ibi ut restituan-<text:line-break/>tur</text:span><text:span text:style-name="T1">, </text:span><text:span text:style-name="T1">nullum. aliud machinamentum &gt; desiderant , quibus<text:line-break/>alibi uti etiam convenit. .</text:span></text:p>
      <text:p text:style-name="P10"><text:span text:style-name="T66">'</text:span><text:span text:style-name="T32">Τποστρέψαι</text:span><text:span text:style-name="T66"> </text:span>dixit verbum convertatur significare, vo-<text:line-break/>lens, summum humerum, super quem homo collocatur<text:line-break/>converti, sicut quando ad sedile accedimus, ut illi insida-<text:line-break/>mus. Aegrotantem vero quum ab humero pendebit, con-<text:line-break/>stat a tergo ejus, super quem collocatur, suspendendum<text:line-break/>esse. Hac siquidem via in contrariam partem ducetur,<text:line-break/>atque brachium quod a fronte trahitur. Quod si levis<text:line-break/>fuerit qui suspenditur, appendi levem puerum praecipit,<text:line-break/>ut gravius reddat .pondus quod tendit in partem contra-<text:line-break/>riam. . Vuit etiam: coucuti articulum humeri ipsius aegro-</text:p>
      <text:p text:style-name="P12">tantis ab eo super quem collocatur.; ut e regione • suae<text:line-break/>sedis constituatur. • Saepius enim diximus, ubi articulus<text:line-break/>ita collocetur, facile; recondi; tquum nobis etiam nihil<text:line-break/>impellentibus musculi quod expedit efficiant.</text:p>
      <text:h text:style-name="Heading_20_2" text:outline-level="2">XV.</text:h>
      <text:p text:style-name="P57"><text:span text:style-name="T1">Sed et qui super pistillum cogunt, prope fecundum natu-<text:line-break/>'rrrarn restituunt, " Involvatur autem pistillum molli aliqua<text:line-break/>fasuta</text:span><text:span text:style-name="T1">, </text:span><text:span text:style-name="T1">niinus' enim elabitur, atque inter latus -et humeri<text:line-break/>caput demittatur. Quod st pistillum brevius suerit,<text:line-break/>'torno alicubi sedeat, stc. ut vix injicere humerum super<text:line-break/>pistillum poststt.'’ Fere autem pisaUum adhiberi Iongids<text:line-break/>convenit, sta- ut homo stans paene ex do pendeat. Dein-<text:line-break/>ceps humerus et brachium juxid pistillum extendatur</text:span> j<text:line-break/><text:span text:style-name="T1">corpus vero alter in alteram partem adurgeat</text:span><text:span text:style-name="T1">, </text:span><text:span text:style-name="T1">manibus<text:line-break/>ad collum datis juxta jugulum. </text:span><text:span text:style-name="T17">r</text:span><text:span text:style-name="T1"><text:tab/>. -</text:span></text:p>
      <text:p text:style-name="P11">Atque hi etiam quatenus in diversa contendunt, se-<text:line-break/>cnndum naturam reponunt, quatenus vero humeri caput,<text:line-break/>ut lu sequentibus ostendit, pistillo, circumducitur, <text:span text:style-name="T1">a re-<text:line-break/>ponendo</text:span> secundum naturam absunt. Quae autem hic scri-<text:line-break/>hit, singula in aperto sunt. —</text:p>
      <text:h text:style-name="Heading_20_2" text:outline-level="2">XVI.</text:h>
      <text:p text:style-name="P14">Hic <text:span text:style-name="T1">reponendi modus moderate secundum naturam est, ac<text:line-break/>restituere articulum potest, st recte adhibeatur. .</text:span></text:p>
      <text:p text:style-name="P10">Hunc modum fecundum naturam esse affirmat <text:span text:style-name="T1">mode-<text:line-break/>rate,</text:span> quod signisicavit verbo <text:span text:style-name="T32">ἐπιεικεώς</text:span><text:span text:style-name="T66">, </text:span>quemadmodum et<text:line-break/><text:span text:style-name="T1">homo 'moderatus</text:span> <text:span text:style-name="T32">ἐπιεικὴς</text:span><text:span text:style-name="T66"> </text:span>Graece dicitur.. Putarunt non-<text:line-break/>nulli verbum <text:span text:style-name="T32">ἐπιεικῶς</text:span><text:span text:style-name="T66"> </text:span>usurpari pro <text:span text:style-name="T1">maxime,</text:span> atque idcirco,<text:line-break/>ut opinor, in principio hujus orationis removerunt dictio-<text:line-break/>nem <text:span text:style-name="T1">prope</text:span> ita scribentes; scd et qui super pistillum co-<text:line-break/>gunt, secundum naturam restituunt. Debuerunt autem<text:line-break/>etiamsi Hippocrates id non monuisset, per sc intelligere</text:p>
      <text:p text:style-name="P12">cujus rei hunc reponendi modum in sequentibus accuset.<text:line-break/>Accusat enim quum inquit: licet enim pistillo humeri ar-t<text:line-break/>ticulus inhaereat, periculum est ne corpus in hanc vel<text:line-break/>illam partem labatur; ac propterea. ait eum modum qur<text:line-break/>per fcalam adhibetur meliorem esse. Modus igitur qui<text:line-break/>pistillo utitur ad summum perfectionis non accedit. Quare<text:line-break/>neque verbo <text:span text:style-name="T32">ἐπιεικῶς</text:span><text:span text:style-name="T66"> </text:span><text:span text:style-name="T1">maxime</text:span> significatur; magis enim<text:line-break/>eum probat qui per scalam est, magis item qui per spa-<text:line-break/>tharn habentem in summo capitulum rotundum ac leniter<text:line-break/>cavum.</text:p>
      <text:h text:style-name="Heading_20_2" text:outline-level="2">XVII.</text:h>
      <text:p text:style-name="P14"><text:span text:style-name="T1">Quin et alius quidam modus est per scalam adhuc melior,<text:line-break/>quandoquidem titttus suspensum corpus non magis in<text:line-break/>hanc quam in illam partem inclinabitur. Licet enim<text:line-break/>pistillo humeri articulus inhaereat, periculum est ne<text:line-break/>corpus in hanc vel illam partem labatur.</text:span></text:p>
      <text:p text:style-name="P11">Quintus hic est reponendi modus. Ob quam vero<text:line-break/>causam utilior sit quam qui positus est quarto loco aperte<text:line-break/>ipfe exposuit.</text:p>
      <text:h text:style-name="Heading_20_2" text:outline-level="2">XVIll.</text:h>
      <text:p text:style-name="P14"><text:span text:style-name="T1">Alligandum autem est super gradum rotundum aliquid<text:line-break/></text:span><text:span text:style-name="T1">quod alae </text:span><text:span text:style-name="T1">stnui </text:span><text:span text:style-name="T1">conveniat, ut humeri caput in suam </text:span><text:span text:style-name="T1">su-<text:line-break/></text:span><text:span text:style-name="T1">dem compellatur.</text:span></text:p>
      <text:p text:style-name="P10">Ex eo ipso ligno ex quo gradus conficitur tale quid-<text:line-break/>piam exstat initio protinus, quum scalae machinamentum<text:line-break/>paratur, quo nos etiam frequenter utimur. Simile autem<text:line-break/>est ligno quod proxime subdet, quod summum habet ca-<text:line-break/>pitulum rotundum ac leniter cavum, unde apud recentio-<text:line-break/>res medicos fere omnes Graece <text:span text:style-name="T32">ἄμβης</text:span><text:span text:style-name="T66"> </text:span>nomen' invenit.<text:line-break/>Consuevit autem illis organis adjici quae e recto collo-<text:line-break/>cantur, cujusmodi est organum tum Andreae tum fabri.</text:p>
      <text:p text:style-name="P12">Neutrius autem structuram adfcrihere nunc oportet; posita<text:line-break/>enim est a sexcentis architectis junioribus., qua de orga-<text:line-break/>nis scribunt. Nobis autem institutum, est Hippocratem<text:line-break/>explanare, qui ad omnia validissime in contrarias partes<text:line-break/>feu extendenda scu impellenda eo machinamento utitur<text:line-break/>quod scamnum appellatur.,</text:p>
      <text:h text:style-name="Heading_20_2" text:outline-level="2">XIX.</text:h>
      <text:p text:style-name="P14"><text:span text:style-name="T1">Inter omnes</text:span> reponendi <text:span text:style-name="T1">modos hic praestaKtijstmus esu Ltg—<text:line-break/>num accipitur ad summum quinas vei certe quaternos:<text:line-break/>digitos letum; crajsum vero binos aut etiam minus,<text:line-break/>longum cubitos duos vel paulo brevius, quod ab altero<text:line-break/>extremo rotundum stt , angusti/strnurn ac maxime tenue.<text:line-break/>In'summum capitulum rotundum ac leniter cavum ha-<text:line-break/>beat , plerumque exstet ab una parte, non quidem ver-<text:line-break/>sus latus, sed versus humeri caput, ut huic subjectum<text:line-break/>alae juxta, latus: accommodetur, Summo item ligno vel</text:span></text:p>
      <text:p text:style-name="P12"><text:span text:style-name="T1">linteum </text:span><text:span text:style-name="T1">vel mollis </text:span><text:span text:style-name="T1">habena agglutinatur, </text:span><text:span text:style-name="T1">ut mitius </text:span><text:span text:style-name="T1">stt;<text:line-break/>deinde caput ligni </text:span><text:span text:style-name="T1">in alam demittitur </text:span><text:span text:style-name="T1">intro quantum<text:line-break/>potest inter</text:span> latus <text:span text:style-name="T1">et humeri caput, brachium totum su-<text:line-break/>per</text:span> signum <text:span text:style-name="T1">extenditur </text:span><text:span text:style-name="T1">alligaturque </text:span><text:span text:style-name="T1">paulum infra hu-<text:line-break/>meri Caput supra cubitum </text:span><text:span text:style-name="T1">et </text:span><text:span text:style-name="T1">supra manum, ut quam<text:line-break/>maxime immobile </text:span><text:span text:style-name="T1">stt. </text:span><text:span text:style-name="T1">Est autem maximi momenti exd<text:line-break/></text:span>tremum <text:span text:style-name="T1">lignum ultra humeri caput in alam intime indere.</text:span></text:p>
      <text:p text:style-name="P10">Sextum reponendi modum, quem potissimum laudavit,<text:line-break/>hic docere ingreditur, aperte exponens structuram ligni,<text:line-break/>cujus extremo (superimpositum est capitulum rotundum<text:line-break/>ac leniter cavum. Hoc quia simile est labro quod Graeci<text:line-break/>vocant <text:span text:style-name="T32">ἄμβωνα</text:span><text:span text:style-name="T44">, </text:span>medici totum lignum <text:span text:style-name="T32">ᾶμβην</text:span><text:span text:style-name="T44"> </text:span>appellant;<text:line-break/>tale siquidem labrum est quale videmus lu ollis conver-<text:line-break/>fum in interiorem partem versus cavum. Unde quidam<text:line-break/>comicus ut per jocum morderet, dixit quendam ollarum<text:line-break/><text:span text:style-name="T32">ἄμβωνας</text:span><text:span text:style-name="T66"> </text:span>delingere. Attici igitur mafculino genere <text:span text:style-name="T1">apsito-<text:line-break/></text:span><text:span text:style-name="T32">νας</text:span><text:span text:style-name="T66">, </text:span>Iones feminino <text:span text:style-name="T32">ἄμβας</text:span><text:span text:style-name="T66"> </text:span>hujusmodi librorum figuras</text:p>
      <text:p text:style-name="P12">appellant. Commodissime autem capitulum hoc demitti-<text:line-break/>tur inter latus atque humeri caput, utilissimumque est ad<text:line-break/>impellendum, quum firmiter quod gibbum est ex humeri<text:line-break/>capite excipiat. In universum autem singula ipsius verba<text:line-break/>plana sunt.</text:p>
      <text:h text:style-name="Heading_20_2" text:outline-level="2">XX.</text:h>
      <text:p text:style-name="P14"><text:span text:style-name="T1">Post haec tignum transversum inter duas columnas bene<text:line-break/>alligandum est, superque id brachium cum Ugno impo-<text:line-break/>nendum, ita ut ab una parte brachium stt, corpus ab<text:line-break/>altera, fed tignum juxta alam; dejn ab altera parte<text:line-break/>circa tignum attrahendum brachium cum ligno, ab al-<text:line-break/>tera reliquum corpus. Vinciatur autem transversum<text:line-break/>lignum sublime, ut reliquum corpus suspensum</text:span> imis pe_<text:line-break/><text:span text:style-name="T1">dibus stt. Modus hic reponendi capitis humeri praestans<text:line-break/>tifstmus est' justifstrne enim impellit modo lignum retr</text:span><text:span text:style-name="T54">O<text:line-break/></text:span><text:span text:style-name="T1">magis, quam humeri caput demittatur; justifstrne</text:span> item</text:p>
      <text:p text:style-name="P12"><text:span text:style-name="T1">in contrarias partes inclinat osque humeri tutum fervat.<text:line-break/>Ubi casus quidem recens stt, articulus citius opinione<text:line-break/>reconditur, prius item quam extentus videatur.</text:span></text:p>
      <text:p text:style-name="P10">Columnas constat ab ipso <text:span text:style-name="T32">στύλους</text:span><text:span text:style-name="T51"> </text:span>appellari, tignum<text:line-break/>vero transversum, quod ab una columna ad alteram per-<text:line-break/>venit, <text:span text:style-name="T32">στρωιῆρα</text:span><text:span text:style-name="T51">.</text:span></text:p>
      <text:h text:style-name="Heading_20_2" text:outline-level="2">XXI.</text:h>
      <text:p text:style-name="P13"><text:span text:style-name="T1">Sed et quae jam diu exciderunt hoc tantam modo reponi<text:line-break/>poscunt, nist tempore caro in cavum</text:span> venerit <text:span text:style-name="T1">atque hu-<text:line-break/>meri caput locum</text:span> sibi tritum <text:span text:style-name="T1">fecerit in quem veniat.<text:line-break/>' Ubi autem luxato malam ita inveteraverit, hac via ar-<text:line-break/>bitror posce restituit nam quid</text:span> non <text:span text:style-name="T1">moveat justus im-<text:line-break/>pulsus ? </text:span>manere <text:span text:style-name="T1">tamen suo loco non puro, fed prolabi<text:line-break/>ut consuevit. Idem efficies, </text:span><text:span text:style-name="T1">st </text:span><text:span text:style-name="T1">super gradum vim ad-<text:line-break/>hibeas, hac reponendi ratione usus.</text:span></text:p>
      <text:p text:style-name="P11">Locum tritum et callostrm nominavit <text:span text:style-name="T32">τρίβον</text:span><text:span text:style-name="T66">, </text:span>quem<text:line-break/>efficit humeri caput, quod adstrictum diu continetur in<text:line-break/>ea parte carnis quae jaxta commissuram est, in quam<text:line-break/>forte a principio erumpens constitit, <text:span text:style-name="T32">κοτνλην</text:span><text:span text:style-name="T66"> </text:span>dixit cavum<text:line-break/>commissurae, quod ut dictum est fuperinsidet extremae<text:line-break/>cervici lati scapularum ossis. Plerumque autem tam ipfe<text:line-break/>quam alii medici <text:span text:style-name="T32">κοτύλας</text:span><text:span text:style-name="T66"> </text:span>appellant ..alta cava-ac magnis<text:line-break/>oris .scpta; fed nunc' jure sitio mutuatus est hoc vocabu-<text:line-break/>lum ad significandum cavum, in quod proxima caro con-<text:line-break/>jicitur, quum articulus luxatur et locum occupat, in quod<text:line-break/>humeri caput ante recipiebatur. Igitur et propterea quod<text:line-break/>ipfe sinus capitis humeri obstructus est et propterea quod<text:line-break/>locus in quem venit occallescens sinus vicem praestat, fit<text:line-break/>ut, si quando reponatur, contineri non possit, quum caro,<text:line-break/>quae juxta erat, sinum praeter naturam occupet et ea quae<text:line-break/>ossi locum facit occallescens commissurae sinum referat.</text:p>
      <text:h text:style-name="P4" text:outline-level="2">XXII.</text:h>
      <text:p text:style-name="P14"><text:span text:style-name="T1">Satisque omnino fuerit, st recens adhuc vitium stt, super<text:line-break/>magnum sedile Thejsulum </text:span><text:span text:style-name="T1">vim </text:span><text:span text:style-name="T1">adhibere. Sed parari<text:line-break/>lignum </text:span><text:span text:style-name="T1">convenit, quemadmodum </text:span><text:span text:style-name="T1">dictum est, </text:span><text:span text:style-name="T1">atque. </text:span><text:span text:style-name="T1">homi-<text:line-break/>nem </text:span><text:span text:style-name="T1">in latus </text:span><text:span text:style-name="T1">conversum </text:span><text:span text:style-name="T1">sedili</text:span> insidere, <text:span text:style-name="T1">brachio cum<text:line-break/>ligno super </text:span><text:span text:style-name="T1">eam partem sedilis </text:span><text:span text:style-name="T1">injecto</text:span><text:span text:style-name="T1">, </text:span>cui siedentes<text:line-break/><text:span text:style-name="T1">dorso inhaerent, atque </text:span><text:span text:style-name="T1">ab una </text:span><text:span text:style-name="T1">parte corpus attrahere,<text:line-break/>ab altera humerum ciim ligno. </text:span><text:span text:style-name="T1">Idem quoque f</text:span><text:span text:style-name="T1">acere<text:line-break/>licet super fores bipartitas^ His </text:span><text:span text:style-name="T1">autem utendum </text:span><text:span text:style-name="T1">est,<text:line-break/>prout praesto sunt. '</text:span> t . ' v r •</text:p>
      <text:p text:style-name="P10">Sedilis quondam haec figura fuit potissimum in Thef-<text:line-break/>salia, ut ad rectam lineam attolleretur ea parte, cui se-<text:line-break/>dentes dorso inhaerent, super quam adhiberi voluit vim<text:line-break/>lu diversa extendendi, quemadmodum ante super tignum<text:line-break/>docuit. Verum. quomodo, collocare languentem super se-<text:line-break/>dile oporteat ipfe aperte explicavit. Idem efficient fo-<text:line-break/>res bipartitae, si super eas vis adhibeatur. Inveniuntur</text:p>
      <text:p text:style-name="P12">autem hujusmodi fores, in quarum medio interjectum est<text:line-break/>lignum firmum, quale paulo ante dixit tignum inter duas<text:line-break/>columnas. Ex'his foribus altera ab inferiori parte aperi-<text:line-break/>tur, a superiori altera, atque ’hae de causa bipartitas,fo-<text:line-break/>res vocavit, quasi duplicem quandam duas in- fe conti-<text:line-break/>nentem parvas. Docet igitur prolapsum humerum super<text:line-break/>lignum inter duas fores situm imponi, ut intensio in di-<text:line-break/>verfa admoveatur.</text:p>
      <text:h text:style-name="P3" text:outline-level="1"><text:bookmark-start text:name="bookmark146"/>DE HUMERO IIS MODIS PROLA-<text:line-break/>PSO QUOS HIPPOCRATES NON<text:line-break/>VIDIT.<text:bookmark-end text:name="bookmark146"/></text:h>
      <text:p text:style-name="P13">Testatur quidem Hippocrates humeri caput prolapfum in<text:line-break/>alam dumtaxat se vidisse; quidam vero ex recentioribus<text:line-break/>medicis scribunt in alias quoque partes excidere, ut in<text:line-break/>quas etiam prolabi possit. Nos autem quinquies hactenus<text:line-break/>ejusmodi casum nacli sumus, semel in Asia, Romae qua-<text:line-break/>ter, nec saepius arbitror Romae accidisse, quoniam medici<text:line-break/>omnes ut me consulerent quae praeter opinionem eveni-</text:p>
      <text:p text:style-name="P12">rent mihi ostendebant. Quater igitur procidit ac scmper<text:line-break/>in priorem partem. Erat autem dfcrimen eo quod nunc<text:line-break/>ab ipsa magis ad commissuram accedebat, nunc ab ipsa<text:line-break/>magis diducebatur in longitudinem vel latitudinem rnem-.<text:line-break/>bri. Mirabar autem quodammodo, qui fieret ut Hippo-<text:line-break/>crates hoc nunquam viderit; ex recentioribus vero unus<text:line-break/>dicat semel se vidisse, alter bis. Nemo autem ita saepe<text:line-break/>sicut nos hactenus conspeximus et sorte rurfus etiam con-<text:line-break/>spiciemus. Existimamus autem non casu, sed ratione id<text:line-break/>nobis accidisse, ut deinceps ostendemus. In Asia nostra<text:line-break/>primum inspeximus humerum ita prolapsum quum Smyr-<text:line-break/>nae adhuc a praeceptoribus erudiremur. Est autem haec<text:line-break/>urbs multo major illa cujus ubique meminit Hippocrates,<text:line-break/>ut qui ibi plurimum essemus. Post trigesimum et secun-<text:line-break/>dum annum Romae degimus, quam urbem tot homines<text:line-break/>habitant, ut Polemo rhetor eam celebrans dixerit terrae<text:line-break/>habitatae compendium. Qnod autem quater hactenus ejus-<text:line-break/>tnodi casus evenerit patere plane potest eo quod omnes</text:p>
      <text:p text:style-name="P12">medici, ut pnsui, mecum communicarent, quaecunque prae-<text:line-break/>ter opinionem nacti essent, ac non modo Romae nihil<text:line-break/>latere hujusmodi potuit, fed neque in portu atque in pro-<text:line-break/>xima urbe quam Ostiam nominant; quum omnibus amicis<text:line-break/>uterer quicunque illis locis medicinam exercerent, quae<text:line-break/>et ipsa frequenlissima sunt. At urbes quarum meminit<text:line-break/>Hippocrates, ubi diutius egit, non plures incolunt quam<text:line-break/>Romae vicum unum. Nihil ergo mirum, si in frequen-<text:line-break/>tissima urbe plures incidunt in idem malum, lllud prae-<text:line-break/>terea experientia discens ductus sum ad causam invenien-<text:line-break/>dam; nonnullis enim palaestra, nonnullis medicorum opera<text:line-break/>viIus est articulus eo modo excidere. Nam duo quidem<text:line-break/>ex iis quos vidi articulum in alam venisse mihi retule-<text:line-break/>runt ; medicis autem imperite urgentibus musculorum com-<text:line-break/>plexu arcte contentum fuisse secus ac principio apparuif-<text:line-break/>fet. Quocirca si Romae lias duas causas praeter hominum<text:line-break/>frequentiam adjicias, requires non quidem cur tot nactus</text:p>
      <text:p text:style-name="P12">sim, quibus humeri articulus ile prociderit, scd cur non<text:line-break/>plures. Hippocratis enim saeculo medici optime artis<text:line-break/>praecepta discebant, atque ea praesertim quae ad hujus-<text:line-break/>modi manus operam pertinent. Ea nunc a medicis vel<text:line-break/>nullo modo addiscuntur, vel certe exiguo temporis spatio;<text:line-break/>deinde palaestrae usus mirum in modum increvit, ubi<text:line-break/>ejus magistri membra variis modis contorquent atque per-<text:line-break/>vertunt. Requires igitur; ut dixi, non cur tot, sed cur in<text:line-break/>tot hominum millibus non plures viderim quos magistro-<text:line-break/>rum numerus in palaestra et inscitia medicorum in hujus-<text:line-break/>modi noxam compulerit. - Restituuntur autem luxata haec<text:line-break/>iisdem consiliis scilicet extendendo, impellendo et collo—<text:line-break/>cando. Non convenit autem ita impellere in hoc casu,<text:line-break/>sicut quando in aliam articulus eruperat. Ibi enim opus<text:line-break/>erat articulum primo in priorem partem, deinde sursum<text:line-break/>adducere, dum collocaretur e regione fui cavi. Nunc<text:line-break/>autem quum penitus .in priori parte commissurae sit, sive<text:line-break/>in interiorem sive lu exteriorem partem adstrictus a mu-</text:p>
      <text:p text:style-name="P11">fculis inclinetur-, impellere ipsum.oportet ad contrariam,<text:line-break/>regionem. In qua faciendo periculum est ne .ipfe. deor-<text:line-break/>sum lapsus a musculis .lu alam trahatur,, quam rem . in<text:line-break/>diversa extendentes praecipue vitamus. Neu est antem<text:line-break/>abs re, dum in diveria contenditur, locum sepire qui sub<text:line-break/>ala est, quod nos Smyrnae feeimus ad articulum in prio-<text:line-break/>rem partem elapsum. . Accidit autem lu palaestra, quum<text:line-break/>» brachium cuidam a luctante duplicaretur, sub quo modo<text:line-break/>potissimum articulus in priorem partem prorumpit; nos<text:line-break/>vero homine resupinato intensionem in contrarias partes<text:line-break/>adhibuimus similem illi quae per calcem fit, quodam a<text:line-break/>posteriori parte sedente ac loro lato sub ala injecto, sinu<text:line-break/>aliqua re prius completo. Nos, ut_ diximus, articulum e<text:line-break/>musculis quibus adstringebatur expellentes, dein remissa<text:line-break/>intensione sivimus attractum a musculis lu fe ipsos recur-<text:line-break/>rentibus in suum locum reponi. Hic. igitur prompte re-:<text:line-break/>stitutus est, in palaestra enim protinus curationem ag-<text:line-break/>gressi sumus, satisque fuit affectum brachium a nobis, ipsis.</text:p>
      <text:p text:style-name="P11">extendi, non secus atque in eo reponendi modo, ubi calce<text:line-break/>utimur, interdum etiam extendendi causa laqueum injici-<text:line-break/>mus. Sit autem laqueus ex iis qui’ facultatem habent<text:line-break/>extendendi aequaliter, qualis est duplex carcbesius; qui<text:line-break/>ex lluabus habenis conficitur. Sed ubi jam diu procidit,<text:line-break/>opus fuit scamno Hippocratis quod ipse in .sequentibus<text:line-break/>tradet. Haec de articulo prolapso. Pergamus jam ad ea<text:line-break/>quae tractat de corporum varietate, quibus magis aut mi-<text:line-break/>nus humeri caput elabitur.</text:p>
      <text:h text:style-name="Heading_20_2" text:outline-level="2">XXIII.</text:h>
      <text:p text:style-name="P59"><text:span text:style-name="T1">illud autem ignorare non oportet, quod in luxatis facile<text:line-break/>restituendis naturae a naturis plurimum differunt et<text:line-break/>multum cavum </text:span><text:span text:style-name="T27">α</text:span><text:span text:style-name="T40"> </text:span><text:span text:style-name="T1">cavo distat: nam hoc quidem facilius,<text:line-break/>illud vero minus facile superatur; multum etiam discri-<text:line-break/>minis est inter eos quibus nervorum conjunctio laxa est<text:line-break/>et quibus tensu.<text:tab/></text:span><text:span text:style-name="T1">.</text:span></text:p>
      <text:p text:style-name="P11">Quum sermonem de restituendo absolverit, causam<text:line-break/>docere incipit . quamobrem nonnullis facile quivis articu-<text:line-break/>lus, excidit ac sine magno negotio reponitur, nonnullis<text:line-break/>contra raro accidit', sed magno negotio restituitur. Qua<text:line-break/>in re nos supra et. ossium commissuras causati sumus et<text:line-break/>fuperinjectos musculos valentes aut laxos.p</text:p>
      <text:h text:style-name="Heading_20_2" text:outline-level="2">XXIV.</text:h>
      <text:p text:style-name="P14"><text:span text:style-name="T1">Quibusdam enim hominibus humor in</text:span> articulis esi <text:span text:style-name="T1">propter<text:line-break/>adjunctos neruos, st natura laxi fuerint et extendi facile<text:line-break/>patiantur. Complures nutem videre licet ita humidas,<text:line-break/>ut ubi velint sttte dolore .articulos sua sude moveant at-<text:line-break/>que item</text:span> sine <text:span text:style-name="T1">dolore restituant.</text:span></text:p>
      <text:p text:style-name="P10">Commutasse mihi sermonem videtur, quum nervosa<text:line-break/>corpora laxiora fiant ob humorem hominis naturalem; at</text:p>
      <text:p text:style-name="P12">non propterea quod laxiora sint, idcirco humor sit in ar-<text:line-break/>ticulis, cujus oppositum-indicant ,Hippocratis verba. , Vi-<text:line-break/>detur antem: mihi voluisse-nervosa corpora propter hnmo-<text:line-break/>rem hominis facile plurimum extendi, non tamen lioc<text:line-break/>sua oratione assequitur, fed particula propter abusus<text:line-break/>leclorem adducit ad. iutelligendam causam.</text:p>
      <text:h text:style-name="Heading_20_2" text:outline-level="2">XXV.</text:h>
      <text:p text:style-name="P14"><text:span text:style-name="T1">seisueriinf: etiam, irtter fe corporis habitus: quibus enim<text:line-break/>membrum horti liabitus. est et carnosum, articulus minus<text:line-break/>excidit et aegrius reponitur; quibus quam soleat tenuius<text:line-break/>est et minus carnosum, ejnagis elahitur et facilius resti-<text:line-break/>tuitur. Cujus rei indicio sunt boves, quibus femur suo<text:line-break/>cavo magis erumpjt , tunc quum</text:span> ipsi <text:span text:style-name="T1">emacrescunt. Ema-<text:line-break/>crescunt autem boies maxime ultima hieme. Tunc igi-<text:line-break/>tur maxime his articuli luxantur, modo tale quid in<text:line-break/>medicina scribere conveniat, sed certe convenit.</text:span></text:p>
      <text:p text:style-name="P11">Naturae atque articulorum differentiae, siib quibus<text:line-break/>ipsi seu prompte seu vix procidunt et revertuntur ,• duae<text:line-break/>sunt, quas faepius recensui, quum -in superioribus habean-<text:line-break/>tur. lllis nonuuuquam tertia accedit quam uunc exsequi-<text:line-break/>tur a crassitudine vel macie corporis orta, quam <text:span text:style-name="T32">σχέσιν</text:span><text:span text:style-name="T66">,<text:line-break/></text:span>id est habitum, dicunt. Hominibus enim quo habiliores<text:line-break/>efficiuntur eo articuli aegrius excidunt ac reponuntur, quo-<text:line-break/>niam carnis copia undique constringuntur; contra iis qui<text:line-break/>emacrescunt relaxatur cutis ejus carnis quae commissuram<text:line-break/>complectitur, 'parumque prohibet quominus articulus ex-<text:line-break/>cidat et revertatur. Nec quidquam deterius agitur cum<text:line-break/>his qui uatura graciliores sunt ' quam bum his qui ple-<text:line-break/>niores. Osseudimus enim in libro de temperamentis gra-<text:line-break/>ciliorem esse-naturae siccioris, pleniorem magis madere.<text:line-break/>Quocirca musculi quum gracilibus robustiores sint, com-<text:line-break/>missuram coarctant, plenioribus caro, quatenus magis<text:line-break/>abundat, adstriugit id quod articulum ambit; quatenus</text:p>
      <text:p text:style-name="P11">autem niPllis est, facile, pervertitur; quum ,rotundorum<text:line-break/>ossium quae sua sede moventur capita admittat, sicut utri-<text:line-break/>que quod ad articulos.', excidentes attinet»,., .aequales , sum<text:line-break/>Si quis tamen habitior aliquando emacrescit, facilius huic<text:line-break/>articuli elabuntur ac rursus reconduntur tunc quam antea.<text:line-break/>Non secus ,etiam si quis natura, gracilis-carne impleatur,<text:line-break/>ei vrx procidit atque aegre revertitur. Quam rem com-<text:line-break/>probat per. ea quae in bobus apparent, ita aperte Ioquu-<text:line-break/>tus, .ut nulla explanaticne opus sit, nisi-alicubi in uno<text:line-break/>vel altero-vocabulo quae a me notabuntur... ,</text:p>
      <text:h text:style-name="Heading_20_2" text:outline-level="2">XXVI.</text:h>
      <text:p text:style-name="P14"><text:span text:style-name="T1">Recte enim scripsit jdomerus ex omni pecore boves tem*<text:line-break/>pore hoc maxime pati,.atque inter boves qui arant, quum<text:line-break/>hieme laborent </text:span><text:span text:style-name="T1">•. </text:span><text:span text:style-name="T1">his igitur </text:span><text:span text:style-name="T1">maxime </text:span><text:span text:style-name="T1">articulas excidit,<text:line-break/>quoniam maxime exteriuanturi Namque aliud pecus<text:line-break/>pascere exiguas herbas potest, bos non item, priusquam</text:span></text:p>
      <text:p text:style-name="P60"><text:span text:style-name="T1">grandiores stant. </text:span><text:span text:style-name="T1">Aliud </text:span><text:span text:style-name="T1">enim </text:span><text:span text:style-name="T1">pecus tenuem habet la-<text:line-break/>brorum 'prominentiam, tenues item malas; bobus contra<text:line-break/>labrorum prominentia crastsu est, malae autem hebetes et<text:line-break/>crascae atque </text:span><text:span text:style-name="T1">idcirco </text:span><text:span text:style-name="T1">exiguis herbis </text:span><text:span text:style-name="T1">non </text:span><text:span text:style-name="T1">poscant eas<text:line-break/>subjicere. </text:span><text:span text:style-name="T17">!</text:span><text:span text:style-name="T1"> •<text:tab/></text:span>tt.-r ..</text:p>
      <text:p text:style-name="P10">Pecus <text:span text:style-name="T32">πρόβατα</text:span><text:span text:style-name="T66"> </text:span>nunc dixit significare volens universum<text:line-break/>pecus, quemadmodum et in libro de morbo comitiali, ubi<text:line-break/>ad verbum legitur: <text:span text:style-name="T32">ούκ</text:span><text:span text:style-name="T66"> </text:span><text:span text:style-name="T32">ἔστιν</text:span><text:span text:style-name="T66"> </text:span><text:span text:style-name="T32">ἄλλο</text:span><text:span text:style-name="T66"> </text:span><text:span text:style-name="T32">πρόβατον</text:span><text:span text:style-name="T66"> </text:span><text:span text:style-name="T32">οίδὲν</text:span><text:span text:style-name="T66"> </text:span><text:span text:style-name="T32">ἡ</text:span><text:span text:style-name="T66"> </text:span><text:span text:style-name="T32">βόες</text:span><text:span text:style-name="T66"><text:line-break/></text:span><text:span text:style-name="T32">καὶ</text:span><text:span text:style-name="T66"> </text:span><text:span text:style-name="T32">αὶγες</text:span><text:span text:style-name="T66">. </text:span>Simile quid apud poetam legitur ubi alti <text:span text:style-name="T32">ί</text:span></text:p>
      <text:p text:style-name="P10"><text:span text:style-name="T27">ΤΊΜμ</text:span><text:span text:style-name="T66"> </text:span><text:span text:style-name="T32">τε</text:span><text:span text:style-name="T66"> </text:span><text:span text:style-name="T32">οἱ</text:span><text:span text:style-name="T66"> </text:span><text:span text:style-name="T32">πρόβατ</text:span><text:span text:style-name="T66">* </text:span><text:span text:style-name="T32">ἐστι</text:span><text:span text:style-name="T66">.</text:span></text:p>
      <text:p text:style-name="P10">Vult enim significare gregem pecudum armentumque, quam<text:line-break/>vocem e majoribus multi similiter usurparunt.</text:p>
      <text:h text:style-name="Heading_20_2" text:outline-level="2">XXVI<text:span text:style-name="T105">I</text:span>.</text:h>
      <text:p text:style-name="P14"><text:span text:style-name="T1">Verum animalia quae stolidi pedis sunt,' utpote quae utrim-<text:line-break/>que stnt dentata, vellere postsunt et exiguis herbis den-</text:span></text:p>
      <text:p text:style-name="P11"><text:span text:style-name="T1">tes subjicere gaudentque ejusmodi herba magis quam<text:line-break/>grandiori. Omnino enim melior est ac firmior exigua<text:line-break/>herba quam quae grandis est, anteijuam ad maturita-<text:line-break/>tem veniat; ac propterea scripsit i</text:span></text:p>
      <text:p text:style-name="P10"><text:span text:style-name="T1">Sicut quando redit gratum vet bobus in orbem.<text:line-break/>Crura quibus vertuntur,</text:span></text:p>
      <text:p text:style-name="P10"><text:span text:style-name="T1">quoniam grandior herba sucundifstma illis videtur. Sed<text:line-break/>et bos natura hunc, articulum laxiorem</text:span> reliquis habet,<text:line-break/><text:span text:style-name="T1">atque ea de causu pedem circumvolvit magis quam ce-<text:line-break/>tera animalia , praesertim ubi macie fenioque consuetus<text:line-break/>stt; quas ob res omnes bovi maxime prolabitur. Plu-<text:line-break/>rima de ipsa scripta sunt, quoniam haec stdem faciunt<text:line-break/>eorum omnium quae proposita sunt. Sed ut eo rever-<text:line-break/>tatur oratio unde digrejsu est, gracilibus magis prola-<text:line-break/>bitur articulus ac citius reponitur tjuam iis qui bono<text:line-break/>habitu sunt ;</text:span> minusque <text:span text:style-name="T1">inflammatione tentantur maden-<text:line-break/>tes ac graciles quam stcci et carnosa</text:span></text:p>
      <text:p text:style-name="P11">Vellere Hippocrates <text:span text:style-name="T32">σαρκάζειν</text:span><text:span text:style-name="T66"> </text:span>dixit, quo vocabulo<text:line-break/>nonnulli significari volunt labra vehementer inter se con-<text:line-break/>jungere, sic ut herbae partem avellant; alii inferioribus<text:line-break/>dentibus cum superiori labro idem efficere: nam qui deri-<text:line-break/>dent, <text:span text:style-name="T32">σαρκάζοντες</text:span><text:span text:style-name="T66"> </text:span>Graece dicuntur, dentibus labrum mor-<text:line-break/>dent.- Verum illi quidem superioribus dentibus mordent<text:line-break/>labrum inferius; animalia vero quae ruminant, quum in-<text:line-break/>feriorem tantum dentium ordinem habeant, eo ad mor-<text:line-break/>dendum utuntur, ac propterea accipiunt alii vocabulum<text:line-break/><text:span text:style-name="T32">σαρκάζειν</text:span><text:span text:style-name="T66"> </text:span>in illis quae dentes inter se committunt, quo-<text:line-break/>niam. quae carnem vorant <text:span text:style-name="T32">σαρκοφαγοϋντα</text:span><text:span text:style-name="T66"> </text:span>vocantur, tam<text:line-break/>superioribus quam inferioribus dentibus utuntur, atque<text:line-break/>his videntur- favere verba Hippocratis, quum <text:span text:style-name="T32">σαρκάζειν</text:span><text:span text:style-name="T66"><text:line-break/></text:span>dixerit non de ns quae ruminant, fed de iis quae utrim-<text:line-break/>que dentes habent,, quae <text:span text:style-name="T27">άμφόϊίοντα</text:span><text:span text:style-name="T66"> </text:span>Graece nuncupantur.<text:line-break/>Haec quidem pascere exiguas herbas possunt, cujusmodi<text:line-break/>funt <text:span text:style-name="T1">equi, asini,,</text:span> muli; at ex iis quae ab una parte tan-<text:line-break/>tum sunt dentata illa dumtaxat, quibus labri prominentia<text:line-break/>tenuis est, atque idcirco inter animalia quae herbis ve-</text:p>
      <text:p text:style-name="P11">suuntur soli boves hieme pastu indigent, quoniam ne-<text:line-break/>queunt exiguam herbam aut <text:span text:style-name="T32">σαρκάζειν</text:span><text:span text:style-name="T44">, </text:span>id est dentibus-<text:line-break/>absciudere aut labris prehendere. Boves enim non habent<text:line-break/>labra ita tenuia, ut exiguam herbam circumplicare atque<text:line-break/>comprehendere possint, quemadmodum et caprae et oves.<text:line-break/>Haec tria animalium genera multifidos pedes habent, sed<text:line-break/>solidi pedis sunt quae utrimque funt dentata. Appellan-<text:line-break/>tur autem Graece <text:span text:style-name="T32">μώ</text:span><text:span text:style-name="T66">'</text:span><text:span text:style-name="T32">νυχά</text:span><text:span text:style-name="T66"> </text:span>contracto vocabulo:, ut asserunt<text:line-break/>qui nominum interpretationem excolunt, a 'dictione <text:span text:style-name="T32">μο</text:span><text:span text:style-name="T66">-<text:line-break/></text:span><text:span text:style-name="T32">νώνυχα</text:span>, eo quod unum unguem habeant Graeci <text:span text:style-name="T32">μόνον</text:span><text:span text:style-name="T66"><text:line-break/></text:span><text:span text:style-name="T32">βνυχα</text:span><text:span text:style-name="T66"> </text:span>dicunt; solidipedum enim pedes extremi unguibus<text:line-break/>hominis respondent,- minusque inflammatione tentantur<text:line-break/>quum facilius articulus excidat, sequitur ut similiter <text:span text:style-name="T1">re-<text:line-break/>condatur;</text:span> quo fit 'ut nulla vel certe quam minima in-<text:line-break/>flammatio superveniat. Namque ubi magna vi procidat<text:line-break/>ac revertatur, musculi dolore vexantur, quem subsequitur<text:line-break/>inflammatio.</text:p>
      <text:h text:style-name="P4" text:outline-level="2">XXVllI.</text:h>
      <text:p text:style-name="P14">Minusque in <text:span text:style-name="T1">posterum articulas alligatur. Atqui st citra<text:line-break/>inflammationem muci justo plures suerint, idcirco etiam<text:line-break/>facile procidet. Fere autem circa articulos muci redun-<text:line-break/>dant magis in gracili quamAn pleno.</text:span></text:p>
      <text:p text:style-name="P10">Quod inquit in posterum,.referri potest ad duo,, tem-<text:line-break/>pora et ad id qqod reposito articulo proximum est, quum<text:line-break/>inflammatae partes curantur, et ad id. quod deinceps citra<text:line-break/>molestiam insequitur, eo. quidem tempore quod reposito<text:line-break/>articulo proximum est, ubi inflammatio sit, articulus ab.<text:line-break/>ipfa constringitur, quod ipse etiam narravit. Post curatio-<text:line-break/>nem a validis ejusmodi hominum musculis et a quadam<text:line-break/>duritie,' quam musculis ingens inflammatio relinquit, arti-<text:line-break/>culus quasi vinculo coarctatur..</text:p>
      <text:h text:style-name="P4" text:outline-level="2">XXIX.</text:h>
      <text:p text:style-name="P13"><text:span text:style-name="T1">Sed et caro quoque gracilium, qui arte non suerint 'recte<text:line-break/>extenuati, mucosa magis est quam eorum qui pleni sunt.<text:line-break/>Ubicunque autem muci cum inflammatione sunt, inflam-<text:line-break/>matio articulum illigat, ac propterea non admodum<text:line-break/>elabitur ubi muci redundant. Qui lapsurus utique suif-<text:line-break/>sut, nisu locum vel amplius vel minus inflammatio</text:span> oc-<text:line-break/><text:span text:style-name="T1">cupaJJet. Qui reposito articulo partibus quae juxta<text:line-break/>sunt nulla inflammatione aspectis protinus humero uti<text:line-break/>stne dolore postsunt, hi riulla cur a stbi opus este arbi-<text:line-break/>trantur; sud medici ofsitium est praesagire contra eo-<text:line-break/>rum opinionem, siquidem</text:span> his <text:span text:style-name="T1">rursus prolabitur, magis<text:line-break/>quam quibus nervi insutmmatione tentantur. Hoc in<text:line-break/>omnibus articulis ita habet et praecipue in commistura<text:line-break/>humeri cum. lato scapularum oste ac in genu; namque<text:line-break/></text:span>hi <text:span text:style-name="T1">praecipue laxantur. At quibus nervi instammatione<text:line-break/>vexantur, humero uti non poscunt, dolore enim prohi-<text:line-break/>bentur atque instammatione extendente. His itaque me-</text:span></text:p>
      <text:p text:style-name="P11"><text:span text:style-name="T1">deri oportet cerato pannisque et multas fascias </text:span><text:span text:style-name="T1">circum-<text:line-break/></text:span><text:span text:style-name="T1">dare </text:span><text:span text:style-name="T1">; </text:span><text:span text:style-name="T1">tum lanam mollem ac mundam in alam </text:span><text:span text:style-name="T1">subji-<text:line-break/></text:span><text:span text:style-name="T1">cere, donec </text:span><text:span text:style-name="T1">id </text:span><text:span text:style-name="T1">cavum compleatur, </text:span><text:span text:style-name="T1">ut vinculum fulciat<text:line-break/>et </text:span><text:span text:style-name="T1">articulum sustineat. Continere </text:span><text:span text:style-name="T1">autem </text:span><text:span text:style-name="T1">humerum </text:span><text:span text:style-name="T1">opor-<text:line-break/>tet </text:span><text:span text:style-name="T1">plerumque in superiorem </text:span><text:span text:style-name="T1">partem </text:span><text:span text:style-name="T1">conversum </text:span><text:span text:style-name="T1">; </text:span><text:span text:style-name="T1">stc enim<text:line-break/></text:span><text:span text:style-name="T1">stet ut </text:span><text:span text:style-name="T1">humeri caput longe - </text:span><text:span text:style-name="T1">collocetur </text:span><text:span text:style-name="T1">a loco </text:span><text:span text:style-name="T1">in </text:span><text:span text:style-name="T1">quem<text:line-break/>proruperat. Convenit autem </text:span><text:span text:style-name="T1">humeri articulo, deligato<text:line-break/></text:span><text:span text:style-name="T1">humerum </text:span><text:span text:style-name="T1">ipsum </text:span><text:span text:style-name="T1">ad latus devincire, </text:span><text:span text:style-name="T1">susuia in </text:span><text:span text:style-name="T1">orbem<text:line-break/></text:span><text:span text:style-name="T1">circa </text:span><text:span text:style-name="T1">corpus porrecta.</text:span></text:p>
      <text:p text:style-name="P10">Quicunque seu fame, seu obsidione, seu luctu, seu<text:line-break/>moerore, sive etiam cibi fastidio alimenti non satis sumen-<text:line-break/>tes extenuati sunt , caro' non statim siccescit, sicut illis<text:line-break/>qui arte recte sunt extenuati; sed fere in omnibus propo-<text:line-break/>sitis casibus madentior efficitur quibusdam tunc ob inopiam<text:line-break/>liquatis. Magis adhuc, tabescunt qui in moerore sunt,</text:p>
      <text:p text:style-name="P12">quem Graeci poetae <text:span text:style-name="T32">μελεδῶνα</text:span><text:span text:style-name="T66"> </text:span>idcirco dicunt, quesi mem-<text:line-break/>bra edat devoretque; sub hoc itaque adeps omnis tabescit<text:line-break/>et qusecunque caro mollis ac recens concrevit. Sed ubi<text:line-break/>medicus de industria corpus aliquod extenuat per ea quae<text:line-break/>excogitavit, moliri id contendit; deinceps frictione utitur,<text:line-break/>quo tempore opus est, si quid liquatur, exhaurire vel per<text:line-break/>sudorem qui sensui subjicitur vel per exspirationem quae<text:line-break/>non sensu, sed ratione percipitur. Ad haec par est ipsum<text:line-break/>esculenta aut potulenta non' temere dare, sed conari per<text:line-break/>haec, ut quaecunqne educenda sunt bene exitum habeant,<text:line-break/>non modo quae per dejectiones, sed et quae per urinam.<text:line-break/>Eo enim pacto si quis in corpore humor liquaretur, un-<text:line-break/>dique extra corpus efflueret, nam ubi in corpore maneat,<text:line-break/>tempore mucosas carnes efficit. Quodcunque igitur tenue<text:line-break/>omnino ac feri naturam habens liquatur effertur et per<text:line-break/>exspirationem, quae sensu non comprehenditur, magis<text:line-break/>quam alio modo discutitur; tautum autem subsistit id quod</text:p>
      <text:p text:style-name="P11">aliquatenus crassum est, quod tempore glutinosum effici-<text:line-break/>tur, a mucis non abhorret.</text:p>
      <text:h text:style-name="Heading_20_2" text:outline-level="2">XXX.</text:h>
      <text:p text:style-name="P14">Neceise <text:span text:style-name="T1">est insuper humeri commijsaram sunstm mdlUter-<text:line-break/>que perfricare. Opus autem medico est ' multarum re-<text:line-break/>rum et strictionis etiam experiente: siquidem ab eo quod<text:line-break/>eadem nomine appellatur, non idem effectus oritur,<text:line-break/>potest enim suictio laxiorem articulum illigare et justo<text:line-break/>duriorem salvere, surum de strictione alibi pertracta-<text:line-break/>bimus. Ergo hanc humeri commijsaram convenit mol-<text:line-break/>libus manibus perfricare tum leniter, quod alioquin<text:line-break/>utile esu</text:span></text:p>
      <text:p text:style-name="P10">Efficit frictio sensim molliterque adhibita ne quae<text:line-break/>remaneant inflammationis reliquiae; varie autem procedat<text:line-break/>oportet, modo manus a superiori parte deorsum, modo<text:line-break/>ab inferiori sursum ferantur; deinde obliquae non solum</text:p>
      <text:p text:style-name="P12">ab inferiori parte sursum, fed 0 superiori deorsum; post<text:line-break/>haec in orbem et quasi transverse a dextra in sinistram et<text:line-break/>rursus a sinistra in dextram, ut musculorum fibrae omnes<text:line-break/>molliantur. Majores enim Graeci ad frictionem significan-<text:line-break/>dam sunt mutuati vocabulum <text:span text:style-name="T32">ἀνατρίψεως</text:span><text:span text:style-name="T66"> </text:span>pro <text:span text:style-name="T32">τρίψεως</text:span><text:span text:style-name="T66">; </text:span>at<text:line-break/>nolim tini persuadeas, quemadmodum nonnulli existima-<text:line-break/>runt, Hippocratem velle manus in perfricanda humeri<text:line-break/>commissura ferri ab inferiori parte sursum , quod <text:span text:style-name="T32">τρίψις</text:span><text:span text:style-name="T66"><text:line-break/></text:span>frictionem<text:span text:style-name="T66">, </text:span><text:span text:style-name="T32">ἀνὰ</text:span><text:span text:style-name="T66"> </text:span>surinm significet; nam verbum <text:span text:style-name="T32">ἀνα</text:span><text:span text:style-name="T66">,</text:span><text:span text:style-name="T32">ρἰβειν</text:span><text:span text:style-name="T66"><text:line-break/></text:span>universum frictionis genus exprimit, non eam dumtaxat<text:line-break/>quae ab inferiori parte sursum procedit, quod et ipfe in-<text:line-break/>dicavit quum inquit, sed de frictione aliquid pertractabi-<text:line-break/>mus, ubi frictionem <text:span text:style-name="T32">ἀνἀτριψιν</text:span><text:span text:style-name="T66"> </text:span>vocavit. Non enim polli-<text:line-break/>cetur se de una specie tractaturum ceteris omnibus omis-<text:line-break/>sis, sed in libro etiam de officina medici omnes exposuit,<text:line-break/>genus universum <text:span text:style-name="T32">ἀνάιριψιν</text:span><text:span text:style-name="T44"> </text:span>appellans, quum inquit: frictio<text:line-break/>ad resolvendum valet et ad stringendum, praeter haec ad<text:line-break/>implendum ac minuendum et quae sequuntur, quae tum lu</text:p>
      <text:p text:style-name="P11">commentariis in eum librum perfequuti sumus tum in<text:line-break/>opere de tuenda fanitate latissime narravimus.</text:p>
      <text:h text:style-name="Heading_20_2" text:outline-level="2">XXXI.</text:h>
      <text:p text:style-name="P14">Articulus non <text:span text:style-name="T1">violenter dimovendus'est, sed. quatenus citra<text:line-break/>doldrem maneatur. Consumantur autem omnes, alii<text:line-break/>quidem longiori tempore, alii breviori.</text:span></text:p>
      <text:p text:style-name="P10">Inflammatione remissa nihil expeditius est quam<text:line-break/>ejusmodi motus; folvit enim illius reliquias omnes, qui-<text:line-break/>bus neglectis articuli contracti atque illigati redduntur,<text:line-break/>ntrisque enim vocabulis appellantur.</text:p>
      <text:h text:style-name="Heading_20_2" text:outline-level="2">XXXI<text:span text:style-name="T105">I</text:span>.</text:h>
      <text:p text:style-name="P10">His aurem <text:span text:style-name="T1">indiciis excideritne humerus intclligendum est.</text:span></text:p>
      <text:p text:style-name="P11">-In libro: de .fracturis ante .ad,eos. qui errant aggredi-<text:line-break/>tur, quod nunc: quoque facit; nam postquam errantes re-<text:line-break/>darguit, reponendi rationem fubjicit, quae non solum se-<text:line-break/>quitur quod propositum erat, sed ejus etiam fidem facit.<text:line-break/>Eam ergo primum exfequutus nunc deinceps indicia sub-<text:line-break/>jicit humeri capitis luxati, quae in exercenda arte neces-<text:line-break/>sario praecedunt, in tradenda non itern necessario; eorum<text:line-break/>vero quae praecedunt; aut sequuntur illud, tibi indicio sit,<text:line-break/>quod non recte effici potest opus. quod sequitur aut per-<text:line-break/>cipi quod praeceptum est, antequam intelligatur quod<text:line-break/>praecedit. Ratio quidem luxati restituendi, antequam in-<text:line-break/>telligatur in quam partem articulus eruperit, aperte de-<text:line-break/>monstrari nequit.; sed nihil, eam addisci prohibet, prius-<text:line-break/>quam notae enarrentur. Principio itaque orationis si <text:span text:style-name="T1">id<text:line-break/></text:span>unum edocti sumus,, humerum in alam prolabi et ipsi,<text:line-break/>invenire modum reponendi possumus et ab altero etiam<text:line-break/>doceri; non tamen, comprehendere modum reponendi, nisi<text:line-break/>ante fciverimus humerum in alam procidere, sicut neque^</text:p>
      <text:p text:style-name="P12">quo pacto in alam procidit, nisi piius noverimus naturam<text:line-break/>univerfae commissurae. Si quis igitur restituendi modum'<text:line-break/>praefatus deinceps, adjiciat, in quam partem articulum-<text:line-break/>luxatum restitui docuerit, necessarium ‘ordinem perturbat,<text:line-break/>id quod accidit etiam ei,qui primo incipit ostendere, -lu<text:line-break/>quas partes articulus erumpat, deiri 'transit ad commissu-’<text:line-break/>rae neturam exponendam. Nam si quis penitus nossef<text:line-break/>quomodo articulus in alam excideret, supervacuum esset<text:line-break/>commissurae naturam hanc' docere. Sed qui primo audiet<text:line-break/>percipiatque, quonam modo haec habeat., deinde in quam<text:line-break/>partem articulus venerit, huic nihil opus est ad hoc ut<text:line-break/>restituendi modum doceatur. 'Eodem etiam modo- nunc<text:line-break/>nihil nos prohibuit signorum inscitia, quominus reponendi<text:line-break/>rationem intelligeremus, quae res communiter evenit'in<text:line-break/>omni 'curatione tradenda. ‘ Potest enim doceri quis qua<text:line-break/>ratione curetur inflammatio jecinoris, , scu ventriculi, seu<text:line-break/>renum, sive intestini crassioris , antequam ipsorum affectus<text:line-break/>teneat; non tamen curare potest, priusquam eos -intelligat;»</text:p>
      <text:p text:style-name="P12">sicut neque ratione curationem invenire aut doceri ab<text:line-break/>altero, priusquam naturam calleat partis quae curatur.</text:p>
      <text:h text:style-name="Heading_20_2" text:outline-level="2">XXXIll.</text:h>
      <text:p text:style-name="P14"><text:span text:style-name="T1">Partim quidem quum homines justum habeant corpus et<text:line-break/>brachia et crura ad exemplum integri aestimare vitia*<text:line-break/>tum oportet et ad exemplum vitiati integrum neque<text:line-break/>spectare alterius hominis articulos.</text:span></text:p>
      <text:p text:style-name="P10">Quod ab utraque parte, tam dextra quam sinistra<text:line-break/>aequale est ad unguem, jestum appellavit. Sed quoniam<text:line-break/>membrorum forma in hominibus: varia est, - imperat ut<text:line-break/>affectum membrum cum pari /ipsius affecti hominis mem-<text:line-break/>bro conferatur; atque inde quatenus a naturali statu re-<text:line-break/>cesserit conjectura fiat.</text:p>
      <text:h text:style-name="P4" text:outline-level="2">XXXIV.</text:h>
      <text:p text:style-name="P14"><text:span text:style-name="T1">Aliis </text:span><text:span text:style-name="T1">enim </text:span><text:span text:style-name="T1">magis exstant, aliis minus, sed ipstus laboran-<text:line-break/></text:span><text:span text:style-name="T1">tis, an integer </text:span><text:span text:style-name="T1">vitiato difstmUis stt.</text:span></text:p>
      <text:p text:style-name="P13">• Eos quibus articuli naturaliter exstant prominentque,<text:line-break/><text:span text:style-name="T32">ἐξάρθρονς</text:span><text:span text:style-name="T44"> </text:span>appellavit.</text:p>
      <text:h text:style-name="Heading_20_2" text:outline-level="2">XXXV.</text:h>
      <text:p text:style-name="P14">Quae res <text:span text:style-name="T1">recte quidem ostenditur, omnino autem magna<text:line-break/>ejus inscitia esi Hac de causu non fatis est ratione<text:line-break/>artem hanc scire, fed usu experiri ipsum oportet.</text:span></text:p>
      <text:p text:style-name="P10">Inscitiam dixit <text:span text:style-name="T32">παρασύνεσιν</text:span>, non omnem simpliciter<text:line-break/>intelligene , sed eam quae conjuncta est ac proxima scien-<text:line-break/>tiae. Indicabit autem ipse in sequentibus qui fiat ut<text:line-break/>interdum decipiantur, qui protinus cum vitiato integrum<text:line-break/>conferunt.</text:p>
      <text:h text:style-name="P4" text:outline-level="2">XXXVI.</text:h>
      <text:p text:style-name="P14">Multis enim <text:span text:style-name="T1">articuli prae dolore vel alia de causu ut non<text:line-break/>exciderint, nequeunt tamen eo modo quo in fanis</text:span> cor-<text:line-break/>poribus <text:span text:style-name="T1">stgurari. Intelligere igitur ac Jcire hujusmodi<text:line-break/>habitum oportet, nam multo magis in ala sentitur ca-<text:line-break/>put humeri prolapsi, quam ejus qui naturaliter habet}<text:line-break/>ad haec locus qui a superiori parte super cornmifsuram<text:line-break/>est cavus apparet, item latum est scapularum summum,<text:line-break/>qua cum jugulo committitur, exstare videtur, quum<text:line-break/>articulus inferiori loco recipiatur.</text:span></text:p>
      <text:p text:style-name="P61">Infcitiam quam ipfe <text:span text:style-name="T32">παρασύνεσιν</text:span><text:span text:style-name="T66"> </text:span>dixit nunc unam<text:line-break/>ponit, quae in figurando accidit. Interdum enim nequeunt<text:line-break/>affecta membra aliquo modo figurari; quamvis hoc aegris<text:line-break/>non accidat, propterea quod articulus eruperit, scd vel<text:line-break/>dolore vel musculorum intensione. Deinceps lufcitiam<text:line-break/>alteram subjecit.<text:tab/><text:tab/>'</text:p>
      <text:h text:style-name="P4" text:outline-level="2">XXXVII.</text:h>
      <text:p text:style-name="P14"><text:span text:style-name="T1">In quo etiam accidit inscitia, de qua in sequentibus age-<text:line-break/>mus, est enim memoratu digna.</text:span></text:p>
      <text:p text:style-name="P10">lu eo quod locus qui humeri commissurae subjectus<text:line-break/>est cavus conspicitur; qnendam incidere errorem ait, quem<text:line-break/>in sequentibus sc dicturum pollicetur. Id autem interdum<text:line-break/>evenit, ubi jugulum a lato scapularum osse diducitur.</text:p>
      <text:h text:style-name="Heading_20_2" text:outline-level="2">XXXVllI.</text:h>
      <text:p text:style-name="P14"><text:span text:style-name="T1">Partim etiam a latere cubiti eminentia recedere magis vi-<text:line-break/>detur ab eo humero</text:span>, qui <text:span text:style-name="T1">prolapsus est, quam ab altero;<text:line-break/>si quis tamen cogat, adducitur quidem, scd oum dolore.</text:span></text:p>
      <text:p text:style-name="P10">Indicium quoque hoc fallax est, nisi sub ala humeri<text:line-break/>caput contingat, quod in eam venit; quo fit ut brachium<text:line-break/>adduci ad latus sine dolore non possit.</text:p>
      <text:h text:style-name="P4" text:outline-level="2">XXXIX.</text:h>
      <text:p text:style-name="P14"><text:span text:style-name="T1">Adde quod cubito extensa brachium juxta ejusdem partis<text:line-break/>aurem non ita porrigi potest, quemadmodum et inte-<text:line-break/>grum, neque in latera stmillter. Haec itaque indicia<text:line-break/>sunt humeri capitis luxati; restituendi vero modi hi,<text:line-break/></text:span><text:span text:style-name="T1">qui </text:span><text:span text:style-name="T1">scripti sunt et curationes eaedem.</text:span></text:p>
      <text:p text:style-name="P62"><text:span text:style-name="T1">\ </text:span><text:span text:style-name="T1"><text:tab/></text:span></text:p>
      <text:p text:style-name="P10">Hoc quoque signum ex illis est in quibus esse insci-<text:line-break/>tiam proposuit, quod evidentissimum est ex his quae pro-<text:line-break/>didit quum inquit: multis enim articuli prae dolore vel<text:line-break/>alia de causa, ut non exciderint, nequeunt eo modo quo<text:line-break/>in sanis corporibus figurari. Si quis, ut ipfe ait, prompte<text:line-break/>brachium possit ad latera porrigere, id certum indicium<text:line-break/>est, articulum naturaliter habere; quodsi aliqua ex parte<text:line-break/>prohibeatur, potest hujus rei causa esse dolor vel muscu-<text:line-break/>lorurn intensio.</text:p>
      <text:h text:style-name="P4" text:outline-level="2">XL.</text:h>
      <text:p text:style-name="P10"><text:span text:style-name="T1">Maxima autem animadversione dignum praeceptum est,<text:line-break/>qua ratione curare eos</text:span> conveniat, <text:span text:style-name="T1">quibus saepe humeri<text:line-break/>caput elabitur, quum multi ob calamitatern banc quam-<text:line-break/>quam alioquin idonei certare prohibeantur ; multi etiam<text:line-break/>ea de causa redditi inutiles ad bellum ac perierint. Ob<text:line-break/>id etiam onimadverstone dignum est, quod neminem</text:span> no-<text:line-break/>verint qui <text:span text:style-name="T1">recte curaret, sed alios quidem manus homini<text:line-break/>non injicere, alios contrarium ei quod expediret exco-<text:line-break/>gitare molirique. Adusterunt sum complures medici,<text:line-break/>ubi humeri articulus excideret, eum locum qui a supe-<text:line-break/>riori parte commisturae esi et eum qui a priori, ' qua<text:line-break/>promovet humeri caput, gt u posteriori parte paulo in-<text:line-break/></text:span><text:span text:style-name="T1">— </text:span><text:span text:style-name="T1">f</text:span><text:span text:style-name="T17">ra</text:span><text:span text:style-name="T1"> superiorem sedem comrniffurae. Profecto hujusmodi<text:line-break/>ustiones commodae suijsunt, st bumeri caput in superio-<text:line-break/>rem, priorem aut posteriorem partem venijsct, Nunc-<text:line-break/>quum in inferiorem erumpat, expellunt magis quam<text:line-break/>cohibentj excludunt enim humeri caput a spatio supe-</text:span></text:p>
      <text:p text:style-name="P12"><text:span text:style-name="T1">riori. </text:span><text:span text:style-name="T1">Sic </text:span><text:span text:style-name="T1">autem adurere bos convenit, cutis sub ala<text:line-break/>prehendenda digitis est, atque attrahenda e regione<text:line-break/>potifstmum ejus partis, in -quam humeri caput elabitur.</text:span></text:p>
      <text:p text:style-name="P10">In hac etiam oratione pleraque plana sunt, quare a<text:line-break/>me praetermittentur, nisi si qua videantur obscura.</text:p>
      <text:h text:style-name="Heading_20_2" text:outline-level="2">XLI.</text:h>
      <text:p text:style-name="P14">Tum <text:span text:style-name="T1">cute stc attracta ita admovendum candens ferrumen-<text:line-break/></text:span>tum <text:span text:style-name="T1">est, ut trajiciatur.</text:span></text:p>
      <text:p text:style-name="P13">Imperat ut ex cute extenta nihil relinquatur quod uon<text:line-break/>uratur, scd candens ferramentum trajiciatur <text:span text:style-name="T1">a</text:span> dextra<text:line-break/>parte alae in sinistram , atque ab hac ad dextram.</text:p>
      <text:h text:style-name="P4" text:outline-level="2">XLll.</text:h>
      <text:p text:style-name="P14"><text:span text:style-name="T1">Ferramentis autem adurere oportet non erasisti neque ni-<text:line-break/>mium rotundis, fed oblongis} celerius enim manu im-<text:line-break/>pulsu trajiciuntur.</text:span></text:p>
      <text:p text:style-name="P10">Ferramenta extremitate rotunda appellavit <text:span text:style-name="T32">φαλακρὰ</text:span><text:span text:style-name="T66">,<text:line-break/></text:span>cujusmodi sunt capitulata illa, quibus ad alas utuntur,<text:line-break/><text:span text:style-name="T32">πνρίνες</text:span><text:span text:style-name="T66"> </text:span>vel <text:span text:style-name="T32">διαπύρινα</text:span><text:span text:style-name="T66"> </text:span>nuncupantur, atque item spathae<text:line-break/>capitulatae. Quae vero his contraria oblonga sunt, <text:span text:style-name="T32">προ</text:span><text:span text:style-name="T66">-<text:line-break/></text:span><text:span text:style-name="T32">μήκη</text:span><text:span text:style-name="T66"> </text:span>dixit, quorum extremitas non est rotunda; sed acuta,<text:line-break/>illis aliquo modo similis, quae ad perforandum accom-<text:line-break/>modantur.</text:p>
      <text:h text:style-name="Heading_20_2" text:outline-level="2">XL<text:span text:style-name="T79">II</text:span>I.</text:h>
      <text:p text:style-name="P14"><text:span text:style-name="T1">Sintque candentia ut trajici quam celerrime pofstnt, quae-<text:line-break/>cunque enim plena sunt, tardius trajiciuntur et crustae<text:line-break/>inde latiores resolvuntur; periculumque est</text:span> ne <text:span text:style-name="T1">ulcera<text:line-break/>abrumpantur, quod etst nihilo deterius escet, turpius<text:line-break/>tamen atque expers partis, penitus haberetur. Ubi ergo</text:span></text:p>
      <text:p text:style-name="P63"><text:span text:style-name="T1">candens ferramentum trajeceris, fere abunde erit in<text:line-break/>inferiori parte dumtaxat adufstjse.<text:tab/></text:span><text:span text:style-name="T54">n</text:span><text:span text:style-name="T1"> </text:span><text:span text:style-name="T1">.</text:span></text:p>
      <text:p text:style-name="P10">Candentia esse voluit ferramenta quae ad alam ad-<text:line-break/>moventur, quod expressit vocabulo <text:span text:style-name="T32">διαφανῆ</text:span><text:span text:style-name="T66">.</text:span></text:p>
      <text:h text:style-name="Heading_20_2" text:outline-level="2">XL<text:span text:style-name="T79">I</text:span>V.</text:h>
      <text:p text:style-name="P14">At <text:span text:style-name="T1">st nullum instare periculum videtur, ne ulcera abrum-<text:line-break/>pantur, fed magnum spatium in medio integrum relin-<text:line-break/>quatur, instrumentum quo ad illinendum utimur, tenue<text:line-break/>trajiciendum est ab una ustionis parte ad alteram, cute<text:line-break/>adhuc extenta-, non enim poffet aliter trajici.</text:span> Quo <text:span text:style-name="T1">sucto<text:line-break/>remittenda cutis est, postea inter utramque plagam alia<text:line-break/>media facienda est, admoto tenui ferramento candenti,<text:line-break/>donec ad prius demijsum instrumentum pertinent. Qua-<text:line-break/>tenus vero prehendere cutem sub aln conveniat, hinc<text:line-break/>conjicere poteris, quod glandulae sub al</text:span><text:span text:style-name="T54">a</text:span><text:span text:style-name="T1"> suae sunt,<text:line-break/>atque in multis aliis qorporis partibus.</text:span></text:p>
      <text:p text:style-name="P11">Ulcera vocavit <text:span text:style-name="T32">ώτειλὰς</text:span>, quemadmodum et poeta qui<text:line-break/>de recenti vulnere inquit:</text:p>
      <text:p text:style-name="P10"><text:span text:style-name="T32">ο</text:span><text:span text:style-name="T66">'</text:span><text:span text:style-name="T32">φρα</text:span><text:span text:style-name="T66"> </text:span><text:span text:style-name="T32">οἱ</text:span><text:span text:style-name="T66"> </text:span><text:span text:style-name="T32">αιμ</text:span><text:span text:style-name="T66">’ </text:span><text:span text:style-name="T32">ἔτι</text:span><text:span text:style-name="T66"> </text:span><text:span text:style-name="T32">θερμὴν</text:span><text:span text:style-name="T66"> </text:span><text:span text:style-name="T32">ἀνήνοθεν</text:span><text:span text:style-name="T66"> </text:span><text:span text:style-name="T32">ἐξ</text:span><text:span text:style-name="T66"> </text:span><text:span text:style-name="T32">ώτειλῆς</text:span><text:span text:style-name="T66">.</text:span></text:p>
      <text:p text:style-name="P13">Ubi extremam cutem, ut ait, transversam ferr mento tra-<text:line-break/>jeceris a dextra in sinistram, praecipit ut iterum aduras<text:line-break/>demisso candenti ferramento non amplius transverso ah<text:line-break/>una parte ad alteram, fed prorsus in altitudinem. Opor-<text:line-break/>tet autem inter utramque plagam quam candens ferramen-<text:line-break/>tum fecit non exiguum'spatium interjicere; namque ubi<text:line-break/>exiguum sit, periculum est ne ulcera abrumpantur atque<text:line-break/>una magna exulceratio fiat; quamobrern etsi nihil deterius<text:line-break/>accidat, siquidem adurimus, ut partem exsiccemus atque<text:line-break/>adstringamus, non tamen necesse est magna inducta cica-<text:line-break/>trice locum deformem reddere, quum per exigua foramina<text:line-break/>liceat aeque succurrere.</text:p>
      <text:h text:style-name="P4" text:outline-level="2">XLV.</text:h>
      <text:p text:style-name="P14"><text:span text:style-name="T1">Sei alibi glandularum universum naturam persuquemur,<text:line-break/></text:span><text:span text:style-name="T1">quid </text:span><text:span text:style-name="T1">stnt quidque </text:span><text:span text:style-name="T1">et </text:span><text:span text:style-name="T1">in quibus </text:span><text:span text:style-name="T1">indicent aut pofstnt.<text:line-break/></text:span><text:span text:style-name="T1">Glandulas itaque prehendere non convenit necquaecun-<text:line-break/>que glandulis interiora sunt, id siquidem</text:span> valde <text:span text:style-name="T1">pericu-<text:line-break/>losum esu</text:span></text:p>
      <text:p text:style-name="P10">Glandularum universam naturam appellavit <text:span text:style-name="T32">ούλομελίην</text:span><text:span text:style-name="T44">,<text:line-break/></text:span>quam pollicitus est alibi docere; non tamen exstat hic<text:line-break/>liber Hippocratis de universa glandularum natura. Sed<text:line-break/>quidam ex medicis junioribus qui Hippocratem sequuntur<text:line-break/>parvum libellum confecit, quem inscripsit Hippocratis de<text:line-break/>universa glandularum natura. • Qui tam loquutionibns<text:line-break/>quam sententiis longe superatur a germanis libris Hippo-<text:line-break/>cratis, adde quod neque ullus veterum medicorum ejus<text:line-break/>.libri meminit, neque ah iis qui indicem scripIerunt com-<text:line-break/>memoratuf.</text:p>
      <text:h text:style-name="P4" text:outline-level="2">XLVI.</text:h>
      <text:p text:style-name="P14"><text:span text:style-name="T1">Proximae enim sunt nervis qui magnam vim habent. Ex-<text:line-break/>tra glandulas plurimum prehendendum est, nam id stt<text:line-break/>innocenter. Oportet vero scire quod siquidem fortiter<text:line-break/>brachium extenderis, nihil quicquam pellis prehendere<text:line-break/>poteris illius quae sub ala quod promptum est ad </text:span><text:span text:style-name="T1">ex-<text:line-break/></text:span><text:span text:style-name="T1">tendendum.</text:span></text:p>
      <text:p text:style-name="P10">Subjectos asse ait glandulis ,in ala nervos magnam<text:line-break/>vim habentes, quos nuncupavit <text:span text:style-name="T32">τόνους</text:span><text:span text:style-name="T44">. </text:span>Ridicule igitur<text:line-break/>quidam ex, recentioribus medicis existimant nervos illos<text:line-break/>dumtaxat ab ipso appellari <text:span text:style-name="T32">τόνους</text:span><text:span text:style-name="T44"> </text:span>qui conjugati a cerebro<text:line-break/>oriuntur, quoniam in secundo de morbis, vulgaribus,<text:line-break/>quum dixit: duo enim nervi a cerebro juxta os magnae<text:line-break/>vertebrae et quae sequuntur nervos appellavit <text:span text:style-name="T32">τόνους</text:span><text:span text:style-name="T44">.<text:line-break/></text:span>Nervi enim qui ad brachia intendunt, ut in consesso est<text:line-break/>apud omnes qui incidendi corporis peritiam habent, a<text:line-break/>spinae medulla in cervicibus dependent, qua parte ad</text:p>
      <text:p text:style-name="P12">thoracem accedat. Quos constat ab ipso nominari <text:span text:style-name="T32">τόνους</text:span><text:span text:style-name="T66"><text:line-break/></text:span>tum in propositis verbis, ac deinceps bis in iis quae sub-<text:line-break/>jiciuntur, tum infra rursus, ubi de spina agens nervos<text:line-break/>appellat <text:span text:style-name="T32">τόνους</text:span><text:span text:style-name="T66">.</text:span></text:p>
      <text:h text:style-name="Heading_20_2" text:outline-level="2">XLVII.</text:h>
      <text:p text:style-name="P14"><text:span text:style-name="T1">Illud etiam ignorare non oportet, quod ubi humerum<text:line-break/>valde in superiorem partem porrexeris, nihil prehendere<text:line-break/>ex cute sub ala poteris, </text:span><text:span text:style-name="T1">quod </text:span><text:span text:style-name="T1">extendere operae pretium<text:line-break/>stt i nam ubi in superiorem partem porrigatur, </text:span><text:span text:style-name="T1">cutis<text:line-break/></text:span><text:span text:style-name="T1">quae sub ala est absumitur. Ad haec nervi etiam nulla<text:line-break/>ratione violandi sunt, hi siquidem in ejusmodi habitu<text:line-break/>prominent atque extenduntur. Sed st humerus paulum<text:line-break/>excitetur, multum cutis apprehendi poterit et nervi quos<text:line-break/>cavere oportet intro magis recedent longiusque aberunt<text:line-break/>ab eo quod apprehenditur.</text:span></text:p>
      <text:p text:style-name="P10">Absumi in ala cutem ait, ubi totum brachium sursum<text:line-break/>porrigatur; ante siquidem laxa erat, ita ut superesse vide-</text:p>
      <text:p text:style-name="P12">retur. Brachio autem sic figurato extenditur circa partes<text:line-break/>quas contegit, ita ut quod prius superesse videbatur per-<text:line-break/>eat et quasi abfumatur, quum brachium sursum porrigitur.</text:p>
      <text:h text:style-name="Heading_20_2" text:outline-level="2">XLVII<text:span text:style-name="T105">I</text:span>.</text:h>
      <text:p text:style-name="P14">At <text:span text:style-name="T1">nonne in universa arte in primis danda opera est, ut<text:line-break/>quo pacto singula suste sigurentur inveniamus?</text:span></text:p>
      <text:p text:style-name="P10">Juste intellexit quasi aequaliter. Hoc autem fit ubi<text:line-break/>fervatur quod unicuique rei convenit et proprium esu Id<text:line-break/>nunc de quo agitur ustio cutis in ala est, quam admovere<text:line-break/>oportet humero convenienter figurato; nam si ita demitta-<text:line-break/>tur ut latus attingat, nimis paulum excitabitur, neque<text:line-break/>poterit altitudo alae fe ostendere, neque cutis sane digitis<text:line-break/>extendi atque aduri; fed si humerus plurimum attollatur,<text:line-break/>digitis extendi nihil fere cutis poterit, sub hoc enim ha-<text:line-break/>bitu circa fubjectas partes extenditur, adde quod nervi</text:p>
      <text:p text:style-name="P12">prominent. Eatenus igitur attollere humerum convenit<text:line-break/>atque ab ala reducere, ut locus lu conspectum veniat;<text:line-break/>sitque qua subjicere digitos facile possimus et cutem ex-<text:line-break/>tendere atque ' adurere. Quae quum primum excitato bra-<text:line-break/>chio fieri possunt, admovenda manus est membro ita figu-<text:line-break/>rato, neque ulterius attollendum. Non enim alia de causa<text:line-break/>humerus attollitur, nisi ut possit cutis sub ala digitis ex-<text:line-break/>tendi hactenus, ut candens ferramentum admoveatur, prout<text:line-break/>ipfe indicavit, ita ut si haec praestare potuissemus humero<text:line-break/>demisso, ejusmodi habitu nihil antiquius fuisset, quum<text:line-break/>laxiorem cutem efficiat;' sic enim plurimum attrahitur ac<text:line-break/>manus sine ullo periculo penitus admovetur.</text:p>
      <text:h text:style-name="Heading_20_2" text:outline-level="2">XLIX.</text:h>
      <text:p text:style-name="P14"><text:span text:style-name="T1">Haec circa alam, sutisque est stc prehendere, modo quae<text:line-break/>convenit candentia ferramenta demittantur.</text:span></text:p>
      <text:p text:style-name="P11">Prehendere dixit de cute.</text:p>
      <text:h text:style-name="Heading_20_2" text:outline-level="2">L.</text:h>
      <text:p text:style-name="P64">Extra <text:span text:style-name="T1">alam duae tantum fedes sunt, quum aduruntur<text:line-break/>morbo auxiliantes.<text:tab/></text:span><text:span text:style-name="T1">f</text:span></text:p>
      <text:p text:style-name="P10">Dictionem <text:span text:style-name="T1">extra</text:span> dixit <text:span text:style-name="T32">ἔκτοσθεν</text:span><text:span text:style-name="T66">, </text:span>quam posuit non ut<text:line-break/>loci differentiam notaret, scd quemadmodum apud De-<text:line-break/>mosthenem atque alios rhetores usurpatur, qui qunm<text:line-break/><text:span text:style-name="T32">ἔξωθεν</text:span><text:span text:style-name="T66"> </text:span><text:span text:style-name="T32">τι</text:span><text:span text:style-name="T66"> </text:span><text:span text:style-name="T32">τού</text:span><text:span text:style-name="T66"> </text:span><text:span text:style-name="T32">πράγματος</text:span><text:span text:style-name="T66"> </text:span>dicunt, <text:span text:style-name="T1">praeter rem</text:span> significare<text:line-break/>volunt. Id igitur quod Hippocrates asserit tale est; prae-<text:line-break/>ter usiionem alae duae aliae sedes sunt morbo auxiliantes,<text:line-break/>quum aduruntur. Usus antem est vocabulo <text:span text:style-name="T32">τιμωρέουσαι</text:span><text:span text:style-name="T44">,<text:line-break/></text:span>quo constat ipsum non aliud significasse quam, auxiliantes.<text:line-break/>Quod fecit etiam Euripides, quum Orestem induxit haec<text:line-break/>loquentem:</text:p>
      <text:p text:style-name="P10"><text:span text:style-name="T32">Ἀνόσια</text:span><text:span text:style-name="T66"> </text:span><text:span text:style-name="T32">μὲν</text:span><text:span text:style-name="T66"> </text:span><text:span text:style-name="T32">δρῶν</text:span><text:span text:style-name="T66">, </text:span><text:span text:style-name="T32">ἀλλὰ</text:span><text:span text:style-name="T66"> </text:span><text:span text:style-name="T32">τιμωρῶν</text:span><text:span text:style-name="T66"> </text:span><text:span text:style-name="T32">τῶ</text:span><text:span text:style-name="T66"> </text:span><text:span text:style-name="T32">πατρί</text:span><text:span text:style-name="T66">.</text:span></text:p>
      <text:p text:style-name="P13">Disserunt autem inter <text:span text:style-name="T1">fe </text:span><text:span text:style-name="T27">τίμωρων</text:span><text:span text:style-name="T66"> </text:span>et <text:span text:style-name="T32">ημωρούμενος</text:span>; quod</text:p>
      <text:p text:style-name="P65"><text:span text:style-name="T1">J </text:span><text:span text:style-name="T48">,<text:tab/></text:span><text:span text:style-name="T1">.<text:tab/>-i</text:span><text:tab/>.<text:tab/>. i -</text:p>
      <text:p text:style-name="P13">vocabulum cum accusandi casu jungitur; hoc siquidem<text:line-break/>significat <text:span text:style-name="T1">crucians.</text:span> Eadem ratione et Menandri fabula<text:line-break/>inscribitur <text:span text:style-name="T32">ἑαυτὸν</text:span><text:span text:style-name="T44"> </text:span><text:span text:style-name="T32">τιμωρούμενος</text:span><text:span text:style-name="T44">.</text:span></text:p>
      <text:h text:style-name="Heading_20_2" text:outline-level="2">LI.</text:h>
      <text:p text:style-name="P14"><text:span text:style-name="T1">Una quidem est a priori, parte inter caput humeri et chor-<text:line-break/></text:span><text:span text:style-name="T1">dam </text:span><text:span text:style-name="T1">quae ad alam </text:span><text:span text:style-name="T1">esu</text:span></text:p>
      <text:p text:style-name="P10">Nos quoque vidimus articulum in hoc loco qui pars<text:line-break/>totius prioris regionis est, nam quum ea lata sit, una .qui-<text:line-break/>dem ejus in medio ad unguem est, duae autem utrimque;<text:line-break/>una ab interiori. parte, cujus nunc meminit, altera ab ex-<text:line-break/>teriori de qua paulo infra loquitur. Est autem admira-<text:line-break/>tione dignus, qui quum nunquam viderit humeri caput<text:line-break/>in aliam partem excidere quam in alam, non contentus<text:line-break/>fuerit ipsam tantum adurere, sed adjungens duas alias re-'<text:line-break/>giones illas conjecerit, in. quibus nos vidimus caput hn-</text:p>
      <text:p text:style-name="P12">meri fixum, ex his in eam qua vena sita est per summum<text:line-break/>humerum procedens, ubi duo musculi concurrunt et<text:line-break/>magnus ille qui <text:span text:style-name="T1">a</text:span> pectore oritur et qui a literae d simi-<text:line-break/>litudine <text:span text:style-name="T32">δελτοειδὲς</text:span><text:span text:style-name="T44"> </text:span>nuncupatur, quater vidimus'liumeri ca-<text:line-break/>put. prorupisse; in exteriorem vero partem mediae regionis<text:line-break/>semel, de qua tractabit in sequentibus.</text:p>
      <text:h text:style-name="Heading_20_2" text:outline-level="2">L<text:span text:style-name="T79">II</text:span>.</text:h>
      <text:p text:style-name="P14"><text:span text:style-name="T1">Qua demittere candens ferramentum convenit, </text:span><text:span text:style-name="T1">ut </text:span><text:span text:style-name="T1">cutem<text:line-break/>trajiciat, non tamen nimis altet proxima enim est crajsu<text:line-break/>dena ac nervus, quorum neutrum calefaciendum est.</text:span></text:p>
      <text:p text:style-name="P10">Crassam venam intelligit hunc eam quae per summum<text:line-break/>humerum fertur ad cubitum, <text:span text:style-name="T32">ώμιαία</text:span><text:span text:style-name="T66"> </text:span>Graece vocatur,<text:line-break/>quasi latam vel grandem, cui innectitur conjunctio duo-<text:line-break/>rum musculorum propositorum, cuique adjungitur nervus<text:line-break/>qui distribuitur in partes cutis quae juxta venam esu 'Ca-<text:line-break/>vendum autem esse ue adurendo nervus aut vena attin-</text:p>
      <text:p text:style-name="P12">gatur, aperte declaravit; non tamen ostendit, a priorine<text:line-break/>an ab interiori parte venae vel prorsus super ipsam ad-<text:line-break/>urendum fit. Fieri enim hoc potest, in primis cutem<text:line-break/>attrahendo, quomodo in ala diximus; dein transversam<text:line-break/>adurendo, post haec instrumentum quo ad illinendum uti-<text:line-break/>tur trajiciendo atque in orbem iterum adurendo. Quem-<text:line-break/>admodum autem in ala, quamvis subsint nervi maximi et<text:line-break/>cum ipsis arteria ac vena latissima, tamen aduri cutem<text:line-break/>voluit, securitatem subjectarum partium comparans eo in-<text:line-break/>strumento quo illinimus demisso: sic in proposita nunc<text:line-break/>ustione nihil mirum, si cutem venae superjectam adori<text:line-break/>jubeat. Illos autem nervos dixit <text:span text:style-name="T32">ἐπικαιροτάτονς</text:span>, quod<text:line-break/>vocabulum mutuari solet ad ea quae magnam vim habent,<text:line-break/>quemadmodum illi, quod non longe distent a spinae me-<text:line-break/>dulla et maxime pleni sint. Sed circa venam, quae ah<text:line-break/>interiori parte tendit ad cubitum, nervum simpliciter di-</text:p>
      <text:p text:style-name="P12">xit non adjiciens <text:span text:style-name="T32">ἐπίκαιρον</text:span><text:span text:style-name="T66">. </text:span>Multum enim distat a me-<text:line-break/>dulla spinae atque exiguus es<text:span text:style-name="T105">t.</text:span></text:p>
      <text:h text:style-name="Heading_20_2" text:outline-level="2">L<text:span text:style-name="T105">III.</text:span></text:h>
      <text:p text:style-name="P14"><text:span text:style-name="T1">Rursus alio loco licet adurere ab</text:span> exteriori <text:span text:style-name="T1">parte multo<text:line-break/>supra chordam quae ad alam est, paulo infra humeri<text:line-break/>caput. Trajiciatur autem cutis candenti surramento, sed<text:line-break/>non nimis alte; ignis enim nervis est inimicus.</text:span></text:p>
      <text:p text:style-name="P10">Venit ad tractandum reliquum ex iis locis in quibus<text:line-break/>recipitur humeri caput prolapsum. Hic autem est in ex-<text:line-break/>teriori parte prioris regionis in quam semel etiam con-<text:line-break/>spexi humeri caput venisse,; Non recte autem in plerisque<text:line-break/>exemplaribus legitur rursus alius locus, quem licet adurere<text:line-break/>a posteriori parte; hic enim locus non a posteriori parte,<text:line-break/>fed ab exteriori parte commissurae esu Si 'quis igitur<text:line-break/>exquisite definire loca velit quae juxta humeri commissu-</text:p>
      <text:p text:style-name="P12">ram sunt latitudinem habentia, hic profecto omnia intui-<text:line-break/>tus in priori, regione mediam dicet esse quandam lineam,<text:line-break/>sine latitudine conceptam in medio ad unguem, quae su-<text:line-break/>perne in humeri longitudinem tendat et utrimque in la-<text:line-break/>titudinem terminari priorem regionem, ah interiori qui-<text:line-break/>dem parte ex vena quae ad interiorem cubiti sedem per-<text:line-break/>tinet ; ab exteriori vero • alia quadam linea quae distet a<text:line-break/>linea media, sine latitudine concepta, quantum ipsa vena<text:line-break/>recedit. Hi sunt ergo termini prioris regionis 5 duo au-<text:line-break/>tem alii utrimque sunt, qua feruntur chordae ad alam;<text:line-break/>unus interiorem regionem, alter exteriorem finit. Eam<text:line-break/>vero intelligito interiorem commissurae regionem quae est<text:line-break/>inter venam et chordam, quae ab interiori parte alam<text:line-break/>terminat; fed exteriorem eam quae incipiens a linea quae<text:line-break/>tantum distabat a media linea sine latitudine concepta,<text:line-break/>quantum ipfa vena tendit ad chordam qnae ab exteriori<text:line-break/>parte alam finit. Quare juxta divisionem hanc, quidquid<text:line-break/>erit superius chorda quae ab exteriori parte alae sita est,<text:line-break/>non dicetur utique a posteriori regione commissurae, sed<text:line-break/>~ /</text:p>
      <text:p text:style-name="P11">ab exteriori. Siquidem regio posterior in commissura est<text:line-break/>qua latum scapularum os simum est; inferior in ala con-<text:line-break/>tinetur, superior vero inter lati scapularum ossis summita-<text:line-break/>tem atque humeri caput.</text:p>
      <text:h text:style-name="Heading_20_2" text:outline-level="2">LIV.</text:h>
      <text:p text:style-name="P14"><text:span text:style-name="T1">Porro mederi in tota curatione ulceribus debemus viden-<text:line-break/>tes ne multum attollatur humerus, sed modice quatenus<text:line-break/>ulcerum curatio postulat, quoniam frigus eo minus</text:span> ad-<text:line-break/><text:span text:style-name="T1">spirabit. Adusta </text:span><text:span text:style-name="T1">enim </text:span><text:span text:style-name="T1">omnia tegenda sunt, non sucus<text:line-break/></text:span><text:span text:style-name="T1">etiam </text:span><text:span text:style-name="T1">moderate </text:span><text:span text:style-name="T1">curanda; nam </text:span><text:span text:style-name="T1">sic </text:span><text:span text:style-name="T1">minus </text:span><text:span text:style-name="T1">hiant, minus<text:line-break/>fanguis erumpit , </text:span><text:span text:style-name="T1">minus </text:span><text:span text:style-name="T1">nervorum </text:span><text:span text:style-name="T1">distentio </text:span><text:span text:style-name="T1">sequitur.</text:span></text:p>
      <text:p text:style-name="P10">Causas ipfe exposuit cur edicat ne multum' humerus<text:line-break/>unquam attollatur: primum quod usta omnia tegere expe-<text:line-break/>dit, sic tamen ut curari possint, et non frigeant, quum<text:line-break/>alioquin, ut ipfe tesictur, frigus ulcera mordeat, cutem in-</text:p>
      <text:p text:style-name="P11">duret, pus fieri in dolore non patiantur; ac multo magis<text:line-break/>in iis quae calor excitavit, sicuti nunc ignis, minus, in-<text:line-break/>quit, hiant, hoc est diducuntur ulceris orae. Ob id enim<text:line-break/>frigore magis excipiuntur et tardius sanescunt grandiorern-<text:line-break/>que cicatricem recipiunt. Quod autem subdit, minus fan-<text:line-break/>- guis erumpit, communiter ad omnia ulcera refertur, non<text:line-break/>proprie ad ea quae proposita nunc sunt. Nam li quis<text:line-break/>cutem sic urat, quemadmodum praecepit, periculum nul-<text:line-break/>lum sanguinis eruptionis sequetur. Fortasse autem nervi<text:line-break/>tantum distentione periclitabuntur ob frigus, quod cule<text:line-break/>nudari contraxerunt, cujus rei in fine orationis meminit.</text:p>
      <text:h text:style-name="Heading_20_2" text:outline-level="2">LV.</text:h>
      <text:p text:style-name="P14">Ubi ulcera <text:span text:style-name="T1">pura stnt et ad cicatricem intendant, tunc sune<text:line-break/>oportet humerum diu noctuque scmper ad latiis deliga-<text:line-break/>tum continere.</text:span></text:p>
      <text:p text:style-name="P11"><text:span text:style-name="T27">Ώτίΐλάς</text:span><text:span text:style-name="T44"> </text:span>nunc proprie de cicatricibus dixit, non de<text:line-break/>ulceribus, quemadmodum ante. Monet autem maxime<text:line-break/>dandam operam esse ne humerus, nisi paullnlum dum la-<text:line-break/>xat a latere diducatur idque quum ulcera curantur, quo-<text:line-break/>niam pura ulcera opportunissima funt illis omnibus casibus *<text:line-break/>quos in oratione proxime praecedente narravit, atque<text:line-break/>iis praesertim qui' ab exterioribus causis oriuntur. Antea<text:line-break/>siquidem sordida erant atque inflammata, fordernque et<text:line-break/>humorem praeter naturam superantem pro velamento ac<text:line-break/>tegmento quodam habebant; quin et inflammationis calor<text:line-break/>extrinseco frigori obsistebat. At ubi inflammatio conqule-<text:line-break/>vit et pura reddita est ac sine superante humore, magis<text:line-break/>quam ante sentiunt ea quibus laeduntur. Ob haec igitur<text:line-break/>omnia facile sub exterioribus causis ac praecipue frigidis<text:line-break/>dolent et refrigerantur; propter sensum vero acriorem<text:line-break/>vehementiori dolore cruciantur, cui accedunt ea mala<text:line-break/>quae (equi dolorem solenti</text:p>
      <text:h text:style-name="P4" text:outline-level="2">LVI.</text:h>
      <text:p text:style-name="P14"><text:span text:style-name="T1">At ubi ulcera convaluerunt, humerus diu debet ad latus<text:line-break/>similiter deligari; namque hac via cicatrix maxime<text:line-break/>cdnstrmabitur, atque id spatium, in quod maxime hu-<text:line-break/>merus procidit, contrahetur.</text:span></text:p>
      <text:p text:style-name="P10">/ Hic etiam indicavit quo consilio haec praeceperit,<text:line-break/>quum inquit: namque hac via cicatrix maxime confirma-<text:line-break/>bitur, atque id spatium in quod maxime humerus" proci-<text:line-break/>dit contrahetur, quasi ita dixerit: quo minor cicatrix in-<text:line-break/>ducetur, eo magis alae cutis contrahetur, quod maximum<text:line-break/>momentum habet in prohibendo, ne in hanc partem ela-<text:line-break/>batur humerus.</text:p>
      <text:h text:style-name="Heading_20_2" text:outline-level="2">LVII.</text:h>
      <text:p text:style-name="P14"><text:span text:style-name="T1">Quibus recondi humeri caput non potuit, st adhuc cre-<text:line-break/>scunt, humerus </text:span><text:span text:style-name="T1">non </text:span><text:span text:style-name="T1">seque augetur, atque is qui integer</text:span></text:p>
      <text:p text:style-name="P11"><text:span text:style-name="T1">est; sed quamvis aliquid augeatur, altero tamen brevior<text:line-break/>redditur.</text:span></text:p>
      <text:p text:style-name="P10">Ea nunc persequitur quae necessario iis accidunt,<text:line-break/>quibus humeri caput suo loco non esu Primum ac ,ma-<text:line-break/>xime commune cui reliqua omnia superveniunt est quod<text:line-break/>minus alitur ; quam rem si membrum jam persecte incre-<text:line-break/>vit, gracilitas sequitur; si adhuc augeatur, exiguitas. Non<text:line-break/>alitur‘autem membrum ob musculorum et venarum quas<text:line-break/>continet depravationem; ejus quoque rei causa est totus<text:line-break/>articulus immobilis, nam et integra membra, ubi diutius<text:line-break/>omnino immobilia maneant, aperte graciliora conspiciuntur.</text:p>
      <text:h text:style-name="Heading_20_2" text:outline-level="2">LVIII.</text:h>
      <text:p text:style-name="P14"><text:span text:style-name="T1">Jam vero quia primo natali die humeros breviores habent,<text:line-break/></text:span><text:span text:style-name="T27">γαλΐαγν</text:span><text:span text:style-name="T10">.</text:span><text:span text:style-name="T27">ωνίς</text:span><text:span text:style-name="T10"> </text:span><text:span text:style-name="T1">Graece appellantur, ob duplicem noxam id<text:line-break/></text:span><text:span text:style-name="T1">mali </text:span><text:span text:style-name="T1">experiuntur vel quod dum in utero sunt humeri</text:span></text:p>
      <text:p text:style-name="P11"><text:span text:style-name="T1">luxentur, vel </text:span><text:span text:style-name="T1">aliam ob noxam, </text:span><text:span text:style-name="T1">de </text:span><text:span text:style-name="T1">qua postea </text:span><text:span text:style-name="T1">aliquando<text:line-break/></text:span>faribemus.</text:p>
      <text:p text:style-name="P10">Dictine sint <text:span text:style-name="T32">γαλιἀγκωνες</text:span><text:span text:style-name="T66"> </text:span>a similitudine felis, <text:span text:style-name="T32">γαλῆ</text:span><text:span text:style-name="T66"><text:line-break/></text:span>Graece dicitur, an ab alio quopiam, relinquenda est quae-<text:line-break/>stio iis qui in hujusmodi studia incumbunt. Medicum vero<text:line-break/>scire convenit nasci quosdam utriusque humeri articulo<text:line-break/>luxato dextro et sinistro, sicque humeros breviores esse;<text:line-break/>neque ignorare, alteram hujus vitii causam de qua tracta-<text:line-break/>turum se pollicetur. Difficile autem est alteram invenire,<text:line-break/>praeter illam quam ipse deinceps ait illis accidere qui<text:line-break/>teneri sunt. Inquit ergo.</text:p>
      <text:h text:style-name="Heading_20_2" text:outline-level="2">LIX.</text:h>
      <text:p text:style-name="P14"><text:span text:style-name="T1">Sed quibus tenera adhuc aetate juxta humeri caput in<text:line-break/>intimis partibus, alteque suppurationes oriuntur, omni-<text:line-break/>bus sune humeris breviores jiunt; ac stve sucentur, stve</text:span></text:p>
      <text:p text:style-name="P11"><text:span text:style-name="T1">urantur, stve per se pus aperiatur, scire licet haec ita<text:line-break/>sc habere. Maxime vero brachio uti queunt, quibus a<text:line-break/>primo natali die humeri breviores sunt </text:span><text:span text:style-name="T1">i </text:span><text:span text:style-name="T1">neque ipst ta-<text:line-break/>men sursum ad aurem</text:span> porrigere <text:span text:style-name="T1">brachium poscunt cu-<text:line-break/>bito extento,</text:span> nisi <text:span text:style-name="T1">multo minus quam ab 'integra parte.</text:span></text:p>
      <text:p text:style-name="P10">Potest hoc etiam dum in utero sunt accidere; aliam<text:line-break/>vero noxam, quae iis qui lu utero geruntur causa sit ut<text:line-break/>articulus elabatur, difficile est invenire, fed has ambas<text:line-break/>accidere nihil prohibet, potest enim dum infans in utero<text:line-break/>est a natura suppuratio fieri, aperiri et ad cicatricem ul-<text:line-break/>cus perduci. Quod magis adhuc evenit, ubi humeri caput<text:line-break/>elabitur ob humorem infantis naturalem et quia cavum<text:line-break/>commissurae ipsius humeri tale est ut facile .articulum<text:line-break/>expelli patiatur.</text:p>
      <text:h text:style-name="P4" text:outline-level="2">LX.</text:h>
      <text:p text:style-name="P14"><text:span text:style-name="T1">Quibus vero aetate jam robusta humeri caput’ erupit, ne-<text:line-break/>que restitutum est , pars quae supra commistsuram est<text:line-break/>tenuatur et gracilioris habitus stt; ubi dolore liberan-<text:line-break/>tur , non aeque praestare postsunt opera omnia quaecun-<text:line-break/>gue requirunt, ut cubitus a pectore diductus in latera<text:line-break/>attollatur. Ad ea autem valent quaecunque efficienda<text:line-break/>sunt, humero vel in priorem partem vel in posteriorem<text:line-break/>ad pectus adducto t nam terebra, ferra, fe curi ac ra-<text:line-break/>stris utuntur, dummodo cubitum non admodum attollere<text:line-break/>necejse stt, atque ad alia omnia idonei sunt quae bra-<text:line-break/>chia postulant ita figurata.</text:span></text:p>
      <text:p text:style-name="P10">His qui hoc vitio tenentur pars quae super humeri<text:line-break/>commissuram est protinus etiam inter initia tenuior appa-<text:line-break/>ret et gracilior, quum humeri caput lati scapularum ossis<text:line-break/>cavum reliquerit; fed et istinsmodi in posterum adhuc<text:line-break/>amplius conspicitur, eo quod procedente tempore ema-</text:p>
      <text:p text:style-name="P12">crescant partes musculi <text:span text:style-name="T1">A</text:span> literam referentes, quod red-<text:line-break/>ditus sit imbecillis, quum sequens humeri caput vi deor-<text:line-break/>sium feratur ad alam, et quod immobilis maneat, neque<text:line-break/>fuo munere fungatur, quod erat humerum attollere; quare<text:line-break/>frigidior et imbecillior redditur atque emacrescit, quando-<text:line-break/>quidem labor firmat, ignavia tabidum reddit.</text:p>
      <text:h text:style-name="Heading_20_2" text:outline-level="2">LXI.</text:h>
      <text:p text:style-name="P14"><text:span text:style-name="T1">Quibus tali scapularum offissummitas diducitur, exstare<text:line-break/>videtur- os quod recedit. Est autem hoc ligamentum<text:line-break/>juguli cum lato scapularum oste} diversu autem est hac<text:line-break/>parte natura hominis </text:span><text:span text:style-name="T1">a </text:span><text:span text:style-name="T1">ceteris animalibus, Medici ita-<text:line-break/>que in'hoc casu maxime decipiuntur, excitato enim ojsu<text:line-break/>quod recedit humeri commissurae pars superior apparet<text:line-break/>deprefsu et cava, ita ut quast procident humeri caput<text:line-break/>provideant,</text:span> • Novi <text:span text:style-name="T1">ergo complures </text:span><text:span text:style-name="T1">medicos </text:span><text:span text:style-name="T1">alioquin non<text:line-break/>ignobiles, qui summopere </text:span><text:span text:style-name="T1">laederent</text:span> dum niterentur<text:line-break/><text:span text:style-name="T1">hujusmodi humeros </text:span><text:span text:style-name="T1">restituere, ut </text:span><text:span text:style-name="T1">qui </text:span><text:span text:style-name="T1">luxatos </text:span><text:span text:style-name="T1">astsu nesti-</text:span></text:p>
      <text:p text:style-name="P11"><text:span text:style-name="T1">marent nec prius desisterent quam vel dem desperarent<text:line-break/>vel indicarent per fe </text:span><text:span text:style-name="T1">non </text:span><text:span text:style-name="T1">pajse humeri articulum resti-<text:line-break/>tui. His eadem curatio convenit quae ceteris ejus ge-<text:line-break/>neris, nempe ceratum, panni, fasciae atque eadem vin-<text:line-break/>ciendi ratio t verum tamen deorsum cogendum est id<text:line-break/>quod excidit, tum ea parte plurimi panni injiciendi,<text:line-break/>maximeque adstringendum,</text:span> humeruique ad <text:span text:style-name="T1">latui conti-<text:line-break/>nendus est suspensus</text:span> a parte faperiori. <text:span text:style-name="T1">Hac enim</text:span> ra-<text:line-break/>tibne id <text:span text:style-name="T1">quod reccfstt proxime adducetur, quam rem<text:line-break/>suite optime licet atque praedicere omni partduld va-<text:line-break/>care, st nlioquin tibi videatur. Ex hoc anim casu nec<text:line-break/>parum</text:span> '• nec magnum in humeri <text:span text:style-name="T1">commistura oritur de-<text:line-break/>trimentum , sed aliquid decoris eo loco amittiturnun-<text:line-break/>quam enim hujusmodi os in naturalem at antiquam su-<text:line-break/>dem revertitur, fed necejsuHo stve amplius, stve minus<text:line-break/>a superiori parte prominet. ' Neque enim aliud os uso<text:line-break/>lum in pristinam sudem revertitur, </text:span><text:span text:style-name="T1">quod </text:span><text:span text:style-name="T1">recesterit ab<text:line-break/>aliquo oste, </text:span><text:span text:style-name="T1">quocurn </text:span><text:span text:style-name="T1">naturaliter jungeretur.--Paucis au-</text:span></text:p>
      <text:p text:style-name="P12"><text:span text:style-name="T1">tem diebus a dolore liberatur latum scapularum </text:span><text:span text:style-name="T1">os sum-<text:line-break/>mum , si commode vinciatur.</text:span></text:p>
      <text:p text:style-name="P10">Indicat lati scapularum ossis summitatem esse conjun-<text:line-break/>ctionem, dicit etiam ipsam esse os quo alligantur propo-<text:line-break/>sita.ossa ambo. Conflet autem summitatem lati scapula-<text:line-break/>larum ossis esse cartilaginosum os, quod situm est qua<text:line-break/>jugulum- cum lato scapularum osse committitur, <text:span text:style-name="T1">a</text:span> quo<text:line-break/>dependent membranae quibus extrema ossium colligantur.<text:line-break/>Hoc ubi recedat, jugulum etiam fequi consuevit et idcirco<text:line-break/>restitnitur jugulo deorsum depulso, sic ut ea parte in or-<text:line-break/>bem quodammodo inclinetur; quo fit ut in. juvenibus<text:line-break/>facilius cogatur, nam quo magis aetas procedit, eo magis<text:line-break/>corpora nostra siccantur. Ergo quemadmodum sicca ligna<text:line-break/>minime idonea sunt quae curventur, madentia autem et<text:line-break/>viridia id facile patiuntur: eodem modo et ossa eorum<text:line-break/>qni adhuc increscunt coacta curvari possunt, ac multo<text:line-break/>magis ubi rara sint et cavis plena, quale est jugulum.</text:p>
      <text:p text:style-name="P12">Equidem experimento sensi jugulum in me ipso curvari;<text:line-break/>nam quum vinculi, vi vehementer compelleretur, alte urge-<text:span text:style-name="T53">z<text:line-break/></text:span>bat, Quod ego pertuli quadraginta dies, quibus jugulum ad<text:line-break/>humeri caput ita adductum est, ut iis qui nunc adspiciunt<text:line-break/>nunquam recessisse videatur; quique tunc quum recessit,<text:line-break/>diductum intervallo trium digitorum viderunt, rem admi-<text:line-break/>rentur. Inde tamen factum est ut humerus id temporis<text:line-break/>minime nutriretur, ita ut penitus emacresceret, cum-<text:line-break/>que eo brachium etiam nutriri desineret. Sed his omni-<text:line-break/>bus uno vinculi praesidio succurrens non multo tempore<text:line-break/>a foluto vinculo totum membrum refeci. In adolescente<text:line-break/>autem ac multo magis in puero os facilius vinculo cogi-"<text:line-break/>tur. Ego vero quum id mihi accidit in palaestra, annum<text:line-break/>agebam trigesimum quintum; nullum tamen alium ex iis<text:line-break/>qui firmissima aetate essent aeque licuit ad sanitatem per-<text:line-break/>ducere, eo quod vinculi vim minime ferrent. Ipse igitur<text:line-break/>sensi frigidum prorsus, sic ut tutum diem ac noctem per-</text:p>
      <text:p text:style-name="P11">fundere calidum oleum cogerer, pelle toti- corpori fub-<text:line-break/>jecta, super qua nudus jacebam, quum caniculae aestus<text:line-break/>vigeret. A pedibus igitur inani pelve subjecta pellis ita<text:line-break/>figulata, erat, ut oleum per eam commode funderetur;<text:line-break/>quidquid autem in pelvi coactum erat, in ollam conjicie-<text:line-break/>batur juxta ignem, ut calefieret, eoque inde accepto totus<text:line-break/>affectus locus perfundebatur. At quum vel modicum quid<text:line-break/>aliquando intermittebatur, sentiebam continuo musculos<text:line-break/>juxta cervices distendi, sic ut aperte constaret, fequutu-<text:line-break/>ram esse nervorum distensionem, si ignavi fuissent qui<text:line-break/>perfundebant. Mihi etiam aliud evenit quod non parum<text:line-break/>lu causa fuit, ut musculi male afficerentur. Atque id quo-<text:line-break/>que enarrasse operae pretium erit, ne quis existimet male<text:line-break/>affici musculos, propterea quod jugulum dumtaxat deor-<text:line-break/>sum fuerit coactum. In palaestra enim lati scapularum<text:line-break/>ossis summitate diducta magister intuitus partem superpo-<text:line-break/>‘ sitam humeri commissurae depressam, existimans humeri</text:p>
      <text:p text:style-name="P11">caput in alam excidisse, intensionem lentat atque impul-<text:line-break/>Ium, quae quidem artificiose agit. At quum sine ullo<text:line-break/>prosectu operam perderet, arbitror peccati aliquid in<text:line-break/>impellendo; quamobrem alios adhiberi jubeo qui cum ipso<text:line-break/>„ humerum et ab inferiori parte et a contraria extendant;</text:p>
      <text:p text:style-name="P10">atque ipse integrae manus digitos quantum possum intro<text:line-break/>demitto ad humerum, qui excidisse videbatur, ut inditi<text:line-break/>inter latus et, humeri caput ipsum impellerent. <text:span text:style-name="T1">Nihil</text:span> au-<text:line-break/>tem inveniens in ala praeter naturam jubeo ut extendere<text:line-break/>cessent, qui cum magistro simul vim adhibebant, eo quod<text:line-break/>humeri caput non procidisset. Hi vero existimantes me<text:line-break/>fracti animi ob dolorem esse hortantur, ut sibi me ipfum<text:line-break/>committam nec ab extendendo.desistunt, ita ut musculum<text:line-break/>avulsissent, quae res aliis jam accidit, nisi forte alter ad-<text:line-break/>venisset qui optime noverat me nullo modo ob mollitiem<text:line-break/>extendentes prohibere, hic eos removet ac me rogat quid<text:line-break/>mali sit quidque faciendum censeam. Refpondeo summi-<text:line-break/>tatem humeri diductam esse, opus autem mihi esse oleo,</text:p>
      <text:p text:style-name="P12">linteis, lana; eo igitur ad balneum multoque oleo perfu-<text:line-break/>sus maneo in labro, quoad possum, dum quae ad cura-<text:line-break/>tionem facerent aflerrentur. Quare musculis assidua per-<text:line-break/>fusio necessaria fuit, quum male affecti ea ratione fuissent;<text:line-break/>multi autem vinculum non sustinent, etiamsi id non acci-<text:line-break/>dat, sed malunt in posterum quae ex eo malo molestia<text:line-break/>sequitur ferre quam id quadraginta diebus sustinere. Ne-<text:line-break/>que enim breviori spatio consequi eos posse existimo, ut<text:line-break/>jugulum ita exquisite curvetur. Reliqua Hippocratis verba<text:line-break/>plana sunt.</text:p>
      <text:h text:style-name="Heading_20_2" text:outline-level="2">LXII.</text:h>
      <text:p text:style-name="P14"><text:span text:style-name="T1">Jugulum comminutum, st ex toto fractum stt, sucilius cu-<text:line-break/>ratur</text:span> ; si in <text:span text:style-name="T1">longitudinem , aegrius. Haec autem con-<text:line-break/>traria sunt, atque aliquis existimet. Id igitur quod ex<text:line-break/>toto fractum est magis utique in suam sedem compelli<text:line-break/>potest; ac st summa cara provideatur, quod sublimius<text:line-break/>est magis deorsum cogetur idoneo habitu ac debito viu-.</text:span></text:p>
      <text:p text:style-name="P12"><text:span text:style-name="T1">culo. Quamvis autem ex toto in suam sudem </text:span><text:span text:style-name="T27">ηόη</text:span><text:span text:style-name="T10"> </text:span><text:span text:style-name="T1">col-<text:line-break/>locetur , </text:span>tamen ea <text:span text:style-name="T1">pars quae excedit non valde actita<text:line-break/>apparebit. </text:span><text:span text:style-name="T1">• </text:span>At <text:span text:style-name="T1">quibus in longitudinem frangitur simile<text:line-break/>vitium est, atque ubi osta diducuntur, de quibus supra<text:line-break/>tractavimus. Non ita enim in suam sedem restituitur<text:line-break/>exstansque offis 'extremitas adsuicitur admodum acuta.<text:line-break/>In universum autem scire convenit nihil humeri com-<text:line-break/>misturam aliamve partem laedi, quum jugulum scangi-<text:line-break/>tur,-nist, quod raro accidit, corrumpatur.</text:span></text:p>
      <text:p text:style-name="P10">Ex totc frangi dicit qbod nulla parte haeret, cujus<text:line-break/>contrarium est quod non ex toto abrumpitur. Id uno<text:line-break/>modo fiern exprefllt, quum inquit, si longitudinem, ae-<text:line-break/>grius; simulque demonstravit quod ex toto abrumpitur<text:line-break/>transversum abrumpi, quod non ex toto in longitudinem;<text:line-break/>ergo ubi ex toto comminuitur, partes cedere inter fe ple-<text:line-break/>rumque solent atque una surium ferri, altera deorfum;</text:p>
      <text:p text:style-name="P12">tum aItera in interiora, in exteriora altera. Qua de causa<text:line-break/>videtur fractura gravis et aegre sanabilis. Verum altero<text:line-break/>modo, quum fractura in longitudinem est, levior quidem<text:line-break/>apparet, aegrius tamen curationem admittit. Nequit enim<text:line-break/>jugulum fascia excipi in orbem, sicut membra, qua via<text:line-break/>dumtaxat propelli atque adduci posset quod in longitudinem<text:line-break/>fissum' est. Quod si haec quae nunc ostendimus in me-<text:line-break/>rnoria habeantur, nihil obscurum videbitur ex iis quae<text:line-break/>ab Hippocrate in sequentibus ponentur.</text:p>
      <text:h text:style-name="Heading_20_2" text:outline-level="2">LXIII.</text:h>
      <text:p text:style-name="P14"><text:span text:style-name="T1">Juguli fracturae deformitatem affert; deformitas autem<text:line-break/>principio maxima est, deinde minor.</text:span></text:p>
      <text:p text:style-name="P10">Satius fuit dicere minus apparet; principio enim rei<text:line-break/>novitate deforme vitium videtur, procedente tempore sicut</text:p>
      <text:p text:style-name="P12">alia omnia quibus assuescimus;;.ita deformitatem parvi<text:line-break/>facimus.</text:p>
      <text:h text:style-name="Heading_20_2" text:outline-level="2">LXIV.</text:h>
      <text:p text:style-name="P14"><text:span text:style-name="T1">Sanescit autem cito jugulum atque alia ojsu quaecunque<text:line-break/>rara sunt, quoniam callo haec .maturius obducuntur.<text:line-break/>Igitur ubi casus recens est aegrt sulliciti sunt</text:span>, putan-<text:line-break/>tes <text:span text:style-name="T1">malum gravius este quam stt. Medici autem se-<text:line-break/>dulas improbe curando Ja exhibent, procedente tempore<text:line-break/>laborantes;, ut qui non doleant neque giefsu neque cibo<text:line-break/>prohibeantur, rem contemnunt. At medici, itt qui lo-<text:line-break/>cum reddere decorum non postsunt se subducunt, neque<text:line-break/>offensurum negligentiarn iniquo animo ferunt, interim<text:line-break/>calius Jejtinat increscere. Deligandi autem ratio ea<text:line-break/>convenit, quae plerisque cerato, pannis, fasciis molli-<text:line-break/></text:span><text:span text:style-name="T1">bus </text:span><text:span text:style-name="T1">adhibitis. Haec autem providisue oportet, </text:span><text:span text:style-name="T1">atque<text:line-break/></text:span><text:span text:style-name="T1">item novijsc in hac praesertim curatione, plurimos pan~</text:span></text:p>
      <text:p text:style-name="P8"><text:span text:style-name="T94">nos qua os exstat objiciendos esae ac fascias plurimas<text:line-break/>ibique maxime premendum. Nonnulli existimarunt plumbi<text:line-break/>aliquid alligandum, quod oneri escet ut deorsum coge-<text:line-break/>ret quod exstaret, Forfajste’ autem nec illi sapiunt qui<text:line-break/>simpliciter '• vinciunt, quandoquidem neque propositus<text:line-break/>modus fracto jugulo convenit t nihil enim sure cogere<text:line-break/>potest quod excedit, Sunt et alii qui cognoscentes<text:line-break/>vincula ipsa aliena esae nequa in .naturalem locum ad-<text:line-break/>ducere quod exstat, deligant quidem ejusmodi aegro-<text:line-break/>tantes pannis fasciisque superdatis perinde atque, alii;<text:line-break/>fed hominem saseia aliqua cingunt, qua parte commo-<text:line-break/>distlrne cingitur. Ubi pannos objecerint qua suactura<text:line-break/>exstat, stc ut ea parte in- tumorem adjungant, caput<text:line-break/>fasciae ad cingulum a priori parte devinciunt, susuiam-<text:line-break/>qae e regione juguli porrigunt ad partem posteriorem<text:line-break/>et 'in cingulum demistsurn ad priorem adducunt, . atque<text:line-break/>inde rursus ad posteriorem. Alii fasciam in cingulum</text:span></text:p>
      <text:p text:style-name="P66"><text:span text:style-name="T1">non demittunt, fed inter arvum et naturale; tum juxta<text:line-break/>anum ipsum., dein circa spinam ducentes stc fracturam<text:line-break/>comprimunt. Haec quum ab- eo audiuntur, qui in usum<text:line-break/>non habet, prope videntur secundum naturam ejsc; at<text:line-break/>ubi quis ea experiatur, inutilia comperiet g. neque enim<text:line-break/>aliquod tempus immobiles manent, etiamsi homo cubet,<text:line-break/>quamquam hoc modo proxima escent, tamen st cubans<text:line-break/>erus, stectat.yaut ipse curvetur, omnes susciae movebun-<text:line-break/>tur , praeterquam quod haec vinciendi ratio alioquin<text:line-break/>foeda esu<text:tab/></text:span><text:span text:style-name="T1">.</text:span></text:p>
      <text:p text:style-name="P10">Causam ipfe adjungit, quamobrem haec celeriter fa-'<text:line-break/>nescant.; fed cur callus mature increscat, causam non ex-<text:line-break/>pressit , ut quae ex natura ossium de quibus tractatur per-<text:line-break/>cipi possit, quoniam in iis quae rara sunt multum humoris<text:line-break/>contrahitur, ln prioribiis autem demonstravimus, recepto<text:line-break/>humore ob affecti ossis vim spissato in oris fracturae-cal-</text:p>
      <text:p text:style-name="P12">lum increscere. Qui ubi satis increvit; fracturae oras<text:line-break/>illigat atque adstringit; neque enim os altioribus partibus<text:line-break/>solidatur, quemadmodum caro, sed,, ut dictum’ est, “lu summo<text:line-break/>quasi vinculo adstringitur. Quae sequuntur si diligenter<text:line-break/>considerentur, omnia plana fuut.</text:p>
      <text:p text:style-name="P67">,<text:tab/>. t'<text:tab/>S t/., i ~<text:tab/>, .</text:p>
      <text:h text:style-name="Heading_20_2" text:outline-level="2">LXV.</text:h>
      <text:p text:style-name="P13"><text:span text:style-name="T1">Siquidem anus comprehenditur sufciaeque in hac loci an-<text:line-break/>gustia colliguntur. Quod vero ai eas fafcias pertinet<text:line-break/>quae in zonam induntur, non ita arcte haec cingitur<text:line-break/>quin sursum ferri cogaturj quod ubi accidit,</text:span> necesie<text:line-break/>esi totum <text:span text:style-name="T1">vinculum relaxari. Proxime autem moliri<text:line-break/>quis stbi videbitur, quamvis nihil magnum espciat, st<text:line-break/>fascias nonnullas in cingulum demittat, fed plerasque<text:line-break/>ad primum vinculum adhibeat:</text:span> &gt; hac <text:span text:style-name="T1">enim ratione ma-<text:line-break/>xime stabiles erunt et alteri circuitui alter auxiliabitur.<text:line-break/>Plurima quidem dicta sunt ex iis quae ad juguli fra-</text:span></text:p>
      <text:p text:style-name="P11"><text:span text:style-name="T1">cturam attinent. Scire </text:span><text:span text:style-name="T1">autem licet </text:span><text:span text:style-name="T1">jugulum plerum-<text:line-break/>que ita frangi ut ea pars </text:span><text:span text:style-name="T1">quae </text:span><text:span text:style-name="T1">a pectore </text:span><text:span text:style-name="T1">est </text:span><text:span text:style-name="T1">sursum- fe-<text:line-break/>ratur} quae a summitate lati scapularum ostis, deorsum.<text:line-break/>Cujus causa </text:span><text:span text:style-name="T1">est pectus, </text:span><text:span text:style-name="T1">quod </text:span><text:span text:style-name="T1">neque admodum </text:span><text:span text:style-name="T1">sursum<text:line-break/>neque </text:span><text:span text:style-name="T1">admodum </text:span><text:span text:style-name="T1">deorsam movetur,</text:span></text:p>
      <text:p text:style-name="P68">•<text:tab/>~~~<text:tab/>=<text:tab/>...<text:tab/>, .u</text:p>
      <text:p text:style-name="P10">Loci angustiam dixit <text:span text:style-name="T32">στενυγροχωρίην</text:span>, quod nomen<text:line-break/>ut quibusdam placet non componitur ex, vocabulis <text:span text:style-name="T27">υγρον</text:span><text:span text:style-name="T10">,<text:line-break/></text:span><text:span text:style-name="T1">OTfvov</text:span> et <text:span text:style-name="T32">χώρας</text:span><text:span text:style-name="T66">, </text:span>quae significarent humidum locum eun-<text:line-break/>dernque angustum; sed deducitur a voce <text:span text:style-name="T32">στενυγρὸν</text:span><text:span text:style-name="T66">, </text:span>quae<text:line-break/>nihil amplius sibi vult quam <text:span text:style-name="T32">στενὸν</text:span><text:span text:style-name="T66">, </text:span>quod significat an-<text:line-break/>gustum. Unde quadam additione, quam figuram <text:span text:style-name="T32">παραγω</text:span><text:span text:style-name="T66">-<text:line-break/></text:span><text:span text:style-name="T32">γὴν</text:span><text:span text:style-name="T66"> </text:span>dicunt, deducitur <text:span text:style-name="T32">στενυγροχωρίη</text:span><text:span text:style-name="T66">, </text:span>quae nihil aliud sibi<text:line-break/>vult quam angustiam. Quod ex iis evidenter colligitur<text:line-break/>quae Simonides sic scribit : <text:span text:style-name="T32">ούπω</text:span><text:span text:style-name="T66"> </text:span><text:span text:style-name="T32">τις</text:span><text:span text:style-name="T66"> </text:span><text:span text:style-name="T32">οΰτω</text:span><text:span text:style-name="T66"> </text:span><text:span text:style-name="T1">Saaxsotg tv ov~<text:line-break/>Qtotv dvnp</text:span> <text:span text:style-name="T32">λέγεται</text:span><text:span text:style-name="T66"> </text:span><text:span text:style-name="T27">Χΐν</text:span><text:span text:style-name="T10">, </text:span><text:span text:style-name="T27">ούόί</text:span><text:span text:style-name="T10"> </text:span><text:span text:style-name="T27">ηάρδαλιν</text:span><text:span text:style-name="T66"> </text:span><text:span text:style-name="T32">μοΰνος</text:span><text:span text:style-name="T66"> </text:span><text:span text:style-name="T32">στενυγρφ</text:span><text:span text:style-name="T66"><text:line-break/></text:span><text:span text:style-name="T32">συντνχών</text:span><text:span text:style-name="T66"> </text:span><text:span text:style-name="T32">ἐν</text:span><text:span text:style-name="T66"> </text:span><text:span text:style-name="T32">ἀτράπω</text:span><text:span text:style-name="T66">. </text:span>Effertur autem secunda syllaba te-<text:line-break/>nui spiritu.</text:p>
      <text:h text:style-name="P4" text:outline-level="2">LXVI.</text:h>
      <text:p text:style-name="P13"><text:span text:style-name="T1">Exiguus est enim -motus articuli a parte ojsis pectoris.</text:span></text:p>
      <text:p text:style-name="P10">Exiguum motum vocavit <text:span text:style-name="T32">κιγκλισμόν</text:span><text:span text:style-name="T66">. </text:span>At; sive voca-<text:line-break/>bulum sumatur a motacilla-ave,-quae Graece <text:span text:style-name="T32">κίγκλος</text:span><text:span text:style-name="T66"> </text:span>di-<text:line-break/>citur, eo-quod assidue caudam moveat, sive a quovis alio,<text:line-break/>non . pertinet proprie ad hunc locutn. Sed magis persc-<text:line-break/>qui caufam oportet,-cur commissura juguli cum pectore,<text:line-break/>quamvis sicut aliae nonnullae referri luter minimas noir<text:line-break/>debeat,’tamen nihil, sure moveatur, fed quam hujus rei<text:line-break/>causam Hippocrates tradat, audiamus de verbis ipsius. Os<text:line-break/>pectoris <text:span text:style-name="T32">στῆθος</text:span><text:span text:style-name="T44"> </text:span>appellat, quo nomine significasse nunc<text:line-break/>videtur non omne id quod est a. priori parte thoracis,<text:line-break/>fed medium os in quod se inserunt costae, quod Graece<text:line-break/>a junioribus medicis <text:span text:style-name="T32">στέρνον</text:span><text:span text:style-name="T44"> </text:span>vocatur, de quo recte dixit.</text:p>
      <text:h text:style-name="P4" text:outline-level="2">LXVII.</text:h>
      <text:p text:style-name="P13"><text:span text:style-name="T1">Ipsum enim os pectoris stbi continuatur et spinae.</text:span></text:p>
      <text:p text:style-name="P10">Os pectoris sibi ipsi continuari manifestissimum est,<text:line-break/>sed et spinae etiam liquido constabit, si quando in cada-<text:line-break/>vere detracta carne costas videris a posseriori parte spinae,<text:line-break/>a priori ossi pectoris inhaerere.</text:p>
      <text:h text:style-name="Heading_20_2" text:outline-level="2">LXVllI.</text:h>
      <text:p text:style-name="P14"><text:span text:style-name="T1">Sed et jugulum prope humeri articulum supernatat. Co-<text:line-break/>gitur autem moveri suepifstrne, eo quod cum summitate<text:line-break/>lati scapularum oststs jungatur. Maxime autem ubi per—<text:line-break/>rumpitur pars quae ab oste pectoris est, sursum fertur,<text:line-break/>neque facile sulet deorsam repelli, quoniam natura levis<text:line-break/>est, fpatiumque ipst latius patet a superiori parte, quam<text:line-break/>ab inferiori. Latum vero scapularum os, humerus et<text:line-break/>quae his inhaerescunt, a cosus et ostsc pectoris optime<text:line-break/>solvuntur; quamabrem poscunt plurimum attolli atque</text:span></text:p>
      <text:p text:style-name="P11"><text:span text:style-name="T1">demitti. Itaque ubi jugulum frangitur, ea pars quae<text:line-break/>est </text:span><text:span text:style-name="T27">α</text:span><text:span text:style-name="T10"> </text:span><text:span text:style-name="T1">lato fcapularum oste deorsum convertitur: facilius<text:line-break/>enim deorsum fertur una cum humero ac lato scapula-<text:line-break/>rum oste quam sursum. Quando igitur stc fe res ka-<text:line-break/>bet, decipiuntur qui censent poste quod superexcedit os<text:line-break/>deorsum compelli; namque in aperto est, inferiorem par-<text:line-break/>tem ad superiorem adducendam ejsu , ea</text:span> siquidem <text:span text:style-name="T1">move-<text:line-break/>tur, ea a naturali sede recedit. Constat autem hanc<text:line-break/>aliter nullo modo propelli posta, vincula enim nihil<text:line-break/>magis adducunt quam repellunt. Si quis autem hume-<text:line-break/>rum ad latus quantum potest adductum sursum attollat,<text:line-break/>ut humeri cornrnijsura maxime acutam se ostendat, hoc<text:line-break/></text:span>v <text:span text:style-name="T1">pacto concurret cum oste pectoris a quo recejstt.</text:span></text:p>
      <text:p text:style-name="P10">Solet Hippocrates quasdam figuras ac linguarum pro-<text:line-break/>prietates usurpare, quamvis consuetam loquutionem fequa-<text:line-break/>tur. Simile quid apud Xenophontem legitur; ipfe enim,</text:p>
      <text:p text:style-name="P12">si quisquam est qui usitata loquutione utatur, in. his no-<text:line-break/>men profitetur suum, saepius tamen inserit vocabula lin-<text:line-break/>guae propria ac translata. Quod tamen rarius apud hunc,<text:line-break/>frequentius apud- Hippocratem repetitur, quemadmodum<text:line-break/>in praecedentibus verbis, ubi <text:span text:style-name="T32">κιγκλισμὸν</text:span><text:span text:style-name="T66"> </text:span>dixit parvum<text:line-break/>motum, nunc vero <text:span text:style-name="T32">πλοώδης</text:span><text:span text:style-name="T66"> </text:span><text:span text:style-name="T32">ἐστὶ</text:span><text:span text:style-name="T66">, </text:span>quod supernatat. Id<text:line-break/>autem quasi sine fulcro significat, cujus rei testimonium<text:line-break/>facit quod subjicit, qtium inquit; cogitur autem moveri<text:line-break/>saepissime, eo quod cum summitate lati scapularum ossis<text:line-break/>conjungatur; at fumrnitas lati scapularum ossis rursus ob<text:line-break/>humeri articulum saepissime movetur, quum ipse imbecil-<text:line-break/>lis sit et maximi motus. Initio vero sermonis prope di-<text:line-break/>xit: dubium autem est ad locumne an ad rem debeat<text:line-break/>referri. Vel enim accipiemus <text:span text:style-name="T1">prope articulum</text:span> frequenter<text:line-break/>jugulum moveri, quam sententiam magis probo; velut<text:line-break/>quibusdam placet <text:span text:style-name="T1">prope</text:span> referemus ad frequentem motum,<text:line-break/>ita ut mens ejus sit; jugulum maxime prope accedit ad</text:p>
      <text:p text:style-name="P12">ea quae frequenter moventur, quum humeri articulo<text:line-break/>jungatur. -.</text:p>
      <text:h text:style-name="Heading_20_2" text:outline-level="2">LX<text:span text:style-name="T107">I</text:span>X.</text:h>
      <text:p text:style-name="P14"><text:span text:style-name="T1">Si quis igitur legitimum vinculum adhibent, ut celeriter<text:line-break/>glutinetur; cetera vero omnia extra hujusmodi habitum<text:line-break/>supervacua existimet, reete utique sentiet celeriterque<text:line-break/>hominem ad optimam valetudinem perducet. Quem ja-<text:line-break/>cere maxime ad rem pertinet, sutisque sunt quatuorde-<text:line-break/>cim dies, st quiescat t ad summum viginti.</text:span></text:p>
      <text:p text:style-name="P10">Legitimum vinculum appellat quod omnibus in con-<text:line-break/>suetudine est, ac jam est veluti lex quaedam non scripta:<text:line-break/>sic enim et in vita fit, ut quos mores omnes student<text:line-break/>legibus similes sint. Vinculum igitur quod ad fracturas<text:line-break/>pertinet huc non admodum accommodatur, atque idcirco<text:line-break/>fusius de ipso scripsit in primo de fracturis. Hic autem<text:line-break/>nullum vitium exponitur, ad quod ejusmodi vinculum</text:p>
      <text:p text:style-name="P12">adhibeatur. Ostendimus enim in commentariis in eos li-<text:line-break/>bros et nunc etiam in memoriam redigimus, morbos om-<text:line-break/>nes quibus accommodatur id vinculum quod ad fracturas<text:line-break/>pertinet traditos fuisse ab Hippocrate in eo volumine, in<text:line-break/>hoc autem omnes qui alteram vinciendi rationem postu-<text:line-break/>lanti Porro autem in eo vinculo quod ad sracturas per-<text:line-break/>tinet fascia super affectum membrum in orbem circumda-<text:line-break/>tur, fed in altera vinciendi ratione fertur ad alias partes,<text:line-break/>ac plurimum ad eas quae vitiatae fedi contrariae funt,<text:line-break/>quod in libro de officina medici testatur, quum inquit:<text:line-break/>consentit autem cum capite humeri fafcia ad alteram alam<text:line-break/>demissa.</text:p>
      <text:h text:style-name="Heading_20_2" text:outline-level="2">LXX.</text:h>
      <text:p text:style-name="P14"><text:span text:style-name="T1">Si in juguli fractura, quod raro accidit, contrarium eve-<text:line-break/>niat, ut scilicet id ofsts quod a pectore est subjiciatur,<text:line-break/>id quod</text:span> a <text:span text:style-name="T1">summitate lati scapularum ofsts sublimius se-<text:line-break/>ratur ac super alteram excedat, nullo magno praesidio<text:line-break/>opus est; demijsa enim lato scapularum oste cum humero</text:span></text:p>
      <text:p text:style-name="P11"><text:span text:style-name="T1">recte inter fe offa concurrent, ac quaevis ratio vinciendi<text:line-break/>sutis erit et caUus paucis diebus increscet.</text:span></text:p>
      <text:p text:style-name="P69">In superioribus quidem demonstravit, ubi totum ju-<text:line-break/>gulum transversum abrumpatur, sere quod a pectore est<text:line-break/>sursum converti; qnod a summitate lati scapularum ossis,<text:line-break/>deorsum. Nunc eum modum persequitur qui rarius <text:span text:style-name="T1">ac-<text:line-break/>cidit,</text:span> sub quo ea pars juguli quae est <text:span text:style-name="T53">a</text:span> summitate lati<text:line-break/>scapularum ossis sursum fertur, quae a pectore demittitur;<text:line-break/>atque hic, ut ait, facilius sanescit. Nam demissa summitate<text:line-break/>lati scapularum ossis , simul etiam demittitur ea juguli pars<text:line-break/>quae ipsi continuatur, sicque alteri aequata illigatur ca-<text:line-break/>raturque.<text:tab/>• <text:span text:style-name="T53">r<text:tab/>f</text:span><text:tab/>. <text:span text:style-name="T16">1</text:span></text:p>
      <text:h text:style-name="Heading_20_2" text:outline-level="2">LXXI.</text:h>
      <text:p text:style-name="P14"><text:span text:style-name="T1">Quodst non comminuatur hoc pacto, sed </text:span><text:span text:style-name="T54">a</text:span><text:span text:style-name="T1">b b</text:span><text:span text:style-name="T54">ac</text:span><text:span text:style-name="T1"> v</text:span><text:span text:style-name="T54">e</text:span><text:span text:style-name="T1">l d[</text:span><text:span text:style-name="T54">a<text:line-break/></text:span><text:span text:style-name="T1">parte in latere erumpat, in suum loc</text:span><text:span text:style-name="T54">u</text:span><text:span text:style-name="T1">m coUocandum</text:span></text:p>
      <text:p text:style-name="P11"><text:span text:style-name="T1">erit, lato scapularum oste una cum humero excitato,<text:line-break/>quemadmodum et in superioribus explicavimus. Ubi<text:line-break/>restitutum fuerit in pristinum statum, reliqua curatio<text:line-break/></text:span>celerrime <text:span text:style-name="T1">perficietur. Plerumque igitur quum partu<text:line-break/>inter fe cefferunt, ipsa humero sursum coacto restituitur.</text:span></text:p>
      <text:p text:style-name="P10">Quod ab ipfo nunc proponitur, accipere debemus in<text:line-break/>osse quod in interiorem vel exteriorem partem prolabitur.<text:line-break/>Intellige nunc quam dico interiorem partem, eam quae<text:line-break/>alte sita est in corpore; exteriorem, quae in superficie<text:line-break/>ad cutem.</text:p>
      <text:h text:style-name="Heading_20_2" text:outline-level="2">LXXll.</text:h>
      <text:p text:style-name="P14"><text:span text:style-name="T1">Ubicunque autem quod a superiori parte est in latus vel<text:line-break/>in inferiorem partem veniat, commode restituitur, st<text:line-break/>homo resupinetur, subjecta aliqua re inter scapulas quae<text:line-break/>attollat stc ut pectus quam maxime recurvetur; aliquis<text:line-break/>'tem humerum juxta latus extentum sursum adducat.</text:span></text:p>
      <text:p text:style-name="P11"><text:span text:style-name="T1">Medicus vero altera manu ad humeri caput data pro-<text:line-break/>minentiori palmae parte</text:span> repellat, <text:span text:style-name="T1">altera quod diductum<text:line-break/>est componat t stc enim maxime in naturalem sudem re-<text:line-break/>stituet. Sed, stcut jam diximus, superius os deorsum<text:line-break/></text:span>ferri maxime <text:span text:style-name="T1">sulet. Plerisqug ubi alligati funt, con-<text:line-break/>venit ita stgurari, ut cubitus juxta latus contineatur,<text:line-break/>stcque humeri caput excitetur.</text:span></text:p>
      <text:p text:style-name="P10">Ubi ea pars juguli quae cum pectoris osse committi-<text:line-break/>tur vel in latus vel in inferiorem partem prorumpat,<text:line-break/>tunc alt commode restitui, si homo resupinetur, subjecto<text:line-break/>inter scapulae juxta spinam pulvino seu cervicali, live<text:line-break/>tali quopiam, ut hac via thorax totus recurvetur. Hoc<text:line-break/>autem expressit vocabulo <text:span text:style-name="T32">περιῤῥηδὲς</text:span>, quod poeta etiam<text:line-break/>usurpavit quum inquit r</text:p>
      <text:p text:style-name="P10"><text:span text:style-name="T32">ΤΖεριῤῥηδής</text:span><text:span text:style-name="T66"> </text:span><text:span text:style-name="T1">n</text:span> <text:span text:style-name="T32">τραπέζης</text:span><text:span text:style-name="T66"> </text:span><text:span text:style-name="T32">κατέπεσε</text:span><text:span text:style-name="T66">.</text:span></text:p>
      <text:p text:style-name="P12">Homine igitur ita figurato praecipit ut medicus altera<text:line-break/>manu humeri ad latus adducti caput in exteriorem par-<text:line-break/>tem repellat; sic enim diductae juguli partes plurimum<text:line-break/>inter fe recedent, recurvato pectoris habitu mullum ad<text:line-break/>eam rem conferente; altera manu componat atque in<text:line-break/>unum adducat diductas juguli partes; humerum vero juxta<text:line-break/>latus sursum compelli interdum Iatius esse in sequentibus<text:line-break/>adfcribit.</text:p>
      <text:h text:style-name="Heading_20_2" text:outline-level="2">LXXIll.</text:h>
      <text:p text:style-name="P14"><text:span text:style-name="T1">Sed quibusdam, ut narravimus, debet humeri caput sursum<text:line-break/>urgeri, cubitus autem ad pectus adduci, manus vero<text:line-break/>ad summitatem lati scapularum osuis ab integra parte-<text:line-break/>porrigenda esu Quodst homo cubare non recuset, ali-<text:line-break/>quid imponere convenit quo fulciatur, stc ut humeri<text:line-break/>caput maxime sublime stt; at st inambulat, fundam a<text:line-break/>cervicibus suspendere ex fascia oportet, quae cubiti emi-<text:line-break/>nentiam complectatur.</text:span></text:p>
      <text:p text:style-name="P11">Haec figurandi ratio efficit ut humeri caput in exte-<text:line-break/>riorem partem compellatur, cum quo adducitur et juguli<text:line-break/>pars quae summitati lati scapularum ossis adjuncta esu<text:line-break/>Sed ejusmodi habitu inquit fere opus non esse, quod fu-<text:line-break/>periori satis restituatur, sub quo humerus juxta latus ex-<text:line-break/>tentus adducebatur cubito ibidem collocato, non quernad-<text:line-break/>modum nunc pectori superimposito. Abstinere igitur de-<text:line-break/>bemus ab imponendo cubito super pectus, non quod hic<text:line-break/>habitus priori sit deterior, fed quod per illum dumtaxat<text:line-break/>pleraque praestari possint, quae ad reponendum idonea<text:line-break/>posita funt. Quomodo si res non succedat, ad habitum<text:line-break/>transibimus secundo loco ossensum.</text:p>
      <text:h text:style-name="P3" text:outline-level="1"><text:bookmark-start text:name="bookmark148"/>HIPPOCRATIS DE ARTICULIS LI-<text:line-break/>BER ET GALENI IN EUM COM-<text:line-break/>MENTA<text:span text:style-name="T75">R</text:span>IUS SE<text:span text:style-name="T75">C</text:span>UNDUS.<text:bookmark-end text:name="bookmark148"/></text:h>
      <text:h text:style-name="Heading_20_2" text:outline-level="2">I.</text:h>
      <text:p text:style-name="P13"><text:span text:style-name="T75">M</text:span>axilla <text:span text:style-name="T1">paucis hactenus toto loco mota esu</text:span></text:p>
      <text:p text:style-name="P10">Qui opecam dant corporibus 'incidendis <text:span text:style-name="T32">γνάθον</text:span><text:span text:style-name="T66"> </text:span>di-<text:line-break/>cunt eam partem quae genis subjecta est; genas vero, quae<text:line-break/><text:span text:style-name="T32">μῆλα</text:span><text:span text:style-name="T66"> </text:span>vocant, eas quae leniter rotundae in facie prominent.<text:line-break/>Quemadmodum igitur Hippocrates dixit,. articulum autem</text:p>
      <text:p text:style-name="P12">lati scapularum ossis, pro articulo qui cum lato scapula-<text:line-break/>rum osse committitur, sic nunc maxillae articulum intel-<text:line-break/>lexit, quum maxillam ait, quam <text:span text:style-name="T32">γνάθον</text:span><text:span text:style-name="T66"> </text:span>appellati Sic<text:line-break/>etiam poeta dixit:</text:p>
      <text:p text:style-name="P13"><text:span text:style-name="T66">.</text:span><text:span text:style-name="T32">Αόπτων</text:span><text:span text:style-name="T66"> </text:span><text:span text:style-name="T32">ἀμφοτέρησι</text:span><text:span text:style-name="T66">, </text:span><text:span text:style-name="T32">χαμαὶ</text:span><text:span text:style-name="T66"> </text:span><text:span text:style-name="T32">δ</text:span><text:span text:style-name="T66">’ </text:span><text:span text:style-name="T32">ἄπαντας</text:span><text:span text:style-name="T66"> </text:span><text:span text:style-name="T32">όδόντας</text:span><text:span text:style-name="T66"><text:line-break/></text:span><text:span text:style-name="T32">γνάθών</text:span><text:span text:style-name="T66"> </text:span><text:span text:style-name="T32">ἐξελάσαιμι</text:span><text:span text:style-name="T66"> </text:span><text:span text:style-name="T32">συὸς</text:span><text:span text:style-name="T66"> </text:span><text:span text:style-name="T32">ώς</text:span><text:span text:style-name="T66"> </text:span><text:span text:style-name="T32">ληιβοτεἰρης</text:span><text:span text:style-name="T66">.</text:span></text:p>
      <text:p text:style-name="P13">Ubi ridetur appellasse <text:span text:style-name="T32">γνάθονς</text:span><text:span text:style-name="T44"> </text:span><text:span text:style-name="T1">malas</text:span> et <text:span text:style-name="T1">maxillas,</text:span> quas<text:line-break/>ipse etiam Hippocrates figi sequentibus <text:span text:style-name="T32">γνάθους</text:span><text:span text:style-name="T44"> </text:span>.nominat.<text:line-break/>Atque haec de vocabulo. Cur autem scripserit paucis<text:line-break/>maxillam toto loco moveri ipse deinceps docebit;- ani-<text:line-break/>mum igitur adjungito.</text:p>
      <text:p text:style-name="P70">.<text:tab/>&gt;<text:tab/>.. " r-“ ? <text:span text:style-name="T16">1</text:span> '• <text:span text:style-name="T16">1,1</text:span> <text:span text:style-name="T32">Π</text:span><text:span text:style-name="T66">. </text:span>,<text:tab/>•</text:p>
      <text:h text:style-name="Heading_20_2" text:outline-level="2">II.</text:h>
      <text:p text:style-name="P14"><text:span text:style-name="T1">Os enim quod a malis procedit cum eo conjungatur quod<text:line-break/>ab aure; boc autem maxillae capita excludit, quorum<text:line-break/>unum a superiori parte .sttum </text:span><text:span text:style-name="T1">est, </text:span><text:span text:style-name="T1">alterum subjectum.<text:line-break/>Item ex maxillae capitibus’ unum quidem ob lorigitudi-</text:span></text:p>
      <text:p text:style-name="P71"><text:span text:style-name="T1">nem </text:span><text:span text:style-name="T1">non</text:span> facile <text:span text:style-name="T1">expellitur, quod rostro simile jugale os<text:line-break/>excedit.<text:tab/>,<text:tab/></text:span><text:span text:style-name="T1">,r</text:span></text:p>
      <text:p text:style-name="P13">• '. •- ‘vj.</text:p>
      <text:p text:style-name="P10">Antea quoque diximus? in; expositione libri; de fractu-,<text:line-break/>ris et in primo commentario, si quis non lutelligit quae<text:line-break/>ita clare ,ab Hippocrate, exponuntur, huic opus esse mon-<text:line-break/>stratione ossium, praecipue hominis veI certe simiae; sa-<text:line-break/>tius autem non est tunc ;quum liber legitur, sed prius<text:line-break/>per otium ossa inspicere. Diximus item scriptum fuisse<text:line-break/>a nobis librum de ossibus ad eos qui primas institutiones<text:line-break/>addiscunt, in quo ante exerceri melius est eum qui per-<text:line-break/>cepturus est, quae ab Hippocrate scribuntur. Atqui ut in<text:line-break/>superioribus scripsi, sic etiam nunc faciam mediam quan-<text:line-break/>dam doctrinam inter eam quae convenit iis qui inspexe-<text:line-break/>rint et eam quae iis qui non inspexerint. 'Hoc enim<text:line-break/>pacto qui inspexerint'moleste sermonis longitudinem non<text:line-break/>ferent; qui non inspexerint quasi defcriptionem quandam<text:line-break/>habebunt exquisitae cognitionis, quae haberi’ non potest</text:p>
      <text:p text:style-name="P12">nisi .ossa ipsa inspiciuntur. Intelligito igitur , ex partibus<text:line-break/>oris quae dentes continent eam quae movetur -esse ma-<text:line-break/>xillam; quae immobilis est, malas; in utroque item osse<text:line-break/>dentes contineri tam magnitudine quam numero inter' se<text:line-break/>aequales. Procedit autem a malis os tenue continuatum<text:line-break/>illi ossi, quo continetur angulus oculi temporibus propior,<text:line-break/>cum hoc alterum os nectitur lu quo situm est foramen<text:line-break/>auris; qua vero coeunt haec inter sc, commissura fit su-<text:line-break/>turae similis.' Hoc igituros,- quod malas capiti annectit,<text:line-break/>ab iis qui incidendis’ corporibus operam dederunt jugale<text:line-break/>os appellatur; -quandoquidem et ipfe Hippocrates <text:span text:style-name="T1">conju-<text:line-break/>gatur</text:span> inquiens ostendit duo osta luter fe conjungi, quasi<text:line-break/>jugo subjecta. Huic autem jugo cavum subjectum est non<text:line-break/>mediocre, rn quod se inserit, alterum maxillae caput quod’<text:line-break/>rostrum refert, hoc et femineo genere <text:span text:style-name="T32">κορώνην</text:span><text:span text:style-name="T66"> </text:span>et neutro<text:line-break/><text:span text:style-name="T32">κορωνον</text:span><text:span text:style-name="T66"> </text:span>Graeci appellant. Inxta hunc processum maxilla<text:line-break/>quoque alterum exigit, per. quem cnm capite prope au-<text:line-break/>rem committitur. Sed hic brevior est, alter multo lon-</text:p>
      <text:p text:style-name="P12">gior, uterque distinguitur jugali ossc, quod rmdium inter<text:line-break/>utrumque situm est, longiori humilius, breviori sublimius<text:line-break/>est; utrosque maxillae processus Hippocrates nominavit<text:line-break/>capita, quum inquit: boc autem maxillae capita excludit,<text:line-break/>hoc est diducit separatque inter se, alterum ab inferiori<text:line-break/>parte, a superiori alterum. Constat igitur procidere ma-<text:line-break/>xillam non posse, nisi processus rostro similis jugali osse<text:line-break/>humilior demittatur; at non propterea simpliciter luxabi-<text:line-break/>tur, ubi illud <text:span text:style-name="T1">accidat,</text:span> aperto enim ore in suum locum<text:line-break/>revertetur. Ad boc igitur ut luxetur necesse est reditum<text:line-break/>prohiberi, eo quod ipsa in latus convertatur. Recte <text:span text:style-name="T1">igi-<text:line-break/>tur in</text:span> sequentibus inquit: luxari autem' non potest, nisi<text:line-break/>ore vehementer aperto in latera convertatur; neque enim<text:line-break/>ferri potest ipse processus infra os jugale, priusquam ma-<text:line-break/>xilla a malis plurimum diducatur, quod accidit nhi homo<text:line-break/>maxime hiat, neque reditu in fuam fedem prohibetur,</text:p>
      <text:p text:style-name="P12">nisi in latus convertatur. Aegre igitur prolabitur etoh<text:line-break/>haec et ob musculorum robur, quibus ad superiores par-<text:line-break/>tes alligatur, de quibus agit proximis verbis.</text:p>
      <text:h text:style-name="Heading_20_2" text:outline-level="2">III.</text:h>
      <text:p text:style-name="P14"><text:span text:style-name="T1">Jarn vero ab utraque parta harum summitatum nervosae<text:line-break/>oriuntur chordae, quibus. museuU illigantur quirxpoxa~<text:line-break/></text:span><text:span text:style-name="T32">φΐται</text:span><text:span text:style-name="T66"> </text:span><text:span text:style-name="T1">et </text:span><text:span text:style-name="T27">μασσητηρις</text:span><text:span text:style-name="T10"> </text:span><text:span text:style-name="T1">dicuntur.</text:span></text:p>
      <text:p text:style-name="P10">Quae ante <text:span text:style-name="T32">κεφαλὰς</text:span><text:span text:style-name="T66">, </text:span>id est capita, maxillae vocavit,<text:line-break/>nunc <text:span text:style-name="T32">ἄκρεα</text:span><text:span text:style-name="T66">, </text:span>id est summitates, appellat, ab utrisque in-<text:line-break/>quiens nervosas chordas oriri, quas <text:span text:style-name="T32">τένοντας</text:span><text:span text:style-name="T66"> </text:span>vocat. Solet<text:line-break/>autem sic appellare eas musculorum extremitates, quae<text:line-break/>Graece ab iis qui versantur in corporibus incidendis <text:span text:style-name="T32">ἀπο</text:span><text:span text:style-name="T66">.-<text:line-break/></text:span><text:span text:style-name="T32">νευρώσεις</text:span><text:span text:style-name="T66"> </text:span>nuncupantur. Semper autem magis nervosae<text:line-break/>sunt, quam medius musculus; verum inter ,sc differunt<text:line-break/>eo quod aliae naturam magis nervosam habeant, aliae<text:line-break/>minus, ubi carnosa natura plurimum abundat, musculi</text:p>
      <text:p text:style-name="P12">extremitatem carnosam vocant; contra ubi nervosa fuperat,<text:line-break/>nervosam. Nunc quia nervosae magis sunt quam carno-<text:line-break/>sae, jure dixit ab utroque horum capitum nervosas chor- '<text:line-break/>das oriri: innecti enim inquit summitatibus maxillae mu-<text:line-break/>sculos, qui <text:span text:style-name="T32">κροταφῖται</text:span><text:span text:style-name="T66"> </text:span><text:span text:style-name="T1">et </text:span><text:span text:style-name="T27">μασητηρις</text:span><text:span text:style-name="T66"> </text:span>nuncupantur. Sed<text:line-break/>incertum est num eosdem musculos his vocabulis appeI-<text:line-break/>let, an alios esse velit <text:span text:style-name="T32">κροταφίτας</text:span><text:span text:style-name="T66">, </text:span>alios <text:span text:style-name="T32">μασητῆρας</text:span><text:span text:style-name="T66">, </text:span>quo-<text:line-break/>niam qui post Hippocratem versati sunt in corporibus in-<text:line-break/>cidendis <text:span text:style-name="T32">κροταφίτας</text:span><text:span text:style-name="T66"> </text:span>vocant eos, qui <text:span text:style-name="T1">a</text:span> temporum ossibus<text:line-break/>oriuntur, quos ubi intenduntur claudere et contrahere os<text:line-break/>aperte videmus; eos vero qui maxillae qua latescit illi-<text:line-break/>gantur, utrumque scilicet unus, <text:span text:style-name="T32">μασητῆρας</text:span><text:span text:style-name="T66"> </text:span>appellant leo<text:line-break/>quod in mandendo maxillam circumagant. Quod efficere<text:line-break/>rton amplius possunt qui a superiori parte oriuntur, lii<text:line-break/>enim sursum tantummodo ipsam adducunt; non tamen in<text:line-break/>latera movent. Quocirca ipsis opus est in contrahendo<text:line-break/>ore, non secus etiam ubi prioribus dentibus aliquid mor-<text:line-break/>dentes abscindimus vel ubi comminuere aliquid caninis</text:p>
      <text:p text:style-name="P12">volumus. ' Sed ubi cibum ut contendamus conteramusque<text:line-break/>super maxillares imponimus, quae actio <text:span text:style-name="T32">μἀσησις</text:span><text:span text:style-name="T44"> </text:span>Graece<text:line-break/>dicitur, musculi tunc suo munere funguntur, qui maxil-<text:line-break/>larn cui illigantur qua latescit in, latera movent. Proba-<text:line-break/>bile igitur est hos musculos appellari <text:span text:style-name="T32">μασητῆρας</text:span><text:span text:style-name="T66">; </text:span>eos<text:line-break/>vero <text:span text:style-name="T32">κροταφίτας</text:span><text:span text:style-name="T66">, </text:span>qui a musculis juxta ossa temporum quae<text:line-break/>Graeci <text:span text:style-name="T32">κροτἀφους</text:span><text:span text:style-name="T66"> </text:span>dicunt oriuntur, qui et nervosas chor-<text:line-break/>das continent maxillae summitatem rostro similem circum-<text:line-break/>agentes. Atqui conditum est.in ore par aliud musculorum,<text:line-break/>qtii superne ab osse quod ab alarum similitudine <text:span text:style-name="T32">πτερυ</text:span><text:span text:style-name="T66">-<text:line-break/></text:span><text:span text:style-name="T32">γβειδὲς</text:span><text:span text:style-name="T66"> </text:span>vocatur et a toto sinu juxta posito oriuntur. Jun-<text:line-break/>guntur autem maxillae ea potissimum parte, unde proces-<text:line-break/>sus ad commissuram fertur; perveniunt autem hi musculi<text:line-break/>ad eos qui <text:span text:style-name="T32">μασητῆρες</text:span><text:span text:style-name="T66"> </text:span>dicuntur, quique, ut dixi, maxillae<text:line-break/>inhaerent ab exteriori parte qua latescit, quum ab inte-<text:line-break/>riori parte duo qui propositi sunt, utrimque unus, maxil-<text:line-break/>lam qua latescit comprehendant. Ergo quum Hippocrates</text:p>
      <text:p text:style-name="P12">ait:, jam vero ab utraque harum summitatum nervosae<text:line-break/>oriuntur chordae quibus musculi illigantur, qui <text:span text:style-name="T32">κροταφῖ</text:span><text:span text:style-name="T66">-<text:line-break/></text:span><text:span text:style-name="T32">ται</text:span><text:span text:style-name="T66"> </text:span>et qui <text:span text:style-name="T32">μασητῆρες</text:span><text:span text:style-name="T66"> </text:span>dicuntur, constat nullo modo loqui<text:line-break/>de musculis qui ab exteriori, parte maxillae superinjiciun-<text:line-break/>tur, sed duo musculorum paria indicasse, eos scilicet qui<text:line-break/>evidenter ab extrema fronte oriuntur et eos qui juxta<text:line-break/>sinum ossis <text:span text:style-name="T32">πτερυγοειδοΰς</text:span><text:span text:style-name="T66">. </text:span>Hi enim alterum processum<text:line-break/>attrahunt, quem inferi in commissurae cavum diximus;<text:line-break/>sed alterum musculorum par, quod, ut retuli, maxillae<text:line-break/>extremitatem rostro similem in orbem amplectitur, rursus<text:line-break/>ipsos' maxillae processus sursum ad caput adducit.</text:p>
      <text:h text:style-name="Heading_20_2" text:outline-level="2">IV.</text:h>
      <text:p text:style-name="P14">. Et <text:span text:style-name="T1">propterea vocantur ac propterea moventur, quod inde<text:line-break/>illigantur..</text:span></text:p>
      <text:p text:style-name="P10">Quum propositos musculos dixerit nominari <text:span text:style-name="T32">μασητῆ</text:span><text:span text:style-name="T44">-<text:line-break/></text:span><text:span text:style-name="T32">ρας</text:span><text:span text:style-name="T44">, </text:span>causam reddidit cur ita appellentur; lude enim illi-</text:p>
      <text:p text:style-name="P12">gantur, hoc est maxillae fummitatibus, propterea moven-<text:line-break/>tur, quum mandimus, et <text:span text:style-name="T32">μασητῆρες</text:span><text:span text:style-name="T44"> </text:span>vocantur.</text:p>
      <text:h text:style-name="Heading_20_2" text:outline-level="2">V.</text:h>
      <text:p text:style-name="P13">Nam quum <text:span text:style-name="T1">edimus, loquimur, aut aliter ore utimur.</text:span></text:p>
      <text:p text:style-name="P10"><text:span text:style-name="T1">Maxilla</text:span> tantummodo movetur, quum a malis ipsam<text:line-break/>rednoant priores duo cervicum musculi, quumque <text:span text:style-name="T32">μαση</text:span><text:span text:style-name="T66">-<text:line-break/></text:span><text:span text:style-name="T32">τῆρες</text:span><text:span text:style-name="T66"> </text:span>illam adducant. Jure igitur evidenter moventur,<text:line-break/>quum ei ossi quod-maxime movetur illigentur. Dicti au-<text:line-break/>tem sunt ob hujusmodi motum <text:span text:style-name="T32">μασητῆρες</text:span><text:span text:style-name="T66"> </text:span>a mandendo,<text:line-break/>quae maxillae actio valentissima est; leviter enim move-<text:line-break/>tur, dum loquimur.</text:p>
      <text:h text:style-name="Heading_20_2" text:outline-level="2">V<text:span text:style-name="T107">I</text:span>.</text:h>
      <text:p text:style-name="P14"><text:span text:style-name="T1">Malae quidem quiescunt: innectuntur enim capiti, fed non<text:line-break/>insinuantur ut articuli; at maxilla movetur, ut quae<text:line-break/>articulorum modo cum malis et capite committatur.</text:span></text:p>
      <text:p text:style-name="P72">Verbum innectitur <text:span text:style-name="T32">συνήρτηται</text:span><text:span text:style-name="T66"> </text:span>dixit. Nonnulli scri-<text:line-break/>bunt <text:span text:style-name="T32">συνήρθρωται</text:span><text:span text:style-name="T66">, </text:span>id est jungitur, propterea quod Hip-<text:line-break/>pocrates ait, <text:span text:style-name="T32">συνάρθρωσιν</text:span><text:span text:style-name="T66"> </text:span>esse juncturam ossium,, inter-<text:line-break/>dum eorum quae vix, interdum eorum quae nullo modo<text:line-break/>moveri ridentur, sicut <text:span text:style-name="T32">διάρθρωσιν</text:span><text:span text:style-name="T66"> </text:span>naturalem commissuram<text:line-break/>ossium quae aperte moventur. In propositis autem verbis<text:line-break/>commissuram articulorum <text:span text:style-name="T32">ἀπάρθρωσιν</text:span><text:span text:style-name="T66"> </text:span>vocat, quod idem<text:line-break/>notat ac <text:span text:style-name="T32">διάρθρωσις</text:span><text:span text:style-name="T66">, </text:span>siquidem et <text:span text:style-name="T32">ἀπηρθρῶσθαι</text:span><text:span text:style-name="T66"> </text:span><text:span text:style-name="T32">διηρθρῶ</text:span><text:span text:style-name="T66">-<text:line-break/></text:span><text:span text:style-name="T32">σθαι</text:span><text:span text:style-name="T66"> </text:span>significat,<text:tab/><text:tab/> '</text:p>
      <text:h text:style-name="Heading_20_2" text:outline-level="2">Vll.</text:h>
      <text:p text:style-name="P14"><text:span text:style-name="T1">At quamobrem nervorum distentionis rigorisque hic arti-<text:line-break/>culus primus indicio stt, ubi contrahitur, et quamobrem<text:line-break/>plagae in temporum musculis graves stnt et stuporem<text:line-break/>inferant, alibi explicabimus.</text:span></text:p>
      <text:p text:style-name="P10">Paucis persequi rem potuit, quoniam hic articulus ad<text:line-break/>nervorum initium proprius accedit, primus nervorum dis-</text:p>
      <text:p text:style-name="P12">tentionem concitat plagasque habet stuporem inducentes. -<text:line-break/>Nescio autem quo pacto reservaverit, 'fortasse valuit in<text:line-break/>scribendo demonstratione uti mentionem faciens nervorum<text:line-break/>qui a cerebro ad hos musculosmerveniunt, quod necessa-<text:line-break/>rium non fuit in proposita doctrina, atque' idcirco'in<text:line-break/>alium locum perfectum sermonem distulit.</text:p>
      <text:h text:style-name="Heading_20_2" text:outline-level="2">VllI.</text:h>
      <text:p text:style-name="P13"><text:span text:style-name="T1">Atque hae causue sunt cur non admodum prolabitur.</text:span></text:p>
      <text:p text:style-name="P10">Sed quaenam sunt? nempe non aliae quam quae di-<text:line-break/>ctae sunt, quarum duplex est caput, natura ossium , ut<text:line-break/>narravi, et robur musculorum.</text:p>
      <text:h text:style-name="Heading_20_2" text:outline-level="2">IX.</text:h>
      <text:p text:style-name="P14"><text:span text:style-name="T1">Illud etiam in causu est quod nulla sure in edendo necef-<text:line-break/>sttas esi, quae cogat hominem aperire os ultra quam</text:span></text:p>
      <text:p text:style-name="P12"><text:span text:style-name="T1">poscit. Luxari autem aliter maxilla non potest, </text:span>quo-<text:line-break/><text:span text:style-name="T1">modocunque stguretur, quam cum ore vehementer aperto<text:line-break/>in alteram partem convertitur.</text:span></text:p>
      <text:p text:style-name="P10">Praeter duas superiores causas, quae efficiunt ut ma-<text:line-break/>xilla raro luxetur, tertiam adscribit, scilicet nisi pluri-<text:line-break/>mum os aperiatur; luxari minime posse. Verum non<text:line-break/>saepe fit ut nobis opus fit ore plurimum aperto»' quando-<text:line-break/>quidem ejusmodi actio duplici usui accommodatur vel ubi<text:line-break/>volumus ore magnae, molis quidpiam apprehendere vel<text:line-break/>ubi quain maxime, hiamus-, quorum illud raro accidit,<text:line-break/>hoc delirantibus dumtaxat. Quod et aliquando' accidisse<text:line-break/>vidimus. Plusio Placino, quum quantum poterat os aperi-<text:line-break/>ret, deinde maxillam' in latus deduceret; consueverat an-<text:line-break/>tem sic subinde figurari ac tanquam egregium factum ul-<text:line-break/>tro femper hiare amplius conabatur.</text:p>
      <text:h text:style-name="P4" text:outline-level="2">X.</text:h>
      <text:p text:style-name="P14"><text:span text:style-name="T1">Verum tamen illud etiam esisiuit ut maxilla excidat, quod<text:line-break/>ex omnibus nervis ac musculis qui juxta articulos sunt<text:line-break/>vel non longe ab articulis quibus</text:span> illigantur, quicunque<text:line-break/>in <text:span text:style-name="T1">usu frequenter dimoventur, dum extenduntur, maxime<text:line-break/>idonei sunt qui extenti sequantur, perinde atque coria,<text:line-break/>quae quum optime mollita sunt, plurimum extendi pojsunt.</text:span></text:p>
      <text:p text:style-name="P10">Quod ad propositas causas attinet, necesse est maxil-<text:line-break/>lam vel nullo modo,, vel raro admodum luxari. Videtur<text:line-break/>tamen res aliter habere. Excidit enim raro et non adeo,<text:line-break/>ut permulti nostrum ejusmodi casum non viderint, quod<text:line-break/>in iis evenit quae sunt rarissima; eo enim quod ejusmodi<text:line-break/>commissura multum movetur, musculi nervique ipsius ten-<text:line-break/>duntur et opportuniores sunt qui extendantur quam qui-<text:line-break/>bus raro motu opus est, quemadmodum ait et coria <text:span text:style-name="T32">εύδε</text:span><text:span text:style-name="T66">-<text:line-break/></text:span><text:span text:style-name="T32">ψητότατα</text:span><text:span text:style-name="T66">, </text:span>hoc est optime mollita, plurimum extendi pof-</text:p>
      <text:p text:style-name="P12">funt, quoniam poetae verbum <text:span text:style-name="T32">δεψεῖν</text:span><text:span text:style-name="T66"> </text:span>mutuatur ad signi-<text:line-break/>ficandum <text:span text:style-name="T1">mollire,</text:span> quum inquit <text:span text:style-name="T32">κηρὸν</text:span><text:span text:style-name="T66"> </text:span><text:span text:style-name="T32">δεψήσας</text:span><text:span text:style-name="T66"> </text:span><text:span text:style-name="T32">μελιηδέα</text:span><text:span text:style-name="T66">.</text:span></text:p>
      <text:h text:style-name="Heading_20_2" text:outline-level="2">XI.</text:h>
      <text:p text:style-name="P14"><text:span text:style-name="T1">Ergo quod propositum erat, maxilla</text:span> raro<text:span text:style-name="T53">K</text:span>excidit<text:span text:style-name="T1">; muta-<text:line-break/>tur tamen subito suepe quum horno hiat, ut compluri-<text:line-break/>bus aliis musculorum nervorumque motionibus accidit.</text:span></text:p>
      <text:p text:style-name="P10"><text:span text:style-name="T1">Mutatur subito</text:span> dixit <text:span text:style-name="T32">σχᾶται</text:span><text:span text:style-name="T44">, </text:span>quod verbum quid signi-<text:line-break/>ficet intelligemus, si ea cum quibus in oratione conjun-<text:line-break/>gitur animadvertamus. Inquit enim, ut compluribus aliis<text:line-break/>musculorum nervorumque motionibus accidit, quare <text:span text:style-name="T32">σχᾶ</text:span><text:span text:style-name="T66">-<text:line-break/></text:span><text:span text:style-name="T32">σθαι</text:span><text:span text:style-name="T66"> </text:span>vitium est nervorum ac musculorum articulo non<text:line-break/>erumpente. Quidnam hoc vitii sit aperit, quum inquit<text:line-break/><text:span text:style-name="T1">motionibus.</text:span> Voluit enim ex naturali situ in alterum mu-<text:line-break/>tari idque subito; idem et paulo post indicat significari<text:line-break/>verbo <text:span text:style-name="T32">σχάσαι</text:span><text:span text:style-name="T66"> </text:span>quum ait, dein subito mutare ad tres habi-<text:line-break/>tus simul consilio directo, ubi <text:span text:style-name="T1">mutare</text:span> dixit <text:span text:style-name="T32">σχάσαι</text:span><text:span text:style-name="T66">, </text:span>hoc</text:p>
      <text:p text:style-name="P12">est <text:span text:style-name="T1">subito movere priorem habitum-,</text:span> adde quod nunc etiam<text:line-break/>in Co ac fere in omnibus Graeciae civitatibus <text:span text:style-name="T32">σχαστηρίαν</text:span><text:span text:style-name="T66"><text:line-break/></text:span>dicunt id super qnod pedem imponentes protinus efficiunt<text:line-break/>ut id in carceribus cadat, cui adstant qui cursuri sunt.<text:line-break/>In palaestra item verbum <text:span text:style-name="T32">σχάσαι</text:span><text:span text:style-name="T66"> </text:span>ad musculorum vitium<text:line-break/>reserendnm est, repente mutantium alias partes, sic ut<text:line-break/>musculi antiquam sedem minime retineant, sed aliqua ex<text:line-break/>parte depraventur, aliqua etiam extendantur-</text:p>
      <text:h text:style-name="Heading_20_2" text:outline-level="2">XI<text:span text:style-name="T107">I</text:span>.</text:h>
      <text:p text:style-name="P14"><text:span text:style-name="T1">Hinc autem evideniifstmum est, quum exciditf maxilla<text:line-break/>enim in priorem partem projicitur convertiturque in<text:line-break/>contrariam, atque unde luxata est, summitasque ofsts<text:line-break/>rostrum referens magis exstat juxta malas, maxillaque<text:line-break/>cum malis aegre committitur.</text:span></text:p>
      <text:p text:style-name="P11">Diximus etiam in superioribus, os quod jugale appel-<text:line-break/>latur ita situm esse, ut superinjiciatur maxillae summitati<text:line-break/>rostrum reserenti; ac nisi in alleram partem prolabatur,<text:line-break/>maxillam ad suum locum reversuram. Necesse igitur est,<text:line-break/>si quando maxilla excidat, propositam summitatem extra<text:line-break/>jugale os ferri; nullus enim alius locus est, in quem im-<text:line-break/>pellatur. Quare merito exstat juxta maIas qua situm est<text:line-break/>jugale os; scd qua potissimum situm sit facile percipies in ho.-<text:line-break/>mine gracili musculum temporis genamque intuitus, inter<text:line-break/>utiumque enim situm est os jugale. In memoria itaque<text:line-break/>habens ejus situm, ubi aliquem videris qui os claudere ne-<text:line-break/>queat, maxilla in priorem partem projecta atque in alteram<text:line-break/>inclinata conari debes exquisite oculis digitisque summita-<text:line-break/>tem comprehendere, quae juxta genam et jugale os exstat.<text:line-break/>Atubi sic habere comperles, optimum indicium erit ma-<text:line-break/>xillarn excidisse.</text:p>
      <text:h text:style-name="P4" text:outline-level="2">XIll.</text:h>
      <text:p text:style-name="P14"><text:span text:style-name="T1">His qua ratione aperte </text:span><text:span text:style-name="T1">reponi </text:span><text:span text:style-name="T1">debeat in aperto </text:span><text:span text:style-name="T1">esu </text:span><text:span text:style-name="T1">Opor-<text:line-break/>tet </text:span><text:span text:style-name="T1">enim </text:span><text:span text:style-name="T1">aliquo </text:span><text:span text:style-name="T1">laborantis caput </text:span><text:span text:style-name="T1">continente alterum di-<text:line-break/>gitis maxillam ad mentem comprehendere, tam ab ex-<text:line-break/>teriori. parte quam </text:span><text:span text:style-name="T1">ab </text:span><text:span text:style-name="T1">interiori, homine hiante quantum<text:line-break/>modice potest; </text:span><text:span text:style-name="T1">ac </text:span><text:span text:style-name="T1">primo quidem aliquamdiu maxillam<text:line-break/>manu in hanc atque illam partem adductam dimovere,<text:line-break/>irnperareque ut ipfe homo maxillam relaxet, stmulque<text:line-break/>cum medico ipsum adducat et adducenti quam maxime<text:line-break/>pareat.</text:span></text:p>
      <text:p text:style-name="P10">Ratio reponendi evidentissima est iis qui in corpori-<text:line-break/>bus incidendis partium quas narrat compositionem dili-<text:line-break/>genter inspexerint, ad quas refpectnm habens haec scripsit.<text:line-break/>Quae deinceps adjungit de restituendo omnia plana sunt,<text:line-break/>nisi sicubi unum vel alterum verbum accurrat quod a no-<text:line-break/>bis notabitur.</text:p>
      <text:h text:style-name="P4" text:outline-level="2">XIV.</text:h>
      <text:p text:style-name="P14"><text:span text:style-name="T1">Dein subito mutare ad tres habitus simul consilio directo,<text:line-break/>siquidem ab ea sude in quam perversu est ad naturalem<text:line-break/>adducenda, praeterea in posteriorem partem adurgenda<text:line-break/>est i tum aeger obsuqueus eam debet cum multis com-<text:line-break/>mittere ac minime hiare. Ratio quidem reponendi hu-<text:line-break/>jusmodi est i neque reponi maxilla potest, st aliter figu-<text:line-break/>retur, lenisque medicina abunde est nempe panni cum<text:line-break/>cerato laxiori fascia alligatu Tutius autem est admo-<text:line-break/>vere manum homine resupinato, capiti subjecto scorteo<text:line-break/>pulvino, maxime sarto, ut quam maxime cedat.</text:span></text:p>
      <text:p text:style-name="P10">Ubi prius nervis et musculis agitatis atque emollitis<text:line-break/>maxillam deorfum traxerimus et quantum potest a malis<text:line-break/>reduxerimus, debemus agere quod ab Hippocrate jubemur<text:line-break/>quum inquit, dein subito mutare quod <text:span text:style-name="T32">σχἀσαι</text:span><text:span text:style-name="T66"> </text:span>dixit, id<text:line-break/>est repente ac simul articulum collocare e regione suae</text:p>
      <text:p text:style-name="P12">sedis; tum ita collocatum rursus in posteriorem partem<text:line-break/>momento impellere homini imperantes ut os claudat.<text:line-break/>Antea quidem praecipiebat ut homo hiaret laxam maxil-<text:line-break/>lam praebens, id est nullum musculum intendens. Id<text:line-break/>enim maxime confert ad nervos musculosque agitandos<text:line-break/>repenteqne ad naturalem sedem adducendum maxillam<text:line-break/>depravatam, atque ad compellendum in' posteriorem par-<text:line-break/>tem. Nunc jam ubi utraque maxillae summitas sita est <text:span text:style-name="T1">e<text:line-break/></text:span>regione suae sedis, permittit musculos qui <text:span text:style-name="T32">κροταφῖται</text:span><text:span text:style-name="T66"> </text:span>di-<text:line-break/>cuntur agentes, eam totam ad se ipsos attrahere. Agunt<text:line-break/>enim, ubi aeger comprimere claudereque os velit.</text:p>
      <text:h text:style-name="Heading_20_2" text:outline-level="2">XV.</text:h>
      <text:p text:style-name="P13"><text:span text:style-name="T1">Aliquis autem caput </text:span><text:span text:style-name="T1">ojsenst </text:span><text:span text:style-name="T1">contineat.</text:span></text:p>
      <text:p text:style-name="P10">Dura maxilla agitatur ac modice deorsum demittitur,<text:line-break/>praecipit, ut caput contineatur, ne fequatur maxillam.</text:p>
      <text:p text:style-name="P12">Quod perpetuum est in omnibus, quae in diversa duci<text:line-break/>debent. Offensum appellavit <text:span text:style-name="T32">τετρωμένον</text:span><text:span text:style-name="T66">; </text:span>Iones enim quam-<text:line-break/>libet offensam <text:span text:style-name="T32">τρῶμα</text:span><text:span text:style-name="T66"> </text:span>dicunt.</text:p>
      <text:h text:style-name="Heading_20_2" text:outline-level="2">XVI.</text:h>
      <text:p text:style-name="P13"><text:span text:style-name="T1">Ouodst maxilla utraque parte elabatur, curatio eadem est;<text:line-break/>fed hamo minas comprimere os potest; tunc enim - men-<text:line-break/>tum magis prominet, scd in neutram partem inclinatur.<text:line-break/>Intelliges autem, in neutram partem inclinari, praeci-<text:line-break/>pue ex dentium sinibus, ubi inferiores e regione supe-<text:line-break/>. noribus respondeant.</text:span></text:p>
      <text:p text:style-name="P10">Maxilla ab utraque parte, dixit, <text:span text:style-name="T32">γνάθοι</text:span><text:span text:style-name="T44"> </text:span><text:span text:style-name="T32">ἀμφότεραι</text:span><text:span text:style-name="T44">.<text:line-break/></text:span>Videbitur autem <text:span text:style-name="T32">χνάθους</text:span><text:span text:style-name="T44"> </text:span>appellasse non maxillam totam,<text:line-break/>fed utramque ejus partem qua latescit; mentum quoque<text:line-break/>quum <text:span text:style-name="T32">γένυας</text:span><text:span text:style-name="T44"> </text:span>dixerit, videri poterit intellexisse maxillae<text:line-break/>imum, qua nudum os est sine carne, .quum inquit: tunc<text:line-break/>enim mentum magis prominet, sed paulo post: maxillam</text:p>
      <text:p text:style-name="P12">totam nuncupavit <text:span text:style-name="T32">γνάθον</text:span><text:span text:style-name="T66">, </text:span>quum ait: sed si maxilla qua<text:line-break/>ad mentum jungitur diducatur; sola autem haec junctura<text:line-break/>est in maxilla, in malis multae. Quare apud Hippocra-<text:line-break/>tem significationes verbi <text:span text:style-name="T32">γνάθου</text:span><text:span text:style-name="T44"> </text:span>et <text:span text:style-name="T32">γένυος</text:span><text:span text:style-name="T44"> </text:span>confunduntur;<text:line-break/>quod tamen ait in propositis verbis hujusmodi est: quod<text:line-break/>si maxilla luxetur ab utraque commissura, magis quidem<text:line-break/>in priorem partem propellitur quam ubi excidit altera<text:line-break/>parte dumtaxat, magisque a malis recedit; non tamen<text:line-break/>depravatur aut pervertitur, sed naturalem sedem sine in-<text:line-break/>clinatione tuetur, ld autem indicant dentes qui e regione<text:line-break/>refpondent, hoc est inferiores superioribus, qui secant se-<text:line-break/>cantibus, canini caninis, maxillaribus maxillares.</text:p>
      <text:h text:style-name="Heading_20_2" text:outline-level="2">XVII.</text:h>
      <text:p text:style-name="P14"><text:span text:style-name="T1">His quam celerrime restituenda est; qua autem ratione,<text:line-break/>supra explicavimus.</text:span></text:p>
      <text:p text:style-name="P11">Celerrime quidem reponenda est, priusquam musculi<text:line-break/>distenti ob consortium cerebrum afficiant. Modus autem<text:line-break/>reponendi quem docuit, ubi altera parte prolabitnr, mihi<text:line-break/>non videtur ex toto idem nunc accommodari; tunc enim<text:line-break/>paulatim maxilla in alleram partem convertitur, nunc<text:line-break/>pariter in utramque. Quare satis est concutere mentum-<text:line-break/>que adducere deorsum, ut processus extremitas rostro simi-<text:line-break/>lis jugali osse inferius collocetur, sicque in interiorem<text:line-break/>partem utrimque totam maxillam compellere, simulque<text:line-break/>praecipere homini ut os claudat.</text:p>
      <text:h text:style-name="Heading_20_2" text:outline-level="2">XVII<text:span text:style-name="T107">I</text:span>.</text:h>
      <text:p text:style-name="P14"><text:span text:style-name="T1">Si reverti nequeat, mortis periculum instat propter febres<text:line-break/></text:span><text:span text:style-name="T1">continentes </text:span><text:span text:style-name="T1">atque </text:span><text:span text:style-name="T1">marcorem et inexpugnabilem </text:span><text:span text:style-name="T1">dor-<text:line-break/>miendi </text:span><text:span text:style-name="T1">ncceststtatern.</text:span></text:p>
      <text:p text:style-name="P10">Periculo quidem mon vacat maxilla, etiamsi altera<text:line-break/>parte luxetur; fed si utraque aegrius restituitur, quum</text:p>
      <text:p text:style-name="P12">musculos omnes quibus maxilla continetur intendat. Sunt<text:line-break/>autem quatuor, ut dictum est, duo fcilicet qui a tempori-<text:line-break/>bus incipiunt; duo qui a sinibus juxta os quod <text:span text:style-name="T32">πτερυγοειδὲς</text:span><text:span text:style-name="T44">..<text:line-break/></text:span>nominatur. Habent autem musculi nervos ab ipsc cerebro,<text:line-break/>ac prope, ipsum contingunt, quo fit ut celerrime assician-<text:line-break/>tur. Hi ergo quatuor musculi, ubi maxilla prorumpit<text:line-break/>maxime affliguntur, quum inter omnes praecipui suit; ut<text:line-break/>qui nervos ex cerebro habeant a tertia conjugatione quae<text:line-break/>non longe ab ipso principio sita esu Atqui fit etiam ut<text:line-break/>musculi per maxillam intrinsecus comprehendant, orti ab<text:line-break/>utraque parte ejus praeter naturam extendantur, ubi rna-<text:line-break/>xilla luxetur. Quamquam non ita praecipui sint, sicut<text:line-break/>quatuor praedicti; magis enim a cerebro recedunt ner-<text:line-break/>vusque qui in hos distribuitur longius oritur et non ab<text:line-break/>ea conjugatione unde nervi ad quatuor musculos feruntur,<text:line-break/>qui et ipsi non parum usui sunt, perinde atque alii<text:line-break/>universi corporis musculi; et si non aeque praecipui .sint</text:p>
      <text:p text:style-name="P73">atque hi. Ob haec igitur omnia periculum,mortis ,impen-<text:line-break/>det , quum praeter naturam musculi intendantur, ac pro-<text:line-break/>pterea doleant et idcirco instammatione premantur ac simili<text:line-break/>vitio cerebrum afficiant. Quo affecto acutae, febres se-<text:line-break/>quuntur, simulque laeduntur omnes animi actiones; non<text:line-break/>enim solet, ubi cerebrum inexpugnabili dormiendi ne-<text:line-break/>cessitate prematur, ejus vitio sensus dumtaxat laedi et<text:line-break/>motus, scd ratiocinatio, memoria, fensus et motus volun-<text:line-break/>tarius corrumpi.<text:tab/><text:span text:style-name="T1">i.,'.</text:span></text:p>
      <text:h text:style-name="Heading_20_2" text:outline-level="2">XIX.</text:h>
      <text:p text:style-name="P14"><text:span text:style-name="T1">Hujusmodi enim musculi inexpugnabilem dormiendi necef- </text:span><text:span text:style-name="T1">.<text:line-break/></text:span><text:span text:style-name="T1">sttntern inducunt, quum alienantur et praeter naturam<text:line-break/>extenduntur.</text:span></text:p>
      <text:p text:style-name="P10">Potest utrumque ex propositis inexpugnabilem dor-<text:line-break/>miendi necessitatem inferre et alienatio musculorum <text:span text:style-name="T1">et<text:line-break/></text:span>distentio, quum uterque affectus ob consensum ad cerebrum</text:p>
      <text:p text:style-name="P12">pertineat.. Distentio inde proficiscitur, quod fibrae quae<text:line-break/>prius laxae eraut nunc omnes ad rectam lineam exten-<text:line-break/>dantur; alienatio, ubi ultra modum calefiant, frigescant,<text:line-break/>madeicant, siccentur, inflammentur, erysipelate prehen-<text:line-break/>dantur vel putrescant, in quibus omnibus eorum natura<text:line-break/>alienatur; sed in distentione fibrae dumtaxat extenduntur<text:line-break/>citra naturae ipsius alienationem.</text:p>
      <text:h text:style-name="Heading_20_2" text:outline-level="2">XX.</text:h>
      <text:p text:style-name="P14"><text:span text:style-name="T1">His folet alvus bilem puram atque exiguam reddere- ac<text:line-break/>si evomant, vomitus purus esu</text:span></text:p>
      <text:p text:style-name="P10">In febribus admodum acutis nihil mirum, si pura<text:line-break/>bilis in corpore producitur, siquidem et adeps et caro<text:line-break/>tenera ac paulo ante concreta sub hujusmodi febribus ta-<text:line-break/>bescit et sanguis aduritur. Concurrere autem haec ad al-<text:line-break/>vum atque intestina quum tabent proprium est, ubi tan-<text:line-break/>tum nervosae partes laborant; cum ipsis enim vitiatur.</text:p>
      <text:p text:style-name="P12">Iaediturque os ventriculi quod maxime nervosum esu<text:line-break/>Recte autem ab ipso docemur proximas communesque par-<text:line-break/>tes primum potissimumque astici: propterea ubi ventriculi<text:line-break/>os laedatur, dolorem ne levem quidem posse sustinere.<text:line-break/>Sequitur enim animae desectio, ubi ipsum male affligatur;<text:line-break/>et quum animus deficit, omnia quae supersunt tenuis ad<text:line-break/>ventrem concurrunt, quin etiam suhoc non accidat sub<text:line-break/>vehementi dolore atque moerore quae superant in corpore<text:line-break/>hujus generis, videntur ad ventriculum atque intestina<text:line-break/>decurrere; quae in ventriculo coeunt, vomitu excernun-<text:line-break/>tur; quae in intestinis, dejectione.</text:p>
      <text:h text:style-name="Heading_20_2" text:outline-level="2">XX<text:span text:style-name="T107">I</text:span>.</text:h>
      <text:p text:style-name="P13"><text:span text:style-name="T1">Decedunt autem hi maxime decimo 'die.</text:span></text:p>
      <text:p text:style-name="P10">Verbum <text:span text:style-name="T1">maxime </text:span><text:span text:style-name="T10">,</text:span><text:span text:style-name="T27">μάλιστα</text:span><text:span text:style-name="T66"> </text:span>dixit. Invenitur autem et<text:line-break/>apud alios veteres ita acceptum, sicut nunc ab Hippocrate</text:p>
      <text:p text:style-name="P12">accipitur, ut conjecturam numeri ejus rei quae proponi-<text:line-break/>tur proxime ostendat, quasi ita dixerit: hi ergo decedunt<text:line-break/>plerumque circiter decimum diem, ita ut quamvis nono<text:line-break/>vel undecimo intereant, vera curatio sit. Testantur autem<text:line-break/>exempla vocabulum <text:span text:style-name="T32">μάλιστά</text:span><text:span text:style-name="T44"> </text:span>ita usurpari. Thucydides<text:line-break/>quidem in primo libro inquit; hae omnes Graecorum et<text:line-break/>inter fe. et contra barbarum res gestae fuerunt, maxime<text:line-break/>quinquaginta annis. Atque ibidem: distat fexaginta stadia<text:line-break/>maxime. Andocides item de mysteriis inquit: homines<text:line-break/>maxime trecentos. Ubi maxime <text:span text:style-name="T32">μάλιστά</text:span><text:span text:style-name="T66"> </text:span>dicunt, in quam<text:line-break/>significationem hujusmodi vox a Graecis faepenumero ac-<text:line-break/>cipitur.</text:p>
      <text:h text:style-name="Heading_20_2" text:outline-level="2">XXII.</text:h>
      <text:p text:style-name="P14"><text:span text:style-name="T1">Sed st maxilla comminuatur, ubi non frangitur omnino<text:line-break/>transversu, </text:span><text:span text:style-name="T1">scd aliqua parte </text:span><text:span text:style-name="T1">icta ojsudnter fe cohae-<text:line-break/>rent </text:span><text:span text:style-name="T1">, </text:span><text:span text:style-name="T1">in </text:span><text:span text:style-name="T1">suam sudem compellanda </text:span><text:span text:style-name="T1">sunt digitis utrimque</text:span></text:p>
      <text:p text:style-name="P11"><text:span text:style-name="T1">prementibus, tum ab ore lingua in latus adducta, tum<text:line-break/>a cute, ut convenit, repellendo. Quodst pervertantur<text:line-break/>dentes ad fracturam moti, ubi offa in suam sedem col-<text:line-break/>locata sunt, non salum bini, sed etiam plures inter se<text:line-break/>ligandi sunt auro potifstrnum vel certe lino, donec ojsu<text:line-break/>constrmentur. Quo facto vincire oportet, paucis pannis<text:line-break/>ceratoque injectis, paucisque fasciis non valde adstrictis,<text:line-break/>fed laxioribus.</text:span></text:p>
      <text:p text:style-name="P10">Ubi comminuto osse nihil integrum relinquitur, par-<text:line-break/>tibns inter fe recedentibus ita ut nullo pacto cohaereant,,<text:line-break/>hujusmodi fracturae speciem recentiores medici Graece<text:line-break/><text:span text:style-name="T32">καυληδὸν</text:span><text:span text:style-name="T66"> </text:span>a fracti caulis similitudine appellant, eo quod<text:line-break/>Hippocrates illud, ubi non frangitur, omnino transversa<text:line-break/>dixerit, <text:span text:style-name="T32">ἐὰν</text:span><text:span text:style-name="T66"> </text:span><text:span text:style-name="T32">μὴ</text:span><text:span text:style-name="T66"> </text:span><text:span text:style-name="T32">ἀποκαυλισθῇ</text:span><text:span text:style-name="T66"> </text:span><text:span text:style-name="T32">παντάπασι</text:span><text:span text:style-name="T66">. </text:span>Reliqua omnia<text:line-break/>tam in hac oratione quam in sequentibus plana sunt; sed<text:line-break/>si paullum quid offendimus, id quoque explicabimus.</text:p>
      <text:h text:style-name="P4" text:outline-level="2">XXIII.</text:h>
      <text:p text:style-name="P14"><text:span text:style-name="T1">Scire </text:span><text:span text:style-name="T1">autem convenit maxillam fractam </text:span><text:span text:style-name="T1">fasciis parum<text:line-break/>luxare, st recte: injiciantur; ubi minus, recte multum<text:line-break/>laedi.</text:span></text:p>
      <text:p text:style-name="P10">Commune est omnibus fracturis summopere laedi a<text:line-break/>vinculo quod non recte superdetur, at non admodum ju-<text:line-break/>vari maxillae fracturam vinculo recte injecto non perti-<text:line-break/>net communiter ad omnia ossa , sed ad ea dumtaxat quae<text:line-break/>fascia comprehendi in orbem nequeunt, qua vitiatum os<text:line-break/>quo modo a medico compositum exceptum fuerit serve-<text:line-break/>tur. Adde quod in maxilla vinculum praecipue infestum<text:line-break/>est, quum scmper folida sit nuda esse ac sine velamento.</text:p>
      <text:h text:style-name="Heading_20_2" text:outline-level="2">XXIV.</text:h>
      <text:p text:style-name="P14"><text:span text:style-name="T1">Subinde autem circa </text:span><text:span text:style-name="T1">linguam alte </text:span><text:span text:style-name="T1">inquirere oportet, ac<text:line-break/></text:span><text:span text:style-name="T1">diutius digitis utrimque </text:span><text:span text:style-name="T1">reprimere, dirigereque id offis</text:span></text:p>
      <text:p text:style-name="P11"><text:span text:style-name="T1">quod inclinatum est. Optimum autem estet, st sumper<text:line-break/>id fieri poscet, fed non potest. Quodst os transversum<text:line-break/>omnino abrumpatur, quod quidem raro incidit, collo-<text:line-break/>care eo modo quo dictum est os in suam sudem oportet.<text:line-break/>Quo facio deligare dentes inter se convenit, veluti su-<text:line-break/>pra ostendimus: hoc siquidem maxillam valde immobi-<text:line-break/>lem praestat </text:span><text:span text:style-name="T1">t </text:span><text:span text:style-name="T1">fi quis capita recte </text:span><text:span text:style-name="T1">ut </text:span><text:span text:style-name="T1">oportet sutura in-<text:line-break/>super conjunxerit. Universum vero manus curationem<text:line-break/>ad unguem scribere non' facile esu Sed ex iis quae<text:line-break/>fcripta sunt exprimenda est.</text:span></text:p>
      <text:p text:style-name="P10"><text:span text:style-name="T27">Μάτζίσ</text:span><text:span text:style-name="T10">&amp;</text:span><text:span text:style-name="T27">αι</text:span><text:span text:style-name="T66"> </text:span>significat <text:span text:style-name="T1">inquirere,</text:span> sed <text:span text:style-name="T32">έσμάττεσθαι</text:span><text:span text:style-name="T66"> </text:span><text:span text:style-name="T1">alte<text:line-break/>inquirere,</text:span> sicut nunc ubi alte inquirere <text:span text:style-name="T32">ἐσμάττεσθαι</text:span><text:span text:style-name="T66"> </text:span>dixit.<text:line-break/>Praecipit enim Hippocrates digito in os demisso conside-<text:line-break/>rari niun fracti ossis spatium altera super alteram exce-<text:line-break/>dat, atque ita digito adurgeri, quo expedire videatur, id<text:line-break/>quod in interiorem partem conversum est in exteriorem</text:p>
      <text:p text:style-name="P12">repellendo. Iu aperto autem esse existimo, Hippocratem<text:line-break/>imperare, non ut medicus adsidue, fed ut aeger hoc efficiat.</text:p>
      <text:p text:style-name="P74"><text:span text:style-name="T1">' \_<text:tab/> <text:tab/></text:span></text:p>
      <text:h text:style-name="Heading_20_2" text:outline-level="2">XXV.</text:h>
      <text:p text:style-name="P14">Dein <text:span text:style-name="T1">st is quem fractura male habet puei stt, sutis erit<text:line-break/>corii Carthuginensts exterioris partis id quod durius est<text:line-break/>et magis densum admovere; sed st robustior suerit,<text:line-break/>ipsum corium. Incidenda autem habena est, quae trium<text:line-break/>digitorum latitudinem aequet vel quanta convenit, tum<text:line-break/>maxilla gummi inungendas maxidae enim, qua trans-<text:line-break/>versu fracta est, firmius haeret extrema habena agglu-<text:line-break/>tinata interposito digiti spatio vel paulo longiori, idque<text:line-break/>ab inferiori parte; incidaturque habena haec media in<text:line-break/>longitudinem, ut utrimque mente complectatur; altera<text:line-break/>item habena aequalis vel paulo latior superiori parti<text:line-break/>maxillae agglutinetur, distetque a suactura quantum<text:line-break/>prior. Scindatur autem, quatenus postsit aurem com-<text:line-break/>prehendere.</text:span></text:p>
      <text:p text:style-name="P11">Molle accipi voluit- corium, cujusmodi tunc fortasse<text:line-break/>luit Carthagine; hujus, enim exempli causa nominatim<text:line-break/>meminit, quemadmodum Aegyptii corii antea in opere<text:line-break/>de fracturis. Constat autem .in eo corio partis, quae, ma-<text:line-break/>xime summa est, id quod durius est ac magis densum<text:line-break/>nunc <text:span text:style-name="T32">λοιπόν</text:span><text:span text:style-name="T66"> </text:span>ab -ipso nuncupari. At quomodo illud adhi-<text:line-break/>beat, ut maxillae fractae partes in diversa extendat, ipse<text:line-break/>nobis evidentissime aperiet, fi quorsum de his agat intelli-<text:line-break/>gamus ;• vult siquidem fracti ossis alteram partem deorsum<text:line-break/>a mento extendi,-alteram a capite sursum.</text:p>
      <text:h text:style-name="Heading_20_2" text:outline-level="2">XXVI.</text:h>
      <text:p text:style-name="P14"><text:span text:style-name="T1">Acuantur autem habenae qua' conjungi alligarique inter<text:line-break/>fe debent.</text:span></text:p>
      <text:p text:style-name="P10">Praecipit hic ut habenae quodammodo angustiores sint<text:line-break/>pallatimriatitudine imminuta, quo junctura firmior redda-</text:p>
      <text:p text:style-name="P12">tur; capita enim quae lata sunt quamvis summa cura vin-<text:line-break/>ciantur, non tamen fideliter continentur.</text:p>
      <text:h text:style-name="Heading_20_2" text:outline-level="2">XXVII.</text:h>
      <text:p text:style-name="P14"><text:span text:style-name="T1">In glutinando corti caro cutem contingat, stc enim magis<text:line-break/>inhaerescit.'</text:span></text:p>
      <text:p text:style-name="P10">Corium fit ex pelle animalis duplicem naturam ha--<text:line-break/>bente, id enim ex ipsa quod exterius est, quum ambienti<text:line-break/>aeri objectum fit, magis densum evadit et nervosum est;<text:line-break/>quod interius, mollius et rarius atque ex hoc ipso mi-<text:line-break/>nus id quod ad exteriorem partem magis accidit; quod<text:line-break/>ad interiorem qua id tangit quod cuti subjicitur rarius<text:line-break/>est et carnosum, quod sane corii carnem nominavit, a<text:line-break/>qua parte glutinari voluit. Nam quum rarius et mollius<text:line-break/>sit, ad ejus usum magis accommodatur.</text:p>
      <text:h text:style-name="P4" text:outline-level="2">XXVlll.</text:h>
      <text:p text:style-name="P75"><text:span text:style-name="T1">Deinceps extendenda esi hujusmodi habena, magis autem<text:line-break/>quae a mento stta est, ut potiststrnuin cautio stt ne mcu-<text:line-break/>xilla in acutam si guram ducatur</text:span> j in <text:span text:style-name="T1">vertice autem jun-<text:line-break/>gendae sunt utraeque habenae,</text:span> dein <text:span text:style-name="T1">citra frontem fa-<text:line-break/>sciae alligandae. </text:span><text:span text:style-name="T1">, </text:span><text:span text:style-name="T1">. </text:span><text:span text:style-name="T1">;<text:tab/>..</text:span></text:p>
      <text:p text:style-name="P10">Utraeque habenarum extremitates dari debent ad ca-<text:line-break/>put laborantis, atque in vertice deligari'. Magis autem<text:line-break/>extendi voluit inferiorem, ne maxilla, ut dixit, <text:span text:style-name="T32">ἀποσμιλαί</text:span><text:span text:style-name="T66">-<text:line-break/></text:span><text:span text:style-name="T32">νει</text:span><text:span text:style-name="T66">, </text:span>id est in acutam figuram ducatur.</text:p>
      <text:h text:style-name="Heading_20_2" text:outline-level="2">XXIX.</text:h>
      <text:p text:style-name="P14"><text:span text:style-name="T1">Aliquid etiam super omnia extrinsecus injici debet', ut suri<text:line-break/>solet, quo vincula imrnobiHa reddantur. Cubet autem<text:line-break/>homo in maxillam, integram, non tamen huic, sed capiti<text:line-break/>innixus. Corpus vero extenuandum est usuue ad deci-<text:line-break/>mum diem, postea restciendum est non tarde: nam </text:span><text:span text:style-name="T54">U</text:span><text:span text:style-name="T1">bi</text:span></text:p>
      <text:p text:style-name="P11"><text:span text:style-name="T1">primis diebus instammalio non oritur, maxilla viginti<text:line-break/>diebus conservet. Celeriter enim callus increscit, stcut<text:line-break/>in aliis ojstbus quae rara sunt,nist corrumpantur. Sed<text:line-break/>restat alius sermo longus de 'cunctis dspbus quae 'cor-<text:line-break/>rumpuntur. Intensio autem quae per gluten adhibetur<text:line-break/>strmiter manet, intendi et minui potest et' ad multa di-<text:line-break/>rigenda </text:span><text:span text:style-name="T15">suepenume.ro </text:span><text:span text:style-name="T1">prostcit. Medicorum vero quicun-<text:line-break/>que incogitantes sunt et'in aliis castbus et in maxillae<text:line-break/>fractura prompte manus admovent} comminutam enim<text:line-break/>maxillam varie et bene et male devinciunt.</text:span></text:p>
      <text:p text:style-name="P10">Quod super omnia extrinsecus injicitur <text:span text:style-name="T32">κατάβλημα</text:span><text:span text:style-name="T44"><text:line-break/></text:span>appellavit, sive panniculus <text:span text:style-name="T1">flt,</text:span> sive aliud ejus. generis.<text:line-break/>Vocat autem panniculum <text:span text:style-name="T32">πάραρμα</text:span><text:span text:style-name="T66">, </text:span>sicut etiam nunc dici<text:line-break/>folent <text:span text:style-name="T32">παράρματα</text:span><text:span text:style-name="T66">, </text:span>quae ex vestimentis praeciduntur ab<text:line-break/>iis qui ea suunt: haec siquidem ad propositum nsurn pro-<text:line-break/>pter mollitiem commodissima funt ;, quae ubi non--sint,<text:line-break/>licebit aliquid simile admovere.</text:p>
      <text:h text:style-name="P4" text:outline-level="2">XXX.</text:h>
      <text:p text:style-name="P14"><text:span text:style-name="T1">Omne enim vinculum maxillae ita abruptae ad fracturam<text:line-break/>osta inclinat, magis quam secundum naturam.</text:span></text:p>
      <text:p text:style-name="P10">Maxillae, inquit, ita abruptae, hoc est quae’ trans-<text:line-break/>versa fracta sit, vinculum ad fracturam magis ossa con-<text:line-break/>vertit quam dirigat, propterea quod fasciae in orbem<text:line-break/>circumdari nequeant circa sedem affectam, sed ab exte-<text:line-break/>riori parte dumtaxat imponi.</text:p>
      <text:h text:style-name="Heading_20_2" text:outline-level="2">XXXI.</text:h>
      <text:p text:style-name="P14"><text:span text:style-name="T1">Sed st maxilla qua ad mentum jungitur diducatur, sala<text:line-break/>autem junctura est haec in maxilla, in malis</text:span> multae;<text:line-break/><text:span text:style-name="T1">fed a proposito sermone discedere constlium non est. In<text:line-break/>aliis enim morborum generibus de iis dicendum est, st<text:line-break/>junctura, </text:span><text:span text:style-name="T1">inquam, </text:span><text:span text:style-name="T1">quae in mento est, diducatur, oom~<text:line-break/>poni a quovis potest; nam quod exstat intus repeUen-</text:span></text:p>
      <text:p text:style-name="P11"><text:span text:style-name="T1">dum est digitis f uperdatis</text:span><text:span text:style-name="T1">, </text:span><text:span text:style-name="T1">quod in interiorem partem<text:line-break/>convertitur in exteriorem adducendum digitis adurgendo.<text:line-break/>Haec autem sucienda sunt ofstbus in diversu diductis.</text:span></text:p>
      <text:p text:style-name="P10">Maxilla quidem ' ex duobus ossibus constat, quae in<text:line-break/>imo mento ad unguem inter se junguntur; malae vero<text:line-break/>ex multis quae juncturam habent omni motu carentem,<text:line-break/><text:span text:style-name="T32">κατὰ</text:span><text:span text:style-name="T66"> </text:span><text:span text:style-name="T32">συνάρθρωσιν</text:span><text:span text:style-name="T66"> </text:span>dicunt. Sed curiofum hoc hujusmodi<text:line-break/>vocabulorum studium apud veteres non suit, atque idcirco<text:line-break/>Hippocrates juncturam ossium malarum sub <text:span text:style-name="T32">ξυμφύσεως</text:span><text:span text:style-name="T66"> </text:span>ge-<text:line-break/>nere posuit, id tantum in ipsis indicium spectans, quod<text:line-break/>in ejusmodi ossium juncturis nullus sit motus qui sensui<text:line-break/>subjiciatur.</text:p>
      <text:h text:style-name="Heading_20_2" text:outline-level="2">XXX<text:span text:style-name="T80">II</text:span>.</text:h>
      <text:p text:style-name="P14"><text:span text:style-name="T1">Osca </text:span><text:span text:style-name="T1">enim sto sucilius in suum locum revertentur quam<text:line-break/></text:span><text:span text:style-name="T1">st </text:span><text:span text:style-name="T1">quis tentet </text:span><text:span text:style-name="T1">altero sub altero </text:span><text:span text:style-name="T1">condito </text:span><text:span text:style-name="T1">compellere. </text:span><text:span text:style-name="T1">Hoc<text:line-break/>autem circa </text:span><text:span text:style-name="T1">hos </text:span><text:span text:style-name="T1">commentarios jucundum </text:span><text:span text:style-name="T1">est scire, </text:span><text:span text:style-name="T1">quod</text:span></text:p>
      <text:p text:style-name="P12"><text:span text:style-name="T1">quaties componendi sunt dentes hinc inde invicem,</text:span> sicut<text:line-break/><text:span text:style-name="T1">antea dictum est, mederi oportet cerato ac pannis pau-<text:line-break/>cis fasciisque.</text:span></text:p>
      <text:p text:style-name="P10"><text:span text:style-name="T1">Ia</text:span> omni ejusmodi commentario scire licet cousue-<text:line-break/>visse Hippocratem in iis praeceptis quae singulis commu-<text:line-break/>nia sunt, quum semel unius mentionem facit, exponere<text:line-break/>vim rei communem esse omnium similium, quemadmodum<text:line-break/>et nunc volens maxillam prius extentam ita componi sub-<text:line-break/>jicit. Ossa enim sic facilius in suum locum revertentur<text:line-break/>quam si quis tentet- altero sub altero condito- compellere.<text:line-break/>Hoc autam quod nunc proponitur attinere ad ossa omnia<text:line-break/>quae componuntur, propositis verbis indicavit.</text:p>
      <text:h text:style-name="Heading_20_2" text:outline-level="2">XXXIII.</text:h>
      <text:p text:style-name="P76"><text:span text:style-name="T1">Vinculum, autem exiguum variumque maxime huic loco<text:line-break/>accommodaturt prope enim stne inclinatione est, quam-<text:line-break/>quam non ex toto sine inclinatione stt.<text:tab/>.</text:span></text:p>
      <text:p text:style-name="P11">Pars exquisite sine inclinatione est, ubi simillimam<text:line-break/>cylindro figuram repraesentat. Voco autem cylindrum<text:line-break/>non quo pueri ludunt, sed 'qui columnae imaginem re-<text:line-break/>fert. Haec autem ex toto in nullo osse reperitur, magis<text:line-break/>tamen in femore atque humero quam in aliis ossibus<text:line-break/>conspicitur. In maxilla autem constat non esse hujus-<text:line-break/>modi figuram; quocirca eam inclinatione vacare non pro-<text:line-break/>tulit, prope tamen sine inclinatione esse, eo quod sinistra<text:line-break/>ejus pars dextrae ex toto similis sit et aequalis, atque<text:line-break/>idcirco quod ex utraque componitur sine inclinatione est<text:line-break/>et-in neutram partem inclinatur. Admittit autem maxilla<text:line-break/>varia vincula, sicut in fasciando, quae exercitatio omnium<text:line-break/>prima est, ut didicistis.</text:p>
      <text:h text:style-name="Heading_20_2" text:outline-level="2">XXXIV.</text:h>
      <text:p text:style-name="P14"><text:span text:style-name="T1">Attrahi autem susuia debet, st maxilla a dextro latere<text:line-break/>exstat, a parte dextra; tunc autem a dextra parte ejsc<text:line-break/>indicatur, quum dextra manus fasciam ducit. Sed st</text:span></text:p>
      <text:p text:style-name="P11"><text:span text:style-name="T1">ab altero latere maxilla excedat, alio sune rriodo at~<text:line-break/>trahenda fascia est. Ubi autem recte componatur at-<text:line-break/>que ut oportet immobilis fervetur, cito sanescit dentes-'<text:line-break/>que integri remanent;</text:span> sin <text:span text:style-name="T1">sucus, longiori tempore con-<text:line-break/>sumatur , tum pervertitur, dentes autem vitiantur atque<text:line-break/>inutiles redduntur.</text:span></text:p>
      <text:p text:style-name="P10">Antea quoque dictum est in ulceribus, quibus orae<text:line-break/>excedunt, caput fasciae fecundum oi-am excedentem in-<text:line-break/>jiciendum esse atque ita safcism volvendamut ad alte-<text:line-break/>ram oram ulceris ipsam adducat. Est autem hoc perpe-<text:line-break/>tuum in' omnibus quae restitui ad pristinam naturam de-<text:line-break/>bent, quod commune etiam nunc servandum est, quo<text:line-break/>excedens pars repellatur cogaturque. Id autem contingat,<text:line-break/>si ea fafciis ad alteram adducatur; adducetur autem, si<text:line-break/>dextra parte ut puta excedente falcis inde orsa porriga-<text:line-break/>tur ad sinistram; si sinistra laesa sit, ab hac incipiens ad</text:p>
      <text:p text:style-name="P11">dextram feratur.&gt; Hippocrates igitur, ubi a dextra parte<text:line-break/>incipiens ad alteram fascias adducit, hujusmodi vinculum<text:line-break/>a dextra parte nuncupat, attendens non quo ferantur fa-<text:line-break/>sciae, fed utra praecipue manu attrahantur fasciae. Nam-<text:line-break/>que ubi intuearis medicum e regione ejus qui- deligatur<text:line-break/>collocatum, fascia quae a dextro maxillae ad sinistrum<text:line-break/>procedet a dextra manu attrahetur, contraria a sinistra.</text:p>
      <text:h text:style-name="Heading_20_2" text:outline-level="2">XXXV.</text:h>
      <text:p text:style-name="Standard"><text:span text:style-name="T94">Quod st nasus perfringatur, fracturae modus non est unus.</text:span></text:p>
      <text:p text:style-name="P10">Ipfe deinceps modos adscribet. Aut enim pars ejus<text:line-break/>abrumpitur, ipse tamen fervatur perpetuus, sic ut neque<text:line-break/>deorsum inclinetur uec in alteram partem' convertatur;<text:line-break/>aut horum alterum fit, idque aut in parte ejus quae car-,<text:line-break/>tilaginosa prominet aut in reliqua quae ossibus continetur.</text:p>
      <text:h text:style-name="P4" text:outline-level="2">XXXVI.</text:h>
      <text:p text:style-name="P10"><text:span text:style-name="T27">ΰ</text:span><text:span text:style-name="T40"><text:line-break/></text:span><text:span text:style-name="T1">Sed qui</text:span> praestantia vincula amant sine <text:span text:style-name="T1">mente, complura<text:line-break/>alta laedunt, atque adeo nasum.</text:span></text:p>
      <text:p text:style-name="P10">Praestantia <text:span text:style-name="T32">καλὰ</text:span><text:span text:style-name="T66"> </text:span>dixit irridens, non quo vere signifi-<text:line-break/>caverit praestantia, quorum consilium est affectam partem<text:line-break/>ad suam naturam restituere, sed pulchra et adspectu ju-<text:line-break/>cunda , qualia haec- sint in sequentibus ostendet.</text:p>
      <text:h text:style-name="Heading_20_2" text:outline-level="2">XXXVlI.</text:h>
      <text:p text:style-name="P14"><text:span text:style-name="T1">Lnter omnia enim vincula hoc maxime varium est ae<text:line-break/>plurimis locis asciae imaginem refert et aliquod spa-<text:line-break/>tium cutis nudum ac stne fascia intermittit, quo rhombi<text:line-break/>varie admodum repraesentantur. Igitur ut dictum est<text:line-break/>qui stne mente hujusmodi vinculis student, comminutum<text:line-break/>nasum libenter deliganti scd vinculo injecto, uno vel<text:line-break/>altero die medicus laetus est, laetus item et qui deliga-</text:span></text:p>
      <text:p text:style-name="P11">tur, <text:span text:style-name="T1">deinceps aegrum cito satietas capit, inventio enim<text:line-break/>noxia est, abundeque medico est ostendisue peritiam<text:line-break/>quam habet nafus varie deligandi. Efstcit autem haec<text:line-break/>vinciendi ratio omnia contra atque oporteat, tum quod<text:line-break/>qui </text:span><text:span text:style-name="T1">ob </text:span><text:span text:style-name="T1">fracturam fimi stunt , si a superiori parte ad-<text:line-break/>stringatur,magis adhuc stmi evadent ; tum quod quibus in<text:line-break/>hanc vel illam partem feu qua cartilago est, seu supra<text:line-break/>nasus convertitur, nihil superposito vinculo juvandos,<text:line-break/>fed magis laedendos esae manifestum est.</text:span></text:p>
      <text:p text:style-name="P10">Asciam appellat ubi fascia a transverso circuitu re-<text:line-break/>cedens paullulum inclinatur, ut supra'ostensum est; spa-<text:line-break/>tium vero qnod fascia intermittit, dixit <text:span text:style-name="T32">διαρρωγἀς</text:span><text:span text:style-name="T66">; </text:span>rhombi Z<text:line-break/>vero figuram eam, quae aequa latera habet, sed angulos<text:line-break/>non rectos; <text:span text:style-name="T1">nam et</text:span> Euclides ita rhombum finiti Nosti<text:line-break/>autem ex fasciis primam fere nominari rhombum, quum<text:line-break/>eam figuram potissimum repraesentet.</text:p>
      <text:h text:style-name="P4" text:outline-level="2">XXXVlll.</text:h>
      <text:p text:style-name="P14"><text:span text:style-name="T1">Sic autem panni a latere nasi haud bene aptantur, quam-<text:line-break/>quam neque hoc faciunt qui alligant.</text:span></text:p>
      <text:p text:style-name="P10">NihiI conferre ait vinculum ad nasum sub fractura<text:line-break/>in latus conversum, quum id praestare non possit qnod<text:line-break/>utile esse videtur. Videtur autem utile esse per pannos<text:line-break/>nasum fulcire ab ea parte in qua jacet, sed neque ad<text:line-break/>hanc rem inquit id prorsus accommodari.</text:p>
      <text:h text:style-name="Heading_20_2" text:outline-level="2">XXXIX.</text:h>
      <text:p text:style-name="P14"><text:span text:style-name="T1">Proxime autem vinculum mihi videtur occurrere, st in<text:line-break/>medio nasa qua acutus est caro juxta os conteratur, vel<text:line-break/>paullulum etiam os ipsum laedatur, non tamen multum t<text:line-break/>his stquidem nasus callo obducitur et aliquanto asperior<text:line-break/>stt, neque tamen vinculo egent magni negotii, st sane<text:line-break/>alligandi</text:span> fanti</text:p>
      <text:p text:style-name="P11">Commune vinculum nasi proxime ad salubre accedere<text:line-break/>ridetur, ubi in medio cutis contusa suerit vel os parum-<text:line-break/>per vitiatum. Sequitur autem nt promineat, qua callo<text:line-break/>circumdatur. Vinculum itaque in hujusmodi casibus coer-<text:line-break/>cens repellensque affectum locum prodesse., aliquid videtur;<text:line-break/>fed neque his ullo modo necessarium esu Conari enim<text:line-break/>debemus, quae contusa sunt maxime ab inflammatione de-<text:line-break/>fendere ; atque ubi inflammentur, celerrime inflammatio-<text:line-break/>nem'tollere, quin et callus, quum parvus increscit, nihil<text:line-break/>profecto hujusmodi vinculis eget.</text:p>
      <text:h text:style-name="Heading_20_2" text:outline-level="2">XL.</text:h>
      <text:p text:style-name="P14"><text:span text:style-name="T1">Satis est ad contusum pannum admovere cerato inunctum,<text:line-break/>dein sumel fasciam circumdare quae in utramque par-<text:line-break/>tem ducatur.</text:span></text:p>
      <text:p text:style-name="P10">Media fascia medio naso injicienda est, cujus utraque<text:line-break/>capita ad posteriorem capitis partem non magna vi ad-</text:p>
      <text:p text:style-name="P77">ducenda sunt, atque inde frontir.circumdata inter <text:span text:style-name="T1">fe<text:line-break/></text:span>vincienda.<text:tab/>.</text:p>
      <text:h text:style-name="Heading_20_2" text:outline-level="2">XLI.</text:h>
      <text:p text:style-name="P14"><text:span text:style-name="T1">Optimum tamen praesidium est illinere haec farina tri-<text:line-break/>tici husus anui, lota, glutinosa, respersu, pauca.</text:span></text:p>
      <text:p text:style-name="P10">Qui optime videntur verba Hippocratis enodare asse-<text:line-break/>runt <text:span text:style-name="T32">σητάνιον</text:span><text:span text:style-name="T66"> </text:span>triticum ab ipso appellari , id quod satum<text:line-break/>est uijalc,!quod Attici utraque syllaba per r prolata <text:span text:style-name="T32">τῆτες</text:span><text:span text:style-name="T66"><text:line-break/></text:span>dicunt... Quo verbo significari volunt, hoc anno, id est.<text:line-break/>• quod vere fatum est, quod et duorum mensium et qua-<text:line-break/>draginta, dierum appellatur. Equidem in Co et in tota<text:line-break/>Graecia Asiae vidi tritici genus <text:span text:style-name="T32">σητάνιον</text:span><text:span text:style-name="T66"> </text:span>appellatum, sed<text:line-break/>parum furfurum habet et ejus farina ex aqua subacta<text:line-break/>plurimum glutinosa esu Quam renr nunc Hippocrates<text:line-break/>maxime exigit, quemadmodum ipse deinceps narrabit:</text:p>
      <text:p text:style-name="P12">qui ubi farina haec non sit imperat, ut pulvis qui ex<text:line-break/>concusso thure habetur vel gummi admisceatur; Seritur<text:line-break/>autem ejusmodi trilicum vere ineunte, ut duorum men-<text:line-break/>sium sit; recteque sic dicitur, quoniam summum ad id<text:line-break/>temporis perducitur, cujus farina ex aqua subacta maxime<text:line-break/>glutinosa redditur, ubi molito tritico furfures ex toto de-<text:line-break/>trahantur, id quod sit et cribris tenuibus et tritico ante<text:line-break/>eloto. Nam idem tritico evenit atque hordeo; ex hoc<text:line-break/>enim Ubi ptisana praeparanda est, cortex magis remittitur,<text:line-break/>si antea madefactum fuerit. Quo pacto igitur dixit, lota<text:line-break/>quum non idem sit" madefieri et lavari? Iu- quolibet<text:line-break/>enim pistrino madefit triticum, priusquam molatur, non<text:line-break/>tamen lavatur in quolibet, sed in compluribus Asiae civi-<text:line-break/>tatibus, ubi'calathos habent magnos intentos ex tenuibus<text:line-break/>juncis exigua spatia intermittentibus, per quae excerni<text:line-break/>pulvis possit et arena retineatur. Id ergo triticum, quod<text:line-break/>molendum est, scd triticum primo 'lu calathos conjiciunt<text:line-break/>atque excutiunt; deinde calathos in aquam demittunt, sic</text:p>
      <text:p text:style-name="P12">ut triticum lavetur ac modice madefiat, calatho ex aqua<text:line-break/>recepto humoris plurimum effluit. Tantum autem lu<text:line-break/>tritico remanet quantum idoneum est, ut moli possit;<text:line-break/>nam nisi madefiat, cortex circumpositus qui tanquam in-<text:line-break/>nata cutis est sub mola in tenues partes dissipatur, atque<text:line-break/>fta cum farina per cribrum excernitur, educitur aliquid<text:line-break/>ex fursuribns in tenues tres divisis; sed tritico prius ma-<text:line-break/>defacto furfures grandiorum partium quum sint manent<text:line-break/>et cum farina non excernuntur, atque idcirco tritico prius<text:line-break/>madefacto farina magis purgatur et quod ab interiori parte<text:line-break/>est tritici hujus anni lotum, ut ait, et glutinosum, quod<text:line-break/>scilicet post cutem est, veluti caro ipsius in farinam, ut<text:line-break/>proposui, redactum valde glutinosum redditur. Puto ita-<text:line-break/>que ab ipso lotam farinam appellari, ubi ex tritico fit,<text:line-break/>sic purgato et prius madefacto; nam nisi ita accipiatur,<text:line-break/>restat ut intelligamus farinam, ubi ex aqua madefacta<text:line-break/>varie' agitatur, deinde sinitur consistere, tum fuperinna-<text:line-break/>tans aqua excipitur ac decoquitur, quod in farre etiam</text:p>
      <text:p text:style-name="P12">fit; sed huic repugnat, quod respergi farinam jubet, de-<text:line-break/>coqui enim dixisset. Non enim refpergitur hujusmodi<text:line-break/>humor, scd coquitur dumtaxat. Ex verbo igitur <text:span text:style-name="T1">respersu<text:line-break/></text:span>quid sibi voluerit, magis demonstratur.</text:p>
      <text:h text:style-name="Heading_20_2" text:outline-level="2">XLII.</text:h>
      <text:p text:style-name="P14"><text:span text:style-name="T1">Uti autem convenit ad omnia haec hujusmodi farina, st<text:line-break/>ex optimo tritico suerit sucileque duci postit t fed 'st<text:line-break/>non omnino bene ducatur, modicum pulveris illius qui<text:line-break/>ex thure concusto habetur in tcnuijstmum pollinem re-<text:line-break/>dacti et aqua diluti farina adjicere vel paullum omnino<text:line-break/>gummi similiter admiscere. Quibus igitur fractus nasus<text:line-break/>in inferiorem partem demittitur stmusque efstcitur, st<text:line-break/>ab inferiori parte qua cartilago est desidat, potest in<text:line-break/>nares indi aliquid quod dirigat; quod ubi non stat,<text:line-break/>omnia haec excitanda sunt digitis, st steri potest, in na-<text:line-break/>res conjectis.</text:span></text:p>
      <text:p text:style-name="P11">Optimum triticum dixit <text:span text:style-name="T32">ἀγαθοὺς</text:span><text:span text:style-name="T66"> </text:span><text:span text:style-name="T32">πυρούς</text:span><text:span text:style-name="T66">. </text:span>Majores<text:line-break/>enim soliti sunt <text:span text:style-name="T32">ἀγαθοΰ</text:span><text:span text:style-name="T66"> </text:span>vocabulo uti ad notandum id<text:line-break/>omne quod in suo genere primum esu Nunc autem om-<text:line-break/>nes qui in panificiis versantur asserunt optimum triticum<text:line-break/>esse quod densum est; nam quod rarum, multis furfuribus<text:line-break/>continetur, farinaque ejus ex aqua subacta non aeque<text:line-break/>efficitur glutinosa atque illius quod densum est. Glutino-<text:line-break/>sum autem expressit, quum ait <text:span text:style-name="T1">sucile ducitur,</text:span> ea loquu-<text:line-break/>tione sumpta ab eo quod ipsi accidit, quandoquidem a<text:line-break/>nobis in diversa attractum servatur perpetuum, neque<text:line-break/>dissipatur; contra quod minime glutinosum est, quum ita<text:line-break/>tractatur,, divellitur, sed si divellatur, quo pacto (equi<text:line-break/>dicetur, quum manu trahitur? Ac si non sequitur, qui-<text:line-break/>nam dicetur facile duci? Id vero quod non dissipatur,<text:line-break/>sed perpetuum est, jure quis dicet facile sequi, quemad-<text:line-break/>modum et viscum; hoc siquidem manibus nostris prehen-<text:line-break/>sum in contrarias partes plurimum attrahitur. Quare ex<text:line-break/>his 'constat velle Hippocratem farinam ex aqua subactam<text:line-break/>glutinofam esse, atque ubi ejusmodi non fit, gummi vel</text:p>
      <text:p text:style-name="P12">pulverem ex concusso thure collectum, quem <text:span text:style-name="T32">μάνναν</text:span><text:span text:style-name="T66"> </text:span>ap-<text:line-break/>pellat, adjici jubet; ubi ejus pulveris copia non sit, con-<text:line-break/>tundere thus ipsum ea de causa oportet, atque ex eodem<text:line-break/>quod maxime pingue esu Ego interdum quum nec thu-<text:line-break/>ris nec gummi copia esset, resina liquida usus sum hanc-<text:line-break/>forte nactus; at ubi neque haec sit, rnelle uti poteris,<text:line-break/>fed utilius pulvis ex concusso thure vel gummi adjicitur.<text:line-break/>Nam mel et resina quodammodo calefaciunt, fed talia<text:line-break/>ab initio aliena funt, procedente vero tempore remanen-<text:line-break/>tibus inflammationis reliquiis, ut si quid aliud commo-<text:line-break/>dissima. Quemadmodum igitur in superioribus exempli<text:line-break/>gratia meminit prius corii Aegyptii ac rursus Carthagi-<text:line-break/>nensis, sic etiam nunc tritici hujus anni, quasi ita dixe-<text:line-break/>rit; farina uti debemus, quae ex aqua subacta glutinofa<text:line-break/>sit, qualis efficitur ex tritico hujus anni, quod <text:span text:style-name="T32">σητάνιον</text:span><text:span text:style-name="T66"><text:line-break/></text:span>appellavit, fortasse ejusmodi vocabulo significare volens<text:line-break/>triticum omne quod densum est et farinam reddit gluti-</text:p>
      <text:p text:style-name="P12">nosam, ita ut nomen ab eo quod ipsi accidit magis, non<text:line-break/>ab aliqua singulari specie fumptum fuerit.</text:p>
      <text:h text:style-name="Heading_20_2" text:outline-level="2">XLIll.</text:h>
      <text:p text:style-name="P13"><text:span text:style-name="T1">Vel certe eo instrumento quo ad illinendum utimur ple-<text:line-break/>niotn digitis compulsu non in priorem partem, sed qua<text:line-break/></text:span>desidet; <text:span text:style-name="T1">extrinsecus autem digitis utrimque comprefsts<text:line-break/>impellere</text:span> simul convenit et excitare. <text:span text:style-name="T1">'Sed st fractura<text:line-break/>omnino in inferiori parte suerit, licet aliquid in nares<text:line-break/>inserere, stcut jam diximus, vel linamentum vel aliud<text:line-break/>linteolo cinctum vel magis Carthaginenst pellicula, cir~<text:line-break/>dumsatitmque et ita stguratum, ut idoneam stt quod in<text:line-break/>hunc locum demittatur. At</text:span> ubifanctura <text:span text:style-name="T1">suerit superior, '<text:line-break/>nihil demitti intus potest: nam st in interiori parte id<text:line-break/>praesidium alienum est, qui non in superiori? Primo<text:line-break/>itaque et ab interiori</text:span> parte <text:span text:style-name="T1">dirigere nasum oportet et<text:line-break/>ab exteriori utrimque compellere atque in pristinam je-<text:line-break/></text:span>«</text:p>
      <text:p text:style-name="P11"><text:span text:style-name="T1">dem </text:span><text:span text:style-name="T1">restituere; commodijstme enim restituitur nasus<text:line-break/></text:span><text:span text:style-name="T1">fractus, praecipue eodem die </text:span><text:span text:style-name="T1">vel certe </text:span><text:span text:style-name="T1">paullo post. Sed<text:line-break/>torpent medici et primo mollius' rem pertractant quam<text:line-break/>usus stt i </text:span><text:span text:style-name="T1">utrimque enim </text:span><text:span text:style-name="T1">digitos qui nasa accommoden-<text:line-break/>tur demittere oportet, quantum </text:span><text:span text:style-name="T1">fieri </text:span><text:span text:style-name="T1">potest, in imum et<text:line-break/>ipfum db inferiori parte sursum compellere atque exci-<text:line-break/>tare, strnuloue ab interiori parte dirigerer ad quam<text:line-break/>rem nuUus alius medicus magis idoneus est, fi homo ad<text:line-break/>id dare opeaam velit audeatque, quam ipsius digiti in-<text:line-break/>dices r hi enim .maxime secundum naturam sunt. Ad-<text:line-break/>movere autem utrumque digitum convenit ut toti naso<text:line-break/>inhaereat,, atque ita quiescere, potifstmum st Jieri poscet<text:line-break/>afstdue,, donec glutinaretur vel certe plurimum tempus,<text:line-break/>ut dictum est) aut st non ipfe aegrotans, saltem puer<text:line-break/>vel mulier aliqua digitos demittat; mollibus siquidem<text:line-break/>manibus opus est, ut optime nasus curetur. Verum uti<text:line-break/>non reddatur</text:span> simus, <text:span text:style-name="T1">fed deorsum spectans in neutram<text:line-break/>partem inclinetur. Equidem nullum unquam nasum</text:span></text:p>
      <text:p text:style-name="P11"><text:span text:style-name="T1">vidi ita fractum, qui non pioffet protinus componi, st<text:line-break/>priusquam callui incresceret compelleretur, modo quis<text:line-break/>recte mederi vellet. Atqui deformitatem homines ma-<text:line-break/>xime oderunt; curationem vero partim ignorant, par-<text:line-break/>tim non sustinent,</text:span> nisi <text:span text:style-name="T1">dolore premantur aut ' mortem<text:line-break/>pertimescant; quamquam in naribus aallus cito increscit,<text:line-break/>nam decem diebus, sanescit, nist corrumpatur. Quibas<text:line-break/>os a latere abrumpitur, curatio eadem est:</text:span> dirigere<text:line-break/><text:span text:style-name="T1">nimirum oportet non aeque ab utraque parte, sud eam<text:line-break/>quae inclinat ad naturalem situm adurgere ab exteriori<text:line-break/>parte compellendo; in naribus item alte conquirere quod<text:line-break/>in interiorem partem conversum est, dirigendo afstdue<text:line-break/>dum restituatur cum eo, ut sciamus nasum, nist proti-<text:line-break/>nus dirigatur, dirigi postea non posce, sed perversu<text:line-break/>Quo ad naturalem sedem compulsa ad eum locum ad- .<text:line-break/>movendi sunt digiti vel pnus vel</text:span> plures,’ <text:span text:style-name="T1">feu ipsius ho-<text:line-break/>minis, seu alterius, ut qua excedit repellatur, dum sua-,<text:line-break/>ctura sanescat, fed et minimus digitus in nasum subinde</text:span></text:p>
      <text:p text:style-name="P11"><text:span text:style-name="T1">conjiciendus est, quo componantur quae declinant, Ubi<text:line-break/>his instamtnatio superveniat, farina uti convenit ex aqua<text:line-break/>subacta, digitosque stmiliter dare, ejusmodi etiam spina<text:line-break/>inducta. Verum st qua cartilago est, nasus a latere<text:line-break/>perfringatur necefsu est extremum perverti; itaque opor-<text:line-break/>tet ad extremum nasum aliquid ex iis quae dicta sunt<text:line-break/>adhibere, quod ipsum componat,</text:span> vel <text:span text:style-name="T1">aliquid tale demit-<text:line-break/>tere; multa enim inveniri poscunt accommodata, quae<text:line-break/>odorem non movent et alioquin mollia sunt. Ego in-<text:line-break/>terdum suustum pulmonis ovilli conjeci, id enim forte<text:line-break/>nactus sum; nam st spongiae indantur, humorem com-<text:line-break/>bibunt.</text:span></text:p>
      <text:p text:style-name="P10">Si nequeant, inquit, digiti in nares demitti, adhi-<text:line-break/>bendum est id instrumentum, quod nunc sicut in superiori-<text:line-break/>bus etiam <text:span text:style-name="T32">υπάλειπτρον</text:span><text:span text:style-name="T66"> </text:span>appellati Quo verbo intelligitur<text:line-break/>omne id quo ad illinendum utimur, qualia sunt specillum,<text:line-break/>spathae, idque instrumentum quod <text:span text:style-name="T32">διαπύρινον</text:span><text:span text:style-name="T66"> </text:span>dicitur, quae</text:p>
      <text:p text:style-name="P12">omnia in summo capitulum habent rotundum, sed quem-<text:line-break/>admodum in superioribus ad. alae ustionem opus fuit te-<text:line-break/>nuissimis, ita nunc plenioribus, quandoquidem, et digitos<text:line-break/>ubi licet admovemus et in nares conjicimus, eos nempe<text:line-break/>qui aptantur et qui fractam nasi partem componant. Qua<text:line-break/>ratione autem uti conveniat hoc instrumento , ipfe aperte<text:line-break/>exposuit imperans nt indatur in cavum, non in inferio-<text:line-break/>rem partem nasi, scd qua potissimum fracta pars in ejus<text:line-break/>cavum decidit. Ea siquidem est quae impulsu eget, ut<text:line-break/>excitata possit in suam sedem reverti; nlbil enim aliud<text:line-break/>est componere quamlibet partem quam unamquamque<text:line-break/>ejus particulam in suum locum compellere. Quae subji-<text:line-break/>ciuntur, per magnam partem orationis plana, funt.</text:p>
      <text:h text:style-name="Heading_20_2" text:outline-level="2">XL<text:span text:style-name="T80">I</text:span>V.</text:h>
      <text:p text:style-name="P14"><text:span text:style-name="T1">Ad haec ex parte exteriori corii Cartbaginensts incidenda<text:line-break/>habena est, quae pel pollicem lata </text:span><text:span text:style-name="T1">stt </text:span><text:span text:style-name="T1">vel quantum con-<text:line-break/>venti et extrinsecus naso, qua declinatur, agglutinanda ;</text:span></text:p>
      <text:p text:style-name="P11"><text:span text:style-name="T1">post </text:span><text:span text:style-name="T1">haec incidenda est quantum expedit, paulo </text:span><text:span text:style-name="T1">autem<text:line-break/></text:span><text:span text:style-name="T1">magis quam ut nasus dirigatur intendi debet/ tum </text:span><text:span text:style-name="T1">sub<text:line-break/></text:span><text:span text:style-name="T1">aure, longa enim effe habena debet, sursum circa </text:span><text:span text:style-name="T1">ca-<text:line-break/></text:span><text:span text:style-name="T1">put adducenda. Licet autem fronti extremam </text:span><text:span text:style-name="T1">aggluti-<text:line-break/></text:span><text:span text:style-name="T1">nare, licet et ulterius ferre et circa caput volutam </text:span><text:span text:style-name="T1">vin-<text:line-break/>cire: </text:span><text:span text:style-name="T1">haec siquidem juste nasum dirigit et intendi </text:span><text:span text:style-name="T1">et<text:line-break/></text:span><text:span text:style-name="T1">remitti potest, atque ubi velis, nasum in </text:span><text:span text:style-name="T1">contrariam<text:line-break/></text:span><text:span text:style-name="T1">partem ac jacet magis aut minus repellere. </text:span><text:span text:style-name="T1">Nam et<text:line-break/></text:span><text:span text:style-name="T1">quibus a latere nasus abrumpitur in ceteris </text:span><text:span text:style-name="T1">eadem cu-<text:line-break/>ratio </text:span><text:span text:style-name="T1">convenit quae proposita est; plerisque autem </text:span><text:span text:style-name="T1">opus<text:line-break/></text:span><text:span text:style-name="T1">est.nasi extremam habenam agglutinare, ut in </text:span><text:span text:style-name="T1">contra-<text:line-break/></text:span><text:span text:style-name="T1">riam partem repellatur atque inclinet. Quodst </text:span><text:span text:style-name="T1">fracturae<text:line-break/></text:span><text:span text:style-name="T1">ulcus accedit, nihil sollicitare nos debet; sed nutriendum<text:line-break/>est cerato quod picem habeat vel aliquo ex iis </text:span><text:span text:style-name="T1">medica-<text:line-break/></text:span><text:span text:style-name="T1">mentis quae protinus cruentis vulneribus injiciuntur;<text:line-break/>haec siquidem facile curationem admittunt. Aeque </text:span><text:span text:style-name="T1">etiam<text:line-break/></text:span><text:span text:style-name="T1">ubi osta recejstura stnt, primo dirigere afstdue </text:span><text:span text:style-name="T1">convenit,<text:line-break/></text:span><text:span text:style-name="T1">nulla re praetermijsu et in posterum digitis </text:span><text:span text:style-name="T1">compellere.</text:span></text:p>
      <text:p text:style-name="P11"><text:span text:style-name="T1">laxius superdatis tamen, Nasus enim ex </text:span><text:span text:style-name="T1">omnibus </text:span><text:span text:style-name="T1">cor-<text:line-break/>poris partibus facillime componitur. Atqui habena ag-<text:line-break/>glutinata et impulsu in contrariam partem atque nasus<text:line-break/>declinatur, nihil uti omnino prohibet, neque st ulcus<text:line-break/>stt, neque st inflammatio, innocenter enim ejusmodi<text:line-break/>praesidia adhibentur.</text:span></text:p>
      <text:p text:style-name="P10"><text:span text:style-name="T1">Appendatur</text:span> dixit <text:span text:style-name="T32">ἀπαρτῆ</text:span><text:span text:style-name="T44">, </text:span>quo verbo significavit uni-<text:line-break/>versam rationem extendendi et quasi dirigendi, nasum<text:line-break/>perversum per ea quae agglutinantur. Quod autem nunc<text:line-break/>praecipit, experimento imbecillum comperi; nam si ha-<text:line-break/>bena vehementius intendatur, gluten dllcutitur refolvllur-<text:line-break/>que; si modice, nihil fere proficitur.</text:p>
      <text:h text:style-name="Heading_20_2" text:outline-level="2">XLV.</text:h>
      <text:p text:style-name="P14"><text:span text:style-name="T1">In scactura auris quodlibet vinculum inimicum est.</text:span> Neque<text:line-break/>enim <text:span text:style-name="T1">ita laxum circumdabitur, quod st magis adstrin-<text:line-break/>gatur plurimum efficiet, quandoquidem integra auris sub<text:line-break/>vinculo adstricta dolet, pulsu vexatur atque instammatione.</text:span></text:p>
      <text:p text:style-name="P11">Ubi continuum solvitur, Graece in carne <text:span text:style-name="T32">ἕλκος</text:span><text:span text:style-name="T66"> </text:span>ap-<text:line-break/>pellatur, in osse <text:span text:style-name="T32">κάταγμα</text:span><text:span text:style-name="T66">,- </text:span>in cartilagine non habet pro-,<text:line-break/>prium vocabulum, fed eam fracturam Hippocrates abusus<text:line-break/><text:span text:style-name="T32">κατάγματος</text:span><text:span text:style-name="T66"> </text:span>nomine nuncupavit.</text:p>
      <text:h text:style-name="Heading_20_2" text:outline-level="2">XLVI.</text:h>
      <text:p text:style-name="P13"><text:span text:style-name="T1">Sed et cataplajmata. quae maximi oneris sunt penitas<text:line-break/>- aliena sunt,</text:span> pleraque <text:span text:style-name="T1">etiam noxia sunt atque abfcejsum<text:line-break/>concitant et mucos plurimos fuppurationemque infestam<text:line-break/>reddunt, quibus minime opus est auri comminutae.</text:span></text:p>
      <text:p text:style-name="P10">Omnia sigillarim iis consentanea sunt quae ostendimus<text:line-break/>in libro de ratione curandi, namque Hippocrates etiam<text:line-break/>nunc laedi aurem asserit cataplasmate quod experimento<text:line-break/>conspicitur. Abunde enim siccari eam voluit, quum na-<text:line-break/>tura siccissima sit, eo quod ex cute constet et cartilagine.</text:p>
      <text:p text:style-name="P12">Ostensum autem est unamquamque partem, quatenus sic-<text:line-break/>cior est, eatenus sicciorem curationem requirere.</text:p>
      <text:h text:style-name="Heading_20_2" text:outline-level="2">XVII.</text:h>
      <text:p text:style-name="P14"><text:span text:style-name="T1">Proxima quidam est, modo quid superimponi conveniat,<text:line-break/>surina glutinosa. Haec autem </text:span><text:span text:style-name="T15">necejsa.ru&gt; </text:span><text:span text:style-name="T1">gravis ne stt,<text:line-break/>ac minimum contingit; interdum enim optima medicina<text:line-break/>est, medicinam non facere et ad aurem et ad alia multa.<text:line-break/>Cavere insuper homo debet ne in eam partem dormiat.<text:line-break/>Extenuare mutem corpus expedit Hli potijstrnurn qui<text:line-break/>auris suppuratione periclitatur et alvum mollire.</text:span></text:p>
      <text:p text:style-name="P10">Proximum, inquit, esse ei quod non obest cataplasma<text:line-break/>ex farina, glutinosa. Constat enim hoc magis siccare quam<text:line-break/>alia; diximus autem paulo ante, ubi de illinendo naso<text:line-break/>tractavit, qualem appellet farinam glutinosam, huic simil-<text:line-break/>limum cataplasma conficiunt experimento edocti, qui in</text:p>
      <text:p text:style-name="P12">palaestra versantur ex farre in aceto madefacto, dum ma-<text:line-break/>ceretur, atque ita temperato.</text:p>
      <text:h text:style-name="Heading_20_2" text:outline-level="2">XLV<text:span text:style-name="T80">I</text:span>II.</text:h>
      <text:p text:style-name="P78"><text:span text:style-name="T1">Sed fi homo facile vomat, vomere debet, ut modice ex-<text:line-break/></text:span><text:span text:style-name="T1">hauriatur.</text:span></text:p>
      <text:p text:style-name="P13">Veteres appellabant <text:span text:style-name="T32">συρμεσμούς</text:span><text:span text:style-name="T66"> </text:span>quum modice homo<text:line-break/>exhauriatur, seu vomitu seu dejectione, 'tale quid nunc<text:line-break/>fieri jubet eodem vocabulo usus. Multa autem sunt me-<text:line-break/>dicamenta quae hoc praestant, nam et meI copiose assum-<text:line-break/>ptum et mulsa miniis diluta vel 'cremor ptisanae ex aqua<text:line-break/>decoctus, seu per se seu cum melle; magis adhuc vomi-<text:line-break/>tum citat radicula et bulbus narcissi. His efficacior est,<text:line-break/>nondum tamen valens radicula, in qua surculos radicum<text:line-break/>veratri albi defixeris, data postridie sive per se sive ex<text:line-break/>oxy melle.</text:p>
      <text:p text:style-name="P12">XUX.</text:p>
      <text:p text:style-name="P14"><text:span text:style-name="T1">Sed si ad suppurationem veniat, non est celeriter ape-<text:line-break/>rienda multa </text:span><text:span text:style-name="T1">enim </text:span><text:span text:style-name="T1">ex iis quae videntur suppurare in-<text:line-break/>terdum absorbentur, etiamsi nullum cataplascna inducatur.</text:span></text:p>
      <text:p text:style-name="P10">Cavendum est ne auris incidatur ob cartilaginem cuti<text:line-break/>subjectam , nam nisi ubi incisu est consolidetur et glu-<text:line-break/>tinetur, periculum est ne cartilago obesa reddatur.- <text:span text:style-name="T1">Ab-<text:line-break/>sorberi,</text:span> quod <text:span text:style-name="T32">ἀναπίνεσθαι</text:span><text:span text:style-name="T66"> </text:span>dixit, hoc est <text:span text:style-name="T1">discuti ac digeri,<text:line-break/>pus ibi collectum</text:span> nonnunquam per ea quae superimpo-<text:line-break/>nuntur- simplicia medicamenta ac levia, sine morsu sic-<text:line-break/>candi vim. habentia, cujusmodi est mucus cochleae ad-<text:line-break/>jecto thure; ac si valentius siccare opus sit vel aloe vel<text:line-break/>myrrha vel utrisque. Eodem modo siccare potest mel<text:line-break/>Atticum inunctum insperso quovis ex propositis 'medica-<text:line-break/>mentis bene, contrito. Voco autem sine morfu thus, aloen<text:line-break/>et myrrham.</text:p>
      <text:h text:style-name="P4" text:outline-level="2">L.</text:h>
      <text:p text:style-name="P14"><text:span text:style-name="T1">At st incidere coactus sts, celerrime sanescit, st candens<text:line-break/>ferramentum ab </text:span><text:span text:style-name="T1">una </text:span><text:span text:style-name="T1">parte ad alteram demittatur. Scire<text:line-break/>autem certum licet </text:span><text:span text:style-name="T1">aurem </text:span><text:span text:style-name="T1">curtam reddi et mancam<text:line-break/>magis quam </text:span><text:span text:style-name="T1">altera </text:span><text:span text:style-name="T1">stt, st candens ferramentum tra-<text:line-break/>jiciatur.</text:span></text:p>
      <text:p text:style-name="P10">Curta necessario fit et manca, quum non exigua pars<text:line-break/>et cartilaginis et cutis ipsam comprehendentis ustione ab-<text:line-break/>fumatur. Ad quod praesidium monet ut confugiamus non-<text:line-break/>nunquam veritus ne cartilago aegre sanescat;' namque<text:line-break/>ubi nudatur, cicatricem non recipit, praesertim si res ali-<text:line-break/>quot dies protrahatur, neque cutis a sectione protinus<text:line-break/>coeat et glutinetur.</text:p>
      <text:h text:style-name="Heading_20_2" text:outline-level="2">LI.</text:h>
      <text:p text:style-name="P14"><text:span text:style-name="T1">Sed fi candenti ferramento non trajiciatur , incidere con-<text:line-break/>venit ; quod magis excedit, sectione non admodum exigua.</text:span></text:p>
      <text:p text:style-name="P11">Ne quid supersit puris quo cartilago laedatur, incidi<text:line-break/>non paullum jubet.</text:p>
      <text:h text:style-name="Heading_20_2" text:outline-level="2">LlL.</text:h>
      <text:p text:style-name="P13"><text:span text:style-name="T1">Quandoquidem pus ulterius invenitur quam quis existimet.</text:span></text:p>
      <text:p text:style-name="P10">Decipiuntur qui secant in cognoscendo pure quod<text:line-break/>subjectum est, ita ut existiment id in summo contineri et<text:line-break/>cutem extenuatam esse. Quo pacni autem in hunc erro-<text:line-break/>rem incidant, ipse Hippocrates proxime demonstrabit. ,</text:p>
      <text:h text:style-name="Heading_20_2" text:outline-level="2">LllI.</text:h>
      <text:p text:style-name="P14">Perum <text:span text:style-name="T1">ut summatirn dicam celera quoque omnia quae<text:line-break/>mucosa sunt </text:span><text:span text:style-name="T1">et </text:span><text:span text:style-name="T1">mucos producunt, utpote glutinosa </text:span><text:span text:style-name="T1">ubi<text:line-break/></text:span><text:span text:style-name="T1">tangantur cito 'in hanc vel illam partem digitis elaban-<text:line-break/>tur ; quamobrem alsiora haec medici reperiuntur</text:span>, quam<text:line-break/><text:span text:style-name="T1">existiment.</text:span></text:p>
      <text:p text:style-name="P11">In dignoscendo loco suppurante, ubi in affecta parte,<text:line-break/>quum tangenti moderate cedit, sectione adhibita conten-<text:line-break/>tum pus invenitur, medici quoque postquam eundem ce-<text:line-break/>dendi modum in quavis alia parte comprehenderint pu-<text:line-break/>tantes eam similiter suppurare, ut illae quas prius intuiti<text:line-break/>fuerint, venientes ad sectionem errant, isque error inter-<text:line-break/>dum duplex est et quod nullo modo ibi pus inveniatur,<text:line-break/>quum haec multo crassiora sint quam opinentur et quod<text:line-break/>medicis ea suppurare rideantur, quae mucosum humorem<text:line-break/>in fe continent. Id quod evenit, quoniam hujusmodi hn-<text:line-break/>mor, ut ipse ait, ubi tangatur cito elabitur; contrahi<text:line-break/>autem solet in cartilagine cordis, nervis ac ligamentis,<text:line-break/>ut deinceps ostendet.</text:p>
      <text:h text:style-name="Heading_20_2" text:outline-level="2">L<text:span text:style-name="T80">I</text:span>V.</text:h>
      <text:p text:style-name="P14"><text:span text:style-name="T1">Quandoquidem eu tubercula quae ganglia dicuntur, quum<text:line-break/>humida sunt et mucosa </text:span><text:span text:style-name="T1">carne </text:span><text:span text:style-name="T1">continentur a multis ape-<text:line-break/>riuntur, inde </text:span><text:span text:style-name="T1">fluxurum humorem putantibus. </text:span><text:span text:style-name="T1">Medicum</text:span></text:p>
      <text:p text:style-name="P11"><text:span text:style-name="T1">itaque infectione animus fallit, fed ei ' qui sectus est<text:line-break/>nullum ajsurtur detrimentum. Quae autem loca aquosa<text:line-break/>stnt vel mucorum plena, quibusve partibus</text:span> singula <text:span text:style-name="T1">quae<text:line-break/>aperiuntur hominem interimant vel alterius noxae causu<text:line-break/>stnt, alibi exponentur.</text:span></text:p>
      <text:p text:style-name="P10">Haec enim ganglia circa cartilaginosas partes et circa<text:line-break/>nervos ex horum alimento increscunt oriunturque ex hu-<text:line-break/>more glutinoso ac mucoso; hoc enim est proprium ner-<text:line-break/>vorum'alimentum.</text:p>
      <text:h text:style-name="Heading_20_2" text:outline-level="2">LV.</text:h>
      <text:p text:style-name="P79"><text:span text:style-name="T1">Ubi quis igitur aurem secuerit, abstinere ab omni cata-<text:line-break/>plasunate atque omni linamento debet, mederique vel<text:line-break/>medicamentis, quae protinus cruentis vulneribus injiciun-<text:line-break/>tur vel alio quod neque onere laedat, neque molestiam<text:line-break/>afferat. '<text:tab/>'</text:span></text:p>
      <text:p text:style-name="P10">Auris quia sicca est, idcirco siccantia medicamenta<text:line-break/>requirit, non tamen plus justo siccanda est, ubi a sectione</text:p>
      <text:p text:style-name="P12">protinus medicamenta inducuntur; distendunt enim, quum<text:line-break/>nihil habeant quod leniat. Sed neque onerari auris' de-<text:line-break/>bet mole eorum, quae superimponuntur, dolet enim et<text:line-break/>infestatur. Optimum est igitur a sectione medicamentis<text:line-break/>uti quae modice siccent, cujnsmodi sunt quae cruentis<text:line-break/>vulneribus protinus injiciuntur. Cataplasmata leniunt<text:line-break/>quidem, scd resolvunt atque effeminant; superantem vero<text:line-break/>humorem non discutiunt, praesertim quum glutinosus sit<text:line-break/>et crassus.</text:p>
      <text:h text:style-name="Heading_20_2" text:outline-level="2">LVI.</text:h>
      <text:p text:style-name="P14"><text:span text:style-name="T1">Namque ubi cartilago nudari incipiat coitumque habeat<text:line-break/>purulentum </text:span><text:span text:style-name="T1">ac </text:span><text:span text:style-name="T1">mucosum, </text:span><text:span text:style-name="T1">res </text:span><text:span text:style-name="T1">infestifstrna esu</text:span></text:p>
      <text:p text:style-name="P10">Adjicere orationi oportet humorem, sicut nonnulli ad-<text:line-break/>fcribunt, ut universa sit hujusmodi: namque ubi cartilago<text:line-break/>nudari incipiat coitumque humorum habeat. Vocat autem<text:line-break/><text:span text:style-name="T32">τοτοστάσεις</text:span><text:span text:style-name="T44"> </text:span>coitum humorum qui intus continentur et ex-</text:p>
      <text:h text:style-name="P4" text:outline-level="2">LV<text:span text:style-name="T80">I</text:span>I.</text:h>
      <text:p text:style-name="P13"><text:span text:style-name="T1">Fiunt autem et haec ob illas curationes. In omnibus au-<text:line-break/>' tem quae recrudescunt, maxime abunde est candens fer-<text:line-break/>ramentum trajicere.</text:span></text:p>
      <text:p text:style-name="P10">Quam curationem damnat? eamne quam paulo supra<text:line-break/>indicavit praecipiens, ut cataplasma, linamentum quod<text:line-break/>onerat, quod dolorem excitat vitemus-</text:p>
      <text:h text:style-name="P3" text:outline-level="1"><text:bookmark-start text:name="bookmark150"/>HIPPOCRATIS DE ARTICULIS LI-<text:line-break/>BER ET GALENI IN EUM COM-<text:line-break/>MENTARIUS TERTIUS.<text:bookmark-end text:name="bookmark150"/></text:h>
      <text:h text:style-name="Heading_20_2" text:outline-level="2">I.</text:h>
      <text:p text:style-name="P80"><text:span text:style-name="T1">Spinae autem vertebrae.</text:span></text:p>
      <text:p text:style-name="P10">Adjecit spinae, non quae in aliis corporis partibus<text:line-break/>vertebrae reperiantur; omnium enim vertebrarum compo-<text:line-break/>sitio vocatur spina, sed quasi ita dixerit: vertebrae qua-<text:line-break/>rum situs est in spina. Quibusdam tamen ex junioribus</text:p>
      <text:p text:style-name="P82">placet spinam nominari non universam vertebrarum com-&gt;<text:line-break/>positionem, fed earum tantum quae ad thoracem sunt et<text:line-break/>lumbos. Juxta .qnos Hippocrates nunc de vertebris .agere<text:line-break/>videbitur <text:span text:style-name="T53">7</text:span>quae in lumbis tantum et dorso sitae sunt, non<text:line-break/>de iis quae in'cervicibus. Vertebrarum vero compositio-<text:line-break/>nem universam in libro de ossibus ad eos qui primas in-<text:line-break/>stitutiones addiscunt ad unguem: narravimus, in quo exer-<text:line-break/>ceri illum volumus qui percepturus est haec commentaria,<text:line-break/>intuitum, exquisite qualia sint singula ossa in cadavere<text:line-break/>arefacto hominis vel certe simiae.<text:tab/><text:span text:style-name="T1">rt r •</text:span></text:p>
      <text:h text:style-name="Heading_20_2" text:outline-level="2">II.</text:h>
      <text:p text:style-name="P13"><text:span text:style-name="T107">Q</text:span>uibus <text:span text:style-name="T1">ob morbos trahuntur; ut </text:span><text:span text:style-name="T1">gibbum </text:span><text:span text:style-name="T1">esiiciant.</text:span></text:p>
      <text:p text:style-name="P10">Gibbum dixit <text:span text:style-name="T32">κυφόν</text:span><text:span text:style-name="T66">. </text:span>'Vocatur autem spina gibba,<text:line-break/>quum in posteriorem partem convertitur, quod vitium<text:line-break/><text:span text:style-name="T32">οπισθοκύφωσις</text:span><text:span text:style-name="T66"> </text:span>Graece nominatur; sicut curva quando in<text:line-break/>priorem partem, dicitur autem hoc Graece <text:span text:style-name="T32">λόρδωσις</text:span><text:span text:style-name="T66">; </text:span>scd.<text:line-break/><text:span text:style-name="T1">sc</text:span></text:p>
      <text:p text:style-name="P12"><text:span text:style-name="T32">σκολίωσις</text:span><text:span text:style-name="T66">, </text:span>quum depravatur a latere. Nonnulli autem<text:line-break/>existimant spinam in posteriorem partem perverti, quod<text:line-break/>vitium <text:span text:style-name="T32">κύρτωσιν</text:span><text:span text:style-name="T66"> </text:span>quoque Graeci nominant, ubi .in ea sue-<text:line-break/>riut cruda tubercula magna, dura ac diuturna, quorum<text:line-break/>onere vertebrae in posteriorem partem compellantur. Ne—<text:line-break/>que intelligunt, si supinus homo jaceat, non posse sub-<text:line-break/>jectas vertebras tuberculis onerari., neque etiam fi stet<text:line-break/>aut sedeat, ac neque si in latus conversus cubet. Ad<text:line-break/>haec absurdum est existimare tubercula ad tantum pone<text:line-break/>dus ac duritiem pervenire ' ut ossibus gravlora. fiant, et<text:line-break/>duriora; sed et a crudis tuberculis spinam in priorem<text:line-break/>partem converti Hippocrates ipse paulo post docebit, lllud<text:line-break/>item animadvertendum est, non solum eos qui lisirum<text:line-break/>hunc exponunt, sed Hippocratem in propositis nunc ver-<text:line-break/>bis dixisse.: <text:span text:style-name="T1">trahuntur, ut gibbum esistciant</text:span><text:span text:style-name="T1">,</text:span> quum dicere<text:line-break/>potuisset, impelluntur, quemadmodum his placet. Absur-<text:line-break/>dum |vero videbitur asserere vertebras quae in posterio-<text:line-break/>rem partem erumpunt trahi a morbo in priorem :• hoc</text:p>
      <text:p text:style-name="P12">siquidem magis proprium est illius vitii, sub quo spina in<text:line-break/>interiorem partem convertitur. Quonam igitur pacto vera.<text:line-break/>sit res, quidque Hippocrates sentiat conabor exponere.;<text:line-break/>Vertebrarum quidem ossa per se neque pervertuntur <text:span text:style-name="T1">a</text:span> tu-i<text:line-break/>berculis, neque trahuntur; fed primum vitium est in iis<text:line-break/>corporibus quibus vertebrae alligantur. Igitur ubi ad<text:line-break/>vertebras tuberculum oriatur, quum in tumorem assurgit<text:line-break/>atque augetur, ab interiori sive priori parte, utroque.<text:line-break/>enim vocabulo appellatur, necesse est ut tuberculum se-<text:line-break/>quantur ligamenta<text:span text:style-name="T1">, atque</text:span> haec rursus vertebfae. Itaque<text:line-break/>si in una parte dumtaxat tuberculum oriatur, ubi haec<text:line-break/>in interiorem trahatur, spina in priorem partem conver-<text:line-break/>tetur; sed si in duabus, ubi aliqua interjecta sit inviolata,<text:line-break/>gibba evadet. Utroque enim tuberculo adjunctam verte-<text:line-break/>bram trahente quae in medio sunt <text:span text:style-name="T1">a </text:span><text:span text:style-name="T1">posteriori parte gib-<text:line-break/></text:span>bae fiunt. Quod, evidenter intueri licet omnibus evenire,<text:line-break/>quae curvari modice possunt, cujusmodi funt virides rami<text:line-break/>et ex scriptoriis calamis pleriqne, quos si quis dextrae</text:p>
      <text:p text:style-name="P12">digitis ab una parte, sinistrae ab altera, prehendens ad se<text:line-break/>traxerit, medium in contrariam partem attractum gibbum-<text:line-break/>que conspiciet Atqui neque alia de causa spina ad latus<text:line-break/>convertitur quam ob crudum tuberculum quod a latere<text:line-break/>ejus sit. Haec autem tria vitia in spina incidunt, quum<text:line-break/>vertebrae loco moventur inam vel <text:span text:style-name="T32">κύφωσις</text:span><text:span text:style-name="T66"> </text:span>fit veL <text:span text:style-name="T32">λόρδω</text:span><text:span text:style-name="T66">-<text:line-break/></text:span><text:span text:style-name="T32">σις</text:span><text:span text:style-name="T66"> </text:span>vel <text:span text:style-name="T32">σκολίωσις</text:span><text:span text:style-name="T66">. </text:span>Quum in posteriorem quidem conver-<text:line-break/>titur partem, <text:span text:style-name="T32">κύφωσις</text:span><text:span text:style-name="T51">, </text:span>quum in priorem, <text:span text:style-name="T32">λόρδωσις</text:span><text:span text:style-name="T51">, </text:span>quum<text:line-break/>in latus inclinat, <text:span text:style-name="T32">σκολίωσις</text:span><text:span text:style-name="T51">. </text:span>Extra haec quartum vitium<text:line-break/>in spina incidit quod <text:span text:style-name="T32">σεῖσις</text:span><text:span text:style-name="T51"> </text:span>vocatur, ubi vertebrae luco<text:line-break/>manent, sed' earum compago dimovetur.</text:p>
      <text:h text:style-name="Heading_20_2" text:outline-level="2">III.</text:h>
      <text:p text:style-name="P14"><text:span text:style-name="T1">Plerumque f olvi nequeunt, praecipue </text:span><text:span text:style-name="T1">ubi </text:span><text:span text:style-name="T1">spina supra septi '<text:line-break/>transversi conjunctionem </text:span><text:span text:style-name="T1">gibba </text:span><text:span text:style-name="T1">stat.</text:span></text:p>
      <text:p text:style-name="P11">Nonnulla, inquit, quae in spina incidunt aegre sol-<text:line-break/>vuntur, praecipueque ubi supra eam regionem, qua cum<text:line-break/>septo transverso conjungitur gibba fiat, hoc est lu'verte-<text:line-break/>bris thoracis. Dixit autem <text:span text:style-name="T32">ὸτι</text:span><text:span text:style-name="T66"> </text:span>significare volens, <text:span text:style-name="T1">praeci-<text:line-break/>pue ,</text:span> quemadmodum etiam principio hujus libri, - quum<text:line-break/>inquit t omnino enim melior est ac firmior exigua herba,<text:line-break/>quam grandior, praecipue antequam ad maturitatem per--<text:line-break/>veniat, ubi. verbum <text:span text:style-name="T1">praecipue</text:span> dixit <text:span text:style-name="T1">ort.</text:span> Sed qua ratione<text:line-break/>aegre tubercula solvantur, proximis verbis intelliges.</text:p>
      <text:h text:style-name="Heading_20_2" text:outline-level="2">IV.</text:h>
      <text:p text:style-name="P14"><text:span text:style-name="T1">Insca vero quaedam solvuntur, quum varices in cruribus<text:line-break/>stant; illic autem magis gibbam spinam solvunt, qui in<text:line-break/>vena poplitis oriuntur; stunt etiam in venis inguinum.</text:span></text:p>
      <text:p text:style-name="P10">Quaedam, ait, vitia infra thoracem, nempe ad lum-<text:line-break/>bos a varicibus vel torminibus solvuntur, quum succi qui</text:p>
      <text:p text:style-name="P12">ea faciunt primo ferantur lu venam maximam ipsius spi-<text:line-break/>nae, deinde in eas quae ab eadem diductae ad crura in-<text:line-break/>tendunt. Hujusmodi autem in thurace nulla vena est,<text:line-break/>quae possit vitiatos succos recipere, quandoquidem utrin-<text:line-break/>que octo costis una alimentum subministrat; -scd superio-<text:line-break/>ribus duae aliae tenues, scilicet ab utroque latere una,<text:line-break/>quae omnes per thoracem distribuuntur dissipanturque.<text:line-break/>Idcirco si succus aliquis ad ipsas ex tuberculis transfera-<text:line-break/>tur, excerni non potest, praeterquam quod aegre etiam<text:line-break/>admittitur. Succi enim qui cruda et dura tubercula <text:span text:style-name="T1">fa-<text:line-break/>ciunt</text:span> glutinosi sunt et crassi; quare non facile per tenues<text:line-break/>venas feruntur, sed vena quae ad lumbos estlatissima est<text:line-break/>et sanguinem ad venas omnes transmittit. Ergo quum<text:line-break/>hos crassos ac glutinosos succos receperit, si affectae partes<text:line-break/>viribus adeo valeant, ut quod superat expellant, ad ve-<text:line-break/>nas liic sitas transmittitr Quo fit ut . latescant et in vari-</text:p>
      <text:p text:style-name="P12">ees adsurgant. Ubi quidem .flacci crassiores fuerint, id<text:line-break/>accidit in inguine protinus; sin mediocriter crassi, in po-<text:line-break/>plite. Namque ubi primum eo quod crassi sint et gluti-<text:line-break/>nosi confertim subsistunt, ibi venam distendunt dilatant-<text:line-break/>que. Etenim quibus citra causam hanc varices in cruri-<text:line-break/>hus oriuntur, videre licet venas pro portione succorum<text:line-break/>crassitudinis latescentes, ubi crassissimi sint, latissimas,<text:line-break/>cujusmodi venae funt in inguine; ubi minus crassi, minus<text:line-break/>latas, quales in poplite. Interdum enim quum majores<text:line-break/>venas obstruunt, hunc affectum excitant; interdum ad<text:line-break/>inferiores concurrunt, quae angustiores funt. In univer-<text:line-break/>sum autem in varicibus crassus sanguis continetur; nam<text:line-break/>id vitium plerumque a fucco melancholico, interdum etiam<text:line-break/>ab aliis crudis crassisque concitatur.</text:p>
      <text:h text:style-name="Heading_20_2" text:outline-level="2">V.</text:h>
      <text:p text:style-name="P130"><text:bookmark-start text:name="bookmark152"/>Solutum quoque jam id vitium est a torminibus diuturnis.<text:bookmark-end text:name="bookmark152"/></text:p>
      <text:p text:style-name="P11">Ubi succi qui praeter naturam in corpore sunt ad<text:line-break/>intestina transferuntur, tormina fiunt quum abradantur<text:line-break/>intestina ob succos acres qui ad ipsa confluunt, nempe<text:line-break/>ubi tubercula suppurant; neque enim aliter ob suam cras-<text:line-break/>situdinem confluere ad intestina potuissent. Sed in sup-<text:line-break/>purationibus crassi succi extenuantur et naturam affectae<text:line-break/>partis ad expellendum excitant id qnod in ea contentum<text:line-break/>jam molestum esu .</text:p>
      <text:h text:style-name="Heading_20_2" text:outline-level="2">VI.</text:h>
      <text:p text:style-name="P14">Quibus <text:span text:style-name="T1">vero adhuc pueris spina gibba stt, antequam cor-<text:line-break/>pus perfecte increscat, his corpus ad spinam non au-<text:line-break/>getur, scd crura et brachia dumtaxat perficiuntur</text:span>; quae<text:line-break/><text:span text:style-name="T1">sunt ad spinam, non complentur.</text:span></text:p>
      <text:p text:style-name="P10">Nihil mirum est, si in bis morbis spina non lucre-<text:line-break/>Icat, quemadmodum supra in luxatis tradidit, quum in-</text:p>
      <text:p text:style-name="P12">quit: quibus recondi non potuit. Nam et propter venas<text:line-break/>perversas et propterea quod aegrius membrum moveatur<text:line-break/>naturaque in ejusmodi affectibus langueat, laesae partes<text:line-break/>necessario deterius quam ante nutriuntur. ,Qno fit ut<text:line-break/>quae jani perfecte increverunt emacrescant, quae adhuc<text:line-break/>increscunt, incremento juxta spinam prohibeantur. Sed<text:line-break/>quae a vitiatis partibus longius absunt, ut brachia et<text:line-break/>crura, sine noxa omnino servantur; ea enim quae sic<text:line-break/>vitiata sunt, non totum corpus, sed Iolummodo proxi-<text:line-break/>mas partes afficiunt.</text:p>
      <text:h text:style-name="Heading_20_2" text:outline-level="2">V<text:span text:style-name="T80">II</text:span>.</text:h>
      <text:p text:style-name="P14">Quibus item <text:span text:style-name="T1">supra feptum transversum gibba spina stt,<text:line-break/>costae in latitudinem augeri non folent, sed in partem<text:line-break/>priorem</text:span> 5 <text:span text:style-name="T1">pectus vero latum non stt, sed acutum; spiri-<text:line-break/>tus difficulter movetur et cum sano, quum cavum quo<text:line-break/>spiritus recipitur atque emittitur angustius reddatur.</text:span></text:p>
      <text:p text:style-name="P11"><text:span text:style-name="T66">- </text:span>De iis agens quae adhuc increscunt dixit, quae juxta<text:line-break/>fpinam sunt his augeri non consuesse: ergo ubi spina<text:line-break/>gibba fiat in vertebris thoracis, hae maxime increscere<text:line-break/>in longitudinem prohibentur. Hac <text:span text:style-name="T83">igitur. de </text:span>causa et illa<text:line-break/>etiam quod vertebrae, quum spina gibba sic, iu posterio-<text:line-break/>rem partem convertantur, necesse est thoracem angustum<text:line-break/>reddi atque acutum; et idcirco interiora cava quae spiri-<text:line-break/>tui accommodantur minora effici, ut sic ubi spiritum at-<text:line-break/>trahunt corpus minori modo ipsius fruatur. Diximus au-<text:line-break/>tem et in libro de difficultate fpiritus, ubi is minus at-<text:line-break/>trahatur quam opus sit, necesse esse breviori temporis in-<text:line-break/>tervallo proxime rursus attrahi quam si prius secundum<text:line-break/>naturam attrahi coepisset. Spiritus autem qui breviori<text:line-break/>intervallo attrahitur creber redditui, in quo consistit id<text:line-break/>genus difficultatis, sub quo et exiguus et creber cooritur.<text:line-break/>Sonus autem adjicitur ob angustiam juxta fauces .et asperam<text:line-break/>arteriam. Auget angustiam hanc id quod proxime subjicit.</text:p>
      <text:h text:style-name="P4" text:outline-level="2">VllI.</text:h>
      <text:p text:style-name="P14"><text:span text:style-name="T1">Atqui coguntur etiam cervices juxta magnam vertebram<text:line-break/>in priorem partem convertere, ne caput in eandem<text:line-break/>projiciatur, hoc autem fauces reddit admodum angustas v<text:line-break/>nam iis etiam qui natura recti sunt id ofsts</text:span>, si in in-<text:line-break/>teriorem <text:span text:style-name="T1">partem inclinetur, spiritus difficultatem affert,<text:line-break/>dum repellatur. Ob id igitur quod ita stgurentur, gut-<text:line-break/>tur his hominibus magis exstare videtur quam bene<text:line-break/>valentibus.</text:span></text:p>
      <text:p text:style-name="P10">Quum vertebrae quae ad pectus sunt, ubi gibba splua<text:line-break/>sit, in posteriorem partem spectent, necesse est collum in<text:line-break/>priorem converti, quare et' ipsum caput illi etiam e re-<text:line-break/>gione superimpositum est. Accidet igitur iis qui gibbi<text:line-break/>sunt ambulare ita- figuratis, sicut ceteris omnibus, quum<text:line-break/>totum collum spinamque inclinant et utrumque curvantes<text:line-break/>a posteriori parte gibbi terram spectant. Quod ut evi-<text:line-break/>tent qui gihbi sunt, coguntur collum in posteriorem par-</text:p>
      <text:p text:style-name="P12">tem recurvare, ejus vertebris nt quae minimum moventur<text:line-break/>ad hos purum conferentibus; sed qua potissimum moveri<text:line-break/>aliquid possunt, valde recurvantur, possunt autem qua<text:line-break/>duae primae vertebrae inter fe et cum capite committun-<text:line-break/>tur. Quemadmodum igitur figurantur juxta capitis com-<text:line-break/>missuram illi qui bene valentes caput in posteriorem par-<text:line-break/>tem compellunt, ita gibbi quum erecti sunt. Praeterea<text:line-break/>ut iis qui naturaliter habent guttur exstat, ubi caput in<text:line-break/>posteriorem partem recurvatur, sic gibbis quum rectum<text:line-break/>continetur. Vocavit. antem <text:span text:style-name="T32">ἐξεχεβρόγχονς</text:span><text:span text:style-name="T66"> </text:span>eos quibus in<text:line-break/>priorem partem exstat <text:span text:style-name="T32">βρόγχος</text:span><text:span text:style-name="T66">, </text:span>quo vocabulo verisimile est<text:line-break/>vel asperam arteriam tusam vel guttur dumtaxat appellasse.<text:line-break/>Hinc autem maxime fit nt spiritus cum fono reddatur,<text:line-break/>quandoquidem maxime etiam stertunt qui sic figurati dor-<text:line-break/>miunt.. Quamobrem scribit: nam et iis qui natura recti<text:line-break/>sunt id ossis, si in interiorem partem inclinetur, spiritus<text:line-break/>difficultatem affert. Dicit autem id ossis ad illud referens</text:p>
      <text:p text:style-name="P12">quod principio orationis proposuerat,' quum inquit: atqui<text:line-break/>coguntur etiam cervices juxta magnam vertebram in prio-<text:line-break/>rem partem convertere. Unde poterat quis conjicere,<text:line-break/>magnam vertebram appellari secundam, quae magis potest<text:line-break/>in priorem partem urgeri atque inde rursus repelli. Con-<text:line-break/>stat autem eandem regionem et priorem et interiorem ab<text:line-break/>ipso vocari; priorem quidem, quum vertebrae a posteriori<text:line-break/>parte lu eam erumpant, interiorem quum sit in profun-<text:line-break/>ditate corporis, si spectetur summa pars sive prior sive<text:line-break/>posterior.</text:p>
      <text:h text:style-name="Heading_20_2" text:outline-level="2">IX.</text:h>
      <text:p text:style-name="P14"><text:span text:style-name="T1">His tubercula plerumque circa pulmonem funt, eaque dura<text:line-break/>et cruda; plerisque enim ejusmodi tumores sunt causa<text:line-break/>gibbi et distentionis quibus nervi afficiuntur.</text:span></text:p>
      <text:p text:style-name="P6"><text:span text:style-name="T87">Quibus spina supra septum transversum gibba est,<text:line-break/>bis plerumque ait tubercula fieri circa pulmonem. Con-</text:span></text:p>
      <text:p text:style-name="P11">stat autem et quibus ad lumbos gibba fit, in his ea parte<text:line-break/>tubercula versari. Dixit <text:span text:style-name="T1">plerumque,</text:span> propterea quod et<text:line-break/>casu et ictu spina gibba redditur et tum in priorem par-<text:line-break/>tem tum in latus convertitur. At quum inquit: plerum-<text:line-break/>que enim ejusmodi tumores causa gibbi sunt et distentio-<text:line-break/>nis, eandem sententiam tradit, quam a principio, quum<text:line-break/>ait: spinae vertebrae quibus ob morbos trahuntur, ut<text:line-break/>gibbum efficiant. Quod autem nunc fcrlbit, quibus pro-<text:line-break/>ximi nervi afficiuntur, ad nervos dorsi refertur ac verte-<text:line-break/>brarum. Nos vero antea causati sumus vertebrarum liga-<text:line-break/>rnenta attrahentia, quibuscum et ipsae vertebrae trahun-<text:line-break/>tur. Non enim arbitramur nervos qui a spinae me-<text:line-break/>dulla oriuntur attrahere fecum vertebras posse, quum et<text:line-break/>propter exiguitatem et propter mollitiem longe imbecillio-<text:line-break/>* res sint quam ut praestare id possint, quippe qui ab ossi-<text:line-break/>bus non dependent, quemadmodum ligamenta quae fir-</text:p>
      <text:p text:style-name="P12">miora sunt et nervis conjuncta; ac si tuberculis affician-<text:line-break/>tnr, secum trahere vertebras possunt.</text:p>
      <text:h text:style-name="Heading_20_2" text:outline-level="2">X.</text:h>
      <text:p text:style-name="P14"><text:span text:style-name="T1">Verum ex his quibus sub septo transversu gibba spina est,<text:line-break/>nonnullis renum et vesicae vitia superveniuntfed et<text:line-break/>abfcejsus ad ilia etinguina, qut' diu manent et aegre<text:line-break/>fanantur, quorum neutrum gibbum solvit.</text:span></text:p>
      <text:p text:style-name="P10">Ob consensum sane propositi affectus superveniunt.<text:line-break/>Consensu autem afficiuntur et quae sunt ejusdem generis<text:line-break/>et quae xicina, quae supra significavit, quum proximos<text:line-break/>dixit: quae communia primo sunt maxime laeduntur.<text:line-break/>Tormina igitur et varices, quorum causa erat succorum<text:line-break/>tubercula excitantium transfusio glbbum curant; scd ex<text:line-break/>iis malis quae consensus causa oriuntur nullum est quod<text:line-break/>priorem morbum depellat.</text:p>
      <text:h text:style-name="P4" text:outline-level="2">XI.</text:h>
      <text:p text:style-name="P14"><text:span text:style-name="T1">His autem coxae extenuantur magis quam quibus spina<text:line-break/>suprd gibba esu</text:span></text:p>
      <text:p text:style-name="P10">Quibus spina ad lumbos gibba est, his coxae graci-<text:line-break/>liores sunt quam quibus ad pectus. Hinc autem mani-<text:line-break/>festum est coxas quibus spina ad pectus gibba est graci-<text:line-break/>les modice reddi propter consensum quem habent cum spina.</text:p>
      <text:h text:style-name="Heading_20_2" text:outline-level="2">XII.</text:h>
      <text:p text:style-name="P14">T<text:span text:style-name="T53">o</text:span>ta autem <text:span text:style-name="T1">spina longior his est quam quibus a superiori<text:line-break/>parte gibba </text:span><text:span text:style-name="T1">esu</text:span></text:p>
      <text:p text:style-name="P10">His qui aetate nondum robusta sunt, praeterquam<text:line-break/>quod communis est macies, accedit quod affectae partes<text:line-break/>non augentur, quemadmodum et antea dictum esu Nunc<text:line-break/>discrimen, aliud adjungit non ab aetate, scd a locis affe-<text:line-break/>ctis; nam spina quo magis versus suum initium vitiatur</text:p>
      <text:p text:style-name="P12">eo minus augetur, quum habeat et originem et incremen-<text:line-break/>tum superne.</text:p>
      <text:h text:style-name="Heading_20_2" text:outline-level="2">XIII.</text:h>
      <text:p text:style-name="P14"><text:span text:style-name="T1">Pubes autem et barba serius increscit et minus completur,<text:line-break/>minus </text:span><text:span text:style-name="T1">item fecundi </text:span><text:span text:style-name="T1">sunt quam </text:span><text:span text:style-name="T1">quibus </text:span><text:span text:style-name="T1">gibba est pars<text:line-break/>superior. -</text:span></text:p>
      <text:p text:style-name="P10">Ad communem rationem consensus accedit differentia<text:line-break/>ex natura locorum. Communis igitur ratio est ut quae<text:line-break/>vitiatis loris proxima sunt consensu afficiantur; propria<text:line-break/>autem, ut ubi hae partes laeduntur quae spiritui accom-<text:line-break/>modantur sequatur, ut spiritus aegre et cum sono movea-<text:line-break/>tur; ubi quae infra septum transversum pubes serius in-<text:line-break/>crescat, laedaturque etiam barba.</text:p>
      <text:h text:style-name="Heading_20_2" text:outline-level="2">XIV.</text:h>
      <text:p text:style-name="P14"><text:span text:style-name="T1">Sed quibus corpore jam robusto gibba spina stt, his evi-<text:line-break/>denter sulvit morbum tunc existentem; tempore tamen</text:span></text:p>
      <text:p text:style-name="P11"><text:span text:style-name="T1">ejus aliquid fe ostendit,</text:span> sicut et iis qui <text:span text:style-name="T1">juniores sunt<text:line-break/>aut plus aut minus </text:span><text:span text:style-name="T1">i </text:span><text:span text:style-name="T1">plerumque autem hi ajsectus minus<text:line-break/>maligni sunt.</text:span></text:p>
      <text:p text:style-name="P10">Evidenter <text:span text:style-name="T32">ἀπαντικρὸ</text:span><text:span text:style-name="T66"> </text:span>nunc dixit, quod nonnulli alii<text:line-break/>ex veteribus dixerunt <text:span text:style-name="T32">ἄντικρυς</text:span><text:span text:style-name="T66">. </text:span>Aperte igitur et, ut dixe-<text:line-break/>rit quis, quasi res manu teneatur, gibba spina admittit<text:line-break/>ea, quae, quum morbus judicatur, id est solvitur, expel-<text:line-break/>luntur videturque ex toto morbus summotus. Supersunt<text:line-break/>tamen reliquiae parvae quae irritantur, si quid vel in<text:line-break/>ratione victus peccetur vel noxium extrinsecus accurrat.</text:p>
      <text:h text:style-name="Heading_20_2" text:outline-level="2">XV.</text:h>
      <text:p text:style-name="P14"><text:span text:style-name="T1">Multi quidem gibbi sucile et non sucus quam bene valen-<text:line-break/></text:span><text:span text:style-name="T1">tes jam </text:span><text:span text:style-name="T1">ufque ad senectutem id mali sustinuerunt, prae-<text:line-break/>sertim quibus corpus carnis plenum et pingue effectum<text:line-break/>est-, pauci tamen ex iis ad sexagesimum annum perve-<text:line-break/>nerunt ,-plerique enim citius moriuntur.</text:span></text:p>
      <text:p text:style-name="P11">Ob validas vires, oh morbum levem jamqne ob uni-<text:line-break/>versam victus rationem, qua vivunt nonnulli, glbbi quasi<text:line-break/>sani ad senectutem usque visam degunt.</text:p>
      <text:h text:style-name="Heading_20_2" text:outline-level="2">XVI.</text:h>
      <text:p text:style-name="P14">Nonnullis etiam vertebrae ab <text:span text:style-name="T1">hac vel illa parte in lotus<text:line-break/>moventur. Haec tamen vel omnia vel complura incidunt<text:line-break/>eo quod spina </text:span><text:span text:style-name="T1">ab </text:span><text:span text:style-name="T1">interiori, parte depravetur.</text:span></text:p>
      <text:p text:style-name="P10">Antea jam diximus spinam ad latus converti orto<text:line-break/>ab ejus latere tuberculo quod ad se traheret ligamenta.<text:line-break/>Hoc Hippocrates fieri dixit <text:span text:style-name="T32">διὰ</text:span><text:span text:style-name="T66"> </text:span><text:span text:style-name="T32">τοὺς</text:span><text:span text:style-name="T66"> </text:span><text:span text:style-name="T32">τόνους</text:span>, id est per<text:line-break/>nervos.</text:p>
      <text:h text:style-name="Heading_20_2" text:outline-level="2">XVll.</text:h>
      <text:p text:style-name="P14"><text:span text:style-name="T1">Quosdam etiam </text:span><text:span text:style-name="T1">in </text:span><text:span text:style-name="T1">id vitium compellit una cum morbo<text:line-break/>habitus ille, quo jacere consueverunt.</text:span></text:p>
      <text:p text:style-name="P11">Concurrit 'ad spinam gibbam efficiendam et quod ma-<text:line-break/>teria magis .iconfluat ad id quod humilius est et quod pars<text:line-break/>in quam quis cubat magis comprimatur. Prima autem<text:line-break/>et praecipua causa et tuberculi et cuiuslibet vitii est par-<text:line-break/>tium natura morbo opportunior. Demonstravimus enim<text:line-break/>ad ejusmodi partes concurrere ea quae superant.</text:p>
      <text:h text:style-name="Heading_20_2" text:outline-level="2">XVIII.</text:h>
      <text:p text:style-name="P14"><text:span text:style-name="T1">Verum de hts agemus, quae de diutinis ajscctibus pulmo-<text:line-break/>nis i ibi enim de his suturorum pulcherrimae prognqsti-<text:line-break/>cationes traduntur.</text:span></text:p>
      <text:p text:style-name="P10">Multa quoque alia in hoc libro se pollicetur scriptu-<text:line-break/>rum quae nunc non exstant. Ea fortasse vel non scripsit<text:line-break/>vel interierunt, quemadmodum et multa alia antiquorum<text:line-break/>volumina quae nunc non exstant, de quorum interitu<text:line-break/>complures scripserunt. De diuturnis igitur affectibus pul-<text:line-break/>monis multa habentur et in majori libro de morbis, cujus</text:p>
      <text:p text:style-name="P12">initium est: si pulmonis arteria exulceretur; atque etiam<text:line-break/>in primo libro de morbis, qui non recte ita' inscribitur,<text:line-break/>cujus initium est: qui utique interrogare de curatione<text:line-break/>recte velit rogatusque respondere. Sed in neutro horum<text:line-break/>plene exsequitur quae hic pollicetur.</text:p>
      <text:h text:style-name="Heading_20_2" text:outline-level="2">XIX.</text:h>
      <text:p text:style-name="P14">(luibuscunque <text:span text:style-name="T1">candentibus gibba spina stt, paucis ita con-<text:line-break/>valescit ut dirigatur.</text:span></text:p>
      <text:p text:style-name="P10">Adhuc scripsit de spina citra exteriorem causam de-<text:line-break/>pravata. Quae deinceps adscribit omnia sunt de vertebris,<text:line-break/>quae ob casum vel ictum aliquem laeduntur. Pleraque .<text:line-break/>autem plena sunt, nisi ficubi opus sit omissam causam ad-<text:line-break/><text:span text:style-name="T1">jicere,</text:span> quemadmodum et nunc quum asserit, raro luxatam<text:line-break/>spinam restitui. Cujus rei cansam, etsi nunc afferre po-</text:p>
      <text:p text:style-name="P12">tuisset, in sequentibus demonstrat quum scribit, vertebras<text:line-break/>cardinis modo instructas, ita ut ubi una aliqua quovis<text:line-break/>modo exciderit in fuam sedem magno negotio revertatur,<text:line-break/>quum in singulis multi processus sint,' multi sinus. Hoc<text:line-break/>autem et adspectu ipso in-ossibus didicistis.</text:p>
      <text:h text:style-name="Heading_20_2" text:outline-level="2">XX.</text:h>
      <text:p text:style-name="P14"><text:span text:style-name="T1">Jam vero intensio quae super scalam adbibetur nullum<text:line-break/></text:span><text:span text:style-name="T1">quod </text:span><text:span text:style-name="T1">sciam restituit. Ea potifstmum utuntur medici<text:line-break/>qui apud vulgus videri volunt magnum aliquid moliri.<text:line-break/>Apud hos </text:span><text:span text:style-name="T1">enim </text:span><text:span text:style-name="T1">admirandum est, suspensum hominem<text:line-break/>intueri, vel projectum vel tale quidpiam</text:span><text:span text:style-name="T1">, </text:span><text:span text:style-name="T1">sumperque haec<text:line-break/>ab ipsa laudantur, cui nec ultra curae est quinam offe-<text:line-break/>ctus sequatur ex hujusmodi praesidio, bonusne an </text:span><text:span text:style-name="T1">ma-<text:line-break/></text:span><text:span text:style-name="T1">lus. Medici vero qui haec student rudes sunt, quos<text:line-break/>quidem novi. Inventio quidem vetusta est, atque ego<text:line-break/>sune primum autorem laudo, non salum hujus, fed<text:line-break/>cujuique machinamenti secundum naturam excogitati.</text:span></text:p>
      <text:p text:style-name="P83"><text:span text:style-name="T1">minime enim discido, nonnulla restitui pojste, st quis recte<text:line-break/>praeparans concutiat f sed turpe existimavi ejusmodi<text:line-break/>morbis ita mederi, quum ejusmodi machinationes magis<text:line-break/>stnt impostorum.<text:tab/></text:span><text:span text:style-name="T1">,</text:span></text:p>
      <text:p text:style-name="P10">Quoniam, ut ostendimus, in omnibus articulis resti-<text:line-break/>tuendis praecedere debet in diversas partes extensio, ean-<text:line-break/>dem quoque ad spinae ossa necesse est adhibere. Qua vero<text:line-break/>ratione intendere in diversa conveniat, in sequentibus do-<text:line-break/>cebit. Nunc de ea intensione loquitur quae minus recte<text:line-break/>adhibetur, quod facere consuevit, sicut in prioribus jam<text:line-break/>monstratum esu Primo enim rejicienda funt quaecunqne<text:line-break/>male a quibusdam medicis fiunt, deinceps tradenda sunt<text:line-break/>salubriora. Igitur quum medici complures luxatum spi-<text:line-break/>nam per scalam extendant, asserit in primis ejusmodi in-<text:line-break/>ventionem nilnl proficere; si quis tamen ea uti velit, do-<text:line-break/>cet quomodo facere id optime possit. Ergo in intendenda<text:line-break/>spina propositum est superiorem partem intendere per</text:p>
      <text:p text:style-name="P12">vincula prope affectum locum injecta, inferiorem per<text:line-break/>corporis pondus. Ad hoc itaque fpectans quae ab ipso<text:line-break/>subjiciuntur percipies. Maxima enim ex parte clara sunt.</text:p>
      <text:h text:style-name="Heading_20_2" text:outline-level="2">XXI.</text:h>
      <text:p text:style-name="P14"><text:span text:style-name="T1">Quibus prope cervices spina gibba stt, par est minus suc-<text:line-break/>curri intensione adhibita per caput deorsum demijsurn;<text:line-break/>parum enim ponderis habent caput et utrimque lati<text:line-break/>scapularum ofsts summitas, quum deorsum spectant sc sed<text:line-break/>hos verisimile • est in pedes deorsum concugsos magis re-<text:line-break/>stitui, in eam enim partem dcrnijst majus pondus ha-<text:line-break/>bent. At quibus infra gibba stt, bos concutere magis<text:line-break/>convenit capite deorsum spectantes. Si quis igitur con-<text:line-break/>cutere velit, rem stc rccte molietur. Scalam sternere<text:line-break/>scorteis pulvinis transversis debet vel ex lana bene alli-<text:line-break/>gatis ac paullo plus et longitudinis et latitudinis scalae<text:line-break/>tenentibus quam occupet hominis corpus.</text:span></text:p>
      <text:p text:style-name="P11">Quum fpina vel prope initium laedatur vei prope ,<text:line-break/>finem vel in medio spatio, primo agit de noxa ipsius<text:line-break/>prope cervices. Ergo in hoc casu, si quis super ficalam<text:line-break/>a pedibus hominem suspendat, sicut nonnulli medici Hip-<text:line-break/>pocratis sedulo consueverunt, nulla <text:span text:style-name="T1">fere</text:span> intensio fiet ab<text:line-break/>inferiori parte, quum parum ponderis sit in capite et'<text:line-break/>in cervicibus <text:span text:style-name="T32">ξ</text:span><text:span text:style-name="T66"> </text:span>scd si in- ima vitium sit prope os sacrum,<text:line-break/>maxime sperare quis poterit, hujusmodi vim ab inferiori<text:line-break/>parte abunde futuram.' Subdit deinceps qua ratione id<text:line-break/>optime fiat.</text:p>
      <text:h text:style-name="Heading_20_2" text:outline-level="2">XXII.</text:h>
      <text:p text:style-name="P14"><text:span text:style-name="T1">Post haec homo super scalam resupinetur, dein pedibus<text:line-break/>non divaricatis juxta talos ad se alum alligetur vinculo<text:line-break/>quod quidem firmiter ac stne compregsu teneat, sud<text:line-break/>molle stt • vinciatur </text:span><text:span text:style-name="T1">item </text:span><text:span text:style-name="T1">et ab inferiori et a&lt; superiori<text:line-break/>parte circa utrumque genu et tum circa coxas circa</text:span></text:p>
      <text:p text:style-name="P11"><text:span text:style-name="T1">ilia insuper et pectus, habena ita lata ut concuti non<text:line-break/>prohibeatur, fed brachia juxta- latera extensu ad ipsum<text:line-break/>corpus, non ad scalam religentur'.</text:span></text:p>
      <text:p text:style-name="P10">Exprimit omnia evidenter; vinculum quod firmiter ac<text:line-break/>sine compressu teneat <text:span text:style-name="T32">εύοχον</text:span><text:span text:style-name="T66"> </text:span>dixit.</text:p>
      <text:h text:style-name="Heading_20_2" text:outline-level="2">XXII<text:span text:style-name="T107">I</text:span>.</text:h>
      <text:p text:style-name="P14"><text:span text:style-name="T1">Scala ita praeparata attrahenda est ad turrim altam vel<text:line-break/>ad culmen domus.</text:span></text:p>
      <text:p text:style-name="P10">Turrim dixit <text:span text:style-name="T32">τύρσιν</text:span><text:span text:style-name="T66">, </text:span>culmen vero domus, id est al-<text:line-break/>tissimam partem ipsius <text:span text:style-name="T32">ἀέτωμα</text:span><text:span text:style-name="T66">. </text:span>lta enim appellant eam<text:line-break/>tecti partem quae attollitur in speciem trianguli. Si quis<text:line-break/>etiam solarium faciat, pro tegulis tectum struet, planum,<text:line-break/>quod calorem non prohibeat; sed si tegulae imponantur,<text:line-break/>propositum est ut pluvialis aqua possit effluere. Hac igi-</text:p>
      <text:p text:style-name="P12">tur de causa medium tectum in longitudinem a priori et<text:line-break/>posteriori parte attollitur, utrimque autem a parietibus<text:line-break/>humile esu Majores igitur ad exemplum alarum demissa-<text:line-break/>rum hanc partem domus ab aquila videntur <text:span text:style-name="T1">dttov</text:span> appel-<text:line-break/>lasse, quo vocabulo tectum appellat et Pindarus in Pleia-<text:line-break/>dibus ubi ait:</text:p>
      <text:p text:style-name="P10"><text:span text:style-name="T27">Χρυσια</text:span><text:span text:style-name="T66"> </text:span><text:span text:style-name="T32">δ</text:span><text:span text:style-name="T66">’ </text:span><text:span text:style-name="T32">ὸξυπτερα</text:span><text:span text:style-name="T66"> </text:span><text:span text:style-name="T32">αἰετοΰ</text:span><text:span text:style-name="T66"> </text:span><text:span text:style-name="T1">dtidov </text:span><text:span text:style-name="T27">χληόόνις</text:span><text:span text:style-name="T10">.</text:span></text:p>
      <text:p text:style-name="P13">Et Euripides in Hypsipyle quum inquit:</text:p>
      <text:p text:style-name="P84"><text:span text:style-name="T1">' •<text:tab/>'<text:tab/>•<text:tab/>i’<text:tab/>X<text:tab/>• ,<text:tab/>'</text:span></text:p>
      <text:p text:style-name="P13"><text:span text:style-name="T66">’</text:span><text:span text:style-name="T32">Ζδοὸ</text:span><text:span text:style-name="T66"> </text:span><text:span text:style-name="T32">πρὸς</text:span><text:span text:style-name="T66"> </text:span><text:span text:style-name="T32">αἰθέρα</text:span><text:span text:style-name="T66"> </text:span><text:span text:style-name="T32">ἐξαμμιλλῆοηι</text:span><text:span text:style-name="T66"> </text:span><text:span text:style-name="T32">κόραι</text:span><text:span text:style-name="T66"><text:line-break/></text:span><text:span text:style-name="T32">χραπτοὺς</text:span><text:span text:style-name="T66"> </text:span><text:span text:style-name="T32">οἰσι</text:span><text:span text:style-name="T66"> </text:span><text:span text:style-name="T32">πρόσβλεπον</text:span><text:span text:style-name="T66"> </text:span><text:span text:style-name="T32">τύπους</text:span><text:span text:style-name="T66">.</text:span></text:p>
      <text:p text:style-name="P10">Quod <text:span text:style-name="T32">τύρσιν</text:span><text:span text:style-name="T66"> </text:span>turrim significet idoneus testis Diocles<text:line-break/>Carystius, qui' juxta verba <text:span text:style-name="T66">(</text:span><text:span text:style-name="T32">παρἀφρασιν</text:span><text:span text:style-name="T66"> </text:span>Graeci dicunt)<text:line-break/>locum hunc exponit in libro de fasciis. Inquit igitur,<text:line-break/>attrahenda scala est ad turrim altam vel ad culmen do-<text:line-break/>mus: ubi turrim, quam Hippocrates <text:span text:style-name="T32">τύρσιν</text:span><text:span text:style-name="T66">, </text:span><text:span text:style-name="T32">πύργον</text:span><text:span text:style-name="T66"> </text:span>dixit.</text:p>
      <text:h text:style-name="P4" text:outline-level="2">XXIV.</text:h>
      <text:p text:style-name="P14"><text:span text:style-name="T1">Locus autem super quem concuti </text:span><text:span text:style-name="T1">homo </text:span><text:span text:style-name="T1">debet, renitatur ;<text:line-break/>qui vero sursum attrahunt non ignari stnt, ut aequali-<text:line-break/>ter </text:span><text:span text:style-name="T1">, </text:span><text:span text:style-name="T1">recte et in neutram partem inclinantes repenteque<text:line-break/>demittant, ne scala in alteram partem</text:span><text:span text:style-name="T1">. </text:span><text:span text:style-name="T1">inclinata ad<text:line-break/>terram perveniat, neve ipst in priorem partem con-<text:line-break/>vertantur.</text:span></text:p>
      <text:p text:style-name="P10">Summam scalam a sublimiori loco suspensam, quae,<text:line-break/>ut dictum est, alligatum hominem habeat, in pavimentum<text:line-break/>subito demittit ut cadente hac atque concussa recondantur<text:line-break/>spinae .vertebrae suo loco motae. Merito autem, ad'hunc<text:line-break/>usum duro et renitenti pavimento est opus; nam si ita<text:line-break/>molle fit ut: cedat, spinae concussus remittitur ac sine<text:line-break/>ullo effectu <text:span text:style-name="T53">;</text:span>res erit.</text:p>
      <text:h text:style-name="Heading_20_2" text:outline-level="2">XXV.</text:h>
      <text:p text:style-name="P14"><text:span text:style-name="T1">Ubi vero </text:span><text:span text:style-name="T27">α</text:span><text:span text:style-name="T10"> </text:span><text:span text:style-name="T1">turri demittas vel a malo qui carchesium ha-<text:line-break/>beat annexum, commodius adhuc </text:span><text:span text:style-name="T1">rem </text:span><text:span text:style-name="T1">parabis, st a</text:span></text:p>
      <text:p text:style-name="P12"><text:span text:style-name="T1">trocblen vel ab axe sunes demittas. Sed molestum </text:span><text:span text:style-name="T1">est<text:line-break/></text:span><text:span text:style-name="T1">in his longius immorari. Per has tamen machinationes<text:line-break/>concuti quis maxime poterit. Quod st spina in parte<text:line-break/>admodum superiori gibba suerit, atque omnino concuti<text:line-break/>hominem oporteat, expedit in pedes concuti, ut jam<text:line-break/>dictum est; hoc siquidem pacto magis tui inferiorem<text:line-break/>partem compelletur.</text:span></text:p>
      <text:p text:style-name="P10">Quum - fcala ex sublimiori aliquo loco suspensa in<text:line-break/>terram demittenda sit, repente aequaliter et in neutram<text:line-break/>partem inclinata satius est, inquit, vincula ipsa circa<text:line-break/>trochleas volvi: sic enim facile, aequaliter et sine incli-<text:line-break/>natione ducentur. Antea turris tantum et cacuminis do-<text:line-break/>mus mentionem fecit, nunc malum adjungit quem <text:span text:style-name="T32">ἱστὸν</text:span><text:span text:style-name="T66"><text:line-break/></text:span>appellat significans maximum atque erectum tignum, cui<text:line-break/>summo superpositum est aliud lignum transversum, a quo<text:line-break/>suspenditur velum quod <text:span text:style-name="T32">ἱστίον</text:span><text:span text:style-name="T66"> </text:span>Graece nuncupatur. Diffe-<text:line-break/>runt enim inter fe <text:span text:style-name="T27">ίσιίον</text:span><text:span text:style-name="T66"> </text:span>trium syllabarum et <text:span text:style-name="T32">ἱστὸς</text:span><text:span text:style-name="T66"> </text:span>dua-</text:p>
      <text:p text:style-name="P12">rum. Hoc siquidem vocabulo malus significatur, qui, ut<text:line-break/>retuli, tignum est quod in navi erectum affigitur, scd illo<text:line-break/>linteum quod a ventis inflatur; funes vero in summo<text:line-break/>malo carchesii nominantur. Ergo ubicunque ad fuspen-<text:line-break/>dendanr scalam malo utendum est, id efficiendum est per<text:line-break/>trochleas et carchesios; nihil etiam deterius esse affirmat<text:line-break/>ad haec uti axiculis, quos appellat <text:span text:style-name="T32">ὸνίσκονς</text:span><text:span text:style-name="T66">.</text:span></text:p>
      <text:h text:style-name="Heading_20_2" text:outline-level="2">XXVI.</text:h>
      <text:p text:style-name="P14"><text:span text:style-name="T1">Fulcire autem pectus debes ad scalam fortiter- alligans<text:line-break/>atque item cervices habena valde laxa, quatenus quod<text:line-break/>excestit in suum locum revertatur; atque insuper caput<text:line-break/>a fronte ad scalam devincire </text:span><text:span text:style-name="T1">ac </text:span><text:span text:style-name="T1">brachia extenta ad<text:line-break/>corpus,, non ad scalam </text:span><text:span text:style-name="T1">t </text:span><text:span text:style-name="T1">reliquum tamen corpus salutum<text:line-break/>stt &gt; nist quod pluribus locis habena laxa circumdetur,<text:line-break/>quatenus quod excestit in suiim </text:span><text:span text:style-name="T1">locum </text:span><text:span text:style-name="T1">revertatur.</text:span></text:p>
      <text:p text:style-name="P11">In superioribus qnoque .ostendimus, <text:span text:style-name="T32">ἕρματα</text:span><text:span text:style-name="T66"> </text:span>dici ab<text:line-break/>Hippocrate <text:span text:style-name="T1">fulcimenta</text:span> et <text:span text:style-name="T1">scpaoat fulcire;</text:span> atque hoc esse<text:line-break/>quod a poeta scribitur; <text:span text:style-name="T32">ύπὸ</text:span><text:span text:style-name="T66"> </text:span><text:span text:style-name="T32">δ</text:span><text:span text:style-name="T66">’ </text:span><text:span text:style-name="T32">εἴρεον</text:span><text:span text:style-name="T66"> </text:span><text:span text:style-name="T32">ἕρματα</text:span><text:span text:style-name="T66"> </text:span><text:span text:style-name="T32">νηῶν</text:span><text:span text:style-name="T66">.</text:span></text:p>
      <text:h text:style-name="Heading_20_2" text:outline-level="2">XXVII.</text:h>
      <text:p text:style-name="P14"><text:span text:style-name="T1">Sed videndum est </text:span><text:span text:style-name="T1">ne </text:span><text:span text:style-name="T1">hujusmodi vincula concuti hominem<text:line-break/>non stnant. Crura vero non ad scalam, fed inter su<text:line-break/>vincienda </text:span><text:span text:style-name="T1">, ut </text:span><text:span text:style-name="T1">e </text:span><text:span text:style-name="T1">regione spinae dependeant </text:span><text:span text:style-name="T1">: haec siqui-<text:line-break/></text:span><text:span text:style-name="T1">dem </text:span><text:span text:style-name="T1">ita admovere convenit, st </text:span><text:span text:style-name="T1">homo </text:span><text:span text:style-name="T1">super scalam<text:line-break/>omnino concutiendus stt. Turpe autem </text:span><text:span text:style-name="T1">est </text:span><text:span text:style-name="T1">in omni </text:span><text:span text:style-name="T1">arte<text:line-break/></text:span><text:span text:style-name="T1">nec minus etiam </text:span><text:span text:style-name="T1">in </text:span><text:span text:style-name="T1">medicina stne ullo profectu magnam<text:line-break/>adhibere turbam, </text:span><text:span text:style-name="T1">magnum </text:span><text:span text:style-name="T1">spectaculum polliceri et<text:line-break/>multa verba facere.</text:span></text:p>
      <text:p text:style-name="P10">Quod si homo qui concutitur nullis corporis partibus<text:line-break/>exceptis superioribus ad scalam vinciatur, facile in latera<text:line-break/>devolvitur; at rursus si fortiter alligetur, ut immobilis,<text:line-break/>sit, concussu nihil levatur. Ambo haec igitur spectantes</text:p>
      <text:p text:style-name="P12">ita hominem vinciemus, ut neque immobilis fit, quum<text:line-break/>concutitur sub vinculis firmiter adstrictus; neque ita laxe<text:line-break/>super scalam contineatur ut in latera devolvatur. Hippo-<text:line-break/>crates autem hujusmodi extendendi rationem contemnens,<text:line-break/>quo tamen modo optime adhiberi posset adscripsit. Quan-<text:line-break/>doquidem "vidit, qui ea utuntur nescire ipsam optime ad-<text:line-break/>hibere; huc accedit quod superius dixit: minime enim<text:line-break/>diffido nonnulla restitui posse, si quis recte praeparans<text:line-break/>extendat,</text:p>
      <text:h text:style-name="Heading_20_2" text:outline-level="2">XXVlI<text:span text:style-name="T80">I</text:span>.</text:h>
      <text:p text:style-name="P14"><text:span text:style-name="T1">In primis quidem cognoscendum est quae stt natura spi-<text:line-break/>nae , ad multos enim morbos ea opus esa</text:span></text:p>
      <text:p text:style-name="P10">Nosare semel alicubi volumus atque in memoriam<text:line-break/>educere quae a nobis dicta sunt a principio in primo<text:line-break/>libro de ratione corporum incidendorum Hippocratis, in<text:line-break/>quo empiricorum impudentiam cognosces, qui audent.llip-</text:p>
      <text:p text:style-name="P12">pocratem appellare empiricum.- Fuit enim, omnium qui<text:line-break/>medicinam exercuerunt maxime experiens maximeque ex-<text:line-break/>perimentorum spectator, iisque omnia comprobavit quae<text:line-break/>multis fretus rationalibus argumentis invenit, potissimum-<text:line-break/>que rationi corporum incidendorum operam dedit, ut<text:line-break/>quae mirum in modum ad artem conserat, quod nunc<text:line-break/>aperte docet, quum spinae naturam intelligi velit, quam<text:line-break/>empirici non secus quam ceterarum partium omnium esse<text:line-break/>inutilem dicunt.</text:p>
      <text:h text:style-name="Heading_20_2" text:outline-level="2">XXIX.</text:h>
      <text:p text:style-name="P14"><text:span text:style-name="T1">Vertebrae igitur ab interiori parte , qua ad ventrem spe-<text:line-break/>ctant, inter fe sunt aequales.</text:span></text:p>
      <text:p text:style-name="P10">Vertebrae <text:span text:style-name="T1">a</text:span> posteriori parte processum exigunt acu-<text:line-break/>tum extrema parte cartilaginofum, qui spina nuncupatur;<text:line-break/>a contraria vero, priori scilicet sive interiori, utroque<text:line-break/>enim vocabulo nuncupatur, aeque cartilaginem superje-</text:p>
      <text:p text:style-name="P12">ctam-habent, qua rotundae sunt et leves nullumque acu-<text:line-break/>tum processum exigunt, neque prorsus eminentiam aliquam<text:line-break/>vel brevissimam, quemadmodum et <text:span text:style-name="T1">a</text:span> posteriori parte et<text:line-break/>a latere. Quales igitur singularum vertebrarum processus<text:line-break/>sint ex cadavere arido intelliges. Ex quo planum etiam<text:line-break/>fiet id quod ait, vertebras ab interiori parte esse aequales,<text:line-break/>hoc est aequari singulas qua inter se junguntur, Quonianr<text:line-break/>igitur ea parte nullum processum habent aptissimeque in-<text:line-break/>ter se conveniunt, aequales inter se esse dixit, hoc est<text:line-break/>aequari ea parte qua cohaerent.</text:p>
      <text:h text:style-name="Heading_20_2" text:outline-level="2">XXX.</text:h>
      <text:p text:style-name="P14"><text:span text:style-name="T1">Alligantur autem inter se mucosa ac nervosa ligamento,<text:line-break/>quod, a cartilagine orsum usaue ad spinae medullam<text:line-break/>progreditur.</text:span></text:p>
      <text:p text:style-name="P10">Naturam commissurae vertebrarum ad unguem indi-<text:line-break/>cat. Non enim alte admodum unitatem coeunt a parte</text:p>
      <text:p text:style-name="P12">interiori, sicut nonnulli existimarunt; nam sicubi in po-<text:line-break/>steriorem partem plurimum curvanda spina esset, vel ex<text:line-break/>toto retinerentur vel divellerentur. Nunc autem res ali-<text:line-break/>ter habet, quum non coeant in unitatem, scd veluti vin-<text:line-break/>culo alligentur mucoso nervosoque, atque idcirco leniter<text:line-break/>aliquid hac parte moventur, qua nulle- modc motae fuif-<text:line-break/>sent, si continuarentur. At neque vinculum earum ad<text:line-break/>spinae medullam usque pertinet, sed interjecta aspera<text:line-break/>membrana in orbem medullam ipsam complectitur, quae<text:line-break/>non secus ac cerebrum tenui membrana primo velatur,<text:line-break/>postea crassiori; sed praeter ea quae in cerebro sunt spi-<text:line-break/>nae medulla septa est hoc tegmento, quod vim habet pro-<text:line-break/>hibendi ne doleat,. quum vertebrarum ossibus offenditur,<text:line-break/>ubi spina movetur. Cicca ipsas autem vertebras innatum<text:line-break/>est vinculum mucosum., hoc est glutinosum et quasi pi-<text:line-break/>tuitae plenum, ut vertebrae promptius moveantur ipsum-<text:line-break/>que vinculum minus laedatur. In vehementi enim motu<text:line-break/>abrumpuntur quae sicca sunt et fine humore, atque id-</text:p>
      <text:p text:style-name="P12">circo qui loris ad vehicula et jumenta utuntur ipsa inun-<text:line-break/>gunt, quamquam ejusmodi mucosus humor in omnibus<text:line-break/>articulis ob eandem causam invenitur.</text:p>
      <text:h text:style-name="Heading_20_2" text:outline-level="2">XXXI.</text:h>
      <text:p text:style-name="P14"><text:span text:style-name="T1">Quaedam alia etiam ligamenta nervosa perpetua adna-<text:line-break/>suuntur et hinc atque hinc a lateribus ipsarum intendunt.</text:span></text:p>
      <text:p text:style-name="P10">Perpetua ligamenta intellexit quae a fuperiori parte<text:line-break/>deorsum feruntur plurimum longa. Nihil tamen habeo<text:line-break/>quod seribam, quamobrem ligamenta quae juxta intendunt<text:line-break/>nervosa dixerit. Dicendum enim fuit non nervosa, sed<text:line-break/>nervi, nisi si valida appellavit nervosa. Nervi autem evi-<text:line-break/>denter per universum thoracem juxta unamquamque ver-<text:line-break/>tebram intendunt, quorum superiorem originem in cor-<text:line-break/>poribus incidendis demonstravimus; ad cervices autem et<text:line-break/>lumbos Iuper vertebras musculi sunt per quos feruntur nervi.</text:p>
      <text:h text:style-name="P4" text:outline-level="2">XXXII.</text:h>
      <text:p text:style-name="P14"><text:span text:style-name="T1">De venis autem et arteriis huc pertinentibus alibi tracta-<text:line-break/>bimus , quot et quales stnt, unde inchoentur, quidque<text:line-break/>in quibus pajstnt.</text:span></text:p>
      <text:p text:style-name="P10">Has quoque didicistis in corporibus incidendis, sed<text:line-break/>et in libris quos de venis et arteriis, de nervis item in-<text:line-break/>cidendis habetis. Quae omnia diligentius tradidimus in<text:line-break/>libro de ratione incidendi corporis, quare pluribus hic de<text:line-break/>illis agere operae pretium non est, quum neque ipfe Hip-<text:line-break/>pocrates persequi in hoc opere universam earum naturam<text:line-break/>velit, sed eam sicut alia multa in alium locum disserat,<text:line-break/>licet quae de venis et arteriis scripta nunc pollicetur non<text:line-break/>exstent. De nervis autem juxta vertebras tendentibus in<text:line-break/>secundo libro de morbis vulgaribus non plene quidem,<text:line-break/>fed in commentarii modum tractavit, tanquam de. aliis<text:line-break/>quae nos ostendimus in eo libro commentarii modo et<text:line-break/>non plene ab Hippocrate scripta; solummodo enim pri-</text:p>
      <text:p text:style-name="P12">mum et tertium librum de morbis vulgaribus absoIvit ita<text:line-break/>ut edi posset,</text:p>
      <text:h text:style-name="Heading_20_2" text:outline-level="2">XXXIII.</text:h>
      <text:p text:style-name="P14"><text:span text:style-name="T1">Tum de medulla spinae, quibus tegmentis tegatur, unde<text:line-break/>originem ducentibus, qua parte finitis, quibuscum con -<text:line-break/>junctis quidque valentibus.</text:span></text:p>
      <text:p text:style-name="P10"><text:span text:style-name="T1">• -</text:span></text:p>
      <text:p text:style-name="P10">. .Tegmenta ac velamenta alicujue rei veteres appellant<text:line-break/><text:span text:style-name="T32">ἔλλυτρα</text:span>, atque idcirco’Hippocrates nunc medullae spinae<text:line-break/>tegmento <text:span text:style-name="T32">ὲλλυτρα</text:span><text:span text:style-name="T66"> </text:span>nuncupavit quae nos paullo ante narra-<text:line-break/>vimus: duo quidem intrinsecus omnino sunt, extrinfecus<text:line-break/>vero communia omnium vertebrarum ligamenta. Oriun-<text:line-break/>tur autem membranae a membranis quae cerebrum tegunt,<text:line-break/>fed tertium velamentum, quod extrinsecus eas complecti—<text:line-break/>tur, originem habet a calvaria, qua cum prima vertebra<text:line-break/>committitur. Hujusmodi autem ligamenta non secus atque</text:p>
      <text:p text:style-name="P12">ipfa medulla ad imam spinam finiuntur. Finitis Hippo-<text:line-break/>crates dixit <text:span text:style-name="T32">κραίνουσι</text:span><text:span text:style-name="T44">, </text:span>sicuti posita quum inquit:</text:p>
      <text:p text:style-name="P13"><text:span text:style-name="T1">Esufp</text:span> <text:span text:style-name="T32">δὴ</text:span><text:span text:style-name="T66"> </text:span><text:span text:style-name="T27">ν</text:span><text:span text:style-name="T10">.</text:span><text:span text:style-name="T27">ρανιω</text:span><text:span text:style-name="T10"> </text:span><text:span text:style-name="T27">γι</text:span><text:span text:style-name="T10"> </text:span><text:span text:style-name="T27">καί</text:span><text:span text:style-name="T66"> </text:span><text:span text:style-name="T32">εἰ</text:span><text:span text:style-name="T66"> </text:span><text:span text:style-name="T32">τετελεσμένον</text:span><text:span text:style-name="T66"> </text:span><text:span text:style-name="T32">ἔσται</text:span><text:span text:style-name="T66">.</text:span></text:p>
      <text:p text:style-name="P13">Quid vero possint exquisite jam ostendimus in opere de<text:line-break/>ratione corporum incidendorum, atque etiam in propriis<text:line-break/>libris, inter quos praecipuus est qui de usu .partium in-<text:line-break/>scribitu.r. Nunc autem scripsisse abunde est membranas<text:line-break/>quae cingunt spinae medullam, eundem praestare usum<text:line-break/>atque in cerebro quod crassa membrana defenditur, ne a<text:line-break/>circumpositis ossibus laedatur. Est et aliud cerebri vela-<text:line-break/>mentum et quasi cutis innata, quo haec nectuntur, nempe<text:line-break/>tenuis membrana. De tribus autem his tunicis in medulla<text:line-break/>spinae paullo supra pertractavimus.</text:p>
      <text:h text:style-name="Heading_20_2" text:outline-level="2">XXXIV.</text:h>
      <text:p text:style-name="P14"><text:span text:style-name="T1">In ulteriore autem parte vertebrae cardinis modo cornrnisc<text:line-break/>suras habent.</text:span></text:p>
      <text:p text:style-name="P11">Quum explicare spinae naturam instituerit orsus ab<text:line-break/>interioribus partibus ipsius, qua vertebrae apte inter sc<text:line-break/>cohaerentes ad ventrem spectant et inter fe sunt aequales,<text:line-break/>jure nuncifubdit; in ulteriori autem parte vertebrae car-<text:line-break/>dinis modo commissuram habent: ulterior enim pars iis<text:line-break/>quae propositae sunt erit posterior, qua inquit vertebras<text:line-break/>cardinis modo inter se committi. Non debes autem in-<text:line-break/>telligere posteriorem partem eam quae sita est contra li-<text:line-break/>gamentum propositum, quod scilicet a junctura vertebra-<text:line-break/>rurn procedit; is enim locus medius exquisite posterior est<text:line-break/>ubi spina tantum est, scd eam quae utrimque est a com-<text:line-break/>missuris ipsarum vertebrarum. Quae si ad spinam refe-<text:line-break/>ratur , erit a lateribus spinae; si ad priorem partem, in<text:line-break/>qua dixit vertebras inter fe colligari, posterior. Scripsit<text:line-break/>autem eas commissuras cardinis modo esse, quoniam qua-<text:line-break/>tuor exigunt processus quibus committuntur: duobus qui-<text:line-break/>dem admittunt eminentias proxime vertebrae, duobus fe</text:p>
      <text:p text:style-name="P12">in alteram insinuant. Efficitur autem quodammodo stru-<text:line-break/>ctura ordinum similis.</text:p>
      <text:h text:style-name="Heading_20_2" text:outline-level="2">XXXV.</text:h>
      <text:p text:style-name="P128"><text:span text:style-name="T1">Nervi omnium communes et ad exteriorem partem et ad<text:line-break/>interiorem procedunt.</text:span></text:p>
      <text:p text:style-name="P10">Pars-vertebrarum quae ei opponitur qua illigantur<text:line-break/>posterior et exterior appellari potest, sicut ea ipsa qua<text:line-break/>illigantur interior et prior; verum a posteriori parte non<text:line-break/>reperluntur nervi, quos nunc <text:span text:style-name="T32">τόνους</text:span><text:span text:style-name="T44"> </text:span>dixit, si nervi intel-<text:line-break/>ligantur qui motum voluntarium praestant. Qua enim<text:line-break/>vertebrae inter se committuntur foramen est, per quod<text:line-break/>unusquisque nervus a spinae medulla trajectus protinus<text:line-break/>distribuitur, cujus aliae partes ad priorem regionem in-<text:line-break/>tendunt, aliae ad posteriorem, atque in musculos dissi-<text:line-break/>pantur, qui quum spinae superjecti sint, <text:span text:style-name="T32">ῥαχῖται</text:span><text:span text:style-name="T66"> </text:span>Graece<text:line-break/>nominantur.</text:p>
      <text:h text:style-name="P4" text:outline-level="2">XXXVI.</text:h>
      <text:p text:style-name="P85"><text:span text:style-name="T1">Singulae autem vertebrae tam majores quam minores in<text:line-break/>exteriorem partem singulos procejsus exigunt; his au-<text:line-break/>tem procejstbus adjecta est cartilago, atque ab ea ger-<text:line-break/>men oritur ligamentorum quae nervis exterioribus ger-<text:line-break/>mana sunt.</text:span></text:p>
      <text:p text:style-name="P10">Singularum vertebrarum processus per medium dor-<text:line-break/>sum inteUdunt atque universam spinam componunt; extremo<text:line-break/>autem processui cartilago innexa est, a qua oritur germen<text:line-break/>ligamentorum, quae,, ut ipfe ait, nervis germana sunti Quo<text:line-break/>significat vel simillima veI luter sc coeuntia immixtaquep<text:line-break/>utrumque enim verum est.</text:p>
      <text:h text:style-name="Heading_20_2" text:outline-level="2">XXXVII.</text:h>
      <text:p text:style-name="P14"><text:span text:style-name="T1">Adjectae autem costae sunt dagitibus in 'interiorem par-<text:line-break/>tem spectantibus magis quam in exteriorem, quae stgil-<text:line-break/></text:span><text:span text:style-name="T1">latim </text:span><text:span text:style-name="T1">cum unaquaque vertebra committuntur.</text:span></text:p>
      <text:p text:style-name="P11">Costae, id est thoracis ossa, quae a spina intendunt<text:line-break/>transversa ac modice obliqua ad pectus Graece non modo<text:line-break/>ab Hippocrate, fed ab omnibus junioribus medicis nomi-<text:line-break/>natae suutnIevpal. Has inquit cunr vertebris committi,<text:line-break/><text:span text:style-name="T32">προσηρθρῶσθαι</text:span><text:span text:style-name="T66"> </text:span>dixit, quasi dicas <text:span text:style-name="T32">διηρθρῶσθαι</text:span><text:span text:style-name="T66">. </text:span>Quod vo- •<text:line-break/>cabuli apud juniores medicos magis in usu est, eo enim<text:line-break/>significant ossium commissuras, quibus talis inest motus<text:line-break/>ut fenfu aliquatenus percipi possit. Costarum capita vo-<text:line-break/>cavit extrema, <text:span text:style-name="T1">'pef</text:span> quae cum vertebris conjunguntur, in<text:line-break/>radices processuum a lateribus fe, insinuantes. Exquisite<text:line-break/>autem dixit ipsas magis in interiorem partem spectare;<text:line-break/>nostis enim rem ita sc habere i‘ipsarum vero commissuram<text:line-break/>quodammodo duplicem conspeximus, quam rem Hippo-<text:line-break/>crates praetermisit vel quod non ex toto universam natu-<text:line-break/>ram commiss.rae fuerit intuitus vel quod tam diligentem<text:line-break/>ejus inquisitionem ad propositum pertinere' non existi-<text:line-break/>ntaveril.</text:p>
      <text:h text:style-name="P4" text:outline-level="2">XXXV<text:span text:style-name="T107">II</text:span>I.</text:h>
      <text:p text:style-name="P14">stlaxime autem siexae <text:span text:style-name="T1">sunt hominis costae et modo eo-<text:line-break/>rum quae curva sunt.</text:span></text:p>
      <text:p text:style-name="P10">lnter omnia animalia homo costas habet maxime cur-<text:line-break/>vas, quoniam et pectus. omnium latissimum; ex ceteris<text:line-break/>vero animalibus alia magis, alia minus acuto pectore sunt.<text:line-break/>Latissimi autem pectoris est homo, dein simia quae pectus<text:line-break/>habet angustius homines latius quam cetera animalia.<text:line-break/>Commune est autem omnium animalium quae thoracem<text:line-break/>habent, costis esse ab exteriori parte qua tangimus gibbis;<text:line-break/>a contraria, intrinsecus scilicet, simis. Id enim necessa-<text:line-break/>rium hominibus fuit ut thoracis spatium latum reddere-<text:line-break/>tur, quoniam juxta os pectoris dirigi costas oportuit; re-<text:line-break/>liquas earum partes quum deberent ad (pinae vertebras<text:line-break/>pervenire, opus fuit plurimum curvari. Res igitur quam<text:line-break/>proponit ex eo aperte intelligitur quod ipfe alt, costas</text:p>
      <text:p text:style-name="P12">maxime curvas esse, quodque earum figura talem eviden-<text:line-break/>ter se ostendit. Restat quaestio quae ad rem non perti-<text:line-break/>net sicuti prior, sed ad vocem, quum Hippocrates expla-<text:line-break/>nationis vel exempli causa usus fuerit verbo <text:span text:style-name="T32">ῥοιβοειδέα</text:span><text:span text:style-name="T66">,<text:line-break/></text:span>quod majorem affert obscuritatem quam res ipsa cujus<text:line-break/>gratia ad exemplum affertur, tunc fortasse vox erat usitata,<text:line-break/>alioquin verba haec modo eorum quae curva sunt non di-<text:line-break/>xisset <text:span text:style-name="T32">ῥοιβοειδέα</text:span><text:span text:style-name="T66"> </text:span><text:span text:style-name="T32">τρόπον</text:span><text:span text:style-name="T66">; </text:span>deinde usu explosa obscura effe-<text:line-break/>cta est. Vox quidem <text:span text:style-name="T32">ῥοικοειδέα</text:span><text:span text:style-name="T66"> </text:span>per <text:span text:style-name="T32">κ</text:span><text:span text:style-name="T66"> </text:span>apud Theocritum<text:line-break/>curvum significat eo carmine ubi inquit:</text:p>
      <text:p text:style-name="P10"><text:span text:style-name="T66">'.</text:span><text:span text:style-name="T32">Ροικόν</text:span><text:span text:style-name="T66"> </text:span><text:span text:style-name="T1">St Mtv</text:span> <text:span text:style-name="T32">ἀγρἰελαιας</text:span><text:span text:style-name="T66"><text:line-break/></text:span><text:span text:style-name="T32">δεξιτερἀ</text:span><text:span text:style-name="T66"> </text:span><text:span text:style-name="T32">κορύναν</text:span><text:span text:style-name="T66">.</text:span>.</text:p>
      <text:p text:style-name="P14">Idem quoque significat apud Archilochum quum scribit:<text:line-break/><text:span text:style-name="T32">Ἀλλὰ</text:span><text:span text:style-name="T66"> </text:span><text:span text:style-name="T32">μικρός</text:span><text:span text:style-name="T66"> </text:span><text:span text:style-name="T32">τις</text:span><text:span text:style-name="T66"> </text:span><text:span text:style-name="T32">εἴη</text:span><text:span text:style-name="T66"> </text:span><text:span text:style-name="T32">καὶ</text:span><text:span text:style-name="T66"> </text:span><text:span text:style-name="T32">περὶ</text:span><text:span text:style-name="T66"> </text:span><text:span text:style-name="T32">κνήμας</text:span><text:span text:style-name="T66"> </text:span><text:span text:style-name="T32">ἰδεῖν</text:span><text:span text:style-name="T66">,<text:line-break/>.</text:span><text:span text:style-name="T32">Ροικος</text:span><text:span text:style-name="T66">, </text:span><text:span text:style-name="T32">ασφαλεώς</text:span><text:span text:style-name="T66"> </text:span><text:span text:style-name="T32">βεβηκυίας</text:span><text:span text:style-name="T66"> </text:span><text:span text:style-name="T32">ποσὶ</text:span><text:span text:style-name="T66">, </text:span><text:span text:style-name="T27">καρβίης</text:span><text:span text:style-name="T66"> </text:span><text:span text:style-name="T32">πλέως</text:span><text:span text:style-name="T66">.</text:span></text:p>
      <text:p text:style-name="P13">Apud Nicandrum similiter:</text:p>
      <text:p text:style-name="P7"><text:span text:style-name="T92">Ἀλλοι</text:span><text:span text:style-name="T90">- </text:span><text:span text:style-name="T92">δὲ</text:span><text:span text:style-name="T90"> </text:span><text:span text:style-name="T92">ῥοικοῖσιν</text:span><text:span text:style-name="T90"> </text:span><text:span text:style-name="T92">ἰσήρεες</text:span><text:span text:style-name="T90"> </text:span><text:span text:style-name="T92">ἄν</text:span><text:span text:style-name="T90"> </text:span><text:span text:style-name="T92">τὰ</text:span><text:span text:style-name="T90"> </text:span><text:span text:style-name="T92">παγούροις</text:span></text:p>
      <text:p text:style-name="P10"><text:span text:style-name="T32">Γαΐα</text:span><text:span text:style-name="T66"> </text:span><text:span text:style-name="T32">βάρύνοντἀι</text:span><text:span text:style-name="T66">.</text:span></text:p>
      <text:p text:style-name="P13">Per <text:span text:style-name="T32">β</text:span><text:span text:style-name="T66"> </text:span>autem scriptum <text:span text:style-name="T32">ῥοιβὸν</text:span><text:span text:style-name="T66"> </text:span>nescio quid sibi veliti Quam-<text:line-break/>quam in nonnullis exemplaribus per <text:span text:style-name="T32">β</text:span><text:span text:style-name="T66"> </text:span>scribatur, scd in<text:line-break/>magis probatis per a.</text:p>
      <text:h text:style-name="Heading_20_2" text:outline-level="2">XXXIX.</text:h>
      <text:p text:style-name="P14"><text:span text:style-name="T1">Quod autem inter costas est quodque inter procegsus</text:span> ossium<text:line-break/><text:span text:style-name="T1">vertebrarum utrimque complent musculi</text:span>,. qui <text:span text:style-name="T1">a cervici-<text:line-break/>bus orst usaue ad nexum intendunt.</text:span></text:p>
      <text:p text:style-name="P10">Quod in corporibus incidendis apparet non admodum<text:line-break/>consentit cum verborum sententia, nam quod apparet<text:line-break/>hujusmodi esu A costarum capitibus qua cnrn vertebris<text:line-break/>committuntur, musculi sunt a posteriori parte, qui <text:span text:style-name="T32">ῥαχῖται</text:span><text:span text:style-name="T66"><text:line-break/></text:span>nuncupantur, alii in longitudinem spinae tendunt usque<text:line-break/>ad initium crurum ; a priori parte in longitudinem mu- -</text:p>
      <text:p text:style-name="P86"><text:span text:style-name="T44">.<text:tab/>... •<text:tab/>. , </text:span><text:span text:style-name="T32">ι</text:span><text:span text:style-name="T44">.</text:span></text:p>
      <text:p text:style-name="P13">sculi <text:span text:style-name="T32">ηοή</text:span><text:span text:style-name="T44"> </text:span>procedunt, sed transversi inter costas, quos <text:span text:style-name="T32">με</text:span><text:span text:style-name="T44">-<text:line-break/></text:span><text:span text:style-name="T32">ὸοπλενρίονς</text:span><text:span text:style-name="T44"> </text:span>appellant. Deinde ad aliquot costas pertinent<text:line-break/>musculi, qui stomacho subjecti sunt, a quibus totum col-<text:line-break/>Ium in priorem partem attrahitur et paullulum' etiam an-<text:line-break/>nuit, ubi capitis commissura non moveatur; ipsa enim<text:line-break/>per se maximum habet mulum in annuendo et abnuendo,<text:line-break/>si quis eam ciim vertebris conserat quae post primas suul,<text:line-break/>aliarum enim inter fe commisturae paullulum moventur.<text:line-break/>Sed et a regione juxta lumbos procedunt ad extremas tho-<text:line-break/>racis costas eorum musculorum summitates, qui <text:span text:style-name="T32">ψόαι</text:span><text:span text:style-name="T51"> </text:span>di-<text:line-break/>cuntur; in medio autem thoracis ad costas musculi non<text:line-break/>pertinent, qui siti sunt ad vertebrarum processus a lateri-<text:line-break/>bus positos', qua committi costas posui. Sunt et alii duo<text:line-break/>musculi angusti atque exigui, qui ab exteriori parte per<text:line-break/>universum thoracem juxta musculos qui <text:span text:style-name="T32">ῥαχῖται</text:span><text:span text:style-name="T44"> </text:span>dicuntur<text:line-break/>intendunt a priori parte, non a posteriori, versus spinam.<text:line-break/>Haec igitur est positio ac natura mulculorum circa verte-<text:line-break/>bras quae ex corporibus incidendis luvehitur. Videamus</text:p>
      <text:p text:style-name="P12">deinceps, de quibusnam Hippocrates meminerit; <text:span text:style-name="T1">ac</text:span> de iis<text:line-break/>quidem qui inter costas sunt patet ipsum minime egisse,<text:line-break/>quum ait ;musculi qui a cervicibus orsu Snperest igitur<text:line-break/>ut eos intellexerit vel qui <text:span text:style-name="T32">ῥαχῖται</text:span><text:span text:style-name="T44"> </text:span>dicuntur vel qui juxta<text:line-break/>os siti sunt,, scd neutri recte dicentur, quod inter costas<text:line-break/>est quodque inter processus ossium vertebrarum complere.<text:line-break/>"PuXisat quidem musculi universis propositorum ossium<text:line-break/>commisseris in toto thorace superinjecti sunt a posteriori'<text:line-break/>parte nihil relinquentes quod non contegant, scd omnes<text:line-break/>costarum radices et vertebrarum processus qui a lateribus<text:line-break/>funt; ad haec quod inter ipsas radices est complectuntur.<text:line-break/>Angusti autem musculi qui juxta hos versus <text:span text:style-name="T1">priorem</text:span> par-<text:line-break/><text:span text:style-name="T1">tem</text:span> siti sunt protinus post commissuram sunt ad extremi-<text:line-break/>tates eorum processuum quos vertebrae a lateribus exi-<text:line-break/>gunt ; quin etiam quod in fine propositorum verborum<text:line-break/>adjungit usque ad nexum, fi de angustis musculis intelli-<text:line-break/>gatur, necesse est ad septi transverfi nexum reseramus';<text:line-break/>sin de iis qui <text:span text:style-name="T1">puserat</text:span> vocantur, ad crurum nexum, quem<text:line-break/><text:span text:style-name="T32">πρόσφυσιν</text:span><text:span text:style-name="T66"> </text:span>dixit, crurum fortasse juncturam intelligens.</text:p>
      <text:p text:style-name="P12">Equidem verba haec nequeo accommodare ad id quod sensui<text:line-break/>apparet, arbitrorque initio protinus errasse primum libra-<text:line-break/>rium, sicut in aliis multis veterum scripturis. Sed quum<text:line-break/>ita habeant quae in corporibus apparent, quaestio idoneae<text:line-break/>expositionis communiter omnibus proponatur; quod autem<text:line-break/>distinctum et aliquatenus probabile videtur hujusmodi est.<text:line-break/>Costas accipiemus pro ipsarum costarum capitibus, proces-<text:line-break/>sus ossium vertebrarum pro ossibus quae spinam consti-<text:line-break/>tuunt y fed musculos complentes utrimque eam regionem<text:line-break/>quae interjecta est <text:span text:style-name="T32">ῥαχίτας</text:span><text:span text:style-name="T66"> </text:span>intelligemus, nexum septi trans-<text:line-break/>versi. Pelops autem praeceptor noster costas nunc ab<text:line-break/>Hippocrate voluit nominari omnes vertebrarum processus<text:line-break/>qui a lateribus sunt, scd iiexum retulit ad septum trans-<text:line-break/>versum.</text:p>
      <text:h text:style-name="Heading_20_2" text:outline-level="2">XL.</text:h>
      <text:p text:style-name="P13"><text:span text:style-name="T1">Ipsu autem spina in longitudinem recte obliqua est.</text:span></text:p>
      <text:p text:style-name="P11">Obliquam dixit <text:span text:style-name="T32">σκολίαν</text:span><text:span text:style-name="T66">, </text:span>eam sic appellare solitus quae<text:line-break/>in latus inclinata est; nunc autem non in latus, sed-in<text:line-break/>posteriorem et priorem partem significare vult. Spina<text:line-break/>enim in longitudinem recta paullulum in posteriorem et<text:line-break/>priorem partem inclinatur, ut ipse deinceps docebit.</text:p>
      <text:h text:style-name="Heading_20_2" text:outline-level="2">XLI.</text:h>
      <text:p text:style-name="P14"><text:span text:style-name="T1">Ab osue sacro ufque ad magnam vertebram qua inhaeret<text:line-break/>crurum nexus spina cava est, quoniam vesica partes<text:line-break/>naturales et id intestinum quod laxum est supra anum<text:line-break/>hac parte continetur.</text:span></text:p>
      <text:p text:style-name="P10">Crurum nexus multis modis intelligi potest, maxime<text:line-break/>quidem proprie fortasse is qui a coxarum commissura est,<text:line-break/>quum follicet femoris caput coxarum ossi per lata liga-<text:line-break/>rnenta illigatur et per id quod rotundum est, quo allissi-<text:line-break/>mie partibus cani ipsius coxae innectitur; tum per rnufcu-<text:line-break/>los qui commissuram femoris movent, merito utique dici</text:p>
      <text:p text:style-name="P12">potest crus necti superioribus partibus, deinde per ner-<text:line-break/>vos, postea per arterias et venas. Videtur antem hic<text:line-break/>Hippocrates nexum per nervos exponere, quum ab extre-<text:line-break/>ma lumborum vertebra, quae committitur eum osse quod<text:line-break/>et latum et sacrum nuncupatur, oriantur nervi qui ten-<text:line-break/>dunt ad crura. Comprobatur autem vel ex eo quod in<text:line-break/>corporibus incidendis apparet, vesicam et partes naturales<text:line-break/>et id intestinum quod laxum fupra anum est hac parte<text:line-break/>contineri, quamobrem ab exteriori parte gibba structa esu<text:line-break/>Naturales partes quas <text:span text:style-name="T32">γονἀς</text:span><text:span text:style-name="T44"> </text:span>dixit intellexit eas quae ge-<text:line-break/>nerationi accommodantur, uterum in feminis; quae femini<text:line-break/>aptantur in maribus, <text:span text:style-name="T32">γεννητικἀ</text:span><text:span text:style-name="T44"> </text:span>nuncupantur. Id autem<text:line-break/>quod laxum est supra anum dixit <text:span text:style-name="T32">χαλαρὸν</text:span><text:span text:style-name="T66"> </text:span><text:span text:style-name="T32">ἀρχοΰ</text:span><text:span text:style-name="T66">.*,</text:span>id siqui-<text:line-break/>dem sacro ossi superimpositum est et revera laxum, quum<text:line-break/>non habeat musculos qui extremum intestinum rectum<text:line-break/>adstringunt.</text:p>
      <text:h text:style-name="P4" text:outline-level="2">XL<text:span text:style-name="T107">II</text:span>.</text:h>
      <text:p text:style-name="P14">Ab hac ad <text:span text:style-name="T1">feptt transversi nexum recta in interiorem<text:line-break/>partem recurvatur.</text:span></text:p>
      <text:p text:style-name="P10">Hac parte nihil tale spinae incidet, quales in infe-<text:line-break/>riori uterus et vesica. Quare non necesse fuit ab inte-<text:line-break/>riori parte simam esse, atque idcirco neque ab exteriori<text:line-break/>parte gibbam, scd hac parte spinam paullulum intus spe-<text:line-break/>ctare; fulciri enim ab ipfa magnam arteriam ac venam<text:line-break/>oportebat.</text:p>
      <text:h text:style-name="Heading_20_2" text:outline-level="2">XLI<text:span text:style-name="T80">II</text:span>.</text:h>
      <text:p text:style-name="P14"><text:span text:style-name="T1">Atque hic locus salus db interiori parte adjunctos habet<text:line-break/>musculos, quos </text:span><text:span text:style-name="T27">ιρύας</text:span><text:span text:style-name="T40"> </text:span><text:span text:style-name="T1">appellant.</text:span></text:p>
      <text:p text:style-name="P10">Ex his potissimum verbis conjicere quis potest, Hip-<text:line-break/>pocratern spinae non adnumerasse vertebras cervicum;<text:line-break/>quasi enim spina universa lato osse et vertebris, quae ad<text:line-break/>lumbos et quae ad thoracem sunt contineatur, dixit: <text:span text:style-name="T1">ai-</text:span></text:p>
      <text:p text:style-name="P12">que hic locus solus ab interiori parte adjunctos habet<text:line-break/>musculos. Nam si spinae cervicum quoque vertebras ad-<text:line-break/>nnmeret, falsum utique erit hunc locum dumtaxat ha-<text:line-break/>bere adjunctos mufculos, quum’ et in cervicibus ab inte-<text:line-break/>riori parte grandes musculi contineantur; quos quum gran-<text:line-break/>des sint non latuisse Hippocratem, nemo ignorat, quando<text:line-break/>etiamsi exigui fuissent, nullo modo ipfum latuissent. Ho-<text:line-break/>rum tamen musculorum qui <text:span text:style-name="T32">ψόαι</text:span><text:span text:style-name="T66"> </text:span>nominantur particulam<text:line-break/>usque ad eam regionem pertinere, qua feptum transver-<text:line-break/>sum innectitur, propositis verbis non notavit, ut qui<text:line-break/>operae pretium esse tam exquisite docere non existimarit.</text:p>
      <text:p text:style-name="P13"><text:span text:style-name="T1">- </text:span><text:span text:style-name="T1">' </text:span><text:span text:style-name="T1">- sum""'</text:span></text:p>
      <text:h text:style-name="Heading_20_2" text:outline-level="2">XLIV.</text:h>
      <text:p text:style-name="P14"><text:span text:style-name="T1">Ab hoc item </text:span><text:span text:style-name="T1">ad </text:span><text:span text:style-name="T1">magnam vertebram quae</text:span> situ esi <text:span text:style-name="T1">subii?<text:line-break/></text:span><text:span text:style-name="T1">mior comrnijsura humeri cum lato scapularum oste recta<text:line-break/>in gibbum, vertitur, sed magis adhuc videtur </text:span><text:span text:style-name="T1">quam</text:span><text:span text:style-name="T1">stt.<text:line-break/>Habet enim spina in medio oststum procejsui altistimos,<text:line-break/>ab utraque autem parte humiliores.</text:span></text:p>
      <text:p text:style-name="P11">Vertebrae quae ad costas funt ab interiori parte simae<text:line-break/>paullulum videntur, a posteriori gibbae multum propter<text:line-break/>spinae processus. Vertebram autem quam magnam dicit<text:line-break/>sitam super commissuram humeri cum lato scapularum osse<text:line-break/>novistis et reminiscendi causa habetis in commentario<text:line-break/>quem de ossibus scripsu His autem quae proponuntur<text:line-break/>accommodanda illa sunt; neque opus est me ulterius ex-<text:line-break/>planante, nisi si quod verbum alicubi occurrat quod ex-<text:line-break/>positionem requirat,, cujus causa hujusmodi commentaria<text:line-break/>ficribuntur, quemadmodum evenit in hoc ipso loco.</text:p>
      <text:h text:style-name="Heading_20_2" text:outline-level="2">XLV.</text:h>
      <text:p text:style-name="P14"><text:span text:style-name="T1">Ipsu. vero cervicum commistsura in interiorem partem' spe-<text:line-break/>ctat. Quibus igitur vertebrae gibbae fiunt, magna vi<text:line-break/>Conjunctione abrupta expellitur vel una vertebra vel<text:line-break/>plures, . Quae res non accidit multis, sed paucis; non<text:line-break/>enim facile incidunt hujusmodi casus. Nam nec facile<text:line-break/>in interiorem partem veniunt vertebrae, nist a priori</text:span></text:p>
      <text:p text:style-name="P11"><text:span text:style-name="T1">per ventdem- vehementi ictu tendantur; stc autem homo<text:line-break/>interiret aut' uisuqais in superiori loco decidens in coxas<text:line-break/>vel scapulas cadat, sud et stc quoque exspirare. ,A po-<text:line-break/>steriori autem 'parte non facile expellitur vertebra in<text:line-break/>interiorem, nist aliquid grave admodum super tpsum<text:line-break/>incidat , ojsu enim quae ab exteriori parte procedunt,<text:line-break/>stngula talia sunt ut potius frangi pnfstnt quam coa-<text:line-break/>ctis ligamentis valde in interiorem- partem erumpere.</text:span></text:p>
      <text:p text:style-name="P10">Spectans in priorem partum dixit <text:span text:style-name="T32">λορδὸν</text:span><text:span text:style-name="T44">, </text:span>ita enim<text:line-break/>confpicitur.* Duo autem funt primae vertebrae quibus<text:line-break/>cervicum commissura efficitur; post quas relinquuntur tres<text:line-break/>quarum non meminit, quomodo collocatae sint inter se-<text:line-break/>cundam et sextam, nempe tertia, quarta et quluta/niuae<text:line-break/>maxime videntur rectum positum habere. Hae autem<text:line-break/>vertebrae louge minores sunt duabus et praecipue tertia;<text:line-break/>quarta enim hac major est, sicut his rursus quinta, sexta</text:p>
      <text:p text:style-name="P87">vero non. his dumtaxatimajor est, sed septima aliam. Ab<text:line-break/>hac mutem usque ad extremam spinam pro<text:span text:style-name="T53">3</text:span> ratiqne ,altera<text:line-break/>majora altera est,, si haec ip homine perpendantur vel in<text:line-break/>ca simialqnae hominis faciem magis repraesentat et magis<text:line-break/>quam ceterae recta inambulat; namque haec et in aliis et<text:line-break/>in ossibus homini simillima est. Unum autem jn spina<text:line-break/>habet.aliqrum quoque quadrupedum commune quod in<text:line-break/>homine.non repetitur, , nempe lumbos pro magnitudine<text:line-break/>reliquarum partium corporis longiores quam homo cui<text:line-break/>ad lumbos quinque lumtaxat vertebrae sunt; in simiis<text:line-break/>autem, sicut in aliis quadrupedibus, sex. Illud autem<text:line-break/>animadvertere in propositis verbis oportet, quod Hippo-<text:line-break/>crates quum de spinae figura tractare constituisset orsus<text:line-break/>hoc modo.:, ipsa autem spina in longitudinem recta oblini<text:line-break/>qua est; lu extrema oratione adjecit, ipsa vero cervicum<text:line-break/>commissura in interiorem pertem spectatvidebitur enim<text:line-break/>bie rursus cervices spinae partem posuisse,. ,<text:tab/>,</text:p>
      <text:h text:style-name="P4" text:outline-level="2">XLVI.</text:h>
      <text:p text:style-name="P14"><text:span text:style-name="T1">Et articuli qui alios recipiunt et in alios conjiciuntur.<text:line-break/>Medulla item spinae laboraret, st parumper loco mota<text:line-break/>inclinaretur vertebra hoc modo expulsu. Luxata insu-<text:line-break/>per vertebra medullam comprimeret, st non laceraret;<text:line-break/>haec autem aornprejsa dctentaque multis locis .grandibus<text:line-break/>et praecipuis torporem afferret, ita ut. medico non am-<text:line-break/>plius curae escet qua ratione dirigere -vertebram, debe-<text:line-break/>ret, circumstantibus multis aliis. malis violentis. </text:span><text:span text:style-name="T1">... </text:span><text:span text:style-name="T1">soed<text:line-break/>manifestum quoque est, restitui non posca neque</text:span> concu-'<text:line-break/>tiendo, neque alia <text:span text:style-name="T1">via.</text:span></text:p>
      <text:p text:style-name="P10">Vertebrarum articulos dicit in processibus a lateribus<text:line-break/>sitis, quorum alter alterum excipit. Eos autem ait reci-<text:line-break/>pere et in alios conjici, eo quod utraque vertebra duabus<text:line-break/>processibus sublimioribus cum superiori vertebra coinmit-<text:line-break/>tatur, duobus humilioribus cum inferiori, sic. ut aliis pro-<text:line-break/>ximae vertebrae processus admittat, aliis in alterius pro-</text:p>
      <text:p text:style-name="P12">cessus conjiciatur, quae omnia perfecte exsequuti sumus<text:line-break/>in libro de ossibus.</text:p>
      <text:h text:style-name="Heading_20_2" text:outline-level="2">XLVI<text:span text:style-name="T80">I</text:span>.</text:h>
      <text:p text:style-name="P14">Nisi <text:span text:style-name="T1">hominem feces, deinde manu alte in ventrem indita<text:line-break/>ab interiori parte in exteriorem compellas, quod qui-<text:line-break/>dem mortuo steri licet, vivente nullo pacto. Quorsum<text:line-break/>igitur haec scribimus? Quoniam nonnulli sibi persua-<text:line-break/>dent su sunastso eos quibus vertebrae articuli ex toto<text:line-break/>excedentes in interiorem partem venerunt-. Quamquam<text:line-break/>nonnulli facillimum existiment vertebris eo modo luxa-<text:line-break/>tis evadere nihilque opus esae restituere, fed eas per su<text:line-break/>restitui. Multi</text:span> siane <text:span text:style-name="T1">ignari sunt et ob imperitiam lucrum<text:line-break/>faciunt, vulgo enim suadent: hoc'itaque pacto deci-<text:line-break/>piuntur. Spinam quae in dorsu exstat putant esae ipsus<text:line-break/>vertebras, nam singula tactu ibi rotunda sentiuntur,<text:line-break/>neque intelligunt haec offa ex vertebris procedere, de<text:line-break/>quibus paulo supra tractavimus; ipsus vero vertebras</text:span></text:p>
      <text:p text:style-name="P11"><text:span text:style-name="T1">multo magis in priorem partem sitas este: siquidem ex<text:line-break/>omnibus animalibus homo pro magnitudine ventrem ha-<text:line-break/>bet angustifstmum</text:span> a <text:span text:style-name="T1">posteriore parte in priorem, prae-<text:line-break/>cipue ad thoracem. Jdrgo ubi aliquod ex iis ofstbus<text:line-break/>quae valde excedunt comminuatur, stve unum stne plura,<text:line-break/>is locus humilior stt quam qui hinc est atque hinc</text:span> j ac<text:line-break/><text:span text:style-name="T1">propterea errant putantes, vertebras in interiorem par-<text:line-break/>tem procidiste. Quos item fallit habitus eorum qui icti<text:line-break/>sunt; nam st curvari velint, dolent, quum qua parte<text:line-break/>percufst sunt., cutis tendatur stcque ofsts fragmenta car-<text:line-break/>nem magis vulnerent,</text:span> sin ita <text:span text:style-name="T1">figurati ut spina a poste-<text:line-break/>riori parte cava stt, levantur: cutis enim qua fractura<text:line-break/>est laxior efficitur et offa minus vulnerant; quin st ea<text:line-break/></text:span><text:span text:style-name="T27">ρ</text:span><text:span text:style-name="T1">artet angantur, cedunt, spinam in priorem partem com-<text:line-break/>pellentes , isque locus inanis et mollis tangenti apparet.<text:line-break/>Haec omnia quaa dicta sunt medicos</text:span> fallunt, cito <text:span text:style-name="T1">au-<text:line-break/>tem ac stne aliquo detrimento, hujusmodi homines per</text:span></text:p>
      <text:p text:style-name="P11"><text:span text:style-name="T1">su senescunt z haec enim osta omnia quae rara sunt calla<text:line-break/>celeriter glutinantur.</text:span></text:p>
      <text:p text:style-name="P10">Manum alte indere in ventrem, caussa conquirendi<text:line-break/>quae ibi sunt, dixit <text:span text:style-name="T32">ἀσμάσσεσθαι</text:span><text:span text:style-name="T66">.</text:span></text:p>
      <text:h text:style-name="Heading_20_2" text:outline-level="2">XLVlll.</text:h>
      <text:p text:style-name="P14"><text:span text:style-name="T1">Jam vero iis qui sani sunt obliqua spina stt pluribus mo-<text:line-break/>dis, namque et natura et usu stc habet; sed et ob se-<text:line-break/>nium et sub dolore: haec siquidem colligandi vim habent.<text:line-break/>Gibba autem plerumque stt, quum homo vel in coxas<text:line-break/>vel in scapulas cadit; nepejse enim est in spina gibba<text:line-break/>unam aliquam vertebram reliquarum omnium conspici<text:line-break/>maxime sublimem, eas autem quae hinc atque hinc sunt<text:line-break/>minus..- Nec plurimum hujusmodi vertebra ab aliis re-<text:line-break/>cedit , fed parum, quando singulae subito plurimum ce-<text:line-break/>dunt. Hac igitur de caasu et spinae medulla sucile</text:span></text:p>
      <text:p text:style-name="P11"><text:span text:style-name="T1">fert, quum ita pervertiturt quum stat gibba in orbem,<text:line-break/>non ad angulum.</text:span></text:p>
      <text:p text:style-name="P88">Ubi spina gibba fit, hoc est iu posteriorem partem<text:line-break/>convertitur, <text:span text:style-name="T32">κύφωσιν</text:span><text:span text:style-name="T66"> </text:span>appellat, <text:span text:style-name="T32">λόρδωσιν</text:span><text:span text:style-name="T66"> </text:span>ubi curva, spe-<text:line-break/>ctatque in priorem; ubi obliqua et in latera, <text:span text:style-name="T32">σκολίωσιν</text:span><text:span text:style-name="T66">.<text:line-break/></text:span>Quo verbo utitur alio modo et ad omnem spinae depra-<text:line-break/>vationem significandam, indicans verbum generale magis<text:line-break/>esse ,quam alia, in qua significatione nunc quoque ait spi-<text:line-break/>nam <text:span text:style-name="T32">σκολιαἰνεσθαι</text:span>, quasi dicat quovis modo perverti;<text:line-break/>atque in superioribus etiam dixit: ipsa autem lpina in<text:line-break/>longitudinem recte obliqua est, obliquam vocant <text:span text:style-name="T27">σχοίίην</text:span><text:span text:style-name="T10">,<text:line-break/></text:span>ubi eam inclinare in priorem et pofleriorem partem<text:line-break/>indicavit. -<text:tab/><text:tab/> -</text:p>
      <text:h text:style-name="Heading_20_2" text:outline-level="2">XLIX.</text:h>
      <text:p text:style-name="P14"><text:span text:style-name="T1">Oportet autem restituendi rationem hujusmodi praeparare,<text:line-break/>Commode quidem lignum strmurn ac latum quod in lon-<text:line-break/>gitudinem incisum stt foditur, commode etiam pro ligno</text:span></text:p>
      <text:p text:style-name="P12"><text:span text:style-name="T1">paries in longitudinem excavatur, quod cavum a pnvih<text:line-break/>rnento vel cubitum</text:span> vel quantum res <text:span text:style-name="T1">exigit attollatur.<text:line-break/>Dein veluti quadrata columna querna transversu adhi-<text:line-break/>betur, quae a pariete eatenus recedat ut aliquis inter<text:line-break/>ulrurnque ubi opus stt transire queat; sternitur columna<text:line-break/>haec vel tunicis vel quapiam re quae mollis stt et<text:line-break/>non admodum cedat. Homo fovetur et st sustinet,<text:line-break/>multa aqua calida lavatur, deinde iu ventrem jacet<text:line-break/>extentus brachiis secundum naturam porrectis atque ad<text:line-break/>corpus alligatis. Lorum item molle latumque abunde<text:line-break/>et longum , quod constet duabus habenis, medium medio<text:line-break/>pectori' injectum bis circumdatur quantum potest juxta<text:line-break/>alas; postea quod ex loris superest circa alas humeri<text:line-break/>capiti obvolvitur capitaque ad aliquod lignum cujusmodi<text:line-break/>pistillum est alligantur ; eorum enim . longitudo aptatur<text:line-break/>longitudini ejus ligni quod subjectum est, ut hoc pistillo<text:line-break/>extendenti mora stt. Hujusmodi etiam aliud vinculum</text:span></text:p>
      <text:p text:style-name="P11"><text:span text:style-name="T1">super ganua et super calces datur, capitaque ejus ad<text:line-break/>aliquod tale lignum vinciuntur. Aliud insuper lorum<text:line-break/>latum molle ae valens habenae modo convenienter lon-<text:line-break/>gum ac latum coxis in orbem firmiter devincitur quam<text:line-break/>maxime potest prope coxas, deinde lori quod superest<text:line-break/>utrumque caput</text:span> simul <text:span text:style-name="T1">ad lignum quod ad pedes stt alli-<text:line-break/>gatur. Homtne ita stgurato intensio in diversu adhibe-<text:line-break/>tur stne ulla inclinatione</text:span> simul et <text:span text:style-name="T1">recta; nullum enim<text:line-break/>magnum detrimentum inferre ejusmodi intensto potest,<text:line-break/>st recte praeparetur, nist quis de industria "id agat.<text:line-break/>Medicus vera vel alius quivis modo praevalens stt et '<text:line-break/></text:span>non <text:span text:style-name="T1">imperitus sublimiori, unius palmae parte qua spina<text:line-break/>gibba est data atque alterius palmae sublimiori parte<text:line-break/>superinjecta comprimit, intuitus non recta deorsum ver-<text:line-break/>sus caput vel versui coxas debeat comprimere. Adhi-<text:line-break/>betur autem hoc modo vis maxime innocenter; innocen-<text:line-break/>ter etiam st quis super eam partem qua spina gibba<text:line-break/></text:span>»</text:p>
      <text:p text:style-name="P11"><text:span text:style-name="T1">est sedeat, 'stmulque ubi horno extenditur, se attollens<text:line-break/>concutiat. Sed et pedibus: consistere super spinam qun<text:line-break/>gibba est, sustinerique et leniter concutere' nihil, prohi-<text:line-break/>bet, ad quam rem sutis idoneus est quilibet palaestrae<text:line-break/></text:span><text:span text:style-name="T54">t</text:span><text:span text:style-name="T1"> </text:span><text:span text:style-name="T1">ajsuetus. Aptisarne autem cogitur, st paries qui exca-<text:line-break/>vatur vel lignum quod foditur, quatenus convenire vi-<text:line-break/>debitur , insea bominis fpinarn incidatur; uffer uero e<text:line-break/>tilia' vel ex altero ligno non teuui sucetur,, tum supra<text:line-break/>spinam qua gibba est vel multiplex panniculus vel par-<text:line-break/>vus aliquis pulvinus scorteus imponatur ; fed quantum<text:line-break/>minime potest convenit . haec subjicere. Videndum est<text:line-break/>solummodo ne cjsur prae duritia frustra dolori stt-;, </text:span><text:span text:style-name="T1">ea<text:line-break/></text:span><text:span text:style-name="T1">autem pars spinae quae gibba est stt maxime e regione<text:line-break/>ejus partis qua partes excisus est, ut aster qua maxime<text:line-break/>spina exstat superimpositus maxime premat; adhibitus<text:line-break/>vero aster a ministro uno vel altero, st opus suerit,</text:span> co-<text:line-break/>gatur; alii, <text:span text:style-name="T1">ut </text:span><text:span text:style-name="T1">supra ostensum est, hinc atque hinc in</text:span></text:p>
      <text:p text:style-name="P11"><text:span text:style-name="T1">longitudinem corpus intendant. Licet et per axes ex-<text:line-break/>tendere, vel juxta lignum desustsus pel contentos in qui-<text:line-break/>busdam lignis in ipsum defixis quae erigantur stve utrim-<text:line-break/>que a lateribus paullulum exstantia, stve in utraque ejus<text:line-break/>extremitate. Accommodatur autem vis quae per haec<text:line-break/>adhibetur et ubi vehementiore et ubi leniore opus est.<text:line-break/>Tantum enim roboris habet-, ut st quis non in medicina,<text:line-break/>fed ad torquendos homines eam adhibeat praestanter ad<text:line-break/>id valeat, ita ut stve tantum extendamus in longitudi-<text:line-break/>nem hinc atque hinc nihil ultra cogentes, stve citra<text:line-break/>intensionem asperem dumtaxat admoveamus abunde stt.<text:line-break/>Optimum autem est uti ejusmodi </text:span><text:span text:style-name="T1">via, quam </text:span><text:span text:style-name="T1">in ipsa usu<text:line-break/>et intendendo et remittendo moderari potes, quaene<text:line-break/>fecundum naturam est. Quaecanque igitur exstant com-<text:line-break/></text:span><text:span text:style-name="T15">prejsa.ini </text:span><text:span text:style-name="T1">suum lacum redeunt,, quae praeter naturam<text:line-break/>coierunt intensa</text:span> facundum <text:span text:style-name="T1">naturam compelluntur, Lqui-</text:span></text:p>
      <text:p text:style-name="P11"><text:span text:style-name="T1">dem agendi alium modum meliorem aut justiorem ha-<text:line-break/>beo nullum,</text:span></text:p>
      <text:p text:style-name="P13">. ..... .</text:p>
      <text:p text:style-name="P10">Quae Pabjicit plane omnia explicat; quare su.ortis<text:line-break/>non percipit quae proponuntur, huic non explanatione<text:line-break/>opus est, sed monstratione-; quin "et commentaria ad eos<text:line-break/>scribuntur qui ejusmodi curationes jam inspexerint. Mo-<text:line-break/>nui etiam in superioribus, ut si quis prima lectione non<text:line-break/>intelligat, quae ita clare ab Hippocrate scribuntur, iterum<text:line-break/>et tertio et saepius diligenti animadversione relegat;’ quodsi<text:line-break/>hoc faciat, quae plane ab ipsu traduntur omnino intelliget.</text:p>
      <text:h text:style-name="Heading_20_2" text:outline-level="2">L.</text:h>
      <text:p text:style-name="P14">Nam quum <text:span text:style-name="T1">e regione ipstus spinae intensio adhibetur ab<text:line-break/>inferiori parte et juxta os quod sacrum appellatur, non<text:line-break/>est locus qui prehendi pofsttf a superiori juxta: cervices<text:line-break/>et caput est quidem, fed adspectu indecorus, praeter-</text:span></text:p>
      <text:p text:style-name="P11"><text:span text:style-name="T1">quam quod st corpus ab hac parte valentius .extendatur,<text:line-break/>alia quoque noxa asperetur. Expertus aliquando jum<text:line-break/>utrem non</text:span> insiatum, quem <text:span text:style-name="T1">resupinato homine spinae qua<text:line-break/>gibba erat subjeci, dein ststula ahenea demijsta instavi,<text:line-break/>fed parum procejstt. Cedebat enim uter, quum horno<text:line-break/>bene. extendebatur, neque spiritus impeUere quidquam<text:line-break/>poterat, sed alioquin uter prompte labebatur, quum se<text:line-break/>compellerent et gibbus spinae locus et repleti utris tu-<text:line-break/>mor; at contra quum non valde bomo extendebatur,<text:line-break/>uter ob spiritum in tumorem astsurgebat, sed homo ma-<text:line-break/>gis quam expediret in priorem partgrn convertebatur.<text:line-break/>De industria autem haec scripsi, pulchra enim Hujusmodi<text:line-break/>monimenta sunt eorum, qune quum experti sumus, stna<text:line-break/>affectu invenimus et caujstarum cur parum procesterint.</text:span></text:p>
      <text:p text:style-name="P13">Locum qui prehendi possit <text:span text:style-name="T32">ἐπιλαβὴν</text:span>, quasi <text:span text:style-name="T32">ἀντιλαβὴν</text:span><text:span text:style-name="T66"><text:line-break/></text:span>et <text:span text:style-name="T32">ἀντίληψιν</text:span><text:span text:style-name="T66"> </text:span>dixit eo quod obex et mora sit injectis la-</text:p>
      <text:p text:style-name="P12">queis, sic ut haereant qua eminet et minime decidant.<text:line-break/>Ab osse sacro nullus talis locus est a superiori parte,<text:line-break/>quamvis cervices sint et caput. Homo tamen strangulari<text:line-break/>videbitur, si hac parte prehendatur; atque idcirco ea in-<text:line-break/>tendendi ratio indecora habebitur, sed et noxam inferet,<text:line-break/>si laqueus ad guttur delabatur.,</text:p>
      <text:h text:style-name="Heading_20_2" text:outline-level="2">LI.</text:h>
      <text:p text:style-name="P14"><text:span text:style-name="T1">Quibuscunque autem vertebrae in inferiorem partem con-<text:line-break/>vertuntur vel quod homo ceciderit vel quod grave ali-<text:line-break/>quid super ipsum inciderit, plerumque nulla vertebra<text:line-break/>valde ab aliis recedit; ubi</text:span> non. <text:span text:style-name="T1">valde recedat</text:span>, -sive' <text:span text:style-name="T1">una<text:line-break/>stve plures hominem non praecipitat, stcut antea dictum<text:line-break/></text:span><text:span text:style-name="T1">est, </text:span><text:span text:style-name="T1">tjuum spina in orbem,</text:span> non ad <text:span text:style-name="T1">angulum, perverta-<text:line-break/>tur. His quidem urina et alvus magis supprimitur<text:line-break/>quam quibus vertebrae </text:span><text:span text:style-name="T1">in </text:span><text:span text:style-name="T1">exteriorem partem convertun-<text:line-break/>tur pedesque et crura tota magis -frigescunt; .atque haec<text:line-break/>magis mortifera sunt quam quae posita sunt•, quibus si</text:span></text:p>
      <text:p text:style-name="P11"><text:span text:style-name="T1">evadunt, urina stne voluntate magis prorumpit Cruraque<text:line-break/>magis resolvuntur et torpent. Quod st superior spina<text:line-break/>in priorem partem convertatur, universum corpus resol-<text:line-break/>vitur ac torpet. Machinationem autem nullam habeo,<text:line-break/>qua spina restitui posuit, ubi stc luxatur. Quodst nihil<text:line-break/>projiciat concutiendi modus qui per scalam admovetur<text:line-break/>vel alia similis curatio stve extendendi via, qualis</text:span> paullo<text:line-break/>ante <text:span text:style-name="T1">dicta est, nullum novi impellendi</text:span> simul <text:span text:style-name="T1">et exten-<text:line-break/>dendi modum, qui id praestare pofstt quod offer ubi<text:line-break/>spina gibba erat, Nam qui</text:span> sieri <text:span text:style-name="T1">poterit' ut a priori<text:line-break/>parte per ventrem impellatur? Ergo neque boc licet,<text:line-break/>neque tusus aut sternutamentum vim aliquam habet,<text:line-break/>quo ad extentionem conferat. Nihil etiam proficies, st<text:line-break/>spiritum in ventrem indas</text:span> j <text:span text:style-name="T1">quin et qui magnas cucur-<text:line-break/>bitulas destgunt, </text:span>ut <text:span text:style-name="T1">sursum attrahant vertebras quae in<text:line-break/>interiorem partem exciderunt, summopere aberrant; ex-<text:line-break/>pellunt enim magis quam attrahunt. Quam rem igno-<text:line-break/>rant qui eas destgunt, nam quo major cucurbitula est.</text:span></text:p>
      <text:p text:style-name="P11"><text:span text:style-name="T1">eo magis spina cava sit, quum a superiore cute urgea-<text:line-break/>tur. Alios item concutiendi modos praeter jam posttos<text:line-break/>adducere postsum, quos existimet quis ad vitium magis<text:line-break/>pertinere, fed eos, utpote quibus parum</text:span> considam, omitto.<text:line-break/><text:span text:style-name="T1">Illud autem in universum, ut summatim dicamus, intelli-<text:line-break/>gere oportet, quod ubi spina in interiorem partem con-<text:line-break/>vertitur, ad interitum aegrotantem praecipitat at insu-<text:line-break/>stifstma est; ubi </text:span><text:span text:style-name="T1">in </text:span><text:span text:style-name="T1">exteriorem, vacat mortis periculo,<text:line-break/>urinam non supprimit et plerumque torporem non insurt.</text:span></text:p>
      <text:p text:style-name="P10">De vertebris agens in interiorem partem luxatis in-<text:line-break/>quit casum asperiorem esse quam si in exteriorem feran-<text:line-break/>tur. Causam esse in aperto dicit: nervi enim omnes qui *<text:line-break/>a ipinae medulla oriuntur, in interiorem partem proce-<text:line-break/>dunt.<text:span text:style-name="T53">l</text:span> Premuntur ergo magis ubi spina in hanc partem<text:line-break/>convertitur quam ubi, in exteriorem quumque iis urgen-<text:line-break/>tur quaecunqne partes spinae snperinsident. Quo fit ut<text:line-break/>interdum (operior quoque pars vesicae comprimatur et</text:p>
      <text:p text:style-name="P12">quae cum his consortium habent omnia inflammatione<text:line-break/>occupentur. Quamobrem neque vesica urinam, neque al-<text:line-break/>vus dejectionem reddit: expellentis enim facultatis alae<text:line-break/>una ex naturalibus est vitium est, urinam atque alvucf<text:line-break/>supprimi. Torporis autem membrorum causa est nervo-<text:line-break/>rum affectus, sed vesica et intestinis affectis periculum est<text:line-break/>ne homo interim decedat, dum tollitur inflammatio quae<text:line-break/>efficit ut nec alvus nec urina refpondeat. Quemadmodum<text:line-break/>autem musculus qui vesicam adstringit ,-quurn nimium suo<text:line-break/>munere fungitur, non patitur urinam evadere, ita veri-<text:line-break/>simile fit affici musculum ani, quem Graeci ab adstrlugendo<text:line-break/><text:span text:style-name="T32">σφιγκτῆρα</text:span><text:span text:style-name="T66"> </text:span>dixerunt.</text:p>
      <text:h text:style-name="Heading_20_2" text:outline-level="2">L<text:span text:style-name="T80">I</text:span>I.</text:h>
      <text:p text:style-name="P14"><text:span text:style-name="T1">Quum nec alvi itinera distendat nec prohibeat, quominus<text:line-break/>facilem exitum habeant, spina quum in exteriorem par-<text:line-break/>tem convertitur j fed</text:span> quum <text:span text:style-name="T1">in interiorem, utrumque hoc<text:line-break/>efficiat accedantque alia complura.</text:span></text:p>
      <text:p text:style-name="P11">Quum proxime proposuerit his urinam et alvum<text:line-break/>magis supprimi, quam quibus vertebrae in exteriorem<text:line-break/>partem convertuntur; . nunc caussam adjecit his verbis,<text:line-break/>quum nec alvi itinera distendat, id est exitum eorum<text:line-break/>quae per vesicam et per anum expelluntur.’ Distendi au-<text:line-break/>tem partes per quas hae feruntur et a compressione ver-<text:line-break/>tebrarum et a consortio quod cum nervis habent, a ra-<text:line-break/>tione minime abhorret.</text:p>
      <text:h text:style-name="Heading_20_2" text:outline-level="2">LIII.</text:h>
      <text:p text:style-name="P14"><text:span text:style-name="T1">Multo autem</text:span> pluribus crura <text:span text:style-name="T1">et brachia resolvuntur, cor-<text:line-break/>pus torpet, urina supprimitur,</text:span> quibus <text:span text:style-name="T1">vertebrae nec in<text:line-break/>exteriorem partem nec in interiorem exciderint, fed<text:line-break/>concustsue vehementer suerint manentes e regione spinae,<text:line-break/>quibus spina depravatur minus haec patiuntur.</text:span></text:p>
      <text:p text:style-name="P10">Ut depravationem exprimat mutuatur <text:span text:style-name="T32">ῆβωμα</text:span><text:span text:style-name="T44"> </text:span>vocabu-<text:line-break/>lum tanquam generale agens de vertebris quomodocunque</text:p>
      <text:p text:style-name="P12">suo loco motis.' Universis autem oratio clara est; venit<text:line-break/>enim ad quartum genus vitiorum spinae quod Graeci a<text:line-break/>concutiendo <text:span text:style-name="T32">σεῖσιν</text:span><text:span text:style-name="T44"> </text:span>appellanti Id autem est quum yerte-<text:line-break/>brarum spinae compago universa dimovetur ; periculum-<text:line-break/>que est ne convellatur atteraturque spina vehementer con-<text:line-break/>cussa. Quod malum ipse testatur multo deterius esse quam<text:line-break/>si spina non concussa vertebrae pervertantur. In sequen-<text:line-break/>tibus ad costas pergit, quibus abruptis hujusmodi quid-<text:line-break/>piam accidit.</text:p>
      <text:h text:style-name="Heading_20_2" text:outline-level="2">L<text:span text:style-name="T81">I</text:span>V.</text:h>
      <text:p text:style-name="P14">Multa <text:span text:style-name="T1">quoque alia medicinali arte quid inspiciet, quorum<text:line-break/>quae vehementia sunt, cstium morbi momentum omne<text:line-break/>in fe contineant, non 'nocent-p quae leviorem ascensum<text:line-break/>afferant, mala concitant diuturna et reliquum Corpus<text:line-break/>plurimum aspiciunt.</text:span></text:p>
      <text:p text:style-name="P10">Loquutus de vitio, fub quo spina concutitur, ver-<text:line-break/>tebris nullo modo sua sede excedentibus, subjicit multa</text:p>
      <text:p text:style-name="P12">lu medicina leviora esse revera, quamquam graviora vi-<text:line-break/>dentur; multa enim quae minus afficiunt partes cum ni-<text:line-break/>tiato loco consortium habentes, ut quae nullam ex prae-<text:line-break/>cipuis 'partibus laedant, sed in sc morbi momentum ha-<text:line-break/>beant minus molesta sunt, quamvis graviora videantur,<text:line-break/>ln sequentibus exempli gratia de costarum affectibus me-<text:line-break/>minit indicans eorum alios graves apparere, alios esse.</text:p>
      <text:h text:style-name="Heading_20_2" text:outline-level="2">LV.</text:h>
      <text:p text:style-name="P14"><text:span text:style-name="T1">Quin et costis abruptis tale quidpinm accidit. Quibus<text:line-break/>enim costa una vel plures abrumpuntur, stcut permultis<text:line-break/>abrumpi videmus, st comminuta ojsa neque in interio-<text:line-break/>rem partem compellantur, neque in superiorem, pauci<text:line-break/>adhuc febricitarunt} fed neque multi etiam sanguinem<text:line-break/>spuerunt nec multis item contractum est</text:span> pus in <text:span text:style-name="T1">thorace<text:line-break/>aut linamentis opus fuit aut vitiatum os est;</text:span> victus <text:span text:style-name="T1">au-<text:line-break/>tem quipis idoneus esu </text:span><text:span text:style-name="T1">'</text:span></text:p>
      <text:p text:style-name="P11">Ex proposita oratione,quae longa est, non parumnn—<text:line-break/>telligi potest orationis modum ad facilitatem conducere.<text:line-break/>Nos priorem partem supra: attigimus, quam Hippocrates<text:line-break/>longius habens , obscuram fecit, paucis autem ita loqui<text:line-break/>potuit: ubi costa abrumpitur, si fractura simplex et sola<text:line-break/>sit, casus quidem afperior videtur,- licet levior sit quam<text:line-break/>ubi atteritur. Celerrime~enim curatur et sine periculo;<text:line-break/>scd absque fractura, ubi caro.circa, cosses atteratur, in,<text:line-break/>maximo interdum periculo revolvuntur qui sic affecti sunt.<text:line-break/>Caput quidem orationis hujusmodi est, singula autem dein-<text:line-break/>ceps videamus. Si primam partem hujus orationis paucis<text:line-break/>Hippocrates explicasset, quemadmodum <text:span text:style-name="T1">ego</text:span> quum dixi,<text:line-break/>ubi sola et simplex costarum fractura fit,,, apertius scri-<text:line-break/>psisset; verum tipse quum exponens ait: si ossa abrupta<text:line-break/>neque in interiorem partem compellantur. Vocavit, autem<text:line-break/>interiorem partem interius spatium thoracis,, .in quod<text:line-break/>erumpere os abruptum per se non potest, non nudetur a<text:line-break/>tota came superjecta, nisi item scindatur membrana, quae</text:p>
      <text:p text:style-name="P10"><text:span text:style-name="T1">A</text:span></text:p>
      <text:p text:style-name="P12">costas cingit: per haec igitur simplicem fracturam indica-<text:line-break/>vit. Deinceps notavit casus levitatem, quum ait: paucos<text:line-break/>frebricitasse, raros item sanguinem exspuisse aut pUs in<text:line-break/>interiori thoracis regione contraxisse raroque opus fuisse .<text:line-break/>linamentis vel costarum os vitiatum fuisse et idcirco ab-<text:line-break/>unde esse victus rationem quamvis. Hanc ipse, ut didi-<text:line-break/>cisti, ubique <text:span text:style-name="T32">φαύλην</text:span><text:span text:style-name="T44"> </text:span>nominat, eam quae exquisitae contra-<text:line-break/>ria est significans. Propositae igitur partis orationis uni-<text:line-break/>versus sensus hujusmodi esu Ad reliqua igitur pergamus.</text:p>
      <text:h text:style-name="Heading_20_2" text:outline-level="2">LVI.</text:h>
      <text:p text:style-name="P14"><text:span text:style-name="T1">Quin et ubi continens febris non invadat, deterior est in-<text:line-break/>edia quam cibus et dolorem subrem ac tustim magis<text:line-break/>concitat. Venter enim modice repletus costas dirigit,<text:line-break/>quas inedia suspendit; at ubi suspendantur, dolorem<text:line-break/>inferunt.</text:span></text:p>
      <text:p text:style-name="P11">Tumor ventris costas sulcit.: quare ubi hae rumpun-<text:line-break/>tur, qui magis ventricosi sunt minus dolent; quibus gra-<text:line-break/>cilis venter est et contractus, dolore magis vexantur quum<text:line-break/>costas sentiant sine fulcro suspensas. Quodsi continens<text:line-break/>febris hominem occupet, inedia uti debet, quod ipfe signi-<text:line-break/>ficavit verbo <text:span text:style-name="T32">κενεαγγεῖν</text:span><text:span text:style-name="T66">, </text:span>quoniam magis laeditur a cibo<text:line-break/>quam a costis non suitis. At si nulla febris sit, expedit<text:line-break/>eatenus cibum sumere, ut venter in eum tumorem adsur-<text:line-break/>gat, ut costis sedes sit ac fulcimentum citra offensae par-<text:line-break/>tis compressionem.</text:p>
      <text:h text:style-name="Heading_20_2" text:outline-level="2">LV<text:span text:style-name="T81">I</text:span>I.</text:h>
      <text:p text:style-name="P14"><text:span text:style-name="T1">Ab exteriori parte vincire rursus quovis modo sutis est,<text:line-break/>tantum cerato, pannis, sujciisque leniter adstrictis debe-<text:line-break/>mus aequale vinculum reddere aut etiam lanae aliquid<text:line-break/>superinjicere. Confervet nutem costa viginti diebust in<text:line-break/>hujusmodi enim ostibus cito callus increscit.</text:span></text:p>
      <text:p text:style-name="P11">Vinciendi modum quemvis <text:span text:style-name="T32">φαῆλον</text:span><text:span text:style-name="T44">, </text:span>quemadmodum ef<text:line-break/>victum qui contrarius est ei qui summa diligentia adhibetur.</text:p>
      <text:h text:style-name="Heading_20_2" text:outline-level="2">LVllI.</text:h>
      <text:p text:style-name="P14">At carne circa <text:span text:style-name="T1">costas detritu, quod homo percutiatur,<text:line-break/>cadat, re aliqua urgeatur aut alio tali modo, multi<text:line-break/>jam sanguinem multum exspuerunt.</text:span></text:p>
      <text:p text:style-name="P10">In memoria habendus est hic sermo propter eos qui<text:line-break/>existimant in lateris dolore necessarium esse ut aliqua ex<text:line-break/>fibris pulmonis afficiatur: nam quum proximus sit lateri<text:line-break/>inflammato, asserunt aliquid ad eum transmitti ex tenui<text:line-break/>sanguine qui in inflammatione subsistit. Pulmone ergo<text:line-break/>nihil violato, fed costa affecta quosdam ait sanguinem ex-<text:line-break/>spuere, quo tamen pacto hoc fiat lieet per otium requi-<text:line-break/>rere. Nos sane quaestionem hanc perpendimus in his<text:line-break/>quae scripsimus in librum Erasistrati de sanguinis sputo;<text:line-break/>nunc illud dumtaxat intellexisse abunde est,'quosdam sine</text:p>
      <text:p text:style-name="P12">vitio pulmonis sanguinem spuere, propterea quod morbus<text:line-break/>circa costas versetur. Vidistis saepe et in aliis inviolata<text:line-break/>cute quae fracturam tegit effundi cruorem, sic ut fascias-<text:line-break/>impleat-, quamvis cutis membrorum densior multo sit 'quam<text:line-break/>membrana quae costas complectitur. Quare nihil mirum<text:line-break/>est, si sanguis per hanc ab affecta costa in interiorem re-<text:line-break/>gionem ducatur; dein protinus in ipsa exspiratione in<text:line-break/>asperam arteriam quae in pulmonem distributa est trans-<text:line-break/>feratur., quemadmodum in iis ridemus quibus • membrana<text:line-break/>haec vulneratur. Quidquid enim per vulnus in thoracem<text:line-break/>instillaveris, per os continuo reddetur; quam rem quum<text:line-break/>Erasistratus ignorasset, absurda scripsit in libro de sangui-<text:line-break/>nis sputo, sed qua in re decipiatur, ejus scripta de me<text:line-break/>audientes faepenumero didicistis.</text:p>
      <text:h text:style-name="P4" text:outline-level="2">LIX.</text:h>
      <text:p text:style-name="P14"><text:span text:style-name="T1">Venae enim et arteriae quae per id quod est inter costas<text:line-break/>intendunt et</text:span> nervi ex iis quae <text:span text:style-name="T1">corpore praestantistima<text:line-break/>sunt oriuntur. Multi igitur suepe tujsi, tuberculis, pure<text:line-break/>in thorace collecto</text:span> oppressi <text:span text:style-name="T1">sunt et ad id venerunt, ut<text:line-break/>linamentis agerent costaque vitiaretur; scd et quibus<text:line-break/>nihil tale supervenit carne circa costas attrita tardius<text:line-break/>dolore liberantur quam quibus perfracta costa est, atque<text:line-break/>in ejusmodi, casu dolor saepius locum reperit. Varum<text:line-break/>nonnulli longe magis haec mala contemnunt quam st<text:line-break/>abrupta costa effet.</text:span></text:p>
      <text:p text:style-name="P10">Arterias et venas <text:span text:style-name="T32">ὸχετούς</text:span><text:span text:style-name="T66"> </text:span>vocavit; quod autem est<text:line-break/>inter ossa singularum costarum <text:span text:style-name="T32">λαπαρὸν</text:span><text:span text:style-name="T66"> </text:span>dixit qua parte<text:line-break/>musculi funt, qui quum mediis interjecti sint, <text:span text:style-name="T32">μεσοπλεύριοι</text:span><text:span text:style-name="T66"><text:line-break/></text:span>Graece nominantur; nervos vero appellavit <text:span text:style-name="T32">τόνους</text:span><text:span text:style-name="T66">. </text:span>Oriri<text:line-break/>autem ait haec omnia ab iis quae praestantissime sunt,</text:p>
      <text:p text:style-name="P12">quoniam initium harum venarum perinde atque arteria-<text:line-break/>rnm est in vicinia cordis; nervorum autem ad spinae me-<text:line-break/>dullam quae ad thoracem est, quibus 'aliquid cognationis<text:line-break/>est cum alio pari nervorum qui a cerebro proficiscuntur.<text:line-break/>Quae deinde adscribit evidentissima sunt iis qui memi-<text:line-break/>nerint quae prodita sunt in prioribus commentariis.</text:p>
      <text:h text:style-name="Heading_20_2" text:outline-level="2">LX.</text:h>
      <text:p text:style-name="P14"><text:span text:style-name="T1">Sed et curatione egent magis exquisita, st sapiant: con-<text:line-break/>venit enim inedia extenuari, corpore quam maxime<text:line-break/>conquiescere, abstinere a venere.</text:span></text:p>
      <text:p text:style-name="P10">Exquisitionem ubique appellat <text:span text:style-name="T32">σκεθροτὲραν</text:span>, cui con-<text:line-break/>traria est simplex et quaeris,'quam <text:span text:style-name="T32">φαύλην</text:span><text:span text:style-name="T44"> </text:span>nominati</text:p>
      <text:h text:style-name="Heading_20_2" text:outline-level="2">LXI.</text:h>
      <text:p text:style-name="P14"><text:span text:style-name="T1">Item cb esculentis pinguibus et fauces exasperantibus ac tuf-<text:line-break/></text:span>sim moventibus et ab iis <text:span text:style-name="T1">quae valentijstmae </text:span><text:span text:style-name="T1">sunt materiae.</text:span></text:p>
      <text:p text:style-name="P11">Esculenta qua<text:span text:style-name="T16">_</text:span>c fauces exasperando tussim movent <text:span text:style-name="T32">κερ</text:span><text:span text:style-name="T66">-<text:line-break/></text:span><text:span text:style-name="T32">χνώδη</text:span><text:span text:style-name="T66">. </text:span>nuncupat; hujusmodi autem sunt pinguia, acuta<text:line-break/>atque acria. Valentissimae materiae intelligit quae aegre<text:line-break/>concoquuntur. In exemplaribus autem magis idoneis verbi<text:line-break/><text:span text:style-name="T32">κερχνωδεών</text:span><text:span text:style-name="T66"> </text:span>fecunda syllaba scribitur per v ducto vocabulo<text:line-break/>a milio quod Iones <text:span text:style-name="T32">κέγχρον</text:span><text:span text:style-name="T66"> </text:span>appellanti ld accidit ubi in<text:line-break/>faucibus aspera quaedam milii modo exigua sentiuntur.<text:line-break/>Quod autem in superioribus dixit de iis quibus cirea pul-<text:line-break/>monem tubercula sunt diuturna; quae aegre ad maturita-<text:line-break/>tem perveniunt et spiritus redditur cum fono <text:span text:style-name="T32">κεγχρώδεις</text:span><text:span text:style-name="T66"><text:line-break/></text:span>absque v scribitur. Ducitur autem a verbo <text:span text:style-name="T32">κεγχρειν</text:span><text:span text:style-name="T66">, </text:span>quod<text:line-break/>simum notat qui vel angustia loci quo spiritus redditur<text:line-break/>vel humoris redundantia accidit,''plerumque tamen utro-<text:line-break/>que concurrente, quem spiritum nonnulli <text:span text:style-name="T32">δασεἀ</text:span><text:span text:style-name="T66">, </text:span>id est’<text:line-break/>asperum'” vocanti Sed qua de causa abstinere hominem<text:line-break/>velit ab esculentis tussim moventibus manifestum est, quum<text:line-break/>affectae partes omnes quietem postulent; atque idcirco</text:p>
      <text:p text:style-name="P13">. t</text:p>
      <text:p text:style-name="P12">silentium rursus imperat. Manifestum item est, cur caveri<text:line-break/>voluerit ea quae vehementer dimovent universum corpus,<text:line-break/>quandoquidem cum toto pars etiam dimovetur.</text:p>
      <text:h text:style-name="Heading_20_2" text:outline-level="2">LXII.</text:h>
      <text:p text:style-name="P14">Ad <text:span text:style-name="T1">haec venam sucare in cubito convenit et quam maxime<text:line-break/>silentium habere , inducereque super 'sudem attritam<text:line-break/>pannos non multiplices, sed complures et multo latiores<text:line-break/>quam stt attritus locus cerati inunctione adhibita, lin-<text:line-break/>teisque latis ac fasciis item latis et mollibus alligare<text:line-break/>modiceque adstringere, ita ut qui deligatus est su dicat<text:line-break/>fentire vinculum non valde adstrictum neque item la -<text:line-break/>xum; inde autem ordiri debet ubi locus est attritus,<text:line-break/>ibique maxime instdere.</text:span></text:p>
      <text:p text:style-name="P10">Meminisse hujus loci oportet adversus eos qui existi-<text:line-break/>mant, venam tantummodo secandam esse, ubi ea concur-<text:line-break/>runt quae multitudinem denunciant.. E quorum numero</text:p>
      <text:p text:style-name="P12">est Menodotus empiricus. Ostendimus autem in opere de<text:line-break/>venae sectione et in eo quod de multitudine- scripsimus<text:line-break/>falsam esse ejusmodi opinionem, quae praeter alia multa<text:line-break/>vel ex eo rejicitur quod ubi quaedam partes ejusmodi<text:line-break/>plagas acceperint, medici ad venae sectionem confugiunt,<text:line-break/>quamquam qui icti sunt multitudine non tentantnr, eo<text:line-break/>quod nisi iis sanguis detrahatur maximae inflammationes<text:line-break/>oriuntur: quod quum evenit, alia insequuntur quae morbo<text:line-break/>accidere solent-</text:p>
      <text:h text:style-name="Heading_20_2" text:outline-level="2">LXIII.</text:h>
      <text:p text:style-name="P14"><text:span text:style-name="T1">Injiciendum vero vinculum medium est et in - utramque<text:line-break/>partem attrahendum, ne cutis circa costas in alterutram<text:line-break/>partem inclinet, scd stne inclinatione servetur.</text:span> - Deli-<text:line-break/><text:span text:style-name="T1">gandum autem vel singulis diebus vel tertio quoque die.<text:line-break/>Satius, item est alvum mollire levi aliquo medicamento<text:line-break/>quod dejectionem citet ac decem diebus inedia uti; dein<text:line-break/>corpus reficere et implere.</text:span></text:p>
      <text:p text:style-name="P11">Cutis superjecta costis plerisque laxa est, praesertim<text:line-break/>si quo tempore homo plagam acceperit, plenior non fue-<text:line-break/>rit. His ergo ait magis quam aliis opus esse fasciis, quae<text:line-break/>mediae primum injiciantur; nam cutis pervertitur, si ab<text:line-break/>uno capite fafcia ordiatur. Quod si,-ut cautior sis, crassos<text:line-break/>quoque ita alliges, nihil laedes, praecipue ubi regio prope<text:line-break/>alam atteratur: ibi enim cutis scmper laxa est.</text:p>
      <text:h text:style-name="Heading_20_2" text:outline-level="2">LXIV.</text:h>
      <text:p text:style-name="P14">Ad <text:span text:style-name="T1">haec </text:span><text:span text:style-name="T1">dum </text:span><text:span text:style-name="T1">ostensus inedia utitur, arctius alligandus<text:line-break/>est, ubi pleniore victu, laxus. Quodst ab initio' san-<text:line-break/>guinem exspuat, quadraginta diebus habenda cura, alli-<text:line-break/>gandumque est; st sanguinem non exspuat, sure viginti<text:line-break/>abunde funt. Conjicere </text:span><text:span text:style-name="T1">autem </text:span><text:span text:style-name="T1">tempus ex vi casus oportet.</text:span></text:p>
      <text:p text:style-name="P10">Commune hoc est omnibus fracturis, quod una cum<text:line-break/>multis aliis quae hic ab ipso traduntur ante etiam expo-</text:p>
      <text:p text:style-name="P12">sui, quum librum de fracturis explanarem. Ea igitur<text:line-break/>magis sunt vobis in memoriam revocanda quam saepius<text:line-break/>a me repetenda.</text:p>
      <text:h text:style-name="Heading_20_2" text:outline-level="2">LXV.</text:h>
      <text:p text:style-name="P14"><text:span text:style-name="T1">Quicunque autem rem parci fecerint ob hujusmodi ictum,<text:line-break/>sub quo atteruntur quae circa costas sunt, quamvis in<text:line-break/>aliud malum deterius non incidant, carnem tamen ma-<text:line-break/>gis mucosum habent in loco attrito, quam prius. At<text:line-break/>ubi talis relinquitur, nec curatione ad bonum habitum<text:line-break/>restituitur, res pejor est, st mucosa circa os ipsum re-<text:line-break/>linquatur , quum caro non amplius similiter os attingat<text:line-break/>et ipsum os morbis opportunius reddatur. Ob ejusmodi<text:line-break/>autem caustsus ojsu multis vitiantur, quod malum diu-<text:line-break/>tius extrahitur.</text:span></text:p>
      <text:p text:style-name="P10">Mucosum humorem appellare consuevit glutinosum et<text:line-break/>album qui colligitur in partibus exsanguibus, ut in osse<text:line-break/>et cartilagine, ubi ipsorum natura recte concoquere ali-</text:p>
      <text:p text:style-name="P12">mentum non possit. Relinquit enim quasi quoddam semi-<text:line-break/>coctnm, quemadmodum relinquunt infirmae oculorum mern-<text:line-break/>branae pituitam crassiorem quae <text:span text:style-name="T32">λἠμη</text:span><text:span text:style-name="T66"> </text:span>Graece nominatur.<text:line-break/>Vis autem imbecillior redditur vel ob suam temperatio-<text:line-break/>nern immoderatam, vel ob multitudinem concurrentis hu-<text:line-break/>moris, quod etiam evenit in tumoribus praeter naturam.<text:line-break/>Cetera omnia orationis hujus clara sunt.</text:p>
      <text:h text:style-name="Heading_20_2" text:outline-level="2">LXVI.</text:h>
      <text:p text:style-name="P14"><text:span text:style-name="T1">Quodst non quae juxta os sunt, fed</text:span> ipfa <text:span text:style-name="T1">caro mucosa stat,<text:line-break/>nihilominus subinde morbus et dolor revertit, st quis<text:line-break/>corpore laboraverit i quocirca dare vinculum expedit et<text:line-break/>bonum et valde accommodatum , donec siccetur discutia-<text:line-break/>turque sanguis in attrito loco suffusus et caro integra<text:line-break/>ibi augeatur. Augetur autem ojsts caro.</text:span></text:p>
      <text:p text:style-name="P10">Caro et quaelibet pars sanguinem habens non per se<text:line-break/>mucofa fit; id enim quod proprie in ipsis superat tale est,</text:p>
      <text:p text:style-name="P12">quale in fluxu atque in dejectionibus obniecinoris imbe-<text:line-break/>cillitatem conspicitur. Quocirca ubi ossa, cartilago, mem-<text:line-break/>branae laeduntur, mucosus humor saepe contrahitur; carne<text:line-break/>affecta raro, idque 'vel propter consortium quod haec ha-<text:line-break/>bet cum ejusmodi partibus vel propter humorem copiose<text:line-break/>defluentem, ubi mucosus succus aut pituita in ea contra-<text:line-break/>hitur. Constat autem ejusmodi succum maximo negotio<text:line-break/>excerni, eo quod nec perfusione, cataplasmate aut medi-<text:line-break/>camentis evocari digerique possit, neque ullo alio praesi-<text:line-break/>dio educi, nisi,ex toto antea tenuetur atque in vapores<text:line-break/>resolvatur. Ergo quia 'succus glutinosus in vapores sol- -<text:line-break/>vendus est, idcirco aegre movetur. Ubi vero tale aliquid<text:line-break/>superans relinquitur, leni de causa pars affligitur, quum<text:line-break/>oh lufinnilatem quidquid in reliquo corpore qualitate vel<text:line-break/>modo superans collectum fuerit prompte recipiat.</text:p>
      <text:h text:style-name="P4" text:outline-level="2">LXVI<text:span text:style-name="T81">I</text:span>.</text:h>
      <text:p text:style-name="P89"><text:span text:style-name="T1">Quibus autem neglectus morbus inveteraverit et locum do-<text:line-break/>lor exerceat,</text:span> caroque <text:span text:style-name="T1">mucosa stt, his ferramentum can-<text:line-break/>dens medicina optima est; quodsucaro ipsa mucosa stt,<text:line-break/>adurere convenit ufque ad os ea observatione ne hoc<text:line-break/>ipsum calefiat; ubi inter costas haec suerit, neque stc<text:line-break/>in summo convenit adurere. Cavendum tamen est ne<text:line-break/>candens ferramentum penetret ufque ad panem interio-<text:line-break/>rem.</text:span> Ubi <text:span text:style-name="T1">sudes juxta os attrita este videatur, sed re-<text:line-break/>cens casus stt neque os adkuc vitiatum fuerit, st exi-<text:line-break/>guum vitium stt ita urere convenit stcut dictum, est; stn<text:line-break/>oblongum stt-, quod in oste attollitur, pluribus in locis<text:line-break/>adurere expedit. De costis autem vitiatis dicemus, st-<text:line-break/>mulatque de iis tractabimus ad quorum curationem li-<text:line-break/>namentis est opus* <text:tab/></text:span></text:p>
      <text:p text:style-name="P10">Mucus glutincIus quum dissipari per medicamenta non<text:line-break/>potest, reliqua curatio est adurere, quae quo pacto ad-<text:line-break/>movenda sit aperte declaravit.</text:p>
      <text:h text:style-name="P4" text:outline-level="2">LXVIII.</text:h>
      <text:p text:style-name="P14"><text:span text:style-name="T1">Isuodst femoris articulus e coxa prorumpat, prorumpit au-<text:line-break/>tem in quatuor partes, suepifstrne in interiorem, deinde<text:line-break/>in exteriorem; in. priorem et</text:span> posteriorem <text:span text:style-name="T1">accidit qui-<text:line-break/>dem, fed raro.</text:span></text:p>
      <text:p text:style-name="P10">Qui coxae cavum inspexerit, non est quod desideret<text:line-break/>causam a me doceri, quamobrem in interiorem partem<text:line-break/>saepissime moveatur, deinde in exteriorem, quum imum<text:line-break/>cani non sit omnibus partibus aequale, et articulus, qua<text:line-break/>parte ora humilior est, facilius elabatur.</text:p>
      <text:h text:style-name="Heading_20_2" text:outline-level="2">LXlX.</text:h>
      <text:p text:style-name="P14">Ubi ergo in interiorem <text:span text:style-name="T1">partem venit, crus longius est st<text:line-break/>cum altero conferatur, idque jure duplici de causu. Ofst<text:line-break/>enim quod a coxa sursum procedit ad pectinem, femo-<text:line-break/>ris caput inhaeret cervixque articuli cano sustinetur;</text:span></text:p>
      <text:p text:style-name="P11"><text:span text:style-name="T1">rursus ab exteriori parte clunis cavus apparet; utpote<text:line-break/>quum femoris caput in interiorem partem exciderit.</text:span></text:p>
      <text:p text:style-name="P10">Orationem hanc univerfam initio orsus ipfe ita evi-<text:line-break/>denter adscripsit, ut nemo loqui possit evidentius, sed et<text:line-break/>eorum quae tradit causas etiam adjecit. Quare quod sae-<text:line-break/>pius dicere consuevimus nunc etiam asseremus. Si quis<text:line-break/>consideret quae proponuntur, ea si non ubi primo, faltem<text:line-break/>ubi secundo velcerte tertio legerit percipiet. _ .</text:p>
      <text:h text:style-name="Heading_20_2" text:outline-level="2">LXX.</text:h>
      <text:p text:style-name="P14"><text:span text:style-name="T1">Extremum rursus femur juxta genu spectare cogitur in<text:line-break/>partem exteriorem, similiter crus et pes. Lrgo quum<text:line-break/>pes in interiorem partem convertitur, imperitus medicus<text:line-break/>cum boc alterum confert,, non hunc cum sano, atque<text:line-break/>idcirco crus laesum multo longius videtur, quam integrum.</text:span></text:p>
      <text:p text:style-name="P11">Hoc etiam communiter pertinere ad omnia ossa lu-<text:line-break/>xata antea quoque demonstravimus, quum altera extre-<text:line-break/>mitas spectet scmper in contrariam partem atque ea<text:line-break/>quae prolapsa esu Nunc igitur, femoris capite in interio-<text:line-break/>rem partem prolapso altera extremitas quae ad genu est<text:line-break/>merito in exteriorem convertitur.</text:p>
      <text:h text:style-name="Heading_20_2" text:outline-level="2">LXXI.</text:h>
      <text:p text:style-name="P130"><text:bookmark-start text:name="bookmark154"/>Multisque aliis modis error in his accidit.<text:bookmark-end text:name="bookmark154"/></text:p>
      <text:p text:style-name="P10">Errorem <text:span text:style-name="T32">παρασύνεσιν</text:span><text:span text:style-name="T44"> </text:span>dixit. Quo vocabulo consuesse<text:line-break/>Hippocratem appellare non quemlibet errorem, sed eum<text:line-break/>vero qui proximus est et ea de causa probabilis, supra<text:line-break/>quoque indicavimus. Errant ergo nunc, quatenus in con-<text:line-break/>ferendo affectam partem cum integra in naturali habitu<text:line-break/>decipiuntur. Debuerunt enim integrum eruri recto statu<text:line-break/>extento quod vitiatum est comparare, sed contrarium fa-<text:line-break/>ciunt; integrum enim aestimant ad exemplum vitiari.</text:p>
      <text:h text:style-name="P4" text:outline-level="2">LXX<text:span text:style-name="T81">II</text:span>.</text:h>
      <text:p text:style-name="P14"><text:span text:style-name="T1">Quin nec ad inguen stectere crus poscunt, similiter atque-<text:line-break/>ab integra parte. Adde quod sumoris caput, st con-<text:line-break/>tingatur, inter anum et naturale prominens sentitur.<text:line-break/>Ex his itaque indiciis colligitur in interiorem partem<text:line-break/>femur venijfe.</text:span></text:p>
      <text:p text:style-name="P10">Flectunt quidem, scd cum dolore ac minus perfecte,<text:line-break/>cujus rei caussa sunt posterioris partis musculi illi qui<text:line-break/>semur inflectunt oppositi, quod donec ex toto femur cur-<text:line-break/>vetur sine dolore non sequatur, quoniam ubi sic femur<text:line-break/>exciderit in maximo flexu majorem distentionem ferunt,<text:line-break/>quam secundum naturam conveniat.</text:p>
      <text:h text:style-name="Heading_20_2" text:outline-level="2">LXXllI.</text:h>
      <text:p text:style-name="P14"><text:span text:style-name="T1">Quibus ergo articulus prolapsus fuerit neque repositus stt,<text:line-break/>scd reponi non potuerit neglectiusque stt, dum ingre-<text:line-break/>diuntur, crus circumagunt perinde ac boves plurimumque<text:line-break/>integro pede nituntur.</text:span></text:p>
      <text:p text:style-name="P11">Quum vitiatum crus longius reddatur, femore ita<text:line-break/>prolapsio necesse est hominem bovis modo ingredi: ille<text:line-break/>siquidem' coxae articulum laxiorem habet, sicut ipfe. supra<text:line-break/>in principio hujns operis testatur,- Portasse' non oportuit<text:line-break/>laxiorem dumtaxat articulum causari, sed moventium quo-<text:line-break/>que musculorum imbecillitatem; nam si validi fuissent,<text:line-break/>faclle utique commissuram curvassent, quo facto non ne-<text:line-break/>ceste esset crus in exteriorem partem circumagere. Am-<text:line-break/>bulamus enim utrumque crus invicem sistentes moventes-<text:line-break/>que: ubi enim sinistrum sistimus, tunc dextrum ex poste-<text:line-break/>riori parte in priorem agimus; quod ubi in priori parte<text:line-break/>stabilivimus, alterum rursum a posteriori parte in priorem<text:line-break/>transferimus, sicque rursus hoc in priori parte sistentes<text:line-break/>ad dextrum movendum revertimur; altero crure recto<text:line-break/>humi innixo, altero quod movetur excitato. Quodsi crura<text:line-break/>nec ad inguen nec ad genu curvarentur, cogeremur pror-<text:line-break/>Ius utrumque transferre ligni modo aliquantisper altius.</text:p>
      <text:p text:style-name="P12">excitantes et circumagentes; at quum possint adntramque<text:line-break/>commissuram .curvari modis inter se contrariis, qui tamen<text:line-break/>cruri toti aptissimi sunt, ambulamus haec neque circum-<text:line-break/>agentes neque tanquam ligna excitantes. Quoniam corn-<text:line-break/>missura quae ad inguen est attollit femur in partem<text:line-break/>priorem quae ad genu, id quod inter ipsos et talum est, in<text:line-break/>posteriorem. Quare crus quod transfertur, si longius esset<text:line-break/>quam quod humi insistit, nihil oporteret in exteriorem<text:line-break/>partem circumagere, modo haberet idoneos musculos qui<text:line-break/>celeriter flectere utramque commissuram possent; sed quum<text:line-break/>ob imbecillitatem flectere prompte nequeat et ob dolorem<text:line-break/>recusent, superest ut in orbem circumagant, quum infirmi<text:line-break/>ac dolentes musculi nihil excitare sublime possint, quod<text:line-break/>ligni exemplo nequeat curvari. Hac igitur de causa ma-<text:line-break/>gis quam quod crus longius redditum sit circumagi in <text:span text:style-name="T1">or-<text:line-break/>bem,</text:span> dum homo ingreditur, evidenter intelliges de exem-<text:line-break/>plo quod ipse Hippocrates adjicit. In sequentibus enim</text:p>
      <text:p text:style-name="P12">ait: quandoquidem quicunque ulcus habent in pede aut<text:line-break/>crure non ita possunt crure uti ad ambulandum et pueri<text:line-break/>quoque ita inambulant; his enim licet crus longius non<text:line-break/>reddatur, accidit ut ita ambulent ob supervenientem do-<text:line-break/>lorem , ubi commissuras flectant praecipue .circa inguem<text:line-break/>et circa genu, ac tertio eam quae ad talos est, quum ne-<text:line-break/>cesse sit juxta commissuram hanc extremum crus simum in<text:line-break/>ingressu evadere et sublimem ferre pedem universum;<text:line-break/>nam, nisi hoc fiat, offendet ac potissimum in solo inaequali.</text:p>
      <text:p text:style-name="P90">x<text:tab/><text:tab/>•</text:p>
      <text:h text:style-name="Heading_20_2" text:outline-level="2">LXXlV.</text:h>
      <text:p text:style-name="P14"><text:span text:style-name="T1">Cogunturque regionem juxta ejus partis ilia et juxta ar-<text:line-break/>ticulum prolapsum cavam ostendere et obliquam.</text:span></text:p>
      <text:p text:style-name="P10">Necesse habent ita figurari non ubi crus integrum<text:line-break/>sistentes moveant quod luxatum est et in orbem transfe-<text:line-break/>rnnt, sed ubi vitiato innixi quod integrum est transfe-</text:p>
      <text:p text:style-name="P12">runt: nam quod vitiatum est superpositi corporis fulcrum<text:line-break/>esse non potest erectum, sicut quando naturaliter se ha-<text:line-break/>bebat ad rectam lineam solo haerens, sed obliquum ita<text:line-break/>ut ab inguine in exteriorem partem convertatur, in quam<text:line-break/>etiam inclinant id corporis quod e regione est affecti cru-<text:line-break/>ris, quum periculum sit ne in contrariam cadant. Quo<text:line-break/>fit ut corpus circa ilia prehendant; ilia autem vocat <text:span text:style-name="T32">κε</text:span><text:span text:style-name="T44">-<text:line-break/></text:span><text:span text:style-name="T32">νεῶνα</text:span><text:span text:style-name="T44">, </text:span>eam regionem intelligens quae est inter ossa coxa-,<text:line-break/>rum et costas nothas, quae omnino sine osse esu Sed quum<text:line-break/>neque vitiatum crus ferre corpus possit et propter imbe-<text:line-break/>cillitatem et propter habitum ope indiget. Quam afferunt<text:line-break/>nonnulli aegrotantes, qui re ipfa docti affectum crus manu<text:line-break/>fulciunt, qua maxime opus est, ab exteriori parte scrno- .<text:line-break/>ris insidente, quaeres, quum eos cogat spectare in regio-<text:line-break/>n em cruris affecti, ejus spartis ilia obliqua magis reddit;<text:line-break/>quae ss crure etiam in exteriorem partem non conversu<text:line-break/>ita figurentur, cava videbuntur.</text:p>
      <text:h text:style-name="P4" text:outline-level="2">LXXV.</text:h>
      <text:p text:style-name="P14"><text:span text:style-name="T1">Clunem varo integri lateris neceste est ab exteriori parte<text:line-break/>rotundum efsu: st quis enim ambularet pede integri cru-<text:line-break/>ris in exteriorem partem conversu, reliquum corpus a<text:line-break/>vitiato crure ferri utique cogeret, a quo sustineri mi-<text:line-break/>nime posui. Idam quo</text:span> pacto? Necesie <text:span text:style-name="T1">est igitur ho-<text:line-break/>minem ambulare integri cruris pede in interiorem par-<text:line-break/>tam conversu, non in exteriorem; stc enim integrum crus<text:line-break/>et partem suam et eam quae ad vitiatum pertinet ma-<text:line-break/>xime feret.</text:span></text:p>
      <text:p text:style-name="P10">Explicandi ordine permutato paulo obscurior fit; con-<text:line-break/>venientem vero ordinem servasset, si ita scripsisset sicut<text:line-break/>ego nunc. Clunem vero integri lateris necesse est ab ex-<text:line-break/>teriori parte rotundum esse, eo quod homo inambulet<text:line-break/>crure hoc in interiorem partem spectante; nam si in ex-<text:line-break/>teriorem spectaret, corpus reliquum vitiato crure' ferri<text:line-break/>utique cogeret; quod fieri minime potest, siquidem hoc</text:p>
      <text:p text:style-name="P12">modo integrum crus, ut dictum est, maxime corpus fert,<text:line-break/>scilicet quando homo ambulat integro pede in interiorem<text:line-break/>partem converso: sic enim corpus totum ita sustineri ah<text:line-break/>ipso poterit ut nequeat facile perverti.</text:p>
      <text:h text:style-name="Heading_20_2" text:outline-level="2">LXXVI.</text:h>
      <text:p text:style-name="P14"><text:span text:style-name="T1">At quum regio juxta illa esus partis et juxta 'articulum<text:line-break/>sinuetur, parvi apparent et a latere coguntur ligno in-<text:line-break/>niti ab integro crure: ea enim, parte indigent aliqua<text:line-break/>re quae objecto resistat, in hanc enim clunes conver-<text:line-break/>tuntur et ab eadem onus corporis sustinetur.</text:span></text:p>
      <text:p text:style-name="P13">&gt;</text:p>
      <text:p text:style-name="P10">Quia vitiatum crus corporis partes sibi superjectas<text:line-break/>ferre nequit, propterea integro toto maxime in interio-<text:line-break/>rem partem compulso nituntur et in id spectant corpore<text:line-break/>univerfo. Evenit igitur ut in alteram partem inclinati<text:line-break/>in periculo, sint, ne cadant in eam partem quae vitiatae<text:line-break/>contraria esu Quemadmodum igitur quum vitiato cruri<text:line-break/>innixi sanum transferunt ad priorem partem, vitiatum</text:p>
      <text:p text:style-name="P12">manu fulciunt, ita quum periculum sit ne conversi in in-<text:line-break/>tegrum graviter in terram cadant, ad baculi praesidium<text:line-break/>confugiunt.</text:p>
      <text:h text:style-name="Heading_20_2" text:outline-level="2">LXXV<text:span text:style-name="T81">I</text:span>I.</text:h>
      <text:p text:style-name="P14"><text:span text:style-name="T1">Coguntur item inclinari. </text:span><text:span text:style-name="T1">' </text:span><text:span text:style-name="T1">Necejffe enim habent manu quae<text:line-break/>e regione affecti cruris est, a latere femur suldre, quo-<text:line-break/>niam ubi transferenda crura sunt, non potest quod vi-<text:line-break/>tiatum est ferre corpus, nist contineatur deorsumque<text:line-break/>urgeatur»</text:span></text:p>
      <text:p text:style-name="P91">Rursus hic etiam obscurus suit, quum non praefatus<text:line-break/>sit pergere se ad alteram partem ambulationis: hactenus<text:line-break/>enim de ea parte tractavit, in qua crus quod naturaliter<text:line-break/>habet humi consistit; affectum in priorem partem fertur.<text:line-break/>Nunc agit de aItera in qua affecto cruri innixus sanum<text:line-break/>transfert, de qua parte ambulationis paulo' supra tracta-<text:line-break/>tum esu<text:tab/>.<text:tab/>.<text:tab/>'<text:tab/>ixr.ri</text:p>
      <text:h text:style-name="P4" text:outline-level="2">LXXVll<text:span text:style-name="T81">I</text:span>.</text:h>
      <text:p text:style-name="P14"><text:span text:style-name="T1">His itaque modis 'stgurari necejsu est eas quibus articulus<text:line-break/>in interiorem partem elapsus reconditus non suerit, ho-<text:line-break/>mine nullum consilium capiente quomodo nptifstme figu-<text:line-break/>retur, scd calamitate ipsu edocto ex his figurandi mo-<text:line-break/>dis qui dantur eum eligere, qui stt c ommo discimus :<text:line-break/>quandoquidem quicunque ulcus habent in pede aut crure<text:line-break/>non ita uti crure poscunt ad ambulandum st pueri quo-<text:line-break/>que ita ambulant; ingrediuntur enim affecto crure in<text:line-break/>exteriorem'partem conversu.</text:span></text:p>
      <text:p text:style-name="P10">Quum non uno tantum, sied. duplici statu in ingressu<text:line-break/>utantur qui sic affecti sunt merito dixit, his itaque modis<text:line-break/>figurari: unus quidem status est quum femur manu ful-<text:line-break/>ciunt, alter quum integro cruri innixi in id toti incli-<text:line-break/>nantur, atque idcirco baculo egent. Quo fit ut in con-<text:line-break/>trariae partes corpus inclinent, modo in dextram ubi<text:line-break/>dextro pede insistunt, modo in alteram ubi altero. Hi</text:p>
      <text:p text:style-name="P92">quoque magis indecore ambulant quam quibus femur coxa<text:line-break/>excidens in exteriorem partem prorumpit, quod in fequen-<text:line-break/>tibus perfequetur.</text:p>
      <text:h text:style-name="Heading_20_2" text:outline-level="2">LXX<text:span text:style-name="T81">I</text:span>X.</text:h>
      <text:p text:style-name="P14"><text:span text:style-name="T1">Duo autem lucrantur, duobus enim indigent. Nam cor-<text:line-break/>pus in ingrcjsu non aeque scrtur eo crure quod in ex-<text:line-break/>teriorem partem convertitur, atque eo quod in interio-<text:line-break/>rem,. quum onus non stt e regione illius, scd multo<text:line-break/>magis hujus e cujus regione in ambulando et cruribus<text:line-break/>transferendis onus collocatur. Praeterea st ita figuren-<text:line-break/>tur, ut ajscctum crus spectet in partam exteriorem, quod<text:line-break/>integrum est in interiorem r integrum vicem citerius<text:line-break/>quam cttifstme subibit. Quod ad propositum attinet,<text:line-break/>magni momenti est invenire statum corpori commo-.<text:line-break/>distintum.</text:span></text:p>
      <text:p text:style-name="P10">Ubi laesum crus in exteriorem partem circumagunt<text:line-break/>et integro spectante in interiorem nituntur, duplex sibi</text:p>
      <text:p text:style-name="P12">lucrum comparant: siquidem quod laesum est nec toto<text:line-break/>corpore superiori oneratur nec diu subservit, quum quod<text:line-break/>integrum est paulum intervalli moveatur. Nam fi diligen-<text:line-break/>ter intueri tempus volueris, quo crus utrumque subservit,<text:line-break/>non modo duplum, sed et triplum reperies. Per brevis-<text:line-break/>simum enim spatium celeriterque recta dumtaxat integrum<text:line-break/>crus fertur, permultum tardeque quod affectum est; fiqui-<text:line-break/>dem conspicuum est, quando longior sit ambulatio in or-<text:line-break/>hem quam quae recta est, quamvis utraque iisdem finibus<text:line-break/>terminetur.</text:p>
      <text:h text:style-name="Heading_20_2" text:outline-level="2">LXXX.</text:h>
      <text:p text:style-name="P14"><text:span text:style-name="T1">His autem qui nondum perfecte increverunt, st excidens<text:line-break/>non recondatur, brevius redditur femur, crus et pes,.<text:line-break/>neque enim ofsu similiter in longitudinem augentur, scd<text:line-break/>breviora stunt, femur praesertim.</text:span></text:p>
      <text:p text:style-name="P93">Minus ait reddi crus totum, quibus nondum auctis<text:line-break/>femur luxatum relinquitur quod ut in superioribus oflen-<text:line-break/>dimus, omnium quoque articulorum commune est. Com-<text:line-break/>munis autem rei nunc causam adsignat, quemadmodum<text:line-break/>folitus est: semel enim, ubi aliquod singularium tractat,<text:line-break/>ejus meminit quod commune est; hac igitur de causa, in-<text:line-break/>quit , crus his non augeri neque ali, partim quod articu-<text:line-break/>lus loco motus sit, partiin quod nequeat suo munere<text:line-break/>fungi. Ego autem in superioribus retuli otium 'causam<text:line-break/>esse cur partes neque augeantur neque alantur., quae ambo<text:line-break/>eveniunt articulo luxato i quare non video, quo pacto<text:line-break/>Hippocrates luxatum articulum caussatus otium superjiciat;<text:line-break/>luxata enim non possunt primo prohibere quominus par-<text:line-break/>tes alantur, fed intercedente venarum et arteriarum de-<text:line-break/>pravatione atque otio.</text:p>
      <text:h text:style-name="Heading_20_2" text:outline-level="2">LXXX<text:span text:style-name="T110">I</text:span>.</text:h>
      <text:p text:style-name="P14">Crus <text:span text:style-name="T1">item universum stne carne et stne musculis efficitur,<text:line-break/>ad haec effeminatum tenuiusque, partim quod articulus</text:span></text:p>
      <text:p text:style-name="P12"><text:span text:style-name="T1">loco motus stt, partim quod nequeat suo munere fungi,<text:line-break/>quum naturalem statum non retineat.</text:span></text:p>
      <text:p text:style-name="P10">Partes quibus musculorum natura continetur caro<text:line-break/>sunt, ut in musculis incidendis saepe vidistis, quum duo<text:line-break/>esse eorum principio demonstrarem quae fensu compre-<text:line-break/>henduntur, nempe fibras nervosas et carnem super ipsas<text:line-break/>spissatam. Ergo ubi quis exercitatione et frictione robu-.<text:line-break/>stior evadat, fibrae melius aluntur, caro gracilior fit, sed<text:line-break/>firmior. Ignavis contrarium fere accidit, graciles enim<text:line-break/>fibrae sunt, at caro admodum quidem abundat, sed ob<text:line-break/>humorem mollis esu Ejusmodi enim carne caseus qui.<text:line-break/>adhuc concrescit repraesentatur, sed carne eorum qui<text:line-break/>exercentur, ille qui jam spissatus est; quocirca his musculi<text:line-break/>duri, nervosi et propriis finibus circumscripti conspiciun-<text:line-break/>tur; inexercitatis vero molles et carnosi apparent, ac vel<text:line-break/>nullo modo vel vix circumscripti, quibus propterea -sine</text:p>
      <text:p text:style-name="P12">carne crus reddi Hippocrates asserit. Sed quum hoc quo-<text:line-break/>que fieri ex multa exercitatione intelligeret, ubi dixit<text:line-break/>sine carne, proxime subjecit siue musculis quasi musculis;<text:line-break/>non circumscriptis a finibus qui sensu comprehendantur:<text:line-break/>nullus siquidem ex ipsis musculis ex toto corrumpitur, sed<text:line-break/>sicut corpus sine venis dicimus ubi venae non apparent,<text:line-break/>ita sine musculis quum musculorum fines penitus deli-<text:line-break/>tescunt. Ad haec quum clarius ostendere vellet, su his<text:line-break/>cujusmodi forma cruris sequatur adjecit effeminatum, hoc<text:line-break/>est madens, molle, non adstrictum, sed laxum, quales<text:line-break/>sunt feminae de quarum carne convenienter haec omnia<text:line-break/>dici possent, a quibus translatione usus mutuatur verbum<text:line-break/><text:span text:style-name="T1">estaminatujn.</text:span> Adjungit autem in extrema oratione tenuius<text:line-break/>indicans partes ejus omnes extenuari, quam rem in prin-<text:line-break/>cipio dixerat his verbis brevius redditur. Nam quod ait,<text:line-break/>sine carne ad solam carnis carentiam refertur; quod vero<text:line-break/>dicit brevius reddi crus, ad partes omnes quae breviores<text:line-break/>redduntur.</text:p>
      <text:h text:style-name="P4" text:outline-level="2">LXXXII.</text:h>
      <text:p text:style-name="P14">Namque <text:span text:style-name="T1">usus aliquis id quod</text:span> valde <text:span text:style-name="T1">effeminatum est con-<text:line-break/>firmat, selvll etiam aliquid ex eo quod augeri mem-<text:line-break/>brum in longitudinem prohibebat. Podifstmum autem<text:line-break/>laeduntur, quibuscunque, dum in utero sunt, 'hic articud<text:line-break/>lus elabiturj deinde quibus id accidit, dum in aetate<text:line-break/>sunt admodum tenera, minime quum jam robusti sunt.<text:line-break/>Qua ratione autem ingrediantur qui robusti sunt, jam<text:line-break/>ostendimus.</text:span></text:p>
      <text:p text:style-name="P10">Verbum <text:span text:style-name="T1">aliquis </text:span><text:span text:style-name="T27">μιτιξΐτί</text:span><text:span text:style-name="T10">^</text:span><text:span text:style-name="T27">ος</text:span><text:span text:style-name="T66"> </text:span>dixit, quod apud Iones<text:line-break/>nihil amplius sibi velle quam quod nobis dicitur <text:span text:style-name="T32">ἕτερος</text:span><text:span text:style-name="T66">,<text:line-break/></text:span>id est <text:span text:style-name="T1">alter</text:span> licet ex Herodoto colligere. Utitur enim eo<text:line-break/>frequenter, sicut et verbo <text:span text:style-name="T32">μετεξέτεροι</text:span><text:span text:style-name="T66">, </text:span>quo significat id<text:line-break/>quod nos vocabulo <text:span text:style-name="T32">τινὲς</text:span><text:span text:style-name="T66">, </text:span>id est <text:span text:style-name="T1">aliqui,- fed</text:span> et nunc quo-<text:line-break/>que <text:span text:style-name="T32">μετεξέτερος</text:span><text:span text:style-name="T66"> </text:span>tale quidpiam sonat. Praefatus enim ob<text:line-break/>ignaviam crus ipsis minui, ne quis fortasse rem minus<text:line-break/>bene accipiens existimet, quemlibet partium motum essi-</text:p>
      <text:p text:style-name="P12">cere ut alantur, asserit non omnem, fed quendam hoc<text:line-break/>praestare, nempe moderatum, sicut cetera omnia in uni-<text:line-break/>verso victu salubri, quod ipse et alibi et in una capite<text:line-break/>in sexto de morbis vulgaribus testatur quum inquit: labor,<text:line-break/>cibus, potus, somnus, venus, omnia moderatu.</text:p>
      <text:h text:style-name="Heading_20_2" text:outline-level="2">LXXXIII.</text:h>
      <text:p text:style-name="P14"><text:span text:style-name="T1">Quos tenera aetate calamitas haec invasit plerique in di-<text:line-break/>rigendo corpore negligentes sunt, maleque super inte-<text:line-break/>grum crus circumvolvuntur manu, quae e regione ejus<text:line-break/>est deorsum urgentes. Negligentes item nonnulli sunt<text:line-break/>in recte ambulando, quibus postquam aetas induruit hoc<text:line-break/>vitium accidit. Sed qui tenera aetate hujusmodi cala-<text:line-break/>mitatem experiuntur, st recte educentur, integro crure<text:line-break/>recte inambulant, baculum tamen alae quae integro<text:line-break/>cruri respondet subjiciunt t nonnulli baculum ad utrum-<text:line-break/>que brachium admovent, vitiatum vero crus suspensum<text:line-break/>habent.</text:span></text:p>
      <text:p text:style-name="P11">Quum horno aetate jam robusta ejusmodi calamitatem<text:line-break/>experitur, crure uti potest, quamquam claudicante; par-<text:line-break/>vulis pueris, qui quamvis crura naturaliter haberent, quo-<text:line-break/>nam iis pacto uti possent? Supervenit ignavia quaedam<text:line-break/>circa membri actiones; atque ea de causa <text:span text:style-name="T32">καταβλακεύουσιν</text:span><text:span text:style-name="T66"><text:line-break/></text:span><text:span text:style-name="T32">ὸρθοΰσθαι</text:span><text:span text:style-name="T66">, </text:span>id est in dirigendo corpore negligentes sunt<text:line-break/>atque ignavi. At quid mirum, si ambulantes pueri recte<text:line-break/>claudicare non student, quando ii qui jam robusti sunt<text:line-break/>non sustinent interdum claudicare, sed ut ipse dixit super<text:line-break/>integrum crus circumvolvuntur? Manifeste autem aperuit<text:line-break/>modum motionis ipsorum verbo circumvolvuntur.</text:p>
      <text:h text:style-name="Heading_20_2" text:outline-level="2">LXXXIV.</text:h>
      <text:p text:style-name="P13">Eo <text:span text:style-name="T1">autem sucilius agunt, quo affectum crus brevius habent.</text:span></text:p>
      <text:p text:style-name="P10">Facilius agentes appellat eos qui promptius ingrediun-<text:line-break/>tur, quod contingit ubi vitiatum crus brevius habent.</text:p>
      <text:p text:style-name="P12">Non enim coguntur id circumagere, quemadmodum qui<text:line-break/>aetate firma sunt, quiim luxatus articulus non reponitur,<text:line-break/>quibus crus ob prolapsum articulum longius efficitur, co-<text:line-break/>gunturque, ut ipse antea indicavit; ipsum, dum ambulant,<text:line-break/>in orbem nircumferre.</text:p>
      <text:h text:style-name="Heading_20_2" text:outline-level="2">LXXXV.</text:h>
      <text:p text:style-name="P14"><text:span text:style-name="T1">Atque integro crure nihilo minus valent quam st utrum-<text:line-break/>que integrum ejset.</text:span></text:p>
      <text:p text:style-name="P10">Merito hoc adjungit; jure siquidem integro crure<text:line-break/>utantur aeque ac si utrumque integrum esset, ut quod<text:line-break/>eundem usum praestet; atque ubi utrumque integrum erat,<text:line-break/>similiter nutriatur et robustum sit.</text:p>
      <text:h text:style-name="Heading_20_2" text:outline-level="2">LXXXVI.</text:h>
      <text:p text:style-name="P14"><text:span text:style-name="T1">Jam vero his omnibus caro cruris ejscmlnatur; plerumque<text:line-break/>. autem magis ab</text:span> exteriori <text:span text:style-name="T1">parte quam ab interiori-</text:span></text:p>
      <text:p text:style-name="P11"><text:span text:style-name="T1">Nonnulli autem serunt Amazonas </text:span><text:span text:style-name="T1">suis </text:span><text:span text:style-name="T1">maribus protinus<text:line-break/></text:span>infantibus <text:span text:style-name="T1">articulos sua sude expellere alias ad coxas,<text:line-break/>ad genu alias, ut claudi fiant, ne scilicet mares suminis<text:line-break/>insultentur, sed operarum loco stnt et sutoriam, subri-<text:line-break/>lem aliasve sedentarias artes exerceant. Quae vera necne<text:line-break/>stnt ignoro, scd haec sequi certo scio, st dum infantes<text:line-break/>sunt articuli expellantur.</text:span></text:p>
      <text:p text:style-name="P10">Omnibus ait effeminari carnem ab exteriori parte<text:line-break/>magis quam ab interiori, ubi in interiorem partem pro-<text:line-break/>rumpat: quandoquidem ea pars magis in otio est. Nam<text:line-break/>femoris caput ab interiori parte licet praeter naturam<text:line-break/>moveatur, movetur tamen aliquantum ubi femoris caput<text:line-break/>interiori parte continetur.</text:p>
      <text:h text:style-name="Heading_20_2" text:outline-level="2">LXXXVll.</text:h>
      <text:p text:style-name="P14"><text:span text:style-name="T1">In coxis quidem multum refert in interioremne partem<text:line-break/>articulus excidat an in exteriorem; in genu refert qui-</text:span></text:p>
      <text:p text:style-name="P11"><text:span text:style-name="T1">dem, scd minus. Suus vero claudicandi modus dtrisque<text:line-break/>est , nam quibus in exteriorem procidit, vari magis stunt,<text:line-break/>minus autem recti stant quibus in interiorem partem<text:line-break/>luxatur, Similiter ubi circa talos articulus prorumpat,<text:line-break/>siquidem in exteriorem partem vari stuntr fed stare<text:line-break/>queunt; st in interiorem, valgi et stare minus postsunt.</text:span></text:p>
      <text:p text:style-name="P10">Varos dixit <text:span text:style-name="T27">χνλλούζ</text:span>quo nomine quidam significari<text:line-break/>volunt pravationern quamlibet, generale ipsum existiman-<text:line-break/>tes; alii eam tantummodo, sub qua membrum in exterio-<text:line-break/>rem partem convertitur, in quo casu necesse est extremum<text:line-break/>ejus pedem scilicet in interiorem partem spectare. Quae<text:line-break/>res non mediocriter ad id confert ut pes firmiter insistat,<text:line-break/>ita ut ii qui naturaliter curvis sunt cruribus, <text:span text:style-name="T32">ῥαιβοὶ</text:span><text:span text:style-name="T44"> </text:span>aut<text:line-break/><text:span text:style-name="T32">ῥοικοὶ</text:span><text:span text:style-name="T44"> </text:span>Graece nominantur, firmius pedibus insidant et <text:span text:style-name="T1">ma-<text:line-break/>jori</text:span> negotio subvertantur quam ii qui recta penitus ha-</text:p>
      <text:p text:style-name="P12">bent crura. Id vel ex Archilocho patet quum inquit:<text:line-break/>imperatorem magnum non probo cruribus divaricantibus,<text:line-break/>sed parvum cruribus curvis, pedibus firmiter insistentem<text:line-break/>et animi audacis. Verum curiosa inquisitio significationis<text:line-break/><text:span text:style-name="T32">κυλλοῆ</text:span><text:span text:style-name="T66"> </text:span>nihil ad praefentem locum confert: ex ipsa enim<text:line-break/>oratione ita panum fit, nt Hippocrates nullo modo ob-<text:line-break/>scurus esse videatur. Ergo quibus in exteriorem partem<text:line-break/>articulus procidit, stare magis posse affirmat quam qui-<text:line-break/>bus in interiorem venit. Nam quibus coxae articulus in<text:line-break/>exteriorem partem excidit, pes e regione totius corporis<text:line-break/>collocatur; recedit autem a situ qui e regione est, ubi<text:line-break/>articulus in interiorem partem convertitur. Constat au-<text:line-break/>tem omnes homines qui naturaliter valgi sunt deterius<text:line-break/>stare, neque posse celeriter currere tum parvo momento<text:line-break/>ac levi de causa cadere. Hoc igitur rerum difcrirnen in<text:line-break/>coxa maximum est, deinde in genu, tertio ad talos; com-<text:line-break/>missurae enim magnitudinem noxae quoque magnitudo</text:p>
      <text:p text:style-name="P12">consequitur. Hinc ergo manifestum est eos melius stare<text:line-break/>atque ingredi, quibus femoris caput in exteriorem partem<text:line-break/>prolapsum est, de quo paulo inferius tractabit.</text:p>
      <text:h text:style-name="Heading_20_2" text:outline-level="2">LXXXVIll.</text:h>
      <text:p text:style-name="P14"><text:span text:style-name="T1">Ratio autem incrementi ofstum haec esu Quibus ad talos<text:line-break/>crus exciderit, his pedis asca minimum increscunt, haec<text:line-break/>enim vitio stnitima sunt. In crure augentur, neque<text:line-break/>multo minus, caro tamen minuitur. Sed quibus arti-<text:line-break/>culus qui ad talos est suo loco manet, ille</text:span> qui ad <text:span text:style-name="T1">genu<text:line-break/>elnbitur, his cruris osua non aeque increscunt, sed b</text:span><text:span text:style-name="T54">re</text:span><text:span text:style-name="T1">_<text:line-break/>viffima stunt ut quae vitio proxima stnt. At in pede<text:line-break/>minuuntur quidem, sed non similiter, quemadmodum<text:line-break/>pauUo ante dictum est, quoniam articulus qui ad p</text:span><text:span text:style-name="T54">e</text:span><text:span text:style-name="T1">,<text:line-break/>dem est inviolatus feruatur; quodst uti pede liceret, sicut<text:line-break/>quum varus est, minus adhuc his minuerentur pedis osua.</text:span></text:p>
      <text:p text:style-name="P12"><text:span text:style-name="T1">Quibus vero coxae articulus promovetur, his femoris os<text:line-break/>non pariter increscit, proxime siquidem vitium attingit,<text:line-break/>sed integro brevius evadit. His tamen osta cruris et<text:line-break/>pedis etiam non aeque increscere prohibentur: id autem<text:line-break/>evenit propterea quod et femoris articulat, qui cum crure<text:line-break/>committitur, et cruris, qui cum pede suo loco manet;'<text:line-break/>crus tamen universum his gracilius redditur. Quodst<text:line-break/>crure uti poscent, ojsu magis adhuc augerentur, sicut<text:line-break/>antea quoque dictum est, femore excepto et minus caro<text:line-break/>niinueretur, multo tamen magis quam in sano crure.<text:line-break/>Hujus autem rei indicio sunt illi quibus humeri luxati<text:line-break/>vel a primo natali die vel dum increscunt priusquam<text:line-break/>robusti sunt breviores redduntur.. Hi humeri os brevius<text:line-break/>brachium vero et manum fanis paullo minora habent<text:line-break/>ob causas superius dictas, quia humerus</text:span> laesio <text:span text:style-name="T1">articulo<text:line-break/>propior est, idcirco brevior redditur; brachium vero<text:line-break/>ejusmodi noxae non similiter cedit, quoniam humeri</text:span></text:p>
      <text:p text:style-name="P12"><text:span text:style-name="T1">articulus qui cum brachio committitur in pristina sude<text:line-break/>manet; manus item longius distat a vitio quam bra-<text:line-break/>chium. Ob propositas igitur causas quaecunque osta vi-<text:line-break/>tium attingunt incremento prohibentur: quae non attin-<text:line-break/>gunt , </text:span>non prohibentur, <text:span text:style-name="T1">JMulturn autem sucit ad bonum<text:line-break/>habitum totius brachii labor manus: nam qui humerum<text:line-break/>jam luxatum breviorem habent, pleraque ex manuum ope-<text:line-break/>ribus non minus praestare poscunt manu ejus partis<text:line-break/>quam integraei Neque enim quemadmodum cruribus,<text:line-break/>ita manibus serendum corpus est, sed earum opera levia<text:line-break/>sunt; propter usum vero iis qui luxatum sum humerum<text:line-break/>breviorem habent, caro manus ac brachii non minuitur,<text:line-break/>fed et humerus inde aliqua parte impletur. Ubi vero<text:line-break/>in interiorem partem coxae articulus excedit vel in utero<text:line-break/>matris vel adhuc infantibus caro magis minuitur quam<text:line-break/>in brachio, ea de causa quia crure uti non poscunt.</text:span></text:p>
      <text:p text:style-name="P11">Sermo hic qui sequitur universus perspicuus est, do-<text:line-break/>ctrinae autem capita duo habet. Quae ad prolapfos arti-<text:line-break/>culos propius accedunt magis incremento prohibentur, ema-<text:line-break/>crescuntque; minus quae longius absunt. Femore autem<text:line-break/>luxato multo magis membrum incremento prohibetur at-<text:line-break/>que emacrescit, si in interiorem partem quam si in exte-<text:line-break/>riorem prorumpat, siquidem deterius moventur et claudi-<text:line-break/>cant magis. Meminit autem eorum quos <text:span text:style-name="T32">γαλιάγκωνας</text:span><text:span text:style-name="T66"><text:line-break/></text:span>vocat, quo vocabulo retuli apud ipfum significari eos qui<text:line-break/>ob humeri caput in alam prolapsum dum adhuc increfcunt<text:line-break/>humerum breviorem habent. His ait minus laedi brachium<text:line-break/>totum, quam crus totum illis quibus luxatur articulus qui<text:line-break/>in coxam inseritur, quoniam in multis vitae operibus<text:line-break/>laborant; at non firniliter uti crure possunt quibus <text:span text:style-name="T1">fe-<text:line-break/>moris</text:span> articulus in interiorem partem promovetur.</text:p>
      <text:h text:style-name="P4" text:outline-level="2">LXXXIX.</text:h>
      <text:p text:style-name="P13"><text:span text:style-name="T1">Haec ita habere id testabitur quod paullo infra subjiciemus.</text:span></text:p>
      <text:p text:style-name="P10">Quaenam sunt quorum testimonium allaturum se pol-<text:line-break/>licetur? Haec sane quae ex iis quae praeter naturam<text:line-break/>habent, quae minus moventur magis alimento incremen-<text:line-break/>toque prohibentur. Pollicetur ergo ipfe Hippocrates offeu-<text:line-break/>fururn fe in iis quae paullo infra subdet eorum testimo-<text:line-break/>nium. Ego quuiu ad locum veniam ubi eam rem agit,<text:line-break/>hanc ipsam orationem in memoriam revocabo.</text:p>
      <text:h text:style-name="Heading_20_2" text:outline-level="2">XC.</text:h>
      <text:p text:style-name="P14"><text:span text:style-name="T1">Quibus in exteriorem partem femoris caput elnbitur, crus<text:line-break/>st cum altero extendatur, brevius est, idque non imme-<text:line-break/>rito quum femoris caput non feratur super os, st</text:span><text:span text:style-name="T54">C</text:span><text:span text:style-name="T1">ut '<text:line-break/>quando in interiorem partem procidebat; sed juxtu os<text:line-break/>quod non prohibet, sed natura restdet, in carnem ha-<text:line-break/>rnidarn cedenternque instgat-ur, hac itaque de smusu bre-</text:span></text:p>
      <text:p text:style-name="P11"><text:span text:style-name="T1">vius apparet. Interior autem regio qua crura didu-<text:line-break/>cuntur cava magis conspicitur et gracilior est; exterior<text:line-break/>vero gibba, in quam venerit sumaris caput. Sed et<text:line-break/>clunis apparet superior, quum quae ibi caro est cedat<text:line-break/>capiti femoris, femoris item extremitas quae ad genu<text:line-break/>est intro spectat, non sucus etiam crus et pes.</text:span></text:p>
      <text:p text:style-name="P10">Agit nunc de coxae articulo in alteram partem lu-<text:line-break/>xato , narratque mala quae ibi apparent et causas adjicit,<text:line-break/>quemadmodum in omnibus fecit, nihilque praeterit ex ea<text:line-break/>doctrina quae in experimento aut ratione consistit. Quae<text:line-break/>oratio universa similiter in aperto esu</text:p>
      <text:h text:style-name="Heading_20_2" text:outline-level="2">XC<text:span text:style-name="T82">I</text:span>.</text:h>
      <text:p text:style-name="P14"><text:span text:style-name="T1">Sed neque curvare erus pojsunt perinde ac sanum, Jdag<text:line-break/>sunt ergo notae femoris in exteriorem partam excidentis.</text:span></text:p>
      <text:p text:style-name="P11">Hoc vero accidit ob musculos posteriores qui fluxui<text:line-break/>repugnant, quoniam ita figurati plurimum extendi non<text:line-break/>sustinent.</text:p>
      <text:h text:style-name="Heading_20_2" text:outline-level="2">XCll.</text:h>
      <text:p text:style-name="P14"><text:span text:style-name="T1">Quibus ergo aetate jam robusta prolapsus articulus non<text:line-break/>revertitur, totum crus brevius stt; calx ingrejsu terram<text:line-break/>non contingit, scd planta ima extremique digiti parum<text:line-break/>in interiorem partem spectant, meliusque id crus supe-<text:line-break/>rius corpus fert, quam quibus in interiorem partem ex-<text:line-break/>cestit, partim quia sumor is 'caput et articuli cervix<text:line-break/>quum natura a latera contineatur magna ex parte co-<text:line-break/>xae subjicitur, partim quia extremus pes non cogitur<text:line-break/>in exteriorem partem inclinari: sed prope e regione<text:line-break/>corporis est et aliquantum mogis in interiorem partem<text:line-break/>convertitur.</text:span></text:p>
      <text:p text:style-name="P11">Imam plantam dixit <text:span text:style-name="T32">στῆθος</text:span><text:span text:style-name="T44">, </text:span>quam <text:span text:style-name="T1">-ntdlov</text:span> appellant<text:line-break/>qui in corporibus incidendis veriantur. Ea est ad radi-<text:line-break/>ces digitorum, nam pedis medium naturaliter cavum est,<text:line-break/>quod calce extremo a posteriori parte terminatur, <text:span text:style-name="T1">a</text:span> priori<text:line-break/>plantae principio sic ut pes humi insidat calce, ima planta<text:line-break/>et ea carne quae extremis digitis subjecta est; reliquis<text:line-break/>partibus omnibus quae propositis interjectae funt attolla-<text:line-break/>tur, excepta pedis parte exteriori, qua humi totus insidet.<text:line-break/>Habent autem . nonnulli pedum structuram pravam, ut<text:line-break/>quibus medius pes ab interiori parte non sit navus, quos<text:line-break/>a- pedibus planis Graeci nominant <text:span text:style-name="T32">λειόποδας</text:span><text:span text:style-name="T44">. </text:span>Sed bos, ut<text:line-break/>qui similem valgis pedum structuram habeant, in hoc ser-<text:line-break/>mone praeteriit. Quae sequuntur igitur animadvertens in<text:line-break/>iis qui naturaliter figurati sunt perpende. Namque hi<text:line-break/>quum moderate progrediuntur toto calce, ima planta ac<text:line-break/>digitorum parte carnosa humi haerent; quodsi enitantur</text:p>
      <text:p text:style-name="P12">maxime progredi, principio calci insidunt; deinde quum<text:line-break/>jam transferunt in priorem partem alterum crus, tunc<text:line-break/>imae quoque plantae innituntur; postremo ubi plurimum<text:line-break/>similiter altero pede progressi sunt, calce terram contin-<text:line-break/>gere incipiunt, tuncque pedis ante consistentis calcem<text:line-break/>quidem attollunt, extremos vero digitos in solo collocant.<text:line-break/>Eorum igitur qui naturaliter habent ambulatio hujusmodi<text:line-break/>esu Sed ut quibusdam ex vitio aliquo crus longius sit<text:line-break/>aut brevius, utrumque duplici de causa accidit. Longi-<text:line-break/>tudinis causa est humor multus nervorum vel articulus<text:line-break/>luxatus, quomodo supra diximus, brevitatis siccitas et ar-<text:line-break/>ticulus luxatus in eam partem quam nunc proposuit.<text:line-break/>Priores quidem ingrediunturad eum modum, quem paullo<text:line-break/>supra indicavit; reliqui sicut nunc docet primo ostendens,<text:line-break/>femoris caput carnoso loco excipi et non osse, ut in primo<text:line-break/>casu femoris erumpentis quem proposuit. Cedit igitur in<text:line-break/>hac parte caro singulisque musculis ad suum initium <text:span text:style-name="T1">at-<text:line-break/>tractis</text:span> fit nt totum quoque femur sursum trahatur. Me-</text:p>
      <text:p text:style-name="P94">rito itaque-erus brevius altero fe ostendit, neque terram<text:line-break/>contingere similiter potest, atque ubi naturaliter habuit.<text:line-break/>Hi ergo quum ingredi necesse habent, contrario modo<text:line-break/>pedem figurant, atque ii qui ante propositi funt, quibus<text:line-break/>affectum crus integro longius reddebatur: illi enim juxta<text:line-break/>talum pedem simum figurabant digitos excitantes. Contra<text:line-break/>hi pedem inclinant inflectuntque et terram contingere ex-<text:line-break/>tremis digitis cupiunt; atque hac de causa ab affecta coxa<text:line-break/>se demittunt, ut humi innitantur non Iolum extremis<text:line-break/>digitis, sed magna ex parte ima planta quam retuli ab<text:line-break/>iis qui in corporibus incidendis verfantur vocari <text:span text:style-name="T1">ittdsov;<text:line-break/></text:span>Hippocrates autem eam dixit <text:span text:style-name="T32">στῆθος</text:span><text:span text:style-name="T44">. </text:span>Quodsi velint calce<text:line-break/>terram contingere, demitti multum ab affecta coxa cogen-<text:line-break/>tur, periculumque erit ne inclinati in alleram partem<text:line-break/>cadant. Qua de causa neque uti calce ejusmodi homines<text:line-break/>lentanti<text:tab/>- ,</text:p>
      <text:h text:style-name="P4" text:outline-level="2">XCIll.</text:h>
      <text:p text:style-name="P14">Ubi caro in <text:span text:style-name="T1">quam artiqulus excejsa jam trita est et glu-<text:line-break/>tinosa evasit, dolor tempore conquiescit: quo cesumte<text:line-break/>ingredi absque baculo poscunt, st alioquin velint, potest-<text:line-break/>qiie nstsucto crure suri corpus. His ergo quum crure<text:line-break/>utantur caro minus effeminatur quamsopaulo ante pro-<text:line-break/>positis; effeminatur autem vel magis vel minus, sure<text:line-break/>tamen magis ab interiori parte quam ab exteriore.<text:line-break/>Alii vero ex iis nequeunt calceamenta sibi induer-e, pro-<text:line-break/>pterea quod crus non curvetur, aliis id licet. Quibus<text:line-break/>autem feu in utero matris feu vi, dum adhuc increscunt,<text:line-break/>hujusmodi articulus exciderit, neque repositus suerit;<text:line-break/>quibus item morbo elapsus suerit expulfusque: complura<text:line-break/>enim talia eveniunt ubi aliquibus horum femur corrum-<text:line-break/>patur , suppurationes babent diuturnas et linamentis in-<text:line-break/>digent , atque ojst</text:span><text:span text:style-name="T27">α</text:span><text:span text:style-name="T10"> </text:span><text:span text:style-name="T1">nonnullis nudantur et sumaris os tam<text:line-break/>ubi corrumpitur quam ubi non corrumpitur multo bre-</text:span></text:p>
      <text:p text:style-name="P11"><text:span text:style-name="T1">vius reddatur, neque ad suni exemplum augetur; prae-<text:line-break/>terea osta hujus cruris breviora</text:span> siunt quam <text:span text:style-name="T1">alterius,<text:line-break/>parum tamen ob easdem causas quae ante expositae<text:line-break/>sunt. Ingredique hujusmodi homines pojsunt, nonnulli<text:line-break/>quidem eo modo, quo illi quibus aetate jam suma ar-<text:line-break/>ticulus excidit, neque repostius esu</text:span></text:p>
      <text:p text:style-name="P10">Locum tritum dixit translatione usus a locis ambu-<text:line-break/>latione tritis. Est autem ejus oratio talis: femoris caput<text:line-break/>suo loco motum in' exteriorem partem figitur in carnem;<text:line-break/>iis vero qui sic affecti sunt a principio dolet cero, quam<text:line-break/>premit femoris caput, procedente tempore occallescit per-<text:line-break/>inde quasi fossorum manus. Ubi id accidit sedes fit com-<text:line-break/>missurae similis, quum femur tritu loco utatur, non secus<text:line-break/>atque antea cavo coxae: nam praeter cetera quidem ea<text:line-break/>parte humor colligitur, qui in principio quidem copiose</text:p>
      <text:p text:style-name="P12">ob inflammationem coit, dein tenuiori sui parte et aquosa<text:line-break/>magis a superjectis medicamentis dissipata reliqua remanet<text:line-break/>quae glutinosa est et mucosa, haec ad motionem capitis<text:line-break/>femoris maxime confert. Ob quem humorem trito hoc<text:line-break/>loco tanquam articuli sinu utuntur, magis autem' incli-<text:line-break/>nantur in exteriorem partein quam in interiorem. Di-<text:line-break/>ctum autem est in superioribus quoque partes contrarias<text:line-break/>iis quae luxatum articulum recipiunt graciliores fieri et<text:line-break/>molliores, quatenus magis in otio sunt; eas vero in quas<text:line-break/>prolapsus articulus figitur, quamvis praeter naturam, ali-<text:line-break/>quantum tamen moventur; illae unde recessit per se qui- -<text:line-break/>dem non moventur, sed paullulum per alias quae primo<text:line-break/>motae sunt, quum partes in quibus articulus erat effemi-<text:line-break/>nentur. Atque hoc est id testimonium quod allaturum <text:span text:style-name="T1">fe<text:line-break/></text:span>pollicitus est. In sequentibus de partibus quae plus mi-<text:line-break/>nusve emacrescunt extenuanturque.</text:p>
      <text:h text:style-name="P4" text:outline-level="2">XClV.</text:h>
      <text:p text:style-name="P14">Nonnulli vero <text:span text:style-name="T1">toto pede insistunt, cogunturque ob cruris<text:line-break/>brevitatem in ingrestsu a recto habitu et qui stne incli-<text:line-break/>natione est in affectam partem inclinari et ab inclina-<text:line-break/>tione quae in affectam partem est rursus attolli atque<text:line-break/>erigi. Haec itaque stc eveniunt, ubi et quod ad stgu-<text:line-break/>randi rationem attinet et quod ad cetera quae conve~<text:line-break/>niunt fuerint diligenter a pueris instituti, priusquam itu<text:line-break/>confirmentur ut inambulare postint; diligenter item ac<text:line-break/>recte, postquam canstrmatl suerint. Summam vero cu-<text:line-break/>ram postulant quibus aetate maxime tenera hoc infor-<text:line-break/>tunium accidit; nam st negligantur, quum teneri stnt<text:line-break/>crus universum inutile ejstcitur et minime increscit;<text:line-break/>caro 'item totius cruris magis minuitur quam in spuo,<text:line-break/>multo tamen minus-iis quam quibus in interiorem par-<text:line-break/>tem excejstt, idque usus ac laboris causa, quum statim<text:line-break/>uti crure postint, quemadmodum supra de iis diximus<text:line-break/>quibus ob humeri caput jam in alam prolapsum hume-<text:line-break/>rus brevior redditur. Inveniuntur autem nonnulli qui-</text:span></text:p>
      <text:p text:style-name="P12"><text:span text:style-name="T1">bus in utero penitus, alii quibus sub morbo utriusque<text:line-break/>cruris articulus in exteriorem partem prolabitur. Ilis<text:line-break/>ergo offa ejusmodi vitio vexantur, fed caro minime<text:line-break/>esc eminatur S crura autem habitiora stunt, nist st ab in-<text:line-break/>teriori parte parum emacrescant. Ea vero de causa<text:line-break/>habitiora sunt, quia hi utroque pariter utuntur.</text:span></text:p>
      <text:p text:style-name="P10">A recto habitu et qui sine inclinatione est in affectam<text:line-break/>partem inclinari et rursus ab inclinatione attolli atque<text:line-break/>erigi <text:span text:style-name="T32">διαῤῥεπειν</text:span><text:span text:style-name="T44"> </text:span>dixit. Quod quid sibi velit et in supe-<text:line-break/>rioribus ostendimus et hic quoque, ostendemus. Namque<text:line-break/>ubi femur in exteriorem partem promovetur, a musculis<text:line-break/>qui ibi sunt furium attractum, quemadmodum ante dictum<text:line-break/>est, innexum crus totum sublimius reddit atque ea de<text:line-break/>causa vix terram contingit. Quamobrem coguntur ima<text:line-break/>tantum planta humi insidere, dum ambulant, universo<text:line-break/>corpore in affectum crus converso, quum huic innituntur.<text:line-break/>Necessario itaque tibi sano inniti debent, quum quod lae--</text:p>
      <text:p text:style-name="P12">sum est in priorem partem transferunt, in sanum sursus<text:line-break/>convertuntur femore erecto, ita ut scmper in ingressu<text:line-break/>duos habitus invicem mutent varientque: nam quo tem-<text:line-break/>pore integro crure insistunt, erecto corpore attolluntur<text:line-break/>simul et ambulant, quo rursus laeso humiliore nituntur,<text:line-break/>demittunt se atque in.id inclinantur. Mutare igitur cor-<text:line-break/>pus modo a recto habitu et sine inclinatione in affectam<text:line-break/>partem .inclinando et ab inclinatione quae in affectam<text:line-break/>partem est, rursus attollendo atque erigendo <text:span text:style-name="T32">διαῤῥεπειν</text:span><text:span text:style-name="T66"><text:line-break/></text:span>dixit <text:span text:style-name="T1">uno verbo propositam habitus mutationem exprimens.</text:span></text:p>
      <text:h text:style-name="Heading_20_2" text:outline-level="2">XCV.</text:h>
      <text:p text:style-name="P14"><text:span text:style-name="T1">Similiter enim ab utraque parte in ingrefsu agitantur<text:line-break/>omnibusque apparent admodum in •exteriorem partem<text:line-break/>prominentibus, propterea quod excejscrunt.</text:span></text:p>
      <text:p text:style-name="P95">Quibus utrique crurum articuli in exteriorem partem<text:line-break/>exciderunt, mutatio totius corporis, dum ingrediuntur, in<text:line-break/>utroque crure similis est habitui qui accidit, quum altero<text:line-break/>dumtaxat luxato aeger ipso innititur, atque ad ilia cur-<text:line-break/>vatur deprimiturque : allero enim tantum luxato, quum<text:line-break/>horno affecto cruri insistit, eo modo quem nunc diximus<text:line-break/>figuratur, sed contrario, quum alteri nititur, corpus enim<text:line-break/>attollit erigitque et ilia recta continet. Constat ergo eum<text:line-break/>tunc dissimiliter figurari, sed in hoc casu aegri eodem<text:line-break/>statu ab utraque parte tam dextra quam sinistra continen-<text:line-break/>tur. Agitantur autem hic nihilominus, dum invicem utri-<text:line-break/>que cruri innituntur, quod ipse dixit <text:span text:style-name="T32">σαλεύουσιν</text:span><text:span text:style-name="T66"> </text:span><text:span text:style-name="T32">ἐν</text:span><text:span text:style-name="T66"> </text:span><text:span text:style-name="T32">τῇ</text:span><text:span text:style-name="T66"><text:line-break/></text:span><text:span text:style-name="T32">ὸδοιπορἰη</text:span><text:span text:style-name="T66">, </text:span>id est in ingressu agitantur. Agitari expressit<text:line-break/>vocabulo <text:span text:style-name="T32">σαλεύειν</text:span><text:span text:style-name="T66">, </text:span>quod idem significat ac <text:span text:style-name="T32">διαῤῥὲπειν</text:span><text:span text:style-name="T66">. </text:span>Ac-<text:line-break/>cidit igitur hic ut similiter utraeque corporis partes figu-<text:line-break/>rentur, quum utrumque crus invicem terrae innitatur,<text:line-break/>quod, ut ostensum est, ipsis ante non eveniebat,<text:tab/>'</text:p>
      <text:h text:style-name="P4" text:outline-level="2">XCVI.</text:h>
      <text:p text:style-name="P14"><text:span text:style-name="T1">&lt;Sed nist his ojsu vitientur neque gibbi supra coxas stant;<text:line-break/>nonnulli enim hujusmodi vitiis prehenduntur, nist, in-<text:line-break/>quam, tale quid eveniat, in ceteris sutis fani degunt.</text:span></text:p>
      <text:p text:style-name="P10">Nonnulli ex iis quibus crura sic luxantur propter<text:line-break/>communitatem gibbi fiunt, nempe quum inflammatio ver-<text:line-break/>tebrarum ligamentis primo oriatur, tum durae quaedam<text:line-break/>reliquiae remaneant. Id fiquidem et extrinsecus accidere<text:line-break/>ridemus popliti, cubito et digitis non raro, quum articu-<text:line-break/>lus contrahitur, <text:span text:style-name="T32">ἀγκύλην</text:span><text:span text:style-name="T44"> </text:span>Graeci dicunt. Patetque in hu-<text:line-break/>jusmodi juncturis articulum prae tumoris duritie contrahi,<text:line-break/>quum chorda musculos qui eam partem tendunt minime<text:line-break/>sequatur, sicuti quum ob durum tumorem flectentes non<text:line-break/>sequitur, commissura quae sic • affecta est tenditur, quod<text:line-break/>malum Graeci nominant <text:span text:style-name="T32">ὸρθόκωλυν</text:span><text:span text:style-name="T66">. </text:span>Potest igitur ob ta-</text:p>
      <text:p text:style-name="P12">lem quendam durum tumorem spina depravari; potest et<text:line-break/>propter consortium fub crudo duroque tuberculo idem vi-<text:line-break/>tium experiri. Sed quo pacto ejusmodi affectibus spinae<text:line-break/>perversio superveniat supra posuimus, ubi de ipsa proprie<text:line-break/>tractavimus.</text:p>
      <text:h text:style-name="Heading_20_2" text:outline-level="2">XCVI<text:span text:style-name="T82">I</text:span>.</text:h>
      <text:p text:style-name="P13">Minus <text:span text:style-name="T1">tamen toto corpore increscunt capite excepto.</text:span></text:p>
      <text:p text:style-name="P10">Quibus coxae articulus in exteriorem partem prola-<text:line-break/>bitur melius ingrediuntur quam quibus lu interiorem<text:line-break/>ubi inflammationis periculum effugerint et praecipuarum<text:line-break/>partium, cui opportuniores sunt quam illi. Articulus<text:line-break/>enim quum in interiorem partem luxatur, super os fertur,<text:line-break/>quod non premitur quum durum sit, neque huic malo<text:line-break/>patet; at exterior femoris regio, quum maximis musculis</text:p>
      <text:p text:style-name="P12">comprehendatur, ingenti dolore torquetur. Premuntur enim<text:line-break/>articulo in eam prolapso, terunturque et extenduntur tu-<text:line-break/>more. praeter naturam, nempe femoris capite, e.t sentiunt<text:line-break/>omne id quo vexantur ac propterea dolent. Ergo pro-<text:line-break/>pter musculos qui articulum admittentes teruntur premuu-<text:line-break/>turque, atque idcirco inflammantur et ceterae partes ad-<text:line-break/>junctae et quae circa spinam funt afficiuntur et aeger ad-<text:line-break/>huc increscat, non secus ac femur incremento prohiben-<text:line-break/>tur et minores fiunt atque omnino deteriores. Illius<text:line-break/>autem meminisse oportet, quod jam saepius dictum est et<text:line-break/>eorum testimonium est quae paulo ante proposita funt.<text:line-break/>Ubi qui adhuc augentur sic laeduntur, partes minus in-<text:line-break/>crescunt; quibus vero aetate firma id accidit, minus aIun-<text:line-break/>tur et molliores evadunt. Spina minus aucta sequitur<text:line-break/>ut reliquum corpus hujusmodi hominibus minus reddatur:<text:line-break/>infra enim crura afficiuntur, super crura usque ad caput</text:p>
      <text:p text:style-name="P12">spina sita esu Itaque nbi haec minor fit, minus item<text:line-break/>crus lotum merito dicit his hominibus universum corpus<text:line-break/>minus increscere excepto capite.</text:p>
      <text:h text:style-name="Heading_20_2" text:outline-level="2">XCV<text:span text:style-name="T82">III</text:span>.</text:h>
      <text:p text:style-name="P14">At <text:span text:style-name="T1">ubi in posteriorem partem femoris caput prolabitur,<text:line-break/>prolabitur autem raro, extendi non patest crus, neque<text:line-break/>'ad articulum luxatum, neque admodum ad poplitem}<text:line-break/>sud ex omnibus partibus in quas hic articulus concidit,<text:line-break/>ubi in posteriorem excidat, commistura quae ad inguen<text:line-break/></text:span>ei <text:span text:style-name="T1">quae ad popiitem minime extenditur,</text:span></text:p>
      <text:p text:style-name="P10">Eemoris caput ob causam quam supra declaravimus<text:line-break/>rn propositam nunc partem paucis excidit, quoniam suili- ..<text:line-break/>cet cavi latitudo inaequalis esu Quocirca qua minor est,<text:line-break/>magis procidit, atque ea de causa magis lu interiorem<text:line-break/>partem; qua major paucis, et ob id, in posteriorem raro<text:line-break/>procidit, in quam nbi movetur crus ad inguen, • nullo</text:p>
      <text:p text:style-name="P12">-modo extenditur ad genu non ex toto. Utriusque causa<text:line-break/>est musculorum sitps, quorum naturam perfecte indicavi-<text:line-break/>mus in opere de -musculis incidendis et in fecundo libro<text:line-break/>de: ratione, corporum incidendorum. Ut autem in memo-<text:line-break/>ria habeatis• quae saepius intuiti estis, incisa simia,<text:span text:style-name="T53">;</text:span> hoc<text:line-break/>enim animal structuram habet maxima ex parte homini<text:line-break/>similem , primum meminisse debetis musculi qui a lumbis '<text:line-break/>ortus ad parvum femoris tuberculum pertinet; deinde<text:line-break/>alterius qui ab osse quod pubi subesi ad idem tuberculum<text:line-break/>intendens cum superiori conjungitur. Hi ergo vehementer<text:line-break/>extenduntur-, quum femoris caput in posteriorem, partem<text:line-break/>elabitur ibi implicati' et circa coxae cavum in orbern vo-<text:line-break/>luti. Atque ubi is quem hoc vitium exercet extendere<text:line-break/>articulum . tentet, oportebit universum femur lu posterio-<text:line-break/>rem partem. circumvolvi; lu quo casu propositi <text:span text:style-name="T1">duo,</text:span> mu-<text:line-break/>fculi potissimum' laedentur, ut qui plurimum trahantur<text:line-break/>extendanturque. Nam quum longiores quam ante.facti •<text:line-break/>sint, ulterius extendi citra dolorem nequeunt;, quumque</text:p>
      <text:p text:style-name="P12">longiores fieri noti possint, commissuram extendi non pa-<text:line-break/>tiuntur.; Hac igitur de causa qui sic affecti sunt exten-<text:line-break/>dere erus ad inguen non possunt,' neque etiam <text:span text:style-name="T1">ad</text:span> genu,<text:line-break/>propterea quod femoris caput suo cavo prolapsum conti-<text:line-break/>netur in posteriori parte illius ossis a quo recipi solet.<text:line-break/>Quodsi futurum esset ut femoris caput extentum ad genu<text:line-break/>inguine penitus curvato multum attolleretur, necesse<text:line-break/>esset ut femoris caput <text:span text:style-name="T1">a</text:span> coxa plurimum in posteriorem<text:line-break/>partem excederet Quod fieri non potest, nisi convella-<text:line-break/>tur musculus quo exceptus est, quum ex naturali sede<text:line-break/>procidit. In commissura ergo quae ad inguen est neutrum<text:line-break/>fieri potest ex iis quae fiebant, priusquam articulus pro-<text:line-break/>cidisset: nam neque'perfecte extundi ’ neque .perfecte cur-<text:line-break/>vari potest. Quid ergo Hippocrates alterum dumtaxat ad-<text:line-break/>scripsit? 'An quia postquam luxatus articulus est erus<text:line-break/>curvatum protinus apparet?- utpote. quum imum femur ad<text:line-break/>genu eatenus in priorem partem excedat, quatenus sum-<text:line-break/>inum in"&gt; posteriorem et quatenus ad inguen erus curvaa<text:line-break/>tur; quo fit ut posteriores musculi, qui ad poplitem sunt</text:p>
      <text:p text:style-name="P12">superioribus capitibus extendantur, quum femur sic retro'<text:line-break/>prolapsus est; his autem superne extentis extenditur una<text:line-break/>reliquum eorum corpus ufque ad chordas, quae perveniunt<text:line-break/>ad crus, quibus extentis poples curvatur. Quocirca qui-<text:line-break/>bus sic articuli luxantur, curvatae merito utraeque coni-<text:line-break/>missurae conspiciuntur. Igitur quia extendere ipsas ne-<text:line-break/>queunt , praecipue eam quae ad inguen est, idcirco non<text:line-break/>dixit tantummodo has commissuras non posse extendi, fed<text:line-break/>in ea quae ad coxam est id simpliciter protulit,, in ea<text:line-break/>quae ad genu adjecit <text:span text:style-name="T32">κάρτα</text:span><text:span text:style-name="T66">, </text:span>hoc est <text:span text:style-name="T1">admodum,</text:span> utpote<text:line-break/>quoe extendi possit, non admodum tamen, nam si id pos-<text:line-break/>set, a naturali statu recederet. Supervenit autem haec<text:line-break/>noxa ob eandem causam ob quam ab articulo luxato pro-<text:line-break/>tinus poples curvatur. Illud enim scire licet commune<text:line-break/>.omnium depravationum, quod ubi partes aliquae exten-<text:line-break/>dantur, quae cum his continuantur, sequentes ad ipsas<text:line-break/>convertuntur. Nulla enim ex iis quae sic fuo vitio con-</text:p>
      <text:p text:style-name="P12">versae sunt naturalem sedem relinquit, sed ab ea cum<text:line-break/>qua continuatur attrahitur. Haec autem attrahit communi’<text:line-break/>una ratione, quod tendatur; sed tenditur non una de<text:line-break/>causa, siquidem intendi solet, ubi ultra debitum humore<text:line-break/>impleatur, siccescat inflammatione vel duro tumore te-<text:line-break/>neatur vel locum mutat. Quare cuncta haec Hippocrates '<text:line-break/>in sequentibus latius adscripsit cujus nos sermonem sequuti<text:line-break/>verba omnia enodabimus.</text:p>
      <text:h text:style-name="Heading_20_2" text:outline-level="2">XCIX.</text:h>
      <text:p text:style-name="P14"><text:span text:style-name="T1">Illud etiam ignorare non oportet; utilifstmum enim et ma-<text:line-break/>ximi momenti est ac plerosque latet, quod nec qui bene<text:line-break/></text:span>valent <text:span text:style-name="T1">extendere poplitis commisturam poscunt, nist si-<text:line-break/>mul extendant eam qdae ad inguen, praeterquam -ubi<text:line-break/>pedem admodum attollunt, stc enim pojsent. PH ergo</text:span></text:p>
      <text:p text:style-name="P12"><text:span text:style-name="T1">poplitis articulum curvare non similiter postsunt, scd<text:line-break/>multo aegrius, nist inguinis quoque articulum curvent.</text:span></text:p>
      <text:p text:style-name="P10">Conjunctionem quam posuit in partibus quae moveri<text:line-break/>aliquo, modo prohibentur non suo vitio, sed earum cum<text:line-break/>quibus consortium habent nunc docere incipit in musculis<text:line-break/>qui naturaliter habent, quorum nullus initium sumit a fe-<text:line-break/>more, quamquam multi funt. Nonnulli enim ab osse quod<text:line-break/>ad.ilia pertinet oriuntur, nonnulli a coxa, unus tantum<text:line-break/>ab osse quod pubi subesu Hac igitur de causa commissu-<text:line-break/>ras moveri simul necesse est , sicut nunc in pede et poplite<text:line-break/>ostensum est, in quibus apparet etiam consortium quod<text:line-break/>cum inguine , habenti Nam sicut demonstratum est, quem-<text:line-break/>admodurn musculi qui posteriorem ipsorum partem movent,<text:line-break/>ut dixi, lu femore imo ad radices tuberculorum incipiunt,<text:line-break/>ita qui per priorem cruris partem feruntur ex eodem imo<text:line-break/>femore dependent.' Quare necesse est intendi posteriores</text:p>
      <text:p text:style-name="P12">quidem, quum poples extenditur, priores, quum curvatur.<text:line-break/>Ubi ergo tendantur magis quam eorum naturae conveniat,<text:line-break/>oppositi renituntur et minime sequuntur. Voco autem<text:line-break/>oppositos eos qui extendunt iis qui curvant, id est prio-<text:line-break/>res posterioribus. Duobus autem musculis exempli gratia<text:line-break/>contentus ero ad hujus loci explanationem, quum qui in<text:line-break/>corporibus incidendis omnes cruris musculos intuiti sunt,<text:line-break/>ex his possint de reliquis facere conjecturam; aliis vero<text:line-break/>qui nullo modo intuiti sunt neque sermo de duobus cla-<text:line-break/>rus, erit. Hi ergo orsi ab eo osse quod ad ilia pertinet<text:line-break/>procedunt primo quidem per femoris commissuram quae<text:line-break/>ad inguen est, deinde ubi per femur totum ad alteram<text:line-break/>ejus commissuram quae ad genu est intenderunt; alter<text:line-break/>qui angustior est fertur juxta interius femoris tuberculum<text:line-break/>quod humilius, tum spectans in priorem tibiae partem<text:line-break/>cruri ex interiori parte innectitur; alter qui magnus est<text:line-break/>latescit degenerans in valentissimam chordam, quae misce-<text:line-break/>tur cum altera chorda dependente a maximo ex musculis</text:p>
      <text:p text:style-name="P12">prioris partis, qui a clune inchoatur, patellae autem pri-<text:line-break/>mum superjicitur, dein fertur ad crus. Itaque si crus ad.,<text:line-break/>inguen flectatur, ea parte musculi breviores reddentur; si<text:line-break/>extendatur, longiores. Commissura vero genu ac poplitis,<text:line-break/>ubi extendatur qui super patellam fertur, brevior fit; qui<text:line-break/>ab interiori parte, longior: quare cogetur maxime extendi<text:line-break/>qui a priori parte est, si extendentes commissuram, quae<text:line-break/>ad inguen est conemur poplitem curvare; qui a posteriori,<text:line-break/>si poplite extento inguen curvetur. Ex sublimiori enim<text:line-break/>loco per priorem partem femoris descendens flectitur, inde<text:line-break/>convertitur obliquus et ad priorem tibiae partem porrigi-<text:line-break/>tur. Merito ipse longior evadens primas partes cruris ac<text:line-break/>femoris longiores reddit, ubi excitantur. Ostendimus enim<text:line-break/>in libris de motu musculorum summam contradictionem<text:line-break/>fumrnamque extensionem dolori esse; et musculos quidem<text:line-break/>contrahi dum agunt; extendi vero dum ab oppositis attra-</text:p>
      <text:p text:style-name="P12">huntur. Si quando autem, quum musculi in se ipsos con-<text:line-break/>tracti agunt, oppositi non dolent, simul extenduntur na-<text:line-break/>turaliter quidem in commissuris quae propositum confor-<text:line-break/>tium habeant; praeter naturam vero in illis quae deinceps<text:line-break/>adfcribentur.. Complures autem medici decipiuntur pii-<text:line-break/>tantque eos musculos affectos esse, quorum prohiberi<text:line-break/>actionem viderint, quod magis adhuc perspicuum est in.<text:line-break/>sequentibus.</text:p>
      <text:h text:style-name="Heading_20_2" text:outline-level="2">C.</text:h>
      <text:p text:style-name="P14"><text:span text:style-name="T1">Multa quoque alia in corpore inveniuntur, quae stmilitcr<text:line-break/>germana funt, de nervorum item extensione, musculo-<text:line-break/>rum habitu multa etiam sunt et magis scitu digna quam<text:line-break/>quis existimet; praeterea de intestinis ac ventre universa,<text:line-break/>de utero qui huc atque illuc stertar contrakiturquer Sed<text:line-break/>alibisie his verba Jaciemus germana</text:span> his <text:span text:style-name="T1">quae nunc tra-<text:line-break/>duntur; quod ad hunc locum attinet et extendi crus non<text:line-break/>potest, sunt jam dictum est et brevius apparet duplici</text:span></text:p>
      <text:p text:style-name="P12"><text:span text:style-name="T1">de causa, tum quod non extendatur, tum quod articu-<text:line-break/>lus in carnem clunis eruperit.</text:span></text:p>
      <text:p text:style-name="P10">Antea quoque diximus consuesse Hippocratem eas<text:line-break/>partes nominare germanas, quae, inter sc consortium et<text:line-break/>cognationem habent, quarum id caput est quod nua parte<text:line-break/>vitiata alterius actio, situs, habitus vel magnitudo laedi-<text:line-break/>tur; communis horum omnium causa est in contrariam<text:line-break/>regionem extensio. In situ exempli causa, ut ab eviden-<text:line-break/>tissimis ordiamur, multos vidimus, qui mederi aggrediun-<text:line-break/>tur quod non rite didicerunt; et protinus ubi aliqua pars<text:line-break/>contraheretur et brevior fieret, pristinumque situm peni-<text:line-break/>tus non servaret, ad. eam ipfam remedia adhiberent,<text:line-break/>quamvis nullo vexaretur affectu qui curatione indigeret.<text:line-break/>Itaque ubi musculi ab altera maxillae parte resolvantur,<text:line-break/>ssit ut altera brevior appareat et quasi contracta; sed quae<text:line-break/>laesa est eam fequuta cxtendi. videatur: nam quum musculi</text:p>
      <text:p text:style-name="P12">omnes unam propriam habeant actionem, qua scilicet ad<text:line-break/>sua initia contrahuntur, quando illi qui a sinistra parte<text:line-break/>maxillae siti sunt agendi potestate privantur; qui a dextra<text:line-break/>sunt robusti ac naturaliter habentes agunt, dextram rna-<text:line-break/>xillam universam et labra ad se contrahentes; atque ita<text:line-break/>conspicitur sinistrum labrum extentum et longius reddi-<text:line-break/>tum; dextrum brevius et contractum: ergo in hoc castu<text:line-break/>brevius fit quod integrum est attrahens ad <text:span text:style-name="T1">fe ipsum ma-<text:line-break/>xillae partem</text:span> quae resoluta esu Alibi vero ab eo quod<text:line-break/>affectum est attrahitur convellrturque id quod sanum, sicut<text:line-break/>ubi musculus vel chorda, quum induruit, nequit simul<text:line-break/>cum oppositis dum agunt extendi. Multa quoque similia<text:line-break/>evenire constat in digitis manus, cubito, poplite, quum<text:line-break/>contrahuntur propter vitia musculorum et chordarum in-<text:line-break/>teriorem ; sed ubi extenduntur, Graeci <text:span text:style-name="T32">ὸρθοκύλλους</text:span><text:span text:style-name="T66"> </text:span>dicunt:<text:line-break/>ita enim appellare medici foleut articulos qui extensi sunt</text:p>
      <text:p text:style-name="P12">et curvari non possunt. Hujusmodi quid accidit cicatrici-<text:line-break/>bus magnis ac duris, quae quum ab interiori parte sunt<text:line-break/>articulum contrahunt, quum ab exteriori, ut dixi., sic<text:line-break/>extendunt, ut curvari non possit. Quod ob siccitatem et<text:line-break/>ob ingentem humorum vel fpiri.tus-instantis concursum'eve-<text:line-break/>nire etiam solet: nam quum partes quae sic asseclae sunt<text:line-break/>in se ipsas contrahuntur, - sequitur ut oppositi musculi<text:line-break/>agere nequeant, quum qui contrahuntur partes in contra-<text:line-break/>rium avellant. Sic nervorum distensiones fiunt, quum<text:line-break/>ipsi musculi primo ac praecipue se ipsos, -deinde partes<text:line-break/>ad quas perveniunt ad suum initium contrahunt. Sic et<text:line-break/>uterus interdum sursum fertur, nonnunquam in latus con-<text:line-break/>vertitur, non quod ipse scia actione naturalem sedem <text:span text:style-name="T1">re-<text:line-break/>linquat,</text:span> sed quod ab alio trahatur. Multa vero sunt<text:line-break/>quae attrahunt, nam et ea quibus appenditur et nervi et<text:line-break/>arteriae et venae quae cum eo conjunguntur efficere id<text:line-break/>llnilllllt. Tlnl <text:span text:style-name="T66">1</text:span><text:span text:style-name="T32">Π</text:span><text:span text:style-name="T66"> </text:span>tllmmom »1 rl Ttr vrrtxvt f oc aalonnfl <text:span text:style-name="T32">ΚτίχΧΤί</text:span><text:span text:style-name="T66"> </text:span>r»</text:p>
      <text:p text:style-name="P96">fiunt, quatenus in latitudinem augentur: namque hoc<text:line-break/>commune est corporum omnium quae extenduntur contra-<text:line-break/>hunturque non modo animalium, sed eorum quae inanima<text:line-break/>sunt, cujusmodi sunt utres, facculi, calathi. Uterus-'igi-<text:line-break/>tur hac de causa sursum ac deorsum fertur et quaedam<text:line-break/>intestina musculique complures, ac propterea'membra et<text:line-break/>maxilla. Simile quid supra ostensum ‘est in spina, ubi<text:line-break/>gibba, cava''vel obliqua reddito.</text:p>
      <text:h text:style-name="Heading_20_2" text:outline-level="2">CI.</text:h>
      <text:p text:style-name="P14"><text:span text:style-name="T1">Est enim haec natura ofsts coxae, ubi et caput et cervix<text:line-break/></text:span><text:span text:style-name="T1">femoris </text:span><text:span text:style-name="T1">recipitur, quod quitm hoc luxatum in exterio-<text:line-break/>rem partem natium declive fertur, Curvare quidem<text:line-break/>homo crus potest</text:span><text:span text:style-name="T1">, st </text:span><text:span text:style-name="T1">dolore non prohibeatur,</text:span> . <text:span text:style-name="T32">το</text:span><text:span text:style-name="T66">--’</text:span><text:span text:style-name="T21">1</text:span></text:p>
      <text:p text:style-name="P10">Tenuis est natura ossis coxae in quo cavum contine-<text:line-break/>tur. Patet autem quum femoris caput in posteriorem, par-.<text:line-break/>tem prorumpit ab ea parte quae post cavum est sustineri;</text:p>
      <text:p text:style-name="P8"><text:span text:style-name="T87">ut inter cavum et femoris caput id os sit , quod a poste-<text:line-break/>. riori parteecavum complectitur, hoc quidem est pars co-<text:line-break/>xae cujus nunc meminit quum ait: in exteriorem partem<text:line-break/>natium declive fertur. Manifestum est autem iis qui vi-<text:line-break/>derint ejusmodi locorum sectionem, femoris caput vi cum<text:line-break/>tota cervice expelli in magnum musculum natium, qui<text:line-break/>commissuram hanc extendit. A quo musculo chorda ori-<text:line-break/>tur quae a membrana non abhorret, conjungiturque cum<text:line-break/>-ea chorda quam paulo supra diximus, quae ex duobus<text:line-break/>musculis oria a priore parte femoris ultra patellam ten-<text:line-break/>dens cum tibiae canite connectitur. Ergo hic musculus<text:line-break/>prolapium femoris caput admittens omnium maxime tor-<text:line-break/>quetur, quum sub ipfo prematur distendaturquef quare<text:line-break/>necesse est inflammatione ipsum prehendi fursumque ad </text:span><text:span text:style-name="T94">fe<text:line-break/></text:span><text:span text:style-name="T87">trahere chordam, quam paullo ante commemoravimus a<text:line-break/>membrana </text:span><text:span text:style-name="T92">ήοη</text:span><text:span text:style-name="T90"> </text:span><text:span text:style-name="T87">abhorrentem. Quod quum accidit, conse-<text:line-break/>quens est ut homo doleat ubi poplitem flectit: quatenus</text:span></text:p>
      <text:p text:style-name="P12">enim hic flectitur, hactenus chorda extenditur atteritur-<text:line-break/>que a patella. Haec autem extenta musculum extendit,<text:line-break/>a quo dependet, nempe magnum illum quo, ut retuli, re-<text:line-break/>cipitur femoris caput. Procedente tempore quum muscu-<text:line-break/>lus hic ab inflammatione solvitur contrahitque humorem<text:line-break/>quendam glutinosum, pars ejus quae articulum contingit<text:line-break/>occallescit et poples citra dolorem extenditur, ad quam<text:line-break/>rem sariunt, et alia quae prius proposita sunt de cruris<text:line-break/>musculis.</text:p>
      <text:h text:style-name="Heading_20_2" text:outline-level="2">C<text:span text:style-name="T82">II</text:span>.</text:h>
      <text:p text:style-name="P14"><text:span text:style-name="T1">Tum crus et pes modice recta fe ostendunt, neque multum<text:line-break/>in hanc vel illam partem inclinata.</text:span></text:p>
      <text:p text:style-name="P10">Hippocrates modice <text:span text:style-name="T27">ίηαιχίως</text:span><text:span text:style-name="T44"> </text:span>dixit, quo verbo signi-<text:line-break/>ficari neque perfecte aut omnino vehementer, neque ex<text:line-break/>toto, sed mediocriter, ex ipsius verbis colligitur. Ipfe</text:p>
      <text:p text:style-name="P12">enim subjungens neque multum in hanc vel illam par-_<text:line-break/>tem inclinata aperte demonstrat quum adscripserit, mul-<text:line-break/>tum id cruri accidere, ut non multum, scd ut paullum<text:line-break/>pervertatur depraveturque; atque ob eam rem dixit, tum<text:line-break/>crus et pes modice recta se ostendunt, quasi dixerit has<text:line-break/>partes apparere mediocriter rectas.</text:p>
      <text:h text:style-name="Heading_20_2" text:outline-level="2">C<text:span text:style-name="T82">II</text:span>I.</text:h>
      <text:p text:style-name="P14"><text:span text:style-name="T1">Praeterea in inguine caro mollior sentitur, prnejertim st<text:line-break/>tangatur, utpote quum articulus in alteram partem ex-<text:line-break/>ciderit; sed in natibus st tangatur sumoris caput, vide-<text:line-break/>tur magis prominere. His ergo itatis indicatur femoris<text:line-break/>caput in posteriorem partem procidijsu Cui autem ae-<text:line-break/>tate sum robusta prolapsum restitutum non fuerit, am-<text:line-break/>bulare quidem potest quum tempus procejstt et dolor<text:line-break/>ceffavit , atque articulus volvi in carne consuevit. Co-<text:line-break/>gitur tamen dum ambulat vehementer ad inguina cur-<text:line-break/>vari, idque duplici dc causu quia ob ea quae proposita</text:span></text:p>
      <text:p text:style-name="P11"><text:span text:style-name="T1">sunt crus multo brevius redditur et multum calx abest<text:line-break/>ut terram contingat: nam st vel paulliim tentet eo pede<text:line-break/>sustineri, nulli alteri rei innixus cadet utique in pariem<text:line-break/>posteriorem. Coxae enim quum magis in posteriorem<text:line-break/>partem quam pedum basts excedant, in eam plurimum<text:line-break/>inclinabunt et spina item in coxas uixque ima planta<text:line-break/>consistet. Neque hoc accidet, nist ad inguina sc curvet<text:line-break/>et alterius cruris poplitem stectat, quandoquidem ne-<text:line-break/>cefsu est ut manus quae a parte affecti cruris est in<text:line-break/>quolibet pajsu super femore haereat. Quae res cogit<text:line-break/>ipsum stecti aliquid ad inguina: </text:span>nam <text:span text:style-name="T1">quum in ingrejsu<text:line-break/>crura permutentur, nequit corpus affecto crure sustineri?<text:line-break/>nist id crus manu deorsum ad terram compellatur, quo-<text:line-break/>niam articulus corpori non subjicitur, sed in posteriorem<text:line-break/>partem ad coxam prominet. Ambulare tamen offensus<text:line-break/>stne baculo potest, st alioquin adsueverit, propterea</text:span></text:p>
      <text:p text:style-name="P12"><text:span text:style-name="T1">quod basis pedis e regione pristina spectat, neque in<text:line-break/>exteriorem partem convertitur. Idcirco igitur uihil egent<text:line-break/>baculo quod renitatur, quicunque velint femur non am-<text:line-break/>plius comprehendere, sed invicem baculo inniti, quod<text:line-break/>alae </text:span><text:span text:style-name="T1">ab </text:span><text:span text:style-name="T1">aspecto latere subjiciaturt quod st longius ba-<text:line-break/></text:span><text:span text:style-name="T1">culum </text:span><text:span text:style-name="T1">admoveant, magis erecti ambulant, pes tamen<text:line-break/>terrae non innititur; st inniti velint, brevius admoveant,<text:line-break/>cogentur autem ad inguina curvari. Lmacrefcit etiam<text:line-break/>iis caro pro ratione, quemadmodum antea diximus;<text:line-break/>nam quibus suspenditur crus minimeque laborat, maxime<text:line-break/>extenuatur; sed quum in ingrejsu usui admodum est,<text:line-break/>minime gracile stt ; integrum tamen crus non juvatur,<text:line-break/>sud potius deformius redditur, st vitiato</text:span><text:span text:style-name="T1">, </text:span><text:span text:style-name="T1">utantur terrae<text:line-break/>innixi; nam dum sanum vitiato subservit coxam et po-<text:line-break/>plitem curvari necejsu est; quodst vitiatum crus terram<text:line-break/>non contingat, sed suspensum stt et homo baculo inni-<text:line-break/>tatur, hoc pacto integrum robustius reddetur, quum<text:line-break/>naturaliter habeat et cxe, citatione magis firmetur. At</text:span></text:p>
      <text:p text:style-name="P12"><text:span text:style-name="T1">dicet quis haec praeter medicinam ejse: nam quid<text:line-break/>ultra scire nobis convenit de iis quae curationem non<text:line-break/>admittant ? ' Convenit tamen summopere, intelligenda<text:line-break/>enim haec sunt ab eodem profejsare, quum tanquam<text:line-break/>aliena fejungi nequeant-:</text:span> siquidem <text:span text:style-name="T1">tractare debemus quae<text:line-break/>curationem recipiunt, ne insunabilia evadant, intelligen-<text:line-break/>tes qua potifstmum ratione occurramus quominus insa-<text:line-break/>nabilia efficiantur; </text:span>illa <text:span text:style-name="T1">vero in quibus medicinae locus<text:line-break/>non est dignoscenda sunt, ne maxime noxia reddantur.<text:line-break/>Praeclara autem et ardua praedictio in eo consistit ut<text:line-break/>intelligamus, quo, qualiter et quando singula terminen-<text:line-break/>tur, ac stve in ea mala vertantur in quibus remedio<text:line-break/>suturus locus fit, stve evadere in insunabilia debeant.<text:line-break/>Cetera quibus Vel a primo natali die vel alioquin dum<text:line-break/>increscunt articulus similiter in posteriorem partem ex-<text:line-break/>cidit, neque reconditus fuit, feu vi feu morbo exciderit,<text:line-break/>multis propter morbos stc articuli luxantur, cujusmodi<text:line-break/>tamen stnt hi morbi posthac judicabimus; st prolapsus.</text:span></text:p>
      <text:p text:style-name="P12"><text:span text:style-name="T1">inquam, reversus non est, femoris os breve</text:span> efficitur;<text:line-break/><text:span text:style-name="T1">vitiatur item crus universum minusque increscit et gra-<text:line-break/>dilius redditur, quum nulli usui stt.</text:span></text:p>
      <text:p text:style-name="P10">Praesertim <text:span text:style-name="T32">ποτὶ</text:span><text:span text:style-name="T44"> </text:span>dixit, quam vocem in superioribus<text:line-break/>etiam retuli ab Hippocrate usurpari, ubi intendere velit<text:line-break/>quod proponitur. Est autem oratio talis: in inguine caro<text:line-break/>mollior sentitur, si adspiciatur' et multo magis si locus<text:line-break/>tangatur. Quae sequuntur omnia patent iis qui in me-<text:line-break/>moria habeant quae ante posita funt.</text:p>
      <text:h text:style-name="Heading_20_2" text:outline-level="2">CIV.</text:h>
      <text:p text:style-name="P13"><text:span text:style-name="T1">stitiatur enim bis et articulus qui ad poplitem est, quo-<text:line-break/>' niam nervi ob propositas causas intendunt. Quare qui-<text:line-break/>bus stc coxa exciderit, extendere poplitem non poscunt:<text:line-break/>nam ut surnmatirn dicam quaecunque in corpore ad aU-..<text:line-break/>quem usum fabricata sunt, st quis moderate utatur<text:line-break/>exerceatque in eo laboris genere cui singula adsueverint.</text:span></text:p>
      <text:p text:style-name="P11"><text:span text:style-name="T1">eo pacto bene valent, augentur et ad longam senectu-<text:line-break/>tem perducuntur; st in usu non stnt, sed oiiosu degant,<text:line-break/>morbis patent, non augentur et mature senescunt: id<text:line-break/>praecipue accidit nervis atque articulis, nist quis illis<text:line-break/>utatur. His igitur de causts vitiantur magis, quum<text:line-break/>hoc modo articulus luxatur, quam cum aliis: totum<text:line-break/>enim crus incremento prohibetur et quod ad carnem et<text:line-break/>quod ad ofsu pertinet. Hujusmodi ergo homines quum<text:line-break/>aetate jam robusta sunt, suspensum curvatumque crus<text:line-break/>tenent, sed altero feruntur baculo innixi uno vel etiam<text:line-break/>altero.</text:span></text:p>
      <text:p text:style-name="P13"><text:span text:style-name="T16">L</text:span> <text:span text:style-name="T32">ί</text:span><text:span text:style-name="T66"> </text:span>'</text:p>
      <text:p text:style-name="P10">Evidentissimum est, Hippocratem dixisse coxam ex-<text:line-break/>cidere pro coxae articulo; saepe enim narravimus majores<text:line-break/>nostros nondum tenuisse exquisitam tenuemque nominum<text:line-break/>rationem, in qua posteriores exercentur; sed sat existi-<text:line-break/>masse iniis quae explicabant eo .tantum incumbere, ut</text:p>
      <text:p text:style-name="P12">quae dicerent ab'auditore lutelligerentur. Quod inquit<text:line-break/>igitur hujusmodi est: quibus femur in posteriorem partem<text:line-break/>prorupit, vitiatur <text:span text:style-name="T32">ηόη</text:span><text:span text:style-name="T44"> </text:span>solum articulus luxatus, scd et-qui<text:line-break/>ad poplitem est; propterea et conjunctionem adjunxit ne-<text:line-break/>que simpliciter dixit, vitiatur articulus qui ad poplitem<text:line-break/>est. Quo autem vitio occupetur ipfe aperte exposuit,<text:line-break/>quum ait: nervi intenduntur. Sed nervosne intellexerit<text:line-break/>eos qui proprie nervi sunt quique a fpinae medulla oriun-<text:line-break/>tur vel in quas musculi degenerant chordas quae ad crus<text:line-break/>pertinent, lu hoc loco nihil interest, quum utraque fidem<text:line-break/>facere possint recte a nobis exposita fuisse quae ab Hip-<text:line-break/>pocrate dicta sunt, ubi asserit non posse poplitem ex-<text:line-break/>tendi, quibus hoc modo femur<text:span text:style-name="T16">1</text:span> promovetur. Quandam<text:line-break/>praeterea communem rationem adjecit, nempe partes ali-<text:line-break/>quas varie laedi, quod ad habitum pertinet, magnitudi-<text:line-break/>nem, positionem ac motum, quamvis ipsae nullo proprio<text:line-break/>morbo laedantur, sed a quibusdam aliis efficiantur qui-<text:line-break/>buscurn consortium habent. Intensionem vero in hujus-</text:p>
      <text:p text:style-name="P12">modi affectibus praecipue causatur, quam perseqnutus<text:line-break/>tribus modis indicat: uno quum musculus aliquis resolvi-<text:line-break/>tur, tunc enim qui integer est contrahi videtur; allero<text:line-break/>quum oppositus tenditur; tertio ubi quod integrum est<text:line-break/>trahitur ab aliquo eorum cum quibus conjungitur, sicut<text:line-break/>accidit quum uterus movetur. Nunc ergo quum posterio-<text:line-break/>res nervi, musculi et chordae tendantur curvatus poples<text:line-break/>extendentibus musculis non patet. Ceterum de chordarum<text:line-break/>musculorumque extensione antea dictum est; nunc de ner-<text:line-break/>vis qui a medulla spinae orti ad crura intendunt, quorum<text:line-break/>initia tria suut, unum a priori parte juxta magnum fo-<text:line-break/>ramen ossis, quod pubi subjectum est; alterum ad inguina<text:line-break/>ubi nervus fertur et cum magna vena et absque ipsa <text:span text:style-name="T1">a<text:line-break/></text:span>priori parte femoris. Atque haec parva funt; maximum<text:line-break/>autem nervorum initium <text:span text:style-name="T1">a</text:span> posteriori parte fertur ad uni-<text:line-break/>versum crus, primumque procedit ab ea regione quae est<text:line-break/>inter os latum et id quod ad anum terminatur, <text:span text:style-name="T32">κόκκνξ</text:span><text:span text:style-name="T66"><text:line-break/></text:span>Graece dicitur.. Hoc igitur initium, ubi articulus in po-</text:p>
      <text:p text:style-name="P12">steriorem partem elabatur premitur tenditurque; atque<text:line-break/>idcirco diximus Hippocratem hoc loco intelligere eos tendi<text:line-break/>qui proprie nervi vocantur.</text:p>
      <text:h text:style-name="Heading_20_2" text:outline-level="2">CV.</text:h>
      <text:p text:style-name="P14"><text:span text:style-name="T1">At quum femoris caput in prtorem partem erumpit, quod<text:line-break/>quidem raro accidit, perfecte extendi crus potest, sed<text:line-break/>ad inguen minime curvarit laborat enim homo, etiam<text:line-break/>st stectere poplitem cogatur; ad calcem vero et in uni-^<text:line-break/>versum crus aeque longum conspicitur.</text:span></text:p>
      <text:p text:style-name="P10">Propter cavum quod non aeque undique altum est,<text:line-break/>articulum in aliam partem raro, in aliam frequenter lu-<text:line-break/>xari, antea saepenurnero demonstravit. Nunc autem de<text:line-break/>femore disserens in priorem elapso contrario modo afficit<text:line-break/>eos, quibus in hanc luxatur atque eos quibus in poste-<text:line-break/>riorem: illi enim extendere crus non poterant,' hi quum</text:p>
      <text:p text:style-name="P12">in ipso flexu nunc sit femoris caput ac cervix, curvare<text:line-break/>ad inguen non possunt nec ad poplitum propter musculum<text:line-break/>priorem qui oritur ab osse quod ad ilia pertinet. Ille<text:line-break/>enim comprimitur tensusque attollitur, a femoris capite,<text:line-break/>quurnque extendi amplius <text:span text:style-name="T32">ηοη</text:span><text:span text:style-name="T44"> </text:span>possit, renititur si quis<text:line-break/>flectere poplitem conetur; apparet autem cruris longitudo<text:line-break/>consimilis. In superioribus autem de femore luxato in<text:line-break/>partem interiorem sic ad verbum scripsit: os enim quod<text:line-break/>a coxa sursum procedit ad pectinem femoris capiti in-<text:line-break/>haeret, cervixque articuli cavo sustinetur, a quo prius<text:line-break/>non sustinebatur ex toto, sed magna exparte lu ejus cavi<text:line-break/>altioribus partibus insidebat; in casu autem quem nunc<text:line-break/>ponit in inguine prominet, atque is locus intensus appa-<text:line-break/>ret quum femur nunc a suo cavo recedens in priorem<text:line-break/>partem et paullo inferius venerit. Quo fit ut vitiatum<text:line-break/>crus sani longitudinem aequet, id quod praesertim ipsis</text:p>
      <text:p text:style-name="P12">accidit ad calcem: extremum enim crus minus demitti in<text:line-break/>terram potest, cujus rei causa in superioribus explicata,<text:line-break/>nunc rursus summatim etiam enarrabitur.</text:p>
      <text:h text:style-name="Heading_20_2" text:outline-level="2">CVI.</text:h>
      <text:p text:style-name="P14"><text:span text:style-name="T1">Sed pes extremus spectare minus potest in partem anterio-<text:line-break/>rem,'crus vero totum rectam positionem naturaliter ser-<text:line-break/>vat nec in hanc aut illam partem inclinatur, </text:span><text:span text:style-name="T1">rr.</text:span></text:p>
      <text:p text:style-name="P10">Potest dixit <text:span text:style-name="T32">ἐθέλει</text:span><text:span text:style-name="T66">, </text:span>nbi verbum <text:span text:style-name="T32">ἐθέλειν</text:span><text:span text:style-name="T66">, </text:span>id est <text:span text:style-name="T1">velle</text:span> pro<text:line-break/><text:span text:style-name="T1">poste</text:span> usurpavit, quemadmodum etiam Homerus quum ait:</text:p>
      <text:p text:style-name="P10"><text:span text:style-name="T32">ούδ</text:span><text:span text:style-name="T66">’ </text:span><text:span text:style-name="T32">ἔθελε</text:span><text:span text:style-name="T66"> </text:span><text:span text:style-name="T32">προρέειν</text:span><text:span text:style-name="T66">.</text:span></text:p>
      <text:p text:style-name="P13">Ubi ponit <text:span text:style-name="T32">ούδ</text:span><text:span text:style-name="T66">’ </text:span><text:span text:style-name="T32">ἔθελε</text:span><text:span text:style-name="T66">, </text:span>id est <text:span text:style-name="T1">noluit</text:span> pro <text:span text:style-name="T1">non potuit.</text:span> Ex-<text:line-break/>tremum pedem appellavit eam partem pedis quae a planta<text:line-break/>ad digitos est et ungues. Accidit enim, quemadmodum<text:line-break/>supra ostensum est, ut extento poplite non bene articulus<text:line-break/>tali lu priorem partem inclinetur; Haec itaque nunc ex-</text:p>
      <text:p text:style-name="P11">ponere volens ait . sed pes extremus minus spectare vult<text:line-break/>। in partem anteriorem indicans digitos quibus continetur<text:line-break/>extremus pes non facile extendi posse aut deorsum con-<text:line-break/>verti et terram contingere.-</text:p>
      <text:h text:style-name="Heading_20_2" text:outline-level="2">CVlI.</text:h>
      <text:p text:style-name="P14"><text:span text:style-name="T1">Fere autem his</text:span> dolor <text:span text:style-name="T1">protinus accedit et urina supprimi-<text:line-break/>tur , magisque quam st articulus in aliam partem luxetur.</text:span></text:p>
      <text:p text:style-name="P10">Quamobrem haec sequantur ipfe causam adjungit.</text:p>
      <text:h text:style-name="Heading_20_2" text:outline-level="2">CVlll.</text:h>
      <text:p text:style-name="P14"><text:span text:style-name="T1">Venit enim sumoris caput maxime prope nervos magnam<text:line-break/></text:span>vim <text:span text:style-name="T1">habentes et in inguine prominet, atque is locus<text:line-break/>extentus apparet, in clunibus rugae conspiciuntur et<text:line-break/>summa gracilitas. Quas quidem diximus, notae sunt<text:line-break/>femoris in priorem partem prolapsu</text:span></text:p>
      <text:p text:style-name="P11">Nervos appellavit <text:span text:style-name="T32">τόνους</text:span><text:span text:style-name="T66"> </text:span>eos intelligens qui cum vena<text:line-break/>et arteria per inguen feruntur, magnam vim habentes<text:line-break/>vocavit <text:span text:style-name="T32">ἐπικαιροτάτους</text:span><text:span text:style-name="T66">, </text:span>sicut in superioribus etiam didi-<text:line-break/>cimus. Habent autem hi magnam vim, quum medullae<text:line-break/>spinae proximi sint atque inde oriantur, unde initium<text:line-break/>sumunt nervi qui ad vesicaiu feruntur: quo fit ut femoris .<text:line-break/>capite in hanc partem luxato vesica quoque afficiatur in-<text:line-break/>flarnmeturque et reddere urinam nequeat. Fortasse etiam<text:line-break/>aliquando ob inflammationis magnitudinem qua vesicae<text:line-break/>cervix affligitur, ubi musculus est qui eam adstringit,<text:line-break/>urina supprimitur, eo quod inflammatis partibus excaeca-<text:line-break/>tum iter claudatur.</text:p>
      <text:h text:style-name="Heading_20_2" text:outline-level="2">ClX.</text:h>
      <text:p text:style-name="P14"><text:span text:style-name="T1">Quibus vero aetate jam robusta articulus in hanc partem<text:line-break/>elapsus minime restituitur</text:span>,. hi <text:span text:style-name="T1">quum dolor sinitur et ar-<text:line-break/>ticulus adsueseit in eum locum, converti tn quem proci-</text:span></text:p>
      <text:p text:style-name="P97">dit, recti <text:span text:style-name="T1">protinus ingredi pojsunt stne baculo ac recti<text:line-break/>ex toto, quum vitiatum crus neque ad inguen neque ad<text:line-break/>poplitem facile complicetur. Ergo quum ad inguen<text:line-break/>non stectatur, crure in ingrejsu magis recto utuntur,<text:line-break/>quam quum integrum erat.<text:tab/></text:span><text:span text:style-name="T60">χ</text:span></text:p>
      <text:p text:style-name="P10">Quo tempore articulus excidit, dolorem dixit proti-<text:line-break/>nus accedere et urinam supprimi; procedente vero tem-<text:line-break/>pore ubi haec cessant ingredi hominem posse; at qua de<text:line-break/>causa haec finiantur, quamquam femoris caput maneat<text:line-break/>comprimatque et similiter nervos extendat, docuit quum<text:line-break/>orationi adjecit: et articulus assuescit in eum locum con-<text:line-break/>verti in quem procidit. Videtur enim., in ea re consue-<text:line-break/>tudinem causari, quoniam quae ab aliquo premuntur,<text:line-break/>quum tempore occallelcant, id facilius ferunt et ea quae<text:line-break/>tunc tendebantur, quum huic molestiae assueverint, dolore</text:p>
      <text:p text:style-name="P12">cessant. Cur vero sine baculo recti ingrediantur ipse sub-<text:line-break/>jecit ;<text:span text:style-name="T16">:</text:span> caput autem orationis id est quod' crus erectum<text:line-break/>fervatur et neutra commissura, nec quae ad inguen nec<text:line-break/>quae ad poplitem est, flectitur.</text:p>
      <text:h text:style-name="Heading_20_2" text:outline-level="2">CX.</text:h>
      <text:p text:style-name="P14">Nonniinquam <text:span text:style-name="T1">etiam pedem per terram trahunt qui supcrio.<text:line-break/>rei commijsuras non sucile stectant, quamquam pede<text:line-break/>toto inambulanti namque hi</text:span> minus <text:span text:style-name="T1">calce quam priori<text:line-break/>parte pedis in ingrestsu nituntur.</text:span></text:p>
      <text:p text:style-name="P10">Superiores commissuras nominat eam quae ad inguen<text:line-break/>est et eam quae ad poplitem; quatuor autem commissurae<text:line-break/>ingressui accommodantur, quae ad inguen est, quae ad<text:line-break/>poplitem , quae ad talum et quae ad digitos; postremam,<text:line-break/>quamvis multiplex sit, ut unam tantum adnumero, quum<text:line-break/>usum atque actionem communem praestet. Haec non ad-</text:p>
      <text:p text:style-name="P12">modum confert, dum per aequale solum ingredimur; ea<text:line-break/>vero quae ad talum, ad progrediendum atque ad crura<text:line-break/>transferenda nihil proficit, maxime tamen efficit ut pes<text:line-break/>humi haereat, ad quam rem parum faciunt digitorum<text:line-break/>commissurae. Universa autem,- cruris actio dum ingredi-<text:line-break/>mur et multo magis dum currimus, a commissura quae<text:line-break/>ad inguen est et ab ea quae ad poplitem proficiscitur:<text:line-break/>his enim curvatis crus a terra attollitur ac facile trans-<text:line-break/>fertur. At nunc quum neutra flectatur, jure per terram<text:line-break/>trahi pedem ait. Adjecit nonnunquam propter soli disse-<text:line-break/>rentiarn et vim; illi' enim qui per aequalia let declivia<text:line-break/>loca ingrediuntur, si vel parum quid crus ad superiores<text:line-break/>commissuras inflectant, pedem haud trahunt, fed qui per<text:line-break/>inaequalia ambulant et acclivia, minimeque eas curvant,<text:line-break/>tantum ab eo absunt ut’ pedem non trahant, ut etiam<text:line-break/>offendant in ea quae in solo eminent. Quique pede toto<text:line-break/>inambulent, inambulant pede toto; qui calce, planta et<text:line-break/>extremis digitis terram contingunt. Illi enim quibus in</text:p>
      <text:p text:style-name="P12">posteriorem partem femoris caput elabitnr, de quibus ante<text:line-break/>hos tractavit, quum brevius crus redderetur’, non ute-<text:line-break/>bantur ealce in ingressu, sed terram contingebant ima<text:line-break/>planta dumtaxat, quae ut diximus ah iis qui in corpori-<text:line-break/>bus incidendis versantur <text:span text:style-name="T32">πεδἰον</text:span><text:span text:style-name="T66"> </text:span>dicitur; verum quibus in<text:line-break/>priorem partem coxae articulus promovetur, calce primum<text:line-break/>in terra considente, quum ea parte pedis quae ad digitos<text:line-break/>est ingredi nequeant, qua postea utuntur quum jam affecto<text:line-break/>cruri insistentes transferre alterum incipiunt.</text:p>
      <text:h text:style-name="Heading_20_2" text:outline-level="2">CXI.</text:h>
      <text:p text:style-name="P14"><text:span text:style-name="T1">Verum st valde' progredi pojsunt, calce admodum ingre-<text:line-break/>derentur: nam et qui bene valent, quanto maxime pro-<text:line-break/>cedunt, tanto maxime calce ingrediuntur, quum uni<text:line-break/>pedi insistunt et alterum attollunt.</text:span></text:p>
      <text:p text:style-name="P10">Eos qui valde-procedunt-calce terram contingere fu--<text:line-break/>pra ostendimus, quod evidentissime apparet. Non minus</text:p>
      <text:p text:style-name="P8"><text:span text:style-name="T87">etiam in aperto est, non posse omnino valde procedere<text:line-break/>qui superiores commissuras curvare ob quamvis causam<text:line-break/>nequeunt. Id autem ipsis accidit propterea quod mole-<text:line-break/>stiam non ferant, qua dum transferunt extremum cius<text:line-break/>vexantur: nihiI enim aliud prohibet ne maxime proce-<text:line-break/>dant. Qnodsi fano cruri insistentes rd facefe vellent, pof-;<text:line-break/>seni-quidem, scd non sine dolore, quamobrem satis for-<text:line-break/>tasse fuit hanc orationem ita explicare; quibus coxec<text:line-break/>articulus in priorem partem erupit, his nihilo minus quam<text:line-break/>ima planta et digitis ad ambulandum uti calce Iicet, ac si<text:line-break/>sustineant longius affecto crure procedere et calce omnino<text:line-break/>ingredientur; verum non sustinent, quoniam ubi exten-<text:line-break/>tum crus cum difficultate transferunt dolore torquentur.</text:span></text:p>
      <text:h text:style-name="Heading_20_2" text:outline-level="2">CXI<text:span text:style-name="T82">I</text:span>.</text:h>
      <text:p text:style-name="P14"><text:span text:style-name="T1">Praeterea quibus stc procidit magis adhuc calci, inhaerent,,<text:line-break/>quam priori parti pedis.</text:span></text:p>
      <text:p text:style-name="P11">Inhaerere dixit <text:span text:style-name="T32">ἐγχρίπτειν</text:span>, quod vocabulum mutuari<text:line-break/>solet ad ea significanda, quorum alteri alterum inhaeret,<text:line-break/>juxta quam significationem eo utitur, quum in fracturis<text:line-break/>componendis imperat ut fracta ossa prius intensa inter fe<text:line-break/>diducantur: sic enim ait facilius componi, quam fi <text:span text:style-name="T32">ἐγχρί</text:span><text:span text:style-name="T66">-<text:line-break/></text:span><text:span text:style-name="T32">πτοντα</text:span>, id est quum alterum aIteri inhaeret propellatur.<text:line-break/>Quod igitur paullo ante- proposuerat clare in hac oratione<text:line-break/>demonstravit: namque hi nihilominus calce ingrediuntur,<text:line-break/>quam priori parte pedis. Qnod clarius adhuc et melius<text:line-break/>dixisset hoc modo, non enim minus hi calce ingrediuntur<text:line-break/>quam priori parte pedis, sed magis etiam, non tamen<text:line-break/>adjecit in superiori oratione scd magis etiam.</text:p>
      <text:h text:style-name="Heading_20_2" text:outline-level="2">CXlll.</text:h>
      <text:p text:style-name="P14"><text:span text:style-name="T1">Pedis enim anterior pars quum reliquum crus extensum est,<text:line-break/>non aeque potest in priorem partem curvari, atque ubi<text:line-break/>stexum est i- neque item stmus pes redditur ubi crus in-<text:line-break/>flexum est, sicut ubi extensum crus, Igitur natura quum</text:span></text:p>
      <text:p text:style-name="P12"><text:span text:style-name="T1">bene valet stc su habet, ut diximus. Ubi vero articu-<text:line-break/>lus luxatus restitutas non suerit, homo ob propositas<text:line-break/>causas inambulat, sicut ostensum est; crus tamen altero<text:line-break/>gracilius redditur et a clune et a carnosa parte quae<text:line-break/>in posteriori crure prominet et e regione posterioris<text:line-break/>partis. Quibus itaque tenera aetate articulus elapsus<text:line-break/>minime restituitur vel a primo natali die id mali inci-<text:line-break/>dit , femoris os magis minuitur quam tibiae aut pedis.</text:span></text:p>
      <text:p text:style-name="P10">Pars pedis quae ad plantam et digitus est, quam<text:line-break/>priorem appellant, extenso poplite contingere terram non<text:line-break/>potest. Vocavit autem hujusmodi pedis habitum <text:span text:style-name="T32">καμπύλον</text:span><text:span text:style-name="T66">,<text:line-break/></text:span>id est curvum : nam commissura quae ad talum est neque<text:line-break/>extensa dici sclet, neque flexa, sicut ea quae ad popli-<text:line-break/>tem et ea quae ad inguen. Ergo ubi prioris.musculi eam<text:line-break/>partem pedis quae <text:span text:style-name="T1">inter</text:span> talos et plantam est attollunt</text:p>
      <text:p text:style-name="P12">dici solet aliquo modo pes <text:span text:style-name="T32">σιμοΰσθαι</text:span><text:span text:style-name="T44">, </text:span>id est simus fieri;<text:line-break/>ubi vero posteriores calcem ad sc trahunt una cum ea<text:line-break/>parte quae inter talos et digitorum radices est, nullum est<text:line-break/>nomen usitatum quo istiusmodi habitus nominetur. Quare<text:line-break/>Hippocrates ut ostendimus eum appellavit <text:span text:style-name="T32">καμπύλσν</text:span><text:span text:style-name="T66"> </text:span>vocem<text:line-break/>inveniens rei quam exprimit accommodatam. Neque enim<text:line-break/>potest pes simus fieri attollique a prioribus musculis, quod<text:line-break/>non aliud est quam simum fieri, quum crus inflexum est,<text:line-break/>sicut quando erat extensum quemadmodum nec curvus fieri,<text:line-break/>nisi crus flectatur. Potest autem utroque modo figurari<text:line-break/>sub utroque cruris proposito habitu, sed paullum et vio-<text:line-break/>lentes, multum et sine vi non potest. Ergo quum mu-<text:line-break/>sculi, ut diximus, orti a posteriori parte cruris quae car-<text:line-break/>nosa prominet non ab interiori calcem et universum pedem<text:line-break/>trahunt ad partem posteriorem, ejusmodi habitum pedis<text:line-break/>Graece nonnulli <text:span text:style-name="T32">καμπἠν</text:span><text:span text:style-name="T66">, </text:span>nonnulli <text:span text:style-name="T32">ἔκτασιν</text:span><text:span text:style-name="T66"> </text:span>nuncupant;<text:line-break/>quemadmodum ubi pes iu contrariam partem a prioribus<text:line-break/>musculis movetur, alii <text:span text:style-name="T32">ἔκτασιν</text:span><text:span text:style-name="T66">, </text:span>alii <text:span text:style-name="T32">κυμπὴν</text:span><text:span text:style-name="T66"> </text:span>nominant, in</text:p>
      <text:p text:style-name="P12">quo. casti ut retuli diri solet pes <text:span text:style-name="T32">σιμοῆσθαι</text:span><text:span text:style-name="T44">, </text:span>id est simus<text:line-break/>fieri. In contrario nullum est nomen de quo inter omnes<text:line-break/>conveniat, scd nihilo deterius habet, rerum peritia pro-<text:line-break/>pter vocabulorum .dissensionem. Equidem absque vocabu-<text:line-break/>lis de quibus non conveniat inter omnes, oratione utrum-<text:line-break/>que mihi clare videor explanasse.</text:p>
      <text:h text:style-name="Heading_20_2" text:outline-level="2">CXIV.</text:h>
      <text:p text:style-name="P14"><text:span text:style-name="T1">Minimum autem femur minuitur quum in hanc partem<text:line-break/>promovetur i minuitur tamen caro ubique a posteriori<text:line-break/>parte praesertim, ficut in superioribus quoque dictum<text:line-break/>esu</text:span> Ergo <text:span text:style-name="T1">quicunque recte educati suerint, uti crure<text:line-break/>poscunt , quum increscunt, quamquam aliquanto brevius<text:line-break/>altero est, baculo tamen fulciuntur a parte cruris vi-<text:line-break/>tiati: nequeunt enim</text:span> absque <text:span text:style-name="T1">calce ima planta consistere,<text:line-break/>quod quibusdam alia de causu claudicantibus licet.<text:line-break/>Quamobrem nequeant, paullo supra declaravimus, id-</text:span></text:p>
      <text:p text:style-name="P11"><text:span text:style-name="T1">circo igitur baculo </text:span><text:span text:style-name="T1">egent. </text:span><text:span text:style-name="T1">Iis vero </text:span><text:span text:style-name="T1">qui </text:span><text:span text:style-name="T1">negligenter ha-<text:line-break/>bili fuerint, neque crure terram contingant, sed id<text:line-break/>suspensum habeant, offa magis minuuntur, quum</text:span> aliis<text:line-break/>qui <text:span text:style-name="T1">crure utuntur; circa articulos autem crus quod ad<text:line-break/>rectum </text:span><text:span text:style-name="T1">habitum </text:span><text:span text:style-name="T1">pertinet magis </text:span><text:span text:style-name="T1">depravatur</text:span><text:span text:style-name="T1">, quam qui-<text:line-break/>bus articulus alio </text:span><text:span text:style-name="T1">modo </text:span><text:span text:style-name="T1">luxaturr</text:span></text:p>
      <text:p text:style-name="P98">&gt;.. L 1 v <text:span text:style-name="T16">r</text:span> st /<text:tab/>r<text:tab/>—</text:p>
      <text:p text:style-name="P10">Quidam ex iis qui hujusmodi dictiones exponunt,<text:line-break/>tantam videntur earum habere peritiam, u( mluimmn ar-<text:line-break/>bitrentur nullo modo significare, non minimum maxime.<text:line-break/>Hi ergo Hippocratem dixisse existimarent iis qui sic affecti<text:line-break/>sunt femur- nullo modo minui. • At minui 'ipfum, .eqnstat<text:line-break/>non aeque tamen atque ubi in, alias partes prolabitur,<text:line-break/>causae enim ob quas minuitur. leviores sunt lu hoc. casu,<text:line-break/>quam in illis. Duas autem causas reddidimus, lustramen-<text:line-break/>torum depravationem et actionum noxam, ob quam paul-<text:line-break/>lum crure utuntur. Sed quum iu hanc, partem femoris</text:p>
      <text:p text:style-name="P8"><text:span text:style-name="T87">caput erumpit, praeterquam quod'instrumenta non'admo-<text:line-break/>dum depravantur actio ipsa cruris multum laeditur.</text:span></text:p>
      <text:h text:style-name="Heading_20_2" text:outline-level="2">CXV.</text:h>
      <text:p text:style-name="P14"><text:span text:style-name="T1">Ut summatim igitur dicamus, articuli qui excidunt et.<text:line-break/>elabantur non eodem modo scmper excidunt et elaban-<text:line-break/>tur; modo enim multo plus, modo multo mtnus. Ubi<text:line-break/>quidem multo plus et eldbuntur et excidunt , 'in univer-<text:line-break/>sum majori negotio restituuntur) ac nist revertantur<text:line-break/>osta, Caro tttqde habitus et magis et apertius depra-<text:line-break/>vantur vitianturque. At quum minus excidunt et </text:span><text:span text:style-name="T1">ela-<text:line-break/></text:span><text:span text:style-name="T1">bantur,</text:span> , osia <text:span text:style-name="T1">haec facilius conduntur; at ubi vel negli-<text:line-break/>gantur vel' repoui nequeant,- minus debilitantur et cum<text:line-break/>leviore detrimento in hoc casu, quam </text:span><text:span text:style-name="T1">in </text:span><text:span text:style-name="T1">eo quem pro-<text:line-break/>xime posuimus. In 'reliquiidergo articulis multum in-,<text:line-break/>terest, magisne an miniis sun sede excedant. Sed<text:line-break/>utrumque caput tam femorsuquam humeri scmper omnino</text:span></text:p>
      <text:p text:style-name="P11"><text:span text:style-name="T1">aeque prolabitur; quoniam absque ullo excestsu</text:span> simplici-<text:line-break/>ter rotundum esi et caro <text:span text:style-name="T1">recipitur, quod in orbem est<text:line-break/>et optime stbi aptatur: quocirca evenire non potest, ut<text:line-break/>in his articuli dimidium procidat: nam quum rotundus<text:line-break/>stt vel totus erumpat vel intro revertetur. Id ergo quo<text:line-break/>de agitur ex toto sua sede movetur, alioquin non ex-<text:line-break/>cideret; interdum tamen magis, interdum minus a na-<text:line-break/>turali sede recedit, quod magis scmori evenit quam<text:line-break/>humero.</text:span></text:p>
      <text:p text:style-name="P10">Non modo hujus orationis, fed et omnium quae sc-<text:line-break/>quuntur caput unum est, luxata non mediocriter inter se<text:line-break/>differre, quaternis magis aut minus a naturali sede rece-<text:line-break/>dunt. Nonnulla enim multum, nonnulla paullum absunt;<text:line-break/>utrumque autem magis aut minus patiuntur. In aliis qui-<text:line-break/>dem articulis res clara est, ut in cubito, manu, crure,-</text:p>
      <text:p text:style-name="P12">pede, digitis; sed humeri et femoris caput indicat non<text:line-break/>posse paullum suo loco excedere, quod vitium Graeci<text:line-break/><text:span text:style-name="T32">παράρθρημα</text:span><text:span text:style-name="T66"> </text:span>dicunt, quum rotundum sit et in cavum in-<text:line-break/>feratur, quod oras in orbem habet in quibus consistere<text:line-break/>caput nequeat: necessario enim vel protinus reconderetur<text:line-break/>vel ex tuto excideret. Utrumque tamen caput ait inter-<text:line-break/>dum longe, interdum paullulum a naturali sede recedere.<text:line-break/>Ubi vero et plurimum et minimum datur, ncn' paucas<text:line-break/>quod ad plus et minus attinet differentias intercedere<text:line-break/>manifestum esu</text:p>
      <text:h text:style-name="P3" text:outline-level="1"><text:bookmark-start text:name="bookmark156"/>HIPPOCRATIS DE ARTICULIS LI-<text:line-break/>BER ET GALENI IN EUM COM-<text:line-break/>MENTARIUS QUARTUS.<text:bookmark-end text:name="bookmark156"/></text:h>
      <text:h text:style-name="Heading_20_2" text:outline-level="2">I.</text:h>
      <text:p text:style-name="P14">Quandoquidem <text:span text:style-name="T1">nonnulla ex iis quae a primo natali die<text:line-break/>sua sude moventur, sud paullum excesterint, restitui<text:line-break/>poscunt praejertimque ad. pedis articulos.</text:span></text:p>
      <text:p text:style-name="P10">Quod ait primo natali die, nonnullo ad eos referunt<text:line-break/>qui in utero funt; alii ad eos qui non multo ante nati<text:line-break/>sunt. Horum sententiam comprobant quae sequuntur, sed</text:p>
      <text:p text:style-name="P12">illi procul dubio errant, qui accipiunt in iis tantum qui<text:line-break/>in utero sunt. Satius enim est ad utrosque orationem<text:line-break/>referre. Praeterea quae sequuntur qum aliis facere paullo<text:line-break/>post demonstrabimus, ubi eum locum aperiemus.</text:p>
      <text:h text:style-name="Heading_20_2" text:outline-level="2">II.</text:h>
      <text:p text:style-name="P13"><text:span text:style-name="T1">Quibus a primo natali die crus varum esa</text:span></text:p>
      <text:p text:style-name="P10">Crus varum, id est in exteriorem partem conversum;<text:line-break/>fupra etiam nuncupavit <text:span text:style-name="T32">κνλλὸν</text:span><text:span text:style-name="T66">, </text:span>ubi spectare intro pedem<text:line-break/>ait. Dixit autem pedis articulos, quoniam plures numero<text:line-break/>sunt, omnes juxta tali commissuram siti, cum quo non<text:line-break/>unum os tantum committitur. Sura enim ab exteriori<text:line-break/>parte, ab interiori tibia, utraque magno processu com-<text:line-break/>plectitur talum, cujus pars prior quae rotunda est et<text:line-break/>quasi caput habet rotundum cervici superimpositum a cavo</text:p>
      <text:p text:style-name="P99">excipitur illius ossis quod scaphae similitudinem refert,<text:line-break/>qua parte commissurae pes potissimum et sursum extendi-<text:line-break/>tur, quum simos efficitur et in posteriorem partem duci-<text:line-break/>tur; scd et ab inferiori' parte talus cum calce committitur,<text:line-break/>quomodo in libro de ossibus explanavimus, in exerceri<text:line-break/>jussimus enm qui debeat in his expositionibus versari.<text:line-break/>Verum pes tunc potissimum varus redditur, quum tibia<text:line-break/>in exteriorem partem crevit, sic ut inferior surae pro-<text:line-break/>cessus, quo talum ab exteriori parte complectitur sine<text:line-break/>ulla fultura supendalur. •<text:tab/>.</text:p>
      <text:h text:style-name="Heading_20_2" text:outline-level="2">III.</text:h>
      <text:p text:style-name="P14"><text:span text:style-name="T1">Plerique sanabiles sunt, nist ita magnus excefsus stt aut<text:line-break/>pueris jam adultioriius res indicat.</text:span> Commodissimum<text:line-break/><text:span text:style-name="T1">itaque his est celerrime subvenire, antequam et pedis<text:line-break/>ostium et carnis in. crure magna admodum defectio<text:line-break/>sequatur.</text:span></text:p>
      <text:p text:style-name="P11">Adultiores vocat eos qui plurimum increverunt, quo-<text:line-break/>rum oIsa noh aeque tractari et componi possunt, atque<text:line-break/>infantium propter mollitiem. Hinc itaque colligitur Hip-<text:line-break/>pocratem de iis agere qui nati jam sunt; at loquaturne<text:line-break/>de illis qui in utero funt, non, similiter manifestum est,<text:line-break/>fed in superioribus saepius retulit in utero matris articu-<text:line-break/>los luxari.</text:p>
      <text:h text:style-name="Heading_20_2" text:outline-level="2">IV.</text:h>
      <text:p text:style-name="P14"><text:span text:style-name="T1">Modus ergo ejus vitii, sub quo stes varus su non stmplex<text:line-break/>est, fed multiplex. Plerumque autem narus redditur,<text:line-break/>non quod articulus ex toto luxatus suerit, sud quod,<text:line-break/></text:span>pes <text:span text:style-name="T1">consueverit re aliqua exceptus stgurari.</text:span></text:p>
      <text:p text:style-name="P10">Modum <text:span text:style-name="T27">τρόπον</text:span><text:span text:style-name="T44"> </text:span>dixit, quod verbum plerumque mu-<text:line-break/>tuari solet, quum de unoquoque eorum loquitur quae in-<text:line-break/>ter se differunt singula; scd nunc agere potest qua ratione<text:line-break/>pes varus fiat, quod multis modis accidit. Namque id<text:line-break/>quod subjicitur utramque sententiam comprobat quum ait:</text:p>
      <text:p text:style-name="P12">plerumque autem varus efficitur, non quod articulus ex<text:line-break/>tuto luxatus fuerit, fed quod pes consueverit re aliqua<text:line-break/>exceptus figurari. Nam quum inquit, non quod articulus<text:line-break/>ex toto luxatus fuerit, unum quendam vitii modum ex-<text:line-break/>pressit; quum vero dixit, fed quod pes consueverit re ali-<text:line-break/>qua exceptus figurari, unde is fiat ostendit. Neque alie-<text:line-break/>num est depravari tenera et veluti cerea infantium ossa<text:line-break/>prave a nutricibus figurata, quum in cunis collocantur<text:line-break/>quodammodo contorta -vel pluribus velamentis involuta<text:line-break/>vel sic ut <text:span text:style-name="T1">a</text:span> quibusdam etiam urgeantur, a quibus omni-<text:line-break/>bus depravationes fiunt.</text:p>
      <text:h text:style-name="Heading_20_2" text:outline-level="2">V.</text:h>
      <text:p text:style-name="P14"><text:span text:style-name="T1">Haec autem in curatione animadvertenda sunt. Os cruris<text:line-break/>quod ad talos exstat ab exteriori parte in interiorem<text:line-break/>propellendum dirigendumque est; calx contra e regione<text:line-break/>ejus in exteriorem repellendus, ut offa quae excafferunt<text:line-break/>inter sc concurrant et su medio et a latere pedis, digi-</text:span></text:p>
      <text:p text:style-name="P11"><text:span text:style-name="T1">tique, omnes una cum pollice repellente in interiorem<text:line-break/>partem inclinandi atque ita cogendi sunt.</text:span></text:p>
      <text:p text:style-name="P10">Scribit ipse in libro de fracturis r crus binis ossibus<text:line-break/>continetur, quorum alterum altero tenuius est ab una<text:line-break/>parte multo, paullo ab altera. Solent autem receutiores<text:line-break/>hoc os quod ah exteriori parte situm est'Graece nominare<text:line-break/><text:span text:style-name="T32">περονην</text:span><text:span text:style-name="T66">. </text:span>Jubet igitur ut illud in interiorem partem co-<text:line-break/>gatur, simuIque calx repellatur in exteriorem idque prae-<text:line-break/>sertim ex calce, quod e regione, est cruris videlicet quod<text:line-break/>super ipsum naturaliter situm esu De hac autem resti-<text:line-break/>tuendi ratione antea saepius mentionem fecit quae om-<text:line-break/>nium communis est: siquidem necesse est quod naturali<text:line-break/>sede excessit in pristinum locum propellere et quod sub-<text:line-break/>jectum est in contrariam partem adducere ut ossa inter<text:line-break/>fe concurrant. Quae subjicit de ipsis dirigendis eviden-<text:line-break/>tissime sunt iis qui in memoria habeant, quae superius<text:line-break/>diximus in expositione hujus libri et ante ejus qui de</text:p>
      <text:p text:style-name="P12">fracturis est. Si quid antem occurrat qnod obscurius vi-<text:line-break/>deatur, illud dumtaxat enodabimus.</text:p>
      <text:h text:style-name="Heading_20_2" text:outline-level="2">VI.</text:h>
      <text:p text:style-name="P14"><text:span text:style-name="T1">Deligare item convenit adhibito cerato quod resinam co-<text:line-break/>piosa acceperit et susciis mollibus non parvis neque ad-<text:line-break/>modum arctatis.</text:span></text:p>
      <text:p text:style-name="P10">Partibus compositis aptatur ceratum quod resinam<text:line-break/>acceperit, quoniam safciae cuti melius inhaerent et partes<text:line-break/>corporis magis siccantur; ex eo quod fasciae inhaerent<text:line-break/>sequitur ut partes quae curantur immobiles ut compositae'<text:line-break/>sunt serventur ; ex eo quod partes siccantur ut spissentur<text:line-break/>et confirmentur, quae res etiam composita fideliter tue-<text:line-break/>tur. Porro autem fascias molles adhibet ob corporum<text:line-break/>mollitiem quae infantium corporibus propter aetatem in-<text:line-break/>est, quas leniter adstringit cavens ne vehementer arctatae<text:line-break/>comprimant, praecipue quum corpora mollia sint. Sed</text:p>
      <text:p text:style-name="P12">quia minus adstringit, idcirco imperat ut pIures fafclae<text:line-break/>injiciantur: scripsit enim, vinculi firmitatem vel pressu<text:line-break/>comparari vel numero fasciarum. -</text:p>
      <text:h text:style-name="Heading_20_2" text:outline-level="2">V<text:span text:style-name="T82">II</text:span>.</text:h>
      <text:p text:style-name="P14">Non <text:span text:style-name="T1">secus autem circumagenda fascia est, quam st pes<text:line-break/>manibus dirigendus stt ut paullo magis valgus appareat.</text:span></text:p>
      <text:p text:style-name="P10">Hoc item praeceptum communiter ad luxata fracta-<text:line-break/>que omnia pertinet, quod saepius ab ipso memoriae pro-<text:line-break/>ditur. Non enim vult in dirigendo, quae composita sunt<text:line-break/>lu naturalem sudem exquisite restituta ita relinqui, sed<text:line-break/>paullo ultra compelli, ut ad contrarium ejus loci in quem<text:line-break/>diu perverla spectarunt a nobis impulsa consistant in me-<text:line-break/>dio quod prorsus secundum naturam fuit: nam si collo-<text:line-break/>cata in hoc demitterentur, ad diuturnam depravationem</text:p>
      <text:p text:style-name="P12">redirent. Constat autem praeceptum hoc ad id consilium<text:line-break/>pertinere quod in curando maxime commune est, in quo<text:line-break/>contraria contrariorum esse praesidia docuit. Quum nec<text:line-break/>refrigerata moderate calefaciamus nec calefacta moderate<text:line-break/>refrigeremus, fed eatenus a medio in contrariam partem<text:line-break/>recedamus, quatenus in alteram morbus recessit. Nunc<text:line-break/>quia pes verus est, cui vitio contrarium id est sub quo<text:line-break/>valgus efficitur, idcirco Hippocrates jubet ut dum com-<text:line-break/>ponitur in valgum convertatur scilicet ultra sedem pror-<text:line-break/>fus naturalem.</text:p>
      <text:h text:style-name="Heading_20_2" text:outline-level="2">VllI.</text:h>
      <text:p text:style-name="P14"><text:span text:style-name="T1">Solea item constciendu est aut ex pelle non multum dura<text:line-break/>aut ex plumbat</text:span></text:p>
      <text:p text:style-name="P10">Hoc etiam ad stabiliendam juncturam molitur: quam-<text:line-break/>obrem jubet ipsum postremum omnium super juncturam</text:p>
      <text:p text:style-name="P12">devinciri, ut eam totam contineat et carnem ipfam non<text:line-break/>comprimat, id quod sequentibus expressit, inquit enim.</text:p>
      <text:h text:style-name="Heading_20_2" text:outline-level="2">IX.</text:h>
      <text:p text:style-name="P14"><text:span text:style-name="T1">'Alligandaque non ut cuti insidat, sed quum postrema lin-<text:line-break/>tea circumdantur.. Ubi jam alligaveris caput unius ex<text:line-break/>fafciis quibus vincitur e regione minimi digiti adsuen-<text:line-break/>dum est illis susciis quae sub pede sunt, nt dum mode-<text:line-break/>rate Je habere videatur sufcia sursum ducta circa po-<text:line-break/>steriorem cruris partem quae carnosa est volvatur, atque<text:line-break/>ita, strmiter maneat. Sed ut uno verbo dicam quasi<text:line-break/>ceram suigamus, debemus et manibus iu naturalem se-<text:line-break/>dem compeUere et vinculo</text:span> similiter <text:span text:style-name="T1">non magna vi, sed<text:line-break/>leniter adducere.</text:span></text:p>
      <text:p text:style-name="P10"><text:span text:style-name="T1">E</text:span> regione minimi digiti, hoc est ab exteriori p<text:span text:style-name="T53">ar</text:span>t<text:span text:style-name="T53">e<text:line-break/></text:span>pedis fasciam appendit, quam attrahit ad posteriorem p<text:span text:style-name="T53">ar</text:span>_</text:p>
      <text:p text:style-name="P12">tem cruris quae carnosa prominet, quandoquidem pedi<text:line-break/>varo medetur; .quod si valgum curaret, ab altera parte<text:line-break/>fasciae caput assueret, quoniam inclinare pedem oportet<text:line-break/>in contrariam partem atque convertitur , 'sic. ut qu«e ex-<text:line-break/>tra fpectant compellantur intro, quae intro similiter in<text:line-break/>contrariam regionem cogantur.</text:p>
      <text:h text:style-name="Heading_20_2" text:outline-level="2">X.</text:h>
      <text:p text:style-name="P100"><text:span text:style-name="T1">Ajsuendae autem fasciae sunt, ut quomodo opus est su-<text:line-break/>spendantur i alia enim depravatio aliam suspendendi<text:line-break/>viam postulat. •<text:tab/>-</text:span></text:p>
      <text:p text:style-name="P10">Quod ergo nuper posui; ipse nunc dederat aliis de-<text:line-break/>pravationibus alias suspendendi rationes accommodari.<text:line-break/>Ccnstat autem nbi pes in interiorem partem spectet, ita<text:line-break/>suspendendum esse ut extremum crus in interiorem par-<text:line-break/>tem compellatur, pes in exteriorem; ubi pes in exterio-<text:line-break/>rem inclinatur, ita ut crus in exteriorem, pes in lute-<text:line-break/>riorem urgeatur; uni in utramvis partem paullum excesse-</text:p>
      <text:p text:style-name="P101"><text:span text:style-name="T1">J </text:span><text:span text:style-name="T40">,<text:tab/></text:span><text:span text:style-name="T1">’<text:tab/>r<text:tab/>f</text:span></text:p>
      <text:p text:style-name="P13">rit, appensa fascia moderate in contrariam partem cogi<text:line-break/>debet; qui longe a naturali situ recessit validius repellen-<text:line-break/>dus est. Ideo depravationem quam <text:span text:style-name="T32">χώλωμα</text:span><text:span text:style-name="T66"> </text:span>dixit commune<text:line-break/>nomen omnium pravitatum accipito.</text:p>
      <text:h text:style-name="Heading_20_2" text:outline-level="2">XI.</text:h>
      <text:p text:style-name="P14"><text:span text:style-name="T1">Calcei vero e plumbo instruantur, qui super juncturam<text:line-break/>obligentur ad eam formam quam Chiae crepidae habe-<text:line-break/>bant: quibus opus non est st quis manibus recte com-<text:line-break/>ponat, recte item suscus alliget, recte suspendat. Cu-<text:line-break/>ratio igitur haec neque sectionem, neque ustionem, neque<text:line-break/>aliam varietatem requirit: celerius enim opinione hujus-<text:line-break/>modi vitia curationi cedunt, tempore tamen superanda<text:line-break/>sunt, dum corpus justo habitu increscat,</text:span></text:p>
      <text:p text:style-name="P102"><text:span text:style-name="T1"><text:tab/><text:tab/> </text:span><text:span text:style-name="T1">f</text:span></text:p>
      <text:p text:style-name="P10">Quaenam fuerit Chiae crepidae forma non satis pa-<text:line-break/>tet, quoniam neque Hippocratis saeculo in Usu erat; atque</text:p>
      <text:p text:style-name="P12">idcirco inquit, ad eam formam quam Chiae crepidae ha-<text:line-break/>bebant;-quum potuisset dicere habent. Constat autem in-<text:line-break/>fantibus quum diriguntur id calceamenti genus maxime<text:line-break/>idoneum esse, quod ad unguen pedem excipit et carnem<text:line-break/>uon comprimit, i. Ad quam 'rem, spectantes parere nunc<text:line-break/>idoneum calciamentum poterimus, quamvis cujusmodi Chiae<text:line-break/>crepidae fuerunt non requiramus,</text:p>
      <text:h text:style-name="Heading_20_2" text:outline-level="2">XII.</text:h>
      <text:p text:style-name="P13"><text:span text:style-name="T1">Ubi autem ad calceos veniatur,</text:span> aptissimi <text:span text:style-name="T1">sunt qui per<text:line-break/>loca luto plena gestari salent </text:span><text:span text:style-name="T27">ηηλσπατίδίς</text:span><text:span text:style-name="T40"> </text:span><text:span text:style-name="T1">nuncupantur.</text:span></text:p>
      <text:p text:style-name="P10">Veniunt ad calceos pueri qui curantur, quum pars<text:line-break/>quae dirigitur confirmata fuerit et aliquid increverit atque<text:line-break/>ossa ipfa non amplius mollia sint. Nam nec, permjtten-<text:line-break/>dum est ,ut prius inambulent, ne pars ad priorem depra-<text:line-break/>vationem iterum revertatur; at nbi tutu ingredi possunt.</text:p>
      <text:p text:style-name="P103">calceis utantur licet quos Hippocrates <text:span text:style-name="T32">ἀρβύλας</text:span><text:span text:style-name="T44"> </text:span>appellat.<text:line-break/>Est autem calceamenti genus cavum quod arcte pedem<text:line-break/>universum exquisite usque ad talos complectitur. Mani-<text:line-break/>festum est autem ejusmodi esse; ex eo quod Hippocrates<text:line-break/>subjicit quum inquit, <text:span text:style-name="T32">πηλοπατιδες</text:span><text:span text:style-name="T66"> </text:span>nuncupantur, hoc enim<text:line-break/>nomen invehtum est; quodsi per <text:span text:style-name="T32">π</text:span><text:span text:style-name="T66"> </text:span>scribatur <text:span text:style-name="T32">πηλοπατίδες</text:span><text:span text:style-name="T66">,<text:line-break/></text:span>ductum erit a luto quod <text:span text:style-name="T32">πηλὸς</text:span><text:span text:style-name="T66"> </text:span>Graece dicitur, quum ab<text:line-break/>ipsis lutum calcetur. <text:span text:style-name="T1">Calcari</text:span> enim <text:span text:style-name="T32">πατεῖσθαι</text:span><text:span text:style-name="T66"> </text:span>dicunt, si<text:line-break/>per <text:span text:style-name="T32">β</text:span><text:span text:style-name="T66"> </text:span><text:span text:style-name="T27">πηλοβατίδίς</text:span><text:span text:style-name="T10"> </text:span><text:span text:style-name="T1">a</text:span> luto similiter et <text:span text:style-name="T1">a</text:span> verbo ambulare,<text:line-break/>quod <text:span text:style-name="T1">stedvttv</text:span> dicunt, quum qui iis utantur tuto in luto<text:line-break/>ambulent.<text:tab/>- i •</text:p>
      <text:p text:style-name="P13">... &gt;</text:p>
      <text:h text:style-name="Heading_20_2" text:outline-level="2">XIII.</text:h>
      <text:p text:style-name="P14"><text:span text:style-name="T1">Namque boc calceamenti genus a pede minime coercetur,<text:line-break/>scd magis ipsum coercet.</text:span></text:p>
      <text:p text:style-name="P10">Et natura et usu alius horno alio medo inambulat:<text:line-break/>alius enim pede prorsus erecto, alius in interiorem <text:span text:style-name="T1">par-<text:line-break/>iem</text:span> inclinatu, alius in exteriorem; atque insuper alius</text:p>
      <text:p text:style-name="P12">planta jam alius calce magis ingreditur, alius aeque toti<text:line-break/>pedi insidit; quin et calcei videntur scmper in ambulandi<text:line-break/>modo similes reddi , ubi neque alti sint , neque exquisite<text:line-break/>pedem comprehendant. Quorum calceorum si quem in-<text:line-break/>tuearis, conjicere licet quomodo ingrediatur qui illis uti-<text:line-break/>tur: calceus enim rectus et in neutram partem inclinans,<text:line-break/>sed talis permanens qualis structus est a sutore hominem<text:line-break/>recto pede ingredi denunciat; sed si vel intro vel extra<text:line-break/>spectet, inambulantis pedem converti in eam partem de-<text:line-break/>monstrat. Idem evenit ubi calceus vel in posteriorem<text:line-break/>vel in priorem partem vergit. Non secus etiam clavi ubi<text:line-break/>attriti magis sint vel ad calcem vel ad plantam vel ad<text:line-break/>exteriorem partem vel ad interiorem indicio sunt ambu-<text:line-break/>lantis pedes in eas partes converti. Hunc igitur calceum<text:line-break/>Hippocrates coerceri ait a pede, hoc est superari; sicut<text:line-break/>a contrario qui rectus servatur et in neutram partem de-<text:line-break/>clinat, coerceri pedem cogique rectum ac sine inclinatione</text:p>
      <text:p text:style-name="P12">terrae insidere. Caput autem hujus structurae, id est ut<text:line-break/>calceus universum pedem arcte contineat et abunde altus<text:line-break/>sit. Arcte antem complecti pedem non potest', nisi mul-<text:line-break/>tis locis: findatur. Quamobrem venatores hujusmodi cal-<text:line-break/>ceis induuntur, quum per inaequalia loca <text:span text:style-name="T1">et</text:span> saltare et<text:line-break/>currere necesse habeant, in quibus obtorquentur convel-<text:line-break/>lunturque juxta talos, nisi calcei ex toto 'cuti haereant.</text:p>
      <text:h text:style-name="Heading_20_2" text:outline-level="2">XIV.</text:h>
      <text:p text:style-name="P13"><text:span text:style-name="T1">Idonea item est ratio calceamenti Cretensis.</text:span></text:p>
      <text:p text:style-name="P10">In Asia nostra et non minus in Creta nunc' calcea-<text:line-break/>menta in usu sunt quae ad medium usque crus pertinent,<text:line-break/>in quibus fissa pellis est mullis locis et ab: utraque parte<text:line-break/>dextra scilicet et sinistra aequaliter extenta; extremis par-<text:line-break/>tibus foramina habet, per quae trajectum lorum partes<text:line-break/>pellis incisas inter se contrahat. In aperto autem est</text:p>
      <text:p text:style-name="P12">hujusmodi calceis pedem cum univerfa commissura quae<text:line-break/>ad talos est contineri atque adstringi. His autem utun-<text:line-break/>tur apud nos venatores potissimum, quum feras sectantur:<text:line-break/>quandoquidem in asperis atque inaequalibus locis non so-<text:line-break/>lum currere, sed saltare etiam coguntur. Eadem causa<text:line-break/>Cretenses ad talium calceorum usum impulit ob vastos<text:line-break/>insulae montes atque asperitatem.</text:p>
      <text:p text:style-name="P104">- -<text:tab/><text:tab/> <text:tab/>—<text:tab/>b</text:p>
      <text:h text:style-name="Heading_20_2" text:outline-level="2">XV.</text:h>
      <text:p text:style-name="P14"><text:span text:style-name="T1">Ubicunque cruris ostibus luxatis accedente vulnere articuli<text:line-break/>qui </text:span><text:span text:style-name="T1">ad </text:span><text:span text:style-name="T1">pedem sunt stve in interiorem, stve in exterio-<text:line-break/>rem partem penitus excedant reponendi non sunt; scd<text:line-break/>stnenditrn </text:span><text:span text:style-name="T1">est </text:span><text:span text:style-name="T1">ut eui placet medico </text:span><text:span text:style-name="T1">, eos </text:span><text:span text:style-name="T1">reponat. Scire<text:line-break/>enim convenit, ubi repositi serventur hominem decedere<text:line-break/>pauciique diebus vitam trahere i nam pauci feptimurn<text:line-break/>diem excedunt, quum nervorum - distensione absumaritur.</text:span></text:p>
      <text:p text:style-name="P11">Ossa <text:span text:style-name="T32">κνήμης</text:span><text:span text:style-name="T66">, </text:span>id est cruris suram intelligit ac tibiam,<text:line-break/>quae <text:span text:style-name="T32">κνήμη</text:span><text:span text:style-name="T66"> </text:span>Graece dicitur et cognominis est cum eo toto<text:line-break/>quod inter genu et pedem esu Nudantur autem haec et<text:line-break/>cute excedunt ad utramque cruris, commissuram' cqm pede<text:line-break/>scilicet et cum femore. Ante igitur tractat de commissura<text:line-break/>cruris cum pede imperans ut ubi tibiae os luxatum nu-<text:line-break/>detur a reponendo caveamus, propterea qnod nervorum<text:line-break/>distensio superveniat. Quod ubi incidat, dictum est in<text:line-break/>opere de fracturis musculos alios convelli, alios contineri<text:line-break/>et continuatos servari. Ubi ergo ad suum initium contra-<text:line-break/>hantur, universum membrum brevius redditur ; scquitur<text:line-break/>enim quum a musculis attrahitur. Quare si quis exten-<text:line-break/>dens os exstans reponat, musculi et ipfa intensione non<text:line-break/>mediocri ter laedentur et longitudine membri simul distenti<text:line-break/>dolorem sentient intolerabilem. Atque idcirco quum, mu-<text:line-break/>sculi grandes sint, nervorum distensionem sequi necesse,<text:line-break/>erit: nam <text:span text:style-name="T1">et</text:span> ubi exigui essent, quemadmodum in digitis,</text:p>
      <text:p text:style-name="P12">neque sic res periculo vacaret. Multi tamen .ex his ob<text:line-break/>summam in curatione diligentiam servantur. Hactenus<text:line-break/>qnod curationi utile erat. Superest quaestio quaedam ad<text:line-break/>loquutionem spectans, quae curationi non prodest aut<text:line-break/>officit, nt si requirant aliqui cur Hippocrates de cruris<text:line-break/>ossibus <text:span text:style-name="T32">ἐξαρθρεῖν</text:span>, <text:span text:style-name="T1">id est</text:span> luxari dixerit, quum id vitium<text:line-break/>esse eorum ossium affirmet quae in cavis se insinuant, non<text:line-break/>eorum quae processus accipiunt: hos enim vocat <text:span text:style-name="T32">ἄρθρα</text:span><text:span text:style-name="T66">,<text:line-break/></text:span>id est articulos, ut ante saepius ostendimus. Non debuit<text:line-break/>igitur, inquiunt, dicere <text:span text:style-name="T32">ἐξαρθρεῖν</text:span><text:span text:style-name="T44"> </text:span>de crure, scd de talo.<text:line-break/>Iis qui haec requirunt respondendum est id quod in<text:line-break/>prioribus iaepenumero diximus, Hippocratem eo tantum<text:line-break/>intendere ut propositam rem exprimat, quod ipse Plato et<text:line-break/>praecipit et primus exsequitur. Alibi autem demonstravi-<text:line-break/>rnus veteres non alio quam huc spectasse: solus enim Pro-<text:line-break/>dicus studuisse videtur tenui huic nominum inquisitioni.</text:p>
      <text:p text:style-name="P12">quam qui Prodicum sequuntur solent exquisitam diligen-<text:line-break/>tiam nuncupare. Hippocratem vero nihil obscurius rem<text:line-break/>expressisse, ex verbis ejus aperte conspicitur quum inquit:<text:line-break/>ubicunque cruris ossibus luxatis articulis qui ad pedem<text:line-break/>funt penitus excedunt. Nam fi omnino dempseris verbum<text:line-break/>luxatis, apertum est quod proponitur. Sed Hippocrates<text:line-break/>hoc adjecit nihil respiciens ad tenuem hujusmodi nomi-<text:line-break/>nnm inquisitionem, cui qui student plerumqua non sunt<text:line-break/>eloquentes. Nam qui dicendi facultatem habent ad vim<text:line-break/>enunciationis respicientes verba singula non attendunt, fed<text:line-break/>Graecorum more illis utuntur quorum copiam habent.<text:line-break/>Quomodo videtur nunc Hippocrates loqui volens,, <text:span text:style-name="T1">offa<text:line-break/>cruris a commissura</text:span> recedentia cute excedere. Si quis<text:line-break/>enim id quod exstat et extra commissuram valde prominet<text:line-break/>luxatum dicat, clarius rem exponet auditoremque imagine<text:line-break/>rei docebit.</text:p>
      <text:h text:style-name="P4" text:outline-level="2">XVI.</text:h>
      <text:p text:style-name="P14"><text:span text:style-name="T1">Pedem insuper et crus gangraena prehendit, quae stc fu-<text:line-break/>tura este certum fcire convenit.</text:span></text:p>
      <text:p text:style-name="P10">Gangraenam quoque his, fnpervenire ait ob inflam-<text:line-break/>mationis scilicet magnitudinem, ubi excedentia ossa re-<text:line-break/>condita fuerint. Inflammatae ergo partes,' quum rubor<text:line-break/>inflammationis recedit, lividae evadunt minuique dolor<text:line-break/>videtur, eo quosi sensus torpeat; sed ubi quae sic asseclae<text:line-break/>funt ex toto sentiendi facultate carent, Graece id vitium<text:line-break/>non amplius gangraena, sed sphacelus vocatur. Inter hunc<text:line-break/>autem et magnam inflammationem media gangraena est,<text:line-break/>quae tanto gravior ejusmodi instammatione est, quanto<text:line-break/>levior sphacelo: sub hoc enim natura membri universa<text:line-break/>corrumpitur, idemque ubi jam haeret curationem Uon<text:line-break/>admittit, fed sclum a principio, quum nondum sphacelus<text:line-break/>est, fed magna gangraena fpbacelo vicina. Verum abuti-</text:p>
      <text:p text:style-name="P12">mur interdum vicinorum affectuum nominibus ad eos signi-<text:line-break/>ficandos qui ad hos accedunt, quamquam nondum ex toto<text:line-break/>ipsorum speciem et naturam habent. Sic igitur et ingen-<text:line-break/>tem inflammationem, quum non amplius suum colorem<text:line-break/>tuetur doloriqne est, interdum nominare gangraenam con-<text:line-break/>suevimus, quae quamvis gangraena nondum penitus sit,<text:line-break/>futura tamen est, paullo post; si negligatur.</text:p>
      <text:h text:style-name="Heading_20_2" text:outline-level="2">XVII.</text:h>
      <text:p text:style-name="P14">Nec <text:span text:style-name="T1">mihi etiam videtur idoneum esae veratrum eodem die<text:line-break/>datum et rursus epotum, fed ut quodvis tale ad ido-<text:line-break/>neum proxime accedere, cui tamen consido, Quodst<text:line-break/>neque ab initio reponantur, neque tentet aliquis ea re-<text:line-break/>ponere, plerosque fe explicare manifestum esa<text:line-break/></text:span><text:span text:style-name="T1">e </text:span><text:span text:style-name="T1">—</text:span></text:p>
      <text:p text:style-name="P10">Tractavimus de usu veratri ad ejusmodi vitia’in com-<text:line-break/>mentariis in librum de fracturis.</text:p>
      <text:h text:style-name="P4" text:outline-level="2">XVIlI.</text:h>
      <text:p text:style-name="P130"><text:bookmark-start text:name="bookmark158"/>Fulcire autem crus et pedem oportet ao modo quo ipfe velit.<text:bookmark-end text:name="bookmark158"/></text:p>
      <text:p text:style-name="P10">Fulcire crus et pedem <text:span text:style-name="T32">ήρμόσθαι</text:span><text:span text:style-name="T44"> </text:span>dixit, hoc est stabi-<text:line-break/>liter collocare. Quo spectans imperat, ut membrum figu-<text:line-break/>remus, quemadmodum maxime cubantem juvat. Nam, quod<text:line-break/>alt, eo modo quo ipse aeger velit, huc evadit.</text:p>
      <text:h text:style-name="P5" text:outline-level="2"><text:span text:style-name="T32">ΧΙΧ</text:span><text:span text:style-name="T66">.</text:span></text:h>
      <text:p text:style-name="P130"><text:bookmark-start text:name="bookmark160"/>Tantum ne dependeant, neve moveantur^<text:bookmark-end text:name="bookmark160"/></text:p>
      <text:p text:style-name="P10">Ejus quod nunc ait, neve moveantur, vim ante pro-<text:line-break/>posuit, quum fulcire praecepit, quod significavit verbo<text:line-break/><text:span text:style-name="T32">ήρμόσθαι</text:span><text:span text:style-name="T66">. </text:span>Neque enim aliud est fulcire membrum, quam<text:line-break/>ab omni parte stabilitur collocare, sic ut nullo pacto mo-<text:line-break/>veri possit. Recte autem adjecit ne dependeant. Praefa-<text:line-break/>tus enim continendum a nobis membrum, quemadmodum<text:line-break/>cubantem juvat, non ignorans contineri membrum posse</text:p>
      <text:p text:style-name="P12">etiam dependens, edicit ut ejusmodi habitum nitemus,<text:line-break/>quum ad affectum locum materiam concitet, quae causa<text:line-break/>inflammationis est. Meministis quidem ejus quod narravit<text:line-break/>iu superiori opere de crure figurando, ubi extensum pe-<text:line-break/>dem collocari voluit paullo sublimiorem quam ut exqui-<text:line-break/>site rectus servaretur; nunc vero permittere aegris vide-<text:line-break/>tur,-ut'ipsum rectum habeant. Nam quum tribus modis<text:line-break/>figurari possit, dependens, rectus ac tertio in fuperiorem<text:line-break/>partem spectans, permittit aegrotanti, ut quo pacto velit,<text:line-break/>crus figuret, modo non dependeat; scd antea praeceperat ut<text:line-break/>sublimiorem dumtaxat contineret. Perspicuum itaque est<text:line-break/>Hippocratem in hujusmodi affectibus eo potissimum incum-<text:line-break/>bere, ut dolor vitetur veritus, ne sequatur nervorum di-<text:line-break/>stensio, quam in nervosis partibus dolor maxime infert.<text:line-break/>Quamobrem si quae hoc modo vitiata sunt, neque refri-<text:line-break/>gerentur, neque'dolore tententur , nervorum'dlllension e<text:line-break/>prehendi minime possunt.</text:p>
      <text:h text:style-name="P4" text:outline-level="2">XX.</text:h>
      <text:p text:style-name="P14"><text:span text:style-name="T1">Mederique cerato quod picem habeat, paucis pannis ex<text:line-break/>vino madentibus non valde frigidis, quandoquidem fri-<text:line-break/>gus in his nervorum distensionem concitat.</text:span></text:p>
      <text:p text:style-name="P10">De his quoque jam loquuti fumus. Nam ceratum<text:line-break/>quod picem habeat ulceribus accommodatur; vinum, prae-<text:line-break/>sertimque, ut ipse docuit, nigrum et austerum affectas<text:line-break/>partes inflammari non patitirr. Qnod autem inquit fu-<text:line-break/>giendum esse frigus quum nervorum distensionem efficiat,<text:line-break/>in carnosis partibus sorte aliqua expositione indiget. In<text:line-break/>nervis evidentissimum est quibus utrumque. inesu: nam et<text:line-break/>' facile refrigerantur, ut qui natura frigidi sint atque ex-<text:line-break/>langues; et quum laeduntur, in dissensionem incidunt;<text:line-break/>quum neque in alia parte distensio incidere possit, nisi<text:line-break/>nervi afficiantur. Commissuras vero luter alias partes,<text:line-break/>maxime nervosas esse manifestum est, in quibus musculi<text:line-break/>posita cerne quam in aliis suis partibus habebant in chor-</text:p>
      <text:p text:style-name="P12">das degenerant. Quare magis inquirendum est, cur utatur<text:line-break/>modice frigido, quum non mediocriter frigidum, fed cali-<text:line-break/>dnm adhibendum videatur,. cujus ratio sic habet. In cu-<text:line-break/>rantis partibus exulceratis propositum est ut ab inflam-<text:line-break/>matione defendantur; Defendentur autem; si nullus hu-<text:line-break/>mor ad eas concurret, quam rem eas refrigerando con—<text:line-break/>sequemur. Nam si admoveantur quae calidum et hcmidum<text:line-break/>corpus efficiunt, statim rubicundius, paullo post tumidius<text:line-break/>ipsum exhibebunt et in alium affectum inflammationi simi-<text:line-break/>lem compellent. Contraria omnia praestant quae refrige-<text:line-break/>rant, quum non modo nihil.humoris a superioribus par-<text:line-break/>tilius ad refrigeratum locum concitent, sed quod lu eo<text:line-break/>fubsistit exprimant et ad proximas partes depellant. Est<text:line-break/>autem refrigerantium duplex genus, quaedam adventitia<text:line-break/>qualitate tactu frigida sentiuntur, quaedam innatam refri-.<text:line-break/>gerandi facultatem habenti Adstringentia quidem frigida<text:line-break/>sunt, sicut in opere de simplicium medicamentorum facul-</text:p>
      <text:p text:style-name="P12">tate, demonstravimus, ubi reliquum genus refrigerantium<text:line-break/>ab his deducitur; ad hoc spectat papaveris lacryma, man-<text:line-break/>dragorae succus, cicuta et cetera quae madefaciunt simul<text:line-break/>et refrigerant. Namque austera omnia terrenam naturam<text:line-break/>habent cum facultate refrigerandi. De usu autem horum<text:line-break/>medicamentorum non pauca scripsimus in eo volumine,<text:line-break/>quod est de ratione curandi nec non in commentariis in<text:line-break/>librum Hippoeratis de ulceribus. Sed quod ad hunc lo-<text:line-break/>cum pertinet, id novisse abunde est quod madefacientium<text:line-break/>et refrigerantium medicamentorum vis penetrat omnino<text:line-break/>ad altiores partes eorum corporum, quibus admovetur cito-<text:line-break/>que ipsas ultra debitum refrigerat, torporemque affert<text:line-break/>potentiae corpora administranti- Quae vero cum refrige-<text:line-break/>randi ni terrenam naturam habent, ut ostensum est in<text:line-break/>libris qqos commemoravi, ad confluentes fuccos.depellen-<text:line-break/>dos maxime aptantur, atque hac de causa illis'utimur.<text:line-break/>Sed quia calor ad fe humores concitat, ideo adventitia<text:line-break/>qualitate frigida admovemus, neoue illa calefacimus. Nunc</text:p>
      <text:p text:style-name="P12">vero quo'd spectat ad exulceratarum partium affectum, Hip-<text:line-break/>pocrates frigidis uteretur, quemadmodum et in aliis vul-<text:line-break/>neribus; fed quatenus nervorum distensionem" timet quam<text:line-break/>afferre frigus solet, vererur ex toto frigida imponere at-<text:line-break/>que idcirco adjecit, quum de his loquitur <text:span text:style-name="T32">ηόη</text:span><text:span text:style-name="T66"> </text:span>valde<text:line-break/>frigidis.</text:p>
      <text:h text:style-name="Heading_20_2" text:outline-level="2">XXI.</text:h>
      <text:p text:style-name="P13"><text:span text:style-name="T1">Recte etiam folia betae vel tustilaginis vel cujuspiarn al-<text:line-break/></text:span><text:span text:style-name="T1">; </text:span><text:span text:style-name="T1">terius talis in vino nigro austero semicocta, ulceri atque<text:line-break/>adjectis partibus imponuntur.</text:span></text:p>
      <text:p text:style-name="P10">Tussilago herba quaedam est proposito affectui saluta-<text:line-break/>ris, quum modice siccet id quod in omnibus ulceribus<text:line-break/>requiri demonstravimus. ' De vino autem nigro atque au-<text:line-break/>stero loquuti fumus in commentariis in librum de fractu-<text:line-break/>ris. Hoc repellendi facultatem habet similiter ut alia vina</text:p>
      <text:p text:style-name="P12">et quum crassiorum partium sit,: quam ipsa exulceratas'<text:line-break/>partes non mordet, ea de causa praestantius esu</text:p>
      <text:h text:style-name="Heading_20_2" text:outline-level="2">XXII.</text:h>
      <text:p text:style-name="P10"><text:span text:style-name="T1">Tepido item cerato</text:span> ulcus <text:span text:style-name="T1">inungitur.</text:span></text:p>
      <text:p text:style-name="P10">Admovet nunc ceratum, non ut ulceri medeatur.<text:line-break/>Ostendimus enim' in expositione libri de ulceribus, vitari<text:line-break/>ab Hippocrate hujusmodi medicamenta quae ulcerum glu-<text:line-break/>tinationem prohibent; scd quoniam nunc ulceri, quatenus<text:line-break/>r ulcus est non succurrit, quum neque id glutinare propo-<text:line-break/>situm sit, sicut alia recentia vulnera. Primum autem cu-<text:line-break/>rationis consilium eo spectat, ne horno nervorum distensione .<text:line-break/>prehendatur. Quocirca neque reponendum articulum cen-<text:line-break/>sct, sed magis permittendum, ut erus ex ulcere turpiter<text:line-break/>claudicet. Non tamen simpliciter adhibet lenia medica-<text:line-break/>menta, quae -vocat in libro de ulceribus <text:span text:style-name="T32">μαλθακώ</text:span><text:span text:style-name="T44">'</text:span><text:span text:style-name="T32">δη</text:span><text:span text:style-name="T44">,<text:line-break/></text:span>quamvis possint inflammatas partes lenire. Primo enim</text:p>
      <text:p text:style-name="P11">eo incumbit, nt iusiammatio minime oriatur, atque idcirco<text:line-break/>repellentibus utitur; neque his rursus per se, quemadmo-<text:line-break/>dum in aliis cesibus, timet- enim nervorum distensionem;<text:line-break/>sed compositam cnratiouis rationem indicat per medicar<text:line-break/>menta contrariae facultatis juflo modo inter fe mixta, quo<text:line-break/>maxime tendere in sequentibus videtur. Ad quae jam<text:line-break/>animum adjungito.</text:p>
      <text:h text:style-name="Heading_20_2" text:outline-level="2">XXIII.</text:h>
      <text:p text:style-name="P14"><text:span text:style-name="T1">Quodst hibernum tempus suerit, lana quoque succida ma-<text:line-break/>dens ex vino atque oleo tepido imponenda est; et per-<text:line-break/>fusione insuper utendum.</text:span></text:p>
      <text:p text:style-name="P10">Neque medicamenta tepida adhiberet, neque oleum<text:line-break/>prorsus adjiceret, si loco subveniret quasi simpliciter ulce-<text:line-break/>rato, sed, quod supra retuli, veretur nervorum distensionem;<text:line-break/>atque ob eam rem oleum admiscet et tepida cuncta super-<text:line-break/>imponit nec, ut qui tantum pugnet contra nervorum di-</text:p>
      <text:p text:style-name="P12">stensionem, uIceris curationem relinquit; sed neque ad<text:line-break/>ulcus spectat dumtaxat: mixti enim morbi mixta quoque<text:line-break/>praesidia exigunt. Quocirca praecipit ut lana succida in-<text:line-break/>ducatur, quam.<text:span text:style-name="T32">οἰσυπηρἀν</text:span><text:span text:style-name="T66"> </text:span>dicunt, propterea quod oesypum<text:line-break/>habeat. Quandoquidem, ut in libro de simplicium medi-<text:line-break/>camentorurn facultate ostendimus, hujus medicinae pro-<text:line-break/>prietas simplex non est, scd mixta ex contrariis qualitati-<text:line-break/>bus ac viribus adstringendi scilicet et modice calefaciendi.<text:line-break/>Perfundi autem voluit hos affectus non hieme tantum,<text:line-break/>fed aestate etiam. Hoc siquidem quod in fine subdit com-<text:line-break/>mune'est totius propositae curationis, quoniam hujusmodi<text:line-break/>affectus non hieme dumtaxat assiduam perfusionem requi-<text:line-break/>runt, quum aestate quoque magis eam postulent, quam<text:line-break/>hieme, quo tunc his lana imposita magis siccescat. Impe-<text:line-break/>rat igitur ut haec omnia assidue perfundantur. Id vero<text:line-break/>quo perfundimus tale esse debet, quale in principio pro-<text:line-break/>tinus . orationis admoveri jussit, nempe vinum aestate per</text:p>
      <text:p text:style-name="P11">se, hieme cum oleo. Caloris autem modum:conjicies ex<text:line-break/>temperamento aeris in quo vivimus; ubi enim valde fri-<text:line-break/>gidum fuerit, humoris qui perfunditur calorem augebis;<text:line-break/>ubi calidum, remittes. Ad calidi enim usum nunquam<text:line-break/>venit, quocirca caloris modum augens atque remittens<text:line-break/>pro ambientis coeli temperamento variabis. In quibus<text:line-break/>omnibus meminisse debes eorum, quae in universum dixit -<text:line-break/>nec omnia ubique velle percipere. At quaenam haec sunt?<text:line-break/>nimirum ea quae in commentariis in eas sententias Hip-<text:line-break/>pocratis, quae apborismi inscribuntur, et in aliis compluri-<text:line-break/>bus recensenda duximus. Quorum ubi unum aliquid po-<text:line-break/>situm fuerit, omnium quae eandem vim habent meminisse<text:line-break/>. oportet existimareque sermonem in omnibus accipiendum</text:p>
      <text:p text:style-name="P10">esse, quasi omnium communis siti Sic igitur et nunc<text:line-break/>Hippocrates hiberni temporis meminit; tu vero regionem,<text:line-break/>aetatem, usum, corporis naturam revocare,in memoriam<text:line-break/>debes, nempe regionem frigidam, aetatem senilem, usum</text:p>
      <text:p text:style-name="P11">eorum quae corpus refrigerant, corporis naturam frigidio-<text:line-break/>rem. Siquidem haec omnia idem hortantur ac, tempus,<text:line-break/>cujus Hippocrates meminit. Sed quemadmodum hieme<text:line-break/>curationem calidiorem adhibet, <text:span text:style-name="T1">sic.</text:span> aestate <text:span text:style-name="T1">contra tu frigr-<text:line-break/></text:span>diorem admovebis; et sicut in aestivo tempore, ita in aetate,<text:line-break/>regione, consuetudine et natura corporis calida. Quodfi<text:line-break/>omnia calefaciendum esse denuncient, calidioribus praesi-<text:line-break/>diis uteris; -si refrigerandum, frigidioribus; sin alia ad<text:line-break/>calefaciendum, alia ad refrigerandum hortentur, ipsorum<text:line-break/>numerum ac vim spectabis. • Sic enim maxime convenien-<text:line-break/>tem calefaciendi et refrigerandi modum conjicies.</text:p>
      <text:h text:style-name="Heading_20_2" text:outline-level="2">XXIV.</text:h>
      <text:p text:style-name="P14"><text:span text:style-name="T1">suequuiuila re quidpiam devincies, neque aliquid impones.<text:line-break/>Sciae enim licet </text:span><text:span text:style-name="T1">hujusmodi </text:span><text:span text:style-name="T1">vitiis omnibus modio alie-<text:line-break/>num este prejsum et onus.</text:span></text:p>
      <text:p text:style-name="P11">Subtrahit in hoc casu non modo eas fascias quae<text:line-break/>primae injiciuntur, quos ubique ad comminuta et ad lu-<text:line-break/>xata ossa adhibuit, fed et eas quae super lanam volvun-<text:line-break/>tur. Cujus rei causam ipse reddit quum inquit: hujusmodi<text:line-break/>vitiis omnibus modis alienum esse pressum et onus. Sussi-<text:line-break/>cit autem ipsis tantummodo . opera et lanam imponere,<text:line-break/>quae quum mollis sit et levis, oneri esse non potest. Hoc<text:line-break/>autem timet non ut qui ulceri medeatur, scd ut qui nu-<text:line-break/>datisinttritisque chordis ac nervis caveat, ne distendantur.</text:p>
      <text:h text:style-name="Heading_20_2" text:outline-level="2">XXV.</text:h>
      <text:p text:style-name="P14">Ad <text:span text:style-name="T1">haec autem pertinent nonnulla ex' Os medicamentis,<text:line-break/>quae cruentis vulneribus injiciuntur, ea scilicet quae<text:line-break/>idonea sunt, quibus imposita lana vino persusu longio-<text:line-break/>rem moram trahat. Quaecunque autem ex iis medica-<text:line-break/>mentis, quae cruentis vulneribus protinus injiciuntur, pau-<text:line-break/>corum dierum sunt vel picem accipiunt non aeque atque</text:span></text:p>
      <text:p text:style-name="P11"><text:span text:style-name="T1">illa proficiunt, quandoquidem ulcerum purgatio porri-<text:line-break/>gitur in longius tempus, diutius enim madent/ horum<text:line-break/>tamen nonnulla utiliter deligantur. Scire autem aperte<text:line-break/>convenit necestsu este hominem turpiter claudicare, quum<text:line-break/>versus partem superiorem pes trahatur et offa luxata ab<text:line-break/>exteriori parte promineant. Fere enim nullum ex iis<text:line-break/>ofstbus nudatur, nist paullulum quid neque recedit, sed<text:line-break/>cicatrix inducitur tenuis atque insirma, eaque nonnisi<text:line-break/>multum temporis conquiescant; alioquin periculum est<text:line-break/>ne remaneat ulcusculum, quod curationem non admittat.<text:line-break/>Sed quod ad propositum malum attinet, st hac ratione<text:line-break/>curentur, fervantur, st articulus reponatur rnaneatque,<text:line-break/>in exitium praecipitantur.</text:span></text:p>
      <text:p text:style-name="P13"><text:span text:style-name="T16">11 1 1</text:span> ‘t.';</text:p>
      <text:p text:style-name="P10">Medicamenta, quae vulneribus statim injiciuntur et<text:line-break/>in his libris et in eo qui de ulceribus est, <text:span text:style-name="T32">ἔναιμα</text:span><text:span text:style-name="T44"> </text:span>ap-<text:line-break/>pellat. Inter haec quae ‘longiori tempore resolvuntur et<text:line-break/>interimi dum solvantur perfundi possunt, admoveri potissi-<text:line-break/>mum debent: siquidem constituit, quemadmodum in tota</text:p>
      <text:p text:style-name="P11">relinqua curatione, eo spectandum esse ut leniendi vim ha-<text:line-break/>beat. Hac enim de causa neque vinculum imponit, neque<text:line-break/>frequenter soluit. Ex medicamentis autem quae cruentis<text:line-break/>vulneribus protinus injiciuntur, ea longiori temporis in-<text:line-break/>tervallo solvere licet, quae validiorem siccandi facultatem<text:line-break/>habent, ea tamen cautione ne ob vehementem vim con-<text:line-break/>trahendo laedant. Duo autem medicamenta quae tota<text:line-break/>nobis sunt gratia exempli commemorabo; leguntur enim<text:line-break/>in omnibus libris de medicamentorum compositione, qua-<text:line-break/>les sunt duo Andromachi et unus Herae et aliorum per-<text:line-break/>multi. Componuntur medicamenta haec ex bitumine:<text:line-break/>alterum barbarum, Cyzicenum alterum nominatur. Hoc<text:line-break/>quum magis siccet quam opus sit, medicamentis quae<text:line-break/>crnentis vulneribus injiciuntur obest magis quam prosit,<text:line-break/>quum membra contrahat et dolorem afferat; alterum vero<text:line-break/>medicamentum idoneum est, si moderata mixtura fuerit,<text:line-break/>ex iis siquidem nonnulla plus justo exsiccant et sima sunt.<text:line-break/>Verum de hujusmodi medicamentorum discrimine in opere<text:line-break/>de compositione ipsorum fusius tractavimus. Quae post</text:p>
      <text:p text:style-name="P12">haec ab Hippocrate scribuntur magna ex parte plana sunt,<text:line-break/>si quae supra et in commentariis in librum hunc de arti-<text:line-break/>culis et ante in eum qui de fracturis est prodidimus, in<text:line-break/>memoria habeantur. Quaenam ex iis medicamentis quae<text:line-break/>cruentis vulneribus protinus injiciuntur paucorum dierum<text:line-break/>vocet, non magno negotio invenies, si in memoria habeas,<text:line-break/>quae in explanatione proxime positae orationis tradidi-<text:line-break/>mus. Patet enim eum sic appellare quae ex paucorum<text:line-break/>dierum intervallo solvuntur. Ex intervallo autem pauco-<text:line-break/>rum dierum solvere convenit quaecunqne ex propositis<text:line-break/>infirmiora fiunt. Patiuntur enim in ulceribus multum<text:line-break/>colligi saniei, eo quod non satis exsiccent. Haec a non-<text:line-break/>nullis ex veteribus resina extrinsecus excipiebantur, quor-<text:line-break/>siim nescio. Multa enim dici possunt, sed quum Hippo-<text:line-break/>crates ab omnibus his medicamentis abstineat, longius labi<text:line-break/>operae pretium non esu In opere enim de medicamentis<text:line-break/>quae de his scire convenit omnia exfequuti sumus; nunc</text:p>
      <text:p text:style-name="P12">autem quod attinet ad proposita, fatis haec sunt. Quae<text:line-break/>sequuntur omnia praeteribimus, quum manifesta sint iis<text:line-break/>qui eorum meminerint quae ante explanavimus.</text:p>
      <text:h text:style-name="Heading_20_2" text:outline-level="2">XXVI.</text:h>
      <text:p text:style-name="P14"><text:span text:style-name="T1">Eadem ratio est, st brachii offa ad manum adjecto ulcere<text:line-break/>stve tn interiorem partem, stve in exteriorem excedant.<text:line-break/>Certum enim scire convenit hominem paucis diebus in-<text:line-break/>teriturum tali genere mortis, quale supra posuimus, st<text:line-break/>reposita ojsa suerint contineanturque; fed st nemo haec<text:line-break/>vel reposuerit vel reponere tentarit, longe saepius libe-<text:line-break/>ratur. Cui malo mederi, eadem ratione expedit qua su-<text:line-break/>pra diximus: depravationem vero deformem reddi ac,<text:line-break/>digitos manus </text:span><text:span text:style-name="T1">infirmos atque </text:span><text:span text:style-name="T1">inutiles fieri necejse esu</text:span></text:p>
      <text:p text:style-name="P13">Quemadmodum in crure totum id quod inter talum<text:line-break/>et genu est, duobus ossibus contentum <text:span text:style-name="T32">κνήμην</text:span><text:span text:style-name="T44"> </text:span>appellant,</text:p>
      <text:p text:style-name="P12">sic brachium quod inter manum et cubitum est <text:span text:style-name="T32">πῆχυν</text:span><text:span text:style-name="T66">,<text:line-break/></text:span>quod similiter non ex uno osse, sed ex bimis constat, quo-<text:line-break/>rum alterum <text:span text:style-name="T32">κερκὶς</text:span><text:span text:style-name="T66">, </text:span>id est radius, alterum Graece <text:span text:style-name="T32">πῆχνς</text:span><text:span text:style-name="T66"><text:line-break/></text:span>proprie nominatur, id est cubitus, quod similiter evenit<text:line-break/><text:span text:style-name="T32">κἀπὶ</text:span><text:span text:style-name="T66"> </text:span><text:span text:style-name="T32">τῆς</text:span><text:span text:style-name="T66"> </text:span><text:span text:style-name="T32">κνήμης</text:span><text:span text:style-name="T66">, </text:span>hoc est in crure. Commissura igitur quae<text:line-break/>ad manum est commissurae ali respondet, quae ad cubitum,<text:line-break/>illi quae ad genu. Majorum tamen partium mala seu<text:line-break/>fractae seu prolapsae sint scmper graviora sunt. Quam<text:line-break/>rem si animadvertas, exigua expositione ad sequentia in-<text:line-break/>digebis.</text:p>
      <text:h text:style-name="Heading_20_2" text:outline-level="2">XXVII.</text:h>
      <text:p text:style-name="P14"><text:span text:style-name="T1">Nam digiti ubi osta, in interiorem partem luxentur, cur-<text:line-break/>vari non postsunt; ubi in exteriorem, extendi.</text:span></text:p>
      <text:p text:style-name="P105"><text:tab/> t</text:p>
      <text:p text:style-name="P10">Cur luxari dicat in superioribus ostendimus, ubi cru-<text:line-break/>ris ossa adjecto ulcere dixit ad pedem luxari; nunc red-<text:line-break/>dere causam volo, quamobrem quum brachium accedente</text:p>
      <text:p text:style-name="P12">ulcere in, interiorem partem prorumpit digiti curvari ne-<text:line-break/>queant. In hoc casu sane accidit ut brachii ossa ab in-<text:line-break/>teriori regione ossibus qnae in prima palmae parte funt<text:line-break/>fuperiusidant ab exteriori subjiciantur, quum prima pal-<text:line-break/>mae pars tendatur a chordis quae ab exteriori parte ad<text:line-break/>ipsam perveniunt surfumque ad humerum tendunt. Quod<text:line-break/>quum evenit necesse est digitos versus exteriorem regio-<text:line-break/>nem trahi, quo fit nt extendantur. Idcirco' neque flecti<text:line-break/>ex toto possunt, quum exteriores musculi et chordae<text:line-break/>flectentibus renitantur. - Saepius enim diximus perfici<text:line-break/>actionem non posse, nisi oppositi musculi iis pareant qui<text:line-break/>agere nituntur. Hinc etiam fit ut digiti minime exten-<text:line-break/>dautur, quum brachii ossa in exteriorem partem moven-<text:line-break/>tur. Interiores enim musculi et chordae vehementer lu-<text:line-break/>tenduntur, atque idcirco quum cedere exterioribus ne-<text:line-break/>queant, necesse est exteriorum actio intereat. Sed et ipso-<text:line-break/>rum ossium positus, quum brachium lu interiorem partem</text:p>
      <text:p text:style-name="P12">elapsum primae palmae parti insidet, prohibere flexum<text:line-break/>potest, quum in exteriorem promovetur porrectionem.</text:p>
      <text:h text:style-name="Heading_20_2" text:outline-level="2">XXVlll.</text:h>
      <text:p text:style-name="P14">Ubicunque <text:span text:style-name="T1">autem cruris os ad genu; cute stve in interio-<text:line-break/>rem stve in exteriorem partem excedit, quibus recondi-<text:line-break/>tur maturius intereunt quam alit, quamvis illis quoque<text:line-break/>vitae periculum instet; fed st curationem adhibeas repo-<text:line-break/>nere minimum tentans, hac via tantum spes salutii fu-<text:line-break/>perest. Haec autem osta eo magis periaulosu sunt quam<text:line-break/>cetera</text:span>, quo <text:span text:style-name="T1">superiora sunt et robustiora et a robustiori-<text:line-break/>bus prolabuntur, Quodst femoris os ad genu luxetur<text:line-break/>ubi ponatur</text:span> maneatque <text:span text:style-name="T1">majori vi et citius adhuc homo<text:line-break/>absumitur quam superioribus casibus; si non reponatur,<text:line-break/>res longe</text:span> periculosior <text:span text:style-name="T1">est quam in superioribus t haec<text:line-break/>una tamen salutis spes superejt.</text:span></text:p>
      <text:p text:style-name="P11">Hoc etiam et id quod proxime subdit non purum<text:line-break/>comprobat, quae paullo supra indicavimus de ossibus et<text:line-break/>ad talum et ad manum cute excedentibus. Neque enim<text:line-break/>talus in commissura cruris quae ad pedem est nudatur;<text:line-break/>neque prima palmae pars in commissura cubiti' cum manu,<text:line-break/>fed in crure ossa cruris et in brachio similiter ossa bra-<text:line-break/>chii. Jure igitur excedere haec et luxari dixit, nt quae<text:line-break/>extra commissuram excedant. Nunc itaque crus interdum<text:line-break/>excidere inquit ad tuli commissuram ac modo ab exteriori<text:line-break/>parte, modo ab interiori; quamquam subdit non crus,<text:line-break/>scd femur luxari, idque non immerito. Nam in commis-<text:line-break/>fura genu inodo crus, modo femur excidit, ad pedem<text:line-break/>vero crus dumtaxat, sicut ad manum brachium. Cetera<text:line-break/>quae iu hac oratione funt iis patent qui in memoria te-<text:line-break/>neant quae fuperius dicta funt.</text:p>
      <text:h text:style-name="P4" text:outline-level="2">XXIX.</text:h>
      <text:p text:style-name="P14">Eadem ratio <text:span text:style-name="T1">est articulorum qui ad cubiti commisturam<text:line-break/>sunt, nempe cubiti et</text:span> humeri. <text:span text:style-name="T1">Quicunque enim ex his<text:line-break/>quum luxantur cute excedunt, st restituantur, omnes<text:line-break/>mortiferi sunt i</text:span> sin minus , res <text:span text:style-name="T1">non omnino desperatio-<text:line-break/>nem habet, sed iis qui liberantur membrum remanet<text:line-break/>depravatum, magis autem mortiferi sunt, st recondan-<text:line-break/>tur articuli superiores; fed et tidem st non recondantur,<text:line-break/>aliis</text:span> similiter <text:span text:style-name="T1">sunt</text:span> periculosiores. <text:span text:style-name="T1">Si </text:span><text:span text:style-name="T1">cui ergo superio-<text:line-break/>res articuli luxati cum ulcere cute excedant, ubi resti-<text:line-break/>tuantur</text:span> celerrime <text:span text:style-name="T1">in exitium praecipitant; ubi non re—<text:line-break/>stituantur, ceteris periculosiores sunt. Curatio autem<text:line-break/>quae mihi commodijstma videtur jam exposita esu At<text:line-break/>quibus</text:span> digitorum <text:span text:style-name="T1">pedis vel manus articuli luxati adjecto<text:line-break/>ulcere cute excejserunt, ojse quidem non fracto, sed ab<text:line-break/>ipsa commisura recedente, st repositi maneant, nervo~<text:line-break/>rum distensionis periculum impendet, nist recte atten-<text:line-break/>dantur, Expedit tamen, ubi praedixeris summa cura</text:span></text:p>
      <text:p text:style-name="P12"><text:span text:style-name="T1">et diligentia opus esae eos</text:span> reponere. .Facillime autem<text:line-break/><text:span text:style-name="T1">et maxime prompte rnagnoque cum artificio reponuntur,<text:line-break/>st adigatur paxillus, quemadmodum supra diximus in<text:line-break/>ofstbus fractis luxatisquet quo sucto quiescere homo de-<text:line-break/>bet cubareque et modico cibo uti, Jatiusque est levi ali~<text:line-break/>quo medicamento quo vomitum citet ipfum purgare.</text:span></text:p>
      <text:p text:style-name="P10">Merito hic articulos dixit multitudinis numero, quem-<text:line-break/>admodum lu genu; ubi vero de commissura quae ad ta-<text:line-break/>lum et de ea quae ad manum loquitur, non posuit arti-<text:line-break/>culos multitudinis numero. Propositam vero nunc par-<text:line-break/>tem non uno tantum articulo contineri in tertio com-<text:line-break/>mentario in librum de fracturis ostendimus. Eandem in-<text:line-break/>quit ratiouem esse hujus commissurae et ejus quae ad<text:line-break/>genu, de qua prius tractavit: nam quemadmodum ibi<text:line-break/>modo tibiam, modo femur excidere dictum est, ita nunc</text:p>
      <text:p text:style-name="P12">modo cubitus, modo humerus in idem malum compelli-<text:line-break/>tur. Quae sequuntur omnia plana sunt.</text:p>
      <text:h text:style-name="Heading_20_2" text:outline-level="2">XXX.</text:h>
      <text:p text:style-name="P14">Auxilium <text:span text:style-name="T1">autem adversus ulcera in medicamentis est quae<text:line-break/>cruentis vulneribus protinus injiciuntur: in illis scilicet<text:line-break/>quae persustoni accommodantur aut in buphthalmo herba<text:line-break/>aut insis quae fractis calvariae osubus succurrunt; ni-<text:line-break/>hil autem induci debet valde frigidum. Ac primi qui-<text:line-break/>dem articuli minime periculose sunt, superiores magis<text:line-break/>periculose laeduntur. Eodem autem die restituendi sunt<text:line-break/>vel certe</text:span> posteriori, tertio aut <text:span text:style-name="T1">quarto minime: siquidem<text:line-break/>quarto die malum recrudescere maxime videmus. Ubi<text:line-break/>ergo non protinus recondantur, his diebus superfeden-<text:line-break/>dem est, contineri enim folet, quod intra decem dies<text:line-break/>conditur. Qpodst reposito articulo nervorum distensio<text:line-break/>supernafcatdr, cito expelli debet et subinde calido hu-<text:line-break/>more perfundi.</text:span></text:p>
      <text:p text:style-name="P11">Quaenam ex medicamentis quae cruentis vulneribus<text:line-break/>protinus injiciuntur idonea sint quae perfundantur, antea<text:line-break/>declaravimus. Praecipit autem ut herbae buphthalmi,<text:line-break/>quam <text:span text:style-name="T32">πολνόφθαλμον</text:span><text:span text:style-name="T66"> </text:span>appellat, non secus atque ante tussi-<text:line-break/>laginis, quae eandem vim habet, folia imponantur. Hujus<text:line-break/>quoque herbae meminit Diocles in libro de oleribus. To-<text:line-break/>tius autem curationis caput ait id esse debere quod in<text:line-break/>libro de vulneribus capitis demonstravit, in quo ostensum<text:line-break/>a nobis est, curationem requiri sicciorem, quam quae in<text:line-break/>vulneribus circa articulos praesertim.</text:p>
      <text:h text:style-name="Heading_20_2" text:outline-level="2">XXXI.</text:h>
      <text:p text:style-name="P14"><text:span text:style-name="T1">Convenit item universum corpus magis curvatum este,<text:line-break/>quam extensum. Exspectandum tamen est sure ut re-<text:line-break/>positi digitorum articuli abscedant: plerumque enim ita<text:line-break/>accidit, si quaevis inflammatio f aperveniat-. Quare nist<text:line-break/>vereretur medicus, ne vulgo imperitus haberetur, nihil</text:span></text:p>
      <text:p text:style-name="P11"><text:span text:style-name="T1">reponere prorsius deberet. Offa igitur quae ad</text:span> commi/-<text:line-break/><text:span text:style-name="T1">suras sunt, st cute excedant, ubi recondantur, sicut<text:line-break/>ostensum est, periculosa sunt.</text:span></text:p>
      <text:p text:style-name="P10">Extensum esse non idem significat atque extendi,<text:line-break/>sicut neque curvari et curvatum esse. Si quis enim mem-<text:line-break/>brum extensum dicat, unum tantum exprimit ejus habi-<text:line-break/>tum, rectum videlicet, qui neque plus neque minus ad-<text:line-break/>mittit; si curvatum omnes ejus habitus qui post extensio-<text:line-break/>nem sunt; nutat usque ad ultimum flexum, qui quatenus<text:line-break/>majores minoresque sunt inter fe differunt. Si quis extendi<text:line-break/>et curvari dicat, motum qui accidit ubi mutatur habitus<text:line-break/>membrorum significabit, nempe quum extendi ait, eum<text:line-break/>qui' evenit in mutatione, quae fit a summo flexu ad sum-<text:line-break/>mam extensionem; quum curvari, eum qui a summa ex-<text:line-break/>teusioue rursus ad summum flexum. Nunc ergo Hippo-<text:line-break/>crates curvatum inquit, corpus esse magis convenit quam<text:line-break/>extensum, verbo extensum rectum habitum notans, quem</text:p>
      <text:p text:style-name="P12">solum vilandum censet; sed quum ait curvatum ,zhabitus<text:line-break/>medios inter hunc et extremum flexum significat, inter<text:line-break/>quos ille eligendus est qui maxime accommodatur, modo<text:line-break/>qui parum, modo qui longius ab extremo flexu abest.<text:line-break/>Quo tempore uterque accipiendus sit, licebit et ex supe-<text:line-break/>rioribus conjicere.</text:p>
      <text:h text:style-name="Heading_20_2" text:outline-level="2">XXXll.</text:h>
      <text:p text:style-name="P14"><text:span text:style-name="T1">Quaecumque circa digitorum articulos ex toto abscindun-<text:line-break/>tur, plerumque detrimentum non afferunt, nist dum se-<text:line-break/>cantur homo animi desectione laedatur.</text:span></text:p>
      <text:p text:style-name="P10">Nnuc tractare incipit de ossibus praecidendis. Aperte<text:line-break/>autem sic omnia narrat, ut una explanatione opus non<text:line-break/>sit. Illud dumtaxat me praefari abunde est quod fere<text:line-break/>quaecunque ab ipso traduntur intelliges, si id spectes<text:line-break/>quod ostenfum est in articulis cute excedentibus, juniores<text:line-break/>medici <text:span text:style-name="T32">ἐκβυρσώματα</text:span><text:span text:style-name="T66"> </text:span>dicunt, dimetiendum, scilicet esse</text:p>
      <text:p text:style-name="P12">periculi magnitudinem pro magnitudine articulorum. Quod<text:line-break/>sicut in illis evenit, sic et nunc in ossibus quae praeci-<text:line-break/>duntur evenire solet. Adjiciemus tamen eorum quae ob-<text:line-break/>scura videbuntur expositionem.</text:p>
      <text:h text:style-name="Heading_20_2" text:outline-level="2">XXXlll.</text:h>
      <text:p text:style-name="P14"><text:span text:style-name="T1">His autem ulceribus quaevis curatio idonea esu Sed et<text:line-break/>quaecunque osta non ad articulos, verum ad aliquam<text:line-break/>aliam regionem praeciduntur similiter stne noxa sunt et<text:line-break/>aliis promptius adhuc curationem recipiunt} similiter<text:line-break/>quaecunque osua fracta in digitis cute excedunt, non </text:span><text:span text:style-name="T54">a</text:span><text:span text:style-name="T1">d<text:line-break/>articulos haec qdoque innocenter reponuntur. Ex</text:span> toto<text:line-break/><text:span text:style-name="T1">autem offa ad articulos in manu, in pede et in crure*<text:line-break/>nonnullis ad talum, atque in brachio , nonnuUts ad pri-<text:line-break/>mam palmae partem plerumque citra noxam praecidun-<text:line-break/>tur, nist protinus anima deficiat vel quarto die conti-<text:line-break/>nens febris superveniat. Caro tamen corrupta et in<text:line-break/>vulneribus sanguinem fundentibus et in Us quae valen-</text:span></text:p>
      <text:p text:style-name="P11">tius <text:span text:style-name="T1">adstringuntur tum in ofstum fracturis plus justo<text:line-break/>comprefsts; </text:span>in iis <text:span text:style-name="T1">item quaecunque vinculis violenter<text:line-break/>comprehensu suerint</text:span> compluribus <text:span text:style-name="T1">decidit, quorum plera-<text:line-break/>que Uberantur. Liberantur et illi quibus in Jemor e pars<text:line-break/>aliqua carnis et offis decidat et quibus in humero; sed<text:line-break/>citius adhuc et facilius ad sunitatem perducuntur, qui-<text:line-break/>bus aliquid in brachio et crure decidat. Quibus vero<text:line-break/>fractis ofstbus aliquid protinus alienatur et nigrescit, his<text:line-break/>cito abrumpitur; et quibus casurum est, cito cadit, quum<text:line-break/>osta jam cestserint; at quibus oste inviolato nigrities ac-<text:line-break/>cidit, his celeriter caro emoritur, os vero tarde absce-<text:line-break/>dit et qua nigrities terminatur et qua medatum os esu</text:span></text:p>
      <text:p text:style-name="P10">Curationem quamvis <text:span text:style-name="T32">φαύλην</text:span><text:span text:style-name="T66"> </text:span>dicit. Quo vocabulo <text:span text:style-name="T1">jam<text:line-break/></text:span>Iaepius ostendimus Hippocratem nuncupare eam quae ex-<text:line-break/>quisitae contraria esu</text:p>
      <text:h text:style-name="P4" text:outline-level="2">XXXIV.</text:h>
      <text:p text:style-name="P14">Ceterum <text:span text:style-name="T1">partes quae citra finem nigritiei suerint; ubi jam<text:line-break/>prorsus emoriantur et dolorem non sentiant, - juxta ar-<text:line-break/>ticulos excidendae sunt ea animadversione ne quid viole-<text:line-break/>tur; nam ubi qui fecatur dolet, quum nondum qua se-<text:line-break/>catur emortuum corpus suerit, maximum periculum </text:span><text:span text:style-name="T1">est<text:line-break/></text:span><text:span text:style-name="T1">ne sub dolore anima deficiat; ejusmodi autem animae<text:line-break/>desectio plurimos repente jam sustulit. At semoris os<text:line-break/>hoc modo nudatum vidi octogesima die abscedere; crus<text:line-break/>tamen huic homini ad genu vigesimo excisum est. Mihi<text:line-break/>vero proprius etiam videbatur, quum non eodem tem-<text:line-break/>pore, sed ante providendum existimarem. Cruris vero<text:line-break/>offa quaecunque nudata fuerunt circa medium omnino<text:line-break/>ex hujusmodi nigritie sexagesimo dia deciderunt. Cu-<text:line-break/>ratio enim a curatione distat quantum ad- id perlinet,<text:line-break/>ut nudata offa maturius vel sertus decidant, prestus<text:line-break/>item a prejsu distat, quatenus unus allero validior esi</text:span></text:p>
      <text:p text:style-name="P11"><text:span text:style-name="T1">aut imbecillior ad efficiendum, ut nervi, caro, venae<text:line-break/>citius aut tardius emoriantur: nam quae emoriuntur,<text:line-break/>quamvis non fuerint adstricta, non omnia ex altis osuurn<text:line-break/>partibus decidunt, sed quaedam ex summis. Quocirca<text:line-break/>tempus intra quod singula haec solvuntur certum dcstnire<text:line-break/>non licet.</text:span></text:p>
      <text:p text:style-name="P10">Quum dixerit neceflarium esse, ubi nigrescat et cor-<text:line-break/>rumpatur caro quae sita est circa ossa, ut ossibus tempore<text:line-break/>idem eveniat, atque ea de causa imperaverit ut praeci-<text:line-break/>derentur. Nunc praecipit ut excidantur, ea cautione ne<text:line-break/>integrae partes violentur, ne prae dolore anima admodum<text:line-break/>deficiente homo aegerrime reficiatur. Ad articulum au-<text:line-break/>tem, si fieri potest, praecidi membrum voluit ad celerita-<text:line-break/>tern spectans: namque ubi medium praecidatur, multum<text:line-break/>temporis absumitur, quum ossa secantur, sed juxta arti-<text:line-break/>culum affecta membri pars intacto osse abscinditur.</text:p>
      <text:h text:style-name="P4" text:outline-level="2">XXXV.</text:h>
      <text:p text:style-name="P106"><text:span text:style-name="T1">Accipiendae prorsus ejusmodi sunationes sunt: magis enim<text:line-break/>terrent, dum accipiuntur, quam dum adhibentur; atque<text:line-break/>haec omnia lenem medicinam requirunt; ipfa enim per<text:line-break/>ipfa</text:span> siolvuntur. Esi autem <text:span text:style-name="T1">victus expeditifstrnus ille qui<text:line-break/>febri adversatur,<text:line-break/>f<text:tab/>-</text:span></text:p>
      <text:p text:style-name="P10">Hippocrates consilium dirigit non solum ad aegrotan-<text:line-break/>tes, sed etiam ad medicos, ut apud aegrotantes <text:span text:style-name="T1">a</text:span> culpa<text:line-break/>scmper vacui sint et laudem plerumque inveniant. Quam-<text:line-break/>obrern mala quae gravia ridentur monstrat discernitque<text:line-break/>ab iis quae vere talia sunt. In iis enim quae vere gra-<text:line-break/>via sirnt, non tamen talia fe ostendunt, monet ut .medi-<text:line-break/>cus sc subducat, illis manum injiciat quae 'gravia viden-<text:line-break/>tur, quemadmodum et haec quae nunc proponuntur. Ubi<text:line-break/>enim pars aliqua ex toto emortua sit, non amplius gra-<text:line-break/>viter afficit quae vicina funt. Hanc si praecidas cavens,</text:p>
      <text:p text:style-name="P12">ne dum manus curatio adhibetur animae defectio sequa-<text:line-break/>tur malum aliud non afferes ullum.</text:p>
      <text:h text:style-name="Heading_20_2" text:outline-level="2">XXXVI.</text:h>
      <text:p text:style-name="P14"><text:span text:style-name="T1">Ad haec justo habitu stgurare corpus oportet. Justus ha-<text:line-break/>bitus est ubi nihil suspensum est, nihil deorsum spectat,<text:line-break/>sed sursum magis, praecipue donec ex toto resolutum<text:line-break/>fuerit; periculum enim est, ne interim fanguis erumpat.<text:line-break/>Quamobrem vulnera inclinari in inferiorem partem non<text:line-break/>debent, sed superiora haberi.</text:span></text:p>
      <text:p text:style-name="P10">Ostendimus jam saepe justum apud Hippocratem vo-<text:line-break/>cari id quod potentia aequale esu Hoc autem illud est<text:line-break/>quod unicuique convenit, quandoquidem et justitiam hujus-<text:line-break/>modi quid esse manifestum esu Quod quidem ad muscu-<text:line-break/>los attinet, ille justus habitus est sub quo tam qui mem-<text:line-break/>brum flectunt, quam qui extendunt in neutram partem<text:line-break/>trahuntur; quod vero ad collocandum membrum lu luse-</text:p>
      <text:p text:style-name="P12">riorem vel superiorem partem spectat, justus habitus vi-<text:line-break/>deri poterit qui medius erit inter eum, qui deorfum fpe-<text:line-break/>ctat, hoc est- qui ad rectam lineam prorsus extensius esu<text:line-break/>Hic autem ubi nullum periculum sit ne sanguis erumpat<text:line-break/>et facillime ab aegrotante feratur eligendus est, de quo<text:line-break/>etiam paullo supra tractavimus, ubi ossa cute excedentia<text:line-break/>periequuti sumus. At nunc in ossibus abscindendis, sicut<text:line-break/>dum manus adhibetur, unum periculum est, ne prae do-<text:line-break/>lore intolerabili anima deficiat, ita postquam adhibita est<text:line-break/>unum aliud circumstat, ne videlicet sanguis erumpat, id<text:line-break/>quod evenire solet ubi putrescentes corporis partes resol-<text:line-break/>vuntur. Constat autem habitum, sub quo membrum de-<text:line-break/>pendet eruptioni fanguiurs esse opportunissimum. Quan-<text:line-break/>tum ergo spectat ad sanguinis eruptionis periculum peni-<text:line-break/>tue tutoque evitandum, praecisum membrum superius om-<text:line-break/>nino habendum esset; fed quia status hic dolori est, id-<text:line-break/>circo moderate in superiorem partem convertitur. Mani-,<text:line-break/>festum item est, quum in iis verbis augere vellet quod<text:line-break/>proponitur, adjecisse vocabulum praecipue, quodnori dixit</text:p>
      <text:p text:style-name="P12">quasi ita scripserit: ubi nihil suspensum est nihil deorsum<text:line-break/>spectat, sed fursum magis, potissimum', ubi ex toto reso-<text:line-break/>luta suerint, periculum est ne interim sanguis erumpat.</text:p>
      <text:h text:style-name="Heading_20_2" text:outline-level="2">XXXVII.</text:h>
      <text:p text:style-name="P14"><text:span text:style-name="T1">Namque ubi tempus procefscrit et ulcera jam pura stnt,<text:line-break/>non amplius accommodatur hujusmodi status, scd Use<text:line-break/>qui rectus est et interdum ille qui versus inferiorem par-<text:line-break/>tem inclinatur} tempore enim nonnullis osta abscedunt<text:line-break/>et illae fasciae necesoariac sunt quae primae injiciuntur.</text:span></text:p>
      <text:p text:style-name="P10">Non secus atque nbi' sanguinis eruptionem cavebat,<text:line-break/>rectum membri statum quamvis medius et justus esset,<text:line-break/>eatenus in eum qui sursum spectaret convertebat, quate-<text:line-break/>nus membrum sine dolore excitabatur, nunc quoque prae-<text:line-break/>cipit ut membrum moderate in inferiorem partem incli-<text:line-break/>netur nt fanies effluat; quandoquidem, ubi nullum peri-<text:line-break/>culum est ne vel sanguis erumpat vel propter consortium</text:p>
      <text:p text:style-name="P12">aliqua pars afficiatur vel inflammatio fuperveniat atque<text:line-break/>ulcera jam pura .tantummodo ad cicatricem perducenda<text:line-break/>funt, danda lu primis opera est ut nec pus nec sanies<text:line-break/>aliqua tenuis tunc sirbsidat, sed omnia exitum habeant.<text:line-break/>At si qua ibi pars sinuetur, hoc enim accidit sirb sanie<text:line-break/>quae illas partes erodit, dum nos caventes ne sianguis<text:line-break/>erumperet membrum sirblime habuimus, ad fascias ve-<text:line-break/>niendum erit quae primae injiciendae sint, quibus -sinus<text:line-break/>coerceatur. Vinciendi autem ratio in eo casu contraria<text:line-break/>est illis omnibus quae supra dictae funt, in quibus fasciae<text:line-break/>ab inferiori parte ortae in fuperiori terminantur; sed lu<text:line-break/>propositis affectibus, ubi eo consilium tendit ut pus ex-<text:line-break/>cernatur, a fuperiori parte incipiunt et deorsum versus<text:line-break/>intendentes paullo supra os ipsius sinus finiuntur, ut quid-<text:line-break/>quid in imo sinu residet siib hac vinciendi ratione expri-<text:line-break/>matur et ore aperto protinus evadat.</text:p>
      <text:h text:style-name="P4" text:outline-level="2">XXXVIll.</text:h>
      <text:p text:style-name="P14"><text:span text:style-name="T1">In his autem procedente tempore exspectandae sunt deje-<text:line-break/>ctiones cruentae, quum plertsque et ex nigritie et ex<text:line-break/>sanguine ab ulceribus fusu cruentae dejectiones superve-<text:line-break/>niant. Fiunt autem plerumque, ubi nigrities et sangui-<text:line-break/>nis eruptiones sulutae sunt.</text:span></text:p>
      <text:p text:style-name="P10">Cruentam dejectionem Hippocrates <text:span text:style-name="T32">δυσεντερίην</text:span><text:span text:style-name="T66"> </text:span>voca-<text:line-break/>vit. Quo nomine usus videtur non ut exulcerationem<text:line-break/>intestinorum, quemadmodum plerique medici, sed ut cruen-<text:line-break/>tas intestinorum dejectiones significaret; sicut ubi propter<text:line-break/>jecoris . imbecillitatem cruentum descendat, id quoque<text:line-break/>vitium <text:span text:style-name="T32">δυσεντερίη</text:span><text:span text:style-name="T66"> </text:span>appelletur, quod a medicis usurpari ac<text:line-break/>dici novimus , saepiusque homines ita affectus tundentium<text:line-break/>inscitia periisse nos non latet. Interdum enim quum pro-<text:line-break/>pter dejectiones acres principio quidem pinguedo , processu<text:line-break/>temporis quaedam strigmenta quae ab intestinis deradtm-<text:line-break/>z</text:p>
      <text:p text:style-name="P12">tur una excernantur, pleriqne medici neglecto jecore<text:line-break/>ulceri dumtaxat intestinorum medentur atque idcirco ae-,<text:line-break/>grotantes praecipitant. Est ergo morbus et jecoris im-<text:line-break/>becillilas et ulcus intestinorum; cruenta vero alvus com-<text:line-break/>muniter supervenit non. proprie causis propositis, quum<text:line-break/>intestinorum venis prae sanguinis copia adapertis cruen-<text:line-break/>tum dejiciatur, sic ut similis affectus sit, atque ubi ora<text:line-break/>venarum non in ano, scd in intestinorum anfractibus aut<text:line-break/>ad initium recti intestini longe ah ano aperiuntur. Per-<text:line-break/>multus autem videmus experiri hoc malum, quibus mem-<text:line-break/>hrum excisum fuerit; qnive repente vehementes exercita-<text:line-break/>tiones onuserint, quibus ante assueverant, quum nonnulli<text:line-break/>certarent, alii foderent vel quid hujusmodi laboriosum<text:line-break/>vitae genus sequerentur: nam nisi quemadmodum exerci-<text:line-break/>tationis, ita aliquid dempserint, cibi aut potionis abuni-<text:line-break/>dantiae, qua utebantur dum exercerentur, nonnullos ce-<text:line-break/>leriter, invadunt ea mala quae a multitudine fiunt; aliis<text:line-break/>qui minus adversa fortuna utuntur alvus cruenta dejicit,</text:p>
      <text:p text:style-name="P12">quam rem Hippocrates propnsuit <text:span text:style-name="T32">δυσεντερίας</text:span><text:span text:style-name="T66"> </text:span>vocabulum<text:line-break/>usurpans, quo , ut retuli, cruentam dejectionem significat,<text:line-break/>Quosdam ego jam nidi quos sanguinis per nares eruptio libe-<text:line-break/>ravit, alios quos tentavit cholera; his autem omnibus ae-<text:line-break/>quali fere temporis circuitu sanguis effunditur. Langnen-<text:line-break/>tes enim repente exhausti refrigeratrque in posterum victus<text:line-break/>ratione curiosa non utuntur, fed rursus inordinate vivunt,<text:line-break/>rursus multitudinem colligunt prlori aequalem et aequali<text:line-break/>tempore. Horum ergo affectuum communem causam in<text:line-break/>multitudinem referemus, quae adapertis venis vel in na-<text:line-break/>ribus vel in ano aut intestinis ejicitur. Colligitur, autem<text:line-break/>multitudo in illis qui liberaliter ut soliti erant cibum<text:line-break/>fumunt, sed fanguinem quem ex assumpto alimento con-<text:line-break/>traxerunt minime absumunt. Ad communem horum affe-<text:line-break/>ctuum rationein spectat, quod ab Hippocrate proponitur.<text:line-break/>Quibus enim'aliquod membrum-abscissum fuerit, alimen-<text:line-break/>tum quod ante transferri ad ipsum lolebat, in venis coit</text:p>
      <text:p text:style-name="P12">et sanguinis multitudinem producit. Hos itaque omnes<text:line-break/>monere oportet, ut minus cibi capiant quam ante, isque<text:line-break/>infirmior sit; subinde alvum ducant et quantum possunt<text:line-break/>exerceantur, multam frictionem adhibeant, a cibo non<text:line-break/>laventur, scd ante saepius; recte autem consulent, si di-<text:line-break/>gerente aqua utantur ubi ejus copia fuerit. . Haec praeter<text:line-break/>propositam rem adjeci, quum tamen ab re non sit. Cur<text:line-break/>autem nonnullis quibus copiofe sanguis effunditur aliquo<text:line-break/>interposito tempore cruenta dejectio superveniat, adjicere<text:line-break/>ferrnoni oportet. Fit ergo in his, ut ob 'vehementem, fan-<text:line-break/>guinis profusionem corpus refrigeretur, atque idcirco mi-<text:line-break/>nus quam ante per cutem exhauriatur; quod vero non<text:line-break/>exinanitur in corpore subsistens, sanguinis multitudinem<text:line-break/>auget. Quae, ut supra ostensum est, efficit, ut vel cholera<text:line-break/>superveniat vel’ sanguis per nares erumpat vel <text:span text:style-name="T32">αἱματωδης</text:span><text:span text:style-name="T66"><text:line-break/></text:span><text:span text:style-name="T32">δνσεντερία</text:span><text:span text:style-name="T66"> </text:span>sequatur; ita enim appello clarioris doctrinae<text:line-break/>gratia, hoc est cruentum dejiciatur. Proficiscitur autem<text:line-break/>hujusmodi dejectio ex multitudine sanguinis quem natura</text:p>
      <text:p text:style-name="P12">tentat magis ob virium robur, quam ob infirmitatem ex-<text:line-break/>pellere. Quae res contrario modo sc habet, quam in<text:line-break/>jecoris affectibus in quibus sanguis per intestina ob vi-<text:line-break/>iceris imbecillitatem descendit, Quodsi per ora venarum<text:line-break/>quae ad anum, intestina aut neres pertinent, natura quod<text:line-break/>superat exinaniret, bene ageretur cum eo cui hac via<text:line-break/>multitudo detraheretur; ubi multitudo non iecipitur his<text:line-break/>locis, fed ad thoracem vel pulmonem confluit, malum<text:line-break/>jam grave est: alterutrum enim vel pulmonis inflamma-<text:line-break/>tionem et lateris dolorem vel fanguinis (putum superve-<text:line-break/>pire necesse elli</text:p>
      <text:h text:style-name="Heading_20_2" text:outline-level="2">XXXIX.</text:h>
      <text:p text:style-name="P130"><text:bookmark-start text:name="bookmark162"/>Magno autem impetu concitantur, scd ne( diuturnae sunt<text:line-break/>nec mortiferae; nam neque homo valde propter cibi,<text:line-break/>fastidium abstinet, neque alioquin exhauriendus esu<text:bookmark-end text:name="bookmark162"/></text:p>
      <text:p text:style-name="P11">Adjungit haec Hippocrates non ut historiam conseri-<text:line-break/>bat eorum quae sic affectis evenerunt, quemadmodum Thu-<text:line-break/>cydisies, ubi pestilentiam illam recenset, sed ut cruentas<text:line-break/>has dejectiones distinguat a torminibus quae aliis de cau-<text:line-break/>sis accidunt. Quare haeo quamvis ad propositum opus<text:line-break/>proprie non pertineant, exponere tamen alienum non fue-<text:line-break/>rit, quum medici complures morbos, sub quibus sanguis<text:line-break/>dejicitur, discernere non possint: nonnulli enim existimant<text:line-break/>ubique cruentam dejectionem ex intestinorum ulcere pro-<text:line-break/>venire, quos magnopere animus fallit. Sanguis itaque<text:line-break/>quum ab ore venarum quae in ano sunt funditur, neque<text:line-break/>laborantes ipsos latet; sed nbi cruenta dejectio a superiori<text:line-break/>parte ad anum feratur; quaedam protinus a principio de-<text:line-break/>scendit, quaedam praecedente. aliquo tali. Quodsi repente<text:line-break/>cruor mullus dejiciatur, scire convenit adapertum esse os<text:line-break/>venae natura id quod pondere molestum est depellente,<text:line-break/>cujus generis est quam nunc Hippocrates proponit, cruenta<text:line-break/>dejectio quae magno impetu concitatur et cito quiescit,</text:p>
      <text:p text:style-name="P12">praeterquam quod, homo ob cibi fastidium non admodum<text:line-break/>abstinet, sicut quando ob jecoris imbecillitatem alvus<text:line-break/>cruenta est: quamquam raro initio quum jecur aflicitur,<text:line-break/>hujusmodi alvus fe ostendit. Plerumque enim a principio<text:line-break/>tenuis sanies cruenta dejicitur aquae similis, in qua lota<text:line-break/>caro sit;, interdum tamen incipit jecoris affectus cum<text:line-break/>subita sanguinis dejectione, ubi videlicet visceris imbe-<text:line-break/>cillitati sanguinis multitudo accesserit; post principium<text:line-break/>vero utrovis modo res accesserit et aeger maxime cibum<text:line-break/>fastidit et sanguis modo purus et non multus, modo fla-<text:line-break/>vae'bili immixtus simul cum derasa intestinorum pingue-<text:line-break/>dine dejicitur, postea quae faex sanguinis descendit, ubi<text:line-break/>jecur jam pessime habet. Sub hujusmodi ergo dejectioni-<text:line-break/>hus, praefertim ubi aliquid bilis admixtum fuerit, quae-<text:line-break/>dam ipsius intestini partes excernuntur, quae quum dera-<text:line-break/>dantur <text:span text:style-name="T32">ξίσματα</text:span><text:span text:style-name="T66"> </text:span>vocant. Nam quae per intestina descen-<text:line-break/>dunt eo qnod acria sint, summam ipsorum partem eraduntt<text:line-break/>in quo casu quanta maxime potest abstinentia imperanda</text:p>
      <text:p text:style-name="P12">est; fed iis qui superantem sanguinem dejiciunt,' conve-<text:line-break/>nienli modo cibus dari debet, quum jecur valeat et possit<text:line-break/>ipsum conficere.</text:p>
      <text:h text:style-name="Heading_20_2" text:outline-level="2">XL.</text:h>
      <text:p text:style-name="P14"><text:span text:style-name="T1">Ubi femur a coxa elabatur, st in interiorem partem ve-<text:line-break/>nerit, hac via restituendum esu</text:span></text:p>
      <text:p text:style-name="P10">Reprehendunt Hippocratem, quod ponere tentet fe-<text:line-break/>mur a coxa prolapsum, quum iterum protinus elabatur;<text:line-break/>primo quidem Ctesias Cnidius, ejus cognatus, nam ipse<text:line-break/>quoque ex familia fuit Asclepiadarum; post Ctesiam vero<text:line-break/>alii nonnulli, Sed quum haec omnia duplici via judicen-<text:line-break/>tur, altera quum ipsis oculis comprehenditur quod requi-<text:line-break/>ritur; altera quum non exspectato longo usu aliquid de-,<text:line-break/>monstramus judicio ex ipsius natura sumpto, nos quoque<text:line-break/>utraqtre via judicabimus. Natura igitur rei sic habet. In<text:line-break/>hac ipsa commissura ligamentum rotundum validissimum</text:p>
      <text:p text:style-name="P12">inclusum est, quo summum femoris caput altissimis atque<text:line-break/>intimis cari partibus innectitur, ita ut quis licet ligamen-<text:line-break/>tum ipsum non viderit, possit ex hac narratione intelli-<text:line-break/>gere id breve esse: nam quum femur scmper convertatur,<text:line-break/>quod Hippocrates retulit, quum ait:</text:p>
      <text:p text:style-name="P13"><text:span text:style-name="T1">In coxa convertitur:</text:span></text:p>
      <text:p text:style-name="P13">nec unquam cavi oris excedat, necesse est ligamentum<text:line-break/>brevissimum esse. Hoc ipfum igitur, dum naturaliter ha-<text:line-break/>bet, excidere femur non patitur. Potest autem non ab-<text:line-break/>rumpi solum, sed et ob humoris copiam in cavo collectam<text:line-break/>praeter naturam adeo extendi, ut sinat femur sua sede<text:line-break/>moveri: quod ubi accidat, quamvis statim positum fuerit,<text:line-break/>non polerit suo loco manere. Nam quum cavum deve-<text:line-break/>xum sit, onus vero totius cruris quod appenditur grave<text:line-break/>levi momento rursus suo loco excedet, si quis, in ingressu<text:line-break/>tentet paullo celerius moveri vel aliquid transgredi, quod</text:p>
      <text:p text:style-name="P12">ob pedes sit, ita ut si quis aequali solo paullum moveatur,<text:line-break/>hoc modo fortasse tueri naturalem positum assidue poterit;<text:line-break/>sed. videtur id fieri minime posse; nam si non ad alium<text:line-break/>usum, certe quum lavatur,- cogetur horno pedem magis<text:line-break/>attollere, ut ingredi in labrum possit. Hoc igitur pacto<text:line-break/>rei natura'monemur , nbi. ligamentum abrumpatur, femur<text:line-break/>repositum in sua sede contineri non posse. Sed et. illud<text:line-break/>fere adjiceretur, quod commissura genu ab exteriori parte<text:line-break/>nervosis quibusdam ligamentis continetur, femur vero hoc<text:line-break/>uno; Neque ullum aliud habet tale, quo commissura ab<text:line-break/>exteriori parte illigetur, scd nec musculos etiam qui non<text:line-break/>parum quoque conferunt ad continendos articulos ne pro-<text:line-break/>cidant, praesertim nbi boni habitus fuerint ac validi.<text:line-break/>Quamobrem athletis quamvis in palaestra vehementiores<text:line-break/>ictus patiantur, cadant, distenduntur contorqueanturque<text:line-break/>ad articulos, nihilominus membra non luxantur, eo quod</text:p>
      <text:p text:style-name="P12">validis et grandioribus musculis undique circumdentur.<text:line-break/>Scripsit etiam Hippocrates inter initia hujus libri, bobus<text:line-break/>potissimum coxae articulum luxari, ubi senes sunt et gra-<text:line-break/>ciles. Femur igitur abrupto ligamento, quo continebatur,<text:line-break/>etiamsi in suam sedem collocetur, manere non potest, iis<text:line-break/>praesertim qui graciliores fuerint. Spectemus deinceps, si<text:line-break/>ligamentum humoris, copia relaxatum excidere femur sinat,<text:line-break/>idque reponatur quid futurum esse credibile sit. Mihi<text:line-break/>quidem ut in hoc casu res manifestissima videtur: namque<text:line-break/>ubi idem humor maneat, similiter erumpet; fed si inare-<text:line-break/>fcat, ad naturalem firmitatem reducetur; femur vero ob<text:line-break/>humorem excidere et ipfe Hippocrates docet, qui lu sen-<text:line-break/>tentiis illis quae aphorifmi inscribuntur sic inquit: quos-<text:line-break/>cunque coxae dolor exercet, his si coxae articulus exci-<text:line-break/>dat et rursus recondatur muci superveniunt; mucis autem<text:line-break/>in commissura collectis, hoc est glutinoso humore madefit<text:line-break/>ligamentum ac relaxatur. Nihil autem interest, seu liga-</text:p>
      <text:p text:style-name="P12">mentum seu nervus illigans vocetur: qnaecnnque enim<text:line-break/>ligamenta nervorum exemplo rotunda sunt, .ab iis qui <text:span text:style-name="T1">in<text:line-break/></text:span>incidendis corporibus versantur vocari folent nervi illi-<text:line-break/>gantes. Sed et nos quoque femur hac de causa luxatum<text:line-break/>bis jam restituimus, neque amplius postea procidit. Diu<text:line-break/>autem oportet siccantibus medicamentis commissuram cir-<text:line-break/>cumdare, dum nervns illigans abunde siccetur, ne amplius<text:line-break/>ita extendatur ut femur oris cavi possit excidere, fed in- .<text:line-break/>tus <text:span text:style-name="T1">in naturali situ ipsum</text:span> contineat. Manere autem in-<text:line-break/>terdum femur, ubi repositum fuerit, idoneus testis est<text:line-break/>Heraclides Tarentinus, homo qui nec ut sectam comprobet<text:line-break/>mentitur, sicut soliti sunt rationalium pleriqne nec medi-<text:line-break/>cinae usus est expers, sed optime ut quinis alius in me-<text:line-break/>dendo exercitatus. Audiamus ergo quae ab ipsu tradun-<text:line-break/>tur in quarto libro de ratione curandi ea quae sunt extrin-<text:line-break/>secus. Sic autem ad verbum habent. Errant qui censent<text:line-break/>femur repositum non manere, quod abruptus sit nervus qui<text:line-break/>ad coxam ipsum alligabat, quum in universum rem nec</text:p>
      <text:p text:style-name="P12">gent. Neque enim Hippocrates, Diocles; Philotimus, E ve-<text:line-break/>nor, Nileus, alolpis, Nympbodorus et alii nonnulli de<text:line-break/>restituendi ratione tractassent; sed et nos quoque id con- ,<text:line-break/>fequuti sumus, ut duos pueros sanaremus quibus saepius<text:line-break/>et magis quam iis qui aetate jam robusta sunt excidere<text:line-break/>articulus, solet. Rem igitur ratione judicare non oportet,<text:line-break/>sed quum interdum maneat existimare non, scmper nervum<text:line-break/>abrumpi, sed relaxari et iterum contrahi: quoniam expe-<text:line-break/>dit hoc requirere, quamquam non omnino commune esu<text:line-break/>Adjecit hoc Tarentinus in fine orationis, ut quam profi-<text:line-break/>tebatur empiricorum sectam tueretur, quorum ea feu-<text:line-break/>tentia est,- ut in iis quae ita manifeste apparent ut inde<text:line-break/>proferre utilitatem ad artem jam possimus, inutile sit cau-<text:line-break/>sam quaerere. Sed et post Heraclidem multi alii ex ju-<text:line-break/>nioribus restitutum a sc femur perpetuo servatum esse in<text:line-break/>sua sede testantur.</text:p>
      <text:h text:style-name="P4" text:outline-level="2">XLI.</text:h>
      <text:p text:style-name="P14"><text:span text:style-name="T1">Haec quidem restituendi ratio bona, justa et secundum na-<text:line-break/>turam est, per quam subito sure ad st nem pervenitur,<text:line-break/>st quis ostentationi studeat. Homo per pedes ab eo ligno<text:line-break/>grandiori, quod transversum 'ab uno pariete domus ad<text:line-break/>alterum pervenit</text:span>, vinculo <text:span text:style-name="T1">suspendatur strrno, molli lato-<text:line-break/>que , pedes autem habeat quatuor digitos aut minus<text:line-break/>etiam inter su distantes ; vinciatur item super genua</text:span> loro<text:line-break/>lato ac <text:span text:style-name="T1">molli, quod ad propositum lignum adducatur.</text:span></text:p>
      <text:p text:style-name="P10">Qui cum ostentatione aliquid efficiunt ab Atticis <text:span text:style-name="T32">κομ</text:span><text:span text:style-name="T66">-<text:line-break/></text:span><text:span text:style-name="T32">ψεύεσθαι</text:span><text:span text:style-name="T66"> </text:span>dicuntur, quemadmodum nunc ab Hippocrate<text:line-break/>qui ostentationem exprimere volens usus est • verbo <text:span text:style-name="T32">κομ</text:span><text:span text:style-name="T66">-<text:line-break/></text:span><text:span text:style-name="T32">ψευόμενος</text:span><text:span text:style-name="T66">. </text:span>Nam et antea ubi hominem super scalam re-<text:line-break/>supinavit, ad id praesidium eos venire dixit qui vulgo,<text:line-break/>videri volunt magnum aliquid moliri. Id tamen scripsit,<text:line-break/>quia viderat multos sui saeculi medicos qui eo minus recte<text:line-break/>uterentur, ita etiam nunc ostendere voluit, qua via crure-</text:p>
      <text:p text:style-name="P12">per scalam optime extento femur reponatur, qua uti for-<text:line-break/>tasse non erit ab re, ubi non sit scamnum de quo postea<text:line-break/>tractabit. Praecipit igitur ut scala super qua homo loris<text:line-break/>alligatus fuerit fuspendatur a ligno grandiori, quod trans-<text:line-break/>versum ah uno pariete domus ad alterum pertinet <text:span text:style-name="T32">μεσόδ</text:span><text:span text:style-name="T66">-<text:line-break/></text:span><text:span text:style-name="T32">μην</text:span><text:span text:style-name="T66"> </text:span>vocat. Videre licet in magnis diversoriis, ubi jumenta<text:line-break/>habentur et ruri similiter in aedibus rusiicorutn. Vult<text:line-break/>ergo pedes ad tignum surium specture, caput vero deor-<text:line-break/>surn versus non multum recedere a terra, ita ut ille qui<text:line-break/>articulum reponit stans ad reponendum suis uti manibus<text:line-break/>possit, quomodo <text:span text:style-name="T1">in</text:span> sequentibus docebit.</text:p>
      <text:h text:style-name="Heading_20_2" text:outline-level="2">XLll.</text:h>
      <text:p text:style-name="P14"><text:span text:style-name="T1">Sed astscctum Crus duobus digitis magis quam alterum ex-<text:line-break/>tendatur, caput vero recedat duos cubitos a terra vel<text:line-break/>paullo plus aut minus ; brachia deligata stnt ad latera<text:line-break/>molli aliqua re, quae omnia paranda sunt homine</text:span> re-</text:p>
      <text:p text:style-name="P11"><text:span text:style-name="T1">supinato ut quam minimo tempore suspensus maneat.<text:line-break/>Homine jam suspensa peritus aliquis et non imbecillus<text:line-break/>trajicere manum debet inter femora ejus qui curatur.</text:span></text:p>
      <text:p text:style-name="P10">Partibus quas commemoravit, quomodo injicienda<text:line-break/>vincula sint aperte exposuit, llla igitur quibus affectum<text:line-break/>crus appenditur robustiora esse voluit et mollia, idque<text:line-break/>non injuria, quum tota intensio ad ipsius curationem' ad-<text:line-break/>hibeatur, ea ratione quae communiter requiritur in luxa-<text:line-break/>tis omnibus reponendis. Igitur femoris caput quum cavo<text:line-break/>excidens in interiorem partem eruperit, a musculis qui<text:line-break/>ibi funt attractum primo in inferiorem partem attrahen-<text:line-break/>dum est, una scilicet cum femore, deinde in exteriorem<text:line-break/>impellendum; quumque e regione fui cavi collocatum<text:line-break/>fuerit , tunc vel solis, musculis committendum est vel simul<text:line-break/>etiam adurgendum. Saepius autem diximus musculos na-<text:line-break/>turalem vim habere qua ad Iua principia contrahuntur.</text:p>
      <text:p text:style-name="P12">Attrahunt igitur simul et femur, quod attractum siio.ca-<text:line-break/>pite in cavum coxae conjicietur.</text:p>
      <text:h text:style-name="Heading_20_2" text:outline-level="2">XL<text:span text:style-name="T82">II</text:span>I.</text:h>
      <text:p text:style-name="P14"><text:span text:style-name="T1">Dein collocare brachium inter caput&lt; femoris luxati et<text:line-break/>eam regionem quae inter anum et naturale media est •<text:line-break/>tum trajectam manum altera prehendere et rectus asti-<text:line-break/></text:span>siens <text:span text:style-name="T1">repente corpori suspensu appendi, ita ut sublimis<text:line-break/>maxime aequaliter suspendatur. In hac reponendi ra-<text:line-break/>tione omnia fecundum naturam sunt; nam coipus ipsum<text:line-break/>suspensum suo pondere deorsum versus extenditur, is<text:line-break/>qui appenditur in inferiorem partem extendit et suma-<text:line-break/>ris caput excitari cogit e regione sui cavi stmulque<text:line-break/>offe brachii ipsum urget truditque, stc ut in prifilnam<text:line-break/>sudem revertatur. Necejsc autem est aptistime vincula<text:line-break/>injicere, ea autem adversione, ut is qui appenditur va-<text:line-break/>lidistimus stt. At, quemadmodum supra narravimus.</text:span></text:p>
      <text:p text:style-name="P12"><text:span text:style-name="T1">homines plurimum natura inter </text:span><text:span text:style-name="T1">sc </text:span><text:span text:style-name="T1">differunt, quantum<text:line-break/>ad articulos attinet, facile vel vix restituendos. Quam-<text:line-break/>obrem plurimum distseerant, diximus qua de humeri capite.</text:span></text:p>
      <text:p text:style-name="P10">Solet Hippocrates eam regionem quae est luter in-<text:line-break/>guen utriusque cruris nuncupare <text:span text:style-name="T32">πλιχάδα</text:span><text:span text:style-name="T66">, </text:span>cujus medium<text:line-break/><text:span text:style-name="T32">περι</text:span><text:span text:style-name="T66">'</text:span><text:span text:style-name="T32">ναιον</text:span><text:span text:style-name="T66"> </text:span>vocat, quae ab initio naturalis ad anum perti-<text:line-break/>net qua cervix vesicae sita est. Inter hanc itaque regio-<text:line-break/>nem, quam <text:span text:style-name="T32">πλιχάδα</text:span><text:span text:style-name="T66"> </text:span>nominat, in medio ejus in iongitudi-<text:line-break/>nem et caput fcmoris, jubet ut qui trahit femoris caput<text:line-break/>manum demittat cum qua alteram conjungat, sicut ipfe<text:line-break/>aperte declaravit, atque ita suspendatur. Quo fiet ut fe-<text:line-break/>moris caput non solum trahatur, scd in exteriorem com-<text:line-break/>missurae partem, impellatur, ut e regione cari quod in<text:line-break/>coxa est collocetur.</text:p>
      <text:h text:style-name="P4" text:outline-level="2">XL<text:span text:style-name="T82">I</text:span>V.</text:h>
      <text:p text:style-name="P14"><text:span text:style-name="T1">Nam femur quibusdam absque ulla praeparatione rever-<text:line-break/>titur , siquidem levi adhibita intensione et exiguo motu<text:line-break/>manibus in suam sudem compellitur.</text:span></text:p>
      <text:p text:style-name="P10">Ante <text:span text:style-name="T32">κιγκλισμὸν</text:span><text:span text:style-name="T66"> </text:span>masculino genere dixit, nunc femi-<text:line-break/>nino <text:span text:style-name="T32">κἰγκλισιν</text:span><text:span text:style-name="T66">, </text:span>quod vocabulum <text:span text:style-name="T32">διακίνησιν</text:span>, id est exiguum<text:line-break/>motum significat, quoniam verbum <text:span text:style-name="T32">διακινῆσαι</text:span><text:span text:style-name="T66"> </text:span>mutuatur<text:line-break/>ad id significandum quod leviter dimovetur, cujus memi-<text:line-break/>nit, quum tradidit qua ratione luxata maxilla reponeretur.</text:p>
      <text:h text:style-name="Heading_20_2" text:outline-level="2">XLV.</text:h>
      <text:p text:style-name="P14"><text:span text:style-name="T1">Compluribus etiam quum crus ad commistfuram hanc ste-<text:line-break/>cterent, circumactus jam articulus reversus est, fed<text:line-break/>plerumque non paret cuivis praeparationi: quamobrem<text:line-break/>quae ad stngula espcacijsima sunt in unaquaque arte<text:line-break/>suire convenit et ea ubique adhibere quae accommodata<text:line-break/>videbuntur. Supra extendendi modos diximus, ut qui-</text:span></text:p>
      <text:p text:style-name="P12"><text:span text:style-name="T1">libet eo utatur cujus copia stt. Oportet enim praestan-<text:line-break/>ter ab una parte crus extendere, ab altera corpus;<text:line-break/>nam st bene extendamus, femoris caput e regione sui<text:line-break/>cavi excitabitur, quod ubi stc excitatum suerit, non<text:line-break/>facile prohiberi poterit, quominus in suam sudem re-<text:line-break/>vertatur, ita ut jam quovis modo impellere ac dirigere<text:line-break/>abunde stt. Sed minus extendunt quam par stt, idcirco<text:line-break/>majori negotio reponunt.</text:span></text:p>
      <text:p text:style-name="P10">Ubi crus ad inguen curvatur, femur universum sus-<text:line-break/>penditur. In qua actione prolapsum femoris caput dimo-<text:line-break/>vetur, circumactum que restitui nonnnnquam folet. Quid<text:line-break/>sit circumagere, quod accidit ubi prolapsus articulus vel<text:line-break/>qui) in latum scapularum os inseritur vel qui in coxam<text:line-break/>restituitur, ipse lu superioribus declaravit ubi docuit, non<text:line-break/>posse articulum in his commisturis suo loco paullulum</text:p>
      <text:p text:style-name="P12">excedere, ut ad cubitum, ad manum, ad genu, ad talos.<text:line-break/>Nam quum et femoris caput rotundum sit et orae cani,<text:line-break/>in quo recipitur in orbem, nullo pacto fieri potest ut<text:line-break/>caput partim in cavo fit, partim extra vel orae cari hae-<text:line-break/>reat, quoniam ubi primum volvetur vel intro revertetur<text:line-break/>vel excidet. Igitur quia parvo momento in utramvis<text:line-break/>partem caput compellitur, hoc quod fit circumagendo fieri<text:line-break/>asserit.</text:p>
      <text:h text:style-name="Heading_20_2" text:outline-level="2">XLVI.</text:h>
      <text:p text:style-name="P14">Non <text:span text:style-name="T1">salum autem pedibus injicienda vincula sunt, fed<text:line-break/>etiam supra genu, ne boc magis quam coxae articulus -<text:line-break/>vinculo intendatur; stc itaque extendere a pedibus con-</text:span></text:p>
      <text:p text:style-name="P14"><text:span text:style-name="T1">, </text:span><text:span text:style-name="T1">venit. Verum ubi altera parte vis adhibetur, non su-<text:line-break/>ium circa pectus et alam injecto laqueo in contrariam<text:line-break/>partem attrahere debemus, sud lorum longum, duplex.</text:span></text:p>
      <text:p text:style-name="P12"><text:span text:style-name="T1">validum , </text:span>molle<text:span text:style-name="T66">, </text:span>. <text:span text:style-name="T1">inter anum et naturale demittere n<text:line-break/>posteriori parte ad spinam, a priori juxta jugulum<text:line-break/>adducere et religarc; atque ita in diversu 'contendere,<text:line-break/>aliis ab una parte, aliis ab altera ducentibus. Ani-<text:line-break/>madvertendum autem ne lorum quod inter anum et<text:line-break/>naturale demittitur super femoris caput extendatur, sed<text:line-break/>inter femoris </text:span><text:span text:style-name="T1">caput </text:span><text:span text:style-name="T1">et eam regionem, quae inter anum<text:line-break/>et naturale media esu Dum intensio adhibetur femoris<text:line-break/>caput in exteriorem partem propellendum pugno ipst<text:line-break/>inhaerente, </text:span><text:span text:style-name="T1">ubi </text:span><text:span text:style-name="T1">qui</text:span> extendit <text:span text:style-name="T1">suspenditur, </text:span><text:span text:style-name="T1">una </text:span><text:span text:style-name="T1">manu<text:line-break/></text:span><text:span text:style-name="T1">trajecta et alteri juncta simul ct extendere debet et in<text:line-break/>exteriorem partem urgere, scd alius ad genu femur in<text:line-break/>interiorem partem leviter dirigat.</text:span></text:p>
      <text:p text:style-name="P10">Ubi homo per pedes appendatur capite deorsum spe-<text:line-break/>ctante, omnes articuli extenduntur. At propositum est,<text:line-break/>eum solum extendere qui ad inguen est. Jure igitur su-</text:p>
      <text:p text:style-name="P11">per genu vinculum injicit quod femur sursum extendat.<text:line-break/>Nam si permittamus attrahi crus solum a vinculis quae<text:line-break/>infra genu sunt, fiet ut genu noh minus, imo magis<text:line-break/>quam coxae articulus extendatur, quum propius sit vin-<text:line-break/>culis sub se extendentibus.</text:p>
      <text:h text:style-name="Heading_20_2" text:outline-level="2">XLVII.</text:h>
      <text:p text:style-name="P14"><text:span text:style-name="T1">Supra etiam diximus expeditijsimum este 'iis qui in fre-<text:line-break/>quenti civitate medentur, lignum habere quadratum fex<text:line-break/>cubitorum aut paullo longius, latum cubitos duos, cujus<text:line-break/>crastitudo, st dodrantem impleat, abunde est. •</text:span></text:p>
      <text:p text:style-name="P10">In opere de fracturis hujus machinamenti meminit,<text:line-break/>ita ut huic quoque testimonio innitantur, qui ajunt com-<text:line-break/>positum fuisse principio ab Hippocrate librum unum in-<text:line-break/>scriptumque de officina medici, deinde in duos divifum<text:line-break/>ob magnitudinem ejusque priorem partem inscriptam de</text:p>
      <text:p text:style-name="P12">fracturis, alteram vero de articulis. Quale autem strui<text:line-break/>velit machinamentum hoc, manisustum est iis qui id vi-<text:line-break/>derint quod scamnum Hippocratis nuncupatur: sic enim<text:line-break/>ex multo jam tempore a medicis appellari consuevit. Ple-<text:line-break/>rique autem formulas parvas habent ad ejus exemplum<text:line-break/>fabricatas. Saepissime vero adhibetur articulisque resti-<text:line-break/>tuendis per fe abunde -esu Si quis autem velit aliis quo-<text:line-break/>que uti, est <text:span text:style-name="T32">πολυσπαστον</text:span><text:span text:style-name="T66"> </text:span>ita appellatum, quod multis or-<text:line-break/>bieulorum circuitibus facilitatem praestet, quod iterum fa-<text:line-break/>cientibus maxime idoneum est. Refertur autem ad Arclri-<text:line-break/>medem auctorem. In urbibus vero non alienum est Fa-<text:line-break/>bri vel Andreae organum, ubi erecto opus est; ubi plano,<text:line-break/>scamnum hoc Hippocratis praecipue aptatur, quod a non-<text:line-break/>nullis ex recentioribus medicis varie jam struitur, sicut<text:line-break/>machinatio spathae quae in summo capitulum habet ro-<text:line-break/>tundum ac leniter cavum. Deinceps igitur ad organi<text:line-break/>structuram quae ab ipfo traditur animum advertite, ea<text:line-break/>quae Hippocrates scribit iis quae in' scamno inspexistis<text:line-break/>accommodantes <text:span text:style-name="T32">ι</text:span><text:span text:style-name="T66"> </text:span>haec enim sicut antea quoque dictum est</text:p>
      <text:p text:style-name="P11">sola monstratione aperiuntur. Equidem iis qui apud me<text:line-break/>librum legnnt rem facile demonstro, organo- juxta collo-<text:line-break/>cato saepe ipso magno, faepe parvo aliquo ad magni<text:line-break/>exemplum fabricato, cujusmodi ad hunc tantum usum<text:line-break/>paramns, ut ostendere legentibus possimus, qnnm per ta-<text:line-break/>les formulas nequeant articuli in suam fedem urgeri. Nunc<text:line-break/>autem monstrari haec minime possunt, fed exponere licet,<text:line-break/>si quid ex verbis Hippocratis obscurum sit, quod et in<text:line-break/>superioribus suci et nunc etiam faciam.</text:p>
      <text:h text:style-name="Heading_20_2" text:outline-level="2">XLVlIl.</text:h>
      <text:p text:style-name="P14">Excavetur <text:span text:style-name="T1">praeterea hinc in, longitudinem, ne machina-<text:line-break/>mentum justo sublimius stt.,</text:span></text:p>
      <text:p text:style-name="P10">Hinc atque hinc dixit <text:span text:style-name="T32">ἔθεν</text:span><text:span text:style-name="T44"> </text:span><text:span text:style-name="T32">καὶ</text:span><text:span text:style-name="T44"> </text:span><text:span text:style-name="T32">ἔνθεν</text:span><text:span text:style-name="T44">, </text:span>quod accipit<text:line-break/>pro a dextra parte et sinistra. Id vel eo patet quod ad-<text:line-break/>jicit, in longitudinem, quod idem significat atqne longum.<text:line-break/>Nam si excavari voluisset supra a capite vel infra a pedi-</text:p>
      <text:p text:style-name="P12">bus, transversum potius dixisset, non in longitudinem.<text:line-break/>Mens autem totius orationis hujusmodi est, quam non<text:line-break/>abs re est perspicuitatis causa, non longe a verbis rece-<text:line-break/>dentem exponere. ' Excavetur praeterea hinc atque hinc<text:line-break/>in longitudinem ligni, idque cavum eam altitudinem ha-<text:line-break/>beat quae ad impellendum accommodatur, ne machinatio<text:line-break/>justo sublimior fit. Verbum <text:span text:style-name="T1">justo</text:span> ipse scribit <text:span text:style-name="T32">τοΰ</text:span><text:span text:style-name="T66"> </text:span><text:span text:style-name="T32">καιροϋ</text:span><text:span text:style-name="T66">-*<text:line-break/></text:span>Graeci enim ita dicunt et interdum etiam <text:span text:style-name="T32">τοΰ</text:span><text:span text:style-name="T66"> </text:span><text:span text:style-name="T32">προσήκοντος</text:span><text:span text:style-name="T66">,<text:line-break/></text:span>quod debito significat. Ergo altitudo cavi tanta esse debet,<text:line-break/>ut vectis qui ad impellendum aptatur illis inhaerere at-<text:line-break/>que objici possit.</text:p>
      <text:h text:style-name="Heading_20_2" text:outline-level="2">XLIX.</text:h>
      <text:p text:style-name="P14"><text:span text:style-name="T1">Postes item ab utroque parte adjiciantur, breves, robusti,<text:line-break/>qui axes contineant.</text:span></text:p>
      <text:p text:style-name="P10">Nominat axes <text:span text:style-name="T32">ὸνἰσκους</text:span><text:span text:style-name="T44">, </text:span>postes vero , quae sunt ligna<text:line-break/>quibus axis sustinetur <text:span text:style-name="T32">φλιἀς</text:span><text:span text:style-name="T44">. </text:span>Haec magno ligno , adjici vo-</text:p>
      <text:p text:style-name="P11">luit ab utraque parte, a superiori scilicet et inferiori.<text:line-break/>Eligantur autem ad axes extrema loqueorum, qui quo<text:line-break/>tempore convenit in diversa diducere laboranti injiciuntur.</text:p>
      <text:h text:style-name="Heading_20_2" text:outline-level="2">L.</text:h>
      <text:p text:style-name="P107"><text:span text:style-name="T1">Satis autem est in dimidio ligno, nihil etiam prohibet in<text:line-break/>toto parvas quasi fastas quinque aut fex excavare quae<text:line-break/></text:span>palmam <text:span text:style-name="T1">inter sc distent et. trium digitorum latitudinem<text:line-break/>atque altitudinem aequent</text:span><text:span text:style-name="T1">.</text:span></text:p>
      <text:p text:style-name="P10">Fossas dixit <text:span text:style-name="T32">καπέτους</text:span><text:span text:style-name="T44">, </text:span>quod verbum non pauci ex<text:line-break/>veteribus Graecis in eandem significationem acceperunt.<text:line-break/>Id mutuatur nunc Hippocrates translatione usus ad ea<text:line-break/>cava significanda quae in scamno ea de causa fiunt, ut<text:line-break/>illis objici vectes possint. Quae cava praecipit ut in altera<text:line-break/>ligni parte magis, hoc est in inferiori exsculpantur; nihil</text:p>
      <text:p text:style-name="P11">etiam inquit, prohibet quin in superiore quoque parte sint,<text:line-break/>quamquam non necesse est: hoc siquidem machinamentum<text:line-break/>quod nunc exponimus non solum ad coxae articulum per-<text:line-break/>tinet, sed et ad vertebras quocunque modo luxatas et ad<text:line-break/>humeri caput reponendum. Complura autem sint cava<text:line-break/>haec oportet, quandoquidem qui curantur aetate, magni-<text:line-break/>tudine et universo corporis habitu inter se differunt;<text:line-break/>quam magna esse debeant et quantum inter se distere,<text:line-break/>ipfe evidenter exposuit.</text:p>
      <text:h text:style-name="Heading_20_2" text:outline-level="2">LI.</text:h>
      <text:p text:style-name="P14"><text:span text:style-name="T1">Medium insuper lignum alte in quadratam figuram trium<text:line-break/>digitorum excavetnr, in quod cavum ubi opus esae vi-<text:line-break/>deatur destgatur lignum, quod cavo conveniat et supe-<text:line-break/>rius teres stt. Figatur autem quum ad rem pertinere<text:line-break/>videbitur medium inter femoris caput et eam regionem<text:line-break/>quae inter anum et naturale media est; quod lignum<text:line-break/>exstans corpus fequi non permittit, quum a pedibus</text:span></text:p>
      <text:p text:style-name="P11"><text:span text:style-name="T1">trahitur: interdum enim boc sufficit absque intensione,<text:line-break/>quae</text:span> ut membrum in <text:span text:style-name="T1">diversu diducatur a superiori quo-<text:line-break/>que parte adhibetur. Interdum autem ubi crus ab<text:line-break/>utraque parte extendatur, lignum hoc versus hanc vel<text:line-break/>illam partem laxum demittitur, ut femoris caput in<text:line-break/>exteriorem partem impellat. Hac enim de causa et<text:line-break/>cava exsculpta sunt, ut cuneus</text:span> vel vectis <text:span text:style-name="T1">ligneus, in<text:line-break/>quod expeditius stt demijsus aut juxta articulorum ca-<text:line-break/>pita aut ipsts prorsus inhaerens eodem momento impel-<text:line-break/>lat, quo intensio adhibetur, feu in exteriorem partem<text:line-break/>feu in interiorem impellere opus stt.</text:span></text:p>
      <text:p text:style-name="P10">Excidi voluit in scamno quoddam cavum quo recipi<text:line-break/>id lignum possit, quod erectum collocandum est inter<text:line-break/>prolapsi femoris caput et eam regionem quae est luter<text:line-break/>anum et naturale. Cur antem lignum hoc dum extendi-<text:line-break/>rnus adhibendum sit, sicut cetera omnia quae deinceps<text:line-break/>subdit ipfe aperte indicavit; ob eos tamen qui hebetioris</text:p>
      <text:p text:style-name="P12">sunt ingenii verba haec aperire aliquantulum non grava-<text:line-break/>bor. Hoc igitur lignum quod erectum collocatur' inter<text:line-break/>caput femoris prolapsi et eam regionem quae media est<text:line-break/>inter anum et naturale renixus causa objicitur, quum ab<text:line-break/>inferiori parte crus extenditur. Saepius enim ostendimus,<text:line-break/>nbi membrum extenditur, nisi a contraria parte tendatur,<text:line-break/>sequente aegro intensionem resolvi. Tenditur autem et per<text:line-break/>laqueos superioribus partibus injectos, scd firmitatis causa<text:line-break/>lignum hoc adhibet, quo nonnuuquam minus firmiter<text:line-break/>haerente ad impellendum utitur.</text:p>
      <text:h text:style-name="Heading_20_2" text:outline-level="2">LlI.</text:h>
      <text:p text:style-name="P14"><text:span text:style-name="T1">Ac feu teres vectis esae debeat, seu latus; alius enim alii<text:line-break/>articulo convenit hujusmodi impulsus, </text:span><text:span text:style-name="T27">β</text:span><text:span text:style-name="T10"> </text:span><text:span text:style-name="T1">intensio quaque<text:line-break/>accedat, ad amnes crurum</text:span> articulos <text:span text:style-name="T1">reponendos efsica-<text:line-break/>ciffirnus est; proposito autem- articulo vectis teres accom-<text:line-break/>modatur. Quodst per hoc machinamentum vis adhibea*</text:span></text:p>
      <text:p text:style-name="P108"><text:span text:style-name="T1">tur,steri non pojse existimo, ut aliquis stt </text:span><text:span text:style-name="T1">articulus qui<text:line-break/></text:span><text:span text:style-name="T1">non reponatur. Reperiet quis et alios reponendi </text:span><text:span text:style-name="T1">hujus<text:line-break/></text:span><text:span text:style-name="T1">articuli modos.</text:span></text:p>
      <text:p text:style-name="P10">Ipse deinceps ostendet tereti vecte tunc utendum esse<text:line-break/>quum femur in interiorem partem impellitur, qnod nunc<text:line-break/>instituit quum femoris caput in interiorem partem pro-<text:line-break/>lapsum reponat: nam si, in exteriorem luxatum sit, latum<text:line-break/>rectem admoveri jubet. Nunc quidem praecipit ut ine-<text:line-break/>dium inter caput femoris prolapsi et eam regionem quae<text:line-break/>est inter anum et naturale inseramus, conemurqne subli-<text:line-break/>mius paullo quam femoris caput demittere; scd quum in<text:line-break/>exteriorem regionem articulus veniet, ubi satis spatii est,<text:line-break/>latns vectis firmius objicietur, quod ipse paullo infra osten-<text:line-break/>det ubi aget de ipsc scparatim.</text:p>
      <text:h text:style-name="Heading_20_2" text:outline-level="2">L<text:span text:style-name="T110">II</text:span>I.</text:h>
      <text:p text:style-name="P14">Nam si <text:span text:style-name="T1">magnum hoc lignum medium duos postes habeat<text:line-break/>pedales, ejus altitudinis quae idonea videatur, ab utro-</text:span></text:p>
      <text:p text:style-name="P7"><text:span text:style-name="T94">que latere unum; tum super hos duos postes transversum<text:line-break/>lignum in speciem gradus statuatur; deinde integrum<text:line-break/>erus inter postes trajiciatur quod laesum est, super grav<text:line-break/>dum commode collocatur superque aplatur qua articulus<text:line-break/>exceststt. Gradum vero justo sublimiorem stabilire opor-<text:line-break/>tet et multiplicem vestem, proult convenire videbitur<text:line-break/>corpori subjicere.</text:span></text:p>
      <text:p text:style-name="P10">Postes nominari ab Hippocrate non ea ligna tantum,<text:line-break/>quibus axis sustinetur, aperte ex hac oratione''colligitur.<text:line-break/>In media enim regione longitudinis totius scamni situm<text:line-break/>est lignum transversum quasi gradus, quod a dextra parte<text:line-break/>ad sinistram pertinet, super quod crus quod luxatum est<text:line-break/>extenditur non simpliciter, sed cum altero ligno alligato<text:line-break/>quod lu longitudinem a superiori parte cruris ad inferio-<text:line-break/>rem porrigitur, ita ut super gradum cum eo ligno coga-<text:line-break/>tur. Constat autem lutegrum hominis erus super gradum</text:p>
      <text:p text:style-name="P11">habendum esse luter <text:span text:style-name="T32">φλιάςι</text:span><text:span text:style-name="T44"> </text:span>sic enim vocavit postes, ligna<text:line-break/>intellrgens, quae gradum fusiiuent, quormn utrimque unum<text:line-break/>struit in ipso fcamno. Hippocratem vero usum. transla-<text:line-break/>tione a portarum postibus ita nominare ligna quae in<text:line-break/>scamno sunt, perspicuum esu</text:p>
      <text:h text:style-name="Heading_20_2" text:outline-level="2">L<text:span text:style-name="T82">I</text:span>V.</text:h>
      <text:p text:style-name="P14"><text:span text:style-name="T1">Post haec lignum quod convenientem latitudinern habeat<text:line-break/>et longitudine ufque ad talum perveniat, cruri subjicien-<text:line-break/>dum, stc ut ultra caput femoris quantum potest feratur,<text:line-break/>crurique alligandum, quot locis opus ejsu videbitur.</text:span></text:p>
      <text:p text:style-name="P10">Lignum alligandum esse ad totum crus, supra etiam<text:line-break/>ostendimus, sed nunc superiorem ligni extremitatem, sii-<text:line-break/>periorem capite femoris collocandam existimat,.adjiciens<text:line-break/>orationi,- quantum potest,- Siquidem quod nunc fieri jubet<text:line-break/>difficillimum est, nisi ea pars longi hujus ligni qua® lu-<text:line-break/>guini haeret humilior struatur; quae spectat in exteriorem</text:p>
      <text:p text:style-name="P11">partem, sublimior: nam si aequale sit parernque aItitudi-<text:line-break/>. nem habeat, difficile admodum fuerit ipsius summitatem<text:line-break/>simul in inguine stabilire et superiorem femoris capite<text:line-break/>demittere.</text:p>
      <text:h text:style-name="Heading_20_2" text:outline-level="2">LV.</text:h>
      <text:p text:style-name="P14"><text:span text:style-name="T1">Quo sucto dum crus intenditur vel per lignum quale pi-<text:line-break/>stillum est vel per aliud ex iis quae idonea ad exten-<text:line-break/>dendum sunt stmul oportet crus cum alligato ligno su-<text:line-break/>per gradum deorsum compellere et ad coxam ab aliquo<text:line-break/>homine contineri. Hac enim</text:span> via <text:span text:style-name="T1">femoris caput inten-<text:line-break/>stonis vi e regione sui cavi superius collocabitur et stmul<text:line-break/>ob impulsum in suam sudem trudetur. Quae cogendi<text:line-break/>rationes validae sunt; et st recte admoveantur, vitium<text:line-break/>superanti fed quemadmodum ante dictum est, articulus<text:line-break/>.hic imbecilliori et plerumque quavis praeparatione in<text:line-break/>suum locum revertitur.</text:span></text:p>
      <text:p text:style-name="P11">Femore super gradum extento prolapsus articulus<text:line-break/>humilior redditur. Quae res ad restituendum- aptissima<text:line-break/>est; nam sic ora cavi humilior femoris capite continetur.<text:line-break/>Sed quum elapsus articulus, nisi cavi ora stiperior sit,,<text:line-break/>reponi nequeat; ubi sublimior fuerit, optimum erit humi-<text:line-break/>liorem collocare atque ita extendere. Ceterum laquei<text:line-break/>quibus crus extenditur religandi sunt vel ad lignum quale<text:line-break/>pistillum est, cujus ima pars firmiter in pavimento oppo-<text:line-break/>sitae morae objiciatur, vel si hujusmodi ligno uti ad in-<text:line-break/>tendendum nolis, lori capita ad axem qui in scamno a<text:line-break/>pedibus est vincienda. Id enim sibi voluit quum ait: vel<text:line-break/>per aliud ex iis quae ad extendendum funt, ex iis intelo<text:line-break/>ligens quae proposita sunt diversa a ligno, quale pistillum<text:line-break/>esu Quae subjicit in hac oratione manifesta sunt.</text:p>
      <text:h text:style-name="P4" text:outline-level="2">LVI.</text:h>
      <text:p text:style-name="P14"><text:span text:style-name="T1">At ubi,in exteriorem partem surnoris caput exciderit ab<text:line-break/>utraque parte, quomodo ante diximus, extendendum est,<text:line-break/>Jed impellendum par latum vectem,</text:span> simulque <text:span text:style-name="T1">dum intensio<text:line-break/>adhibetur ab exteriori parte in interiorem urgendum,<text:line-break/>vecte ad clunem ac paullo supra accommodato et ne<text:line-break/>corpus* cedat, aliquo integram partis clunem repellente<text:line-break/>•vel manibus vel alio hujusmodi vecte superimposito, qui<text:line-break/>cavo illi quod magis in rem erit objiciatur, sumeris<text:line-break/>item luxati, quod ad genu est ab interiori parte leviter<text:line-break/>in exteriorem cogendum. Suspendere tamen ubi articu-<text:line-break/>lus in hanc partem erumpat, alienum est, quandoquidem<text:line-break/>cubitus illius qui appenditur articulum a.suo cavo re-<text:line-break/>duceret, Impulsus autem per subjectum lignum videbi-<text:line-break/>tur alicui ad hoc genus luxati, pertinere, in quo casu<text:line-break/>ab exteriori parte accommodandum esu Quid plura?</text:span></text:p>
      <text:p text:style-name="P12"><text:span text:style-name="T1">st commode recteque extendamus, recte item impellamus,<text:line-break/></text:span>quis articulus <text:span text:style-name="T1">ita luxatus non revertetur?</text:span></text:p>
      <text:p text:style-name="P10">Si crus valenter, extendatur, non necesse erit per<text:line-break/>lignum impellere; manibus enim prehendentes femoris<text:line-break/>caput totum juxta clunem cogere ab exteriori parte in<text:line-break/>interiorem poterimus, donec e regione sui cavi collocetur.<text:line-break/>Patet autem teretem vectem ad hujusmodi impulsum in-<text:line-break/>utilem esse, quum et latus etiam non sufficiat, nisi qua<text:line-break/>clunem attingit, talis struatur quale strui voluit capitulum<text:line-break/>rotundum ac leniter cavum fuper eam spatham, quae ad<text:line-break/>reponendum humeri caput aptatur <text:span text:style-name="T32">ἄμβη</text:span><text:span text:style-name="T66"> </text:span>dicitur. Ipse au-<text:line-break/>tem ad verbum scripsit urgendum vecte ad clunem ac<text:line-break/>paullo supra accommodato, resimum autem hunc esse<text:line-break/>necesse est qua clunem complectitur, non ex toto rectum.<text:line-break/>Quae sequuntur in liac oratione omnia clara sunt.</text:p>
      <text:h text:style-name="P4" text:outline-level="2">LVII.</text:h>
      <text:p text:style-name="P14">At si <text:span text:style-name="T1">in posteriorem partem stemur exciderit, extendere<text:line-break/>oportet et in diversu diducere eo modo quo diximus,<text:line-break/>imponereque super lignum vestem multiplicem, ut molle<text:line-break/>admodum stt et homine prono extenderer Eodem au-<text:line-break/>tem momento quo extenditur per aeserern cogendum, non<text:line-break/>secus atque ubi spina gibba est, ita ut affer e regione<text:line-break/>clunis feu supra seu injra coxam magis collocetur. Ca-<text:line-break/>vum in pariete e regione agsuris non stt, sed magis<text:line-break/>deorsum spectet ad pedes. Haec reponendi ratio arti-<text:line-break/>culo in posteriorem partem luxato maxime secundum<text:line-break/>naturam est, ac stmul etiam valentlststma. Satis fortaffe<text:line-break/>fuerit aliquem pro ajsere insidere vel manibus urgere,<text:line-break/>pedibus repente consistere attollique, quo tempore inten-<text:line-break/>sio adhibetur, Nulla autem aUa restituendi ratio surnori<text:line-break/>ita luxato secundum naturam esa</text:span></text:p>
      <text:p text:style-name="P11">Haec etiam quae de femore sic luxato tradit, iis qui<text:line-break/>eorum quae proposita funt meminerint in aperto omnia sunt.<text:line-break/>Edicit enim ne hos ut priores resupinemus, sed in ven-<text:line-break/>trem convertamus : hic siquidem est habitus pronus. Va- •<text:line-break/>lenti ergo intensione adhibita a posteriori parte in prio-<text:line-break/>rem compellere articulum oportet. Nam quum homo ita<text:line-break/>jacet, ut praecepit, posterior pars sublimior collocatur,<text:line-break/>prior subjicitur. Quocirca necesse est ut qui restituit fe-<text:line-break/>moris caput deorsum compellat, quod commodissime prae-<text:line-break/>stat impulsus qui per asserem adhibetur. Idem efficeret,<text:line-break/>qui qua prominet femoris caput insidens magna vi coge-<text:line-break/>ret, sed nisi clunis eminentia luxato capiti haereat, nihil<text:line-break/>hominem juvabit. Haec igitur curatio virum summae di-<text:line-break/>ligentiae ac prudentiae postulat.</text:p>
      <text:h text:style-name="Heading_20_2" text:outline-level="2">LVIll.</text:h>
      <text:p text:style-name="P14"><text:span text:style-name="T1">Si in priorem partem venerit, idem convenit extendendi<text:line-break/>modus, sud aliquis manu admodum strenua et maxime</text:span></text:p>
      <text:p text:style-name="P12"><text:span text:style-name="T1">peritus sublimiori, unius palmae parte inguen adurgent<text:line-break/>eandemque manum altera comprehendat, stmulque quod<text:line-break/>excespt in inferiorem partem trudat et versus priorem<text:line-break/>genu subigat. Hic extendendi modus., usti femur stc<text:line-break/>luxatur maxime naturae convenit, sed et ille qui homi-<text:line-break/>nem suspendit prope etiam naturae aptatur, in quo ne~<text:line-break/>cejse est ut is qui appenditur non ignarus stt, ne bra-<text:line-break/>chio articulum impellat, sed inter partes naturales et<text:line-break/>anum juxta os quod sucrum dicitur appendatur.</text:span></text:p>
      <text:p text:style-name="P10">Ad quartum genus luxati femoris aggressus est; de<text:line-break/>quo evidentissime omnia prodidit iis praesertim, qui in<text:line-break/>memoria habeant, quae antea dicta sunt, Quare nihil est,<text:line-break/>quod nugas hic agamus.</text:p>
      <text:h text:style-name="Heading_20_2" text:outline-level="2">LIX.</text:h>
      <text:p text:style-name="P14">invenias etiam <text:span text:style-name="T1">laudem, st stne utre articulum hunc resti-<text:line-break/>tuas ; sed quosdam novi qui eum prae inscitia et ubi lu</text:span></text:p>
      <text:p text:style-name="P11"><text:span text:style-name="T1">exteriorem et ubi in posteriorem partem erumperet re-<text:line-break/>ponere per utrem tentarent, neque intelligerent hac via<text:line-break/>expelli magis quam in suam sudem restitui. Primum<text:line-break/>vero autorern constat utrem adhibuiste ubi articulus in<text:line-break/>iniartorern partem elaberetur; scire tamen licet alia<text:line-break/>multa ex usu magis ejsc, quam utrem. Datur ergo<text:line-break/>inter femora uter non inflatus, su ut quantum maxime<text:line-break/>potest sublimis inter anum et naturale collocetur; tum<text:line-break/>femora inter su vinciuntur habena quae a pateUa or-<text:line-break/>diatur et ufque ad dimidiam femorum partem intendat;<text:line-break/>post haec instatur uter distenditurque demijsu aenea<text:line-break/>fistula in unum ex pedibus</text:span> qui <text:span text:style-name="T1">folutus stt et aeger .in<text:line-break/>latus cubat vitiato crure sursum spectante. Praepara-<text:line-break/>tio igitur hujusmodi est, fed plerique</text:span> hanc <text:span text:style-name="T1">adhibent<text:line-break/>deteriorem, quam ego dixerim, quum non alligent bo-<text:line-break/>nam femoris partem, ut proposui, scd genua dumtaxat;<text:line-break/>adde quod intensionem quae maxime necestsuria est omit-<text:line-break/>tunt. Nonnulli tamen luxatum jam</text:span> restituerunt, ut qui</text:p>
      <text:p text:style-name="P11"><text:span text:style-name="T1">rern facilem nacti suerint. </text:span><text:span text:style-name="T1">Sed </text:span><text:span text:style-name="T1">hujusmodi impulsus non<text:line-break/>magnopere tolerabilis est: siquidem inflatus. uter</text:span> qua<text:line-break/><text:span text:style-name="T1">maxime tumet eam regionem non attingit, in qua pro-<text:line-break/>lapsum femoris caput jacet, qua potifstmurn.impellendum<text:line-break/>est; scd infra </text:span><text:span text:style-name="T1">illud, </text:span><text:span text:style-name="T1">ut qui in medio sumantm vel </text:span><text:span text:style-name="T1">in-<text:line-break/></text:span><text:span text:style-name="T1">terius etiam contineatur •, ad haec femora naturaliter<text:line-break/>sunt curva, a superiori enim parte carnosa sunt et prope<text:line-break/>inter fe panguntur, cbsinseriori tenuantur. Quare </text:span><text:span text:style-name="T1">et<text:line-break/></text:span><text:span text:style-name="T1">femorum natura utrem expellit ab ea parte, quae prae-<text:line-break/>cipue </text:span><text:span text:style-name="T1">admovendus </text:span><text:span text:style-name="T1">ejset, ita ut st parvus uter inferatur,<text:line-break/>quum vim </text:span><text:span text:style-name="T1">exiguam </text:span><text:span text:style-name="T1">habeat, nullo modo urgere articu-<text:line-break/></text:span><text:span text:style-name="T1">lum </text:span><text:span text:style-name="T1">pofstt. </text:span><text:span text:style-name="T1">Oportet</text:span> ergo si utendum utre <text:span text:style-name="T1">stt, femora<text:line-break/>ad </text:span><text:span text:style-name="T1">magnam partem </text:span><text:span text:style-name="T1">inter fe </text:span><text:span text:style-name="T1">devincire et </text:span><text:span text:style-name="T1">utrem instare<text:line-break/>eodem </text:span><text:span text:style-name="T1">momento quo </text:span><text:span text:style-name="T1">corpus </text:span><text:span text:style-name="T1">extenditur cruraque extrema<text:line-break/></text:span><text:span text:style-name="T1">parte inter fe colligdre, ubi hac </text:span><text:span text:style-name="T1">ratione articulus reponitur.</text:span></text:p>
      <text:p text:style-name="P109">Docet qua ratione quis, utatur modo restituendi per-<text:line-break/>utrem, quamvis eum non probet. Cuncta autem plane<text:line-break/>explicat.-/ jq ;•<text:tab/>...; c...,<text:tab/>•<text:tab/>.<text:tab/>z</text:p>
      <text:h text:style-name="P4" text:outline-level="2">LX.</text:h>
      <text:p text:style-name="P14"><text:span text:style-name="T1">In tota arte medicinali id in primis dare operam oportet,<text:line-break/>ut quod male habet ad sanitatem perducatur. Quod<text:line-break/>ubi contingere pofstt pluribus modis, ille eligendus est<text:line-break/>qui omnium minimo negotio comparatur t hoc siquidem<text:line-break/>magis officium est probi viri et plus habet artistcn, nist<text:line-break/>quis in popularem auram incumbat. Sed quod ad hunc<text:line-break/>locum attinet quidam modi extendendi corporis per ea<text:line-break/>quae domi habentur</text:span> parari posiunt, sic ut ex iis <text:span text:style-name="T1">quae<text:line-break/>praesentia sunt invenire liceat, per quae prompte cura-<text:line-break/>tio adhibeatur.</text:span></text:p>
      <text:p text:style-name="P10">Oratio haec postrema est, in qua jubet nt lu iis<text:line-break/>exerceamur, quae prompte ad curationem accommodantur,<text:line-break/>‘ ita ut quamvis scamni copia sit, neque alterius ex iis,<text:line-break/>quae proposita sunt excogitare per te aliquid simile possis,.<text:line-break/>Sed de his evidentissime in sequentibus tractavit, ut ne-<text:line-break/>que brevissima expositione opus sit. Omnia enim perspi-</text:p>
      <text:p text:style-name="P12">cua sunt iis qui meminerint quae proposita funt; explicabo<text:line-break/>tamen si quid' mihi obscurius esse videatur.</text:p>
      <text:h text:style-name="Heading_20_2" text:outline-level="2">LXI.</text:h>
      <text:p text:style-name="P14">(Juodsi <text:span text:style-name="T1">vincula ex</text:span> loris non sint mollibus <text:span text:style-name="T1">et quae facile<text:line-break/>tractentur, fed tantum vel catenae vel rudentes vel fu-<text:line-break/>nes , necejsu est ante susuiis vel panniculis</text:span> a lana <text:span text:style-name="T1">eam<text:line-break/>partem involvere, qua potifstmum injici vinculum debet<text:line-break/>et ulteriorem quoque postea devincire.</text:span></text:p>
      <text:p text:style-name="P10">Navium rudentes Graeci vocant <text:span text:style-name="T27">οπλα</text:span><text:span text:style-name="T10">,</text:span><text:span text:style-name="T66"> </text:span>quod poeta in-<text:line-break/>dicat eo carmine:</text:p>
      <text:p text:style-name="P10"><text:span text:style-name="T1">Ktito ill</text:span> <text:span text:style-name="T32">ύπ</text:span><text:span text:style-name="T66">’ </text:span><text:span text:style-name="T27">αί</text:span><text:span text:style-name="T10">'&amp;</text:span><text:span text:style-name="T27">ουσ</text:span><text:span text:style-name="T10">,]</text:span><text:span text:style-name="T66"> </text:span><text:span text:style-name="T32">ὸπλον</text:span><text:span text:style-name="T66"> </text:span><text:span text:style-name="T27">νιύς</text:span><text:span text:style-name="T10"> </text:span><text:span text:style-name="T27">άμφνελΐσσης</text:span><text:span text:style-name="T10">.</text:span></text:p>
      <text:p text:style-name="P13">Conflet etiam Hippocratem, quum rudentes <text:span text:style-name="T32">οπλα</text:span><text:span text:style-name="T44"> </text:span>dixit,<text:line-break/>eos funes intellexisse, qui, in navibus habentur; nam eos<text:line-break/>qui lu urbibus et qui in agro, communi finium vocabulo<text:line-break/>appellavit <text:span text:style-name="T32">σχοινἰα</text:span><text:span text:style-name="T44">.</text:span></text:p>
      <text:h text:style-name="P3" text:outline-level="1"><text:bookmark-start text:name="bookmark164"/>GALENI DE FASCIIS LIBER.<text:bookmark-end text:name="bookmark164"/></text:h>
      <text:h text:style-name="P5" text:outline-level="2">Cap. I.</text:h>
      <text:p text:style-name="P81">Non inconsulto mihi videtur priscus Hip-<text:line-break/>pocrates aliis artibus inspectis ab agendi munditie ducto<text:line-break/>exordio pronunciasse. Nobis sane placet omnino omni<text:line-break/>arti mentem incumbere. Etenim quaecunque opera decore<text:line-break/>ac recte ministrant, decore fingula recteque efficienda sunt<text:line-break/>et quae cum munditie etiam munde et quae cum celeri-<text:line-break/>tate celeriter et quae <text:span text:style-name="T1">citra dolorem manu facienda</text:span> funt<text:line-break/>perquam jucunde et cetera eodem modo omnia quae pro-</text:p>
      <text:p text:style-name="P12">ximis artis professoribus multo praeclarius agenda sunt.<text:line-break/>Etenim, ut nonnullis in operibus videre licet, usu periti<text:line-break/>non alia re imperitis et artifices artium expertibus; 'quam<text:line-break/>celeritate et concinnitate praestant. Quapropter faepenu-<text:line-break/>rnero prae alio quocunque artifice decet medicum in om-<text:line-break/>nibus animo contendere, quo probe suo fungatur munere,<text:line-break/>quod praecellentem materiam fortiatur. Etenim sive fe-<text:line-break/>cet, sive urat, sive etiam deliget, feu quid aliud manu<text:line-break/>moliatur, non modo cum utilitate agere, fed munditiei<text:line-break/>et concinnitati studeat oportet, quemadmodum et ipfe<text:line-break/>rursum alibi pronuntiat. Deligationis duae fuut species'<text:line-break/>et quae, fit et quae facta esu Quae fit, celeriter, citra<text:line-break/>dolorem, prompte, concinne efficienda est;. celeriter qui-<text:line-break/>dem ut absolvatur operatio , citra vero dolorem ut facile<text:line-break/>elaboretur, prompte autem ut ad omnia praesto sit, con-<text:line-break/>cinne- denique ut adfpectum oblectet. Etenim affectus<text:line-break/>quidem, nonnullis corporis partibus aborti congruentem<text:line-break/>deligationem .postulant. Postulant vero homines per sc<text:line-break/>multoties deligationum concinnitatem. Quare tum solita-</text:p>
      <text:p text:style-name="P12">riorum, tuin aliorum omnium sesc suro parantium gratia,<text:line-break/>idoneas singulis-corporis partibus deligationes tum simpli-<text:line-break/>ces, tum multiplices Ici re necesse est. Nec. ignorandum<text:line-break/>nonnullis quidem partibus utrasque, quibusdam vero<text:line-break/>alteram , multiplicem dico.,..convenire,' etiamsi’ quibusdam’<text:line-break/>secus videatur. - Sed consentaneum, est hanc controversiam<text:line-break/>primum diluere. Nonnulli multiplicium deligationum in-<text:line-break/>utilitatem, damnaut .noxium ipsas usum praestare profiten-<text:line-break/>tes, stabili quidem demonstratione nulla, fed priscorum<text:line-break/>virorum testimoniis ipsi nituntur; atque in primis Hippo-<text:line-break/>cratem introducunt haec pronuntiantem <text:span text:style-name="T1">t quamobrem </text:span><text:span text:style-name="T1">et<text:line-break/></text:span><text:span text:style-name="T1">alia</text:span> multa mutilant ac laedunt qui decoris,, hoc est mul-<text:line-break/>tiplicibus deligationihus delectantur. Deinde Manliam<text:line-break/>qui narrat, qnendam vicum cui pharmacopola caput et<text:line-break/>faciem.multiplici deligatione deligaverat, qua deligatione<text:line-break/>oquli prociderunt; idque ipsis merito contigisse videtur,<text:line-break/>propterea quod inaequalis fit fasiiiarnm occursus, qui mul-.<text:line-break/>tipliritute corporis partes in phlegmonas et abscessus pot-<text:line-break/>est adducere. - Rationi consentaneum est eos nosse quae</text:p>
      <text:p text:style-name="P11">proferant, haec non a insciarum multiplicitate, sed ab his<text:line-break/>utentium et deligationem constringentium ineptia conti-<text:line-break/>gisse. Oportebat namque- deligare, quemadmodum pronun-<text:line-break/>clat Hippocrates. In his autem deligatlonis sunt com-<text:line-break/>pressio quidem, quo incumbentia neque abscedant, neque<text:line-break/>admodum obnitantur, sed fulciantur quidem, non tamen<text:line-break/>cogantur.. Ipfas autem decebat testem Hippocratem addu-<text:line-break/>centes sententiae residuum addere. Non enim: simpliciter<text:line-break/>ipsam-extulit, sed' et alia' multa -oblaedunt qui decoris<text:line-break/>deligatlonibus delectantur; fed hoc apposito <text:span text:style-name="T1">citras men-<text:line-break/>temr At ex</text:span> iis nunc a me docendis perpendant multi-<text:line-break/>plices deligationes- ab -Hippocrate non ablegari'; nam ipfe'<text:line-break/>libro- de medici officina, de fasciatione disserens, quum<text:line-break/>quae virtus insit deligationi quae fit, ac deinceps deliga-<text:line-break/>tioni quae jam facta est pronunciavit, sic eloquitur, recte<text:line-break/>ac decore; Illud quidem rectu quod conferat posuit; hoc<text:line-break/>vero decore quod eleganter exstructa sit deligatio. Postea<text:line-break/><text:span text:style-name="T83">\vero </text:span>est'dictionis decore explicationem'-<text:span text:style-name="T1">affert decore</text:span> qui-<text:line-break/>dem, simpliciter distincte. Simpliciter, non pro tota</text:p>
      <text:p text:style-name="P12">significatione, sed pro significationis parte posuit, ut sim-<text:line-break/>plex deligatiof distincta fit. Id antem dilucidum efficit<text:line-break/>his additis aut similibus et aequalibus, aequaliter et simi-.<text:line-break/>liter; aut inaequalibus et dissimilibus, inaequaliter et<text:line-break/>dissimiliter. Species autem simplex orbicularis, ascia,<text:line-break/>sima, oculus, rhombus, semitectum. Congruat species<text:line-break/>speciei et membrorum devinciendorum affectioni.. Si qua<text:line-break/>namque simplex sit deligatio, haec revera orbicularis de-<text:line-break/>bet esse; si qua vero ascia sit, haec sima existit. Sic,<text:line-break/>enim quae prorsus aequalis est sibi ipsi erit similis, quae<text:line-break/>vera inaequalis dissimilis., Utrum sibi persuadent jam Hip-.<text:line-break/>pocratem multiplices deligationes aversari et ejicere con-<text:line-break/>jicientes, asciam et oculum et rhombum et semifiectum<text:line-break/>multiplices esse deligationes ? An praeterea ipsis comme-<text:line-break/>morennis historiam de claviculae fractura in libro de ar-<text:line-break/>ticulis scriptam; qua patet Hippocratem grue varia deli-<text:line-break/>gatione usum fuisse? Sciant autem quod quibusdam in<text:line-break/>partibus, ut in femore pristinum in articulum reposito et<text:line-break/>brachio et cubito et ceteris pluribus, non alia quam mul-</text:p>
      <text:p text:style-name="P12">tiplici deligatione uti non detur. Verum hactenus dicta<text:line-break/>sufficiant.</text:p>
      <text:h text:style-name="Heading_20_2" text:outline-level="2">Cap. <text:span text:style-name="T84">II</text:span>.</text:h>
      <text:p text:style-name="P121">Ad artificem vero tum fasciarum, tum<text:line-break/>deligationis doctrinam orationem reducamus; certoque.<text:line-break/>sciamus in primis qua in re- discrepent fasciae inter sc<text:line-break/>materia, figura, longitudine, latitudine et structura. Ma-<text:line-break/>teria, quoniam ipsarum nonnullae sunt laneae, quaedam-<text:line-break/>lineae, aliae membraneae, quum ipsarum usus non unus<text:line-break/>neque similis, fed diversus exisset. Propterea conemur<text:line-break/>in operum functione congruenter affectui delectum facere.<text:line-break/>Quae itaque adstrietione opus habent, lineas in ipsis usur-<text:line-break/>pemus; quae vero adstrictionem non desiderant, quod haec<text:line-break/>quibusdam inflammationibus adversetur et continentiam<text:line-break/>solam nixumve aut tegumentum postulent, in his laneas.<text:line-break/>Membraneis denique utemur, quemadmodum in nasi et<text:line-break/>maxillae fractura agglutinato parti devinciendae fasciae i<text:line-break/>extremo usus est Hippocrates. Figura, quo hae convolu-<text:line-break/>tae, illae scissae, aliae consutae sinti' convolutae sunt<text:line-break/>quae ex habena in insignem longitudinem factae sunt.</text:p>
      <text:p text:style-name="P12">quales existunt quae in membrorum fracturis usurpantur.<text:line-break/>Scissae quae unc constant linteo, extremis aut aliis etiam<text:line-break/>quibusdam partibus discissae, quales capiti perforato ad-<text:line-break/>moventur, quae cancri vocantur, quadricrures, sex crures<text:line-break/>aut octicrures. Consutae, quae ex pluribus habenis com-<text:line-break/>positae solis figuris dissimilibus propugnaculum habent,<text:line-break/>quales funt suspendentes, accingentes aut mammifasciae<text:line-break/>aut quae mammis et loco sedem ambienti congruunt.<text:line-break/>Longitudine, quod aliae sint oblongiores, aliae breviores.<text:line-break/>Latitudine, quod aliae sint angustiores, aliae latiores. At<text:line-break/>ut fasciarum longitudo, sic et latitudo partibus devincien-<text:line-break/>dis pro longitudinis et latitudinis proportione apparanda<text:line-break/>est. Structura denique inter fe fasciae disserunt, quod<text:line-break/>aliae textae sint, aliae coactae, aliae nexae. Textarum<text:line-break/>nonnullae est hoc opus constructae sunt, nonnullae vero<text:line-break/>ex tela parantur quae ad alium usum contexta scinditur.<text:line-break/>Hasce in vulneribus devinciendis plerumque usurpamus,<text:line-break/>illis ad hoc contextis venatores ad crurum devinciendo-</text:p>
      <text:p text:style-name="P12">rum tutelam, ut et vocatis manicis utuntur. Coactas<text:line-break/>autem ut et aurigae ad laterum continentiam usurpamus.</text:p>
      <text:h text:style-name="Heading_20_2" text:outline-level="2">Cap. <text:span text:style-name="T84">III</text:span>.</text:h>
      <text:p text:style-name="P121">Ex omnibus praeceptis illud,sit publicum.<text:line-break/>Devincientibus medicis fasciarum copiam suppetendam esse,<text:line-break/>quo prostantibus quam plurimis uti queant. Quum antem<text:line-break/>delectus quidam adest, fasciae eligendae funt, quemadmo-<text:line-break/>dum praecipit Hippocrates; -sic enim pronunciat: sunto<text:line-break/>fasciae decorae, mundae, tenues, leves,’ molles, integrae,<text:line-break/>tensionem ferentes, paullo valentiores, neque futuras,<text:line-break/>neque exstantias habentes. Enimvero mundas esse fascias<text:line-break/>oportet, quod sordidae foedae sint, perfusiones non ad-<text:line-break/>mittant et aliquam in perfusionum cinno laesionem inve-<text:line-break/>hant. Sed proprius sit color, ne a purpura aut alia qua-<text:line-break/>dam tinctura idem noxae oboriatur, neve etiam nobis<text:line-break/>fluentis sanguinis imaginatio promoveatur aut coloris simi-<text:line-break/>litudo. .Tenues, ‘ne majorem distributionibus molem con-<text:line-break/>stituant. Molles,- ne ob duritiem contusio concitetur. Leves<text:line-break/>ad hoc, ne ob incumbens ipsis grave pondus onerosa deli-</text:p>
      <text:p text:style-name="P11">gatio contingat, <text:span text:style-name="T1">i</text:span> Neque vero fasciae suturas sortiantur<text:line-break/>inaequales, ea re contusionem allaturae; imo neque ex-<text:line-break/>stantias, hoc est neque fimbrias, neque institas aut ora-,<text:line-break/>rum obversiones fibrarum modo eminentes. Quae namque<text:line-break/>exstant inaequalem deligationem reddunt, quae vero emi-<text:line-break/>nent distributionem fieri facile non ferunt. At scindenti<text:line-break/>fascias non transversaria villo, sed directe sectione, prout<text:line-break/>tela contexitur, scindendum est, ut stamine dirigatur colli-<text:line-break/>manti. Hoc enim modo lintea facile scinduntur, secus<text:line-break/>autem ad tramam. Praeterea et quae ducta ad stamen<text:line-break/>‘ sierie scinduntur, ad partium devinciendarum posituram<text:line-break/>continendam robustiora sunt.</text:p>
      <text:h text:style-name="Heading_20_2" text:outline-level="2">Cap. IV.</text:h>
      <text:p text:style-name="P121">At vero deligationum, ut antea protuli-<text:line-break/>mus, quaedam sunt simplices, quaedam vero multiplices.<text:line-break/>Herum etiamnum aliae a partibus devinciendis, aliae ab<text:line-break/>eventis, aliae per effigiei ad animalia translationem appel-<text:line-break/>lationem sortitae sunt. A partibus itaque devinciendis<text:line-break/>•oculus, nasus, inguen atque his consimiles. Ab animali-</text:p>
      <text:p text:style-name="P12">bus cancer, accipiter, aries, lepus, testudo. Ab eventis,<text:line-break/>nt vallum tum conjunctum, tum disjunctum, opercula,<text:line-break/>habenae atque bis similes. At hujusmodi deligationum<text:line-break/>quaedam hoc ipso deligationes sunt, ut tholus, basilicus,<text:line-break/>scaphula, discrimen; quaedam vero deligationes sunt et<text:line-break/>laquei, ut lepus auritus, pastoralis et his similes. Prae-<text:line-break/>terea deligationum nonnullae ab uno capite, nonnullae a<text:line-break/>duobus, quaedam ab uno et duobus capitibus devincientes<text:line-break/>ordiuntur. Deligationum etiamnum aliae quibusdam par-<text:line-break/>tibus propriae ceteris minime congruunt, aliae et aliis<text:line-break/>partibus sunt communes. Rurfus fasciarum aliae sunt<text:line-break/>anterius prominentes, quae solas anteriores hominis per-,<text:line-break/>tes devinctas demonstrant, aliae posterius, conspicuae,<text:line-break/>quae deligatas partes posticas subjiciunt oculis; aliae ple-<text:line-break/>raeque apparentes, quae tum anteriora, tum posteriora<text:line-break/>aequaliter devinci produnt. Et haec interdum genere<text:line-break/>similia, interdum facie dissimilia conspiciuntur, quae in<text:line-break/>particularium deligationum demonstratione dilucide de-<text:line-break/>clarabuntur.</text:p>
      <text:h text:style-name="P4" text:outline-level="2">Cap. V.</text:h>
      <text:p text:style-name="P121">Rationi consentaneum est prius inspicere,<text:line-break/>an ut sors tulerit prima fasciarum injectio efficienda fit<text:line-break/>et ea de re perquirendum est. Qui namque nos praeces-<text:line-break/>serunt omnes quosdam corporis locos definierunt, in qui-<text:line-break/>bus capitum fasciae positura stabilienda esu Exempli gra-<text:line-break/>tia'in capite cui quamcunque ob causam deligatio debetur<text:line-break/>fasciae caput supra occipitium collocant, ac inde distri-<text:line-break/>butionem ducentes deligationem conficiunt, spectato ne-<text:line-break/>quaquam affectu ob quem fasciam admovent, an congruen-<text:line-break/>ter, nec ne, ipsam operationem moliantur. In ceteris quo-<text:line-break/>que partibus aut imperitia aut ignoratione ut creditur hoc<text:line-break/>opus obeuntes sedes quodammodo circumscripserunt. Opor-<text:line-break/>tet enim recte devincientem operam dare, quo non solum<text:line-break/>Hippocratis edicto speciei speciem, verum etiam partis<text:line-break/>devinciendae morbo congruentem deligationem moliatur.<text:line-break/>Nos itaque non quo sors tulerit, sed ubi deceat fasciarum<text:line-break/>capita collocamus; extrema vero proni senex imperat im-<text:line-break/>ponenda funt. Quae moventur ut articuli, qua inflectun-</text:p>
      <text:p text:style-name="P12">tur quam minimis ac maxime contractis fasciis, veluti<text:line-break/>poples; qua vero extenduntur, tum simplicibus et expassis,<text:line-break/>tum latis, veluti rotula, obvolvenda sunt. Obvolvere lu-<text:line-break/>super oportet, comprehensionis rerum his incumbentium<text:line-break/>gratia suspensionis quoque universae fasciae in conquie-<text:line-break/>scentibus ac fubsidentioribus corporis partibus, qualis re-<text:line-break/>gio tum supra, tum infra genu posita esu Atridonea est<text:line-break/>capitis quidem humeri ad alteram axillam, • inguinis vero<text:line-break/>ad alterum ilium et tibiae supra suram fasciae circum-<text:line-break/>ductio. Quibuscunque sursum quidem fasciae fuga fit,<text:line-break/>inferne sit suspensio; quibus deorsum, versa vice; <text:span text:style-name="T53">r</text:span>At<text:line-break/>quibus non datur ut lu capite, in his quam maxime<text:line-break/>aequali parte comprehensiones faciendae sunt, minimeque<text:line-break/>obliqua fascia utendum, quo stabilissime postremo obvoluta<text:line-break/>erroneos circuitus contineat. Eum quoque apposite deli-<text:line-break/>gare decet qui ad operationum numeros respicit. Quum<text:line-break/>enim operationum duae sint species, ut pronunclat Hip-<text:line-break/>pociates: una quidem qua deligationem perficimus, altera<text:line-break/>vero qua perfecimus. In utraque cura suspicienda est, ut<text:line-break/>in deligatione obeunda cito, citra dolorem , prompte et</text:p>
      <text:p text:style-name="P12">concinne operemur. Cito quidem habita operum peragen-<text:line-break/>dorum ratione, citra dolorem quo ipsa facile praestemus,<text:line-break/>prompte in omnibus parate, concinne nt adspectum ob-<text:line-break/>lectent. Quae vero deligationem peregerunt, omnes su-<text:line-break/>periores virtutes enarratas sortiuntur, recte, decore et,<text:line-break/>ceteras.</text:p>
      <text:h text:style-name="Heading_20_2" text:outline-level="2">Cap. VI.</text:h>
      <text:p text:style-name="P121">De fasciarum devincientium usu haec nosse<text:line-break/>oportet. Deligationum alias quibusdam topicis medenti-<text:line-break/>bns subservire continendi gratia susceptas; alias non ad<text:line-break/>hoc, sed ad operationem per fe obeundam usurpatas, in<text:line-break/>quibus accuratissime didicisse oportet, ubi partium fascia-<text:line-break/>tionis exordium statuendum sit, qua distributiones ducen-<text:line-break/>dae et quo finis ferendus. Quae singula descriptione qni-<text:line-break/>dem plane tradi nequeunt, subsidia tamen praestare pos-<text:line-break/>sunt, quibus qni medicus in particularibus versatus erit,<text:line-break/>facile ratiocinatione colliget, sc tum singularum partium<text:line-break/>naturam prout deligationi, suspensioni et positurae feren-<text:line-break/>dae sit idonea, tum etiam quid valeat deligatio nosse.. At</text:p>
      <text:p text:style-name="P12">potest deligatio eas quae abscesserunt partes conjungere,<text:line-break/>eversas coercere, distortas dirigere atque omnibus contra-,<text:line-break/>ria praestare. At eas quae' abscesserunt partes ita devin-<text:line-break/>cire oportet, ut sublimia sedem, hoc est stabilem unde<text:line-break/>abscesserunt locum contingant, etsi multum sublata sunt,-<text:line-break/>non tamen /premant-- A sana vero ac integra parte deli-<text:line-break/>gati o ordienda est- et ad ulcus finienda, ut quod subest<text:line-break/>educatur, hoc est excludatur, neque alterum colligatur.<text:line-break/>Quibus autem in partibus abscessus et materiam eclligi<text:line-break/>volnerimns, his in unum cogendis omnia contraria essi-<text:line-break/>cienda sunt. Quibus antem extensas, quod est eversas<text:line-break/>partes' e longinquo in unum adducere volumus, cetera<text:line-break/>eodem modo facienda. E longinquo vero quodam coactio<text:line-break/>et ex accessu compressio primum minima, deinde major fa-<text:line-break/>cienda. Majoris terminus sit partium contactus et peractu<text:line-break/>conjunctio, non tamen fulcimentum. Quibus autem con-<text:line-break/>juncta diducenda funt, in inflammatione supersedenda est<text:line-break/>deligatio citra inflammationem eodem apparatu, sed con-<text:line-break/>traria deligatione utendum; distorta dirigenda sunt et ejus-</text:p>
      <text:p text:style-name="P12">modi cetera. • QrtaeLrecesserunt adducenda sunt, contraria<text:line-break/>vero contra. -Haesi cimnia medicum tanquam legum: tum<text:line-break/>peritum, tum assertofern decet pro singulis affectibus ido-<text:line-break/>neam ipsis'deligationem eligefe , rnluimeque ad .certos lo-<text:line-break/>cos consilium dirigere; Nos autem nunc 'partium deliga-<text:line-break/>fuissem obeuntes, a' quibus "fasciae distributio ordienda sit<text:line-break/>ssefimhnns? Qnod enim-in-unaquaque operatione'factum<text:line-break/>est, 'id descriptione prodere facile non fuit. 'Nos tamen<text:line-break/>dilucidae doctrinae gratia in faficisrnm ' tractatu' locos sta-<text:line-break/>tiremus, a quibus deligationem ordiri deceat et quod ipsis<text:line-break/>operationibus' obeundis coufentaneum est eligi conveniat. .</text:p>
      <text:h text:style-name="Heading_20_2" text:outline-level="2">Cap. Vll.</text:h>
      <text:p text:style-name="P121">Commensum linteum acceptum in crura<text:line-break/>sex proscindimus, 'medium integrum ac continuum sinen-<text:line-break/>tes, qnod vertici injicimus; Atque <text:span text:style-name="T1">‘e</text:span> cruribus demissis<text:line-break/>media assumimus; partem ad aurium aequabilitatum sicdi--<text:line-break/>nms et mento apposita capita nectimus. AIterius vero<text:line-break/>angustae fafciblae messium occipiti admoventes et ad fron-<text:line-break/>tis summa adducentes a capitis lateribus nodo vincimus.</text:p>
      <text:p text:style-name="P12">Sicque reliqua quatuor capita ducentes posteriora quidem<text:line-break/>prope angustae fasciolae nedum, anterioraalero supra oc--<text:line-break/>cipni colligafimsi nPijssumus etiem •abfque nodis;-aliis<text:span text:style-name="T16">1<text:line-break/></text:span>quidem’ suppositis, aliis' veio incumbentibus postremo fissu-<text:span text:style-name="T16">5<text:line-break/></text:span>las imponere.</text:p>
      <text:h text:style-name="Heading_20_2" text:outline-level="2">Cap. VllI.</text:h>
      <text:p text:style-name="P121">Linteum in quatuorrerura dividimus<text:line-break/>inedlo continuo- relicto, quod etiam fronti apponimus.<text:line-break/>Capita vero anteriora posterioribus 'capitibus demissis ad’<text:line-break/>oocrput deducimus, ihique nodo ligamusdeinde alia-duo<text:line-break/>capita surfum conversa ad verticem ducimus, ad quem-<text:line-break/>ligamus. At quae ad verticem feruntur, ea fusi mentum<text:line-break/>adducta conneetere possumus. Hoc schisto ad oeciput quo-<text:line-break/>que utimur capitibus a capitis lateribus nexu revictis.-</text:p>
      <text:h text:style-name="Heading_20_2" text:outline-level="2">Cap. IX.</text:h>
      <text:p text:style-name="P121">Linteum octo in crura divisum medio<text:line-break/>minime scisso relicto ; quo caput universum tegat ampli--<text:line-break/>tudine toti capiti obvolventes, tum -e cruribus demissis<text:line-break/>ad 'mentum- duo- adducimus eornmque fcissa sccuudum au-</text:p>
      <text:p text:style-name="P110">res continuitate, illic nexu ligamus. Quum autem reliqua<text:line-break/>crura posteriora quatuor sint, duo anteriora, posteriorum<text:line-break/>ultima super alia frontem versus adducimus: alterum qui-<text:line-break/>dem, ad extremum subjicimus, alterum vero ad subjecti<text:line-break/>comprehensionem injicimus. Jam vero eodem modo an-<text:line-break/>teriora crura ad occiput ducimus. Simili quoque ratione<text:line-break/>prima capita eodem lu loco deligamus eorumque alterum<text:line-break/>ad alterum contrahimus; alia vero duo posteriora ad fron-<text:line-break/>tem adducimus, line quidem subjicimus, illud vero attol-<text:line-break/>llums;: istud denique postremum ad capitis latera fibula<text:line-break/>deligamus. Hoc schisto citra' nodos caput devinciente,<text:line-break/>eam quae nodis fit adstrietionem vitamus.<text:tab/>v , '•</text:p>
      <text:h text:style-name="Heading_20_2" text:outline-level="2">Cap. X.</text:h>
      <text:p text:style-name="P121">Meditullium fasciae universum caput ope-<text:line-break/>riat interpositum capitibus, quorum quatuor quidem a<text:line-break/>fronte recta propendeant; alia vero quatuor ab occipite.<text:line-break/>Quae a fronte propendent, eorum duo interiora scissa ad<text:line-break/>oc'ciput deferantur illicque nectantur. Quae vero ab occi-<text:line-break/>pite cum pendulis ad frontem adducantur, ac prope par-</text:p>
      <text:p text:style-name="P12">tem nectantur. Eadem serie reliqua duo scissa a fronte<text:line-break/>pendula ad occiput, quae denique ab occipite ad frontem<text:line-break/>deducantur.</text:p>
      <text:h text:style-name="Heading_20_2" text:outline-level="2">Cap. XI.</text:h>
      <text:p text:style-name="P121">Quae fascia congruit quibus universirm<text:line-break/>caput tegere<text:span text:style-name="T53">;</text:span> volumus parascepastra vocata est, catochos<text:line-break/>vero praelonga fascia est, quae supra scepastram secundum<text:line-break/>longitudinem in urbem fronti et capiti ad scepastrae com-<text:line-break/>prehensionem obvolvitur. Catholceus vero ex sascia' fit<text:line-break/>oblonga. Suscipitur autem fasciae deorsum contrahendae<text:line-break/>gratia, ne elabatur; ita vero perficitur. Linteum stima-<text:line-break/>tur, latitudine tam amplum ut universum tegat caput,<text:line-break/>longitudine vero duplo amplissimum , ut id efficere queat.<text:line-break/>Hujus fasciae caput quidem alterum super occipitium lo-<text:line-break/>cetur, alterum vero a sacie demittatur, tum angustae fa-<text:line-break/>sciae medium sub mentum injiciatur; capita vero per ge-<text:line-break/>nas ac per sinciput ducantur. Quae ubi chiasmum fece-<text:line-break/>rint, ad mentum adducantur. Alterius autem angustae<text:line-break/>fasciae medium prope frontem, sed capita in orbem ad</text:p>
      <text:p text:style-name="P12">occiput volvantur illicque inter se et cum catholceos ca-<text:line-break/>pitibus annectantur. A facie vero pendulum in duo crura<text:line-break/>adusque intercisium directe dividatur, quae decussata a<text:line-break/>fronte in orbem ad occiput ferantur illicque nectantur-<text:line-break/>Possunt autem et catochos et catholceus ex una fasciola<text:line-break/>oblongiori hoc modo constitui. Medio sincipiti admoto<text:line-break/>capita recta per malas sub mentum, deinde sub aurium<text:line-break/>fibras ad occiput ferantur, illicque ab occipite ad frontem<text:line-break/>decussentur atque a capitis latere nodo nectentur. Ha-<text:line-break/>ctenus simplices fasciae.</text:p>
      <text:h text:style-name="Heading_20_2" text:outline-level="2">Cap. <text:span text:style-name="T32">Χ</text:span><text:span text:style-name="T38">II</text:span><text:span text:style-name="T66">.</text:span></text:h>
      <text:p text:style-name="P121">Reliquum autem fuerit de variis quoque<text:line-break/>sive multiplicibus fasciis disserere, si prius distributionum<text:line-break/>aliam rectam, aliam transversam et aliam obliquam nomi-<text:line-break/>nari declaraverimus, quales ipsa nomina significat; alia<text:line-break/>coronaria, alia frontalis, alia maxillaris, alia mentina,<text:line-break/>alia rotunda, alia circularis deligatio, alia denique ascia.<text:line-break/>Coronaria quidem est quae coronarum instar super sinci-</text:p>
      <text:p text:style-name="P12">put defertur. Frontalis vero quae frontem circumcludit.<text:line-break/>Mentina quae super mentum injicitur. Atque similiter<text:line-break/>maxillaris a parte gena cui imponitur nominata. Ascia<text:line-break/>demum quae una quidem parte concava ut luna falcata,<text:line-break/>altera vero convexa existiti Haec sunt itaque circuituum<text:line-break/>fasciarumve dissenbuendarum vocabula.</text:p>
      <text:h text:style-name="Heading_20_2" text:outline-level="2">Cap. XllI.</text:h>
      <text:p text:style-name="P121">Haec deligatio nonnullorum quidem ju-<text:line-break/>dicio suturarum diductionibus congruit; quorundam vero<text:line-break/>sententia quibus vulnere accepto accumbentes partes ab-<text:line-break/>scesserunt ad ipsarum conglutinationem et ad humorum<text:line-break/>quod ulcus comprimatur excretionem. Sic autem confi-<text:line-break/>cito. Fasciae caput a capitis latere constituitur, deinde<text:line-break/>fascia obliqua ad verticem ac temporum alterum ducitur,<text:line-break/>lnde vero genia construitur, obliqua altera genia primae<text:line-break/>opposita est, nt decussis ad occiput fiat. Ab occipite ob-<text:line-break/>liqua a primis circuitibus distans,, deinde pareiades rur-<text:line-break/>sumque obliqua, quo struatur rhombus in medio forman-<text:line-break/>tur. ' Postea frontales circuitus prope 'ipsa ad nudarum<text:line-break/>partium operimentum ac tutelam injiciuntur.</text:p>
      <text:h text:style-name="P4" text:outline-level="2">Cap. XIV.</text:h>
      <text:p text:style-name="P121">Semirhombus quibus et tholus idoneus<text:line-break/>est. Ita vero conficitur. Caput fasciae sub occiput inji-<text:line-break/>citur. Deinde fpina subter auris fibram, mox ad sinciput<text:line-break/>obliqua et ad occiput ducitur. Ab occipite obliqua ad<text:line-break/>sinciput primae opposita mox in oris fibram, tum ad oc-<text:line-break/>ciput , indeque frontalis conficitur, quo medium semir-<text:line-break/>hombus sit’ Extremum vero tum in hac, tum in ceteris<text:line-break/>deligationibus ad capitis latera fibulis contineri debet.<text:line-break/>Licet autem a prima distributiones non inferne sursum,<text:line-break/>sed contrario modo efficere.</text:p>
      <text:h text:style-name="Heading_20_2" text:outline-level="2">Cap. XV.</text:h>
      <text:p text:style-name="P121">Quadrat quidem quibus verticem et sin-<text:line-break/>ciput simul devincire volumus. Sic autem construitur.<text:line-break/>Imposita super occiput fascia spiram recta per verticem<text:line-break/>ad frontem ducimus, illique sinistrae manus nostro indice<text:line-break/>digito sistimus, rursum ad occiput spiram primae paralel-<text:line-break/>lam reducimus et ab occipite tertiam ad frontem paralel-<text:line-break/>Iam deducimus, quo tempore fasciam obvolutam quae a<text:line-break/>digito retinetur frontalem conficimus.</text:p>
      <text:h text:style-name="P4" text:outline-level="2">Cap. XVI.</text:h>
      <text:p text:style-name="P121">Congruit quibus et camera. Verum<text:line-break/>quandam cum , decenti usu praecellentem habet formam.<text:line-break/>Supra constructam cameram angustae fasciae caput sub<text:line-break/>occipitis circuitibus collocandum est, indeque obliquum<text:line-break/>per verticem ad sinciput ducendum. Frons circuitibus<text:line-break/>primae fasciae fibula ad frontem positis involvetur, deinde<text:line-break/>obliqua spira ad sinciput, verticem et occiput ferenda.<text:line-break/>Ab occipite ad auris dextrae fibram et sinciput et ad fini-<text:line-break/>strarn auris fibram et occiput deducenda. Nos autem huic<text:line-break/>deligationi frontalem fasciam ad securitatem adjicimus.</text:p>
      <text:h text:style-name="Heading_20_2" text:outline-level="2">Cap. XVII.</text:h>
      <text:p text:style-name="P121">Constructa camera, digitalis fasciolae<text:line-break/>aut etiamnum angustioris capite ad occiput locato circum-<text:line-break/>volutionem directo ad verticem , medium sinciput et fron-<text:line-break/>tem ducimus, quam complicatam supra frontem, rursum<text:line-break/>super eandem ad occiput reducimus. Atque ah occipite<text:line-break/>ad dextram capitis partem reflectentes supra verticem in<text:line-break/>sinciput et sinistra tempora ducimus. Duplicata etiam<text:line-break/>fascia in sinistris temporibus spiram fuperinjectam obli-</text:p>
      <text:p text:style-name="P12">quam in dextram capitis partem ducimus. Indeque simi-<text:line-break/>liter reflexam rursum ad tempora ducimus, idque ter<text:line-break/>operamur, ut super temporum alterum progressu reflexa<text:line-break/>ancylia tria concinnorum ideam prae sc serant. Quum<text:line-break/>autem spira tertio ad dextras occipitis partes appulerit,<text:line-break/>ad sinistram convertenda est, quo super temporum alte-<text:line-break/>rum idem fiat. Postremo ad omnes circuitus continendos<text:line-break/>frontalem deligationem construimus.</text:p>
      <text:h text:style-name="Heading_20_2" text:outline-level="2">Cap. XVIII.</text:h>
      <text:p text:style-name="P121">Congruit quibas et Glaucii camera.<text:line-break/>Ita vero construitur. Parte quadam mediocri fasciae in<text:line-break/>faciem demisse fpiram ad sinciput, verticem et occiput<text:line-break/>ducito, ibique cum ministro ipfam continere imperaveris,<text:line-break/>conversa spira frontalem deligationem' exprimes. Postea<text:line-break/>sic a facie demissum caput per primam injectam per sin-<text:line-break/>ciput ad verticem ac occiput reducito et ad occiput deligato.</text:p>
      <text:h text:style-name="Heading_20_2" text:outline-level="2">Cap. <text:span text:style-name="T32">ΧΙΧ</text:span><text:span text:style-name="T44">.</text:span></text:h>
      <text:p text:style-name="P121">Haec sasciatio omnibus oculis diuturno<text:line-break/>rheumatismo exulceratis, diductis partibus coalescendis et<text:line-break/>alias ob aliquam causam supra frontem vulnus subeunti-</text:p>
      <text:p text:style-name="P12">llius idonea esu Sic antem suscipitur. Posito fasciae 'ad<text:line-break/>occiput capite residuum ad auris vel dextrae vel sinistrae<text:line-break/>fibram ducimus, cui regioni primum distribui circuitum<text:line-break/>judicemus. Ab aure vero ad propinqua tempora oblique<text:line-break/>ad sinciput, deinde ad occiput, postea ad alia tempora<text:line-break/>sub auris fibram, postremo ad occiput spicam ducimus.<text:line-break/>Ab occipitio adstricto fasciae superinjecto capite circuitum<text:line-break/>supra aurem ad frontem struimus, quo prior primi cir-<text:line-break/>cuitus a sincipite procedentis inferior sit ambitus, utris-<text:line-break/>que intro sibi mutuo oppositis repandis prope ipsas cir-<text:line-break/>cumvolutiones. Efficitur vero &gt; etiam alter ex duabus co-<text:line-break/>ronariis, altera quidem sub circuitum, altera vero fuper<text:line-break/>ipsum distribuendis, utrisque introrsum repandis evaden-<text:line-break/>tibus. Hi circuitus ita procedunt, uno quidem inferne<text:line-break/>fursum, altero vero superne deorsum ducto;</text:p>
      <text:h text:style-name="Heading_20_2" text:outline-level="2">Cap. XX.</text:h>
      <text:p text:style-name="P121">Concinna quidem est deligatio, quibus<text:line-break/>sinciput et huic proximas partes simul devincire volumus.<text:line-break/>Sic autem perficitur. Structa quae- semirhombus vocatur</text:p>
      <text:p text:style-name="P12">deligatione citra frontalem fulciam ab occipite praeter<text:line-break/>verticem oblique ad frontem circuitum ducimus, curvata<text:line-break/>prope frontem lunae faIcatae modo fascia ut concava pars<text:line-break/>ipsius sursum procumbat; connexa <text:span text:style-name="T1">vero</text:span> intercilium spe-<text:line-break/>ctans ad oppositus verticis partes et ad occiput spiram<text:line-break/>ducimus, sicque frontalem fasciam adjicimus. Haec deli-<text:line-break/>gatio praeter eam quam lepus exhibet utilitatem quodam-<text:line-break/>modo praeclarior esu</text:p>
      <text:h text:style-name="Heading_20_2" text:outline-level="2">Cap. XXI.</text:h>
      <text:p text:style-name="P121">Idonea est et quibus calvariaedeligatio,<text:line-break/>sed multo securior. Peracta igitur calvariae deligatione<text:line-break/>lepus sine auribus superinjicitur implicaturque, ne copiose<text:line-break/>loquar.</text:p>
      <text:h text:style-name="Heading_20_2" text:outline-level="2">Cap. XXII.</text:h>
      <text:p text:style-name="P121">Haec deligatio quibus et sine autore<text:line-break/>Thais idonea est. Dico vero sincipiti ac vicinis ejus lo-<text:line-break/>cis. siic autem conficitur. Commensam fasciae partem<text:line-break/>super faciem demissam sinito fpiramque a sincipite directo<text:line-break/>quasi ad occiput trahito; inde vero deflectentem sub-au—<text:line-break/>ris fibram in sinciput et oblique ad occiput ducito. Ab<text:line-break/>occipite oblique ad oppositas partes et ad sinciput ac</text:p>
      <text:p text:style-name="P12">tempora sub auris fibram, deinde ad occiput. Postea de-<text:line-break/>missum super faciem fasciae caput reducendo super fron-<text:line-break/>tem ter in adscensu replicato, quo gradatim sibi mutuo<text:line-break/>incumbant, sicque postea in ipsam frontalem fasciam<text:line-break/>invehito,</text:p>
      <text:h text:style-name="Heading_20_2" text:outline-level="2">Cap. XXIII.</text:h>
      <text:p text:style-name="P121">Haec deligatio iis congruit, quibus<text:line-break/>unica parte ob vulnus aut luxationem aut cynicum voca-<text:line-break/>tum spasmum aut aliam quandam ob causam maxillam<text:line-break/>devincire volumus. Fasciae caput orsum sit ab occipite<text:line-break/>obliquum ad verticem, sinciput ac temporum alterum ma-<text:line-break/>xillaris feretur; deinde sub mentum et auris oppositae,<text:line-break/>fibram ad occiput. Ab occipite ad mentum et aurium<text:line-break/>fibras, atque post mentinam in occiput. Hi in iis funt<text:line-break/>ita circuitus, si superne deorsum devincire conferat. Ipse<text:line-break/>vero deligatio perficitur etiam inferne sursum hoc modo.<text:line-break/>Caput fasciae ordiatur ab occipitio, spira sub amis fibram,<text:line-break/>sub mentum ducatur; deinde maxillaris, postea obliqua<text:line-break/>ad sinciput et occiput, mox mentina et frontalis.</text:p>
      <text:h text:style-name="P4" text:outline-level="2">Cap. XXIV.</text:h>
      <text:p text:style-name="P121">Idoneum id comperitur quibus utra-<text:line-break/>rumque maxillae partium aut luxationes obtigerint aut<text:line-break/>quidam alius affectus qui in unimembri capistro numera-<text:line-break/>tus esu Caput fasciae ad occiput obliqua spira per ver-<text:line-break/>ticem ad sinciput et genas sub mentum feratur. Deinde<text:line-break/>contraria maxillis incumbens pareias etiam ad sinciput<text:line-break/>super prius injectam, quoad decussis fiat; postea ad occi-<text:line-break/>put et sub auris fibram et mentum, ad occiput denique<text:line-break/>frontalis circuitus ducatur,</text:p>
      <text:h text:style-name="Heading_20_2" text:outline-level="2">Cap. XXV.</text:h>
      <text:p text:style-name="P121">Primum caput sub auris inio orditur<text:line-break/>et ad genialem. Deinde pareias et obliqua <text:span text:style-name="T1">a</text:span> vertice ad<text:line-break/>occsput sub auris oppositae fibram et sub mentum. Postea<text:line-break/>pareias struatur; mox obliqua a sincipite ad occiput, po-<text:line-break/>stremo frontalis fascia.</text:p>
      <text:h text:style-name="Heading_20_2" text:outline-level="2">Cap. XXVI.</text:h>
      <text:p text:style-name="P121">Fafciae medium occipiti imponatur. A<text:line-break/>vertice vero oblique ad sinciput circumvolutiones, quo his<text:line-break/>clii asinus fiat. Deinde per malas sub mentum ad aurium<text:line-break/>fibras ad occiput, ab occipite in orbem ad frontem et</text:p>
      <text:p text:style-name="P12">occiput; postea tum maxillarem, tum frontalem fasciam<text:line-break/>struito et super ipsas circuitus.</text:p>
      <text:h text:style-name="Heading_20_2" text:outline-level="2">Cap. XXVII.</text:h>
      <text:p text:style-name="P121">Medium super frontem, spirae ad oc-<text:line-break/>ciput et his chiasmus. Deinde infra aurium fibras sub<text:line-break/>mentum. Postea fasciae maxillares etiam ad sinciput, ob-<text:line-break/>obliquae ad occiput. Postremo tum maxillaris, tum fron-<text:line-break/>talis struatur.</text:p>
      <text:h text:style-name="Heading_20_2" text:outline-level="2">Cap. XXVlll.</text:h>
      <text:p text:style-name="P121">Medium supra occiput. Capita sub<text:line-break/>aurium fibras ad mentum, deinde maxillaris et reliqua<text:line-break/>praecedenti confimiliter struantur.</text:p>
      <text:h text:style-name="Heading_20_2" text:outline-level="2">Cap. XXIX.</text:h>
      <text:p text:style-name="P121">Caput fasciae super occiput injiciatur.<text:line-break/>Spira sub auris fibram ad tempora ac sinciput ducatur,<text:line-break/>oblique ad occiput et frontalem. Circuitus autem super<text:line-break/>has partes, plures. Sic deligatio struenda est inferne<text:line-break/>sursum vel superne deorsum. Ita deligationes conferunt<text:line-break/>ab occipite obliqua ad verticem, sinciput atque tempora<text:line-break/>fub auris fibram ad occiput, fiatque frontalis»</text:p>
      <text:h text:style-name="Heading_20_2" text:outline-level="2">Cap. XXX.</text:h>
      <text:p text:style-name="P121">Caput fafclae ab occipitio ordiatur.<text:line-break/>Spira sub auris fibram ad tempora et sinciput, oblique</text:p>
      <text:p text:style-name="P11">ad occiput et frontalis ad externum oculi canthum atque<text:line-break/>ad fiqciput. Obliqua ad occiput; ab occipite obliqua ad<text:line-break/>sinciput ducatur, quae praecedenti opposita sinciput de-<text:line-break/>-cussat; deinde sub auris fibram ad occiput feratur, fron-<text:line-break/>talisque opus perficiat.</text:p>
      <text:h text:style-name="Heading_20_2" text:outline-level="2">Cap. XXXI.</text:h>
      <text:p text:style-name="P121">Medium super occiput injiciatur, capita<text:line-break/>per verticem ad sinciput ducta chiasmum in' eo faciunt;<text:line-break/>deinde sub aurium fibras ad occiput, postea frontalis ad-<text:line-break/>moveatur,</text:p>
      <text:h text:style-name="Heading_20_2" text:outline-level="2">Cap. XXXI<text:span text:style-name="T84">I.</text:span></text:h>
      <text:p text:style-name="P121">Medium fupra occiput struatur, capita<text:line-break/>fub auriuin sibras ad externos oculorum angulos ducan-<text:line-break/>tur; deinde ad sinciput et occiput, postea frontalis posita<text:line-break/>sit fascia , quidam quoque rnentinam admovent.</text:p>
      <text:h text:style-name="Heading_20_2" text:outline-level="2">Cap. XXXlII.</text:h>
      <text:p text:style-name="P121">Rectum bimembre capistrum devin-<text:line-break/>ctum nitra mentinam in fiue ad nasi fumrnitatem reduci-<text:line-break/>rnus, deinde ad occiput coronariamque adjicimus.</text:p>
      <text:h text:style-name="Heading_20_2" text:outline-level="2">Cap. XXXIV.</text:h>
      <text:p text:style-name="P121">Simili modo conjugatae fasciationi<text:line-break/>factae mentiuam addimus.</text:p>
      <text:h text:style-name="P4" text:outline-level="2">Cap. XXXV.</text:h>
      <text:p text:style-name="P121">Haec iis congruit qui in multis capi-<text:line-break/>tis ac genarum partibus vulnus habent. Obliqua safcia<text:line-break/>bimembre capistrum convincito; postea quoque Glaucii<text:line-break/>scopham, ac deinceps ita bimernbra capistra repeles.<text:line-break/>Nonnulli hanc deligationem spectaculo celebriorem desi-<text:line-break/>derantes cephalum comparatum assuunt. Haec alio modo<text:line-break/>tum citra capistrum, tum citra mentinas conficitur. '</text:p>
      <text:h text:style-name="Heading_20_2" text:outline-level="2">Cap. XXXVI.</text:h>
      <text:p text:style-name="P121">Quum commoderatam fafciae partem<text:line-break/>in faciem pendere siveris, e directo ad occiput spiram<text:line-break/>diducito; indeque rectum capistrum devinciendo confice,<text:line-break/>quoad universam genam caputque contexeris. Atque tan-<text:line-break/>dem demissum super faciem caput recta per verticem re-<text:line-break/>flectendo ad occiput reducito, eodemque modo si velis<text:line-break/>fibrae admotum deligato.</text:p>
      <text:h text:style-name="Heading_20_2" text:outline-level="2">Cap. XXXII.</text:h>
      <text:p text:style-name="P121">Semirirombus vocatus aures adeptus<text:line-break/>ita nominatur. Deligatur autem aut decoris gratia in<text:line-break/>gladiatoriis duellis aut ut caput in alicujus faciei fympto-<text:line-break/>matis curatione contineatur. At si decoris gratia deligatio</text:p>
      <text:p text:style-name="P12">fiat, hae breves sint aures oportet et ut in media fronte<text:line-break/>ejiciendae: sic enim animalis effigiem .scrvaut; si vero<text:line-break/>capitis continendi gratia magnae, quo quis curvos digitos<text:line-break/>sortitus; etiam in medio continere queat.</text:p>
      <text:h text:style-name="Heading_20_2" text:outline-level="2">Cap. XXXVIII.</text:h>
      <text:p text:style-name="P121">Ita vero perficitur. Qni laquens<text:line-break/>pastoralis aut persinus, concise libro de laqueis plerumque<text:span text:style-name="T16">J<text:line-break/></text:span>tradidimus, ex una fasciae parte in fronte locatur atque<text:line-break/>. super hunc perficitur scmirhombus aut qui lacerculus vo-<text:line-break/>citatur.</text:p>
      <text:h text:style-name="Heading_20_2" text:outline-level="2">Cap. <text:span text:style-name="T32">ΧΧΧ</text:span><text:span text:style-name="T47">I</text:span><text:span text:style-name="T32">Χ</text:span><text:span text:style-name="T44">.</text:span></text:h>
      <text:p text:style-name="P121">Ab occipite exordium. Spira per<text:line-break/>verticem ad sinciput et intercilium ducatur oculum con-<text:line-break/>tectura; deinde sub auris fibram ad oculum etiam ad oc-<text:line-break/>ciput, postremo ad frontem.</text:p>
      <text:h text:style-name="Heading_20_2" text:outline-level="2">Cap. XL.</text:h>
      <text:p text:style-name="P121">Exordium ab occipitio. Circumvolutio<text:line-break/>per verticem, sinciput, intercilium ad oculum feratur;<text:line-break/>deinde sub auris fibram ad oculum, ad sinciput, ad occi-<text:line-break/>put; postremo frontalis sit deligatio.</text:p>
      <text:h text:style-name="P4" text:outline-level="2">Cap. XLI.</text:h>
      <text:p text:style-name="P121">Caput fasciae super occiput injiciatur.<text:line-break/>Circumvolutio per verticem, sinciput superciliorum institi-<text:line-break/>tium ad oculum; deinde sub auris oppositae fibram ad<text:line-break/>oculum alterum, superciliorum interstitium, sinciput et<text:line-break/>ad occiput, mox ad frontem. Deliganti licet quoque<text:line-break/>primo inverso deligati0nis ordine inferne sursum deliga-<text:line-break/>tionem ducere, si id conferat.</text:p>
      <text:h text:style-name="Heading_20_2" text:outline-level="2">Cap. XLII.</text:h>
      <text:p text:style-name="P121">Medium ad occiput injiciatur. Capita<text:line-break/>ad verticem, ad sinciput, glabellam, hoc etiam ipso modo<text:line-break/>chiasmum efficiunt; deinde ad oculos et ad aurium fibras,<text:line-break/>ad occiput et ad frontem abit evolutio.</text:p>
      <text:h text:style-name="Heading_20_2" text:outline-level="2">Cap. XLI<text:span text:style-name="T84">I</text:span>I.</text:h>
      <text:p text:style-name="P121">Medium fasciae super frontem injicia-<text:line-break/>tur, ad occipitium capita; ab occipite chiafmus fiat, ac<text:line-break/>praecedenti hanc similem deligationem effice,</text:p>
      <text:h text:style-name="Heading_20_2" text:outline-level="2">Cap. XLIV.</text:h>
      <text:p text:style-name="P121">Medium fasciae super occiput, fplua<text:line-break/>ad verticem, sinciput et oculum e directo evolvatur, per<text:line-break/>triangulum sub mentum, auris fibram ad occiput et<text:line-break/>frontem.</text:p>
      <text:h text:style-name="P4" text:outline-level="2">Cap. XLV.</text:h>
      <text:p text:style-name="P121">Prae frontali ab occipitio ad alterum<text:line-break/>oculum oppositum ducalur fascia directeque ad labiorum<text:line-break/>oras sub mentum in alterum oculum et per oppositam<text:line-break/>auris fibram ad occipitium, ac tum frontalis fiat.</text:p>
      <text:h text:style-name="Heading_20_2" text:outline-level="2">Cap. XLVI.</text:h>
      <text:p text:style-name="P121">Caput sub occipitio locetur,, circum-<text:line-break/>volutio sub auris fibram, mox sub mentum in labiorum<text:line-break/>oram, oculum ac sinciput et ad occiput; deinde sub auris<text:line-break/>fibram et sub mentum et oppositum oris angulum, oculum<text:line-break/>et.superciliorum interstitium ibique chiasmus; postea sub'<text:line-break/>sinciput et occiput, postremo frontalis condatur.</text:p>
      <text:h text:style-name="Heading_20_2" text:outline-level="2">Cap. XLVII.</text:h>
      <text:p text:style-name="P121">Quum fafciae medium oculo obliquo<text:line-break/>consimili modo super occiput 'positum fuerit et aut sursum<text:line-break/>aut deorsum ductis capitibus sub mentum fasciae. medium<text:line-break/>ponitur.</text:p>
      <text:h text:style-name="Heading_20_2" text:outline-level="2">Cap. XLVll<text:span text:style-name="T84">I.</text:span></text:h>
      <text:p text:style-name="P121">Tantam latitudinem quaeque scissa<text:line-break/>fasciola sortiatur, quanta nasum queat tegere; longitudine<text:line-break/>vero tanta sit, ut duplicata a uafo recta ad occiput pro-<text:line-break/>cedere possit. Caput fafciae super occiput collocamus,<text:line-break/>residuum vero e directo ad verticem sincipitis et nasi</text:p>
      <text:p text:style-name="P12">fpmmitatem ducimus, ,<text:span text:style-name="T53">;</text:span>llieliquum autem demissum iiijfa-<text:line-break/>cietn quod -etiam recta,linec <text:span text:style-name="T1">su .duo ecuranscludimns</text:span> 'ad<text:span text:style-name="T53">n<text:line-break/></text:span>ufque. sppecius labrumj<text:span text:style-name="T53">SI</text:span>,deinde<text:span text:style-name="T53">c</text:span>alterins angustae,-fasciolae<text:line-break/>ob longioris meditullium fub nasi orbiculp.et. iti demissis<text:line-break/>iiij, faciem ecuribus ponimus.. t„Atque..capita fub aurium<text:line-break/>fibras,: sini oeciput, super faciem .priusrinjeciain estiafmc<text:line-break/>figurato..ducimna. ., Quibus,aulern ministro, ectumissis, ordine<text:line-break/>super faciqm sirprasdpalmurli liis, <text:span text:style-name="T1">ab.</text:span> utraque/-nasirparte ad<text:line-break/>glabellam..reflexi», super, ipfum, decussis; stet ni, oblique caq<text:line-break/>pitibnib spprq .yerticem<text:span text:style-name="T53">s</text:span> eccsput versus; liad; ipfum ietiam<text:line-break/>extremum alligatis capita a ministro contenta reducimur»'<text:line-break/>qnipus,fron,tales <text:span text:style-name="T53">(</text:span>lascias<text:span text:style-name="T53">f</text:span>uonsicimns,.<text:span text:style-name="T53">!</text:span>ut;<text:span text:style-name="T53">/</text:span>extrpma<text:span text:style-name="T53">;</text:span>riuter se<text:line-break/>nodo, aut sibnia,,m <text:span text:style-name="T1">capjlis</text:span> latere revocentur,</text:p>
      <text:h text:style-name="Heading_20_2" text:outline-level="2"><text:span text:style-name="T84">C</text:span>ap. XLlX.</text:h>
      <text:p text:style-name="P121">Linteum<text:span text:style-name="T53">K</text:span>ini;crlira quatuor fcindimus,'<text:line-break/>medinm-.ecntinuum,,sinentes, <text:span text:style-name="T53">:</text:span>quo<text:span text:style-name="T53">0</text:span> sub ornicnlc ecllocatm<text:line-break/>superposita .capita nieorspim, demittimus, supposita gero prim<text:line-break/>rnumque ad <text:span text:style-name="T1">genas</text:span> etnqxter.qos: ad;sinciput. oeclorum an-</text:p>
      <text:p text:style-name="P12">gulos ducimus, decussique formata ministro continere im-<text:line-break/>peramus. Alia vero duo capita sub fibras ad occiput; ab<text:line-break/>occipite lsi<text:span text:style-name="T16">;</text:span>'drbem<text:span text:style-name="T16">,;</text:span>chiafmo delineato ad frontem ieticapitis<text:line-break/>partem revocamus et quae cbniinebanssir ea ad occiput<text:line-break/>ducta deligamus.</text:p>
      <text:h text:style-name="Heading_20_2" text:outline-level="2">Cap. L.</text:h>
      <text:p text:style-name="P122">Uffum fasciolae medium sub’ orbiculo posi-<text:line-break/>tum sit-, capita vero ad’externos oculi angulos ac sinciput<text:line-break/>et decussata retineantur; alterum medium sub nasi orbi- •<text:line-break/>culo-; cetera vero capita et sub fibras -aurium 'et ad cicci-<text:line-break/>put connectuutuf, tertium medium super frontem , capita<text:line-break/>vero in orbem ad caput ducantur’ et super capitis partem;<text:line-break/>nodus fiat.</text:p>
      <text:h text:style-name="Heading_20_2" text:outline-level="2">Cap. L<text:span text:style-name="T84">I.</text:span></text:h>
      <text:p text:style-name="P121">Medium fub ’uosi'orbiculo, capita per ex-<text:line-break/>ternos oculorum angulos ad^sinciput similiter decussata<text:line-break/>contineantur; alterum medium fuper “nasi orbiculum, capita<text:line-break/>fub aurium fibras ad occiput.'Ab occipite circa , caput<text:line-break/>decussatio fiat , ac in orbem ducta ad frontem ferantur ;<text:line-break/>nodus a capitis lateribus fuiiilain finiat.</text:p>
      <text:h text:style-name="P4" text:outline-level="2">Cap. LII.</text:h>
      <text:p text:style-name="P121">Altera fasciola recta naso incumbente<text:line-break/>ejus medium a projecta fronte demissum sinimus; alterum<text:line-break/>vero 'medium a facie pendulum recta linea per verticem<text:line-break/>est occiput-- adducimus. Alterius autem fasciolae medio<text:line-break/>fub nasi orbiculum injecto capita sub aurium fibras etiam<text:line-break/>ad occiput ducimus. His lu occipite decussatis caput a<text:line-break/>facie demissum supra prius injectam fasciam recta ad ver-<text:line-break/>ticern et occiput adducimus; atque per crura super occi-<text:line-break/>put decussata capita comprehendentes frontalem construimus.</text:p>
      <text:h text:style-name="Heading_20_2" text:outline-level="2">Cap. L<text:span text:style-name="T84">I</text:span>II.</text:h>
      <text:p text:style-name="P121">Medium unius fasciae sub nasi'orbiculo<text:line-break/>sedeat; capita vero a nasi lateribus ad glabellam ferantur,<text:line-break/>nbi et decussata recta prope verticem ad occiput ducan-<text:line-break/>tur, ibique contineantur. Secundae meditullium super<text:line-break/>nasi orbiculum, <text:span text:style-name="T1">capita vero sub aurium fibras</text:span> ad occiput<text:line-break/>vehantur, illicque tum inter fe tum cuni iis quae reti-<text:line-break/>nentur nodo devinciuntur. * Tertiae medium super frontem,<text:line-break/>capita verb in erilem circum caput , nodus-autem asi ca-<text:line-break/>pitis partem deligationemiperficlati</text:p>
      <text:h text:style-name="P4" text:outline-level="2">Cap. LIV.</text:h>
      <text:p text:style-name="P123"><text:span text:style-name="T97">P</text:span>rimaeb eodetn modo fasciae/admotae,<text:line-break/>fecundae quoque , rurfus similiter: ad occipitium deductae<text:line-break/>secnndaseapitaaleeussentur;.et. per ipsa,.frontales:consiniaur,<text:line-break/>uirni p.rimaer.fafcjae ; capitibus autnifusinipsic;decentis aut}<text:line-break/>oriam <text:span text:style-name="T53">:</text:span>his,.3d';oeniput. decussatis; postea fub.mentum addu-<text:line-break/>cluins illipqne co.nvectimus.</text:p>
      <text:h text:style-name="Heading_20_2" text:outline-level="2">Cap. LV.</text:h>
      <text:p text:style-name="P123">Cqmmoderatamj.fasialae p.arleurjtansnmoa -<text:line-break/>facie pendere sinimus, qurutatmt .ad roccipujt.per,veniat<text:line-break/>desiderabitur. djnm.reqta spiram, per. nasum: ,i glabellam,<text:line-break/>sinciput , verticem <text:span text:style-name="T1">ad</text:span> ocniput,! ducimus , ab. occipite. de-i.<text:line-break/>flecleni.easidjauris^fibram oppositam.. Retenta,.ad;.occiput<text:line-break/>fipira demissum a fanig caput; reflectentes recta super pri-t<text:line-break/>mam. verticis et occipitis fasciam ducimus , deprehensamque<text:line-break/>spirem,lu,urbem ad frontenn venimus; ppstefti adtece.ipi-r<text:line-break/>tiumral;^<text:span text:style-name="T53">7</text:span>capitis latere spiram retiecmus.</text:p>
      <text:h text:style-name="Heading_20_2" text:outline-level="2">Cap. LVI.</text:h>
      <text:p text:style-name="P13">Capita <text:span text:style-name="T1">ino</text:span> qgcipitio^exordiantur, Jptrgt,<text:line-break/>oblique ad verticem, sincipu.vj.^ecyumiseculbau.gujstmrini</text:p>
      <text:p text:style-name="P12">genam; deinde sub nasi orbiculum et ad oppositam genam<text:line-break/>sitrta. externum cauthmn ad isiueiput; ad: verticem .primo<text:line-break/>ciricuitui- opposita Sd occiput .ducatur, i! Ab. occipite dasp<text:line-break/>auris; oppositae fibram <text:span text:style-name="T1">et</text:span> adlocciput, ab occipite-denique,<text:line-break/>ad frontem, fiat deligatio.</text:p>
      <text:h text:style-name="Heading_20_2" text:outline-level="2">Cap. LV<text:span text:style-name="T97">II.</text:span></text:h>
      <text:p text:style-name="P123">Caputj fafciaeifuper joccsput injiciatur,,<text:line-break/>fpirarebliquerper .verticumluad-tejnporum'1 alterum , et ex-<text:line-break/>tenn um. can tb um suo, niasi mrbiculuni. <text:span text:style-name="T66">,</text:span>-.et' fub auris, i fibram<text:line-break/>feratur, jrdelude. adc ocfiiputr &gt;ali ocnipite reflexa .capite opy,<text:line-break/>positam primae obliquam ad temporum alterum sub nasi<text:line-break/>orbiculum. et<text:span text:style-name="T53">;</text:span>, sub auris, oppositae , sibram assiicciputduci-<text:line-break/>mus • ",',atn oecipite ad auris fibram , <text:span text:style-name="T1">ad</text:span> niasimrbiculntn.nt<text:line-break/>suifc auris; sibram, postea est occiput;,' ab o.ccipite&lt;fron.talem<text:line-break/>adjicimus.</text:p>
      <text:h text:style-name="Heading_20_2" text:outline-level="2"><text:span text:style-name="T83">Cap. </text:span>LVllI.</text:h>
      <text:p text:style-name="P123">Caput fasciae ab oecipstionrditur, spi-<text:line-break/>ram oblique ad i verticem , sinciput et glabellam ducimus;<text:line-break/>deinde anasi lateribus juxta"tnagnum canthum tecta linea<text:line-break/>ad accubantem nasi .pinnulam ;ad auris angulum; , deinde,<text:line-break/>sub.m.entum: et sub 'anris; fibram ad occiput;r,alr occipite</text:p>
      <text:p text:style-name="P12">obliqua per verticem et ad sinciput. Opposita primae ad<text:line-break/>glabellam, quo fuper ipsam chiasmus fiat et a nasi latus<text:line-break/>ribus primae opposita ad auris angulum; postea sub men-<text:line-break/>tum et auris oppositae fibram, mox ad occiput. Ab oc-<text:line-break/>cipite frontalis fiat et sub nest eminentiam; postea sub<text:line-break/>auris oppositae fibram etiam ad occiput. Huic deligationi<text:line-break/>nonnulli mentinam adjiciunt; ad haec deligatio convenit<text:line-break/>quibus glabellam et nasi eminentiam' convincire volumus.</text:p>
      <text:h text:style-name="Heading_20_2" text:outline-level="2">Cap. LIX.</text:h>
      <text:p text:style-name="P124">Occipiti fasciae caput assideat, circum-<text:line-break/>volutio 'oblique per verticem, sinciput ad glabellam, per<text:line-break/>magnum canthum ad genam sub auris fibram versus'occi-<text:line-break/>put primo circuitui opposita, quo circa glabellam decussis,<text:line-break/>struatur et obliqua per sinciput et verticem ad occipitium<text:line-break/>volvatur; ab occipitio ad auris fibram sub naris eminen-<text:line-break/>tiam et ad oppositam auris fibram, postea ad occiput. Ab<text:line-break/>occipite ad frontem frontalis struatur. Huic autem non-<text:line-break/>nulli ornatus gratia etiam coronariam deligationem adji-</text:p>
      <text:p text:style-name="P12">olunt. Ipsa quoque a duobus capitibus deviiiciri potest,,<text:line-break/>si usus postulet. Quadrat quibus et praecedens.</text:p>
      <text:h text:style-name="Heading_20_2" text:outline-level="2">Cap. LX.</text:h>
      <text:p text:style-name="P124">Caput fasciae, super occiput injiciatur^<text:line-break/>spira recta per verticem ad glabellam supra magnum can-<text:line-break/>thum <text:span text:style-name="T1">a</text:span> nest lateribus ad rpsirm nest orbiculum evolvatur<text:line-break/>et prope alterum magnum canthum ad glabellam,, ut chias-<text:line-break/>mus super glabella adstruatur, fascia primae’ obvolutioni<text:line-break/>incumbens ad verticem et occiput feratur; , ah occipite<text:line-break/>deflectentes spiram ad auris fibram, ad nasi orbiculum <text:span text:style-name="T1">et<text:line-break/></text:span>oppositam auris fibram ad occiput. Ab occipite ad fron-<text:line-break/>tem fiat frontalis. Licet vero etiam coronariam adjicere.<text:line-break/>Hac deligatione nonnulli concinnitatis gratia vocatum fe-<text:line-break/>mirbombum addiderunt, cujus structuram tradidimus.</text:p>
      <text:h text:style-name="Heading_20_2" text:outline-level="2">Cap. LXI.</text:h>
      <text:p text:style-name="P124">Caput fasclae ab occipite ordiatur, spira<text:line-break/>recta ad verticem, sinciput, glabellam; magnum canthum<text:line-break/>a nasi lateribus sub orbiculum evolvatur; delude sub au-<text:line-break/>ris oppositae fibram et super nasi orbiculum, .postea sic</text:p>
      <text:p text:style-name="P12">fub auris'fibram ad occiput feratur, ab occipite ad fron-<text:line-break/>tem frontalis struatur.</text:p>
      <text:h text:style-name="Heading_20_2" text:outline-level="2">Cap. <text:span text:style-name="T97">L</text:span>XII.</text:h>
      <text:p text:style-name="P111">Congruit quibus praecedens deligatio.<text:line-break/>Sic autem construitur.' Membranulae Phoeniciae oblon-<text:line-break/>"<text:tab/>. i rjrirs»-.— —<text:tab/>‘ ' iR ‘i i*,.*<text:tab/>,<text:tab/>,<text:tab/>;(i t J i s I i,i</text:p>
      <text:p text:style-name="P13">gioris caput unum glutine aut gummi illitum naso agglu-<text:line-break/>tinarnus, qua parte cui obvertitur. Alterum vero caput<text:line-break/>fub auris fibram ad occiput adducimus, Ab occipite ad<text:line-break/>frontem, quod etiam super frontem similiter agglutinamus,</text:p>
      <text:h text:style-name="Heading_20_2" text:outline-level="2">Cap. LXIll.</text:h>
      <text:p text:style-name="P124">Medium super aurem injiciatur, capi-<text:line-break/>tum vero sub aure decussatorum alterum quidem per fron-<text:line-break/>tem , alterum vero per verticem ad occiput evolvatur; ab,<text:line-break/>occipite quod a fronte ducitur super decussim, quod vero<text:line-break/>per verticem ad frontem ducatur et prope partem nexu<text:line-break/>vinciatrtr. Subjacentium vero capitum decussatorum alte-<text:line-break/>rum quidem sub nientum, alterum vero retrorsum ad <text:span text:style-name="T16">oc</text:span>~<text:line-break/><text:span text:style-name="T1">ciput</text:span> inique counectantur. r</text:p>
      <text:h text:style-name="Heading_20_2" text:outline-level="2">Cap. LX<text:span text:style-name="T97">I</text:span>V.</text:h>
      <text:p text:style-name="P124">Caput fafciae prope occiput pone asse-;<text:line-break/>tam aurem impositum ordiatur, spira vero super ipsum-</text:p>
      <text:p text:style-name="P12">evolvatur,- tifcistcexorparleoperui sit» auris: etianrfpinaralh<text:line-break/>verticem prope frontem'etr.periranteriora aiprope caurear<text:line-break/>oppositamdeducafutqldelude subimesituni.’ et- lupqir aurem<text:line-break/>ad sinciput et i posteriorem", aurisaloppisfitae tpartemneti <text:span text:style-name="T1">fqbi<text:line-break/>mentum'</text:span> subqne.miris;sibrain' ad nitxiputi ef. ab&lt;pccipitu 'ini<text:line-break/>froptem et, ad r occiput; -</text:p>
      <text:h text:style-name="Heading_20_2" text:outline-level="2">Cap. LXV.</text:h>
      <text:p text:style-name="P124">Caput fasciae, in. , occiguf injiciatur; cir-<text:line-break/>cumvolutio sub auris ‘non affectae fibram ad sinciput et<text:line-break/><text:span text:style-name="T1">anteriores</text:span> auris affectae partes et sub <text:span text:style-name="T16">1</text:span> mentum volvitur;</text:p>
      <text:p text:style-name="P112">.m j<text:tab/>. :ioo. •<text:tab/>mpr..tusf,</text:p>
      <text:p text:style-name="P13">a mento iub .auris fibram'et ad. occiput, an occipite, ob-,</text:p>
      <text:p text:style-name="P113">l(i «<text:tab/><text:span text:style-name="T1">, i</text:span><text:tab/>GO itl GI * ' •<text:tab/>»1’0 • j £ <text:span text:style-name="T1">'t</text:span> .‘O * '<text:span text:style-name="T16">r</text:span> • i ' ' ‘«‘is— Ar • IV s</text:p>
      <text:p text:style-name="P13">lique super aurempostea ,fiat frontalis.</text:p>
      <text:p text:style-name="P114">: moorn. ar r :<text:tab/>:::-.'.-..poc</text:p>
      <text:h text:style-name="Heading_20_2" text:outline-level="2">Cap. LXV<text:span text:style-name="T97">I.</text:span></text:h>
      <text:p text:style-name="P124">Medium fasciae ecpitibus interjectum<text:line-break/>super locum vinciendum lujiciatur.O Ex capitibus.; aliis a<text:line-break/>cer vice deorium demissis, ai iis vere surihin, ut ad capus<text:line-break/>pendulis anteriora jadt.sinciputtinodmfigautur. ‘ Media, lu<text:line-break/>vertice) tum luter,su; tum etiam.csini anterioribus, sincipiti<text:line-break/>fiiperpositis connebtuutur;- posteriora denique ad occiput</text:p>
      <text:p text:style-name="P12">adducta decussentur' ac lu orbem circa .caput: et- frontem<text:line-break/>posita, a capitis laterenodo devinciantur, <text:span text:style-name="T53">;</text:span> .</text:p>
      <text:h text:style-name="Heading_20_2" text:outline-level="2">Cap. LXVI<text:span text:style-name="T97">I.</text:span></text:h>
      <text:p text:style-name="P123">Medimn unius;, fasciae, super sinciput<text:line-break/>injiciatur, capita: <text:span text:style-name="T1">vero</text:span> per genas fub mentum , a menlc<text:line-break/>per genas primis paralella 'ad sinciput illicque nectantur.<text:line-break/>Si vero oculos devincire quoque voluerimus, non per.<text:line-break/>prima, scd, super oculos ducantur; deinde ad sinciput<text:line-break/>etiam' decussata ad occiput adducantur. Alterius fasciae<text:line-break/>medium super occiput ordiatur, capita vero per externos<text:line-break/>oculorum angnios asi mentum, illicque nodo ligentur.<text:line-break/>Tertiae medium fup.er nasi eminentiam, capita vero fub<text:line-break/>auris fibram ad occipitium et decnssata in orbem ad frou-<text:line-break/>temrvplvantur, nodoqne a capitis, latere vinciantur.</text:p>
      <text:h text:style-name="Heading_20_2" text:outline-level="2"><text:span text:style-name="T97">C</text:span>ap. LXVII<text:span text:style-name="T97">I.</text:span></text:h>
      <text:p text:style-name="P123">Caput super occipitium injiciatur et<text:line-break/>spira ad frontem recta et glabellam ducatur; <text:span text:style-name="T1">deinde</text:span> ad<text:line-break/>occiput, ab occipite' frontalis ex binis capitibus struatur,</text:p>
      <text:h text:style-name="Heading_20_2" text:outline-level="2">Cap. LXIX.</text:h>
      <text:p text:style-name="P124">Medium fasciae'integrum' inferiori la-<text:line-break/>bis apponimus; superiora vertj capita ad mentum ducimus.</text:p>
      <text:p text:style-name="P115">A mento ad occiput, ab occipite decussata super glabel-<text:line-break/>lam et, sinciput; quumque ipsa contineri jusseris, reliqua<text:line-break/>illic duo capita fusi auris fibras ad mentum, et decussata<text:line-break/>ad frontem ducimus, quae et cum iis, quae continebantur<text:line-break/>tuto adstruimus.</text:p>
      <text:h text:style-name="Heading_20_2" text:outline-level="2">Cap. LXX.</text:h>
      <text:p text:style-name="P124">Medium fafciae fupra ipsum flabrum<text:line-break/>injiciatur, <text:span text:style-name="T1">' </text:span><text:span text:style-name="T1">inferiora</text:span> icapita ' super' enetni» oculorum an-<text:line-break/>gulos. adLsinciput;' decussata ad occiput adducantur. ajAlia<text:line-break/>vero capita fub aurium fibras sed occipht et decussata ad<text:line-break/>frontem: et inter fe; vincta retineantur. ; .r jsutnur</text:p>
      <text:h text:style-name="Heading_20_2" text:outline-level="2">Cap. LXXI.</text:h>
      <text:p text:style-name="P124">Caput fupra occiput, fpira fub auris<text:line-break/>fibram ad inferius labrum et sub auris fibram ad -occiput,</text:p>
      <text:h text:style-name="Heading_20_2" text:outline-level="2">Cap. LXXII.</text:h>
      <text:p text:style-name="P124">Medium .super labrum, capita vero<text:line-break/>sub aurium <text:span text:style-name="T16">:</text:span>fibras et ad occiput et ad. frontem ducantur.</text:p>
      <text:h text:style-name="Heading_20_2" text:outline-level="2">Cap. LXXlll.</text:h>
      <text:p text:style-name="P124">Caput ad occiput, spira per auris<text:line-break/>fibram ad labium et oppositam auris fibram ac occiput;<text:line-break/>ab occipite per-'verticem et obliquam, ad sinciput et tem-<text:line-break/>porum alterum; postea maxillaris sub mentum et opposita</text:p>
      <text:p text:style-name="P12">maxillaris ad sinciput, ut super ipsum decussis struatur;<text:line-break/>mofsfed oeciputjcsictcp&amp;streniiccad froutetnisoo. b*'</text:p>
      <text:h text:style-name="Heading_20_2" text:outline-level="2">Cap. LXXlV.</text:h>
      <text:p text:style-name="P123">Capus, /asciae fuper ; 'occiput, J' spira'<text:line-break/>oblique-' ad sincipatd supera .externum 'niluliuangulum, oasi:<text:line-break/>superius:labrum; deinde .ad opposita temporabetrextersium:<text:line-break/>canthum ad sinciput opposita praecedenti .ehiasmnrn effiat<text:line-break/>erensbadiverticemq-deludei.ad occapuf.et cluda!frqnfetn.</text:p>
      <text:h text:style-name="Heading_20_2" text:outline-level="2">Cap. LXXV.</text:h>
      <text:p text:style-name="P123">Medinmiifnsciae Iupersuperius labrunij<text:line-break/>capita p'er tempora et adjacentesr cculorunr..'aiigulos .ad<text:line-break/>sinciput'ret ’supra'' ‘ipfum chiasmor constructo* 1 ad occiput&gt;fev<text:line-break/>rantur; ab occipiterletiannifrontalis diicatuxi dt ad.ocoii<text:line-break/>pirftredeat.</text:p>
      <text:h text:style-name="Heading_20_2" text:outline-level="2"><text:span text:style-name="T97">Cap. </text:span>LXXV<text:span text:style-name="T97">I.</text:span></text:h>
      <text:p text:style-name="P123">Mediaffascia super occiput injiciatur;<text:line-break/>subjecta vero,capita !ad. genus, per externos' oculorum an-<text:line-break/>gulosad sincipuf ferantur .illicque nexu? vinciantur. • Re-<text:line-break/>liqua vero fub aurium jfibras ad occiput ducuntur, ab<text:line-break/>occipite decussata'sunt. Qnod <text:span text:style-name="T53">;</text:span> si breviora 'suerint ; ad<text:line-break/>occipdt primis illigantursi sic vero longiora- fuerint, etiam<text:line-break/>ad frontem ducta frontalem adjiciunti -Appensis capiti- <text:span text:style-name="T1">et</text:span></text:p>
      <text:p text:style-name="P12">faciei. idoneis: tum,.simplicibus, tum multipllcibus.deligatio-<text:line-break/>nibus ad ceteras fequentes digrediamur.:</text:p>
      <text:h text:style-name="Heading_20_2" text:outline-level="2">Cap. LXXVI<text:span text:style-name="T97">I</text:span>.</text:h>
      <text:p text:style-name="P123">Haec deligatio dicta quidem est,ni»<text:line-break/>ea quae adi.spjcas,accedit, similitudine <text:span text:style-name="T1">.ex.</text:span> fuis iniccnitlo<text:line-break/>bns prodeuntet; .confert tum claviculae fractae-jdtumrbrani<text:line-break/>chio luxatu. ec Hoc.autem . modo j perficitur. Mulli» latm<text:line-break/>convoluta ipsam.iaxillae partis devluclenilae’ imponimus ad<text:line-break/>cavitatem pjusbijuplendam. Deinde lobvolutae fasciae, tum;<text:line-break/>latitudine tum .longitudine corpori devinciendo;.analogiui<text:line-break/>ea.p.ut collocantes super illaesam axillam oblique peri dorsi<text:line-break/>sum spiram ducimus; postea vero per humeri caput.sula<text:line-break/>affecti thrachii. axillam , mox ad humeri {Stput,l ita<text:span text:style-name="T53">£</text:span>®t su-<text:line-break/>per ipfumi deeussi§: struatur. .moxiobliqna per peetussnir<text:line-break/>alam, illaesam procedit Ab ala per .dorsunt obliqua-, adf<text:line-break/>claviculam fertur ita ut<text:span text:style-name="T53">:</text:span> partes, quaejlanri circuitus <text:span text:style-name="T53">S</text:span>pariim<text:line-break/>bu.s obvoluti nsuperponantur, a;alayicnUnsnibq axillam et<text:line-break/>adifilaiviculam;, quo<text:span text:style-name="T53">r</text:span> esiiasmus seecndus figuretur. ...jOeniquo.<text:line-break/>ast illgesam .axillam nircuitusintlam ecdem ratione ,pr.Qfi§dujito</text:p>
      <text:h text:style-name="P4" text:outline-level="2">Cap. LXXVlll.</text:h>
      <text:p text:style-name="P116">In adstrucla spica alterius fafclae<text:line-break/>medium quidem strb' cubitum angulorum delineatum du-<text:line-break/>catur; capita vero recta ad humeri caput illicque decussa<text:line-break/>oblique ad illaesam .axillam, deinde in orbem ducta per<text:line-break/>latera et brachium affectum, quoad totum texerint feran-<text:line-break/>tur.; fasciae denique extrema ad integram alam.</text:p>
      <text:h text:style-name="Heading_20_2" text:outline-level="2">Cap. LXX<text:span text:style-name="T97">I</text:span>X.</text:h>
      <text:p text:style-name="P116">Medium fasciae fub affecti brachii<text:line-break/>alam, capita ad humeri caput decussata,adducantur; hinc<text:line-break/>oblique’ aliud quidem per dorsum, aliud vero per sternum<text:line-break/>fub illaesam axillam. Simili quoque modo volvuntur<text:line-break/>circuitus.</text:p>
      <text:h text:style-name="Heading_20_2" text:outline-level="2">Cap. LXXX.</text:h>
      <text:p text:style-name="P124">Convenit quibus et spica. - Ita vero<text:line-break/>construitur. A spica deligata una fascia in orbem ductu<text:line-break/>brachio obvolvenda est; data vero spira ad alam illaesam<text:line-break/>obliquo adducenda est illicque tuto finienda.</text:p>
      <text:h text:style-name="Heading_20_2" text:outline-level="2">Cap. LXXXI.</text:h>
      <text:p text:style-name="P124">Quadrat quibus et erus. Sic autem<text:line-break/>construitur. Spica prius deligata unum ab humeri capite<text:line-break/>circuitum rectu ad cubitum angulatum 'figuratum dhninnivj.</text:p>
      <text:p text:style-name="P12">ac postea'iecta iurium ad humeri caput, ab humeri'<text:span text:style-name="T1">capite<text:line-break/></text:span>6blique ad alam illaesam, mox in 'orbem per brachium'<text:line-break/>et axillam volvimus 'illicque modo asistruimus.' nitiiu</text:p>
      <text:h text:style-name="Heading_20_2" text:outline-level="2">Cap. LXXXll.</text:h>
      <text:p text:style-name="P117"><text:s/>Medium fasciae super axillam afle-<text:line-break/>clam injiciatur,' napita vero recta <text:span text:style-name="T1">ad</text:span> cubitum flexniivici-<text:line-break/>nurn directa; rursum primis paralella super humeri-caput,<text:line-break/>ab humeri capite sub illaesam axillam, deinde in orbem<text:line-break/>ducantur.<text:tab/>ev -</text:p>
      <text:h text:style-name="Heading_20_2" text:outline-level="2">Cap. LXXXlll.</text:h>
      <text:p text:style-name="P118">Medium-super integram axillam in-<text:span text:style-name="T16">&gt;<text:line-break/></text:span>jiciatur, capita vero in orbem ad latera et brachium fed<text:line-break/>fantur; ac rursum in orbem recurrentes ad alam illaesam;'<text:line-break/>ab ala obliqua ad affectum ‘humeri caput, ab humeri ca-<text:line-break/>pite arrecti a thrachio ad cubiti flexum, rursusqtfein cn-j<text:line-break/>biti'flexu ad tiiimefi taput, ab humeri capite ad alam,<text:line-break/>illaesam, postremo ih orbem circa brachium.<text:tab/>alelu</text:p>
      <text:h text:style-name="Heading_20_2" text:outline-level="2">Cap. LXXXIV.</text:h>
      <text:p text:style-name="P123">Congruit utriusque humeri laefimo<text:line-break/>nem ferentibus? r Ita vefo 'conficituri Quum simplex fpica.<text:line-break/>cShstructa sueriti, tum postea saiera in axillam brachii</text:p>
      <text:p text:style-name="P12">deligati;demittenda,; quain deinceps obliquam in alterum<text:line-break/>hraesiiumt et humeri, caput-decimus., ita nt .fupra ipsam<text:line-break/>chiasmus fiat, deinde asi oppositam alam atque ipsis cir-<text:line-break/>cnitus, admoventur-</text:p>
      <text:h text:style-name="Heading_20_2" text:outline-level="2">Cap. LXXXV.</text:h>
      <text:p text:style-name="P123">Ita quidem simpliciter nominata est,<text:line-break/>quod-Remanornm.thoranibus, sit .similis,;': quos- cataphractos,<text:line-break/>vocitant, lis ' autem congruit,, in quibus clavicularum,<text:line-break/>regiones et scapulas aut sternum aut metaphrenum aut,<text:line-break/>costa&amp;Jleligare volumus.^.,! Adf.liaec deIigatitr lpartim est<text:line-break/>duplici fpicae similisal Sic autem construitur., . Caput suh<text:line-break/>alam, • circumvolutio , oblique<text:span text:style-name="T53">;</text:span> antrorsum per sternum prope<text:line-break/>clavicularum dcuni .mile, i pectoris connexionem duqitur et<text:line-break/>per? fierviecm ad.luuobii juppositfscapulam;, moxque sqb.<text:line-break/>adjacentem, alam.; .-.Ab<text:span text:style-name="T53">:</text:span>alaliall cervicem, <text:span text:style-name="T1">supeo.</text:span>prius inje-q<text:line-break/>etam fasciamjtauiut chlasnms pecp.e ecrnicem strnaturojet,<text:line-break/>obliqua fuper oppositaurfcapulam, deinde fub. alam;. <text:span text:style-name="T16">a</text:span>b<text:line-break/>alaiiperriecnyic.e.mnad eclli,.‘’vertesiram,ii qupj,super ipfam..<text:line-break/>decussatio. sajtjta .fit., s Dninde sub, alam- prope<text:span text:style-name="T53">t</text:span> ni?vreularum,</text:p>
      <text:p text:style-name="P12">commissuram, ut et hic chiafmus figuretur, et per cervi-<text:line-break/>cem ad fcapnlam et ad alam, ut quadruplex chiafmus<text:line-break/>conspiciatur. Unus quidem ex anterioribus, alter vero'<text:line-break/>ex posterioribus, duo denique prope claviculas. Circuitus<text:line-break/>autem iisdem modis in orbes circa pectus et ccstas ita<text:line-break/>feruntur, ut universa deligatio thoraci prodeat similis.</text:p>
      <text:h text:style-name="Heading_20_2" text:outline-level="2">Cap. LXXXVI.</text:h>
      <text:p text:style-name="P124">Medium fub axillam injiciatur. Ca-<text:line-break/>pita super claviculam adjacentem prope cervicem decussa-<text:line-break/>tur; deinde obliqua sub alam oppositam, ab ala ad <text:span text:style-name="T32">ορρο</text:span><text:span text:style-name="T66">-<text:line-break/></text:span>sitam claviculam et super ipsam decussis prope cervicem<text:line-break/>struatur et obliqua ad alam adjacentem; <text:span text:style-name="T1">deinde</text:span> circum<text:line-break/>thoracem in orbem ducantur.</text:p>
      <text:h text:style-name="Heading_20_2" text:outline-level="2">Cap. LXXXV<text:span text:style-name="T97">II</text:span>.</text:h>
      <text:p text:style-name="P124">Haec ipsis congruit deligatio, qui-<text:line-break/>bus pectus aut metaphrenum aut latera aut thoracem de-<text:line-break/>vincire volumus. Duarum autem fasciolarum medio com-<text:line-break/>mensae longitudinis super humeris posito capita recta deor-<text:line-break/>sum demittimus; deinde convoluta fascia ambitu tum<text:line-break/>totum pectus, tum latera deligamus, quo aperta fasciam</text:p>
      <text:p text:style-name="P12">extremam continentes demissa deorsum capita tum re-3<text:line-break/>trorsum:,. tum antrorfum fafciae. circuitus assuimus, atque<text:line-break/>si oblongiora sint, ad humeri caput conversa adstruimus.</text:p>
      <text:h text:style-name="Heading_20_2" text:outline-level="2">Cap. LXXXVIll.</text:h>
      <text:p text:style-name="P58">Praedictae' fasciolae non rectae,<text:line-break/>scd obliquae pendeant, 'ut in pectore et metaphreno de-<text:line-break/>cussis appareat.<text:span text:style-name="T16">4</text:span> 'Cetera 'vero rectae deligationi similia per-'<text:line-break/>ficiuntur.</text:p>
      <text:h text:style-name="Heading_20_2" text:outline-level="2">Cap. LXXX<text:span text:style-name="T97">I</text:span>X.</text:h>
      <text:p text:style-name="P58">His quidem congruit, quibus et<text:line-break/>axillaris. „ Sic autem construitur. Celebrata a duobus ca-<text:line-break/>pitibus cataphracta oost multos circuitus fasciae distribu-.<text:line-break/>tiones thoraci involvendae sunt, ut ad umbilicum ufque<text:line-break/>epigastrium operiant, sicque capita inter se nexu ligamus<text:line-break/>ut lupum laqueum construamus. Atque, capitum residua<text:line-break/>ad ile dextrum et sinistrum adducta in orbem circuitibus<text:line-break/>includimus, extrema pendere sinentes, ac si quatuor digi-<text:line-break/>torurn longitudinem sortiantur, quo ipsimum forma tan-<text:line-break/>quam thoracis fimbrias repraesentet.</text:p>
      <text:h text:style-name="P4" text:outline-level="2">Cap. XC.</text:h>
      <text:p text:style-name="P124">Caput fuper ile dextrum injiciatur, spira<text:line-break/>vero oblique per latus et sternum ad humerum sive sub<text:line-break/>axillam, sive sub humerum; nt in eo decussatio sit. Mox<text:line-break/>obliqua per dorsum ad ilia super caput prius injectum,<text:line-break/>deinde circuitus circa ventrem ad nile sinistrum,'illincque<text:line-break/>obliqua super dorsum, ut in eo decussis struatur et ad<text:line-break/>humerum dextrum,, deinde sub alam et ad humerum, ut<text:line-break/>super eo decussis fiatilet obliqua per sternum et costas ad<text:line-break/>ile dextrum, mox in orbem. Circuitus vero per ipsas<text:line-break/>partes educantur, ut ea quae deligatione devincienda sunt<text:line-break/>contegantur omnia,</text:p>
      <text:h text:style-name="Heading_20_2" text:outline-level="2">Capi XC<text:span text:style-name="T97">I.</text:span></text:h>
      <text:p text:style-name="P119">Decussato thorace deligatione dicta ac<text:line-break/>structa: deinceps angusta fasciola unum aut alterum circui-<text:line-break/>tum per sternum et dorsum obvolve et spirae extremum<text:line-break/>fibula retire.<text:tab/><text:span text:style-name="T16">!</text:span> • -</text:p>
      <text:h text:style-name="Heading_20_2" text:outline-level="2">Cap. XC<text:span text:style-name="T97">I</text:span>I.</text:h>
      <text:p text:style-name="P124">Congruit quidem quibus et cataphracta.<text:line-break/>Sic autem struitur. A dorso caput orditur, spira oblique<text:line-break/>per scapulam ad humeri caput sub axillam; deinde ad</text:p>
      <text:p text:style-name="P12">humeri caput, ut decussis super ipsum struatur et obliqua<text:line-break/>per-mammam ad umbilicum. Ab umbilico reflectentes ad<text:line-break/>oppositam mammam ducimus, obliquam ad humeri caput, .<text:line-break/>ut decussis supra ipsum fiat; deinde ad dorsum, mox in<text:line-break/>orbem cicca latera, denique his circuitus accubent.</text:p>
      <text:h text:style-name="Heading_20_2" text:outline-level="2">Cap. XCllI.</text:h>
      <text:p text:style-name="P124">Congruit quidem quibus dorsum devin-<text:line-break/>cire volumus. Sic autem construitur. Caput ab ilibus<text:line-break/>ordiatur ut sinistris, circumvolutio per dorsum ad dextrum<text:line-break/>humerum et ad alam; deinde sub alam et ad humerum,<text:line-break/>ab humero obliqua . per dorsum primae opposita ; postea<text:line-break/>in orbem circa ilia semel et bis et extremum ipsa con-<text:line-break/>tineat. Atque haec stella retrorsum spectabilis esse potest,<text:line-break/>siquis ipsos circuitus non retrorsum, fed antrorfurn lo-<text:line-break/>caverit.</text:p>
      <text:h text:style-name="Heading_20_2" text:outline-level="2">Cap. XCIV.</text:h>
      <text:p text:style-name="P124">lis quadrat .quibus et praecedens.<text:line-break/>Sumptam igitur fasciam longitudine et latitudine con-<text:line-break/>gruentem in medio scindimus ut caput permeet; extrema<text:line-break/>vero demittimus pendula, alterum quidem a dorso, alterum</text:p>
      <text:p text:style-name="P12"><text:span text:style-name="T1">vero</text:span> ab epigastrio, atque decussatum thoracem appellatum<text:line-break/>implicamus. Scissa vero ipsius prius suppositae fafciae ex-<text:line-break/>trema deorsum ad finem pendere sinimus.</text:p>
      <text:h text:style-name="Heading_20_2" text:outline-level="2">Cap. XCV.</text:h>
      <text:p text:style-name="P124">Idonea quidem est deligatio; quibus<text:line-break/>alteram cervicis partem devincire volumus. Caput per<text:line-break/>lateris medium orditur, circumvolutio oblique a dorso ad<text:line-break/>cervicem ac sternum; deinde ad latus super caput primo<text:line-break/>injectum, postea per thoracem in orbem.</text:p>
      <text:h text:style-name="Heading_20_2" text:outline-level="2">Cap. XCVI.</text:h>
      <text:p text:style-name="P124">Caput sub alam injiciatur, spira obli-<text:line-break/>que per dorsum ad cervicem, inde ad pectus et alam, ad<text:line-break/>oppositam alam et obliqua ad pectus et cervicem ut super<text:line-break/>ipsa decussis struatur et obliqua per dorsum ad alam in<text:line-break/>orbem feratur. Hisque modis eant circuitus.</text:p>
      <text:h text:style-name="Heading_20_2" text:outline-level="2">Cap. XCVll.</text:h>
      <text:p text:style-name="P124">Dentur duae fasciae duorum digitorum<text:line-break/>latitudine et longitudine cornmoderatae, quarum meditul-<text:line-break/>liis super humeros injectis capita quidem ad umbilicum.</text:p>
      <text:p text:style-name="P11">quae supra dorsum decussata inter se fibula jungimus.<text:line-break/>Deinde quasilliformem gruem’vocatam obvolvimus.</text:p>
      <text:h text:style-name="Heading_20_2" text:outline-level="2">Cap. XCVIII.</text:h>
      <text:p text:style-name="P124">Confert sane quibus et praecedens.<text:line-break/>Construitur autem tum ex duplici trachelistro, tum ex<text:line-break/>quasilliformi geranide constitutis.</text:p>
      <text:h text:style-name="Heading_20_2" text:outline-level="2"><text:span text:style-name="T97">C</text:span>ap. XClX.</text:h>
      <text:p text:style-name="P124">Caput ad ilia. .Distributio oblique ad<text:line-break/>claviculam, ad scapniam; delude sub axillam et ad clavi-<text:line-break/>culam, ut decussis fupra humeri caput struatur; .mox<text:line-break/>transversa ad collum et oppositam claviculam sub alam et<text:line-break/>ad claviculam, ut decussis etiam illic fiat et obliqua per<text:line-break/>mammam ad ilia opposita, ut decussis quoque fuper pectus<text:line-break/>figuretur; postea in orbem circa ilia feratur, mox circa<text:line-break/>dorsum obliqua et per humeri caput ad alam, ac rurfus<text:line-break/>ad humeri caput; inde transverfa ex anterioribus per cla-<text:line-break/>vicularum commissuram etiam ad humeri caput, atqne<text:line-break/>obliquo a dorso <text:span text:style-name="T1">ad</text:span> ilia, postremo in orbem ipsi rmplica-<text:line-break/>tur crus duplex veI decussatus trachelister vei etiam du-<text:line-break/>plex dicta deligatio.</text:p>
      <text:h text:style-name="P4" text:outline-level="2">Cap. C.</text:h>
      <text:p text:style-name="P124">Congruit quibus tum sub pectus, tum dor-<text:line-break/>sum devincire volumus. Haec autem deligatio ex cuspide<text:line-break/>et stella construitur, extremis, quae sane in cuspide inter<text:line-break/>se per fibulam jungebantur, . ad ilia adductis illicque<text:line-break/>' suspensis.</text:p>
      <text:h text:style-name="Heading_20_2" text:outline-level="2">Cap. CI.</text:h>
      <text:p text:style-name="P124">Praesumptis ad humerorum capita fascmlis<text:line-break/>quas in cuspide explicavimus, adjice duas species trache-<text:line-break/>listerern qui duplex est, deinde grueti quesilliformem.</text:p>
      <text:h text:style-name="Heading_20_2" text:outline-level="2">Cap. <text:span text:style-name="T97">CI</text:span>I.</text:h>
      <text:p text:style-name="P124">Quum theatralis deligatio constructa est<text:line-break/>rectis arae parvae angulis similis evadat. Primum deligato<text:line-break/>trachelistere quasillisormi grui consimili pectoralem Sostrati<text:line-break/>deligationem rectam cum suspendentibus fasciolis adjicimus.</text:p>
      <text:h text:style-name="Heading_20_2" text:outline-level="2">Cap. C<text:span text:style-name="T97">II</text:span>I.</text:h>
      <text:p text:style-name="P120">Ipsa etiam theatralis' iisdem congruit<text:line-break/>deligatio; recta iterum Sostratirdeligatione facta pectora-<text:line-break/>lem deligationem, quam quidem qnadrigam vocitant, con-<text:line-break/>struimus.</text:p>
      <text:h text:style-name="P4" text:outline-level="2">Cap. CIV.</text:h>
      <text:p text:style-name="P125">Duabus fasciolis dorso superpositis, quem-<text:line-break/>admodum recta Sostrati deligatione simplicem rhombum<text:line-break/>obvolvimus.</text:p>
      <text:h text:style-name="Heading_20_2" text:outline-level="2">Cap. CV.</text:h>
      <text:p text:style-name="P125">Caput fasciae a latere ordiatur, spira ob-<text:line-break/>lique per sternum ad humeri caput sub alam volvatur;<text:line-break/>deinde transversa ad humeri caput, mox transversa per<text:line-break/>collum in oppositum humeri caput et sub axillam <text:span text:style-name="T1">a parte<text:line-break/></text:span>anteriori in posteriorem et ad ipsum humeri caput et ob-<text:line-break/>liqua ad sternum, postea in orbem ad ilia. Eadem de-<text:line-break/>ligatio retrorsum spectabilis redditur nobis immutantibus,<text:line-break/>anteriores quidem circuitus posteriores, posteriores vero<text:line-break/>anteriores facientibus.</text:p>
      <text:h text:style-name="Heading_20_2" text:outline-level="2">Cap. CVI.</text:h>
      <text:p text:style-name="P125">Congruit quibus costae deligandae sunt.<text:line-break/>Sic autem construitur. Medium fasciae lu collum injici-<text:line-break/>tur; capita vero obliqua per sternum sibi ipsis implicita<text:line-break/>fub alas ad dorsum illicque rursum implicita adducantur.<text:line-break/>Sicque quoad totum thoracem deligaverint, modo retror-<text:line-break/>sum, modo antrorium injiciantur. Fasciae vero extrema</text:p>
      <text:p text:style-name="P12">inter se nexu ligentiir. Hacce deligatione aurigae utun-<text:line-break/>tur costarum continendarum gratia. Expositis quae tho-<text:line-break/>raci obvolvuntur deligationibus ceteras deinceps recitemus.</text:p>
      <text:h text:style-name="Heading_20_2" text:outline-level="2">Cap. CVII.</text:h>
      <text:p text:style-name="P125">Idonea quidem est'inguini devinciendo.<text:line-break/>Ita vero construitur. Caput fasciae ab ilibus ordiatur;<text:line-break/>opposita vero distributio obliqua per clunem inguinis affe-<text:line-break/>cti vicinum, deinde ad perinaeum inferne sursum et ob-<text:line-break/>liqua ad inguen; postea in orbem per ischium et per ilia<text:line-break/>super caput injectum, circuitus denique luserne sursum<text:line-break/>obvolvuntur.</text:p>
      <text:h text:style-name="Heading_20_2" text:outline-level="2">Cap. CV<text:span text:style-name="T99">II</text:span>I.</text:h>
      <text:p text:style-name="P125">Caput super epigastrium injiciatur,<text:line-break/>obvolutio oblique per coxam stiper perinaeum ad inguen<text:line-break/>infernum ducatur juxta caput primo injectum ad ischium<text:line-break/>et inguen per perinaeum et femoris acetabulum inferne<text:line-break/>sursum et ad imum ventrem. Circuitus vero his distri-<text:line-break/>buuntur, ut utrumque inguen obtegatur.</text:p>
      <text:h text:style-name="Heading_20_2" text:outline-level="2">Cap. CIX.</text:h>
      <text:p text:style-name="P125">Medium fasciae ab inguine ducit exor-<text:line-break/>dium, capita vero ad femoris acetabulum feruntur illicque<text:line-break/>decussata alterum quidem ad luguen, alterum vero extra;</text:p>
      <text:p text:style-name="P12">deinde in unum adducantur, eadem ratione procedant<text:line-break/>circuitus.</text:p>
      <text:h text:style-name="Heading_20_2" text:outline-level="2">Cap. CX.</text:h>
      <text:p text:style-name="P125">Brevioris capitis fere duae tresve partes<text:line-break/>super inguen demittuntur; spira vero per ilia' ad ifchium<text:line-break/>et epigastrium ducitur; deinde obliqUe adefemoris aceta-<text:line-break/>bulum et inguen inferne sirrsum et • ad ilia et ischium et<text:line-break/>opposita ilia et epigastrium. Quamobrem' demissum caput<text:line-break/>ad inguen reflectitur, ut super eo sinus fiat, qui altera<text:line-break/>circumvolutione comprehendatur. Deinde etiamnum in-<text:line-break/>guini immittitur, postea per ischium et epigastrium, ac<text:line-break/>deinde primum superne deorium obvolutae fasciae in sinus<text:line-break/>contrahitur et circumvolutione comprehenditur et ita de-<text:line-break/>ligatur continuo quoad' deligatio peracta fuerit, altera<text:line-break/>quidem implicata, altera' vero super obvoluta; extremum<text:line-break/>denique fibula nectitur.</text:p>
      <text:h text:style-name="Heading_20_2" text:outline-level="2">Cap. CXI.</text:h>
      <text:p text:style-name="P125">Medium fasciolae super lumbos injiciatur,<text:line-break/>capita vero per inguen, quemadmodum in simplici altera<text:line-break/>deligatione remisimus. Capita vero super epigastrium et</text:p>
      <text:p text:style-name="P12">construitur duplex inguinaria deligatio demissis deorsum<text:line-break/>fasciis, quas 'ut in duplici dictum est duplicamus. A <text:span text:style-name="T53">u</text:span>.</text:p>
      <text:h text:style-name="Heading_20_2" text:outline-level="2">Cap. <text:span text:style-name="T99">C</text:span>XII.</text:h>
      <text:p text:style-name="P125">Medium fafciae.iiijmbisinjiciatur, ca-<text:line-break/>pita super epigastrium nexu ligentur; deinde fasciae ob-<text:line-break/>volutae caput sub zonam, spira sub caulem; deinde ad<text:line-break/>zonam superne deorsum, postea sub caulem et ad zonam;<text:line-break/>postremo sub testiculos et sub zonam deligationem absolvit.</text:p>
      <text:h text:style-name="Heading_20_2" text:outline-level="2">Cap. CXIII.</text:h>
      <text:p text:style-name="P125">Circumvoluta zona fafciae caput ad<text:line-break/>caulem, injiciatur; lu circuitus lunrbem.circa ipsurh quoad<text:line-break/>obtexerit; deinde ad zonam ferantur, mox fub caulem et<text:line-break/>ad zonam; postremo sub testiculos et ad zonam.</text:p>
      <text:h text:style-name="Heading_20_2" text:outline-level="2">Cap. CXIV.</text:h>
      <text:p text:style-name="P125">Linteum consentaneum sumptum in<text:line-break/>quatuor crura scindimus, medium integrum sinentes cauli<text:line-break/>subjicimus';“capita vero ad alteram partem ducentes prope<text:line-break/>caulem fcindimus. Per hanc autem • partem alias ad zo-<text:line-break/>nain ductas trajicimus et trajectas nodo alligamus.</text:p>
      <text:h text:style-name="P3" text:outline-level="1"><text:bookmark-start text:name="bookmark166"/>EX GALENI COMMENTARIIS DE<text:line-break/>FASCIIS <text:span text:style-name="T75">L</text:span>IBELLUS.<text:bookmark-end text:name="bookmark166"/></text:h>
      <text:p text:style-name="P13">Scopi omnis fasciationis primi funt ac maximi, tum ut<text:line-break/>ipsa per se partes devinciendas amplectatur, tum admini-<text:line-break/>strationis rerum affectae parti incumbentium gratia, tum<text:line-break/>ut partem affectem in propria figura immoratam contineat<text:line-break/>et inflammationis expertem tueatur. Quia vero haec effi-<text:line-break/>cere non potest fasciatio, nisi ipsa permaneat neque ad<text:line-break/>inferas aut superas corporis partes dimoveatur, propterea</text:p>
      <text:p text:style-name="P11">partibus illaesis fascias circumjicere cogimur, quo huc qui-<text:line-break/>dern prout decet universa excurrat deligatio, ejus compte-:<text:line-break/>hensio ad humiliores fiat partes; illuc vero ad altiores de-<text:line-break/>currat. In nonnullis autem partibus quae per oppositus<text:line-break/>fit comprehensio utilior, quemadmodum in humero ac in--<text:line-break/>gnine. Absolute vero dicendum est, in humero quidem<text:line-break/>non ad alterum humerum, sed axillam; in inguine vero<text:line-break/>circa ilia fasciam volvendam esse. Neque enim humerus,<text:line-break/>neque clunis fasciarum spiras tutu servare queunt, sed<text:line-break/>axilla et ilia. Eodem, vero modo et tibiae volubilem fa-<text:line-break/>sciam contineutis ob surae devexitatem fasciae fpira supe-<text:line-break/>rior usum habet, in illis nimirum deligationibus quibus<text:line-break/>devexam surae partem continere necesse esu Quandoqui-<text:line-break/>- dem malleorum regiones inter duas eminentias dejectae<text:line-break/>per se .stabilem deligationis rernoram piae fe ferunt. Qui-<text:line-break/>bus autem non'est partibus neque apposita quaedam pars<text:line-break/>altera talis ut in tibia existit, neque ut in humero ac in-<text:line-break/>guine opposita, in his talem efficere deligationem oportet,</text:p>
      <text:p text:style-name="P12">ut lu maxime aequabili loco, quemadmodum in capite.'<text:line-break/>comprehensiones. Quod si non detur ita caput ut mem-<text:line-break/>bra ambitu comprehendere: prohibet enim- cervix ipsio<text:line-break/><text:span text:style-name="T83">cog.ua </text:span>ta,o propter ea inr ipso, capite sive ad dextram sive ad<text:span text:style-name="T16">;<text:line-break/></text:span>sinistram partem sit is qui fasciationem affectus desiderat;<text:line-break/>secundum'rectitudinem deligationem decernimus ducta qui-<text:line-break/>dem; per-verticem fascia indeque ad summam imamque ma-<text:line-break/>xillam deducta; deinde rursum ad affectam partum sursum<text:line-break/>evecta,-postea similiter bis terve iterata et. prout satis.;<text:line-break/>esse'existimaverimusradufque sui extremum evoluta ,- ipsud<text:line-break/>vero supra verticem omnino sit extremi tus. Haec enim<text:line-break/>regio firmissima est sasciationis remora. 'Quum autem su-<text:line-break/>persint aliae capitis: regiones’, inter se contrariae, quarum fi<text:line-break/>una quidem et pesterior est et ad occiput fertur, altera vero q<text:line-break/>et anterior et ad frontem .porrigitur,- a duobus capitibus’<text:line-break/>deligatio molienda esu. Est autem a duobus capitibus de-<text:line-break/>ligatioq quurn toto fasciae medio super affectam partem</text:p>
      <text:p text:style-name="P12">admoto .utrumque-ipsorum segmen turum ad oppositum, <text:span text:style-name="T66">,</text:span><text:span text:style-name="T32">ΐο</text:span><text:span text:style-name="T66">-</text:span><text:span text:style-name="T32">ο</text:span><text:span text:style-name="T66"><text:line-break/></text:span>cum aequabiliter adducimus.; quae vero segmentorum.ita;<text:line-break/>deligantium extrema ad frontem, .adducuntur, stabiliorav<text:line-break/>manenti Haeorenirn occipitis regio, solidior est remora-..&gt;<text:line-break/>Affectis autem eodem modo partibus,'ut.quum quae cauli-<text:line-break/><text:span text:style-name="T83">forrn.es </text:span>fracturae, productae funt ..a duobus .capitibus delirii<text:line-break/>gationem efficies, quemadmodum in fpleniis afciatim con-. a<text:line-break/>volutis. Si, vero ab unico fasciae capite laesas ejusmodi<text:line-break/>partes deligaveris ad .bicipitis .fafciationis. similitudinem<text:line-break/>fasciam volvendo ad .statum locum adduces, ut illic desinis<text:line-break/>nat; minime vero obliqua fascia utendum est, quia tnaxi-<text:line-break/>mns deligationis, usus est, ejus extremum prorsus indeeli-<text:line-break/>natum perquam recta terminatum tueri aut ad frontem<text:line-break/>aut. ad totius capitis medium qua parte sinciput, appella-.<text:line-break/>tur. Enim vero deligationis quae ad mentum devolvitur &gt;c<text:line-break/>extremum, decenter ad capitis .medium nitra proclinationem<text:line-break/>sursum porrigendum dncatur. Deligationis vero quae cir-</text:p>
      <text:p text:style-name="P12">cinato ad frontem circumjicitur extremum peraeque ac<text:line-break/>illud nullo modo pendulum sit. Sic enim circumducta<text:line-break/>volvetur per posticas partes versus occiput vocatum, quod<text:line-break/>cervicem et posticam cranii curvitatem interjacet. Pro-<text:line-break/>pterea vero, inquit Hippocrates, ultimam fasciarum spiram<text:line-break/>minime obliquam esse convenit, quod jam ante ipfam ne-<text:line-break/>cessarlo multoties accidat obliquas fieri spiras, ut pars<text:line-break/>affecta interdum ab altera superiori parte contineatur.<text:line-break/>Verum hafce circumvolutiones ob affectum obliquas factas<text:line-break/>ultima remoratur nequaquam obliquata. Patet igitur illas<text:line-break/>ipfa securitate simul immutabiles permanere. Quare ut<text:line-break/>in capite, sic et supra aut infra genu quum ultima sit<text:line-break/>circumvolutio, ipsa indeclinabilis accurate servanda esu<text:line-break/>In inguinis quidem et humeri deligationibus quibus per<text:line-break/>oppositas defensiones simul deligere cogimur, ultimae spi-<text:line-break/>rae circulares indeclinabiles fieri debent. Per ilia quidem<text:line-break/>utraque ubi inguen devincire proposuimus; postremum</text:p>
      <text:p text:style-name="P12">vero ubi humerum. His autem respondet tum quae in<text:line-break/>carpo, tum quae in' astragalo propter articulationem fit<text:line-break/>deligatio. Verum rotulae a quibusdam patellae appellatae<text:line-break/>latum vinculum obtendi'oportet, quo ipsam jiniversam<text:line-break/>complectatur. Quod enim sta non, circumjacet,- ut ad fu-<text:line-break/>periorem aut inferiorem partem facile deducatur, ob ro-<text:line-break/>tulae devexitatem utroque oberrans, sed popliti contra-<text:line-break/>ctum vinculum admovendum est; neque enim illud reci-<text:line-break/>pere potest in latitudinem extensum nec' conservare. Ego<text:line-break/>vero novi quosdam affectus deligationem minime serentes.<text:line-break/>Hi vero sunt in quibus etlamsi paullulum pars affecta<text:line-break/>scfe moverit dolor maximus, quemadmodum ex prolapsione<text:line-break/>concitatur. Non dudurn quidam in spinam ita procidit,<text:line-break/>nt minimum si moveretur' doloris magnitudinem, ferre<text:line-break/>posset.. Quocirca ipsius indusium subducere coacti sumus,<text:line-break/>quod quidem non exuimus; fed primum omnes suturas<text:line-break/>per medium rupimus; postea vero multis totum corpus</text:p>
      <text:p text:style-name="P12">suffulcientibus ad hominem aequabiliter attollendi usi su-<text:line-break/>mus. Comparatum vero nobis erat in scamno patulo<text:line-break/>porrectum linteolum prostratam continens lanae tabulam.<text:line-break/>Haec itaque imperavimus, quum aegrotus suffulcientium<text:line-break/>manu e strato erectus est, celeriter illi quidem secundum<text:line-break/>latitudinem incumbere, spinae vero in altum sublati sub-<text:line-break/>sternere, ipsi vero aliam lanae tabulam oleo calido in-'<text:line-break/>ebriatam habentes post indusii detractionem quam primum<text:line-break/>spinae circumjacentes decumbere fecimus, supposita simul<text:line-break/>cum panniculo tabula, sicque primum quidem ad anterio-<text:line-break/>res corporis partes tabulae madentis extrema utrimque<text:line-break/>unum adduximus, deinde supra ipsam siccae tabulae ex-<text:line-break/>treina; post illa etiam linteoli extrema quae inter se su-<text:line-break/>turis non conjunximus. Atque eodem modo in ischii at-,<text:line-break/>que femoris partibus interdum fecimus. Alteri etiam in-<text:line-break/>terdum et in brachio et postica cervicis regione. At post<text:line-break/>deligationem subjectis ejus partibus, in quibus deligatione<text:line-break/>opus erat nobis admovimus. Quum oppositae sint partes,</text:p>
      <text:p text:style-name="P12">ut in brachio et femore et tibia, lu his sive a sinistris<text:line-break/>partibus ad dextras, aut contra acum trajicere necesse est.<text:line-break/>Utroque vero modo ejus ductum tentqre - sursum vergen-<text:line-break/>tem, ita lintei extremum fubvolutis spiris consuere, lu<text:line-break/>quibus autem est ulcus; etiam oppositis partibus, ut in<text:line-break/>humero et ischio fasciae extremum ad superiorem ductum<text:line-break/>facere studendum est. Deinde isthic trajecta inferne sur-<text:line-break/>sum acu suturam ita efficere sublimi deligationis parte<text:line-break/>minime divulsa, sed revulsa ima parte. Enimvero utrum-<text:line-break/>que in linteorum sutura efficere licet. Verum sutura acti<text:line-break/>trajecta pars ejus inferior sursum porrigenda est, neque<text:line-break/>superne deorfurn sternenda, quum deligationis scopus sit<text:line-break/>partes inferiores, a superioribus trahi. Quemadmodum<text:line-break/>enim haec deligationis partium figura, sic etiam tum fa-<text:line-break/>sciae tum suturae distributio servanda est, imo extensio<text:line-break/>sursum continenda, primum quidem extremi deligationis<text:line-break/>quod tuto et per illud et per ipsam totam tum extendi-</text:p>
      <text:p text:style-name="P12">tur, tum continetur. Neque vero in illa parte cui nlcus<text:line-break/>insidet futurae principia facienda funt, neque super ulcus<text:line-break/>copula. Non enim solum ab ipsa copula; sed etiam a<text:line-break/>fascia quam premit copula, vehementius comprimetur, quum<text:line-break/>copula violentius constringenda sit fasciam coercitura. Sic<text:line-break/>autem et citra suturam fit copula extremis fasciae inter<text:line-break/>se connexis aut externo quodam adstringente , haec in ul-<text:line-break/>cus decumbere non oportet. Tunc igitur non ulceri ad-<text:line-break/>rnoveatur oopula, sed ubi poteris ipsius distributionem in<text:line-break/>superiorem regionem efficere, servato, ut pronunciat Hip-<text:line-break/>pocrates, cum calle, tum officio. Callem etenim vocat,<text:line-break/>quo pars aliqua corporis exercetur, officium vero, quo<text:line-break/>functionem habet, flectendi, extendendi aut obligandi. Est<text:line-break/>vero callis incedendi pedis vestigium decumbenti totum<text:line-break/>occipitium, ac maxime posteriores capitis partes eminentes,<text:line-break/>l’edenti clunium partes. Si quis autem etiam fasciatus<text:line-break/>operaturus sit, exploranda est tum functio qua functurus</text:p>
      <text:p text:style-name="P12">est, tum res exterior cicca quam ipsa versatur. Sic enim<text:line-break/>poterit et ipsum callum in ipsa comperire. Functiones<text:line-break/>autem articulationibus fiunt. Quare ipsas scmper ac ma-<text:line-break/>xime in deligato laborante actiones obituras tuebitur. Si<text:line-break/>namque totum callum continens copula super figuratas<text:line-break/>potissimum partes in motionibus definiret, interdum qui-<text:line-break/>detn laxiores quam deceat, contra vero articulationem<text:line-break/>comprimentes fieri copulas, in quamcunque artrculationem<text:line-break/>injectas necesse futurum esu Ceterum fasciarum fpirae<text:line-break/>tres sunt simplices , una quidem orbicularis quae ambitu<text:line-break/>neutrum in latus deflectens affectam partem circumvolvit,<text:line-break/>in qua secundae et tertiae injectionis linteorum extrema<text:line-break/>per latitudinem sibi invicem incumbent neque excedentem<text:line-break/>neque deficientem. Quae vero fpira paullulum transver-<text:line-break/>sim propendet, eam sceparnum fasciam nominamus, quem-<text:line-break/>admodum et quae multopere eam simam. Ea vero deli-<text:line-break/>gationis species est quam oculum vocamus, quam pro<text:line-break/>oculo assumimus, sive is procidere periclitetur, sive ea</text:p>
      <text:p text:style-name="P12">quae ipsi admoventur contineri postulent. Rhombum au-<text:line-break/>tem in capite admittimus, quum vel laxatas suturas aut<text:line-break/>diducta ulceris labra conjungere volumus, etiam interdum<text:line-break/>cutem amplius detractam contrahere et agglutinare deside-<text:line-break/>ramus. His denique consentaneum est semirhombi usu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la" fo:country="none" style:letter-kerning="false" style:font-name-asian="Microsoft Sans Serif1" style:font-size-asian="12pt" style:language-asian="la" style:country-asian="none" style:font-name-complex="Microsoft Sans Serif1" style:font-size-complex="12pt" style:language-complex="la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Microsoft Sans Serif" fo:font-size="12pt" fo:language="la" fo:country="none" style:letter-kerning="false" style:font-name-asian="Microsoft Sans Serif1" style:font-size-asian="12pt" style:language-asian="la" style:country-asian="none" style:font-name-complex="Microsoft Sans Serif1" style:font-size-complex="12pt" style:language-complex="la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IUSante_45674x18a</dc:title>
    <meta:initial-creator>Galien</meta:initial-creator>
    <meta:editing-cycles>10</meta:editing-cycles>
    <meta:creation-date>2021-10-25T12:31:00</meta:creation-date>
    <dc:date>2021-11-01T23:02:34.107161710</dc:date>
    <meta:editing-duration>PT43M32S</meta:editing-duration>
    <meta:generator>LibreOffice/7.2.1.2$Linux_X86_64 LibreOffice_project/20$Build-2</meta:generator>
    <meta:document-statistic meta:table-count="0" meta:image-count="0" meta:object-count="0" meta:page-count="838" meta:paragraph-count="2343" meta:word-count="104211" meta:character-count="710939" meta:non-whitespace-character-count="609030"/>
    <meta:user-defined meta:name="AppVersion">16.0000</meta:user-defined>
    <meta:template xlink:type="simple" xlink:actuate="onRequest" xlink:title="Normal.dotm" xlink:href=""/>
  </office:meta>
</office:document-meta>
</file>